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NewTestcaseDialog.xml"/>
  <manifest:file-entry manifest:media-type="text/xml" manifest:full-path="Dialogs/Standard/dialog-lb.xml"/>
  <manifest:file-entry manifest:media-type="text/xml" manifest:full-path="Dialogs/Standard/NewElementDialog.xml"/>
  <manifest:file-entry manifest:media-type="" manifest:full-path="Dialogs/Standard/"/>
  <manifest:file-entry manifest:media-type="" manifest:full-path="Dialog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Basic/Standard/NewScriptTestcas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945in"/>
    </style:style>
    <style:style style:name="co2" style:family="table-column">
      <style:table-column-properties fo:break-before="auto" style:column-width="1.4764in"/>
    </style:style>
    <style:style style:name="co3" style:family="table-column">
      <style:table-column-properties fo:break-before="auto" style:column-width="1.4181in"/>
    </style:style>
    <style:style style:name="co4" style:family="table-column">
      <style:table-column-properties fo:break-before="auto" style:column-width="0.4717in"/>
    </style:style>
    <style:style style:name="co5" style:family="table-column">
      <style:table-column-properties fo:break-before="auto" style:column-width="0.6319in"/>
    </style:style>
    <style:style style:name="co6" style:family="table-column">
      <style:table-column-properties fo:break-before="auto" style:column-width="0.6028in"/>
    </style:style>
    <style:style style:name="co7" style:family="table-column">
      <style:table-column-properties fo:break-before="auto" style:column-width="0.8925in"/>
    </style:style>
    <style:style style:name="co8" style:family="table-column">
      <style:table-column-properties fo:break-before="auto" style:column-width="0.4091in"/>
    </style:style>
    <style:style style:name="co9" style:family="table-column">
      <style:table-column-properties fo:break-before="auto" style:column-width="3.8661in"/>
    </style:style>
    <style:style style:name="co10" style:family="table-column">
      <style:table-column-properties fo:break-before="auto" style:column-width="2.928in"/>
    </style:style>
    <style:style style:name="co11" style:family="table-column">
      <style:table-column-properties fo:break-before="auto" style:column-width="2.2063in"/>
    </style:style>
    <style:style style:name="co12" style:family="table-column">
      <style:table-column-properties fo:break-before="auto" style:column-width="1.4417in"/>
    </style:style>
    <style:style style:name="co13" style:family="table-column">
      <style:table-column-properties fo:break-before="auto" style:column-width="1.1272in"/>
    </style:style>
    <style:style style:name="co14" style:family="table-column">
      <style:table-column-properties fo:break-before="auto" style:column-width="1.1575in"/>
    </style:style>
    <style:style style:name="co15" style:family="table-column">
      <style:table-column-properties fo:break-before="auto" style:column-width="1.1362in"/>
    </style:style>
    <style:style style:name="co16" style:family="table-column">
      <style:table-column-properties fo:break-before="auto" style:column-width="0.3in"/>
    </style:style>
    <style:style style:name="co17" style:family="table-column">
      <style:table-column-properties fo:break-before="auto" style:column-width="0.3055in"/>
    </style:style>
    <style:style style:name="co18" style:family="table-column">
      <style:table-column-properties fo:break-before="auto" style:column-width="0.3591in"/>
    </style:style>
    <style:style style:name="co19" style:family="table-column">
      <style:table-column-properties fo:break-before="auto" style:column-width="0.3043in"/>
    </style:style>
    <style:style style:name="co20" style:family="table-column">
      <style:table-column-properties fo:break-before="auto" style:column-width="0.3516in"/>
    </style:style>
    <style:style style:name="co21" style:family="table-column">
      <style:table-column-properties fo:break-before="auto" style:column-width="0.2965in"/>
    </style:style>
    <style:style style:name="co22" style:family="table-column">
      <style:table-column-properties fo:break-before="auto" style:column-width="1.6819in"/>
    </style:style>
    <style:style style:name="co23" style:family="table-column">
      <style:table-column-properties fo:break-before="auto" style:column-width="0.7374in"/>
    </style:style>
    <style:style style:name="co24" style:family="table-column">
      <style:table-column-properties fo:break-before="auto" style:column-width="1.278in"/>
    </style:style>
    <style:style style:name="co25" style:family="table-column">
      <style:table-column-properties fo:break-before="auto" style:column-width="0.2937in"/>
    </style:style>
    <style:style style:name="co26" style:family="table-column">
      <style:table-column-properties fo:break-before="auto" style:column-width="0.2752in"/>
    </style:style>
    <style:style style:name="co27" style:family="table-column">
      <style:table-column-properties fo:break-before="auto" style:column-width="0.2744in"/>
    </style:style>
    <style:style style:name="co28" style:family="table-column">
      <style:table-column-properties fo:break-before="auto" style:column-width="1.748in"/>
    </style:style>
    <style:style style:name="co29" style:family="table-column">
      <style:table-column-properties fo:break-before="auto" style:column-width="1.289in"/>
    </style:style>
    <style:style style:name="co30" style:family="table-column">
      <style:table-column-properties fo:break-before="auto" style:column-width="1.0598in"/>
    </style:style>
    <style:style style:name="co31" style:family="table-column">
      <style:table-column-properties fo:break-before="auto" style:column-width="0.8972in"/>
    </style:style>
    <style:style style:name="co32" style:family="table-column">
      <style:table-column-properties fo:break-before="auto" style:column-width="0.3154in"/>
    </style:style>
    <style:style style:name="co33" style:family="table-column">
      <style:table-column-properties fo:break-before="auto" style:column-width="1.2236in"/>
    </style:style>
    <style:style style:name="co34" style:family="table-column">
      <style:table-column-properties fo:break-before="auto" style:column-width="1.6839in"/>
    </style:style>
    <style:style style:name="co35" style:family="table-column">
      <style:table-column-properties fo:break-before="auto" style:column-width="0.2402in"/>
    </style:style>
    <style:style style:name="co36" style:family="table-column">
      <style:table-column-properties fo:break-before="auto" style:column-width="2.5091in"/>
    </style:style>
    <style:style style:name="co37" style:family="table-column">
      <style:table-column-properties fo:break-before="auto" style:column-width="3.5398in"/>
    </style:style>
    <style:style style:name="co38" style:family="table-column">
      <style:table-column-properties fo:break-before="auto" style:column-width="1.7693in"/>
    </style:style>
    <style:style style:name="co39" style:family="table-column">
      <style:table-column-properties fo:break-before="auto" style:column-width="1.8354in"/>
    </style:style>
    <style:style style:name="co40" style:family="table-column">
      <style:table-column-properties fo:break-before="auto" style:column-width="4.7346in"/>
    </style:style>
    <style:style style:name="co41" style:family="table-column">
      <style:table-column-properties fo:break-before="auto" style:column-width="0.5346in"/>
    </style:style>
    <style:style style:name="co42" style:family="table-column">
      <style:table-column-properties fo:break-before="auto" style:column-width="0.3181in"/>
    </style:style>
    <style:style style:name="co43" style:family="table-column">
      <style:table-column-properties fo:break-before="auto" style:column-width="0.378in"/>
    </style:style>
    <style:style style:name="co44" style:family="table-column">
      <style:table-column-properties fo:break-before="auto" style:column-width="0.6984in"/>
    </style:style>
    <style:style style:name="ro1" style:family="table-row">
      <style:table-row-properties style:row-height="0.3118in" fo:break-before="auto" style:use-optimal-row-height="true"/>
    </style:style>
    <style:style style:name="ro2" style:family="table-row">
      <style:table-row-properties style:row-height="0.2453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6839in" fo:break-before="auto" style:use-optimal-row-height="true"/>
    </style:style>
    <style:style style:name="ro6" style:family="table-row">
      <style:table-row-properties style:row-height="0.352in" fo:break-before="auto" style:use-optimal-row-height="true"/>
    </style:style>
    <style:style style:name="ro7" style:family="table-row">
      <style:table-row-properties style:row-height="0.5181in" fo:break-before="auto" style:use-optimal-row-height="true"/>
    </style:style>
    <style:style style:name="ro8" style:family="table-row">
      <style:table-row-properties style:row-height="0.8492in" fo:break-before="auto" style:use-optimal-row-height="true"/>
    </style:style>
    <style:style style:name="ro9" style:family="table-row">
      <style:table-row-properties style:row-height="1.3472in" fo:break-before="auto" style:use-optimal-row-height="true"/>
    </style:style>
    <style:style style:name="ro10" style:family="table-row">
      <style:table-row-properties style:row-height="3.5626in" fo:break-before="auto" style:use-optimal-row-height="false"/>
    </style:style>
    <style:style style:name="ro11" style:family="table-row">
      <style:table-row-properties style:row-height="0.6217in" fo:break-before="auto" style:use-optimal-row-height="false"/>
    </style:style>
    <style:style style:name="ro12" style:family="table-row">
      <style:table-row-properties style:row-height="2.9665in" fo:break-before="auto" style:use-optimal-row-height="false"/>
    </style:style>
    <style:style style:name="ro13" style:family="table-row">
      <style:table-row-properties style:row-height="3.4591in" fo:break-before="auto" style:use-optimal-row-height="false"/>
    </style:style>
    <style:style style:name="ro14" style:family="table-row">
      <style:table-row-properties style:row-height="0.1783in" fo:break-before="auto" style:use-optimal-row-height="false"/>
    </style:style>
    <style:style style:name="ro15" style:family="table-row">
      <style:table-row-properties style:row-height="3.2752in" fo:break-before="auto" style:use-optimal-row-height="true"/>
    </style:style>
    <style:style style:name="ro16" style:family="table-row">
      <style:table-row-properties style:row-height="2.2693in" fo:break-before="auto" style:use-optimal-row-height="true"/>
    </style:style>
    <style:style style:name="ro17" style:family="table-row">
      <style:table-row-properties style:row-height="0.3311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2189in" fo:break-before="auto" style:use-optimal-row-height="false"/>
    </style:style>
    <style:style style:name="ro20" style:family="table-row">
      <style:table-row-properties style:row-height="3.1016in" fo:break-before="auto" style:use-optimal-row-height="false"/>
    </style:style>
    <style:style style:name="ro21" style:family="table-row">
      <style:table-row-properties style:row-height="0.1965in" fo:break-before="auto" style:use-optimal-row-height="false"/>
    </style:style>
    <style:style style:name="ro22" style:family="table-row">
      <style:table-row-properties style:row-height="0.1665in" fo:break-before="auto" style:use-optimal-row-height="false"/>
    </style:style>
    <style:style style:name="ro23" style:family="table-row">
      <style:table-row-properties style:row-height="0.1882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date-style style:name="N82">
      <number:month number:style="long"/>
      <number:text>-</number:text>
      <number:day number:style="long"/>
    </number:date-style>
    <style:style style:name="ce1" style:family="table-cell" style:parent-style-name="Default">
      <style:table-cell-properties style:vertical-align="top"/>
      <style:text-properties fo:font-size="18pt" fo:font-weight="bold"/>
    </style:style>
    <style:style style:name="ce2" style:family="table-cell" style:parent-style-name="Default">
      <style:table-cell-properties style:vertical-align="top"/>
      <style:text-properties fo:font-size="14pt" fo:font-style="italic"/>
    </style:style>
    <style:style style:name="ce3" style:family="table-cell" style:parent-style-name="Default">
      <style:text-properties fo:font-style="italic" fo:font-weight="bold"/>
    </style:style>
    <style:style style:name="ce4" style:family="table-cell" style:parent-style-name="Default" style:data-style-name="N11"/>
    <style:style style:name="ce5" style:family="table-cell" style:parent-style-name="Default" style:data-style-name="N82"/>
    <style:style style:name="ce6" style:family="table-cell" style:parent-style-name="Default">
      <style:table-cell-properties style:vertical-align="top"/>
      <style:text-properties fo:font-size="10pt"/>
    </style:style>
    <style:style style:name="ce7" style:family="table-cell" style:parent-style-name="Default">
      <style:table-cell-properties fo:background-color="#ffff66" fo:border="0.0008in solid #000000" style:vertical-align="top"/>
      <style:text-properties fo:font-size="10pt" fo:font-weight="bold"/>
    </style:style>
    <style:style style:name="ce8" style:family="table-cell" style:parent-style-name="Default">
      <style:table-cell-properties fo:border="0.0008in solid #000000" style:vertical-align="top"/>
      <style:text-properties fo:font-size="10pt"/>
    </style:style>
    <style:style style:name="ce9" style:family="table-cell" style:parent-style-name="Default">
      <style:text-properties fo:font-size="10pt"/>
    </style:style>
    <style:style style:name="ce10" style:family="table-cell" style:parent-style-name="Default">
      <style:table-cell-properties fo:border="0.0138in solid #000000"/>
      <style:text-properties fo:font-size="10pt"/>
    </style:style>
    <style:style style:name="ce11" style:family="table-cell" style:parent-style-name="Default">
      <style:table-cell-properties fo:wrap-option="wrap" style:vertical-align="top"/>
      <style:text-properties fo:font-size="10pt"/>
    </style:style>
    <style:style style:name="ce12" style:family="table-cell" style:parent-style-name="Default">
      <style:table-cell-properties fo:background-color="#ffff66" fo:wrap-option="wrap" fo:border="0.0008in solid #000000" style:vertical-align="top"/>
      <style:text-properties fo:font-size="10pt" fo:font-weight="bold"/>
    </style:style>
    <style:style style:name="ce13" style:family="table-cell" style:parent-style-name="Default">
      <style:table-cell-properties fo:wrap-option="wrap" fo:border="0.0008in solid #000000" style:vertical-align="top"/>
    </style:style>
    <style:style style:name="ce14" style:family="table-cell" style:parent-style-name="Default">
      <style:table-cell-properties fo:border="0.0138in solid #000000"/>
    </style:style>
    <style:style style:name="ce15" style:family="table-cell" style:parent-style-name="Default">
      <style:table-cell-properties fo:wrap-option="wrap" fo:border="0.0008in solid #000000" style:vertical-align="top"/>
      <style:text-properties fo:font-size="10pt"/>
    </style:style>
    <style:style style:name="ce16" style:family="table-cell" style:parent-style-name="Default">
      <style:table-cell-properties fo:border="0.0008in solid #000000" style:vertical-align="top"/>
    </style:style>
    <style:style style:name="ce17" style:family="table-cell" style:parent-style-name="Default">
      <style:table-cell-properties style:vertical-align="top"/>
      <style:text-properties fo:font-size="10pt" fo:font-weight="bold"/>
    </style:style>
    <style:style style:name="ce18" style:family="table-cell" style:parent-style-name="Default">
      <style:table-cell-properties style:text-align-source="fix" style:repeat-content="false" style:vertical-align="top"/>
      <style:paragraph-properties fo:text-align="center" fo:margin-left="0in"/>
      <style:text-properties fo:font-size="10pt"/>
    </style:style>
    <style:style style:name="ce19" style:family="table-cell" style:parent-style-name="Default">
      <style:table-cell-properties style:text-align-source="fix" style:repeat-content="false" style:vertical-align="top"/>
      <style:paragraph-properties fo:text-align="center" fo:margin-left="0in"/>
      <style:text-properties fo:font-size="10pt" fo:font-weight="bold"/>
    </style:style>
    <style:style style:name="ce20" style:family="table-cell" style:parent-style-name="Default">
      <style:table-cell-properties fo:border="none" style:vertical-align="top"/>
      <style:text-properties fo:font-size="10pt"/>
    </style:style>
    <style:style style:name="ce21" style:family="table-cell" style:parent-style-name="Default">
      <style:text-properties fo:font-size="18pt" fo:font-weight="bold"/>
    </style:style>
    <style:style style:name="ce22" style:family="table-cell" style:parent-style-name="Default">
      <style:text-properties fo:font-size="14pt" fo:font-style="italic"/>
    </style:style>
    <style:style style:name="ce23" style:family="table-cell" style:parent-style-name="Default">
      <style:text-properties fo:font-weight="bold"/>
    </style:style>
    <style:style style:name="ce24" style:family="table-cell" style:parent-style-name="Default">
      <style:table-cell-properties style:text-align-source="fix" style:repeat-content="true" fo:wrap-option="wrap"/>
      <style:paragraph-properties fo:text-align="start"/>
    </style:style>
    <style:style style:name="ce25" style:family="table-cell" style:parent-style-name="Default">
      <style:table-cell-properties style:text-align-source="fix" style:repeat-content="false"/>
      <style:paragraph-properties fo:text-align="end" fo:margin-left="0in"/>
    </style:style>
    <style:style style:name="ce26" style:family="table-cell" style:parent-style-name="Default">
      <style:table-cell-properties style:text-align-source="fix" style:repeat-content="false"/>
      <style:paragraph-properties fo:text-align="center" fo:margin-left="0in"/>
    </style:style>
    <style:style style:name="ce27" style:family="table-cell" style:parent-style-name="Default">
      <style:table-cell-properties style:text-align-source="fix" style:repeat-content="false" style:rotation-angle="270"/>
      <style:paragraph-properties fo:text-align="center" fo:margin-left="0in"/>
    </style:style>
    <style:style style:name="ce28" style:family="table-cell" style:parent-style-name="Default">
      <style:table-cell-properties style:rotation-angle="270"/>
    </style:style>
    <style:style style:name="ce29" style:family="table-cell" style:parent-style-name="Default">
      <style:table-cell-properties fo:wrap-option="wrap"/>
      <style:text-properties fo:font-weight="bold"/>
    </style:style>
    <style:style style:name="ce30" style:family="table-cell" style:parent-style-name="Default">
      <style:table-cell-properties style:text-align-source="fix" style:repeat-content="false" style:rotation-angle="270"/>
      <style:paragraph-properties fo:text-align="center" fo:margin-left="0in"/>
      <style:text-properties fo:font-size="8pt"/>
    </style:style>
    <style:style style:name="ce31" style:family="table-cell" style:parent-style-name="Default">
      <style:text-properties fo:font-size="8pt"/>
    </style:style>
    <style:style style:name="ce32" style:family="table-cell" style:parent-style-name="Default">
      <style:table-cell-properties style:vertical-align="top"/>
    </style:style>
    <style:style style:name="ce33" style:family="table-cell" style:parent-style-name="Default">
      <style:table-cell-properties fo:background-color="#ffff66" fo:border="0.0008in solid #000000" style:vertical-align="top"/>
      <style:text-properties fo:font-weight="bold"/>
    </style:style>
    <style:style style:name="ce34" style:family="table-cell" style:parent-style-name="Default">
      <style:table-cell-properties fo:wrap-option="wrap" style:vertical-align="top"/>
    </style:style>
    <style:style style:name="ce35" style:family="table-cell" style:parent-style-name="Default">
      <style:table-cell-properties fo:background-color="#ffff66" fo:wrap-option="wrap" fo:border="0.0008in solid #000000" style:vertical-align="top"/>
      <style:text-properties fo:font-weight="bold"/>
    </style:style>
    <style:style style:name="ce36" style:family="table-cell" style:parent-style-name="Default">
      <style:table-cell-properties style:vertical-align="top"/>
      <style:text-properties fo:font-weight="bold"/>
    </style:style>
    <style:style style:name="ce37" style:family="table-cell" style:parent-style-name="Default">
      <style:table-cell-properties style:text-align-source="fix" style:repeat-content="false" style:vertical-align="top"/>
      <style:paragraph-properties fo:text-align="center" fo:margin-left="0in"/>
    </style:style>
    <style:style style:name="ce38" style:family="table-cell" style:parent-style-name="Default">
      <style:table-cell-properties style:text-align-source="fix" style:repeat-content="false" style:vertical-align="top"/>
      <style:paragraph-properties fo:text-align="center" fo:margin-left="0in"/>
      <style:text-properties fo:font-weight="bold"/>
    </style:style>
    <style:style style:name="ce39" style:family="table-cell" style:parent-style-name="Default">
      <style:table-cell-properties fo:background-color="#c0c0c0"/>
      <style:text-properties fo:font-weight="bold"/>
    </style:style>
    <style:style style:name="ce40" style:family="table-cell" style:parent-style-name="Default">
      <style:table-cell-properties style:text-align-source="fix" style:repeat-content="false"/>
      <style:paragraph-properties fo:text-align="start" fo:margin-left="0in"/>
    </style:style>
    <style:style style:name="ce41" style:family="table-cell" style:parent-style-name="Default">
      <style:table-cell-properties fo:background-color="transparent"/>
    </style:style>
    <style:style style:name="ce42" style:family="table-cell" style:parent-style-name="Default">
      <style:table-cell-properties fo:background-color="#c0c0c0"/>
    </style:style>
    <style:style style:name="ce43" style:family="table-cell" style:parent-style-name="Default">
      <style:table-cell-properties fo:background-color="#c0c0c0" style:text-align-source="fix" style:repeat-content="false"/>
      <style:paragraph-properties fo:text-align="center" fo:margin-left="0in"/>
    </style:style>
    <style:style style:name="ce44" style:family="table-cell" style:parent-style-name="Default">
      <style:table-cell-properties style:text-align-source="fix" style:repeat-content="false" fo:background-color="transparent"/>
      <style:paragraph-properties fo:text-align="center" fo:margin-left="0in"/>
    </style:style>
    <style:style style:name="ce45" style:family="table-cell" style:parent-style-name="Default">
      <style:text-properties fo:font-size="14pt" fo:font-weight="bold" style:font-size-asian="14pt" style:font-size-complex="14pt"/>
    </style:style>
    <style:style style:name="ce46" style:family="table-cell" style:parent-style-name="Default">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7"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8" style:family="table-cell" style:parent-style-name="Default">
      <style:table-cell-properties fo:background-color="#cccccc" style:text-align-source="fix" style:repeat-content="false"/>
      <style:paragraph-properties fo:text-align="start" fo:margin-left="0in"/>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9" style:family="table-cell" style:parent-style-name="Default">
      <style:table-cell-properties fo:wrap-option="wrap" style:rotation-angle="90" style:rotation-align="bottom"/>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0" style:family="table-cell" style:parent-style-name="Default">
      <style:table-cell-properties style:text-align-source="fix" style:repeat-content="false" fo:wrap-option="wrap" style:rotation-angle="0" style:rotation-align="bottom"/>
      <style:paragraph-properties fo:text-align="center" fo:margin-left="0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fo:background-color="#cccccc" style:text-align-source="fix" style:repeat-content="false" fo:wrap-option="wrap" style:rotation-angle="0" style:rotation-align="bottom"/>
      <style:paragraph-properties fo:text-align="center" fo:margin-left="0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fo:background-color="#cccccc"/>
    </style:style>
    <style:style style:name="ce53" style:family="table-cell" style:parent-style-name="Default">
      <style:table-cell-properties style:glyph-orientation-vertical="0" fo:background-color="#cccccc" style:text-align-source="value-type" style:repeat-content="false" fo:wrap-option="no-wrap" style:direction="ltr" style:rotation-angle="90" style:rotation-align="none" style:shrink-to-fit="false" style:vertical-align="automatic"/>
      <style:paragraph-properties fo:margin-left="0in" style:writing-mode="page"/>
      <style:text-properties style:use-window-font-color="true" style:text-outline="false" style:text-line-through-style="none" style:font-name="Arial"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54" style:family="table-cell" style:parent-style-name="Default">
      <style:table-cell-properties style:glyph-orientation-vertical="0" fo:background-color="#cccccc"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55" style:family="table-cell" style:parent-style-name="Default">
      <style:table-cell-properties style:glyph-orientation-vertical="0" style:text-align-source="value-type" style:repeat-content="false" fo:wrap-option="no-wrap" style:direction="ltr" style:rotation-angle="90" style:rotation-align="none" style:shrink-to-fit="false" style:vertical-align="automatic"/>
      <style:paragraph-properties fo:margin-left="0in" style:writing-mode="page"/>
      <style:text-properties style:use-window-font-color="true" style:text-outline="false" style:text-line-through-style="none" style:font-name="Arial" fo:font-size="10.5pt" fo:font-style="normal" fo:text-shadow="none" style:text-underline-style="none" fo:font-weight="normal" style:font-size-asian="10.5pt" style:font-style-asian="normal" style:font-weight-asian="normal" style:font-name-complex="Arial1" style:font-size-complex="10.5pt" style:font-style-complex="normal" style:font-weight-complex="normal"/>
    </style:style>
    <style:style style:name="ce5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glyph-orientation-vertical="0" fo:background-color="#cccccc"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59" style:family="table-cell" style:parent-style-name="Default">
      <style:table-cell-properties style:glyph-orientation-vertical="0" style:text-align-source="value-type" style:repeat-content="false" fo:wrap-option="no-wrap" style:direction="ltr" style:rotation-angle="90" style:rotation-align="none" style:shrink-to-fit="false" style:vertical-align="automatic"/>
      <style:paragraph-properties fo:margin-left="0in" style:writing-mode="page"/>
      <style:text-properties style:use-window-font-color="true" style:text-outline="false" style:text-line-through-style="none" style:font-name="Arial"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60" style:family="table-cell" style:parent-style-name="Default">
      <style:table-cell-properties style:glyph-orientation-vertical="0" style:text-align-source="value-type" style:repeat-content="false" fo:wrap-option="no-wrap" style:direction="ltr" style:rotation-angle="90" style:rotation-align="none" style:shrink-to-fit="false" style:vertical-align="automatic"/>
      <style:paragraph-properties fo:margin-left="0in" style:writing-mode="page"/>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fo:font-size="10pt" fo:font-weight="normal" style:font-size-asian="10pt" style:font-weight-asian="normal" style:font-size-complex="10pt" style:font-weight-complex="normal"/>
    </style:style>
    <style:style style:name="ce62" style:family="table-cell" style:parent-style-name="Default">
      <style:table-cell-properties style:glyph-orientation-vertical="0" fo:background-color="#cccccc" style:text-align-source="fix" style:repeat-content="false" fo:wrap-option="no-wrap" style:direction="ltr" style:rotation-angle="0" style:rotation-align="none" style:shrink-to-fit="false" style:vertical-align="automatic"/>
      <style:paragraph-properties fo:text-align="center" fo:margin-left="0in" style:writing-mode="page"/>
      <style:text-properties fo:font-size="10pt" fo:font-weight="normal" style:font-size-asian="10pt" style:font-weight-asian="normal" style:font-size-complex="10pt" style:font-weight-complex="normal"/>
    </style:style>
    <style:style style:name="ce63" style:family="table-cell" style:parent-style-name="Default">
      <style:table-cell-properties style:glyph-orientation-vertical="0" fo:background-color="#cccccc" style:text-align-source="value-type" style:repeat-content="false" fo:wrap-option="no-wrap" style:direction="ltr" style:rotation-angle="90" style:rotation-align="none" style:shrink-to-fit="false" style:vertical-align="automatic"/>
      <style:paragraph-properties fo:margin-left="0in" style:writing-mode="page"/>
    </style:style>
    <style:style style:name="gr1" style:family="graphic">
      <style:graphic-properties draw:ole-draw-aspect="1"/>
    </style:style>
    <style:style style:name="ta_extref" style:family="table">
      <style:table-properties table:display="false"/>
    </style:style>
    <style:style style:name="P1" style:family="paragraph">
      <style:paragraph-properties fo:text-align="center"/>
    </style:style>
  </office:automatic-styles>
  <office:body>
    <office:spreadsheet>
      <table:table table:name="Summary"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Add Script Testcase"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Insert a new Script Testcase on the ScriptTestCases page"/>
              </form:properties>
              <office:event-listeners>
                <script:event-listener script:language="ooo:script" script:event-name="form:performaction" xlink:href="vnd.sun.star.script:Standard.NewScriptTestcase.CreateScriptTestcase?language=Basic&amp;location=document"/>
              </office:event-listeners>
            </form:button>
            <form:button form:name="PushButton1" form:control-implementation="ooo:com.sun.star.form.component.CommandButton" form:id="control2" form:label="Add GUI Testcase"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Insert a new GUI Testcase on the GUITestCases page"/>
              </form:properties>
              <office:event-listeners>
                <script:event-listener script:language="ooo:script" script:event-name="form:performaction" xlink:href="vnd.sun.star.script:Standard.NewScriptTestcase.CreateGuiTestcase?language=Basic&amp;location=document"/>
              </office:event-listeners>
            </form:button>
            <form:button form:name="PushButton2" form:control-implementation="ooo:com.sun.star.form.component.CommandButton" form:id="control3" form:label="Add Resource" form:disabled="true"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Insert a new Component on the Objects page"/>
              </form:properties>
              <office:event-listeners>
                <script:event-listener script:language="ooo:script" script:event-name="form:performaction" xlink:href="vnd.sun.star.script:Standard.NewScriptTestcase.CreateComponent?language=Basic&amp;location=document"/>
              </office:event-listeners>
            </form:button>
            <form:button form:name="PushButton3" form:control-implementation="ooo:com.sun.star.form.component.CommandButton" form:id="control4" form:label="Add Parameter" form:disabled="true"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Insert a new Parameter on the Parameter page"/>
              </form:properties>
              <office:event-listeners>
                <script:event-listener script:language="ooo:script" script:event-name="form:performaction" xlink:href="vnd.sun.star.script:Standard.NewScriptTestcase.CreateParameter?language=Basic&amp;location=document"/>
              </office:event-listeners>
            </form:button>
            <form:button form:name="PushButton4" form:control-implementation="ooo:com.sun.star.form.component.CommandButton" form:id="control5" form:label="Add Command" form:disabled="true"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Insert a new Command on the Command page"/>
              </form:properties>
              <office:event-listeners>
                <script:event-listener script:language="ooo:script" script:event-name="form:performaction" xlink:href="vnd.sun.star.script:Standard.NewScriptTestcase.CreateCommand?language=Basic&amp;location=document"/>
              </office:event-listeners>
            </form:button>
            <form:button form:name="PushButton5" form:control-implementation="ooo:com.sun.star.form.component.CommandButton" form:id="control6" form:label="Add GUI Element" form:disabled="true"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Insert a new GUI element on the GUI page"/>
              </form:properties>
              <office:event-listeners>
                <script:event-listener script:language="ooo:script" script:event-name="form:performaction" xlink:href="vnd.sun.star.script:Standard.NewScriptTestcase.CreateGuiElement?language=Basic&amp;location=document"/>
              </office:event-listeners>
            </form:button>
            <form:button form:name="PushButton6" form:control-implementation="ooo:com.sun.star.form.component.CommandButton" form:id="control7" form:label="Create Script Test Tracker"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Create the Script testing spreadsheet"/>
              </form:properties>
              <office:event-listeners>
                <script:event-listener script:language="ooo:script" script:event-name="form:performaction" xlink:href="vnd.sun.star.script:Standard.NewScriptTestcase.BuildScriptTestSheet?language=Basic&amp;location=document"/>
              </office:event-listeners>
            </form:button>
            <form:button form:name="PushButton7" form:control-implementation="ooo:com.sun.star.form.component.CommandButton" form:id="control8" form:label="Create GUI Test Tracker"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Create the GUI testing spreadsheet"/>
              </form:properties>
              <office:event-listeners>
                <script:event-listener script:language="ooo:script" script:event-name="form:performaction" xlink:href="vnd.sun.star.script:Standard.NewScriptTestcase.BuildGuiTestSheet?language=Basic&amp;location=document"/>
              </office:event-listeners>
            </form:button>
          </form:form>
        </office:forms>
        <table:table-column table:style-name="co1" table:default-cell-style-name="Default"/>
        <table:table-column table:style-name="co2" table:default-cell-style-name="Default"/>
        <table:table-column table:style-name="co3" table:default-cell-style-name="Default"/>
        <table:table-column table:style-name="co4" table:number-columns-repeated="7" table:default-cell-style-name="Default"/>
        <table:table-column table:style-name="co5" table:number-columns-repeated="3" table:default-cell-style-name="Default"/>
        <table:table-column table:style-name="co6" table:default-cell-style-name="Default"/>
        <table:table-column table:style-name="co4" table:number-columns-repeated="2" table:default-cell-style-name="Default"/>
        <table:table-row table:style-name="ro1">
          <table:table-cell table:style-name="ce1" office:value-type="string">
            <text:p>GMAT System Test </text:p>
          </table:table-cell>
          <table:table-cell table:number-columns-repeated="15"/>
        </table:table-row>
        <table:table-row table:style-name="ro2">
          <table:table-cell table:style-name="ce2" office:value-type="string">
            <text:p>System Test Preparation Status</text:p>
          </table:table-cell>
          <table:table-cell table:number-columns-repeated="15"/>
        </table:table-row>
        <table:table-row table:style-name="ro3">
          <table:table-cell table:number-columns-repeated="13"/>
          <table:table-cell office:value-type="string">
            <text:p><text:s/></text:p>
          </table:table-cell>
          <table:table-cell table:number-columns-repeated="2"/>
        </table:table-row>
        <table:table-row table:style-name="ro3">
          <table:table-cell table:style-name="ce3" office:value-type="string">
            <text:p>Overview</text:p>
          </table:table-cell>
          <table:table-cell table:number-columns-repeated="15"/>
        </table:table-row>
        <table:table-row table:style-name="ro3">
          <table:table-cell/>
          <table:table-cell office:value-type="string">
            <text:p>Tests Defined</text:p>
          </table:table-cell>
          <table:table-cell table:formula="of:=[ScriptTestCases.B85]+[GUITestCases.B18]" office:value-type="float" office:value="78">
            <text:p>78</text:p>
          </table:table-cell>
          <table:table-cell table:number-columns-repeated="13"/>
        </table:table-row>
        <table:table-row table:style-name="ro3">
          <table:table-cell/>
          <table:table-cell office:value-type="string">
            <text:p>Test Case Readiness</text:p>
          </table:table-cell>
          <table:table-cell table:style-name="ce4" table:formula="of:=([ScriptTestCases.H85]+[GUITestCases.H18])/(([ScriptTestCases.B85]+[GUITestCases.B18])*3)" office:value-type="percentage" office:value="0.978632478632479">
            <text:p>97.86%</text:p>
          </table:table-cell>
          <table:table-cell table:number-columns-repeated="13"/>
        </table:table-row>
        <table:table-row table:style-name="ro3">
          <table:table-cell table:number-columns-repeated="2"/>
          <table:table-cell table:style-name="ce4"/>
          <table:table-cell table:number-columns-repeated="13"/>
        </table:table-row>
        <table:table-row table:style-name="ro3">
          <table:table-cell table:style-name="ce3" office:value-type="string">
            <text:p>Script Test Statistics</text:p>
          </table:table-cell>
          <table:table-cell table:number-columns-repeated="2"/>
          <table:table-cell>
            <draw:control table:end-cell-address="Summary.H9" table:end-x="0.1827in" table:end-y="0.1634in" draw:z-index="1" draw:text-style-name="P1" svg:width="1.6004in" svg:height="0.1752in" svg:x="0.4614in" svg:y="0.1661in" draw:control="control1"/>
          </table:table-cell>
          <table:table-cell table:number-columns-repeated="3"/>
          <table:table-cell>
            <draw:control table:end-cell-address="Summary.L13" table:end-x="0.4646in" table:end-y="0.178in" draw:z-index="7" draw:text-style-name="P1" svg:width="2.0394in" svg:height="0.8996in" svg:x="0.4642in" svg:y="0.1673in" draw:control="control7"/>
          </table:table-cell>
          <table:table-cell table:number-columns-repeated="8"/>
        </table:table-row>
        <table:table-row table:style-name="ro3">
          <table:table-cell table:style-name="ce3"/>
          <table:table-cell office:value-type="string">
            <text:p>Test Cases Defined</text:p>
          </table:table-cell>
          <table:table-cell table:formula="of:=[ScriptTestCases.B85]" office:value-type="float" office:value="78">
            <text:p>78</text:p>
          </table:table-cell>
          <table:table-cell table:number-columns-repeated="13"/>
        </table:table-row>
        <table:table-row table:style-name="ro3">
          <table:table-cell/>
          <table:table-cell office:value-type="string">
            <text:p>Test Case Readiness</text:p>
          </table:table-cell>
          <table:table-cell table:style-name="ce4" table:formula="of:=[ScriptTestCases.H85]/([ScriptTestCases.B85]*3)" office:value-type="percentage" office:value="0.965811965811966">
            <text:p>96.58%</text:p>
          </table:table-cell>
          <table:table-cell>
            <draw:control table:end-cell-address="Summary.H11" table:end-x="0.1862in" table:end-y="0.1646in" draw:z-index="3" draw:text-style-name="P1" svg:width="1.6004in" svg:height="0.1748in" svg:x="0.465in" svg:y="0.1677in" draw:control="control3"/>
          </table:table-cell>
          <table:table-cell table:number-columns-repeated="12"/>
        </table:table-row>
        <table:table-row table:style-name="ro3">
          <table:table-cell/>
          <table:table-cell office:value-type="string">
            <text:p>Object Coverage</text:p>
          </table:table-cell>
          <table:table-cell table:style-name="ce4" table:formula="of:=[Resources.CH118]/[Resources.CI118]" office:value-type="percentage" office:value="0.908256880733945">
            <text:p>90.83%</text:p>
          </table:table-cell>
          <table:table-cell>
            <draw:control table:end-cell-address="Summary.H12" table:end-x="0.1862in" table:end-y="0.1748in" draw:z-index="4" draw:text-style-name="P1" svg:width="1.6004in" svg:height="0.185in" svg:x="0.465in" svg:y="0.1673in" draw:control="control4"/>
          </table:table-cell>
          <table:table-cell table:number-columns-repeated="12"/>
        </table:table-row>
        <table:table-row table:style-name="ro3">
          <table:table-cell/>
          <table:table-cell office:value-type="string">
            <text:p>Parameter Coverage</text:p>
          </table:table-cell>
          <table:table-cell table:style-name="ce4" table:formula="of:=[Parameters.CG94]/[Parameters.CH94]" office:value-type="percentage" office:value="0.870588235294118">
            <text:p>87.06%</text:p>
          </table:table-cell>
          <table:table-cell>
            <draw:control table:end-cell-address="Summary.H14" table:end-x="0.1827in" table:end-y="0.0063in" draw:z-index="5" draw:text-style-name="P1" svg:width="1.6004in" svg:height="0.1854in" svg:x="0.4614in" svg:y="0.1768in" draw:control="control5"/>
          </table:table-cell>
          <table:table-cell table:number-columns-repeated="12"/>
        </table:table-row>
        <table:table-row table:style-name="ro3">
          <table:table-cell/>
          <table:table-cell office:value-type="string">
            <text:p>Command Coverage</text:p>
          </table:table-cell>
          <table:table-cell table:style-name="ce4" table:formula="of:=[Commands.CG274]/[Commands.CH274]" office:value-type="percentage" office:value="0.913207547169811">
            <text:p>91.32%</text:p>
          </table:table-cell>
          <table:table-cell table:number-columns-repeated="13"/>
        </table:table-row>
        <table:table-row table:style-name="ro3">
          <table:table-cell table:number-columns-repeated="16"/>
        </table:table-row>
        <table:table-row table:style-name="ro3">
          <table:table-cell table:style-name="ce3" office:value-type="string">
            <text:p>GUI Test Statistics</text:p>
          </table:table-cell>
          <table:table-cell table:number-columns-repeated="2"/>
          <table:table-cell>
            <draw:control table:end-cell-address="Summary.H17" table:end-x="0.1827in" table:end-y="0.026in" draw:z-index="2" draw:text-style-name="P1" svg:width="1.6004in" svg:height="0.2047in" svg:x="0.4614in" svg:y="0.1772in" draw:control="control2"/>
          </table:table-cell>
          <table:table-cell table:number-columns-repeated="3"/>
          <table:table-cell>
            <draw:control table:end-cell-address="Summary.L18" table:end-x="0.4646in" table:end-y="0.1681in" draw:z-index="8" draw:text-style-name="P1" svg:width="2.0394in" svg:height="0.5339in" svg:x="0.4642in" svg:y="0.1677in" draw:control="control8"/>
          </table:table-cell>
          <table:table-cell table:number-columns-repeated="8"/>
        </table:table-row>
        <table:table-row table:style-name="ro3">
          <table:table-cell table:style-name="ce3"/>
          <table:table-cell office:value-type="string">
            <text:p>Test Cases Defined</text:p>
          </table:table-cell>
          <table:table-cell table:formula="of:=[GUITestCases.B67]" office:value-type="float" office:value="60">
            <text:p>60</text:p>
          </table:table-cell>
          <table:table-cell table:number-columns-repeated="13"/>
        </table:table-row>
        <table:table-row table:style-name="ro3">
          <table:table-cell/>
          <table:table-cell office:value-type="string">
            <text:p>Test Case Readiness</text:p>
          </table:table-cell>
          <table:table-cell table:style-name="ce4" table:formula="of:=[GUITestCases.H67]/([GUITestCases.B67]*3)" office:value-type="percentage" office:value="1">
            <text:p>100.00%</text:p>
          </table:table-cell>
          <table:table-cell>
            <draw:control table:end-cell-address="Summary.H19" table:end-x="0.1827in" table:end-y="0.0098in" draw:z-index="6" draw:text-style-name="P1" svg:width="1.6004in" svg:height="0.1886in" svg:x="0.4614in" svg:y="0.1768in" draw:control="control6"/>
          </table:table-cell>
          <table:table-cell table:number-columns-repeated="12"/>
        </table:table-row>
        <table:table-row table:style-name="ro3">
          <table:table-cell/>
          <table:table-cell office:value-type="string">
            <text:p>Coverage</text:p>
          </table:table-cell>
          <table:table-cell table:style-name="ce4" table:formula="of:=[GUI.BO103]/[GUI.BP103]" office:value-type="percentage" office:value="0.622222222222222">
            <text:p>62.22%</text:p>
          </table:table-cell>
          <table:table-cell table:number-columns-repeated="13"/>
        </table:table-row>
        <table:table-row table:style-name="ro3">
          <table:table-cell table:number-columns-repeated="16"/>
        </table:table-row>
        <table:table-row table:style-name="ro3">
          <table:table-cell table:style-name="ce3" office:value-type="string">
            <text:p>Weekly Status</text:p>
          </table:table-cell>
          <table:table-cell table:number-columns-repeated="15"/>
        </table:table-row>
        <table:table-row table:style-name="ro3">
          <table:table-cell/>
          <table:table-cell office:value-type="string">
            <text:p>Historical Data</text:p>
          </table:table-cell>
          <table:table-cell table:style-name="ce5" office:value-type="string">
            <text:p>Current</text:p>
          </table:table-cell>
          <table:table-cell table:style-name="ce5" office:value-type="date" office:date-value="2006-09-22">
            <text:p>09-22</text:p>
          </table:table-cell>
          <table:table-cell table:style-name="ce5" table:formula="of:=[.D21]+7" office:value-type="date" office:date-value="2006-09-29">
            <text:p>09-29</text:p>
          </table:table-cell>
          <table:table-cell table:style-name="ce5" table:formula="of:=[.E21]+7" office:value-type="date" office:date-value="2006-10-06">
            <text:p>10-06</text:p>
          </table:table-cell>
          <table:table-cell table:style-name="ce5" table:formula="of:=[.F21]+7" office:value-type="date" office:date-value="2006-10-13">
            <text:p>10-13</text:p>
          </table:table-cell>
          <table:table-cell table:style-name="ce5" table:formula="of:=[.G21]+7" office:value-type="date" office:date-value="2006-10-20">
            <text:p>10-20</text:p>
          </table:table-cell>
          <table:table-cell table:style-name="ce5" table:formula="of:=[.H21]+7" office:value-type="date" office:date-value="2006-10-27">
            <text:p>10-27</text:p>
          </table:table-cell>
          <table:table-cell table:style-name="ce5" table:formula="of:=[.I21]+7" office:value-type="date" office:date-value="2006-11-03">
            <text:p>11-03</text:p>
          </table:table-cell>
          <table:table-cell table:style-name="ce5" table:formula="of:=[.J21]+7" office:value-type="date" office:date-value="2006-11-10">
            <text:p>11-10</text:p>
          </table:table-cell>
          <table:table-cell table:style-name="ce5" table:formula="of:=[.K21]+7" office:value-type="date" office:date-value="2006-11-17">
            <text:p>11-17</text:p>
          </table:table-cell>
          <table:table-cell table:style-name="ce5" table:formula="of:=[.L21]+7" office:value-type="date" office:date-value="2006-11-24">
            <text:p>11-24</text:p>
          </table:table-cell>
          <table:table-cell table:style-name="ce5" table:formula="of:=[.M21]+7" office:value-type="date" office:date-value="2006-12-01">
            <text:p>12-01</text:p>
          </table:table-cell>
          <table:table-cell table:style-name="ce5" table:formula="of:=[.N21]+7" office:value-type="date" office:date-value="2006-12-08">
            <text:p>12-08</text:p>
          </table:table-cell>
          <table:table-cell table:style-name="ce5" table:formula="of:=[.O21]+7" office:value-type="date" office:date-value="2006-12-15">
            <text:p>12-15</text:p>
          </table:table-cell>
        </table:table-row>
        <table:table-row table:style-name="ro3">
          <table:table-cell/>
          <table:table-cell office:value-type="string">
            <text:p>Object Coverage</text:p>
          </table:table-cell>
          <table:table-cell table:style-name="ce4" table:formula="of:=[.C11]" office:value-type="percentage" office:value="0.908256880733945">
            <text:p>90.83%</text:p>
          </table:table-cell>
          <table:table-cell table:style-name="ce4" office:value-type="percentage" office:value="0.05">
            <text:p>5.00%</text:p>
          </table:table-cell>
          <table:table-cell table:style-name="ce4" table:formula="of:=[.D22]" office:value-type="percentage" office:value="0.05">
            <text:p>5.00%</text:p>
          </table:table-cell>
          <table:table-cell table:style-name="ce4" table:formula="of:=[.E22]" office:value-type="percentage" office:value="0.05">
            <text:p>5.00%</text:p>
          </table:table-cell>
          <table:table-cell table:style-name="ce4" table:formula="of:=[.F22]" office:value-type="percentage" office:value="0.05">
            <text:p>5.00%</text:p>
          </table:table-cell>
          <table:table-cell table:style-name="ce4" table:formula="of:=[.G22]" office:value-type="percentage" office:value="0.05">
            <text:p>5.00%</text:p>
          </table:table-cell>
          <table:table-cell table:style-name="ce4" table:formula="of:=[.H22]" office:value-type="percentage" office:value="0.05">
            <text:p>5.00%</text:p>
          </table:table-cell>
          <table:table-cell table:style-name="ce4" table:formula="of:=[.I22]" office:value-type="percentage" office:value="0.05">
            <text:p>5.00%</text:p>
          </table:table-cell>
          <table:table-cell table:style-name="ce4" office:value-type="percentage" office:value="0.4865">
            <text:p>48.65%</text:p>
          </table:table-cell>
          <table:table-cell table:style-name="ce4" office:value-type="percentage" office:value="0.8624">
            <text:p>86.24%</text:p>
          </table:table-cell>
          <table:table-cell table:style-name="ce4" office:value-type="percentage" office:value="0.9358">
            <text:p>93.58%</text:p>
          </table:table-cell>
          <table:table-cell table:style-name="ce4" table:formula="of:=[.C22]" office:value-type="percentage" office:value="0.908256880733945">
            <text:p>90.83%</text:p>
          </table:table-cell>
          <table:table-cell table:style-name="ce4"/>
          <table:table-cell table:style-name="ce4"/>
        </table:table-row>
        <table:table-row table:style-name="ro3">
          <table:table-cell/>
          <table:table-cell office:value-type="string">
            <text:p>Parameter Coverage</text:p>
          </table:table-cell>
          <table:table-cell table:style-name="ce4" table:formula="of:=[.C12]" office:value-type="percentage" office:value="0.870588235294118">
            <text:p>87.06%</text:p>
          </table:table-cell>
          <table:table-cell table:style-name="ce4" office:value-type="percentage" office:value="0.05">
            <text:p>5.00%</text:p>
          </table:table-cell>
          <table:table-cell table:style-name="ce4" table:formula="of:=[.D23]" office:value-type="percentage" office:value="0.05">
            <text:p>5.00%</text:p>
          </table:table-cell>
          <table:table-cell table:style-name="ce4" table:formula="of:=[.E23]" office:value-type="percentage" office:value="0.05">
            <text:p>5.00%</text:p>
          </table:table-cell>
          <table:table-cell table:style-name="ce4" table:formula="of:=[.F23]" office:value-type="percentage" office:value="0.05">
            <text:p>5.00%</text:p>
          </table:table-cell>
          <table:table-cell table:style-name="ce4" table:formula="of:=[.G23]" office:value-type="percentage" office:value="0.05">
            <text:p>5.00%</text:p>
          </table:table-cell>
          <table:table-cell table:style-name="ce4" table:formula="of:=[.H23]" office:value-type="percentage" office:value="0.05">
            <text:p>5.00%</text:p>
          </table:table-cell>
          <table:table-cell table:style-name="ce4" table:formula="of:=[.I23]" office:value-type="percentage" office:value="0.05">
            <text:p>5.00%</text:p>
          </table:table-cell>
          <table:table-cell table:style-name="ce4" office:value-type="percentage" office:value="0.7529">
            <text:p>75.29%</text:p>
          </table:table-cell>
          <table:table-cell table:style-name="ce4" office:value-type="percentage" office:value="0.9294">
            <text:p>92.94%</text:p>
          </table:table-cell>
          <table:table-cell table:style-name="ce4" office:value-type="percentage" office:value="0.9647">
            <text:p>96.47%</text:p>
          </table:table-cell>
          <table:table-cell table:style-name="ce4" table:formula="of:=[.C23]" office:value-type="percentage" office:value="0.870588235294118">
            <text:p>87.06%</text:p>
          </table:table-cell>
          <table:table-cell table:style-name="ce4"/>
          <table:table-cell table:style-name="ce4"/>
        </table:table-row>
        <table:table-row table:style-name="ro3">
          <table:table-cell/>
          <table:table-cell office:value-type="string">
            <text:p>Command Coverage</text:p>
          </table:table-cell>
          <table:table-cell table:style-name="ce4" table:formula="of:=[.C13]" office:value-type="percentage" office:value="0.913207547169811">
            <text:p>91.32%</text:p>
          </table:table-cell>
          <table:table-cell table:style-name="ce4" office:value-type="percentage" office:value="0.05">
            <text:p>5.00%</text:p>
          </table:table-cell>
          <table:table-cell table:style-name="ce4" table:formula="of:=[.D24]" office:value-type="percentage" office:value="0.05">
            <text:p>5.00%</text:p>
          </table:table-cell>
          <table:table-cell table:style-name="ce4" table:formula="of:=[.E24]" office:value-type="percentage" office:value="0.05">
            <text:p>5.00%</text:p>
          </table:table-cell>
          <table:table-cell table:style-name="ce4" table:formula="of:=[.F24]" office:value-type="percentage" office:value="0.05">
            <text:p>5.00%</text:p>
          </table:table-cell>
          <table:table-cell table:style-name="ce4" table:formula="of:=[.G24]" office:value-type="percentage" office:value="0.05">
            <text:p>5.00%</text:p>
          </table:table-cell>
          <table:table-cell table:style-name="ce4" table:formula="of:=[.H24]" office:value-type="percentage" office:value="0.05">
            <text:p>5.00%</text:p>
          </table:table-cell>
          <table:table-cell table:style-name="ce4" table:formula="of:=[.I24]" office:value-type="percentage" office:value="0.05">
            <text:p>5.00%</text:p>
          </table:table-cell>
          <table:table-cell table:style-name="ce4" office:value-type="percentage" office:value="0.4158">
            <text:p>41.58%</text:p>
          </table:table-cell>
          <table:table-cell table:style-name="ce4" office:value-type="percentage" office:value="0.8717">
            <text:p>87.17%</text:p>
          </table:table-cell>
          <table:table-cell table:style-name="ce4" office:value-type="percentage" office:value="0.9434">
            <text:p>94.34%</text:p>
          </table:table-cell>
          <table:table-cell table:style-name="ce4" table:formula="of:=[.C24]" office:value-type="percentage" office:value="0.913207547169811">
            <text:p>91.32%</text:p>
          </table:table-cell>
          <table:table-cell table:style-name="ce4"/>
          <table:table-cell table:style-name="ce4"/>
        </table:table-row>
        <table:table-row table:style-name="ro3">
          <table:table-cell/>
          <table:table-cell office:value-type="string">
            <text:p>GUI Coverage</text:p>
          </table:table-cell>
          <table:table-cell table:style-name="ce4" table:formula="of:=[.C18]" office:value-type="percentage" office:value="0.622222222222222">
            <text:p>62.22%</text:p>
          </table:table-cell>
          <table:table-cell table:style-name="ce4" office:value-type="percentage" office:value="0">
            <text:p>0.00%</text:p>
          </table:table-cell>
          <table:table-cell table:style-name="ce4" table:formula="of:=[.D25]" office:value-type="percentage" office:value="0">
            <text:p>0.00%</text:p>
          </table:table-cell>
          <table:table-cell table:style-name="ce4" table:formula="of:=[.E25]" office:value-type="percentage" office:value="0">
            <text:p>0.00%</text:p>
          </table:table-cell>
          <table:table-cell table:style-name="ce4" table:formula="of:=[.F25]" office:value-type="percentage" office:value="0">
            <text:p>0.00%</text:p>
          </table:table-cell>
          <table:table-cell table:style-name="ce4" table:formula="of:=[.G25]" office:value-type="percentage" office:value="0">
            <text:p>0.00%</text:p>
          </table:table-cell>
          <table:table-cell table:style-name="ce4" table:formula="of:=[.H25]" office:value-type="percentage" office:value="0">
            <text:p>0.00%</text:p>
          </table:table-cell>
          <table:table-cell table:style-name="ce4" table:formula="of:=[.I25]" office:value-type="percentage" office:value="0">
            <text:p>0.00%</text:p>
          </table:table-cell>
          <table:table-cell table:style-name="ce4" office:value-type="percentage" office:value="0">
            <text:p>0.00%</text:p>
          </table:table-cell>
          <table:table-cell table:style-name="ce4" office:value-type="percentage" office:value="0">
            <text:p>0.00%</text:p>
          </table:table-cell>
          <table:table-cell table:style-name="ce4" office:value-type="percentage" office:value="0.6222">
            <text:p>62.22%</text:p>
          </table:table-cell>
          <table:table-cell table:style-name="ce4" table:formula="of:=[.C25]" office:value-type="percentage" office:value="0.622222222222222">
            <text:p>62.22%</text:p>
          </table:table-cell>
          <table:table-cell table:style-name="ce4" table:number-columns-repeated="2"/>
        </table:table-row>
        <table:table-row table:style-name="ro3">
          <table:table-cell/>
          <table:table-cell office:value-type="string">
            <text:p>Readiness</text:p>
          </table:table-cell>
          <table:table-cell table:style-name="ce4" table:formula="of:=[.C24]*[.C23]*[.C22]*[.$C$6]*[.$C$18]" office:value-type="percentage" office:value="0.439699655357365">
            <text:p>43.97%</text:p>
          </table:table-cell>
          <table:table-cell table:style-name="ce4" table:formula="of:=[.D24]*[.D23]*[.D22]*[.$C$6]*[.$C$18]" office:value-type="percentage" office:value="0.0000761158594491928">
            <text:p>0.01%</text:p>
          </table:table-cell>
          <table:table-cell table:style-name="ce4" table:formula="of:=[.E24]*[.E23]*[.E22]*[.$C$6]*[.$C$18]" office:value-type="percentage" office:value="0.0000761158594491928">
            <text:p>0.01%</text:p>
          </table:table-cell>
          <table:table-cell table:style-name="ce4" table:formula="of:=[.F24]*[.F23]*[.F22]*[.$C$6]*[.$C$18]" office:value-type="percentage" office:value="0.0000761158594491928">
            <text:p>0.01%</text:p>
          </table:table-cell>
          <table:table-cell table:style-name="ce4" table:formula="of:=[.G24]*[.G23]*[.G22]*[.$C$6]*[.$C$18]" office:value-type="percentage" office:value="0.0000761158594491928">
            <text:p>0.01%</text:p>
          </table:table-cell>
          <table:table-cell table:style-name="ce4" table:formula="of:=[.H24]*[.H23]*[.H22]*[.$C$6]*[.$C$18]" office:value-type="percentage" office:value="0.0000761158594491928">
            <text:p>0.01%</text:p>
          </table:table-cell>
          <table:table-cell table:style-name="ce4" table:formula="of:=[.I24]*[.I23]*[.I22]*[.$C$6]*[.$C$18]" office:value-type="percentage" office:value="0.0000761158594491928">
            <text:p>0.01%</text:p>
          </table:table-cell>
          <table:table-cell table:style-name="ce4" table:formula="of:=[.J24]*[.J23]*[.J22]*[.$C$6]*[.$C$18]" office:value-type="percentage" office:value="0.0000761158594491928">
            <text:p>0.01%</text:p>
          </table:table-cell>
          <table:table-cell table:style-name="ce4" table:formula="of:=[.K24]*[.K23]*[.K22]*[.$C$6]*[.$C$18]" office:value-type="percentage" office:value="0.092740571797641">
            <text:p>9.27%</text:p>
          </table:table-cell>
          <table:table-cell table:style-name="ce4" table:formula="of:=[.L24]*[.L23]*[.L22]*[.$C$6]*[.$C$18]" office:value-type="percentage" office:value="0.425445176770772">
            <text:p>42.54%</text:p>
          </table:table-cell>
          <table:table-cell table:style-name="ce4" office:value-type="percentage" office:value="0.5225">
            <text:p>52.25%</text:p>
          </table:table-cell>
          <table:table-cell table:style-name="ce4" table:formula="of:=[.N24]*[.N23]*[.N22]*[.$C$6]*[.$C$18]" office:value-type="percentage" office:value="0.439699655357365">
            <text:p>43.97%</text:p>
          </table:table-cell>
          <table:table-cell table:style-name="ce4" table:formula="of:=[.O24]*[.O23]*[.O22]*[.$C$6]*[.$C$18]" office:value-type="percentage" office:value="0">
            <text:p>0.00%</text:p>
          </table:table-cell>
          <table:table-cell table:style-name="ce4" table:formula="of:=[.P24]*[.P23]*[.P22]*[.$C$6]*[.$C$18]" office:value-type="percentage" office:value="0">
            <text:p>0.00%</text:p>
          </table:table-cell>
        </table:table-row>
        <table:table-row table:style-name="ro3">
          <table:table-cell table:number-columns-repeated="16"/>
        </table:table-row>
        <table:table-row table:style-name="ro3">
          <table:table-cell/>
          <table:table-cell>
            <draw:frame table:end-cell-address="Summary.Q55" table:end-x="0.1217in" table:end-y="0.0906in" draw:z-index="0" draw:style-name="gr1" svg:width="9.4457in" svg:height="4.8492in" svg:x="0.2768in" svg:y="0.0417in">
              <draw:object draw:notify-on-update-of-ranges="Summary.C21:Summary.P21 Summary.B22:Summary.B22 Summary.C22:Summary.P22 Summary.B23:Summary.B23 Summary.C23:Summary.P23 Summary.B24:Summary.B24 Summary.C24:Summary.P24 Summary.B25:Summary.B25 Summary.C25:Summary.P25 Summary.B26:Summary.B26 Summary.C26:Summary.P26" xlink:href="./Object 1" xlink:type="simple" xlink:show="embed" xlink:actuate="onLoad"/>
              <draw:image xlink:href="./ObjectReplacements/Object 1" xlink:type="simple" xlink:show="embed" xlink:actuate="onLoad"/>
            </draw:frame>
          </table:table-cell>
          <table:table-cell table:number-columns-repeated="14"/>
        </table:table-row>
      </table:table>
      <table:table table:name="ScriptTestCases" table:style-name="ta1" table:print="false">
        <table:table-column table:style-name="co8" table:default-cell-style-name="ce6"/>
        <table:table-column table:style-name="co9" table:default-cell-style-name="ce6"/>
        <table:table-column table:style-name="co10" table:default-cell-style-name="ce11"/>
        <table:table-column table:style-name="co7" table:default-cell-style-name="ce11"/>
        <table:table-column table:style-name="co7" table:default-cell-style-name="ce6"/>
        <table:table-column table:style-name="co11" table:default-cell-style-name="ce11"/>
        <table:table-column table:style-name="co7" table:default-cell-style-name="ce6"/>
        <table:table-column table:style-name="co7" table:default-cell-style-name="ce18"/>
        <table:table-column table:style-name="co7" table:number-columns-repeated="248" table:default-cell-style-name="ce6"/>
        <table:table-row table:style-name="ro1">
          <table:table-cell table:style-name="ce1" office:value-type="string">
            <text:p>GMAT System Test </text:p>
          </table:table-cell>
          <table:table-cell table:style-name="ce9"/>
          <table:table-cell table:number-columns-repeated="254"/>
        </table:table-row>
        <table:table-row table:style-name="ro2">
          <table:table-cell table:style-name="ce2" office:value-type="string">
            <text:p>Test Case Definitions</text:p>
          </table:table-cell>
          <table:table-cell table:style-name="ce9"/>
          <table:table-cell table:number-columns-repeated="254"/>
        </table:table-row>
        <table:table-row table:style-name="ro3">
          <table:table-cell table:number-columns-repeated="256"/>
        </table:table-row>
        <table:table-row table:style-name="ro4">
          <table:table-cell table:style-name="ce7" office:value-type="string">
            <text:p>ID</text:p>
          </table:table-cell>
          <table:table-cell table:style-name="ce7" office:value-type="string">
            <text:p>Test Case</text:p>
          </table:table-cell>
          <table:table-cell table:style-name="ce12" office:value-type="string">
            <text:p>Purpose</text:p>
          </table:table-cell>
          <table:table-cell table:style-name="ce12" office:value-type="string">
            <text:p>Frequency</text:p>
          </table:table-cell>
          <table:table-cell table:style-name="ce7" office:value-type="string">
            <text:p>Status *</text:p>
          </table:table-cell>
          <table:table-cell table:style-name="ce12" office:value-type="string">
            <text:p>Notes</text:p>
          </table:table-cell>
          <table:table-cell table:style-name="ce17"/>
          <table:table-cell table:style-name="ce19" office:value-type="string">
            <text:p>Status Value</text:p>
          </table:table-cell>
          <table:table-cell table:style-name="ce17" table:number-columns-repeated="248"/>
        </table:table-row>
        <table:table-row table:style-name="ro5">
          <table:table-cell table:style-name="ce8" office:value-type="float" office:value="1">
            <text:p>1</text:p>
          </table:table-cell>
          <table:table-cell table:style-name="ce8" office:value-type="string">
            <text:p>ParametersinCommands.script</text:p>
          </table:table-cell>
          <table:table-cell table:style-name="ce13" office:value-type="string">
            <text:p>Test use of variables, s/c parameters, numbers and array elements in stopping conditions, vary, achieve, minimize, and nonlinear constraint.</text:p>
          </table:table-cell>
          <table:table-cell table:style-name="ce13" office:value-type="string">
            <text:p>System Test</text:p>
          </table:table-cell>
          <table:table-cell table:style-name="ce16" office:value-type="string">
            <text:p>Started</text:p>
          </table:table-cell>
          <table:table-cell table:style-name="ce13" office:value-type="string">
            <text:p>Can't complete until Minimize and NonLinearConstraint commands are functional</text:p>
          </table:table-cell>
          <table:table-cell/>
          <table:table-cell table:formula="of:=IF([.E5]=&quot;Started&quot;;1;IF([.E5]=&quot;Written&quot;;2;IF([.E5]=&quot;Complete&quot;;3;0)))" office:value-type="float" office:value="1">
            <text:p>1</text:p>
          </table:table-cell>
          <table:table-cell table:number-columns-repeated="248"/>
        </table:table-row>
        <table:table-row table:style-name="ro4">
          <table:table-cell table:style-name="ce8" table:formula="of:=[.A5]+1" office:value-type="float" office:value="2">
            <text:p>2</text:p>
          </table:table-cell>
          <table:table-cell table:style-name="ce8" office:value-type="string">
            <text:p>CbMars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6]=&quot;Started&quot;;1;IF([.E6]=&quot;Written&quot;;2;IF([.E6]=&quot;Complete&quot;;3;0)))" office:value-type="float" office:value="3">
            <text:p>3</text:p>
          </table:table-cell>
          <table:table-cell table:number-columns-repeated="248"/>
        </table:table-row>
        <table:table-row table:style-name="ro4">
          <table:table-cell table:style-name="ce8" table:formula="of:=[.A6]+1" office:value-type="float" office:value="3">
            <text:p>3</text:p>
          </table:table-cell>
          <table:table-cell table:style-name="ce8" office:value-type="string">
            <text:p>CbMercury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7]=&quot;Started&quot;;1;IF([.E7]=&quot;Written&quot;;2;IF([.E7]=&quot;Complete&quot;;3;0)))" office:value-type="float" office:value="3">
            <text:p>3</text:p>
          </table:table-cell>
          <table:table-cell/>
          <table:table-cell table:style-name="ce20" table:number-columns-repeated="3"/>
          <table:table-cell table:number-columns-repeated="244"/>
        </table:table-row>
        <table:table-row table:style-name="ro4">
          <table:table-cell table:style-name="ce8" table:formula="of:=[.A7]+1" office:value-type="float" office:value="4">
            <text:p>4</text:p>
          </table:table-cell>
          <table:table-cell table:style-name="ce8" office:value-type="string">
            <text:p>CbMoon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8]=&quot;Started&quot;;1;IF([.E8]=&quot;Written&quot;;2;IF([.E8]=&quot;Complete&quot;;3;0)))" office:value-type="float" office:value="3">
            <text:p>3</text:p>
          </table:table-cell>
          <table:table-cell table:number-columns-repeated="248"/>
        </table:table-row>
        <table:table-row table:style-name="ro4">
          <table:table-cell table:style-name="ce8" table:formula="of:=[.A8]+1" office:value-type="float" office:value="5">
            <text:p>5</text:p>
          </table:table-cell>
          <table:table-cell table:style-name="ce8" office:value-type="string">
            <text:p>CbNeptune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9]=&quot;Started&quot;;1;IF([.E9]=&quot;Written&quot;;2;IF([.E9]=&quot;Complete&quot;;3;0)))" office:value-type="float" office:value="3">
            <text:p>3</text:p>
          </table:table-cell>
          <table:table-cell table:number-columns-repeated="248"/>
        </table:table-row>
        <table:table-row table:style-name="ro4">
          <table:table-cell table:style-name="ce8" table:formula="of:=[.A9]+1" office:value-type="float" office:value="6">
            <text:p>6</text:p>
          </table:table-cell>
          <table:table-cell table:style-name="ce8" office:value-type="string">
            <text:p>CbPluto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10]=&quot;Started&quot;;1;IF([.E10]=&quot;Written&quot;;2;IF([.E10]=&quot;Complete&quot;;3;0)))" office:value-type="float" office:value="3">
            <text:p>3</text:p>
          </table:table-cell>
          <table:table-cell table:number-columns-repeated="248"/>
        </table:table-row>
        <table:table-row table:style-name="ro4">
          <table:table-cell table:style-name="ce8" table:formula="of:=[.A10]+1" office:value-type="float" office:value="7">
            <text:p>7</text:p>
          </table:table-cell>
          <table:table-cell table:style-name="ce8" office:value-type="string">
            <text:p>CbSaturn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11]=&quot;Started&quot;;1;IF([.E11]=&quot;Written&quot;;2;IF([.E11]=&quot;Complete&quot;;3;0)))" office:value-type="float" office:value="3">
            <text:p>3</text:p>
          </table:table-cell>
          <table:table-cell table:number-columns-repeated="248"/>
        </table:table-row>
        <table:table-row table:style-name="ro4">
          <table:table-cell table:style-name="ce8" table:formula="of:=[.A11]+1" office:value-type="float" office:value="8">
            <text:p>8</text:p>
          </table:table-cell>
          <table:table-cell table:style-name="ce8" office:value-type="string">
            <text:p>CbUranus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12]=&quot;Started&quot;;1;IF([.E12]=&quot;Written&quot;;2;IF([.E12]=&quot;Complete&quot;;3;0)))" office:value-type="float" office:value="3">
            <text:p>3</text:p>
          </table:table-cell>
          <table:table-cell table:number-columns-repeated="248"/>
        </table:table-row>
        <table:table-row table:style-name="ro4">
          <table:table-cell table:style-name="ce8" table:formula="of:=[.A12]+1" office:value-type="float" office:value="9">
            <text:p>9</text:p>
          </table:table-cell>
          <table:table-cell table:style-name="ce8" office:value-type="string">
            <text:p>CbVenus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13]=&quot;Started&quot;;1;IF([.E13]=&quot;Written&quot;;2;IF([.E13]=&quot;Complete&quot;;3;0)))" office:value-type="float" office:value="3">
            <text:p>3</text:p>
          </table:table-cell>
          <table:table-cell table:number-columns-repeated="248"/>
        </table:table-row>
        <table:table-row table:style-name="ro4">
          <table:table-cell table:style-name="ce8" table:formula="of:=[.A13]+1" office:value-type="float" office:value="10">
            <text:p>10</text:p>
          </table:table-cell>
          <table:table-cell table:style-name="ce10" office:value-type="string">
            <text:p>CS2BodyEarthFixed.m</text:p>
          </table:table-cell>
          <table:table-cell table:style-name="ce14"/>
          <table:table-cell table:style-name="ce13" office:value-type="string">
            <text:p>Monthly</text:p>
          </table:table-cell>
          <table:table-cell table:style-name="ce16" office:value-type="string">
            <text:p>Complete</text:p>
          </table:table-cell>
          <table:table-cell table:style-name="ce14"/>
          <table:table-cell/>
          <table:table-cell table:formula="of:=IF([.E14]=&quot;Started&quot;;1;IF([.E14]=&quot;Written&quot;;2;IF([.E14]=&quot;Complete&quot;;3;0)))" office:value-type="float" office:value="3">
            <text:p>3</text:p>
          </table:table-cell>
          <table:table-cell table:number-columns-repeated="248"/>
        </table:table-row>
        <table:table-row table:style-name="ro4">
          <table:table-cell table:style-name="ce8" table:formula="of:=[.A14]+1" office:value-type="float" office:value="11">
            <text:p>11</text:p>
          </table:table-cell>
          <table:table-cell table:style-name="ce8" office:value-type="string">
            <text:p>CS2BodyEarthGSE.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15]=&quot;Started&quot;;1;IF([.E15]=&quot;Written&quot;;2;IF([.E15]=&quot;Complete&quot;;3;0)))" office:value-type="float" office:value="3">
            <text:p>3</text:p>
          </table:table-cell>
          <table:table-cell table:number-columns-repeated="248"/>
        </table:table-row>
        <table:table-row table:style-name="ro4">
          <table:table-cell table:style-name="ce8" table:formula="of:=[.A15]+1" office:value-type="float" office:value="12">
            <text:p>12</text:p>
          </table:table-cell>
          <table:table-cell table:style-name="ce8" office:value-type="string">
            <text:p>CS2BodyEarthMJ2000Ec.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16]=&quot;Started&quot;;1;IF([.E16]=&quot;Written&quot;;2;IF([.E16]=&quot;Complete&quot;;3;0)))" office:value-type="float" office:value="3">
            <text:p>3</text:p>
          </table:table-cell>
          <table:table-cell table:number-columns-repeated="248"/>
        </table:table-row>
        <table:table-row table:style-name="ro4">
          <table:table-cell table:style-name="ce8" table:formula="of:=[.A16]+1" office:value-type="float" office:value="13">
            <text:p>13</text:p>
          </table:table-cell>
          <table:table-cell table:style-name="ce8" office:value-type="string">
            <text:p>CS2BodyEarthMJ2000Eq.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17]=&quot;Started&quot;;1;IF([.E17]=&quot;Written&quot;;2;IF([.E17]=&quot;Complete&quot;;3;0)))" office:value-type="float" office:value="3">
            <text:p>3</text:p>
          </table:table-cell>
          <table:table-cell table:number-columns-repeated="248"/>
        </table:table-row>
        <table:table-row table:style-name="ro4">
          <table:table-cell table:style-name="ce8" table:formula="of:=[.A17]+1" office:value-type="float" office:value="14">
            <text:p>14</text:p>
          </table:table-cell>
          <table:table-cell table:style-name="ce8" office:value-type="string">
            <text:p>CS2BodyMarsMJ2000Eq.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18]=&quot;Started&quot;;1;IF([.E18]=&quot;Written&quot;;2;IF([.E18]=&quot;Complete&quot;;3;0)))" office:value-type="float" office:value="3">
            <text:p>3</text:p>
          </table:table-cell>
          <table:table-cell table:number-columns-repeated="248"/>
        </table:table-row>
        <table:table-row table:style-name="ro4">
          <table:table-cell table:style-name="ce8" table:formula="of:=[.A18]+1" office:value-type="float" office:value="15">
            <text:p>15</text:p>
          </table:table-cell>
          <table:table-cell table:style-name="ce8" office:value-type="string">
            <text:p>MathOperatorsAndFunctions.script</text:p>
          </table:table-cell>
          <table:table-cell table:style-name="ce13"/>
          <table:table-cell table:style-name="ce13" office:value-type="string">
            <text:p>System Test</text:p>
          </table:table-cell>
          <table:table-cell table:style-name="ce16" office:value-type="string">
            <text:p>Written</text:p>
          </table:table-cell>
          <table:table-cell table:style-name="ce13"/>
          <table:table-cell/>
          <table:table-cell table:formula="of:=IF([.E19]=&quot;Started&quot;;1;IF([.E19]=&quot;Written&quot;;2;IF([.E19]=&quot;Complete&quot;;3;0)))" office:value-type="float" office:value="2">
            <text:p>2</text:p>
          </table:table-cell>
          <table:table-cell table:number-columns-repeated="248"/>
        </table:table-row>
        <table:table-row table:style-name="ro4">
          <table:table-cell table:style-name="ce8" table:formula="of:=[.A19]+1" office:value-type="float" office:value="16">
            <text:p>16</text:p>
          </table:table-cell>
          <table:table-cell table:style-name="ce8" office:value-type="string">
            <text:p>IntegratorABM_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20]=&quot;Started&quot;;1;IF([.E20]=&quot;Written&quot;;2;IF([.E20]=&quot;Complete&quot;;3;0)))" office:value-type="float" office:value="3">
            <text:p>3</text:p>
          </table:table-cell>
          <table:table-cell table:number-columns-repeated="248"/>
        </table:table-row>
        <table:table-row table:style-name="ro4">
          <table:table-cell table:style-name="ce8" table:formula="of:=[.A20]+1" office:value-type="float" office:value="17">
            <text:p>17</text:p>
          </table:table-cell>
          <table:table-cell table:style-name="ce8" office:value-type="string">
            <text:p>IntegratorBS_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21]=&quot;Started&quot;;1;IF([.E21]=&quot;Written&quot;;2;IF([.E21]=&quot;Complete&quot;;3;0)))" office:value-type="float" office:value="3">
            <text:p>3</text:p>
          </table:table-cell>
          <table:table-cell table:number-columns-repeated="248"/>
        </table:table-row>
        <table:table-row table:style-name="ro4">
          <table:table-cell table:style-name="ce8" table:formula="of:=[.A21]+1" office:value-type="float" office:value="18">
            <text:p>18</text:p>
          </table:table-cell>
          <table:table-cell table:style-name="ce8" office:value-type="string">
            <text:p>IntegratorPD45_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22]=&quot;Started&quot;;1;IF([.E22]=&quot;Written&quot;;2;IF([.E22]=&quot;Complete&quot;;3;0)))" office:value-type="float" office:value="3">
            <text:p>3</text:p>
          </table:table-cell>
          <table:table-cell table:number-columns-repeated="248"/>
        </table:table-row>
        <table:table-row table:style-name="ro4">
          <table:table-cell table:style-name="ce8" table:formula="of:=[.A22]+1" office:value-type="float" office:value="19">
            <text:p>19</text:p>
          </table:table-cell>
          <table:table-cell table:style-name="ce8" office:value-type="string">
            <text:p>IntegratorPD78_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23]=&quot;Started&quot;;1;IF([.E23]=&quot;Written&quot;;2;IF([.E23]=&quot;Complete&quot;;3;0)))" office:value-type="float" office:value="3">
            <text:p>3</text:p>
          </table:table-cell>
          <table:table-cell table:number-columns-repeated="248"/>
        </table:table-row>
        <table:table-row table:style-name="ro4">
          <table:table-cell table:style-name="ce8" table:formula="of:=[.A23]+1" office:value-type="float" office:value="20">
            <text:p>20</text:p>
          </table:table-cell>
          <table:table-cell table:style-name="ce8" office:value-type="string">
            <text:p>IntegratorRKF56_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24]=&quot;Started&quot;;1;IF([.E24]=&quot;Written&quot;;2;IF([.E24]=&quot;Complete&quot;;3;0)))" office:value-type="float" office:value="3">
            <text:p>3</text:p>
          </table:table-cell>
          <table:table-cell table:number-columns-repeated="248"/>
        </table:table-row>
        <table:table-row table:style-name="ro4">
          <table:table-cell table:style-name="ce8" table:formula="of:=[.A24]+1" office:value-type="float" office:value="21">
            <text:p>21</text:p>
          </table:table-cell>
          <table:table-cell table:style-name="ce8" office:value-type="string">
            <text:p>IntegratorRKN68_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25]=&quot;Started&quot;;1;IF([.E25]=&quot;Written&quot;;2;IF([.E25]=&quot;Complete&quot;;3;0)))" office:value-type="float" office:value="3">
            <text:p>3</text:p>
          </table:table-cell>
          <table:table-cell table:number-columns-repeated="248"/>
        </table:table-row>
        <table:table-row table:style-name="ro6">
          <table:table-cell table:style-name="ce8" table:formula="of:=[.A25]+1" office:value-type="float" office:value="22">
            <text:p>22</text:p>
          </table:table-cell>
          <table:table-cell table:style-name="ce8" office:value-type="string">
            <text:p>ForArray.m</text:p>
          </table:table-cell>
          <table:table-cell table:style-name="ce13" office:value-type="string">
            <text:p>Covers missing for loop tests, particularly when the loop parameters are array elements</text:p>
          </table:table-cell>
          <table:table-cell table:style-name="ce13" office:value-type="string">
            <text:p>Monthly</text:p>
          </table:table-cell>
          <table:table-cell table:style-name="ce16" office:value-type="string">
            <text:p>Complete</text:p>
          </table:table-cell>
          <table:table-cell table:style-name="ce13"/>
          <table:table-cell/>
          <table:table-cell table:formula="of:=IF([.E26]=&quot;Started&quot;;1;IF([.E26]=&quot;Written&quot;;2;IF([.E26]=&quot;Complete&quot;;3;0)))" office:value-type="float" office:value="3">
            <text:p>3</text:p>
          </table:table-cell>
          <table:table-cell table:number-columns-repeated="248"/>
        </table:table-row>
        <table:table-row table:style-name="ro4">
          <table:table-cell table:style-name="ce8" table:formula="of:=[.A26]+1" office:value-type="float" office:value="23">
            <text:p>23</text:p>
          </table:table-cell>
          <table:table-cell table:style-name="ce8" office:value-type="string">
            <text:p>ForIf42_24.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27]=&quot;Started&quot;;1;IF([.E27]=&quot;Written&quot;;2;IF([.E27]=&quot;Complete&quot;;3;0)))" office:value-type="float" office:value="3">
            <text:p>3</text:p>
          </table:table-cell>
          <table:table-cell table:number-columns-repeated="248"/>
        </table:table-row>
        <table:table-row table:style-name="ro4">
          <table:table-cell table:style-name="ce8" table:formula="of:=[.A27]+1" office:value-type="float" office:value="24">
            <text:p>24</text:p>
          </table:table-cell>
          <table:table-cell table:style-name="ce8" office:value-type="string">
            <text:p>ForWhile42.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28]=&quot;Started&quot;;1;IF([.E28]=&quot;Written&quot;;2;IF([.E28]=&quot;Complete&quot;;3;0)))" office:value-type="float" office:value="3">
            <text:p>3</text:p>
          </table:table-cell>
          <table:table-cell table:number-columns-repeated="248"/>
        </table:table-row>
        <table:table-row table:style-name="ro4">
          <table:table-cell table:style-name="ce8" table:formula="of:=[.A28]+1" office:value-type="float" office:value="25">
            <text:p>25</text:p>
          </table:table-cell>
          <table:table-cell table:style-name="ce8" office:value-type="string">
            <text:p>If11.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29]=&quot;Started&quot;;1;IF([.E29]=&quot;Written&quot;;2;IF([.E29]=&quot;Complete&quot;;3;0)))" office:value-type="float" office:value="3">
            <text:p>3</text:p>
          </table:table-cell>
          <table:table-cell table:number-columns-repeated="248"/>
        </table:table-row>
        <table:table-row table:style-name="ro4">
          <table:table-cell table:style-name="ce8" table:formula="of:=[.A29]+1" office:value-type="float" office:value="26">
            <text:p>26</text:p>
          </table:table-cell>
          <table:table-cell table:style-name="ce8" office:value-type="string">
            <text:p>If12_21.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30]=&quot;Started&quot;;1;IF([.E30]=&quot;Written&quot;;2;IF([.E30]=&quot;Complete&quot;;3;0)))" office:value-type="float" office:value="3">
            <text:p>3</text:p>
          </table:table-cell>
          <table:table-cell table:number-columns-repeated="248"/>
        </table:table-row>
        <table:table-row table:style-name="ro4">
          <table:table-cell table:style-name="ce8" table:formula="of:=[.A30]+1" office:value-type="float" office:value="27">
            <text:p>27</text:p>
          </table:table-cell>
          <table:table-cell table:style-name="ce8" office:value-type="string">
            <text:p>If22.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31]=&quot;Started&quot;;1;IF([.E31]=&quot;Written&quot;;2;IF([.E31]=&quot;Complete&quot;;3;0)))" office:value-type="float" office:value="3">
            <text:p>3</text:p>
          </table:table-cell>
          <table:table-cell table:number-columns-repeated="248"/>
        </table:table-row>
        <table:table-row table:style-name="ro4">
          <table:table-cell table:style-name="ce8" table:formula="of:=[.A31]+1" office:value-type="float" office:value="28">
            <text:p>28</text:p>
          </table:table-cell>
          <table:table-cell table:style-name="ce8" office:value-type="string">
            <text:p>If33.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32]=&quot;Started&quot;;1;IF([.E32]=&quot;Written&quot;;2;IF([.E32]=&quot;Complete&quot;;3;0)))" office:value-type="float" office:value="3">
            <text:p>3</text:p>
          </table:table-cell>
          <table:table-cell table:number-columns-repeated="248"/>
        </table:table-row>
        <table:table-row table:style-name="ro4">
          <table:table-cell table:style-name="ce8" table:formula="of:=[.A32]+1" office:value-type="float" office:value="29">
            <text:p>29</text:p>
          </table:table-cell>
          <table:table-cell table:style-name="ce8" office:value-type="string">
            <text:p>If44.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33]=&quot;Started&quot;;1;IF([.E33]=&quot;Written&quot;;2;IF([.E33]=&quot;Complete&quot;;3;0)))" office:value-type="float" office:value="3">
            <text:p>3</text:p>
          </table:table-cell>
          <table:table-cell table:number-columns-repeated="248"/>
        </table:table-row>
        <table:table-row table:style-name="ro4">
          <table:table-cell table:style-name="ce8" table:formula="of:=[.A33]+1" office:value-type="float" office:value="30">
            <text:p>30</text:p>
          </table:table-cell>
          <table:table-cell table:style-name="ce8" office:value-type="string">
            <text:p>If55.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34]=&quot;Started&quot;;1;IF([.E34]=&quot;Written&quot;;2;IF([.E34]=&quot;Complete&quot;;3;0)))" office:value-type="float" office:value="3">
            <text:p>3</text:p>
          </table:table-cell>
          <table:table-cell table:number-columns-repeated="248"/>
        </table:table-row>
        <table:table-row table:style-name="ro4">
          <table:table-cell table:style-name="ce8" table:formula="of:=[.A34]+1" office:value-type="float" office:value="31">
            <text:p>31</text:p>
          </table:table-cell>
          <table:table-cell table:style-name="ce8" office:value-type="string">
            <text:p>IfForArra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35]=&quot;Started&quot;;1;IF([.E35]=&quot;Written&quot;;2;IF([.E35]=&quot;Complete&quot;;3;0)))" office:value-type="float" office:value="3">
            <text:p>3</text:p>
          </table:table-cell>
          <table:table-cell table:number-columns-repeated="248"/>
        </table:table-row>
        <table:table-row table:style-name="ro4">
          <table:table-cell table:style-name="ce8" table:formula="of:=[.A35]+1" office:value-type="float" office:value="32">
            <text:p>32</text:p>
          </table:table-cell>
          <table:table-cell table:style-name="ce8" office:value-type="string">
            <text:p>IfIf43_34.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36]=&quot;Started&quot;;1;IF([.E36]=&quot;Written&quot;;2;IF([.E36]=&quot;Complete&quot;;3;0)))" office:value-type="float" office:value="3">
            <text:p>3</text:p>
          </table:table-cell>
          <table:table-cell table:number-columns-repeated="248"/>
        </table:table-row>
        <table:table-row table:style-name="ro4">
          <table:table-cell table:style-name="ce8" table:formula="of:=[.A36]+1" office:value-type="float" office:value="33">
            <text:p>33</text:p>
          </table:table-cell>
          <table:table-cell table:style-name="ce8" office:value-type="string">
            <text:p>While42_24.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37]=&quot;Started&quot;;1;IF([.E37]=&quot;Written&quot;;2;IF([.E37]=&quot;Complete&quot;;3;0)))" office:value-type="float" office:value="3">
            <text:p>3</text:p>
          </table:table-cell>
          <table:table-cell table:number-columns-repeated="248"/>
        </table:table-row>
        <table:table-row table:style-name="ro4">
          <table:table-cell table:style-name="ce8" table:formula="of:=[.A37]+1" office:value-type="float" office:value="34">
            <text:p>34</text:p>
          </table:table-cell>
          <table:table-cell table:style-name="ce8" office:value-type="string">
            <text:p>While53_35.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38]=&quot;Started&quot;;1;IF([.E38]=&quot;Written&quot;;2;IF([.E38]=&quot;Complete&quot;;3;0)))" office:value-type="float" office:value="3">
            <text:p>3</text:p>
          </table:table-cell>
          <table:table-cell table:number-columns-repeated="248"/>
        </table:table-row>
        <table:table-row table:style-name="ro4">
          <table:table-cell table:style-name="ce8" table:formula="of:=[.A38]+1" office:value-type="float" office:value="35">
            <text:p>35</text:p>
          </table:table-cell>
          <table:table-cell table:style-name="ce8" office:value-type="string">
            <text:p>WhileForArra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39]=&quot;Started&quot;;1;IF([.E39]=&quot;Written&quot;;2;IF([.E39]=&quot;Complete&quot;;3;0)))" office:value-type="float" office:value="3">
            <text:p>3</text:p>
          </table:table-cell>
          <table:table-cell table:number-columns-repeated="248"/>
        </table:table-row>
        <table:table-row table:style-name="ro4">
          <table:table-cell table:style-name="ce8" table:formula="of:=[.A39]+1" office:value-type="float" office:value="36">
            <text:p>36</text:p>
          </table:table-cell>
          <table:table-cell table:style-name="ce8" office:value-type="string">
            <text:p>WhileIf51_15.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40]=&quot;Started&quot;;1;IF([.E40]=&quot;Written&quot;;2;IF([.E40]=&quot;Complete&quot;;3;0)))" office:value-type="float" office:value="3">
            <text:p>3</text:p>
          </table:table-cell>
          <table:table-cell table:number-columns-repeated="248"/>
        </table:table-row>
        <table:table-row table:style-name="ro4">
          <table:table-cell table:style-name="ce8" table:formula="of:=[.A40]+1" office:value-type="float" office:value="37">
            <text:p>37</text:p>
          </table:table-cell>
          <table:table-cell table:style-name="ce8" office:value-type="string">
            <text:p>WhileTarget.m</text:p>
          </table:table-cell>
          <table:table-cell table:style-name="Default"/>
          <table:table-cell table:style-name="ce13" office:value-type="string">
            <text:p>Monthly</text:p>
          </table:table-cell>
          <table:table-cell table:style-name="ce16" office:value-type="string">
            <text:p>Complete</text:p>
          </table:table-cell>
          <table:table-cell table:style-name="ce13"/>
          <table:table-cell/>
          <table:table-cell table:formula="of:=IF([.E41]=&quot;Started&quot;;1;IF([.E41]=&quot;Written&quot;;2;IF([.E41]=&quot;Complete&quot;;3;0)))" office:value-type="float" office:value="3">
            <text:p>3</text:p>
          </table:table-cell>
          <table:table-cell table:number-columns-repeated="248"/>
        </table:table-row>
        <table:table-row table:style-name="ro4">
          <table:table-cell table:style-name="ce8" table:formula="of:=[.A41]+1" office:value-type="float" office:value="38">
            <text:p>38</text:p>
          </table:table-cell>
          <table:table-cell table:style-name="ce8" office:value-type="string">
            <text:p>WhileWhile42_24.m</text:p>
          </table:table-cell>
          <table:table-cell table:style-name="Default"/>
          <table:table-cell table:style-name="ce13" office:value-type="string">
            <text:p>Monthly</text:p>
          </table:table-cell>
          <table:table-cell table:style-name="ce16" office:value-type="string">
            <text:p>Complete</text:p>
          </table:table-cell>
          <table:table-cell table:style-name="ce13"/>
          <table:table-cell/>
          <table:table-cell table:formula="of:=IF([.E42]=&quot;Started&quot;;1;IF([.E42]=&quot;Written&quot;;2;IF([.E42]=&quot;Complete&quot;;3;0)))" office:value-type="float" office:value="3">
            <text:p>3</text:p>
          </table:table-cell>
          <table:table-cell table:number-columns-repeated="248"/>
        </table:table-row>
        <table:table-row table:style-name="ro4">
          <table:table-cell table:style-name="ce8" table:formula="of:=[.A42]+1" office:value-type="float" office:value="39">
            <text:p>39</text:p>
          </table:table-cell>
          <table:table-cell table:style-name="ce8" office:value-type="string">
            <text:p>LibrationTest_GMAT_SE.m</text:p>
          </table:table-cell>
          <table:table-cell table:style-name="ce13" office:value-type="string">
            <text:p>Tests Sun-Earth Libration Point Calculation</text:p>
          </table:table-cell>
          <table:table-cell table:style-name="ce13" office:value-type="string">
            <text:p>Monthly</text:p>
          </table:table-cell>
          <table:table-cell table:style-name="ce16" office:value-type="string">
            <text:p>Complete</text:p>
          </table:table-cell>
          <table:table-cell table:style-name="ce13" office:value-type="string">
            <text:p>Error in 10/20/06 Build</text:p>
          </table:table-cell>
          <table:table-cell/>
          <table:table-cell table:formula="of:=IF([.E43]=&quot;Started&quot;;1;IF([.E43]=&quot;Written&quot;;2;IF([.E43]=&quot;Complete&quot;;3;0)))" office:value-type="float" office:value="3">
            <text:p>3</text:p>
          </table:table-cell>
          <table:table-cell table:number-columns-repeated="248"/>
        </table:table-row>
        <table:table-row table:style-name="ro6">
          <table:table-cell table:style-name="ce8" table:formula="of:=[.A43]+1" office:value-type="float" office:value="40">
            <text:p>40</text:p>
          </table:table-cell>
          <table:table-cell table:style-name="ce8" office:value-type="string">
            <text:p>LibrationTest_GMAT_SEM.m</text:p>
          </table:table-cell>
          <table:table-cell table:style-name="ce13" office:value-type="string">
            <text:p>Tests Sun Earth Moon Libration Point Location Calculation</text:p>
          </table:table-cell>
          <table:table-cell table:style-name="ce13" office:value-type="string">
            <text:p>Monthly</text:p>
          </table:table-cell>
          <table:table-cell table:style-name="ce16" office:value-type="string">
            <text:p>Complete</text:p>
          </table:table-cell>
          <table:table-cell table:style-name="ce13" office:value-type="string">
            <text:p>Error in 10/20/06 Build</text:p>
          </table:table-cell>
          <table:table-cell/>
          <table:table-cell table:formula="of:=IF([.E44]=&quot;Started&quot;;1;IF([.E44]=&quot;Written&quot;;2;IF([.E44]=&quot;Complete&quot;;3;0)))" office:value-type="float" office:value="3">
            <text:p>3</text:p>
          </table:table-cell>
          <table:table-cell table:number-columns-repeated="248"/>
        </table:table-row>
        <table:table-row table:style-name="ro4">
          <table:table-cell table:style-name="ce8" table:formula="of:=[.A44]+1" office:value-type="float" office:value="41">
            <text:p>41</text:p>
          </table:table-cell>
          <table:table-cell table:style-name="ce8" office:value-type="string">
            <text:p>DeltaV_GMAT_IEarth_Cartesian.m</text:p>
          </table:table-cell>
          <table:table-cell table:style-name="Default"/>
          <table:table-cell table:style-name="ce13" office:value-type="string">
            <text:p>Monthly</text:p>
          </table:table-cell>
          <table:table-cell table:style-name="ce16" office:value-type="string">
            <text:p>Complete</text:p>
          </table:table-cell>
          <table:table-cell table:style-name="ce13"/>
          <table:table-cell/>
          <table:table-cell table:formula="of:=IF([.E45]=&quot;Started&quot;;1;IF([.E45]=&quot;Written&quot;;2;IF([.E45]=&quot;Complete&quot;;3;0)))" office:value-type="float" office:value="3">
            <text:p>3</text:p>
          </table:table-cell>
          <table:table-cell table:number-columns-repeated="248"/>
        </table:table-row>
        <table:table-row table:style-name="ro4">
          <table:table-cell table:style-name="ce8" table:formula="of:=[.A45]+1" office:value-type="float" office:value="42">
            <text:p>42</text:p>
          </table:table-cell>
          <table:table-cell table:style-name="ce8" office:value-type="string">
            <text:p>DeltaV_GMAT_IEarth_VNB.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46]=&quot;Started&quot;;1;IF([.E46]=&quot;Written&quot;;2;IF([.E46]=&quot;Complete&quot;;3;0)))" office:value-type="float" office:value="3">
            <text:p>3</text:p>
          </table:table-cell>
          <table:table-cell table:number-columns-repeated="248"/>
        </table:table-row>
        <table:table-row table:style-name="ro4">
          <table:table-cell table:style-name="ce8" table:formula="of:=[.A46]+1" office:value-type="float" office:value="43">
            <text:p>43</text:p>
          </table:table-cell>
          <table:table-cell table:style-name="ce8" office:value-type="string">
            <text:p>DeltaV_GMAT_ISun_VNB.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47]=&quot;Started&quot;;1;IF([.E47]=&quot;Written&quot;;2;IF([.E47]=&quot;Complete&quot;;3;0)))" office:value-type="float" office:value="3">
            <text:p>3</text:p>
          </table:table-cell>
          <table:table-cell table:number-columns-repeated="248"/>
        </table:table-row>
        <table:table-row table:style-name="ro4">
          <table:table-cell table:style-name="ce8" table:formula="of:=[.A47]+1" office:value-type="float" office:value="44">
            <text:p>44</text:p>
          </table:table-cell>
          <table:table-cell table:style-name="ce8" office:value-type="string">
            <text:p>StopCond_GMAT_EarthAll_Days.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48]=&quot;Started&quot;;1;IF([.E48]=&quot;Written&quot;;2;IF([.E48]=&quot;Complete&quot;;3;0)))" office:value-type="float" office:value="3">
            <text:p>3</text:p>
          </table:table-cell>
          <table:table-cell table:number-columns-repeated="248"/>
        </table:table-row>
        <table:table-row table:style-name="ro4">
          <table:table-cell table:style-name="ce8" table:formula="of:=[.A48]+1" office:value-type="float" office:value="45">
            <text:p>45</text:p>
          </table:table-cell>
          <table:table-cell table:style-name="ce8" office:value-type="string">
            <text:p>StopCond_GMAT_Earth3MultiSatsPM_Days.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49]=&quot;Started&quot;;1;IF([.E49]=&quot;Written&quot;;2;IF([.E49]=&quot;Complete&quot;;3;0)))" office:value-type="float" office:value="3">
            <text:p>3</text:p>
          </table:table-cell>
          <table:table-cell table:number-columns-repeated="248"/>
        </table:table-row>
        <table:table-row table:style-name="ro4">
          <table:table-cell table:style-name="ce8" table:formula="of:=[.A49]+1" office:value-type="float" office:value="46">
            <text:p>46</text:p>
          </table:table-cell>
          <table:table-cell table:style-name="ce8" office:value-type="string">
            <text:p>GMAT_GEO_EarthSunLuna_JGM2_MSISE90_SRP.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50]=&quot;Started&quot;;1;IF([.E50]=&quot;Written&quot;;2;IF([.E50]=&quot;Complete&quot;;3;0)))" office:value-type="float" office:value="3">
            <text:p>3</text:p>
          </table:table-cell>
          <table:table-cell table:number-columns-repeated="248"/>
        </table:table-row>
        <table:table-row table:style-name="ro4">
          <table:table-cell table:style-name="ce8" table:formula="of:=[.A50]+1" office:value-type="float" office:value="47">
            <text:p>47</text:p>
          </table:table-cell>
          <table:table-cell table:style-name="ce8" office:value-type="string">
            <text:p>GMAT_Moon_AllPlanets_0_0_0.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51]=&quot;Started&quot;;1;IF([.E51]=&quot;Written&quot;;2;IF([.E51]=&quot;Complete&quot;;3;0)))" office:value-type="float" office:value="3">
            <text:p>3</text:p>
          </table:table-cell>
          <table:table-cell table:number-columns-repeated="248"/>
        </table:table-row>
        <table:table-row table:style-name="ro4">
          <table:table-cell table:style-name="ce8" table:formula="of:=[.A51]+1" office:value-type="float" office:value="48">
            <text:p>48</text:p>
          </table:table-cell>
          <table:table-cell table:style-name="ce8" office:value-type="string">
            <text:p>GMAT_Mars1_Mars_MARS50C_0_0.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52]=&quot;Started&quot;;1;IF([.E52]=&quot;Written&quot;;2;IF([.E52]=&quot;Complete&quot;;3;0)))" office:value-type="float" office:value="3">
            <text:p>3</text:p>
          </table:table-cell>
          <table:table-cell table:number-columns-repeated="248"/>
        </table:table-row>
        <table:table-row table:style-name="ro4">
          <table:table-cell table:style-name="ce8" table:formula="of:=[.A52]+1" office:value-type="float" office:value="49">
            <text:p>49</text:p>
          </table:table-cell>
          <table:table-cell table:style-name="ce8" office:value-type="string">
            <text:p>GMAT_Moon_Luna_LP165P_0_0.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53]=&quot;Started&quot;;1;IF([.E53]=&quot;Written&quot;;2;IF([.E53]=&quot;Complete&quot;;3;0)))" office:value-type="float" office:value="3">
            <text:p>3</text:p>
          </table:table-cell>
          <table:table-cell table:number-columns-repeated="248"/>
        </table:table-row>
        <table:table-row table:style-name="ro4">
          <table:table-cell table:style-name="ce8" table:formula="of:=[.A53]+1" office:value-type="float" office:value="50">
            <text:p>50</text:p>
          </table:table-cell>
          <table:table-cell table:style-name="ce8" office:value-type="string">
            <text:p>EpochFormatCheck.m</text:p>
          </table:table-cell>
          <table:table-cell table:style-name="ce13" office:value-type="string">
            <text:p>Checks all of the supported epoch formats.</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f:=IF([.E54]=&quot;Started&quot;;1;IF([.E54]=&quot;Written&quot;;2;IF([.E54]=&quot;Complete&quot;;3;0)))" office:value-type="float" office:value="3">
            <text:p>3</text:p>
          </table:table-cell>
          <table:table-cell table:number-columns-repeated="248"/>
        </table:table-row>
        <table:table-row table:style-name="ro7">
          <table:table-cell table:style-name="ce8" table:formula="of:=[.A54]+1" office:value-type="float" office:value="51">
            <text:p>51</text:p>
          </table:table-cell>
          <table:table-cell table:style-name="ce8" office:value-type="string">
            <text:p>allPropagates.m</text:p>
          </table:table-cell>
          <table:table-cell table:style-name="ce13" office:value-type="string">
            <text:p>Tests propagation with all of the available settings: forwards, backwards, Synchonized, formations multiple SpaceObjects, etc.</text:p>
          </table:table-cell>
          <table:table-cell table:style-name="ce13" office:value-type="string">
            <text:p>Monthly</text:p>
          </table:table-cell>
          <table:table-cell table:style-name="ce16" office:value-type="string">
            <text:p>Complete</text:p>
          </table:table-cell>
          <table:table-cell table:style-name="ce13"/>
          <table:table-cell/>
          <table:table-cell table:formula="of:=IF([.E55]=&quot;Started&quot;;1;IF([.E55]=&quot;Written&quot;;2;IF([.E55]=&quot;Complete&quot;;3;0)))" office:value-type="float" office:value="3">
            <text:p>3</text:p>
          </table:table-cell>
          <table:table-cell table:number-columns-repeated="248"/>
        </table:table-row>
        <table:table-row table:style-name="ro7">
          <table:table-cell table:style-name="ce8" table:formula="of:=[.A55]+1" office:value-type="float" office:value="52">
            <text:p>52</text:p>
          </table:table-cell>
          <table:table-cell table:style-name="ce8" office:value-type="string">
            <text:p>TargeterCheck.m</text:p>
          </table:table-cell>
          <table:table-cell table:style-name="ce13" office:value-type="string">
            <text:p>Checks the use of numbers, parameters, arrays, and variables inside of the Target Command's Achieve and Vary Commands.</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f:=IF([.E56]=&quot;Started&quot;;1;IF([.E56]=&quot;Written&quot;;2;IF([.E56]=&quot;Complete&quot;;3;0)))" office:value-type="float" office:value="3">
            <text:p>3</text:p>
          </table:table-cell>
          <table:table-cell table:number-columns-repeated="248"/>
        </table:table-row>
        <table:table-row table:style-name="ro7">
          <table:table-cell table:style-name="ce8" table:formula="of:=[.A56]+1" office:value-type="float" office:value="53">
            <text:p>53</text:p>
          </table:table-cell>
          <table:table-cell table:style-name="ce8" office:value-type="string">
            <text:p>XYPlotNonFunctionTest.m</text:p>
          </table:table-cell>
          <table:table-cell table:style-name="ce13" office:value-type="string">
            <text:p>Tests XYPlots for single valued and multivalued data. <text:s/>Includes some Math function testing.</text:p>
          </table:table-cell>
          <table:table-cell table:style-name="ce13" office:value-type="string">
            <text:p>Monthly</text:p>
          </table:table-cell>
          <table:table-cell table:style-name="ce16" office:value-type="string">
            <text:p>Started</text:p>
          </table:table-cell>
          <table:table-cell table:style-name="ce13"/>
          <table:table-cell/>
          <table:table-cell table:formula="of:=IF([.E57]=&quot;Started&quot;;1;IF([.E57]=&quot;Written&quot;;2;IF([.E57]=&quot;Complete&quot;;3;0)))" office:value-type="float" office:value="1">
            <text:p>1</text:p>
          </table:table-cell>
          <table:table-cell table:number-columns-repeated="248"/>
        </table:table-row>
        <table:table-row table:style-name="ro6">
          <table:table-cell table:style-name="ce8" table:formula="of:=[.A57]+1" office:value-type="float" office:value="54">
            <text:p>54</text:p>
          </table:table-cell>
          <table:table-cell table:style-name="ce8" office:value-type="string">
            <text:p>SaveAllObjects.m</text:p>
          </table:table-cell>
          <table:table-cell table:style-name="ce13" office:value-type="string">
            <text:p>Creates an instance of all creatable objects and saves them to a file.</text:p>
          </table:table-cell>
          <table:table-cell table:style-name="ce13" office:value-type="string">
            <text:p>Weekly</text:p>
          </table:table-cell>
          <table:table-cell table:style-name="ce16" office:value-type="string">
            <text:p>Complete</text:p>
          </table:table-cell>
          <table:table-cell table:style-name="ce13"/>
          <table:table-cell/>
          <table:table-cell table:formula="of:=IF([.E58]=&quot;Started&quot;;1;IF([.E58]=&quot;Written&quot;;2;IF([.E58]=&quot;Complete&quot;;3;0)))" office:value-type="float" office:value="3">
            <text:p>3</text:p>
          </table:table-cell>
          <table:table-cell table:number-columns-repeated="248"/>
        </table:table-row>
        <table:table-row table:style-name="ro4">
          <table:table-cell table:style-name="ce8" table:formula="of:=[.A58]+1" office:value-type="float" office:value="55">
            <text:p>55</text:p>
          </table:table-cell>
          <table:table-cell table:style-name="ce8" office:value-type="string">
            <text:p>StopAlone.m</text:p>
          </table:table-cell>
          <table:table-cell table:style-name="ce13" office:value-type="string">
            <text:p>Basic stop command test</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f:=IF([.E59]=&quot;Started&quot;;1;IF([.E59]=&quot;Written&quot;;2;IF([.E59]=&quot;Complete&quot;;3;0)))" office:value-type="float" office:value="3">
            <text:p>3</text:p>
          </table:table-cell>
          <table:table-cell table:number-columns-repeated="248"/>
        </table:table-row>
        <table:table-row table:style-name="ro4">
          <table:table-cell table:style-name="ce8" table:formula="of:=[.A59]+1" office:value-type="float" office:value="56">
            <text:p>56</text:p>
          </table:table-cell>
          <table:table-cell table:style-name="ce8" office:value-type="string">
            <text:p>StopIf.m</text:p>
          </table:table-cell>
          <table:table-cell table:style-name="ce13" office:value-type="string">
            <text:p>Stop inside an if</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f:=IF([.E60]=&quot;Started&quot;;1;IF([.E60]=&quot;Written&quot;;2;IF([.E60]=&quot;Complete&quot;;3;0)))" office:value-type="float" office:value="3">
            <text:p>3</text:p>
          </table:table-cell>
          <table:table-cell table:number-columns-repeated="248"/>
        </table:table-row>
        <table:table-row table:style-name="ro4">
          <table:table-cell table:style-name="ce8" table:formula="of:=[.A60]+1" office:value-type="float" office:value="57">
            <text:p>57</text:p>
          </table:table-cell>
          <table:table-cell table:style-name="ce8" office:value-type="string">
            <text:p>StopFor.m</text:p>
          </table:table-cell>
          <table:table-cell table:style-name="ce13" office:value-type="string">
            <text:p>Stop inside a For</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f:=IF([.E61]=&quot;Started&quot;;1;IF([.E61]=&quot;Written&quot;;2;IF([.E61]=&quot;Complete&quot;;3;0)))" office:value-type="float" office:value="3">
            <text:p>3</text:p>
          </table:table-cell>
          <table:table-cell table:number-columns-repeated="248"/>
        </table:table-row>
        <table:table-row table:style-name="ro4">
          <table:table-cell table:style-name="ce8" table:formula="of:=[.A61]+1" office:value-type="float" office:value="58">
            <text:p>58</text:p>
          </table:table-cell>
          <table:table-cell table:style-name="ce8" office:value-type="string">
            <text:p>StopTarget.m</text:p>
          </table:table-cell>
          <table:table-cell table:style-name="ce13" office:value-type="string">
            <text:p>Stop inside a Target</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f:=IF([.E62]=&quot;Started&quot;;1;IF([.E62]=&quot;Written&quot;;2;IF([.E62]=&quot;Complete&quot;;3;0)))" office:value-type="float" office:value="3">
            <text:p>3</text:p>
          </table:table-cell>
          <table:table-cell table:number-columns-repeated="248"/>
        </table:table-row>
        <table:table-row table:style-name="ro4">
          <table:table-cell table:style-name="ce8" table:formula="of:=[.A62]+1" office:value-type="float" office:value="59">
            <text:p>59</text:p>
          </table:table-cell>
          <table:table-cell table:style-name="ce8" office:value-type="string">
            <text:p>StopWhile.m</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63]=&quot;Started&quot;;1;IF([.E63]=&quot;Written&quot;;2;IF([.E63]=&quot;Complete&quot;;3;0)))" office:value-type="float" office:value="3">
            <text:p>3</text:p>
          </table:table-cell>
          <table:table-cell table:number-columns-repeated="248"/>
        </table:table-row>
        <table:table-row table:style-name="ro4">
          <table:table-cell table:style-name="ce8" table:formula="of:=[.A63]+1" office:value-type="float" office:value="60">
            <text:p>60</text:p>
          </table:table-cell>
          <table:table-cell table:style-name="ce8" office:value-type="string">
            <text:p>StopForIf.m</text:p>
          </table:table-cell>
          <table:table-cell table:style-name="ce13" office:value-type="string">
            <text:p>Stop in an If in a For</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f:=IF([.E64]=&quot;Started&quot;;1;IF([.E64]=&quot;Written&quot;;2;IF([.E64]=&quot;Complete&quot;;3;0)))" office:value-type="float" office:value="3">
            <text:p>3</text:p>
          </table:table-cell>
          <table:table-cell table:number-columns-repeated="248"/>
        </table:table-row>
        <table:table-row table:style-name="ro4">
          <table:table-cell table:style-name="ce8" table:formula="of:=[.A64]+1" office:value-type="float" office:value="61">
            <text:p>61</text:p>
          </table:table-cell>
          <table:table-cell table:style-name="ce8" office:value-type="string">
            <text:p>StopWhileFor.m</text:p>
          </table:table-cell>
          <table:table-cell table:style-name="ce13" office:value-type="string">
            <text:p>Stop in a For in a While</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f:=IF([.E65]=&quot;Started&quot;;1;IF([.E65]=&quot;Written&quot;;2;IF([.E65]=&quot;Complete&quot;;3;0)))" office:value-type="float" office:value="3">
            <text:p>3</text:p>
          </table:table-cell>
          <table:table-cell table:number-columns-repeated="248"/>
        </table:table-row>
        <table:table-row table:style-name="ro6">
          <table:table-cell table:style-name="ce8" table:formula="of:=[.A65]+1" office:value-type="float" office:value="62">
            <text:p>62</text:p>
          </table:table-cell>
          <table:table-cell table:style-name="ce8" office:value-type="string">
            <text:p>AssignmentTests</text:p>
          </table:table-cell>
          <table:table-cell table:style-name="ce13" office:value-type="string">
            <text:p>Tests object = object and other assignment statements.</text:p>
          </table:table-cell>
          <table:table-cell table:style-name="ce13" office:value-type="string">
            <text:p>Weekly</text:p>
          </table:table-cell>
          <table:table-cell table:style-name="ce16" office:value-type="string">
            <text:p>Complete</text:p>
          </table:table-cell>
          <table:table-cell table:style-name="ce13"/>
          <table:table-cell/>
          <table:table-cell table:formula="of:=IF([.E66]=&quot;Started&quot;;1;IF([.E66]=&quot;Written&quot;;2;IF([.E66]=&quot;Complete&quot;;3;0)))" office:value-type="float" office:value="3">
            <text:p>3</text:p>
          </table:table-cell>
          <table:table-cell table:number-columns-repeated="248"/>
        </table:table-row>
        <table:table-row table:style-name="ro8">
          <table:table-cell table:style-name="ce8" table:formula="of:=[.A66]+1" office:value-type="float" office:value="63">
            <text:p>63</text:p>
          </table:table-cell>
          <table:table-cell table:style-name="ce8" office:value-type="string">
            <text:p>BasicOptimizerTest.script</text:p>
          </table:table-cell>
          <table:table-cell table:style-name="ce13" office:value-type="string">
            <text:p>This test is the simplest of all the optimizer tests. <text:s/>It solves a simple </text:p>
            <text:p>constrained optimization problem, where the cost and constraints are</text:p>
            <text:p>polynomials. <text:s/>The truth file is not written yet.</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f:=IF([.E67]=&quot;Started&quot;;1;IF([.E67]=&quot;Written&quot;;2;IF([.E67]=&quot;Complete&quot;;3;0)))" office:value-type="float" office:value="3">
            <text:p>3</text:p>
          </table:table-cell>
          <table:table-cell table:number-columns-repeated="248"/>
        </table:table-row>
        <table:table-row table:style-name="ro9">
          <table:table-cell table:style-name="ce8" table:formula="of:=[.A67]+1" office:value-type="float" office:value="64">
            <text:p>64</text:p>
          </table:table-cell>
          <table:table-cell table:style-name="ce8" office:value-type="string">
            <text:p>NonLinearConstraintTests.script</text:p>
          </table:table-cell>
          <table:table-cell table:style-name="ce13" office:value-type="string">
            <text:p>verifies that NonLinearConstraint handles</text:p>
            <text:p><text:s text:c="2"/>all allowed usages including conditions (&gt;=,&lt;=, =) and </text:p>
            <text:p><text:s text:c="2"/>variables, arrays, array elements, and spacecraft parameters.</text:p>
            <text:p><text:s text:c="2"/>If the script runs correctly, the optimizer should converge </text:p>
            <text:p><text:s text:c="2"/>to Sat1.X = 4, Sat1.Y = 4;</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f:=IF([.E68]=&quot;Started&quot;;1;IF([.E68]=&quot;Written&quot;;2;IF([.E68]=&quot;Complete&quot;;3;0)))" office:value-type="float" office:value="3">
            <text:p>3</text:p>
          </table:table-cell>
          <table:table-cell table:number-columns-repeated="248"/>
        </table:table-row>
        <table:table-row table:style-name="ro4">
          <table:table-cell table:style-name="ce8" table:formula="of:=[.A68]+1" office:value-type="float" office:value="65">
            <text:p>65</text:p>
          </table:table-cell>
          <table:table-cell table:style-name="ce8" office:value-type="string">
            <text:p>MinimizeTests.script</text:p>
          </table:table-cell>
          <table:table-cell table:style-name="ce13" office:value-type="string">
            <text:p>This script tests the minimize command</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f:=IF([.E69]=&quot;Started&quot;;1;IF([.E69]=&quot;Written&quot;;2;IF([.E69]=&quot;Complete&quot;;3;0)))" office:value-type="float" office:value="3">
            <text:p>3</text:p>
          </table:table-cell>
          <table:table-cell table:number-columns-repeated="248"/>
        </table:table-row>
        <table:table-row table:style-name="ro4">
          <table:table-cell table:style-name="ce8" table:formula="of:=[.A69]+1" office:value-type="float" office:value="66">
            <text:p>66</text:p>
          </table:table-cell>
          <table:table-cell table:style-name="ce8" office:value-type="string">
            <text:p>VaryTests</text:p>
          </table:table-cell>
          <table:table-cell table:style-name="ce13" office:value-type="string">
            <text:p>Tests Vary command in optimizers</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f:=IF([.E70]=&quot;Started&quot;;1;IF([.E70]=&quot;Written&quot;;2;IF([.E70]=&quot;Complete&quot;;3;0)))" office:value-type="float" office:value="3">
            <text:p>3</text:p>
          </table:table-cell>
          <table:table-cell table:number-columns-repeated="248"/>
        </table:table-row>
        <table:table-row table:style-name="ro6">
          <table:table-cell table:style-name="ce8" table:formula="of:=[.A70]+1" office:value-type="float" office:value="67">
            <text:p>67</text:p>
          </table:table-cell>
          <table:table-cell table:style-name="ce8" office:value-type="string">
            <text:p>OptimizersInControlFlow.script</text:p>
          </table:table-cell>
          <table:table-cell table:style-name="ce13" office:value-type="string">
            <text:p>Tests Optimizers Nested Inside of Control Flow</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f:=IF([.E71]=&quot;Started&quot;;1;IF([.E71]=&quot;Written&quot;;2;IF([.E71]=&quot;Complete&quot;;3;0)))" office:value-type="float" office:value="3">
            <text:p>3</text:p>
          </table:table-cell>
          <table:table-cell table:number-columns-repeated="248"/>
        </table:table-row>
        <table:table-row table:style-name="ro4">
          <table:table-cell table:style-name="ce8" table:formula="of:=[.A71]+1" office:value-type="float" office:value="68">
            <text:p>68</text:p>
          </table:table-cell>
          <table:table-cell table:style-name="ce8" office:value-type="string">
            <text:p>MathOperators.script</text:p>
          </table:table-cell>
          <table:table-cell table:style-name="ce13" office:value-type="string">
            <text:p>Tests basic math operators and functions</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f:=IF([.E72]=&quot;Started&quot;;1;IF([.E72]=&quot;Written&quot;;2;IF([.E72]=&quot;Complete&quot;;3;0)))" office:value-type="float" office:value="3">
            <text:p>3</text:p>
          </table:table-cell>
          <table:table-cell table:number-columns-repeated="248"/>
        </table:table-row>
        <table:table-row table:style-name="ro4">
          <table:table-cell table:style-name="ce8" table:formula="of:=[.A72]+1" office:value-type="float" office:value="69">
            <text:p>69</text:p>
          </table:table-cell>
          <table:table-cell table:style-name="ce8" office:value-type="string">
            <text:p>ParenthesisinMathTests.script</text:p>
          </table:table-cell>
          <table:table-cell table:style-name="ce13" office:value-type="string">
            <text:p>Tests parenthesis rigorously.</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f:=IF([.E73]=&quot;Started&quot;;1;IF([.E73]=&quot;Written&quot;;2;IF([.E73]=&quot;Complete&quot;;3;0)))" office:value-type="float" office:value="3">
            <text:p>3</text:p>
          </table:table-cell>
          <table:table-cell table:number-columns-repeated="248"/>
        </table:table-row>
        <table:table-row table:style-name="ro6">
          <table:table-cell table:style-name="ce8" table:formula="of:=[.A73]+1" office:value-type="float" office:value="70">
            <text:p>70</text:p>
          </table:table-cell>
          <table:table-cell table:style-name="ce8" office:value-type="string">
            <text:p>StopinOptimizerTest.script</text:p>
          </table:table-cell>
          <table:table-cell table:style-name="ce13" office:value-type="string">
            <text:p>Tests using stop command in an optimizer loop</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f:=IF([.E74]=&quot;Started&quot;;1;IF([.E74]=&quot;Written&quot;;2;IF([.E74]=&quot;Complete&quot;;3;0)))" office:value-type="float" office:value="3">
            <text:p>3</text:p>
          </table:table-cell>
          <table:table-cell table:number-columns-repeated="248"/>
        </table:table-row>
        <table:table-row table:style-name="ro4">
          <table:table-cell table:style-name="ce8" table:formula="of:=[.A74]+1" office:value-type="float" office:value="71">
            <text:p>71</text:p>
          </table:table-cell>
          <table:table-cell table:style-name="ce8" office:value-type="string">
            <text:p>ToggleTest.m</text:p>
          </table:table-cell>
          <table:table-cell table:style-name="ce13" office:value-type="string">
            <text:p>Tests the Toggle command.</text:p>
          </table:table-cell>
          <table:table-cell table:style-name="ce13" office:value-type="string">
            <text:p>Monthly</text:p>
          </table:table-cell>
          <table:table-cell table:style-name="ce16" office:value-type="string">
            <text:p>Complete</text:p>
          </table:table-cell>
          <table:table-cell table:style-name="ce13"/>
          <table:table-cell/>
          <table:table-cell table:formula="of:=IF([.E75]=&quot;Started&quot;;1;IF([.E75]=&quot;Written&quot;;2;IF([.E75]=&quot;Complete&quot;;3;0)))" office:value-type="float" office:value="3">
            <text:p>3</text:p>
          </table:table-cell>
          <table:table-cell table:number-columns-repeated="248"/>
        </table:table-row>
        <table:table-row table:style-name="ro4">
          <table:table-cell table:style-name="ce8" table:formula="of:=[.A75]+1" office:value-type="float" office:value="72">
            <text:p>72</text:p>
          </table:table-cell>
          <table:table-cell table:style-name="ce8" office:value-type="string">
            <text:p>CSParams_GMAT_BPlaneTests.script</text:p>
          </table:table-cell>
          <table:table-cell table:style-name="ce13" office:value-type="string">
            <text:p>BPlane test script</text:p>
          </table:table-cell>
          <table:table-cell table:style-name="ce13" office:value-type="string">
            <text:p>Weekly</text:p>
          </table:table-cell>
          <table:table-cell table:style-name="ce16" office:value-type="string">
            <text:p>Complete</text:p>
          </table:table-cell>
          <table:table-cell table:style-name="ce13"/>
          <table:table-cell/>
          <table:table-cell table:formula="of:=IF([.E76]=&quot;Started&quot;;1;IF([.E76]=&quot;Written&quot;;2;IF([.E76]=&quot;Complete&quot;;3;0)))" office:value-type="float" office:value="3">
            <text:p>3</text:p>
          </table:table-cell>
          <table:table-cell table:number-columns-repeated="248"/>
        </table:table-row>
        <table:table-row table:style-name="ro5">
          <table:table-cell table:style-name="ce8" table:formula="of:=[.A76]+1" office:value-type="float" office:value="73">
            <text:p>73</text:p>
          </table:table-cell>
          <table:table-cell table:style-name="ce8" office:value-type="string">
            <text:p>StateInputTests.script</text:p>
          </table:table-cell>
          <table:table-cell table:style-name="ce13" office:value-type="string">
            <text:p><text:s text:c="2"/>This tests currently inputs an equivalent state in all state representations,</text:p>
            <text:p><text:s text:c="2"/>and the writes our the state in all state representations. <text:s/></text:p>
          </table:table-cell>
          <table:table-cell table:style-name="ce13" office:value-type="string">
            <text:p>System Test</text:p>
          </table:table-cell>
          <table:table-cell table:style-name="ce16" office:value-type="string">
            <text:p>Not started</text:p>
          </table:table-cell>
          <table:table-cell table:style-name="ce13"/>
          <table:table-cell/>
          <table:table-cell table:formula="of:=IF([.E77]=&quot;Started&quot;;1;IF([.E77]=&quot;Written&quot;;2;IF([.E77]=&quot;Complete&quot;;3;0)))" office:value-type="float" office:value="0">
            <text:p>0</text:p>
          </table:table-cell>
          <table:table-cell table:number-columns-repeated="248"/>
        </table:table-row>
        <table:table-row table:style-name="ro6">
          <table:table-cell table:style-name="ce8" table:formula="of:=[.A77]+1" office:value-type="float" office:value="74">
            <text:p>74</text:p>
          </table:table-cell>
          <table:table-cell table:style-name="ce8" office:value-type="string">
            <text:p>TargeterNesting.m</text:p>
          </table:table-cell>
          <table:table-cell table:style-name="ce13" office:value-type="string">
            <text:p>Checks different types of nesting statements <text:s/>inside of a Targeter</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f:=IF([.E78]=&quot;Started&quot;;1;IF([.E78]=&quot;Written&quot;;2;IF([.E78]=&quot;Complete&quot;;3;0)))" office:value-type="float" office:value="3">
            <text:p>3</text:p>
          </table:table-cell>
          <table:table-cell table:number-columns-repeated="248"/>
        </table:table-row>
        <table:table-row table:style-name="ro6">
          <table:table-cell table:style-name="ce8" table:formula="of:=[.A78]+1" office:value-type="float" office:value="75">
            <text:p>75</text:p>
          </table:table-cell>
          <table:table-cell table:style-name="ce8" office:value-type="string">
            <text:p>Loop_GMAT_IfWhile.m</text:p>
          </table:table-cell>
          <table:table-cell table:style-name="ce13" office:value-type="string">
            <text:p>Tests a While loop nested inside of an If statement</text:p>
          </table:table-cell>
          <table:table-cell table:style-name="ce13" office:value-type="string">
            <text:p>Monthly</text:p>
          </table:table-cell>
          <table:table-cell table:style-name="ce16" office:value-type="string">
            <text:p>Complete</text:p>
          </table:table-cell>
          <table:table-cell table:style-name="ce13"/>
          <table:table-cell/>
          <table:table-cell table:formula="of:=IF([.E79]=&quot;Started&quot;;1;IF([.E79]=&quot;Written&quot;;2;IF([.E79]=&quot;Complete&quot;;3;0)))" office:value-type="float" office:value="3">
            <text:p>3</text:p>
          </table:table-cell>
          <table:table-cell table:number-columns-repeated="248"/>
        </table:table-row>
        <table:table-row table:style-name="ro4">
          <table:table-cell table:style-name="ce8" table:formula="of:=[.A79]+1" office:value-type="float" office:value="76">
            <text:p>76</text:p>
          </table:table-cell>
          <table:table-cell table:style-name="ce8" office:value-type="string">
            <text:p>ForForArray.m</text:p>
          </table:table-cell>
          <table:table-cell table:style-name="ce13" office:value-type="string">
            <text:p>Tests a For loops nested inside of a For loop</text:p>
          </table:table-cell>
          <table:table-cell table:style-name="ce13" office:value-type="string">
            <text:p>Weekly</text:p>
          </table:table-cell>
          <table:table-cell table:style-name="ce16" office:value-type="string">
            <text:p>Complete</text:p>
          </table:table-cell>
          <table:table-cell table:style-name="ce13"/>
          <table:table-cell/>
          <table:table-cell table:formula="of:=IF([.E80]=&quot;Started&quot;;1;IF([.E80]=&quot;Written&quot;;2;IF([.E80]=&quot;Complete&quot;;3;0)))" office:value-type="float" office:value="3">
            <text:p>3</text:p>
          </table:table-cell>
          <table:table-cell table:number-columns-repeated="248"/>
        </table:table-row>
        <table:table-row table:style-name="ro5">
          <table:table-cell table:style-name="ce8" table:formula="of:=[.A80]+1" office:value-type="float" office:value="77">
            <text:p>77</text:p>
          </table:table-cell>
          <table:table-cell table:style-name="ce8" office:value-type="string">
            <text:p>MatlabApsidesCheck.m</text:p>
          </table:table-cell>
          <table:table-cell table:style-name="ce13" office:value-type="string">
            <text:p>Tests call to MATLAB function using variables and arrays, and tests the apsidal <text:s/>parameters both in reports and stopping conditions.</text:p>
          </table:table-cell>
          <table:table-cell table:style-name="ce13" office:value-type="string">
            <text:p>Monthly</text:p>
          </table:table-cell>
          <table:table-cell table:style-name="ce16" office:value-type="string">
            <text:p>Complete</text:p>
          </table:table-cell>
          <table:table-cell table:style-name="ce13"/>
          <table:table-cell/>
          <table:table-cell table:formula="of:=IF([.E81]=&quot;Started&quot;;1;IF([.E81]=&quot;Written&quot;;2;IF([.E81]=&quot;Complete&quot;;3;0)))" office:value-type="float" office:value="3">
            <text:p>3</text:p>
          </table:table-cell>
          <table:table-cell table:number-columns-repeated="248"/>
        </table:table-row>
        <table:table-row table:style-name="ro4">
          <table:table-cell table:style-name="ce8" table:formula="of:=[.A81]+1" office:value-type="float" office:value="78">
            <text:p>78</text:p>
          </table:table-cell>
          <table:table-cell table:style-name="ce8" office:value-type="string">
            <text:p>MatlabObjectPassingCheck.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f:=IF([.E82]=&quot;Started&quot;;1;IF([.E82]=&quot;Written&quot;;2;IF([.E82]=&quot;Complete&quot;;3;0)))" office:value-type="float" office:value="3">
            <text:p>3</text:p>
          </table:table-cell>
          <table:table-cell table:number-columns-repeated="248"/>
        </table:table-row>
        <table:table-row table:style-name="ro3">
          <table:table-cell table:style-name="ce8" table:number-columns-repeated="2"/>
          <table:table-cell table:style-name="ce15" table:number-columns-repeated="2"/>
          <table:table-cell table:style-name="ce8"/>
          <table:table-cell table:style-name="ce15"/>
          <table:table-cell table:number-columns-repeated="250"/>
        </table:table-row>
        <table:table-row table:style-name="ro3">
          <table:table-cell/>
          <table:table-cell table:style-name="ce9" table:number-columns-repeated="3"/>
          <table:table-cell table:number-columns-repeated="252"/>
        </table:table-row>
        <table:table-row table:style-name="ro3">
          <table:table-cell/>
          <table:table-cell table:formula="of:=COUNTA([.B5:.B84])" office:value-type="float" office:value="78">
            <text:p>78</text:p>
          </table:table-cell>
          <table:table-cell table:number-columns-repeated="5"/>
          <table:table-cell table:formula="of:=SUM([.H5:.H84])" office:value-type="float" office:value="226">
            <text:p>226</text:p>
          </table:table-cell>
          <table:table-cell table:number-columns-repeated="248"/>
        </table:table-row>
        <table:table-row table:style-name="ro3">
          <table:table-cell table:number-columns-repeated="256"/>
        </table:table-row>
        <table:table-row table:style-name="ro3">
          <table:table-cell office:value-type="string">
            <text:p>* Status is one of “Not started”, “Started”, “Written”, or “Complete”, or DEFERRED if the functionality to be tested is not yet ready</text:p>
          </table:table-cell>
          <table:table-cell table:number-columns-repeated="255"/>
        </table:table-row>
        <table:table-row table:style-name="ro3" table:number-rows-repeated="65448">
          <table:table-cell table:number-columns-repeated="256"/>
        </table:table-row>
        <table:table-row table:style-name="ro3">
          <table:table-cell table:number-columns-repeated="256"/>
        </table:table-row>
      </table:table>
      <table:table table:name="Resources" table:style-name="ta1" table:print="false">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number-columns-repeated="49" table:default-cell-style-name="ce26"/>
        <table:table-column table:style-name="co17" table:default-cell-style-name="ce26"/>
        <table:table-column table:style-name="co18" table:default-cell-style-name="ce26"/>
        <table:table-column table:style-name="co19" table:number-columns-repeated="3" table:default-cell-style-name="ce26"/>
        <table:table-column table:style-name="co16" table:default-cell-style-name="ce26"/>
        <table:table-column table:style-name="co20" table:default-cell-style-name="ce26"/>
        <table:table-column table:style-name="co21" table:number-columns-repeated="19" table:default-cell-style-name="ce26"/>
        <table:table-column table:style-name="co19" table:number-columns-repeated="2" table:default-cell-style-name="ce26"/>
        <table:table-column table:style-name="co16" table:default-cell-style-name="ce26"/>
        <table:table-column table:style-name="co19" table:number-columns-repeated="2" table:default-cell-style-name="ce26"/>
        <table:table-column table:style-name="co16" table:default-cell-style-name="ce26"/>
        <table:table-column table:style-name="co20" table:default-cell-style-name="ce26"/>
        <table:table-column table:style-name="co7" table:number-columns-repeated="123" table:default-cell-style-name="ce26"/>
        <table:table-column table:style-name="co7" table:number-columns-repeated="6" table:default-cell-style-name="Default"/>
        <table:table-row table:style-name="ro1">
          <table:table-cell table:style-name="ce21" office:value-type="string">
            <text:p>GMAT System Test </text:p>
          </table:table-cell>
          <table:table-cell table:style-name="ce21" table:number-columns-repeated="4"/>
          <table:table-cell table:number-columns-repeated="211"/>
        </table:table-row>
        <table:table-row table:style-name="ro2">
          <table:table-cell table:style-name="ce22" office:value-type="string">
            <text:p>Object Mapping Matrix</text:p>
          </table:table-cell>
          <table:table-cell table:style-name="ce22" table:number-columns-repeated="4"/>
          <table:table-cell table:number-columns-repeated="211"/>
        </table:table-row>
        <table:table-row table:style-name="ro3">
          <table:table-cell table:number-columns-repeated="216"/>
        </table:table-row>
        <table:table-row table:style-name="ro3">
          <table:table-cell table:style-name="ce23" table:number-columns-repeated="5"/>
          <table:table-cell table:number-columns-repeated="211"/>
        </table:table-row>
        <table:table-row table:style-name="ro3">
          <table:table-cell table:number-columns-repeated="4"/>
          <table:table-cell table:style-name="ce25" office:value-type="string">
            <text:p>ID:</text:p>
          </table:table-cell>
          <table:table-cell office:value-type="float" office:value="1">
            <text:p>1</text:p>
          </table:table-cell>
          <table:table-cell table:formula="of:=[.F5]+1" office:value-type="float" office:value="2">
            <text:p>2</text:p>
          </table:table-cell>
          <table:table-cell table:formula="of:=[.G5]+1" office:value-type="float" office:value="3">
            <text:p>3</text:p>
          </table:table-cell>
          <table:table-cell table:formula="of:=[.H5]+1" office:value-type="float" office:value="4">
            <text:p>4</text:p>
          </table:table-cell>
          <table:table-cell table:formula="of:=[.I5]+1" office:value-type="float" office:value="5">
            <text:p>5</text:p>
          </table:table-cell>
          <table:table-cell table:formula="of:=[.J5]+1" office:value-type="float" office:value="6">
            <text:p>6</text:p>
          </table:table-cell>
          <table:table-cell table:formula="of:=[.K5]+1" office:value-type="float" office:value="7">
            <text:p>7</text:p>
          </table:table-cell>
          <table:table-cell table:formula="of:=[.L5]+1" office:value-type="float" office:value="8">
            <text:p>8</text:p>
          </table:table-cell>
          <table:table-cell table:formula="of:=[.M5]+1" office:value-type="float" office:value="9">
            <text:p>9</text:p>
          </table:table-cell>
          <table:table-cell table:formula="of:=[.N5]+1" office:value-type="float" office:value="10">
            <text:p>10</text:p>
          </table:table-cell>
          <table:table-cell table:formula="of:=[.O5]+1" office:value-type="float" office:value="11">
            <text:p>11</text:p>
          </table:table-cell>
          <table:table-cell table:formula="of:=[.P5]+1" office:value-type="float" office:value="12">
            <text:p>12</text:p>
          </table:table-cell>
          <table:table-cell table:formula="of:=[.Q5]+1" office:value-type="float" office:value="13">
            <text:p>13</text:p>
          </table:table-cell>
          <table:table-cell table:formula="of:=[.R5]+1" office:value-type="float" office:value="14">
            <text:p>14</text:p>
          </table:table-cell>
          <table:table-cell table:formula="of:=[.S5]+1" office:value-type="float" office:value="15">
            <text:p>15</text:p>
          </table:table-cell>
          <table:table-cell table:formula="of:=[.T5]+1" office:value-type="float" office:value="16">
            <text:p>16</text:p>
          </table:table-cell>
          <table:table-cell table:formula="of:=[.U5]+1" office:value-type="float" office:value="17">
            <text:p>17</text:p>
          </table:table-cell>
          <table:table-cell table:formula="of:=[.V5]+1" office:value-type="float" office:value="18">
            <text:p>18</text:p>
          </table:table-cell>
          <table:table-cell table:formula="of:=[.W5]+1" office:value-type="float" office:value="19">
            <text:p>19</text:p>
          </table:table-cell>
          <table:table-cell table:formula="of:=[.X5]+1" office:value-type="float" office:value="20">
            <text:p>20</text:p>
          </table:table-cell>
          <table:table-cell table:formula="of:=[.Y5]+1" office:value-type="float" office:value="21">
            <text:p>21</text:p>
          </table:table-cell>
          <table:table-cell table:formula="of:=[.Z5]+1" office:value-type="float" office:value="22">
            <text:p>22</text:p>
          </table:table-cell>
          <table:table-cell table:formula="of:=[.AA5]+1" office:value-type="float" office:value="23">
            <text:p>23</text:p>
          </table:table-cell>
          <table:table-cell table:formula="of:=[.AB5]+1" office:value-type="float" office:value="24">
            <text:p>24</text:p>
          </table:table-cell>
          <table:table-cell table:formula="of:=[.AC5]+1" office:value-type="float" office:value="25">
            <text:p>25</text:p>
          </table:table-cell>
          <table:table-cell table:formula="of:=[.AD5]+1" office:value-type="float" office:value="26">
            <text:p>26</text:p>
          </table:table-cell>
          <table:table-cell table:formula="of:=[.AE5]+1" office:value-type="float" office:value="27">
            <text:p>27</text:p>
          </table:table-cell>
          <table:table-cell table:formula="of:=[.AF5]+1" office:value-type="float" office:value="28">
            <text:p>28</text:p>
          </table:table-cell>
          <table:table-cell table:formula="of:=[.AG5]+1" office:value-type="float" office:value="29">
            <text:p>29</text:p>
          </table:table-cell>
          <table:table-cell table:formula="of:=[.AH5]+1" office:value-type="float" office:value="30">
            <text:p>30</text:p>
          </table:table-cell>
          <table:table-cell table:formula="of:=[.AI5]+1" office:value-type="float" office:value="31">
            <text:p>31</text:p>
          </table:table-cell>
          <table:table-cell table:formula="of:=[.AJ5]+1" office:value-type="float" office:value="32">
            <text:p>32</text:p>
          </table:table-cell>
          <table:table-cell table:formula="of:=[.AK5]+1" office:value-type="float" office:value="33">
            <text:p>33</text:p>
          </table:table-cell>
          <table:table-cell table:formula="of:=[.AL5]+1" office:value-type="float" office:value="34">
            <text:p>34</text:p>
          </table:table-cell>
          <table:table-cell table:formula="of:=[.AM5]+1" office:value-type="float" office:value="35">
            <text:p>35</text:p>
          </table:table-cell>
          <table:table-cell table:formula="of:=[.AN5]+1" office:value-type="float" office:value="36">
            <text:p>36</text:p>
          </table:table-cell>
          <table:table-cell table:formula="of:=[.AO5]+1" office:value-type="float" office:value="37">
            <text:p>37</text:p>
          </table:table-cell>
          <table:table-cell table:formula="of:=[.AP5]+1" office:value-type="float" office:value="38">
            <text:p>38</text:p>
          </table:table-cell>
          <table:table-cell table:formula="of:=[.AQ5]+1" office:value-type="float" office:value="39">
            <text:p>39</text:p>
          </table:table-cell>
          <table:table-cell table:formula="of:=[.AR5]+1" office:value-type="float" office:value="40">
            <text:p>40</text:p>
          </table:table-cell>
          <table:table-cell table:formula="of:=[.AS5]+1" office:value-type="float" office:value="41">
            <text:p>41</text:p>
          </table:table-cell>
          <table:table-cell table:formula="of:=[.AT5]+1" office:value-type="float" office:value="42">
            <text:p>42</text:p>
          </table:table-cell>
          <table:table-cell table:formula="of:=[.AU5]+1" office:value-type="float" office:value="43">
            <text:p>43</text:p>
          </table:table-cell>
          <table:table-cell table:formula="of:=[.AV5]+1" office:value-type="float" office:value="44">
            <text:p>44</text:p>
          </table:table-cell>
          <table:table-cell table:formula="of:=[.AW5]+1" office:value-type="float" office:value="45">
            <text:p>45</text:p>
          </table:table-cell>
          <table:table-cell table:formula="of:=[.AX5]+1" office:value-type="float" office:value="46">
            <text:p>46</text:p>
          </table:table-cell>
          <table:table-cell table:formula="of:=[.AY5]+1" office:value-type="float" office:value="47">
            <text:p>47</text:p>
          </table:table-cell>
          <table:table-cell table:formula="of:=[.AZ5]+1" office:value-type="float" office:value="48">
            <text:p>48</text:p>
          </table:table-cell>
          <table:table-cell table:formula="of:=[.BA5]+1" office:value-type="float" office:value="49">
            <text:p>49</text:p>
          </table:table-cell>
          <table:table-cell table:formula="of:=[.BB5]+1" office:value-type="float" office:value="50">
            <text:p>50</text:p>
          </table:table-cell>
          <table:table-cell table:formula="of:=[.BC5]+1" office:value-type="float" office:value="51">
            <text:p>51</text:p>
          </table:table-cell>
          <table:table-cell table:formula="of:=[.BD5]+1" office:value-type="float" office:value="52">
            <text:p>52</text:p>
          </table:table-cell>
          <table:table-cell table:formula="of:=[.BE5]+1" office:value-type="float" office:value="53">
            <text:p>53</text:p>
          </table:table-cell>
          <table:table-cell table:formula="of:=[.BF5]+1" office:value-type="float" office:value="54">
            <text:p>54</text:p>
          </table:table-cell>
          <table:table-cell table:formula="of:=[.BG5]+1" office:value-type="float" office:value="55">
            <text:p>55</text:p>
          </table:table-cell>
          <table:table-cell table:formula="of:=[.BH5]+1" office:value-type="float" office:value="56">
            <text:p>56</text:p>
          </table:table-cell>
          <table:table-cell table:formula="of:=[.BI5]+1" office:value-type="float" office:value="57">
            <text:p>57</text:p>
          </table:table-cell>
          <table:table-cell table:formula="of:=[.BJ5]+1" office:value-type="float" office:value="58">
            <text:p>58</text:p>
          </table:table-cell>
          <table:table-cell table:formula="of:=[.BK5]+1" office:value-type="float" office:value="59">
            <text:p>59</text:p>
          </table:table-cell>
          <table:table-cell table:formula="of:=[.BL5]+1" office:value-type="float" office:value="60">
            <text:p>60</text:p>
          </table:table-cell>
          <table:table-cell table:formula="of:=[.BM5]+1" office:value-type="float" office:value="61">
            <text:p>61</text:p>
          </table:table-cell>
          <table:table-cell table:formula="of:=[.BN5]+1" office:value-type="float" office:value="62">
            <text:p>62</text:p>
          </table:table-cell>
          <table:table-cell table:formula="of:=[.BO5]+1" office:value-type="float" office:value="63">
            <text:p>63</text:p>
          </table:table-cell>
          <table:table-cell table:formula="of:=[.BP5]+1" office:value-type="float" office:value="64">
            <text:p>64</text:p>
          </table:table-cell>
          <table:table-cell table:formula="of:=[.BQ5]+1" office:value-type="float" office:value="65">
            <text:p>65</text:p>
          </table:table-cell>
          <table:table-cell table:formula="of:=[.BR5]+1" office:value-type="float" office:value="66">
            <text:p>66</text:p>
          </table:table-cell>
          <table:table-cell table:formula="of:=[.BS5]+1" office:value-type="float" office:value="67">
            <text:p>67</text:p>
          </table:table-cell>
          <table:table-cell table:formula="of:=[.BT5]+1" office:value-type="float" office:value="68">
            <text:p>68</text:p>
          </table:table-cell>
          <table:table-cell table:formula="of:=[.BU5]+1" office:value-type="float" office:value="69">
            <text:p>69</text:p>
          </table:table-cell>
          <table:table-cell table:formula="of:=[.BV5]+1" office:value-type="float" office:value="70">
            <text:p>70</text:p>
          </table:table-cell>
          <table:table-cell table:formula="of:=[.BW5]+1" office:value-type="float" office:value="71">
            <text:p>71</text:p>
          </table:table-cell>
          <table:table-cell table:formula="of:=[.BX5]+1" office:value-type="float" office:value="72">
            <text:p>72</text:p>
          </table:table-cell>
          <table:table-cell table:formula="of:=[.BY5]+1" office:value-type="float" office:value="73">
            <text:p>73</text:p>
          </table:table-cell>
          <table:table-cell table:formula="of:=[.BZ5]+1" office:value-type="float" office:value="74">
            <text:p>74</text:p>
          </table:table-cell>
          <table:table-cell table:formula="of:=[.CA5]+1" office:value-type="float" office:value="75">
            <text:p>75</text:p>
          </table:table-cell>
          <table:table-cell table:formula="of:=[.CB5]+1" office:value-type="float" office:value="76">
            <text:p>76</text:p>
          </table:table-cell>
          <table:table-cell table:formula="of:=[.CC5]+1" office:value-type="float" office:value="77">
            <text:p>77</text:p>
          </table:table-cell>
          <table:table-cell table:formula="of:=[.CD5]+1" office:value-type="float" office:value="78">
            <text:p>78</text:p>
          </table:table-cell>
          <table:table-cell table:number-columns-repeated="133"/>
        </table:table-row>
        <table:table-row table:style-name="ro10">
          <table:table-cell table:style-name="ce23" office:value-type="string">
            <text:p>Component</text:p>
          </table:table-cell>
          <table:table-cell table:style-name="ce23" office:value-type="string">
            <text:p>Case</text:p>
          </table:table-cell>
          <table:table-cell table:style-name="ce23" office:value-type="string">
            <text:p>Subcase</text:p>
          </table:table-cell>
          <table:table-cell table:style-name="ce23" office:value-type="string">
            <text:p>Requirements</text:p>
          </table:table-cell>
          <table:table-cell table:style-name="ce23" office:value-type="string">
            <text:p>Notes</text:p>
          </table:table-cell>
          <table:table-cell table:style-name="ce27" table:formula="of:=OFFSET([$ScriptTestCases.$B$5];[.E5];0;1)" office:value-type="string" office:string-value="ParametersinCommands.script">
            <text:p>ParametersinCommands.script</text:p>
          </table:table-cell>
          <table:table-cell table:style-name="ce27" table:formula="of:=IF(OFFSET([$ScriptTestCases.$B$5];[.F5];0;1)&lt;&gt;&quot;&quot;;OFFSET([$ScriptTestCases.$B$5];[.F5];0;1);&quot;&quot;)" office:value-type="string" office:string-value="CbMars2Body.m">
            <text:p>CbMars2Body.m</text:p>
          </table:table-cell>
          <table:table-cell table:style-name="ce27" table:formula="of:=IF(OFFSET([$ScriptTestCases.$B$5];[.G5];0;1)&lt;&gt;&quot;&quot;;OFFSET([$ScriptTestCases.$B$5];[.G5];0;1);&quot;&quot;)" office:value-type="string" office:string-value="CbMercury2Body.m">
            <text:p>CbMercury2Body.m</text:p>
          </table:table-cell>
          <table:table-cell table:style-name="ce27" table:formula="of:=IF(OFFSET([$ScriptTestCases.$B$5];[.H5];0;1)&lt;&gt;&quot;&quot;;OFFSET([$ScriptTestCases.$B$5];[.H5];0;1);&quot;&quot;)" office:value-type="string" office:string-value="CbMoon2Body.m">
            <text:p>CbMoon2Body.m</text:p>
          </table:table-cell>
          <table:table-cell table:style-name="ce27" table:formula="of:=IF(OFFSET([$ScriptTestCases.$B$5];[.I5];0;1)&lt;&gt;&quot;&quot;;OFFSET([$ScriptTestCases.$B$5];[.I5];0;1);&quot;&quot;)" office:value-type="string" office:string-value="CbNeptune2Body.m">
            <text:p>CbNeptune2Body.m</text:p>
          </table:table-cell>
          <table:table-cell table:style-name="ce27" table:formula="of:=IF(OFFSET([$ScriptTestCases.$B$5];[.J5];0;1)&lt;&gt;&quot;&quot;;OFFSET([$ScriptTestCases.$B$5];[.J5];0;1);&quot;&quot;)" office:value-type="string" office:string-value="CbPluto2Body.m">
            <text:p>CbPluto2Body.m</text:p>
          </table:table-cell>
          <table:table-cell table:style-name="ce27" table:formula="of:=IF(OFFSET([$ScriptTestCases.$B$5];[.K5];0;1)&lt;&gt;&quot;&quot;;OFFSET([$ScriptTestCases.$B$5];[.K5];0;1);&quot;&quot;)" office:value-type="string" office:string-value="CbSaturn2Body.m">
            <text:p>CbSaturn2Body.m</text:p>
          </table:table-cell>
          <table:table-cell table:style-name="ce27" table:formula="of:=IF(OFFSET([$ScriptTestCases.$B$5];[.L5];0;1)&lt;&gt;&quot;&quot;;OFFSET([$ScriptTestCases.$B$5];[.L5];0;1);&quot;&quot;)" office:value-type="string" office:string-value="CbUranus2Body.m">
            <text:p>CbUranus2Body.m</text:p>
          </table:table-cell>
          <table:table-cell table:style-name="ce27" table:formula="of:=IF(OFFSET([$ScriptTestCases.$B$5];[.M5];0;1)&lt;&gt;&quot;&quot;;OFFSET([$ScriptTestCases.$B$5];[.M5];0;1);&quot;&quot;)" office:value-type="string" office:string-value="CbVenus2Body.m">
            <text:p>CbVenus2Body.m</text:p>
          </table:table-cell>
          <table:table-cell table:style-name="ce27" table:formula="of:=IF(OFFSET([$ScriptTestCases.$B$5];[.N5];0;1)&lt;&gt;&quot;&quot;;OFFSET([$ScriptTestCases.$B$5];[.N5];0;1);&quot;&quot;)" office:value-type="string" office:string-value="CS2BodyEarthFixed.m">
            <text:p>CS2BodyEarthFixed.m</text:p>
          </table:table-cell>
          <table:table-cell table:style-name="ce27" table:formula="of:=IF(OFFSET([$ScriptTestCases.$B$5];[.O5];0;1)&lt;&gt;&quot;&quot;;OFFSET([$ScriptTestCases.$B$5];[.O5];0;1);&quot;&quot;)" office:value-type="string" office:string-value="CS2BodyEarthGSE.m">
            <text:p>CS2BodyEarthGSE.m</text:p>
          </table:table-cell>
          <table:table-cell table:style-name="ce27" table:formula="of:=IF(OFFSET([$ScriptTestCases.$B$5];[.P5];0;1)&lt;&gt;&quot;&quot;;OFFSET([$ScriptTestCases.$B$5];[.P5];0;1);&quot;&quot;)" office:value-type="string" office:string-value="CS2BodyEarthMJ2000Ec.m">
            <text:p>CS2BodyEarthMJ2000Ec.m</text:p>
          </table:table-cell>
          <table:table-cell table:style-name="ce27" table:formula="of:=IF(OFFSET([$ScriptTestCases.$B$5];[.Q5];0;1)&lt;&gt;&quot;&quot;;OFFSET([$ScriptTestCases.$B$5];[.Q5];0;1);&quot;&quot;)" office:value-type="string" office:string-value="CS2BodyEarthMJ2000Eq.m">
            <text:p>CS2BodyEarthMJ2000Eq.m</text:p>
          </table:table-cell>
          <table:table-cell table:style-name="ce27" table:formula="of:=IF(OFFSET([$ScriptTestCases.$B$5];[.R5];0;1)&lt;&gt;&quot;&quot;;OFFSET([$ScriptTestCases.$B$5];[.R5];0;1);&quot;&quot;)" office:value-type="string" office:string-value="CS2BodyMarsMJ2000Eq.m">
            <text:p>CS2BodyMarsMJ2000Eq.m</text:p>
          </table:table-cell>
          <table:table-cell table:style-name="ce27" table:formula="of:=IF(OFFSET([$ScriptTestCases.$B$5];[.S5];0;1)&lt;&gt;&quot;&quot;;OFFSET([$ScriptTestCases.$B$5];[.S5];0;1);&quot;&quot;)" office:value-type="string" office:string-value="MathOperatorsAndFunctions.script">
            <text:p>MathOperatorsAndFunctions.script</text:p>
          </table:table-cell>
          <table:table-cell table:style-name="ce27" table:formula="of:=IF(OFFSET([$ScriptTestCases.$B$5];[.T5];0;1)&lt;&gt;&quot;&quot;;OFFSET([$ScriptTestCases.$B$5];[.T5];0;1);&quot;&quot;)" office:value-type="string" office:string-value="IntegratorABM_2Body.m">
            <text:p>IntegratorABM_2Body.m</text:p>
          </table:table-cell>
          <table:table-cell table:style-name="ce27" table:formula="of:=IF(OFFSET([$ScriptTestCases.$B$5];[.U5];0;1)&lt;&gt;&quot;&quot;;OFFSET([$ScriptTestCases.$B$5];[.U5];0;1);&quot;&quot;)" office:value-type="string" office:string-value="IntegratorBS_2Body.m">
            <text:p>IntegratorBS_2Body.m</text:p>
          </table:table-cell>
          <table:table-cell table:style-name="ce27" table:formula="of:=IF(OFFSET([$ScriptTestCases.$B$5];[.V5];0;1)&lt;&gt;&quot;&quot;;OFFSET([$ScriptTestCases.$B$5];[.V5];0;1);&quot;&quot;)" office:value-type="string" office:string-value="IntegratorPD45_2Body.m">
            <text:p>IntegratorPD45_2Body.m</text:p>
          </table:table-cell>
          <table:table-cell table:style-name="ce27" table:formula="of:=IF(OFFSET([$ScriptTestCases.$B$5];[.W5];0;1)&lt;&gt;&quot;&quot;;OFFSET([$ScriptTestCases.$B$5];[.W5];0;1);&quot;&quot;)" office:value-type="string" office:string-value="IntegratorPD78_2Body.m">
            <text:p>IntegratorPD78_2Body.m</text:p>
          </table:table-cell>
          <table:table-cell table:style-name="ce27" table:formula="of:=IF(OFFSET([$ScriptTestCases.$B$5];[.X5];0;1)&lt;&gt;&quot;&quot;;OFFSET([$ScriptTestCases.$B$5];[.X5];0;1);&quot;&quot;)" office:value-type="string" office:string-value="IntegratorRKF56_2Body.m">
            <text:p>IntegratorRKF56_2Body.m</text:p>
          </table:table-cell>
          <table:table-cell table:style-name="ce27" table:formula="of:=IF(OFFSET([$ScriptTestCases.$B$5];[.Y5];0;1)&lt;&gt;&quot;&quot;;OFFSET([$ScriptTestCases.$B$5];[.Y5];0;1);&quot;&quot;)" office:value-type="string" office:string-value="IntegratorRKN68_2Body.m">
            <text:p>IntegratorRKN68_2Body.m</text:p>
          </table:table-cell>
          <table:table-cell table:style-name="ce27" table:formula="of:=IF(OFFSET([$ScriptTestCases.$B$5];[.Z5];0;1)&lt;&gt;&quot;&quot;;OFFSET([$ScriptTestCases.$B$5];[.Z5];0;1);&quot;&quot;)" office:value-type="string" office:string-value="ForArray.m">
            <text:p>ForArray.m</text:p>
          </table:table-cell>
          <table:table-cell table:style-name="ce27" table:formula="of:=IF(OFFSET([$ScriptTestCases.$B$5];[.AA5];0;1)&lt;&gt;&quot;&quot;;OFFSET([$ScriptTestCases.$B$5];[.AA5];0;1);&quot;&quot;)" office:value-type="string" office:string-value="ForIf42_24.m">
            <text:p>ForIf42_24.m</text:p>
          </table:table-cell>
          <table:table-cell table:style-name="ce27" table:formula="of:=IF(OFFSET([$ScriptTestCases.$B$5];[.AB5];0;1)&lt;&gt;&quot;&quot;;OFFSET([$ScriptTestCases.$B$5];[.AB5];0;1);&quot;&quot;)" office:value-type="string" office:string-value="ForWhile42.m">
            <text:p>ForWhile42.m</text:p>
          </table:table-cell>
          <table:table-cell table:style-name="ce27" table:formula="of:=IF(OFFSET([$ScriptTestCases.$B$5];[.AC5];0;1)&lt;&gt;&quot;&quot;;OFFSET([$ScriptTestCases.$B$5];[.AC5];0;1);&quot;&quot;)" office:value-type="string" office:string-value="If11.m">
            <text:p>If11.m</text:p>
          </table:table-cell>
          <table:table-cell table:style-name="ce27" table:formula="of:=IF(OFFSET([$ScriptTestCases.$B$5];[.AD5];0;1)&lt;&gt;&quot;&quot;;OFFSET([$ScriptTestCases.$B$5];[.AD5];0;1);&quot;&quot;)" office:value-type="string" office:string-value="If12_21.m">
            <text:p>If12_21.m</text:p>
          </table:table-cell>
          <table:table-cell table:style-name="ce27" table:formula="of:=IF(OFFSET([$ScriptTestCases.$B$5];[.AE5];0;1)&lt;&gt;&quot;&quot;;OFFSET([$ScriptTestCases.$B$5];[.AE5];0;1);&quot;&quot;)" office:value-type="string" office:string-value="If22.m">
            <text:p>If22.m</text:p>
          </table:table-cell>
          <table:table-cell table:style-name="ce27" table:formula="of:=IF(OFFSET([$ScriptTestCases.$B$5];[.AF5];0;1)&lt;&gt;&quot;&quot;;OFFSET([$ScriptTestCases.$B$5];[.AF5];0;1);&quot;&quot;)" office:value-type="string" office:string-value="If33.m">
            <text:p>If33.m</text:p>
          </table:table-cell>
          <table:table-cell table:style-name="ce27" table:formula="of:=IF(OFFSET([$ScriptTestCases.$B$5];[.AG5];0;1)&lt;&gt;&quot;&quot;;OFFSET([$ScriptTestCases.$B$5];[.AG5];0;1);&quot;&quot;)" office:value-type="string" office:string-value="If44.m">
            <text:p>If44.m</text:p>
          </table:table-cell>
          <table:table-cell table:style-name="ce27" table:formula="of:=IF(OFFSET([$ScriptTestCases.$B$5];[.AH5];0;1)&lt;&gt;&quot;&quot;;OFFSET([$ScriptTestCases.$B$5];[.AH5];0;1);&quot;&quot;)" office:value-type="string" office:string-value="If55.m">
            <text:p>If55.m</text:p>
          </table:table-cell>
          <table:table-cell table:style-name="ce27" table:formula="of:=IF(OFFSET([$ScriptTestCases.$B$4];[.AJ5];0;1)&lt;&gt;&quot;&quot;;OFFSET([$ScriptTestCases.$B$4];[.AJ5];0;1);&quot;&quot;)" office:value-type="string" office:string-value="IfForArray.m">
            <text:p>IfForArray.m</text:p>
          </table:table-cell>
          <table:table-cell table:style-name="ce27" table:formula="of:=IF(OFFSET([$ScriptTestCases.$B$4];[.AK5];0;1)&lt;&gt;&quot;&quot;;OFFSET([$ScriptTestCases.$B$4];[.AK5];0;1);&quot;&quot;)" office:value-type="string" office:string-value="IfIf43_34.m">
            <text:p>IfIf43_34.m</text:p>
          </table:table-cell>
          <table:table-cell table:style-name="ce27" table:formula="of:=IF(OFFSET([$ScriptTestCases.$B$4];[.AL5];0;1)&lt;&gt;&quot;&quot;;OFFSET([$ScriptTestCases.$B$4];[.AL5];0;1);&quot;&quot;)" office:value-type="string" office:string-value="While42_24.m">
            <text:p>While42_24.m</text:p>
          </table:table-cell>
          <table:table-cell table:style-name="ce27" table:formula="of:=IF(OFFSET([$ScriptTestCases.$B$4];[.AM5];0;1)&lt;&gt;&quot;&quot;;OFFSET([$ScriptTestCases.$B$4];[.AM5];0;1);&quot;&quot;)" office:value-type="string" office:string-value="While53_35.m">
            <text:p>While53_35.m</text:p>
          </table:table-cell>
          <table:table-cell table:style-name="ce27" table:formula="of:=IF(OFFSET([$ScriptTestCases.$B$4];[.AN5];0;1)&lt;&gt;&quot;&quot;;OFFSET([$ScriptTestCases.$B$4];[.AN5];0;1);&quot;&quot;)" office:value-type="string" office:string-value="WhileForArray.m">
            <text:p>WhileForArray.m</text:p>
          </table:table-cell>
          <table:table-cell table:style-name="ce27" table:formula="of:=IF(OFFSET([$ScriptTestCases.$B$4];[.AO5];0;1)&lt;&gt;&quot;&quot;;OFFSET([$ScriptTestCases.$B$4];[.AO5];0;1);&quot;&quot;)" office:value-type="string" office:string-value="WhileIf51_15.m">
            <text:p>WhileIf51_15.m</text:p>
          </table:table-cell>
          <table:table-cell table:style-name="ce27" table:formula="of:=IF(OFFSET([$ScriptTestCases.$B$4];[.AP5];0;1)&lt;&gt;&quot;&quot;;OFFSET([$ScriptTestCases.$B$4];[.AP5];0;1);&quot;&quot;)" office:value-type="string" office:string-value="WhileTarget.m">
            <text:p>WhileTarget.m</text:p>
          </table:table-cell>
          <table:table-cell table:style-name="ce27" table:formula="of:=IF(OFFSET([$ScriptTestCases.$B$4];[.AQ5];0;1)&lt;&gt;&quot;&quot;;OFFSET([$ScriptTestCases.$B$4];[.AQ5];0;1);&quot;&quot;)" office:value-type="string" office:string-value="WhileWhile42_24.m">
            <text:p>WhileWhile42_24.m</text:p>
          </table:table-cell>
          <table:table-cell table:style-name="ce27" table:formula="of:=IF(OFFSET([$ScriptTestCases.$B$4];[.AR5];0;1)&lt;&gt;&quot;&quot;;OFFSET([$ScriptTestCases.$B$4];[.AR5];0;1);&quot;&quot;)" office:value-type="string" office:string-value="LibrationTest_GMAT_SE.m">
            <text:p>LibrationTest_GMAT_SE.m</text:p>
          </table:table-cell>
          <table:table-cell table:style-name="ce27" table:formula="of:=IF(OFFSET([$ScriptTestCases.$B$4];[.AS5];0;1)&lt;&gt;&quot;&quot;;OFFSET([$ScriptTestCases.$B$4];[.AS5];0;1);&quot;&quot;)" office:value-type="string" office:string-value="LibrationTest_GMAT_SEM.m">
            <text:p>LibrationTest_GMAT_SEM.m</text:p>
          </table:table-cell>
          <table:table-cell table:style-name="ce27" table:formula="of:=IF(OFFSET([$ScriptTestCases.$B$4];[.AT5];0;1)&lt;&gt;&quot;&quot;;OFFSET([$ScriptTestCases.$B$4];[.AT5];0;1);&quot;&quot;)" office:value-type="string" office:string-value="DeltaV_GMAT_IEarth_Cartesian.m">
            <text:p>DeltaV_GMAT_IEarth_Cartesian.m</text:p>
          </table:table-cell>
          <table:table-cell table:style-name="ce27" table:formula="of:=IF(OFFSET([$ScriptTestCases.$B$4];[.AU5];0;1)&lt;&gt;&quot;&quot;;OFFSET([$ScriptTestCases.$B$4];[.AU5];0;1);&quot;&quot;)" office:value-type="string" office:string-value="DeltaV_GMAT_IEarth_VNB.m">
            <text:p>DeltaV_GMAT_IEarth_VNB.m</text:p>
          </table:table-cell>
          <table:table-cell table:style-name="ce27" table:formula="of:=IF(OFFSET([$ScriptTestCases.$B$4];[.AV5];0;1)&lt;&gt;&quot;&quot;;OFFSET([$ScriptTestCases.$B$4];[.AV5];0;1);&quot;&quot;)" office:value-type="string" office:string-value="DeltaV_GMAT_ISun_VNB.m">
            <text:p>DeltaV_GMAT_ISun_VNB.m</text:p>
          </table:table-cell>
          <table:table-cell table:style-name="ce27" table:formula="of:=IF(OFFSET([$ScriptTestCases.$B$4];[.AW5];0;1)&lt;&gt;&quot;&quot;;OFFSET([$ScriptTestCases.$B$4];[.AW5];0;1);&quot;&quot;)" office:value-type="string" office:string-value="StopCond_GMAT_EarthAll_Days.m">
            <text:p>StopCond_GMAT_EarthAll_Days.m</text:p>
          </table:table-cell>
          <table:table-cell table:style-name="ce27" table:formula="of:=IF(OFFSET([$ScriptTestCases.$B$4];[.AX5];0;1)&lt;&gt;&quot;&quot;;OFFSET([$ScriptTestCases.$B$4];[.AX5];0;1);&quot;&quot;)" office:value-type="string" office:string-value="StopCond_GMAT_Earth3MultiSatsPM_Days.m">
            <text:p>StopCond_GMAT_Earth3MultiSatsPM_Days.m</text:p>
          </table:table-cell>
          <table:table-cell table:style-name="ce27" table:formula="of:=IF(OFFSET([$ScriptTestCases.$B$4];[.AY5];0;1)&lt;&gt;&quot;&quot;;OFFSET([$ScriptTestCases.$B$4];[.AY5];0;1);&quot;&quot;)" office:value-type="string" office:string-value="GMAT_GEO_EarthSunLuna_JGM2_MSISE90_SRP.m">
            <text:p>GMAT_GEO_EarthSunLuna_JGM2_MSISE90_SRP.m</text:p>
          </table:table-cell>
          <table:table-cell table:style-name="ce27" table:formula="of:=IF(OFFSET([$ScriptTestCases.$B$4];[.AZ5];0;1)&lt;&gt;&quot;&quot;;OFFSET([$ScriptTestCases.$B$4];[.AZ5];0;1);&quot;&quot;)" office:value-type="string" office:string-value="GMAT_Moon_AllPlanets_0_0_0.m">
            <text:p>GMAT_Moon_AllPlanets_0_0_0.m</text:p>
          </table:table-cell>
          <table:table-cell table:style-name="ce27" table:formula="of:=IF(OFFSET([$ScriptTestCases.$B$4];[.BA5];0;1)&lt;&gt;&quot;&quot;;OFFSET([$ScriptTestCases.$B$4];[.BA5];0;1);&quot;&quot;)" office:value-type="string" office:string-value="GMAT_Mars1_Mars_MARS50C_0_0.m">
            <text:p>GMAT_Mars1_Mars_MARS50C_0_0.m</text:p>
          </table:table-cell>
          <table:table-cell table:style-name="ce27" table:formula="of:=IF(OFFSET([$ScriptTestCases.$B$4];[.BB5];0;1)&lt;&gt;&quot;&quot;;OFFSET([$ScriptTestCases.$B$4];[.BB5];0;1);&quot;&quot;)" office:value-type="string" office:string-value="GMAT_Moon_Luna_LP165P_0_0.m">
            <text:p>GMAT_Moon_Luna_LP165P_0_0.m</text:p>
          </table:table-cell>
          <table:table-cell table:style-name="ce27" table:formula="of:=IF(OFFSET([$ScriptTestCases.$B$4];[.BC5];0;1)&lt;&gt;&quot;&quot;;OFFSET([$ScriptTestCases.$B$4];[.BC5];0;1);&quot;&quot;)" office:value-type="string" office:string-value="EpochFormatCheck.m">
            <text:p>EpochFormatCheck.m</text:p>
          </table:table-cell>
          <table:table-cell table:style-name="ce27" table:formula="of:=IF(OFFSET([$ScriptTestCases.$B$4];[.BD5];0;1)&lt;&gt;&quot;&quot;;OFFSET([$ScriptTestCases.$B$4];[.BD5];0;1);&quot;&quot;)" office:value-type="string" office:string-value="allPropagates.m">
            <text:p>allPropagates.m</text:p>
          </table:table-cell>
          <table:table-cell table:style-name="ce27" table:formula="of:=IF(OFFSET([$ScriptTestCases.$B$4];[.BE5];0;1)&lt;&gt;&quot;&quot;;OFFSET([$ScriptTestCases.$B$4];[.BE5];0;1);&quot;&quot;)" office:value-type="string" office:string-value="TargeterCheck.m">
            <text:p>TargeterCheck.m</text:p>
          </table:table-cell>
          <table:table-cell table:style-name="ce27" table:formula="of:=IF(OFFSET([$ScriptTestCases.$B$4];[.BF5];0;1)&lt;&gt;&quot;&quot;;OFFSET([$ScriptTestCases.$B$4];[.BF5];0;1);&quot;&quot;)" office:value-type="string" office:string-value="XYPlotNonFunctionTest.m">
            <text:p>XYPlotNonFunctionTest.m</text:p>
          </table:table-cell>
          <table:table-cell table:style-name="ce27" table:formula="of:=IF(OFFSET([$ScriptTestCases.$B$4];[.BG5];0;1)&lt;&gt;&quot;&quot;;OFFSET([$ScriptTestCases.$B$4];[.BG5];0;1);&quot;&quot;)" office:value-type="string" office:string-value="SaveAllObjects.m">
            <text:p>SaveAllObjects.m</text:p>
          </table:table-cell>
          <table:table-cell table:style-name="ce27" table:formula="of:=IF(OFFSET([$ScriptTestCases.$B$4];[.BH5];0;1)&lt;&gt;&quot;&quot;;OFFSET([$ScriptTestCases.$B$4];[.BH5];0;1);&quot;&quot;)" office:value-type="string" office:string-value="StopAlone.m">
            <text:p>StopAlone.m</text:p>
          </table:table-cell>
          <table:table-cell table:style-name="ce27" table:formula="of:=IF(OFFSET([$ScriptTestCases.$B$4];[.BI5];0;1)&lt;&gt;&quot;&quot;;OFFSET([$ScriptTestCases.$B$4];[.BI5];0;1);&quot;&quot;)" office:value-type="string" office:string-value="StopIf.m">
            <text:p>StopIf.m</text:p>
          </table:table-cell>
          <table:table-cell table:style-name="ce27" table:formula="of:=IF(OFFSET([$ScriptTestCases.$B$4];[.BJ5];0;1)&lt;&gt;&quot;&quot;;OFFSET([$ScriptTestCases.$B$4];[.BJ5];0;1);&quot;&quot;)" office:value-type="string" office:string-value="StopFor.m">
            <text:p>StopFor.m</text:p>
          </table:table-cell>
          <table:table-cell table:style-name="ce27" table:formula="of:=IF(OFFSET([$ScriptTestCases.$B$4];[.BK5];0;1)&lt;&gt;&quot;&quot;;OFFSET([$ScriptTestCases.$B$4];[.BK5];0;1);&quot;&quot;)" office:value-type="string" office:string-value="StopTarget.m">
            <text:p>StopTarget.m</text:p>
          </table:table-cell>
          <table:table-cell table:style-name="ce27" table:formula="of:=IF(OFFSET([$ScriptTestCases.$B$4];[.BL5];0;1)&lt;&gt;&quot;&quot;;OFFSET([$ScriptTestCases.$B$4];[.BL5];0;1);&quot;&quot;)" office:value-type="string" office:string-value="StopWhile.m">
            <text:p>StopWhile.m</text:p>
          </table:table-cell>
          <table:table-cell table:style-name="ce27" table:formula="of:=IF(OFFSET([$ScriptTestCases.$B$4];[.BM5];0;1)&lt;&gt;&quot;&quot;;OFFSET([$ScriptTestCases.$B$4];[.BM5];0;1);&quot;&quot;)" office:value-type="string" office:string-value="StopForIf.m">
            <text:p>StopForIf.m</text:p>
          </table:table-cell>
          <table:table-cell table:style-name="ce27" table:formula="of:=IF(OFFSET([$ScriptTestCases.$B$4];[.BN5];0;1)&lt;&gt;&quot;&quot;;OFFSET([$ScriptTestCases.$B$4];[.BN5];0;1);&quot;&quot;)" office:value-type="string" office:string-value="StopWhileFor.m">
            <text:p>StopWhileFor.m</text:p>
          </table:table-cell>
          <table:table-cell table:style-name="ce27" table:formula="of:=IF(OFFSET([$ScriptTestCases.$B$4];[.BO5];0;1)&lt;&gt;&quot;&quot;;OFFSET([$ScriptTestCases.$B$4];[.BO5];0;1);&quot;&quot;)" office:value-type="string" office:string-value="AssignmentTests">
            <text:p>AssignmentTests</text:p>
          </table:table-cell>
          <table:table-cell table:style-name="ce27" table:formula="of:=IF(OFFSET([$ScriptTestCases.$B$4];[.BP5];0;1)&lt;&gt;&quot;&quot;;OFFSET([$ScriptTestCases.$B$4];[.BP5];0;1);&quot;&quot;)" office:value-type="string" office:string-value="BasicOptimizerTest.script">
            <text:p>BasicOptimizerTest.script</text:p>
          </table:table-cell>
          <table:table-cell table:style-name="ce27" table:formula="of:=IF(OFFSET([$ScriptTestCases.$B$4];[.BQ5];0;1)&lt;&gt;&quot;&quot;;OFFSET([$ScriptTestCases.$B$4];[.BQ5];0;1);&quot;&quot;)" office:value-type="string" office:string-value="NonLinearConstraintTests.script">
            <text:p>NonLinearConstraintTests.script</text:p>
          </table:table-cell>
          <table:table-cell table:style-name="ce27" table:formula="of:=IF(OFFSET([$ScriptTestCases.$B$4];[.BR5];0;1)&lt;&gt;&quot;&quot;;OFFSET([$ScriptTestCases.$B$4];[.BR5];0;1);&quot;&quot;)" office:value-type="string" office:string-value="MinimizeTests.script">
            <text:p>MinimizeTests.script</text:p>
          </table:table-cell>
          <table:table-cell table:style-name="ce27" table:formula="of:=IF(OFFSET([$ScriptTestCases.$B$4];[.BS5];0;1)&lt;&gt;&quot;&quot;;OFFSET([$ScriptTestCases.$B$4];[.BS5];0;1);&quot;&quot;)" office:value-type="string" office:string-value="VaryTests">
            <text:p>VaryTests</text:p>
          </table:table-cell>
          <table:table-cell table:style-name="ce27" table:formula="of:=IF(OFFSET([$ScriptTestCases.$B$4];[.BT5];0;1)&lt;&gt;&quot;&quot;;OFFSET([$ScriptTestCases.$B$4];[.BT5];0;1);&quot;&quot;)" office:value-type="string" office:string-value="OptimizersInControlFlow.script">
            <text:p>OptimizersInControlFlow.script</text:p>
          </table:table-cell>
          <table:table-cell table:style-name="ce27" table:formula="of:=IF(OFFSET([$ScriptTestCases.$B$4];[.BU5];0;1)&lt;&gt;&quot;&quot;;OFFSET([$ScriptTestCases.$B$4];[.BU5];0;1);&quot;&quot;)" office:value-type="string" office:string-value="MathOperators.script">
            <text:p>MathOperators.script</text:p>
          </table:table-cell>
          <table:table-cell table:style-name="ce27" table:formula="of:=IF(OFFSET([$ScriptTestCases.$B$4];[.BV5];0;1)&lt;&gt;&quot;&quot;;OFFSET([$ScriptTestCases.$B$4];[.BV5];0;1);&quot;&quot;)" office:value-type="string" office:string-value="ParenthesisinMathTests.script">
            <text:p>ParenthesisinMathTests.script</text:p>
          </table:table-cell>
          <table:table-cell table:style-name="ce27" table:formula="of:=IF(OFFSET([$ScriptTestCases.$B$4];[.BW5];0;1)&lt;&gt;&quot;&quot;;OFFSET([$ScriptTestCases.$B$4];[.BW5];0;1);&quot;&quot;)" office:value-type="string" office:string-value="StopinOptimizerTest.script">
            <text:p>StopinOptimizerTest.script</text:p>
          </table:table-cell>
          <table:table-cell table:style-name="ce27" table:formula="of:=IF(OFFSET([$ScriptTestCases.$B$4];[.BX5];0;1)&lt;&gt;&quot;&quot;;OFFSET([$ScriptTestCases.$B$4];[.BX5];0;1);&quot;&quot;)" office:value-type="string" office:string-value="ToggleTest.m">
            <text:p>ToggleTest.m</text:p>
          </table:table-cell>
          <table:table-cell table:style-name="ce27" table:formula="of:=IF(OFFSET([$ScriptTestCases.$B$4];[.BY5];0;1)&lt;&gt;&quot;&quot;;OFFSET([$ScriptTestCases.$B$4];[.BY5];0;1);&quot;&quot;)" office:value-type="string" office:string-value="CSParams_GMAT_BPlaneTests.script">
            <text:p>CSParams_GMAT_BPlaneTests.script</text:p>
          </table:table-cell>
          <table:table-cell table:style-name="ce27" table:formula="of:=IF(OFFSET([$ScriptTestCases.$B$4];[.BZ5];0;1)&lt;&gt;&quot;&quot;;OFFSET([$ScriptTestCases.$B$4];[.BZ5];0;1);&quot;&quot;)" office:value-type="string" office:string-value="StateInputTests.script">
            <text:p>StateInputTests.script</text:p>
          </table:table-cell>
          <table:table-cell table:style-name="ce27" table:formula="of:=IF(OFFSET([$ScriptTestCases.$B$4];[.CA5];0;1)&lt;&gt;&quot;&quot;;OFFSET([$ScriptTestCases.$B$4];[.CA5];0;1);&quot;&quot;)" office:value-type="string" office:string-value="TargeterNesting.m">
            <text:p>TargeterNesting.m</text:p>
          </table:table-cell>
          <table:table-cell table:style-name="ce27" table:formula="of:=IF(OFFSET([$ScriptTestCases.$B$4];[.CB5];0;1)&lt;&gt;&quot;&quot;;OFFSET([$ScriptTestCases.$B$4];[.CB5];0;1);&quot;&quot;)" office:value-type="string" office:string-value="Loop_GMAT_IfWhile.m">
            <text:p>Loop_GMAT_IfWhile.m</text:p>
          </table:table-cell>
          <table:table-cell table:style-name="ce27" table:formula="of:=IF(OFFSET([$ScriptTestCases.$B$4];[.CC5];0;1)&lt;&gt;&quot;&quot;;OFFSET([$ScriptTestCases.$B$4];[.CC5];0;1);&quot;&quot;)" office:value-type="string" office:string-value="ForForArray.m">
            <text:p>ForForArray.m</text:p>
          </table:table-cell>
          <table:table-cell table:style-name="ce27" table:formula="of:=IF(OFFSET([$ScriptTestCases.$B$4];[.CD5];0;1)&lt;&gt;&quot;&quot;;OFFSET([$ScriptTestCases.$B$4];[.CD5];0;1);&quot;&quot;)" office:value-type="string" office:string-value="MatlabApsidesCheck.m">
            <text:p>MatlabApsidesCheck.m</text:p>
          </table:table-cell>
          <table:table-cell table:style-name="ce27" table:formula="of:=IF(OFFSET([$ScriptTestCases.$B$4];[.CE5];0;1)&lt;&gt;&quot;&quot;;OFFSET([$ScriptTestCases.$B$4];[.CE5];0;1);&quot;&quot;)" office:value-type="string" office:string-value="MatlabObjectPassingCheck.m">
            <text:p>MatlabObjectPassingCheck.m</text:p>
          </table:table-cell>
          <table:table-cell table:style-name="ce27" table:number-columns-repeated="2"/>
          <table:table-cell table:style-name="ce27" office:value-type="string">
            <text:p>Coverage</text:p>
          </table:table-cell>
          <table:table-cell table:style-name="ce27" office:value-type="string">
            <text:p>Column Count</text:p>
          </table:table-cell>
          <table:table-cell table:style-name="ce27" table:number-columns-repeated="123"/>
          <table:table-cell table:style-name="ce28" table:number-columns-repeated="6"/>
        </table:table-row>
        <table:table-row table:style-name="ro3">
          <table:table-cell office:value-type="string">
            <text:p>Attitude</text:p>
          </table:table-cell>
          <table:table-cell office:value-type="string">
            <text:p>CS Fixed</text:p>
          </table:table-cell>
          <table:table-cell table:number-columns-repeated="2"/>
          <table:table-cell office:value-type="string">
            <text:p>DEFERRED</text:p>
          </table:table-cell>
          <table:table-cell table:style-name="Default" table:number-columns-repeated="79"/>
          <table:table-cell/>
          <table:table-cell table:formula="of:=IF((COUNTA([.F7:.CG7])&gt;0)                                                                   OR                                                                   ( [.E7]=&quot;DEFERRED&quot;);1;0)" office:value-type="float" office:value="1">
            <text:p>1</text:p>
          </table:table-cell>
          <table:table-cell table:formula="of:=1" office:value-type="float" office:value="1">
            <text:p>1</text:p>
          </table:table-cell>
          <table:table-cell table:number-columns-repeated="129"/>
        </table:table-row>
        <table:table-row table:style-name="ro3">
          <table:table-cell/>
          <table:table-cell office:value-type="string">
            <text:p>Kinematic</text:p>
          </table:table-cell>
          <table:table-cell table:number-columns-repeated="2"/>
          <table:table-cell office:value-type="string">
            <text:p>DEFERRED</text:p>
          </table:table-cell>
          <table:table-cell table:style-name="Default" table:number-columns-repeated="79"/>
          <table:table-cell/>
          <table:table-cell table:formula="of:=IF((COUNTA([.F8:.CG8])&gt;0)                                                                   OR                                                                   ( [.E8]=&quot;DEFERRED&quot;);1;0)" office:value-type="float" office:value="1">
            <text:p>1</text:p>
          </table:table-cell>
          <table:table-cell table:formula="of:=[.CI7]+1" office:value-type="float" office:value="2">
            <text:p>2</text:p>
          </table:table-cell>
          <table:table-cell table:number-columns-repeated="129"/>
        </table:table-row>
        <table:table-row table:style-name="ro3">
          <table:table-cell/>
          <table:table-cell office:value-type="string">
            <text:p>Spinner</text:p>
          </table:table-cell>
          <table:table-cell table:number-columns-repeated="2"/>
          <table:table-cell office:value-type="string">
            <text:p>DEFERRED</text:p>
          </table:table-cell>
          <table:table-cell table:style-name="Default" table:number-columns-repeated="79"/>
          <table:table-cell/>
          <table:table-cell table:formula="of:=IF((COUNTA([.F9:.CG9])&gt;0)                                                                   OR                                                                   ( [.E9]=&quot;DEFERRED&quot;);1;0)" office:value-type="float" office:value="1">
            <text:p>1</text:p>
          </table:table-cell>
          <table:table-cell table:formula="of:=[.CI8]+1" office:value-type="float" office:value="3">
            <text:p>3</text:p>
          </table:table-cell>
          <table:table-cell table:number-columns-repeated="129"/>
        </table:table-row>
        <table:table-row table:style-name="ro3">
          <table:table-cell office:value-type="string">
            <text:p>FiniteBurn</text:p>
          </table:table-cell>
          <table:table-cell table:number-columns-repeated="3"/>
          <table:table-cell office:value-type="string">
            <text:p>DEFERRED</text:p>
          </table:table-cell>
          <table:table-cell table:style-name="Default" table:number-columns-repeated="79"/>
          <table:table-cell/>
          <table:table-cell table:formula="of:=IF((COUNTA([.F10:.CG10])&gt;0)                                                                   OR                                                                   ( [.E10]=&quot;DEFERRED&quot;);1;0)" office:value-type="float" office:value="1">
            <text:p>1</text:p>
          </table:table-cell>
          <table:table-cell table:formula="of:=[.CI9]+1" office:value-type="float" office:value="4">
            <text:p>4</text:p>
          </table:table-cell>
          <table:table-cell table:number-columns-repeated="129"/>
        </table:table-row>
        <table:table-row table:style-name="ro11">
          <table:table-cell office:value-type="string">
            <text:p>ImpulsiveBurn</text:p>
          </table:table-cell>
          <table:table-cell office:value-type="string">
            <text:p>Inertial</text:p>
          </table:table-cell>
          <table:table-cell office:value-type="string">
            <text:p>Along X</text:p>
          </table:table-cell>
          <table:table-cell table:style-name="ce24" office:value-type="string">
            <text:p>FR 101.1.2,</text:p>
            <text:p>FR 101.1.3, FR234.1</text:p>
          </table:table-cell>
          <table:table-cell office:value-type="string">
            <text:p>DEFERRED</text:p>
          </table:table-cell>
          <table:table-cell table:style-name="Default" table:number-columns-repeated="79"/>
          <table:table-cell/>
          <table:table-cell table:formula="of:=IF((COUNTA([.F11:.CG11])&gt;0)                                                                   OR                                                                   ( [.E11]=&quot;DEFERRED&quot;);1;0)" office:value-type="float" office:value="1">
            <text:p>1</text:p>
          </table:table-cell>
          <table:table-cell table:formula="of:=[.CI10]+1" office:value-type="float" office:value="5">
            <text:p>5</text:p>
          </table:table-cell>
          <table:table-cell table:number-columns-repeated="129"/>
        </table:table-row>
        <table:table-row table:style-name="ro3">
          <table:table-cell table:number-columns-repeated="2"/>
          <table:table-cell office:value-type="string">
            <text:p>X+Y</text:p>
          </table:table-cell>
          <table:table-cell/>
          <table:table-cell office:value-type="string">
            <text:p>DEFERRED</text:p>
          </table:table-cell>
          <table:table-cell table:style-name="Default" table:number-columns-repeated="79"/>
          <table:table-cell/>
          <table:table-cell table:formula="of:=IF((COUNTA([.F12:.CG12])&gt;0)                                                                   OR                                                                   ( [.E12]=&quot;DEFERRED&quot;);1;0)" office:value-type="float" office:value="1">
            <text:p>1</text:p>
          </table:table-cell>
          <table:table-cell table:formula="of:=[.CI11]+1" office:value-type="float" office:value="6">
            <text:p>6</text:p>
          </table:table-cell>
          <table:table-cell table:number-columns-repeated="129"/>
        </table:table-row>
        <table:table-row table:style-name="ro3">
          <table:table-cell table:number-columns-repeated="2"/>
          <table:table-cell office:value-type="string">
            <text:p>X+Y+Z</text:p>
          </table:table-cell>
          <table:table-cell/>
          <table:table-cell/>
          <table:table-cell table:style-name="Default" table:number-columns-repeated="40"/>
          <table:table-cell table:style-name="Default" office:value-type="string">
            <text:p>X</text:p>
          </table:table-cell>
          <table:table-cell table:style-name="Default" table:number-columns-repeated="38"/>
          <table:table-cell/>
          <table:table-cell table:formula="of:=IF((COUNTA([.F13:.CG13])&gt;0)                                                                   OR                                                                   ( [.E13]=&quot;DEFERRED&quot;);1;0)" office:value-type="float" office:value="1">
            <text:p>1</text:p>
          </table:table-cell>
          <table:table-cell table:formula="of:=[.CI12]+1" office:value-type="float" office:value="7">
            <text:p>7</text:p>
          </table:table-cell>
          <table:table-cell table:number-columns-repeated="129"/>
        </table:table-row>
        <table:table-row table:style-name="ro3">
          <table:table-cell/>
          <table:table-cell office:value-type="string">
            <text:p>VNB </text:p>
          </table:table-cell>
          <table:table-cell office:value-type="string">
            <text:p>Along V</text:p>
          </table:table-cell>
          <table:table-cell/>
          <table:table-cell office:value-type="string">
            <text:p>DEFERRED</text:p>
          </table:table-cell>
          <table:table-cell table:style-name="Default" table:number-columns-repeated="79"/>
          <table:table-cell/>
          <table:table-cell table:formula="of:=IF((COUNTA([.F14:.CG14])&gt;0)                                                                   OR                                                                   ( [.E14]=&quot;DEFERRED&quot;);1;0)" office:value-type="float" office:value="1">
            <text:p>1</text:p>
          </table:table-cell>
          <table:table-cell table:formula="of:=[.CI13]+1" office:value-type="float" office:value="8">
            <text:p>8</text:p>
          </table:table-cell>
          <table:table-cell table:number-columns-repeated="129"/>
        </table:table-row>
        <table:table-row table:style-name="ro3">
          <table:table-cell table:number-columns-repeated="2"/>
          <table:table-cell office:value-type="string">
            <text:p>V+N</text:p>
          </table:table-cell>
          <table:table-cell/>
          <table:table-cell office:value-type="string">
            <text:p>DEFERRED</text:p>
          </table:table-cell>
          <table:table-cell table:style-name="Default" table:number-columns-repeated="79"/>
          <table:table-cell/>
          <table:table-cell table:formula="of:=IF((COUNTA([.F15:.CG15])&gt;0)                                                                   OR                                                                   ( [.E15]=&quot;DEFERRED&quot;);1;0)" office:value-type="float" office:value="1">
            <text:p>1</text:p>
          </table:table-cell>
          <table:table-cell table:formula="of:=[.CI14]+1" office:value-type="float" office:value="9">
            <text:p>9</text:p>
          </table:table-cell>
          <table:table-cell table:number-columns-repeated="129"/>
        </table:table-row>
        <table:table-row table:style-name="ro3">
          <table:table-cell table:number-columns-repeated="2"/>
          <table:table-cell office:value-type="string">
            <text:p>V+N+B</text:p>
          </table:table-cell>
          <table:table-cell/>
          <table:table-cell/>
          <table:table-cell table:style-name="Default" table:number-columns-repeated="41"/>
          <table:table-cell table:style-name="Default" office:value-type="string">
            <text:p>X</text:p>
          </table:table-cell>
          <table:table-cell table:style-name="Default" office:value-type="string">
            <text:p>X</text:p>
          </table:table-cell>
          <table:table-cell table:style-name="Default" table:number-columns-repeated="36"/>
          <table:table-cell/>
          <table:table-cell table:formula="of:=IF((COUNTA([.F16:.CG16])&gt;0)                                                                   OR                                                                   ( [.E16]=&quot;DEFERRED&quot;);1;0)" office:value-type="float" office:value="1">
            <text:p>1</text:p>
          </table:table-cell>
          <table:table-cell table:formula="of:=[.CI15]+1" office:value-type="float" office:value="10">
            <text:p>10</text:p>
          </table:table-cell>
          <table:table-cell table:number-columns-repeated="129"/>
        </table:table-row>
        <table:table-row table:style-name="ro3">
          <table:table-cell/>
          <table:table-cell office:value-type="string">
            <text:p>CS based</text:p>
          </table:table-cell>
          <table:table-cell table:number-columns-repeated="2"/>
          <table:table-cell office:value-type="string">
            <text:p>DEFERRED</text:p>
          </table:table-cell>
          <table:table-cell table:style-name="Default" table:number-columns-repeated="79"/>
          <table:table-cell/>
          <table:table-cell table:formula="of:=IF((COUNTA([.F17:.CG17])&gt;0)                                                                   OR                                                                   ( [.E17]=&quot;DEFERRED&quot;);1;0)" office:value-type="float" office:value="1">
            <text:p>1</text:p>
          </table:table-cell>
          <table:table-cell table:formula="of:=[.CI16]+1" office:value-type="float" office:value="11">
            <text:p>11</text:p>
          </table:table-cell>
          <table:table-cell table:number-columns-repeated="129"/>
        </table:table-row>
        <table:table-row table:style-name="ro3">
          <table:table-cell office:value-type="string">
            <text:p>Coordinate Systems</text:p>
          </table:table-cell>
          <table:table-cell office:value-type="string">
            <text:p>EarthMJ2000Eq</text:p>
          </table:table-cell>
          <table:table-cell table:number-columns-repeated="2"/>
          <table:table-cell/>
          <table:table-cell table:style-name="Default" table:number-columns-repeated="12"/>
          <table:table-cell table:style-name="Default" office:value-type="string">
            <text:p>X</text:p>
          </table:table-cell>
          <table:table-cell table:style-name="Default" table:number-columns-repeated="2"/>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table:number-columns-repeated="2"/>
          <table:table-cell table:style-name="Default" office:value-type="string">
            <text:p>X</text:p>
          </table:table-cell>
          <table:table-cell table:style-name="Default" office:value-type="string">
            <text:p>X</text:p>
          </table:table-cell>
          <table:table-cell table:style-name="Default"/>
          <table:table-cell table:style-name="Default" office:value-type="string">
            <text:p>X</text:p>
          </table:table-cell>
          <table:table-cell table:style-name="Default" office:value-type="string">
            <text:p>X</text:p>
          </table:table-cell>
          <table:table-cell table:style-name="Default" table:number-columns-repeated="26"/>
          <table:table-cell table:style-name="Default" office:value-type="string">
            <text:p>X</text:p>
          </table:table-cell>
          <table:table-cell table:style-name="Default"/>
          <table:table-cell table:style-name="Default" office:value-type="string">
            <text:p>X</text:p>
          </table:table-cell>
          <table:table-cell table:style-name="Default" table:number-columns-repeated="5"/>
          <table:table-cell/>
          <table:table-cell table:formula="of:=IF((COUNTA([.F18:.CG18])&gt;0)                                                                   OR                                                                   ( [.E18]=&quot;DEFERRED&quot;);1;0)" office:value-type="float" office:value="1">
            <text:p>1</text:p>
          </table:table-cell>
          <table:table-cell table:formula="of:=[.CI17]+1" office:value-type="float" office:value="12">
            <text:p>12</text:p>
          </table:table-cell>
          <table:table-cell table:number-columns-repeated="129"/>
        </table:table-row>
        <table:table-row table:style-name="ro3">
          <table:table-cell/>
          <table:table-cell office:value-type="string">
            <text:p>EarthMJ2000Ec</text:p>
          </table:table-cell>
          <table:table-cell table:number-columns-repeated="2"/>
          <table:table-cell/>
          <table:table-cell table:style-name="Default" table:number-columns-repeated="11"/>
          <table:table-cell table:style-name="Default" office:value-type="string">
            <text:p>X</text:p>
          </table:table-cell>
          <table:table-cell table:style-name="Default" table:number-columns-repeated="59"/>
          <table:table-cell table:style-name="Default" office:value-type="string">
            <text:p>X</text:p>
          </table:table-cell>
          <table:table-cell table:style-name="Default" table:number-columns-repeated="7"/>
          <table:table-cell/>
          <table:table-cell table:formula="of:=IF((COUNTA([.F19:.CG19])&gt;0)                                                                   OR                                                                   ( [.E19]=&quot;DEFERRED&quot;);1;0)" office:value-type="float" office:value="1">
            <text:p>1</text:p>
          </table:table-cell>
          <table:table-cell table:formula="of:=[.CI18]+1" office:value-type="float" office:value="13">
            <text:p>13</text:p>
          </table:table-cell>
          <table:table-cell table:number-columns-repeated="129"/>
        </table:table-row>
        <table:table-row table:style-name="ro3">
          <table:table-cell/>
          <table:table-cell office:value-type="string">
            <text:p>EarthFixed</text:p>
          </table:table-cell>
          <table:table-cell table:number-columns-repeated="2"/>
          <table:table-cell/>
          <table:table-cell table:style-name="Default" table:number-columns-repeated="9"/>
          <table:table-cell table:style-name="Default" office:value-type="string">
            <text:p>X</text:p>
          </table:table-cell>
          <table:table-cell table:style-name="Default" table:number-columns-repeated="61"/>
          <table:table-cell table:style-name="Default" office:value-type="string">
            <text:p>X</text:p>
          </table:table-cell>
          <table:table-cell table:style-name="Default" table:number-columns-repeated="7"/>
          <table:table-cell/>
          <table:table-cell table:formula="of:=IF((COUNTA([.F20:.CG20])&gt;0)                                                                   OR                                                                   ( [.E20]=&quot;DEFERRED&quot;);1;0)" office:value-type="float" office:value="1">
            <text:p>1</text:p>
          </table:table-cell>
          <table:table-cell table:formula="of:=[.CI19]+1" office:value-type="float" office:value="14">
            <text:p>14</text:p>
          </table:table-cell>
          <table:table-cell table:number-columns-repeated="129"/>
        </table:table-row>
        <table:table-row table:style-name="ro3">
          <table:table-cell office:value-type="string">
            <text:p>ForceModel</text:p>
          </table:table-cell>
          <table:table-cell office:value-type="string">
            <text:p>PointMass</text:p>
          </table:table-cell>
          <table:table-cell office:value-type="string">
            <text:p>Earth</text:p>
          </table:table-cell>
          <table:table-cell/>
          <table:table-cell/>
          <table:table-cell table:style-name="Default" table:number-columns-repeated="9"/>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table:number-columns-repeated="2"/>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table:number-columns-repeated="2"/>
          <table:table-cell table:style-name="Default" office:value-type="string">
            <text:p>X</text:p>
          </table:table-cell>
          <table:table-cell table:style-name="Default" office:value-type="string">
            <text:p>X</text:p>
          </table:table-cell>
          <table:table-cell table:style-name="Default" table:number-columns-repeated="2"/>
          <table:table-cell table:style-name="Default" office:value-type="string">
            <text:p>X</text:p>
          </table:table-cell>
          <table:table-cell table:style-name="Default"/>
          <table:table-cell table:style-name="Default" office:value-type="string">
            <text:p>X</text:p>
          </table:table-cell>
          <table:table-cell table:style-name="Default" table:number-columns-repeated="24"/>
          <table:table-cell table:style-name="Default" office:value-type="string">
            <text:p>X</text:p>
          </table:table-cell>
          <table:table-cell table:style-name="Default"/>
          <table:table-cell table:style-name="Default" office:value-type="string">
            <text:p>X</text:p>
          </table:table-cell>
          <table:table-cell table:style-name="Default" table:number-columns-repeated="5"/>
          <table:table-cell/>
          <table:table-cell table:formula="of:=IF((COUNTA([.F21:.CG21])&gt;0)                                                                   OR                                                                   ( [.E21]=&quot;DEFERRED&quot;);1;0)" office:value-type="float" office:value="1">
            <text:p>1</text:p>
          </table:table-cell>
          <table:table-cell table:formula="of:=[.CI20]+1" office:value-type="float" office:value="15">
            <text:p>15</text:p>
          </table:table-cell>
          <table:table-cell table:number-columns-repeated="129"/>
        </table:table-row>
        <table:table-row table:style-name="ro3">
          <table:table-cell table:number-columns-repeated="2"/>
          <table:table-cell office:value-type="string">
            <text:p>Sun, Luna</text:p>
          </table:table-cell>
          <table:table-cell/>
          <table:table-cell/>
          <table:table-cell table:style-name="Default" table:number-columns-repeated="45"/>
          <table:table-cell table:style-name="Default" office:value-type="string">
            <text:p>X</text:p>
          </table:table-cell>
          <table:table-cell table:style-name="Default" office:value-type="string">
            <text:p>X</text:p>
          </table:table-cell>
          <table:table-cell table:style-name="Default" table:number-columns-repeated="32"/>
          <table:table-cell/>
          <table:table-cell table:formula="of:=IF((COUNTA([.F22:.CG22])&gt;0)                                                                   OR                                                                   ( [.E22]=&quot;DEFERRED&quot;);1;0)" office:value-type="float" office:value="1">
            <text:p>1</text:p>
          </table:table-cell>
          <table:table-cell table:formula="of:=[.CI21]+1" office:value-type="float" office:value="16">
            <text:p>16</text:p>
          </table:table-cell>
          <table:table-cell table:number-columns-repeated="129"/>
        </table:table-row>
        <table:table-row table:style-name="ro3">
          <table:table-cell table:number-columns-repeated="2"/>
          <table:table-cell office:value-type="string">
            <text:p>All</text:p>
          </table:table-cell>
          <table:table-cell/>
          <table:table-cell/>
          <table:table-cell table:style-name="Default" table:number-columns-repeated="46"/>
          <table:table-cell table:style-name="Default" office:value-type="string">
            <text:p>X</text:p>
          </table:table-cell>
          <table:table-cell table:style-name="Default" table:number-columns-repeated="32"/>
          <table:table-cell/>
          <table:table-cell table:formula="of:=IF((COUNTA([.F23:.CG23])&gt;0)                                                                   OR                                                                   ( [.E23]=&quot;DEFERRED&quot;);1;0)" office:value-type="float" office:value="1">
            <text:p>1</text:p>
          </table:table-cell>
          <table:table-cell table:formula="of:=[.CI22]+1" office:value-type="float" office:value="17">
            <text:p>17</text:p>
          </table:table-cell>
          <table:table-cell table:number-columns-repeated="129"/>
        </table:table-row>
        <table:table-row table:style-name="ro3">
          <table:table-cell/>
          <table:table-cell office:value-type="string">
            <text:p>FullField</text:p>
          </table:table-cell>
          <table:table-cell office:value-type="string">
            <text:p>Earth</text:p>
          </table:table-cell>
          <table:table-cell/>
          <table:table-cell/>
          <table:table-cell table:style-name="Default" table:number-columns-repeated="43"/>
          <table:table-cell table:style-name="Default" office:value-type="string">
            <text:p>X</text:p>
          </table:table-cell>
          <table:table-cell table:style-name="Default"/>
          <table:table-cell table:style-name="Default" office:value-type="string">
            <text:p>X</text:p>
          </table:table-cell>
          <table:table-cell table:style-name="Default" table:number-columns-repeated="33"/>
          <table:table-cell/>
          <table:table-cell table:formula="of:=IF((COUNTA([.F24:.CG24])&gt;0)                                                                   OR                                                                   ( [.E24]=&quot;DEFERRED&quot;);1;0)" office:value-type="float" office:value="1">
            <text:p>1</text:p>
          </table:table-cell>
          <table:table-cell table:formula="of:=[.CI23]+1" office:value-type="float" office:value="18">
            <text:p>18</text:p>
          </table:table-cell>
          <table:table-cell table:number-columns-repeated="129"/>
        </table:table-row>
        <table:table-row table:style-name="ro3">
          <table:table-cell table:number-columns-repeated="2"/>
          <table:table-cell office:value-type="string">
            <text:p>Luna</text:p>
          </table:table-cell>
          <table:table-cell/>
          <table:table-cell/>
          <table:table-cell table:style-name="Default" table:number-columns-repeated="48"/>
          <table:table-cell table:style-name="Default" office:value-type="string">
            <text:p>X</text:p>
          </table:table-cell>
          <table:table-cell table:style-name="Default" table:number-columns-repeated="30"/>
          <table:table-cell/>
          <table:table-cell table:formula="of:=IF((COUNTA([.F25:.CG25])&gt;0)                                                                   OR                                                                   ( [.E25]=&quot;DEFERRED&quot;);1;0)" office:value-type="float" office:value="1">
            <text:p>1</text:p>
          </table:table-cell>
          <table:table-cell table:formula="of:=[.CI24]+1" office:value-type="float" office:value="19">
            <text:p>19</text:p>
          </table:table-cell>
          <table:table-cell table:number-columns-repeated="129"/>
        </table:table-row>
        <table:table-row table:style-name="ro3">
          <table:table-cell table:number-columns-repeated="2"/>
          <table:table-cell office:value-type="string">
            <text:p>Mars</text:p>
          </table:table-cell>
          <table:table-cell/>
          <table:table-cell/>
          <table:table-cell table:style-name="Default" table:number-columns-repeated="47"/>
          <table:table-cell table:style-name="Default" office:value-type="string">
            <text:p>X</text:p>
          </table:table-cell>
          <table:table-cell table:style-name="Default" table:number-columns-repeated="31"/>
          <table:table-cell/>
          <table:table-cell table:formula="of:=IF((COUNTA([.F26:.CG26])&gt;0)                                                                   OR                                                                   ( [.E26]=&quot;DEFERRED&quot;);1;0)" office:value-type="float" office:value="1">
            <text:p>1</text:p>
          </table:table-cell>
          <table:table-cell table:formula="of:=[.CI25]+1" office:value-type="float" office:value="20">
            <text:p>20</text:p>
          </table:table-cell>
          <table:table-cell table:number-columns-repeated="129"/>
        </table:table-row>
        <table:table-row table:style-name="ro3">
          <table:table-cell/>
          <table:table-cell office:value-type="string">
            <text:p>Drag</text:p>
          </table:table-cell>
          <table:table-cell office:value-type="string">
            <text:p>Exponential</text:p>
          </table:table-cell>
          <table:table-cell/>
          <table:table-cell/>
          <table:table-cell table:style-name="Default" table:number-columns-repeated="77"/>
          <table:table-cell table:style-name="Default" office:value-type="string">
            <text:p>X</text:p>
          </table:table-cell>
          <table:table-cell table:style-name="Default"/>
          <table:table-cell/>
          <table:table-cell table:formula="of:=IF((COUNTA([.F27:.CG27])&gt;0)                                                                   OR                                                                   ( [.E27]=&quot;DEFERRED&quot;);1;0)" office:value-type="float" office:value="1">
            <text:p>1</text:p>
          </table:table-cell>
          <table:table-cell table:formula="of:=[.CI26]+1" office:value-type="float" office:value="21">
            <text:p>21</text:p>
          </table:table-cell>
          <table:table-cell table:number-columns-repeated="129"/>
        </table:table-row>
        <table:table-row table:style-name="ro3">
          <table:table-cell table:number-columns-repeated="2"/>
          <table:table-cell office:value-type="string">
            <text:p>JR</text:p>
          </table:table-cell>
          <table:table-cell/>
          <table:table-cell office:value-type="string">
            <text:p>User Values</text:p>
          </table:table-cell>
          <table:table-cell table:style-name="Default" table:number-columns-repeated="43"/>
          <table:table-cell table:style-name="Default" office:value-type="string">
            <text:p>X</text:p>
          </table:table-cell>
          <table:table-cell table:style-name="Default" table:number-columns-repeated="35"/>
          <table:table-cell/>
          <table:table-cell table:formula="of:=IF((COUNTA([.F28:.CG28])&gt;0)                                                                   OR                                                                   ( [.E28]=&quot;DEFERRED&quot;);1;0)" office:value-type="float" office:value="1">
            <text:p>1</text:p>
          </table:table-cell>
          <table:table-cell table:formula="of:=[.CI27]+1" office:value-type="float" office:value="22">
            <text:p>22</text:p>
          </table:table-cell>
          <table:table-cell table:number-columns-repeated="129"/>
        </table:table-row>
        <table:table-row table:style-name="ro3">
          <table:table-cell table:number-columns-repeated="4"/>
          <table:table-cell office:value-type="string">
            <text:p>From File</text:p>
          </table:table-cell>
          <table:table-cell table:style-name="Default" table:number-columns-repeated="79"/>
          <table:table-cell/>
          <table:table-cell table:formula="of:=IF((COUNTA([.F29:.CG29])&gt;0)                                                                   OR                                                                   ( [.E29]=&quot;DEFERRED&quot;);1;0)" office:value-type="float" office:value="0">
            <text:p>0</text:p>
          </table:table-cell>
          <table:table-cell table:formula="of:=[.CI28]+1" office:value-type="float" office:value="23">
            <text:p>23</text:p>
          </table:table-cell>
          <table:table-cell table:number-columns-repeated="129"/>
        </table:table-row>
        <table:table-row table:style-name="ro3">
          <table:table-cell table:number-columns-repeated="2"/>
          <table:table-cell office:value-type="string">
            <text:p>MSISE90</text:p>
          </table:table-cell>
          <table:table-cell/>
          <table:table-cell office:value-type="string">
            <text:p>User Values</text:p>
          </table:table-cell>
          <table:table-cell table:style-name="Default" table:number-columns-repeated="45"/>
          <table:table-cell table:style-name="Default" office:value-type="string">
            <text:p>X</text:p>
          </table:table-cell>
          <table:table-cell table:style-name="Default" table:number-columns-repeated="33"/>
          <table:table-cell/>
          <table:table-cell table:formula="of:=IF((COUNTA([.F30:.CG30])&gt;0)                                                                   OR                                                                   ( [.E30]=&quot;DEFERRED&quot;);1;0)" office:value-type="float" office:value="1">
            <text:p>1</text:p>
          </table:table-cell>
          <table:table-cell table:formula="of:=[.CI29]+1" office:value-type="float" office:value="24">
            <text:p>24</text:p>
          </table:table-cell>
          <table:table-cell table:number-columns-repeated="129"/>
        </table:table-row>
        <table:table-row table:style-name="ro3">
          <table:table-cell table:number-columns-repeated="4"/>
          <table:table-cell office:value-type="string">
            <text:p>From File</text:p>
          </table:table-cell>
          <table:table-cell table:style-name="Default" table:number-columns-repeated="79"/>
          <table:table-cell/>
          <table:table-cell table:formula="of:=IF((COUNTA([.F31:.CG31])&gt;0)                                                                   OR                                                                   ( [.E31]=&quot;DEFERRED&quot;);1;0)" office:value-type="float" office:value="0">
            <text:p>0</text:p>
          </table:table-cell>
          <table:table-cell table:formula="of:=[.CI30]+1" office:value-type="float" office:value="25">
            <text:p>25</text:p>
          </table:table-cell>
          <table:table-cell table:number-columns-repeated="129"/>
        </table:table-row>
        <table:table-row table:style-name="ro3">
          <table:table-cell/>
          <table:table-cell office:value-type="string">
            <text:p>SRP</text:p>
          </table:table-cell>
          <table:table-cell table:number-columns-repeated="2"/>
          <table:table-cell/>
          <table:table-cell table:style-name="Default" table:number-columns-repeated="43"/>
          <table:table-cell table:style-name="Default" office:value-type="string">
            <text:p>X</text:p>
          </table:table-cell>
          <table:table-cell table:style-name="Default"/>
          <table:table-cell table:style-name="Default" office:value-type="string">
            <text:p>X</text:p>
          </table:table-cell>
          <table:table-cell table:style-name="Default" table:number-columns-repeated="33"/>
          <table:table-cell/>
          <table:table-cell table:formula="of:=IF((COUNTA([.F32:.CG32])&gt;0)                                                                   OR                                                                   ( [.E32]=&quot;DEFERRED&quot;);1;0)" office:value-type="float" office:value="1">
            <text:p>1</text:p>
          </table:table-cell>
          <table:table-cell table:formula="of:=[.CI31]+1" office:value-type="float" office:value="26">
            <text:p>26</text:p>
          </table:table-cell>
          <table:table-cell table:number-columns-repeated="129"/>
        </table:table-row>
        <table:table-row table:style-name="ro3">
          <table:table-cell/>
          <table:table-cell office:value-type="string">
            <text:p>FiniteBurn</text:p>
          </table:table-cell>
          <table:table-cell office:value-type="string">
            <text:p>1 engine</text:p>
          </table:table-cell>
          <table:table-cell/>
          <table:table-cell office:value-type="string">
            <text:p>DEFERRED</text:p>
          </table:table-cell>
          <table:table-cell table:style-name="Default" table:number-columns-repeated="79"/>
          <table:table-cell/>
          <table:table-cell table:formula="of:=IF((COUNTA([.F33:.CG33])&gt;0)                                                                   OR                                                                   ( [.E33]=&quot;DEFERRED&quot;);1;0)" office:value-type="float" office:value="1">
            <text:p>1</text:p>
          </table:table-cell>
          <table:table-cell table:formula="of:=[.CI32]+1" office:value-type="float" office:value="27">
            <text:p>27</text:p>
          </table:table-cell>
          <table:table-cell table:number-columns-repeated="129"/>
        </table:table-row>
        <table:table-row table:style-name="ro3">
          <table:table-cell table:number-columns-repeated="2"/>
          <table:table-cell office:value-type="string">
            <text:p>Multiple</text:p>
          </table:table-cell>
          <table:table-cell/>
          <table:table-cell office:value-type="string">
            <text:p>DEFERRED</text:p>
          </table:table-cell>
          <table:table-cell table:style-name="Default" table:number-columns-repeated="79"/>
          <table:table-cell/>
          <table:table-cell table:formula="of:=IF((COUNTA([.F34:.CG34])&gt;0)                                                                   OR                                                                   ( [.E34]=&quot;DEFERRED&quot;);1;0)" office:value-type="float" office:value="1">
            <text:p>1</text:p>
          </table:table-cell>
          <table:table-cell table:formula="of:=[.CI33]+1" office:value-type="float" office:value="28">
            <text:p>28</text:p>
          </table:table-cell>
          <table:table-cell table:number-columns-repeated="129"/>
        </table:table-row>
        <table:table-row table:style-name="ro3">
          <table:table-cell office:value-type="string">
            <text:p>MatlabFunction</text:p>
          </table:table-cell>
          <table:table-cell table:number-columns-repeated="3"/>
          <table:table-cell/>
          <table:table-cell table:style-name="Default" table:number-columns-repeated="76"/>
          <table:table-cell table:style-name="Default" office:value-type="string">
            <text:p>X</text:p>
          </table:table-cell>
          <table:table-cell table:style-name="Default" table:number-columns-repeated="2"/>
          <table:table-cell/>
          <table:table-cell table:formula="of:=IF((COUNTA([.F35:.CG35])&gt;0)                                                                   OR                                                                   ( [.E35]=&quot;DEFERRED&quot;);1;0)" office:value-type="float" office:value="1">
            <text:p>1</text:p>
          </table:table-cell>
          <table:table-cell table:formula="of:=[.CI34]+1" office:value-type="float" office:value="29">
            <text:p>29</text:p>
          </table:table-cell>
          <table:table-cell table:number-columns-repeated="129"/>
        </table:table-row>
        <table:table-row table:style-name="ro3">
          <table:table-cell office:value-type="string">
            <text:p>GmatFunction</text:p>
          </table:table-cell>
          <table:table-cell table:number-columns-repeated="3"/>
          <table:table-cell office:value-type="string">
            <text:p>DEFERRED</text:p>
          </table:table-cell>
          <table:table-cell table:style-name="Default" table:number-columns-repeated="79"/>
          <table:table-cell/>
          <table:table-cell table:formula="of:=IF((COUNTA([.F36:.CG36])&gt;0)                                                                   OR                                                                   ( [.E36]=&quot;DEFERRED&quot;);1;0)" office:value-type="float" office:value="1">
            <text:p>1</text:p>
          </table:table-cell>
          <table:table-cell table:formula="of:=[.CI35]+1" office:value-type="float" office:value="30">
            <text:p>30</text:p>
          </table:table-cell>
          <table:table-cell table:number-columns-repeated="129"/>
        </table:table-row>
        <table:table-row table:style-name="ro3">
          <table:table-cell office:value-type="string">
            <text:p>Math</text:p>
          </table:table-cell>
          <table:table-cell office:value-type="string">
            <text:p>Operators</text:p>
          </table:table-cell>
          <table:table-cell office:value-type="string">
            <text:p>Abs</text:p>
          </table:table-cell>
          <table:table-cell/>
          <table:table-cell/>
          <table:table-cell table:style-name="Default" table:number-columns-repeated="79"/>
          <table:table-cell/>
          <table:table-cell table:formula="of:=IF((COUNTA([.F37:.CG37])&gt;0)                                                                   OR                                                                   ( [.E37]=&quot;DEFERRED&quot;);1;0)" office:value-type="float" office:value="0">
            <text:p>0</text:p>
          </table:table-cell>
          <table:table-cell table:formula="of:=[.CI36]+1" office:value-type="float" office:value="31">
            <text:p>31</text:p>
          </table:table-cell>
          <table:table-cell table:number-columns-repeated="129"/>
        </table:table-row>
        <table:table-row table:style-name="ro3">
          <table:table-cell table:number-columns-repeated="2"/>
          <table:table-cell office:value-type="string">
            <text:p>Add</text:p>
          </table:table-cell>
          <table:table-cell/>
          <table:table-cell/>
          <table:table-cell table:style-name="Default" table:number-columns-repeated="21"/>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table:number-columns-repeated="29"/>
          <table:table-cell table:style-name="Default" office:value-type="string">
            <text:p>X</text:p>
          </table:table-cell>
          <table:table-cell table:style-name="Default" table:number-columns-repeated="11"/>
          <table:table-cell/>
          <table:table-cell table:formula="of:=IF((COUNTA([.F38:.CG38])&gt;0)                                                                   OR                                                                   ( [.E38]=&quot;DEFERRED&quot;);1;0)" office:value-type="float" office:value="1">
            <text:p>1</text:p>
          </table:table-cell>
          <table:table-cell table:formula="of:=[.CI37]+1" office:value-type="float" office:value="32">
            <text:p>32</text:p>
          </table:table-cell>
          <table:table-cell table:number-columns-repeated="129"/>
        </table:table-row>
        <table:table-row table:style-name="ro3">
          <table:table-cell table:number-columns-repeated="2"/>
          <table:table-cell office:value-type="string">
            <text:p>Divide</text:p>
          </table:table-cell>
          <table:table-cell/>
          <table:table-cell/>
          <table:table-cell table:style-name="Default" table:number-columns-repeated="33"/>
          <table:table-cell table:style-name="Default" office:value-type="string">
            <text:p>X</text:p>
          </table:table-cell>
          <table:table-cell table:style-name="Default" table:number-columns-repeated="33"/>
          <table:table-cell table:style-name="Default" office:value-type="string">
            <text:p>X</text:p>
          </table:table-cell>
          <table:table-cell table:style-name="Default" table:number-columns-repeated="11"/>
          <table:table-cell/>
          <table:table-cell table:formula="of:=IF((COUNTA([.F39:.CG39])&gt;0)                                                                   OR                                                                   ( [.E39]=&quot;DEFERRED&quot;);1;0)" office:value-type="float" office:value="1">
            <text:p>1</text:p>
          </table:table-cell>
          <table:table-cell table:formula="of:=[.CI38]+1" office:value-type="float" office:value="33">
            <text:p>33</text:p>
          </table:table-cell>
          <table:table-cell table:number-columns-repeated="129"/>
        </table:table-row>
        <table:table-row table:style-name="ro3">
          <table:table-cell table:number-columns-repeated="2"/>
          <table:table-cell office:value-type="string">
            <text:p>Determinant</text:p>
          </table:table-cell>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f:=IF((COUNTA([.F40:.CG40])&gt;0)                                                                   OR                                                                   ( [.E40]=&quot;DEFERRED&quot;);1;0)" office:value-type="float" office:value="1">
            <text:p>1</text:p>
          </table:table-cell>
          <table:table-cell table:formula="of:=[.CI39]+1" office:value-type="float" office:value="34">
            <text:p>34</text:p>
          </table:table-cell>
          <table:table-cell table:number-columns-repeated="129"/>
        </table:table-row>
        <table:table-row table:style-name="ro3">
          <table:table-cell table:number-columns-repeated="2"/>
          <table:table-cell office:value-type="string">
            <text:p>Inverse</text:p>
          </table:table-cell>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f:=IF((COUNTA([.F41:.CG41])&gt;0)                                                                   OR                                                                   ( [.E41]=&quot;DEFERRED&quot;);1;0)" office:value-type="float" office:value="1">
            <text:p>1</text:p>
          </table:table-cell>
          <table:table-cell table:formula="of:=[.CI40]+1" office:value-type="float" office:value="35">
            <text:p>35</text:p>
          </table:table-cell>
          <table:table-cell table:number-columns-repeated="129"/>
        </table:table-row>
        <table:table-row table:style-name="ro3">
          <table:table-cell table:number-columns-repeated="2"/>
          <table:table-cell office:value-type="string">
            <text:p>Multiply</text:p>
          </table:table-cell>
          <table:table-cell/>
          <table:table-cell/>
          <table:table-cell table:style-name="Default" table:number-columns-repeated="36"/>
          <table:table-cell table:style-name="Default" office:value-type="string">
            <text:p>X</text:p>
          </table:table-cell>
          <table:table-cell table:style-name="Default" office:value-type="string">
            <text:p>X</text:p>
          </table:table-cell>
          <table:table-cell table:style-name="Default" table:number-columns-repeated="29"/>
          <table:table-cell table:style-name="Default" office:value-type="string">
            <text:p>X</text:p>
          </table:table-cell>
          <table:table-cell table:style-name="Default" table:number-columns-repeated="11"/>
          <table:table-cell/>
          <table:table-cell table:formula="of:=IF((COUNTA([.F42:.CG42])&gt;0)                                                                   OR                                                                   ( [.E42]=&quot;DEFERRED&quot;);1;0)" office:value-type="float" office:value="1">
            <text:p>1</text:p>
          </table:table-cell>
          <table:table-cell table:formula="of:=[.CI41]+1" office:value-type="float" office:value="36">
            <text:p>36</text:p>
          </table:table-cell>
          <table:table-cell table:number-columns-repeated="129"/>
        </table:table-row>
        <table:table-row table:style-name="ro3">
          <table:table-cell table:number-columns-repeated="2"/>
          <table:table-cell office:value-type="string">
            <text:p>Power</text:p>
          </table:table-cell>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f:=IF((COUNTA([.F43:.CG43])&gt;0)                                                                   OR                                                                   ( [.E43]=&quot;DEFERRED&quot;);1;0)" office:value-type="float" office:value="1">
            <text:p>1</text:p>
          </table:table-cell>
          <table:table-cell table:formula="of:=[.CI42]+1" office:value-type="float" office:value="37">
            <text:p>37</text:p>
          </table:table-cell>
          <table:table-cell table:number-columns-repeated="129"/>
        </table:table-row>
        <table:table-row table:style-name="ro3">
          <table:table-cell table:number-columns-repeated="2"/>
          <table:table-cell office:value-type="string">
            <text:p>Subtract</text:p>
          </table:table-cell>
          <table:table-cell/>
          <table:table-cell/>
          <table:table-cell table:style-name="Default" table:number-columns-repeated="21"/>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table:number-columns-repeated="5"/>
          <table:table-cell table:style-name="Default" office:value-type="string">
            <text:p>X</text:p>
          </table:table-cell>
          <table:table-cell table:style-name="Default"/>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table:number-columns-repeated="29"/>
          <table:table-cell table:style-name="Default" office:value-type="string">
            <text:p>X</text:p>
          </table:table-cell>
          <table:table-cell table:style-name="Default" table:number-columns-repeated="11"/>
          <table:table-cell/>
          <table:table-cell table:formula="of:=IF((COUNTA([.F44:.CG44])&gt;0)                                                                   OR                                                                   ( [.E44]=&quot;DEFERRED&quot;);1;0)" office:value-type="float" office:value="1">
            <text:p>1</text:p>
          </table:table-cell>
          <table:table-cell table:formula="of:=[.CI43]+1" office:value-type="float" office:value="38">
            <text:p>38</text:p>
          </table:table-cell>
          <table:table-cell table:number-columns-repeated="129"/>
        </table:table-row>
        <table:table-row table:style-name="ro3">
          <table:table-cell table:number-columns-repeated="2"/>
          <table:table-cell office:value-type="string">
            <text:p>Parenthesis</text:p>
          </table:table-cell>
          <table:table-cell/>
          <table:table-cell/>
          <table:table-cell table:style-name="Default" table:number-columns-repeated="68"/>
          <table:table-cell table:style-name="Default" office:value-type="string">
            <text:p>X</text:p>
          </table:table-cell>
          <table:table-cell table:style-name="Default" table:number-columns-repeated="10"/>
          <table:table-cell/>
          <table:table-cell table:formula="of:=IF((COUNTA([.F45:.CG45])&gt;0)                                                                   OR                                                                   ( [.E45]=&quot;DEFERRED&quot;);1;0)" office:value-type="float" office:value="1">
            <text:p>1</text:p>
          </table:table-cell>
          <table:table-cell table:formula="of:=[.CI44]+1" office:value-type="float" office:value="39">
            <text:p>39</text:p>
          </table:table-cell>
          <table:table-cell table:number-columns-repeated="129"/>
        </table:table-row>
        <table:table-row table:style-name="ro3">
          <table:table-cell table:number-columns-repeated="2"/>
          <table:table-cell office:value-type="string">
            <text:p>Transpose</text:p>
          </table:table-cell>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f:=IF((COUNTA([.F46:.CG46])&gt;0)                                                                   OR                                                                   ( [.E46]=&quot;DEFERRED&quot;);1;0)" office:value-type="float" office:value="1">
            <text:p>1</text:p>
          </table:table-cell>
          <table:table-cell table:formula="of:=[.CI45]+1" office:value-type="float" office:value="40">
            <text:p>40</text:p>
          </table:table-cell>
          <table:table-cell table:number-columns-repeated="129"/>
        </table:table-row>
        <table:table-row table:style-name="ro3">
          <table:table-cell table:number-columns-repeated="2"/>
          <table:table-cell office:value-type="string">
            <text:p>Subtract</text:p>
          </table:table-cell>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f:=IF((COUNTA([.F47:.CG47])&gt;0)                                                                   OR                                                                   ( [.E47]=&quot;DEFERRED&quot;);1;0)" office:value-type="float" office:value="1">
            <text:p>1</text:p>
          </table:table-cell>
          <table:table-cell table:formula="of:=[.CI46]+1" office:value-type="float" office:value="41">
            <text:p>41</text:p>
          </table:table-cell>
          <table:table-cell table:number-columns-repeated="129"/>
        </table:table-row>
        <table:table-row table:style-name="ro3">
          <table:table-cell/>
          <table:table-cell office:value-type="string">
            <text:p>Functions</text:p>
          </table:table-cell>
          <table:table-cell office:value-type="string">
            <text:p>Asin</text:p>
          </table:table-cell>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f:=IF((COUNTA([.F48:.CG48])&gt;0)                                                                   OR                                                                   ( [.E48]=&quot;DEFERRED&quot;);1;0)" office:value-type="float" office:value="1">
            <text:p>1</text:p>
          </table:table-cell>
          <table:table-cell table:formula="of:=[.CI47]+1" office:value-type="float" office:value="42">
            <text:p>42</text:p>
          </table:table-cell>
          <table:table-cell table:number-columns-repeated="129"/>
        </table:table-row>
        <table:table-row table:style-name="ro3">
          <table:table-cell table:number-columns-repeated="2"/>
          <table:table-cell office:value-type="string">
            <text:p>Asinh</text:p>
          </table:table-cell>
          <table:table-cell/>
          <table:table-cell office:value-type="string">
            <text:p>DEFERRED</text:p>
          </table:table-cell>
          <table:table-cell table:style-name="Default" table:number-columns-repeated="79"/>
          <table:table-cell/>
          <table:table-cell table:formula="of:=IF((COUNTA([.F49:.CG49])&gt;0)                                                                   OR                                                                   ( [.E49]=&quot;DEFERRED&quot;);1;0)" office:value-type="float" office:value="1">
            <text:p>1</text:p>
          </table:table-cell>
          <table:table-cell table:formula="of:=[.CI48]+1" office:value-type="float" office:value="43">
            <text:p>43</text:p>
          </table:table-cell>
          <table:table-cell table:number-columns-repeated="129"/>
        </table:table-row>
        <table:table-row table:style-name="ro3">
          <table:table-cell table:number-columns-repeated="2"/>
          <table:table-cell office:value-type="string">
            <text:p>Atan</text:p>
          </table:table-cell>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f:=IF((COUNTA([.F50:.CG50])&gt;0)                                                                   OR                                                                   ( [.E50]=&quot;DEFERRED&quot;);1;0)" office:value-type="float" office:value="1">
            <text:p>1</text:p>
          </table:table-cell>
          <table:table-cell table:formula="of:=[.CI49]+1" office:value-type="float" office:value="44">
            <text:p>44</text:p>
          </table:table-cell>
          <table:table-cell table:number-columns-repeated="129"/>
        </table:table-row>
        <table:table-row table:style-name="ro3">
          <table:table-cell table:number-columns-repeated="2"/>
          <table:table-cell office:value-type="string">
            <text:p>Atan2</text:p>
          </table:table-cell>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f:=IF((COUNTA([.F51:.CG51])&gt;0)                                                                   OR                                                                   ( [.E51]=&quot;DEFERRED&quot;);1;0)" office:value-type="float" office:value="1">
            <text:p>1</text:p>
          </table:table-cell>
          <table:table-cell table:formula="of:=[.CI50]+1" office:value-type="float" office:value="45">
            <text:p>45</text:p>
          </table:table-cell>
          <table:table-cell table:number-columns-repeated="129"/>
        </table:table-row>
        <table:table-row table:style-name="ro3">
          <table:table-cell table:number-columns-repeated="2"/>
          <table:table-cell office:value-type="string">
            <text:p>Atanh</text:p>
          </table:table-cell>
          <table:table-cell/>
          <table:table-cell office:value-type="string">
            <text:p>DEFERRED</text:p>
          </table:table-cell>
          <table:table-cell table:style-name="Default" table:number-columns-repeated="79"/>
          <table:table-cell/>
          <table:table-cell table:formula="of:=IF((COUNTA([.F52:.CG52])&gt;0)                                                                   OR                                                                   ( [.E52]=&quot;DEFERRED&quot;);1;0)" office:value-type="float" office:value="1">
            <text:p>1</text:p>
          </table:table-cell>
          <table:table-cell table:formula="of:=[.CI51]+1" office:value-type="float" office:value="46">
            <text:p>46</text:p>
          </table:table-cell>
          <table:table-cell table:number-columns-repeated="129"/>
        </table:table-row>
        <table:table-row table:style-name="ro3">
          <table:table-cell table:number-columns-repeated="2"/>
          <table:table-cell office:value-type="string">
            <text:p>Cos</text:p>
          </table:table-cell>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f:=IF((COUNTA([.F53:.CG53])&gt;0)                                                                   OR                                                                   ( [.E53]=&quot;DEFERRED&quot;);1;0)" office:value-type="float" office:value="1">
            <text:p>1</text:p>
          </table:table-cell>
          <table:table-cell table:formula="of:=[.CI52]+1" office:value-type="float" office:value="47">
            <text:p>47</text:p>
          </table:table-cell>
          <table:table-cell table:number-columns-repeated="129"/>
        </table:table-row>
        <table:table-row table:style-name="ro3">
          <table:table-cell table:number-columns-repeated="2"/>
          <table:table-cell office:value-type="string">
            <text:p>Cosh</text:p>
          </table:table-cell>
          <table:table-cell/>
          <table:table-cell office:value-type="string">
            <text:p>DEFERRED</text:p>
          </table:table-cell>
          <table:table-cell table:style-name="Default" table:number-columns-repeated="79"/>
          <table:table-cell/>
          <table:table-cell table:formula="of:=IF((COUNTA([.F54:.CG54])&gt;0)                                                                   OR                                                                   ( [.E54]=&quot;DEFERRED&quot;);1;0)" office:value-type="float" office:value="1">
            <text:p>1</text:p>
          </table:table-cell>
          <table:table-cell table:formula="of:=[.CI53]+1" office:value-type="float" office:value="48">
            <text:p>48</text:p>
          </table:table-cell>
          <table:table-cell table:number-columns-repeated="129"/>
        </table:table-row>
        <table:table-row table:style-name="ro3">
          <table:table-cell table:number-columns-repeated="2"/>
          <table:table-cell office:value-type="string">
            <text:p>DegToRad</text:p>
          </table:table-cell>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f:=IF((COUNTA([.F55:.CG55])&gt;0)                                                                   OR                                                                   ( [.E55]=&quot;DEFERRED&quot;);1;0)" office:value-type="float" office:value="1">
            <text:p>1</text:p>
          </table:table-cell>
          <table:table-cell table:formula="of:=[.CI54]+1" office:value-type="float" office:value="49">
            <text:p>49</text:p>
          </table:table-cell>
          <table:table-cell table:number-columns-repeated="129"/>
        </table:table-row>
        <table:table-row table:style-name="ro3">
          <table:table-cell table:number-columns-repeated="2"/>
          <table:table-cell office:value-type="string">
            <text:p>Log</text:p>
          </table:table-cell>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f:=IF((COUNTA([.F56:.CG56])&gt;0)                                                                   OR                                                                   ( [.E56]=&quot;DEFERRED&quot;);1;0)" office:value-type="float" office:value="1">
            <text:p>1</text:p>
          </table:table-cell>
          <table:table-cell table:formula="of:=[.CI55]+1" office:value-type="float" office:value="50">
            <text:p>50</text:p>
          </table:table-cell>
          <table:table-cell table:number-columns-repeated="129"/>
        </table:table-row>
        <table:table-row table:style-name="ro3">
          <table:table-cell table:number-columns-repeated="2"/>
          <table:table-cell office:value-type="string">
            <text:p>Log10</text:p>
          </table:table-cell>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f:=IF((COUNTA([.F57:.CG57])&gt;0)                                                                   OR                                                                   ( [.E57]=&quot;DEFERRED&quot;);1;0)" office:value-type="float" office:value="1">
            <text:p>1</text:p>
          </table:table-cell>
          <table:table-cell table:formula="of:=[.CI56]+1" office:value-type="float" office:value="51">
            <text:p>51</text:p>
          </table:table-cell>
          <table:table-cell table:number-columns-repeated="129"/>
        </table:table-row>
        <table:table-row table:style-name="ro3">
          <table:table-cell table:number-columns-repeated="2"/>
          <table:table-cell office:value-type="string">
            <text:p>Norm</text:p>
          </table:table-cell>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f:=IF((COUNTA([.F58:.CG58])&gt;0)                                                                   OR                                                                   ( [.E58]=&quot;DEFERRED&quot;);1;0)" office:value-type="float" office:value="1">
            <text:p>1</text:p>
          </table:table-cell>
          <table:table-cell table:formula="of:=[.CI57]+1" office:value-type="float" office:value="52">
            <text:p>52</text:p>
          </table:table-cell>
          <table:table-cell table:number-columns-repeated="129"/>
        </table:table-row>
        <table:table-row table:style-name="ro3">
          <table:table-cell table:number-columns-repeated="2"/>
          <table:table-cell office:value-type="string">
            <text:p>RadToDeg</text:p>
          </table:table-cell>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f:=IF((COUNTA([.F59:.CG59])&gt;0)                                                                   OR                                                                   ( [.E59]=&quot;DEFERRED&quot;);1;0)" office:value-type="float" office:value="1">
            <text:p>1</text:p>
          </table:table-cell>
          <table:table-cell table:formula="of:=[.CI58]+1" office:value-type="float" office:value="53">
            <text:p>53</text:p>
          </table:table-cell>
          <table:table-cell table:number-columns-repeated="129"/>
        </table:table-row>
        <table:table-row table:style-name="ro3">
          <table:table-cell table:number-columns-repeated="2"/>
          <table:table-cell office:value-type="string">
            <text:p>Sin</text:p>
          </table:table-cell>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f:=IF((COUNTA([.F60:.CG60])&gt;0)                                                                   OR                                                                   ( [.E60]=&quot;DEFERRED&quot;);1;0)" office:value-type="float" office:value="1">
            <text:p>1</text:p>
          </table:table-cell>
          <table:table-cell table:formula="of:=[.CI59]+1" office:value-type="float" office:value="54">
            <text:p>54</text:p>
          </table:table-cell>
          <table:table-cell table:number-columns-repeated="129"/>
        </table:table-row>
        <table:table-row table:style-name="ro3">
          <table:table-cell table:number-columns-repeated="2"/>
          <table:table-cell office:value-type="string">
            <text:p>Sinh</text:p>
          </table:table-cell>
          <table:table-cell/>
          <table:table-cell office:value-type="string">
            <text:p>DEFERRED</text:p>
          </table:table-cell>
          <table:table-cell table:style-name="Default" table:number-columns-repeated="79"/>
          <table:table-cell/>
          <table:table-cell table:formula="of:=IF((COUNTA([.F61:.CG61])&gt;0)                                                                   OR                                                                   ( [.E61]=&quot;DEFERRED&quot;);1;0)" office:value-type="float" office:value="1">
            <text:p>1</text:p>
          </table:table-cell>
          <table:table-cell table:formula="of:=[.CI60]+1" office:value-type="float" office:value="55">
            <text:p>55</text:p>
          </table:table-cell>
          <table:table-cell table:number-columns-repeated="129"/>
        </table:table-row>
        <table:table-row table:style-name="ro3">
          <table:table-cell table:number-columns-repeated="2"/>
          <table:table-cell office:value-type="string">
            <text:p>Sqrt</text:p>
          </table:table-cell>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f:=IF((COUNTA([.F62:.CG62])&gt;0)                                                                   OR                                                                   ( [.E62]=&quot;DEFERRED&quot;);1;0)" office:value-type="float" office:value="1">
            <text:p>1</text:p>
          </table:table-cell>
          <table:table-cell table:formula="of:=[.CI61]+1" office:value-type="float" office:value="56">
            <text:p>56</text:p>
          </table:table-cell>
          <table:table-cell table:number-columns-repeated="129"/>
        </table:table-row>
        <table:table-row table:style-name="ro3">
          <table:table-cell table:number-columns-repeated="2"/>
          <table:table-cell office:value-type="string">
            <text:p>Acos</text:p>
          </table:table-cell>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f:=IF((COUNTA([.F63:.CG63])&gt;0)                                                                   OR                                                                   ( [.E63]=&quot;DEFERRED&quot;);1;0)" office:value-type="float" office:value="1">
            <text:p>1</text:p>
          </table:table-cell>
          <table:table-cell table:formula="of:=[.CI62]+1" office:value-type="float" office:value="57">
            <text:p>57</text:p>
          </table:table-cell>
          <table:table-cell table:number-columns-repeated="129"/>
        </table:table-row>
        <table:table-row table:style-name="ro3">
          <table:table-cell table:number-columns-repeated="2"/>
          <table:table-cell office:value-type="string">
            <text:p>Acosh</text:p>
          </table:table-cell>
          <table:table-cell/>
          <table:table-cell office:value-type="string">
            <text:p>DEFERRED</text:p>
          </table:table-cell>
          <table:table-cell table:style-name="Default" table:number-columns-repeated="79"/>
          <table:table-cell/>
          <table:table-cell table:formula="of:=IF((COUNTA([.F64:.CG64])&gt;0)                                                                   OR                                                                   ( [.E64]=&quot;DEFERRED&quot;);1;0)" office:value-type="float" office:value="1">
            <text:p>1</text:p>
          </table:table-cell>
          <table:table-cell table:formula="of:=[.CI63]+1" office:value-type="float" office:value="58">
            <text:p>58</text:p>
          </table:table-cell>
          <table:table-cell table:number-columns-repeated="129"/>
        </table:table-row>
        <table:table-row table:style-name="ro3">
          <table:table-cell table:number-columns-repeated="2"/>
          <table:table-cell office:value-type="string">
            <text:p>Exp</text:p>
          </table:table-cell>
          <table:table-cell/>
          <table:table-cell/>
          <table:table-cell table:style-name="Default" table:number-columns-repeated="79"/>
          <table:table-cell/>
          <table:table-cell table:formula="of:=IF((COUNTA([.F65:.CG65])&gt;0)                                                                   OR                                                                   ( [.E65]=&quot;DEFERRED&quot;);1;0)" office:value-type="float" office:value="0">
            <text:p>0</text:p>
          </table:table-cell>
          <table:table-cell table:formula="of:=[.CI64]+1" office:value-type="float" office:value="59">
            <text:p>59</text:p>
          </table:table-cell>
          <table:table-cell table:number-columns-repeated="129"/>
        </table:table-row>
        <table:table-row table:style-name="ro3">
          <table:table-cell table:number-columns-repeated="2"/>
          <table:table-cell office:value-type="string">
            <text:p>Scalar Multiply</text:p>
          </table:table-cell>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f:=IF((COUNTA([.F66:.CG66])&gt;0)                                                                   OR                                                                   ( [.E66]=&quot;DEFERRED&quot;);1;0)" office:value-type="float" office:value="1">
            <text:p>1</text:p>
          </table:table-cell>
          <table:table-cell table:formula="of:=[.CI65]+1" office:value-type="float" office:value="60">
            <text:p>60</text:p>
          </table:table-cell>
          <table:table-cell table:number-columns-repeated="129"/>
        </table:table-row>
        <table:table-row table:style-name="ro3">
          <table:table-cell table:number-columns-repeated="2"/>
          <table:table-cell office:value-type="string">
            <text:p>Tan</text:p>
          </table:table-cell>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f:=IF((COUNTA([.F67:.CG67])&gt;0)                                                                   OR                                                                   ( [.E67]=&quot;DEFERRED&quot;);1;0)" office:value-type="float" office:value="1">
            <text:p>1</text:p>
          </table:table-cell>
          <table:table-cell table:formula="of:=[.CI66]+1" office:value-type="float" office:value="61">
            <text:p>61</text:p>
          </table:table-cell>
          <table:table-cell table:number-columns-repeated="129"/>
        </table:table-row>
        <table:table-row table:style-name="ro3">
          <table:table-cell table:number-columns-repeated="2"/>
          <table:table-cell office:value-type="string">
            <text:p>Tanh</text:p>
          </table:table-cell>
          <table:table-cell/>
          <table:table-cell office:value-type="string">
            <text:p>DEFERRED</text:p>
          </table:table-cell>
          <table:table-cell table:style-name="Default" table:number-columns-repeated="79"/>
          <table:table-cell/>
          <table:table-cell table:formula="of:=IF((COUNTA([.F68:.CG68])&gt;0)                                                                   OR                                                                   ( [.E68]=&quot;DEFERRED&quot;);1;0)" office:value-type="float" office:value="1">
            <text:p>1</text:p>
          </table:table-cell>
          <table:table-cell table:formula="of:=[.CI67]+1" office:value-type="float" office:value="62">
            <text:p>62</text:p>
          </table:table-cell>
          <table:table-cell table:number-columns-repeated="129"/>
        </table:table-row>
        <table:table-row table:style-name="ro3">
          <table:table-cell office:value-type="string">
            <text:p>Integrators</text:p>
          </table:table-cell>
          <table:table-cell office:value-type="string">
            <text:p>ABM Integrator</text:p>
          </table:table-cell>
          <table:table-cell table:number-columns-repeated="2"/>
          <table:table-cell/>
          <table:table-cell table:style-name="Default" table:number-columns-repeated="15"/>
          <table:table-cell table:style-name="Default" office:value-type="string">
            <text:p>X</text:p>
          </table:table-cell>
          <table:table-cell table:style-name="Default" table:number-columns-repeated="63"/>
          <table:table-cell/>
          <table:table-cell table:formula="of:=IF((COUNTA([.F69:.CG69])&gt;0)                                                                   OR                                                                   ( [.E69]=&quot;DEFERRED&quot;);1;0)" office:value-type="float" office:value="1">
            <text:p>1</text:p>
          </table:table-cell>
          <table:table-cell table:formula="of:=[.CI68]+1" office:value-type="float" office:value="63">
            <text:p>63</text:p>
          </table:table-cell>
          <table:table-cell table:number-columns-repeated="129"/>
        </table:table-row>
        <table:table-row table:style-name="ro3">
          <table:table-cell/>
          <table:table-cell office:value-type="string">
            <text:p>Bulirsch-Stoer</text:p>
          </table:table-cell>
          <table:table-cell table:number-columns-repeated="2"/>
          <table:table-cell/>
          <table:table-cell table:style-name="Default" table:number-columns-repeated="16"/>
          <table:table-cell table:style-name="Default" office:value-type="string">
            <text:p>X</text:p>
          </table:table-cell>
          <table:table-cell table:style-name="Default" table:number-columns-repeated="62"/>
          <table:table-cell/>
          <table:table-cell table:formula="of:=IF((COUNTA([.F70:.CG70])&gt;0)                                                                   OR                                                                   ( [.E70]=&quot;DEFERRED&quot;);1;0)" office:value-type="float" office:value="1">
            <text:p>1</text:p>
          </table:table-cell>
          <table:table-cell table:formula="of:=[.CI69]+1" office:value-type="float" office:value="64">
            <text:p>64</text:p>
          </table:table-cell>
          <table:table-cell table:number-columns-repeated="129"/>
        </table:table-row>
        <table:table-row table:style-name="ro3">
          <table:table-cell/>
          <table:table-cell office:value-type="string">
            <text:p>Cowell</text:p>
          </table:table-cell>
          <table:table-cell table:number-columns-repeated="2"/>
          <table:table-cell office:value-type="string">
            <text:p>DEFERRED</text:p>
          </table:table-cell>
          <table:table-cell table:style-name="Default" table:number-columns-repeated="79"/>
          <table:table-cell/>
          <table:table-cell table:formula="of:=IF((COUNTA([.F71:.CG71])&gt;0)                                                                   OR                                                                   ( [.E71]=&quot;DEFERRED&quot;);1;0)" office:value-type="float" office:value="1">
            <text:p>1</text:p>
          </table:table-cell>
          <table:table-cell table:formula="of:=[.CI70]+1" office:value-type="float" office:value="65">
            <text:p>65</text:p>
          </table:table-cell>
          <table:table-cell table:number-columns-repeated="129"/>
        </table:table-row>
        <table:table-row table:style-name="ro3">
          <table:table-cell/>
          <table:table-cell office:value-type="string">
            <text:p>D-ElM-P 6(8)</text:p>
          </table:table-cell>
          <table:table-cell table:number-columns-repeated="2"/>
          <table:table-cell/>
          <table:table-cell table:style-name="Default" table:number-columns-repeated="19"/>
          <table:table-cell table:style-name="Default" office:value-type="string">
            <text:p>X</text:p>
          </table:table-cell>
          <table:table-cell table:style-name="Default" table:number-columns-repeated="59"/>
          <table:table-cell/>
          <table:table-cell table:formula="of:=IF((COUNTA([.F72:.CG72])&gt;0)                                                                   OR                                                                   ( [.E72]=&quot;DEFERRED&quot;);1;0)" office:value-type="float" office:value="1">
            <text:p>1</text:p>
          </table:table-cell>
          <table:table-cell table:formula="of:=[.CI71]+1" office:value-type="float" office:value="66">
            <text:p>66</text:p>
          </table:table-cell>
          <table:table-cell table:number-columns-repeated="129"/>
        </table:table-row>
        <table:table-row table:style-name="ro3">
          <table:table-cell/>
          <table:table-cell office:value-type="string">
            <text:p>Pr-Dor 4(5)</text:p>
          </table:table-cell>
          <table:table-cell table:number-columns-repeated="2"/>
          <table:table-cell/>
          <table:table-cell table:style-name="Default" table:number-columns-repeated="17"/>
          <table:table-cell table:style-name="Default" office:value-type="string">
            <text:p>X</text:p>
          </table:table-cell>
          <table:table-cell table:style-name="Default" table:number-columns-repeated="61"/>
          <table:table-cell/>
          <table:table-cell table:formula="of:=IF((COUNTA([.F73:.CG73])&gt;0)                                                                   OR                                                                   ( [.E73]=&quot;DEFERRED&quot;);1;0)" office:value-type="float" office:value="1">
            <text:p>1</text:p>
          </table:table-cell>
          <table:table-cell table:formula="of:=[.CI72]+1" office:value-type="float" office:value="67">
            <text:p>67</text:p>
          </table:table-cell>
          <table:table-cell table:number-columns-repeated="129"/>
        </table:table-row>
        <table:table-row table:style-name="ro3">
          <table:table-cell/>
          <table:table-cell office:value-type="string">
            <text:p>Pr-Dor 7(8)</text:p>
          </table:table-cell>
          <table:table-cell table:number-columns-repeated="2"/>
          <table:table-cell/>
          <table:table-cell table:style-name="Default" table:number-columns-repeated="18"/>
          <table:table-cell table:style-name="Default" office:value-type="string">
            <text:p>X</text:p>
          </table:table-cell>
          <table:table-cell table:style-name="Default" table:number-columns-repeated="60"/>
          <table:table-cell/>
          <table:table-cell table:formula="of:=IF((COUNTA([.F74:.CG74])&gt;0)                                                                   OR                                                                   ( [.E74]=&quot;DEFERRED&quot;);1;0)" office:value-type="float" office:value="1">
            <text:p>1</text:p>
          </table:table-cell>
          <table:table-cell table:formula="of:=[.CI73]+1" office:value-type="float" office:value="68">
            <text:p>68</text:p>
          </table:table-cell>
          <table:table-cell table:number-columns-repeated="129"/>
        </table:table-row>
        <table:table-row table:style-name="ro3">
          <table:table-cell/>
          <table:table-cell office:value-type="string">
            <text:p>RK 8(9)</text:p>
          </table:table-cell>
          <table:table-cell table:number-columns-repeated="2"/>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table:number-columns-repeated="7"/>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table:number-columns-repeated="22"/>
          <table:table-cell table:style-name="Default" office:value-type="string">
            <text:p>X</text:p>
          </table:table-cell>
          <table:table-cell table:style-name="Default"/>
          <table:table-cell table:style-name="Default" office:value-type="string">
            <text:p>X</text:p>
          </table:table-cell>
          <table:table-cell table:style-name="Default" table:number-columns-repeated="5"/>
          <table:table-cell/>
          <table:table-cell table:formula="of:=IF((COUNTA([.F75:.CG75])&gt;0)                                                                   OR                                                                   ( [.E75]=&quot;DEFERRED&quot;);1;0)" office:value-type="float" office:value="1">
            <text:p>1</text:p>
          </table:table-cell>
          <table:table-cell table:formula="of:=[.CI74]+1" office:value-type="float" office:value="69">
            <text:p>69</text:p>
          </table:table-cell>
          <table:table-cell table:number-columns-repeated="129"/>
        </table:table-row>
        <table:table-row table:style-name="ro3">
          <table:table-cell/>
          <table:table-cell office:value-type="string">
            <text:p>RKF 5(6)</text:p>
          </table:table-cell>
          <table:table-cell table:number-columns-repeated="2"/>
          <table:table-cell/>
          <table:table-cell table:style-name="Default" table:number-columns-repeated="20"/>
          <table:table-cell table:style-name="Default" office:value-type="string">
            <text:p>X</text:p>
          </table:table-cell>
          <table:table-cell table:style-name="Default" table:number-columns-repeated="58"/>
          <table:table-cell/>
          <table:table-cell table:formula="of:=IF((COUNTA([.F76:.CG76])&gt;0)                                                                   OR                                                                   ( [.E76]=&quot;DEFERRED&quot;);1;0)" office:value-type="float" office:value="1">
            <text:p>1</text:p>
          </table:table-cell>
          <table:table-cell table:formula="of:=[.CI75]+1" office:value-type="float" office:value="70">
            <text:p>70</text:p>
          </table:table-cell>
          <table:table-cell table:number-columns-repeated="129"/>
        </table:table-row>
        <table:table-row table:style-name="ro3">
          <table:table-cell office:value-type="string">
            <text:p>Barycenter</text:p>
          </table:table-cell>
          <table:table-cell office:value-type="string">
            <text:p>EM</text:p>
          </table:table-cell>
          <table:table-cell table:number-columns-repeated="2"/>
          <table:table-cell/>
          <table:table-cell table:style-name="Default" table:number-columns-repeated="79"/>
          <table:table-cell/>
          <table:table-cell table:formula="of:=IF((COUNTA([.F77:.CG77])&gt;0)                                                                   OR                                                                   ( [.E77]=&quot;DEFERRED&quot;);1;0)" office:value-type="float" office:value="0">
            <text:p>0</text:p>
          </table:table-cell>
          <table:table-cell table:formula="of:=[.CI76]+1" office:value-type="float" office:value="71">
            <text:p>71</text:p>
          </table:table-cell>
          <table:table-cell table:number-columns-repeated="129"/>
        </table:table-row>
        <table:table-row table:style-name="ro3">
          <table:table-cell office:value-type="string">
            <text:p>Libration Point</text:p>
          </table:table-cell>
          <table:table-cell office:value-type="string">
            <text:p>SE L1</text:p>
          </table:table-cell>
          <table:table-cell table:number-columns-repeated="2"/>
          <table:table-cell/>
          <table:table-cell table:style-name="Default" table:number-columns-repeated="79"/>
          <table:table-cell/>
          <table:table-cell table:formula="of:=IF((COUNTA([.F78:.CG78])&gt;0)                                                                   OR                                                                   ( [.E78]=&quot;DEFERRED&quot;);1;0)" office:value-type="float" office:value="0">
            <text:p>0</text:p>
          </table:table-cell>
          <table:table-cell table:formula="of:=[.CI77]+1" office:value-type="float" office:value="72">
            <text:p>72</text:p>
          </table:table-cell>
          <table:table-cell table:number-columns-repeated="129"/>
        </table:table-row>
        <table:table-row table:style-name="ro3">
          <table:table-cell/>
          <table:table-cell office:value-type="string">
            <text:p>SE L2</text:p>
          </table:table-cell>
          <table:table-cell table:number-columns-repeated="2"/>
          <table:table-cell/>
          <table:table-cell table:style-name="Default" table:number-columns-repeated="79"/>
          <table:table-cell/>
          <table:table-cell table:formula="of:=IF((COUNTA([.F79:.CG79])&gt;0)                                                                   OR                                                                   ( [.E79]=&quot;DEFERRED&quot;);1;0)" office:value-type="float" office:value="0">
            <text:p>0</text:p>
          </table:table-cell>
          <table:table-cell table:formula="of:=[.CI78]+1" office:value-type="float" office:value="73">
            <text:p>73</text:p>
          </table:table-cell>
          <table:table-cell table:number-columns-repeated="129"/>
        </table:table-row>
        <table:table-row table:style-name="ro3">
          <table:table-cell/>
          <table:table-cell office:value-type="string">
            <text:p>SE L4</text:p>
          </table:table-cell>
          <table:table-cell table:number-columns-repeated="2"/>
          <table:table-cell/>
          <table:table-cell table:style-name="Default" table:number-columns-repeated="79"/>
          <table:table-cell/>
          <table:table-cell table:formula="of:=IF((COUNTA([.F80:.CG80])&gt;0)                                                                   OR                                                                   ( [.E80]=&quot;DEFERRED&quot;);1;0)" office:value-type="float" office:value="0">
            <text:p>0</text:p>
          </table:table-cell>
          <table:table-cell table:formula="of:=[.CI79]+1" office:value-type="float" office:value="74">
            <text:p>74</text:p>
          </table:table-cell>
          <table:table-cell table:number-columns-repeated="129"/>
        </table:table-row>
        <table:table-row table:style-name="ro3">
          <table:table-cell/>
          <table:table-cell office:value-type="string">
            <text:p>SEM L1</text:p>
          </table:table-cell>
          <table:table-cell table:number-columns-repeated="2"/>
          <table:table-cell/>
          <table:table-cell table:style-name="Default" table:number-columns-repeated="39"/>
          <table:table-cell table:style-name="Default" office:value-type="string">
            <text:p>X</text:p>
          </table:table-cell>
          <table:table-cell table:style-name="Default" table:number-columns-repeated="39"/>
          <table:table-cell/>
          <table:table-cell table:formula="of:=IF((COUNTA([.F81:.CG81])&gt;0)                                                                   OR                                                                   ( [.E81]=&quot;DEFERRED&quot;);1;0)" office:value-type="float" office:value="1">
            <text:p>1</text:p>
          </table:table-cell>
          <table:table-cell table:formula="of:=[.CI80]+1" office:value-type="float" office:value="75">
            <text:p>75</text:p>
          </table:table-cell>
          <table:table-cell table:number-columns-repeated="129"/>
        </table:table-row>
        <table:table-row table:style-name="ro3">
          <table:table-cell/>
          <table:table-cell office:value-type="string">
            <text:p>SEM L2</text:p>
          </table:table-cell>
          <table:table-cell table:number-columns-repeated="2"/>
          <table:table-cell/>
          <table:table-cell table:style-name="Default" table:number-columns-repeated="39"/>
          <table:table-cell table:style-name="Default" office:value-type="string">
            <text:p>X</text:p>
          </table:table-cell>
          <table:table-cell table:style-name="Default" table:number-columns-repeated="39"/>
          <table:table-cell/>
          <table:table-cell table:formula="of:=IF((COUNTA([.F82:.CG82])&gt;0)                                                                   OR                                                                   ( [.E82]=&quot;DEFERRED&quot;);1;0)" office:value-type="float" office:value="1">
            <text:p>1</text:p>
          </table:table-cell>
          <table:table-cell table:formula="of:=[.CI81]+1" office:value-type="float" office:value="76">
            <text:p>76</text:p>
          </table:table-cell>
          <table:table-cell table:number-columns-repeated="129"/>
        </table:table-row>
        <table:table-row table:style-name="ro3">
          <table:table-cell office:value-type="string">
            <text:p>Planets/Moons/Stars</text:p>
          </table:table-cell>
          <table:table-cell office:value-type="string">
            <text:p>Earth</text:p>
          </table:table-cell>
          <table:table-cell table:number-columns-repeated="2"/>
          <table:table-cell/>
          <table:table-cell table:style-name="Default" office:value-type="string">
            <text:p>X</text:p>
          </table:table-cell>
          <table:table-cell table:style-name="Default" table:number-columns-repeated="14"/>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table:number-columns-repeated="32"/>
          <table:table-cell/>
          <table:table-cell table:formula="of:=IF((COUNTA([.F83:.CG83])&gt;0)                                                                   OR                                                                   ( [.E83]=&quot;DEFERRED&quot;);1;0)" office:value-type="float" office:value="1">
            <text:p>1</text:p>
          </table:table-cell>
          <table:table-cell table:formula="of:=[.CI82]+1" office:value-type="float" office:value="77">
            <text:p>77</text:p>
          </table:table-cell>
          <table:table-cell table:number-columns-repeated="129"/>
        </table:table-row>
        <table:table-row table:style-name="ro3">
          <table:table-cell/>
          <table:table-cell office:value-type="string">
            <text:p>Mercury</text:p>
          </table:table-cell>
          <table:table-cell table:number-columns-repeated="2"/>
          <table:table-cell/>
          <table:table-cell table:style-name="Default" table:number-columns-repeated="2"/>
          <table:table-cell table:style-name="Default" office:value-type="string">
            <text:p>X</text:p>
          </table:table-cell>
          <table:table-cell table:style-name="Default" table:number-columns-repeated="43"/>
          <table:table-cell table:style-name="Default" office:value-type="string">
            <text:p>X</text:p>
          </table:table-cell>
          <table:table-cell table:style-name="Default" table:number-columns-repeated="32"/>
          <table:table-cell/>
          <table:table-cell table:formula="of:=IF((COUNTA([.F84:.CG84])&gt;0)                                                                   OR                                                                   ( [.E84]=&quot;DEFERRED&quot;);1;0)" office:value-type="float" office:value="1">
            <text:p>1</text:p>
          </table:table-cell>
          <table:table-cell table:formula="of:=[.CI83]+1" office:value-type="float" office:value="78">
            <text:p>78</text:p>
          </table:table-cell>
          <table:table-cell table:number-columns-repeated="129"/>
        </table:table-row>
        <table:table-row table:style-name="ro3">
          <table:table-cell/>
          <table:table-cell office:value-type="string">
            <text:p>Venus</text:p>
          </table:table-cell>
          <table:table-cell table:number-columns-repeated="2"/>
          <table:table-cell/>
          <table:table-cell table:style-name="Default" table:number-columns-repeated="8"/>
          <table:table-cell table:style-name="Default" office:value-type="string">
            <text:p>X</text:p>
          </table:table-cell>
          <table:table-cell table:style-name="Default" table:number-columns-repeated="37"/>
          <table:table-cell table:style-name="Default" office:value-type="string">
            <text:p>X</text:p>
          </table:table-cell>
          <table:table-cell table:style-name="Default" table:number-columns-repeated="32"/>
          <table:table-cell/>
          <table:table-cell table:formula="of:=IF((COUNTA([.F85:.CG85])&gt;0)                                                                   OR                                                                   ( [.E85]=&quot;DEFERRED&quot;);1;0)" office:value-type="float" office:value="1">
            <text:p>1</text:p>
          </table:table-cell>
          <table:table-cell table:formula="of:=[.CI84]+1" office:value-type="float" office:value="79">
            <text:p>79</text:p>
          </table:table-cell>
          <table:table-cell table:number-columns-repeated="129"/>
        </table:table-row>
        <table:table-row table:style-name="ro3">
          <table:table-cell/>
          <table:table-cell office:value-type="string">
            <text:p>Mars</text:p>
          </table:table-cell>
          <table:table-cell table:number-columns-repeated="2"/>
          <table:table-cell/>
          <table:table-cell table:style-name="Default"/>
          <table:table-cell table:style-name="Default" office:value-type="string">
            <text:p>X</text:p>
          </table:table-cell>
          <table:table-cell table:style-name="Default" table:number-columns-repeated="11"/>
          <table:table-cell table:style-name="Default" office:value-type="string">
            <text:p>X</text:p>
          </table:table-cell>
          <table:table-cell table:style-name="Default" table:number-columns-repeated="32"/>
          <table:table-cell table:style-name="Default" office:value-type="string">
            <text:p>X</text:p>
          </table:table-cell>
          <table:table-cell table:style-name="Default" office:value-type="string">
            <text:p>X</text:p>
          </table:table-cell>
          <table:table-cell table:style-name="Default" table:number-columns-repeated="31"/>
          <table:table-cell/>
          <table:table-cell table:formula="of:=IF((COUNTA([.F86:.CG86])&gt;0)                                                                   OR                                                                   ( [.E86]=&quot;DEFERRED&quot;);1;0)" office:value-type="float" office:value="1">
            <text:p>1</text:p>
          </table:table-cell>
          <table:table-cell table:formula="of:=[.CI85]+1" office:value-type="float" office:value="80">
            <text:p>80</text:p>
          </table:table-cell>
          <table:table-cell table:number-columns-repeated="129"/>
        </table:table-row>
        <table:table-row table:style-name="ro3">
          <table:table-cell/>
          <table:table-cell office:value-type="string">
            <text:p>Jupiter</text:p>
          </table:table-cell>
          <table:table-cell table:number-columns-repeated="2"/>
          <table:table-cell/>
          <table:table-cell table:style-name="Default" table:number-columns-repeated="46"/>
          <table:table-cell table:style-name="Default" office:value-type="string">
            <text:p>X</text:p>
          </table:table-cell>
          <table:table-cell table:style-name="Default" table:number-columns-repeated="32"/>
          <table:table-cell/>
          <table:table-cell table:formula="of:=IF((COUNTA([.F87:.CG87])&gt;0)                                                                   OR                                                                   ( [.E87]=&quot;DEFERRED&quot;);1;0)" office:value-type="float" office:value="1">
            <text:p>1</text:p>
          </table:table-cell>
          <table:table-cell table:formula="of:=[.CI86]+1" office:value-type="float" office:value="81">
            <text:p>81</text:p>
          </table:table-cell>
          <table:table-cell table:number-columns-repeated="129"/>
        </table:table-row>
        <table:table-row table:style-name="ro3">
          <table:table-cell/>
          <table:table-cell office:value-type="string">
            <text:p>Saturn</text:p>
          </table:table-cell>
          <table:table-cell table:number-columns-repeated="2"/>
          <table:table-cell/>
          <table:table-cell table:style-name="Default" table:number-columns-repeated="6"/>
          <table:table-cell table:style-name="Default" office:value-type="string">
            <text:p>X</text:p>
          </table:table-cell>
          <table:table-cell table:style-name="Default" table:number-columns-repeated="39"/>
          <table:table-cell table:style-name="Default" office:value-type="string">
            <text:p>X</text:p>
          </table:table-cell>
          <table:table-cell table:style-name="Default" table:number-columns-repeated="32"/>
          <table:table-cell/>
          <table:table-cell table:formula="of:=IF((COUNTA([.F88:.CG88])&gt;0)                                                                   OR                                                                   ( [.E88]=&quot;DEFERRED&quot;);1;0)" office:value-type="float" office:value="1">
            <text:p>1</text:p>
          </table:table-cell>
          <table:table-cell table:formula="of:=[.CI87]+1" office:value-type="float" office:value="82">
            <text:p>82</text:p>
          </table:table-cell>
          <table:table-cell table:number-columns-repeated="129"/>
        </table:table-row>
        <table:table-row table:style-name="ro3">
          <table:table-cell/>
          <table:table-cell office:value-type="string">
            <text:p>Uranus</text:p>
          </table:table-cell>
          <table:table-cell table:number-columns-repeated="2"/>
          <table:table-cell/>
          <table:table-cell table:style-name="Default" table:number-columns-repeated="7"/>
          <table:table-cell table:style-name="Default" office:value-type="string">
            <text:p>X</text:p>
          </table:table-cell>
          <table:table-cell table:style-name="Default" table:number-columns-repeated="38"/>
          <table:table-cell table:style-name="Default" office:value-type="string">
            <text:p>X</text:p>
          </table:table-cell>
          <table:table-cell table:style-name="Default" table:number-columns-repeated="32"/>
          <table:table-cell/>
          <table:table-cell table:formula="of:=IF((COUNTA([.F89:.CG89])&gt;0)                                                                   OR                                                                   ( [.E89]=&quot;DEFERRED&quot;);1;0)" office:value-type="float" office:value="1">
            <text:p>1</text:p>
          </table:table-cell>
          <table:table-cell table:formula="of:=[.CI88]+1" office:value-type="float" office:value="83">
            <text:p>83</text:p>
          </table:table-cell>
          <table:table-cell table:number-columns-repeated="129"/>
        </table:table-row>
        <table:table-row table:style-name="ro3">
          <table:table-cell/>
          <table:table-cell office:value-type="string">
            <text:p>Neptune</text:p>
          </table:table-cell>
          <table:table-cell table:number-columns-repeated="2"/>
          <table:table-cell/>
          <table:table-cell table:style-name="Default" table:number-columns-repeated="4"/>
          <table:table-cell table:style-name="Default" office:value-type="string">
            <text:p>X</text:p>
          </table:table-cell>
          <table:table-cell table:style-name="Default" table:number-columns-repeated="41"/>
          <table:table-cell table:style-name="Default" office:value-type="string">
            <text:p>X</text:p>
          </table:table-cell>
          <table:table-cell table:style-name="Default" table:number-columns-repeated="32"/>
          <table:table-cell/>
          <table:table-cell table:formula="of:=IF((COUNTA([.F90:.CG90])&gt;0)                                                                   OR                                                                   ( [.E90]=&quot;DEFERRED&quot;);1;0)" office:value-type="float" office:value="1">
            <text:p>1</text:p>
          </table:table-cell>
          <table:table-cell table:formula="of:=[.CI89]+1" office:value-type="float" office:value="84">
            <text:p>84</text:p>
          </table:table-cell>
          <table:table-cell table:number-columns-repeated="129"/>
        </table:table-row>
        <table:table-row table:style-name="ro3">
          <table:table-cell/>
          <table:table-cell office:value-type="string">
            <text:p>Pluto</text:p>
          </table:table-cell>
          <table:table-cell table:number-columns-repeated="2"/>
          <table:table-cell/>
          <table:table-cell table:style-name="Default" table:number-columns-repeated="5"/>
          <table:table-cell table:style-name="Default" office:value-type="string">
            <text:p>X</text:p>
          </table:table-cell>
          <table:table-cell table:style-name="Default" table:number-columns-repeated="40"/>
          <table:table-cell table:style-name="Default" office:value-type="string">
            <text:p>X</text:p>
          </table:table-cell>
          <table:table-cell table:style-name="Default" table:number-columns-repeated="32"/>
          <table:table-cell/>
          <table:table-cell table:formula="of:=IF((COUNTA([.F91:.CG91])&gt;0)                                                                   OR                                                                   ( [.E91]=&quot;DEFERRED&quot;);1;0)" office:value-type="float" office:value="1">
            <text:p>1</text:p>
          </table:table-cell>
          <table:table-cell table:formula="of:=[.CI90]+1" office:value-type="float" office:value="85">
            <text:p>85</text:p>
          </table:table-cell>
          <table:table-cell table:number-columns-repeated="129"/>
        </table:table-row>
        <table:table-row table:style-name="ro3">
          <table:table-cell/>
          <table:table-cell office:value-type="string">
            <text:p>Luna</text:p>
          </table:table-cell>
          <table:table-cell table:number-columns-repeated="2"/>
          <table:table-cell/>
          <table:table-cell table:style-name="Default" table:number-columns-repeated="3"/>
          <table:table-cell table:style-name="Default" office:value-type="string">
            <text:p>X</text:p>
          </table:table-cell>
          <table:table-cell table:style-name="Default" table:number-columns-repeated="42"/>
          <table:table-cell table:style-name="Default" office:value-type="string">
            <text:p>X</text:p>
          </table:table-cell>
          <table:table-cell table:style-name="Default"/>
          <table:table-cell table:style-name="Default" office:value-type="string">
            <text:p>X</text:p>
          </table:table-cell>
          <table:table-cell table:style-name="Default" table:number-columns-repeated="30"/>
          <table:table-cell/>
          <table:table-cell table:formula="of:=IF((COUNTA([.F92:.CG92])&gt;0)                                                                   OR                                                                   ( [.E92]=&quot;DEFERRED&quot;);1;0)" office:value-type="float" office:value="1">
            <text:p>1</text:p>
          </table:table-cell>
          <table:table-cell table:formula="of:=[.CI91]+1" office:value-type="float" office:value="86">
            <text:p>86</text:p>
          </table:table-cell>
          <table:table-cell table:number-columns-repeated="129"/>
        </table:table-row>
        <table:table-row table:style-name="ro3">
          <table:table-cell/>
          <table:table-cell office:value-type="string">
            <text:p>Sun</text:p>
          </table:table-cell>
          <table:table-cell table:number-columns-repeated="2"/>
          <table:table-cell/>
          <table:table-cell table:style-name="Default" table:number-columns-repeated="42"/>
          <table:table-cell table:style-name="Default" office:value-type="string">
            <text:p>X</text:p>
          </table:table-cell>
          <table:table-cell table:style-name="Default" table:number-columns-repeated="3"/>
          <table:table-cell table:style-name="Default" office:value-type="string">
            <text:p>X</text:p>
          </table:table-cell>
          <table:table-cell table:style-name="Default" table:number-columns-repeated="32"/>
          <table:table-cell/>
          <table:table-cell table:formula="of:=IF((COUNTA([.F93:.CG93])&gt;0)                                                                   OR                                                                   ( [.E93]=&quot;DEFERRED&quot;);1;0)" office:value-type="float" office:value="1">
            <text:p>1</text:p>
          </table:table-cell>
          <table:table-cell table:formula="of:=[.CI92]+1" office:value-type="float" office:value="87">
            <text:p>87</text:p>
          </table:table-cell>
          <table:table-cell table:number-columns-repeated="129"/>
        </table:table-row>
        <table:table-row table:style-name="ro3">
          <table:table-cell office:value-type="string">
            <text:p>Planet Ephems</text:p>
          </table:table-cell>
          <table:table-cell office:value-type="string">
            <text:p>DE200</text:p>
          </table:table-cell>
          <table:table-cell table:number-columns-repeated="2"/>
          <table:table-cell/>
          <table:table-cell table:style-name="Default" table:number-columns-repeated="79"/>
          <table:table-cell/>
          <table:table-cell table:formula="of:=IF((COUNTA([.F94:.CG94])&gt;0)                                                                   OR                                                                   ( [.E94]=&quot;DEFERRED&quot;);1;0)" office:value-type="float" office:value="0">
            <text:p>0</text:p>
          </table:table-cell>
          <table:table-cell table:formula="of:=[.CI93]+1" office:value-type="float" office:value="88">
            <text:p>88</text:p>
          </table:table-cell>
          <table:table-cell table:number-columns-repeated="129"/>
        </table:table-row>
        <table:table-row table:style-name="ro3">
          <table:table-cell/>
          <table:table-cell office:value-type="string">
            <text:p>DE405</text:p>
          </table:table-cell>
          <table:table-cell table:number-columns-repeated="2"/>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table:number-columns-repeated="24"/>
          <table:table-cell table:style-name="Default" office:value-type="string">
            <text:p>X</text:p>
          </table:table-cell>
          <table:table-cell table:style-name="Default" table:number-columns-repeated="5"/>
          <table:table-cell/>
          <table:table-cell table:formula="of:=IF((COUNTA([.F95:.CG95])&gt;0)                                                                   OR                                                                   ( [.E95]=&quot;DEFERRED&quot;);1;0)" office:value-type="float" office:value="1">
            <text:p>1</text:p>
          </table:table-cell>
          <table:table-cell table:formula="of:=[.CI94]+1" office:value-type="float" office:value="89">
            <text:p>89</text:p>
          </table:table-cell>
          <table:table-cell table:number-columns-repeated="129"/>
        </table:table-row>
        <table:table-row table:style-name="ro3">
          <table:table-cell/>
          <table:table-cell office:value-type="string">
            <text:p>SLP</text:p>
          </table:table-cell>
          <table:table-cell table:number-columns-repeated="2"/>
          <table:table-cell/>
          <table:table-cell table:style-name="Default" table:number-columns-repeated="77"/>
          <table:table-cell table:style-name="Default" office:value-type="string">
            <text:p>X</text:p>
          </table:table-cell>
          <table:table-cell table:style-name="Default"/>
          <table:table-cell/>
          <table:table-cell table:formula="of:=IF((COUNTA([.F96:.CG96])&gt;0)                                                                   OR                                                                   ( [.E96]=&quot;DEFERRED&quot;);1;0)" office:value-type="float" office:value="1">
            <text:p>1</text:p>
          </table:table-cell>
          <table:table-cell table:formula="of:=[.CI95]+1" office:value-type="float" office:value="90">
            <text:p>90</text:p>
          </table:table-cell>
          <table:table-cell table:number-columns-repeated="129"/>
        </table:table-row>
        <table:table-row table:style-name="ro3">
          <table:table-cell/>
          <table:table-cell office:value-type="string">
            <text:p>Analytic</text:p>
          </table:table-cell>
          <table:table-cell table:number-columns-repeated="2"/>
          <table:table-cell/>
          <table:table-cell table:style-name="Default" table:number-columns-repeated="79"/>
          <table:table-cell/>
          <table:table-cell table:formula="of:=IF((COUNTA([.F97:.CG97])&gt;0)                                                                   OR                                                                   ( [.E97]=&quot;DEFERRED&quot;);1;0)" office:value-type="float" office:value="0">
            <text:p>0</text:p>
          </table:table-cell>
          <table:table-cell table:formula="of:=[.CI96]+1" office:value-type="float" office:value="91">
            <text:p>91</text:p>
          </table:table-cell>
          <table:table-cell table:number-columns-repeated="129"/>
        </table:table-row>
        <table:table-row table:style-name="ro3">
          <table:table-cell office:value-type="string">
            <text:p>Differential Corrector</text:p>
          </table:table-cell>
          <table:table-cell table:number-columns-repeated="3"/>
          <table:table-cell/>
          <table:table-cell table:style-name="Default" table:number-columns-repeated="36"/>
          <table:table-cell table:style-name="Default" office:value-type="string">
            <text:p>X</text:p>
          </table:table-cell>
          <table:table-cell table:style-name="Default" table:number-columns-repeated="42"/>
          <table:table-cell/>
          <table:table-cell table:formula="of:=IF((COUNTA([.F98:.CG98])&gt;0)                                                                   OR                                                                   ( [.E98]=&quot;DEFERRED&quot;);1;0)" office:value-type="float" office:value="1">
            <text:p>1</text:p>
          </table:table-cell>
          <table:table-cell table:formula="of:=[.CI97]+1" office:value-type="float" office:value="92">
            <text:p>92</text:p>
          </table:table-cell>
          <table:table-cell table:number-columns-repeated="129"/>
        </table:table-row>
        <table:table-row table:style-name="ro3">
          <table:table-cell office:value-type="string">
            <text:p>FminconOptimizer</text:p>
          </table:table-cell>
          <table:table-cell table:number-columns-repeated="3"/>
          <table:table-cell/>
          <table:table-cell table:style-name="Default" table:number-columns-repeated="63"/>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table:number-columns-repeated="12"/>
          <table:table-cell/>
          <table:table-cell table:formula="of:=IF((COUNTA([.F99:.CG99])&gt;0)                                                                   OR                                                                   ( [.E99]=&quot;DEFERRED&quot;);1;0)" office:value-type="float" office:value="1">
            <text:p>1</text:p>
          </table:table-cell>
          <table:table-cell table:formula="of:=[.CI98]+1" office:value-type="float" office:value="93">
            <text:p>93</text:p>
          </table:table-cell>
          <table:table-cell table:number-columns-repeated="129"/>
        </table:table-row>
        <table:table-row table:style-name="ro3">
          <table:table-cell office:value-type="string">
            <text:p>Broyden</text:p>
          </table:table-cell>
          <table:table-cell table:number-columns-repeated="3"/>
          <table:table-cell office:value-type="string">
            <text:p>DEFERRED</text:p>
          </table:table-cell>
          <table:table-cell table:style-name="Default" table:number-columns-repeated="79"/>
          <table:table-cell/>
          <table:table-cell table:formula="of:=IF((COUNTA([.F100:.CG100])&gt;0)                                                                   OR                                                                   ( [.E100]=&quot;DEFERRED&quot;);1;0)" office:value-type="float" office:value="1">
            <text:p>1</text:p>
          </table:table-cell>
          <table:table-cell table:formula="of:=[.CI99]+1" office:value-type="float" office:value="94">
            <text:p>94</text:p>
          </table:table-cell>
          <table:table-cell table:number-columns-repeated="129"/>
        </table:table-row>
        <table:table-row table:style-name="ro3">
          <table:table-cell office:value-type="string">
            <text:p>Spacecraft</text:p>
          </table:table-cell>
          <table:table-cell office:value-type="string">
            <text:p>Cartesian</text:p>
          </table:table-cell>
          <table:table-cell table:number-columns-repeated="2"/>
          <table:table-cell/>
          <table:table-cell table:style-name="Default"/>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table:number-columns-repeated="17"/>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table:number-columns-repeated="22"/>
          <table:table-cell table:style-name="Default" office:value-type="string">
            <text:p>X</text:p>
          </table:table-cell>
          <table:table-cell table:style-name="Default" table:number-columns-repeated="7"/>
          <table:table-cell/>
          <table:table-cell table:formula="of:=IF((COUNTA([.F101:.CG101])&gt;0)                                                                   OR                                                                   ( [.E101]=&quot;DEFERRED&quot;);1;0)" office:value-type="float" office:value="1">
            <text:p>1</text:p>
          </table:table-cell>
          <table:table-cell table:formula="of:=[.CI100]+1" office:value-type="float" office:value="95">
            <text:p>95</text:p>
          </table:table-cell>
          <table:table-cell table:number-columns-repeated="129"/>
        </table:table-row>
        <table:table-row table:style-name="ro3">
          <table:table-cell/>
          <table:table-cell office:value-type="string">
            <text:p>Keplerian</text:p>
          </table:table-cell>
          <table:table-cell table:number-columns-repeated="2"/>
          <table:table-cell/>
          <table:table-cell table:style-name="Default" table:number-columns-repeated="21"/>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table:number-columns-repeated="41"/>
          <table:table-cell/>
          <table:table-cell table:formula="of:=IF((COUNTA([.F102:.CG102])&gt;0)                                                                   OR                                                                   ( [.E102]=&quot;DEFERRED&quot;);1;0)" office:value-type="float" office:value="1">
            <text:p>1</text:p>
          </table:table-cell>
          <table:table-cell table:formula="of:=[.CI101]+1" office:value-type="float" office:value="96">
            <text:p>96</text:p>
          </table:table-cell>
          <table:table-cell table:number-columns-repeated="129"/>
        </table:table-row>
        <table:table-row table:style-name="ro3">
          <table:table-cell/>
          <table:table-cell office:value-type="string">
            <text:p>ModKeplerian</text:p>
          </table:table-cell>
          <table:table-cell table:number-columns-repeated="2"/>
          <table:table-cell/>
          <table:table-cell table:style-name="Default" table:number-columns-repeated="72"/>
          <table:table-cell table:style-name="Default" office:value-type="string">
            <text:p>X</text:p>
          </table:table-cell>
          <table:table-cell table:style-name="Default" table:number-columns-repeated="6"/>
          <table:table-cell/>
          <table:table-cell table:formula="of:=IF((COUNTA([.F103:.CG103])&gt;0)                                                                   OR                                                                   ( [.E103]=&quot;DEFERRED&quot;);1;0)" office:value-type="float" office:value="1">
            <text:p>1</text:p>
          </table:table-cell>
          <table:table-cell table:formula="of:=[.CI102]+1" office:value-type="float" office:value="97">
            <text:p>97</text:p>
          </table:table-cell>
          <table:table-cell table:number-columns-repeated="129"/>
        </table:table-row>
        <table:table-row table:style-name="ro3">
          <table:table-cell/>
          <table:table-cell office:value-type="string">
            <text:p>SphAzFpa</text:p>
          </table:table-cell>
          <table:table-cell table:number-columns-repeated="2"/>
          <table:table-cell/>
          <table:table-cell table:style-name="Default" table:number-columns-repeated="72"/>
          <table:table-cell table:style-name="Default" office:value-type="string">
            <text:p>X</text:p>
          </table:table-cell>
          <table:table-cell table:style-name="Default" table:number-columns-repeated="6"/>
          <table:table-cell/>
          <table:table-cell table:formula="of:=IF((COUNTA([.F104:.CG104])&gt;0)                                                                   OR                                                                   ( [.E104]=&quot;DEFERRED&quot;);1;0)" office:value-type="float" office:value="1">
            <text:p>1</text:p>
          </table:table-cell>
          <table:table-cell table:formula="of:=[.CI103]+1" office:value-type="float" office:value="98">
            <text:p>98</text:p>
          </table:table-cell>
          <table:table-cell table:number-columns-repeated="129"/>
        </table:table-row>
        <table:table-row table:style-name="ro3">
          <table:table-cell/>
          <table:table-cell office:value-type="string">
            <text:p>SphRADec</text:p>
          </table:table-cell>
          <table:table-cell table:number-columns-repeated="2"/>
          <table:table-cell/>
          <table:table-cell table:style-name="Default" table:number-columns-repeated="72"/>
          <table:table-cell table:style-name="Default" office:value-type="string">
            <text:p>X</text:p>
          </table:table-cell>
          <table:table-cell table:style-name="Default" table:number-columns-repeated="6"/>
          <table:table-cell/>
          <table:table-cell table:formula="of:=IF((COUNTA([.F105:.CG105])&gt;0)                                                                   OR                                                                   ( [.E105]=&quot;DEFERRED&quot;);1;0)" office:value-type="float" office:value="1">
            <text:p>1</text:p>
          </table:table-cell>
          <table:table-cell table:formula="of:=[.CI104]+1" office:value-type="float" office:value="99">
            <text:p>99</text:p>
          </table:table-cell>
          <table:table-cell table:number-columns-repeated="129"/>
        </table:table-row>
        <table:table-row table:style-name="ro3">
          <table:table-cell/>
          <table:table-cell office:value-type="string">
            <text:p>Equinoctial</text:p>
          </table:table-cell>
          <table:table-cell table:number-columns-repeated="2"/>
          <table:table-cell/>
          <table:table-cell table:style-name="Default" table:number-columns-repeated="72"/>
          <table:table-cell table:style-name="Default" office:value-type="string">
            <text:p>X</text:p>
          </table:table-cell>
          <table:table-cell table:style-name="Default" table:number-columns-repeated="6"/>
          <table:table-cell/>
          <table:table-cell table:formula="of:=IF((COUNTA([.F106:.CG106])&gt;0)                                                                   OR                                                                   ( [.E106]=&quot;DEFERRED&quot;);1;0)" office:value-type="float" office:value="1">
            <text:p>1</text:p>
          </table:table-cell>
          <table:table-cell table:formula="of:=[.CI105]+1" office:value-type="float" office:value="100">
            <text:p>100</text:p>
          </table:table-cell>
          <table:table-cell table:number-columns-repeated="129"/>
        </table:table-row>
        <table:table-row table:style-name="ro3">
          <table:table-cell office:value-type="string">
            <text:p>Fuel Tank</text:p>
          </table:table-cell>
          <table:table-cell table:number-columns-repeated="3"/>
          <table:table-cell office:value-type="string">
            <text:p>DEFERRED</text:p>
          </table:table-cell>
          <table:table-cell table:style-name="Default" table:number-columns-repeated="79"/>
          <table:table-cell/>
          <table:table-cell table:formula="of:=IF((COUNTA([.F107:.CG107])&gt;0)                                                                   OR                                                                   ( [.E107]=&quot;DEFERRED&quot;);1;0)" office:value-type="float" office:value="1">
            <text:p>1</text:p>
          </table:table-cell>
          <table:table-cell table:formula="of:=[.CI106]+1" office:value-type="float" office:value="101">
            <text:p>101</text:p>
          </table:table-cell>
          <table:table-cell table:number-columns-repeated="129"/>
        </table:table-row>
        <table:table-row table:style-name="ro3">
          <table:table-cell office:value-type="string">
            <text:p>Thruster</text:p>
          </table:table-cell>
          <table:table-cell table:number-columns-repeated="3"/>
          <table:table-cell office:value-type="string">
            <text:p>DEFERRED</text:p>
          </table:table-cell>
          <table:table-cell table:style-name="Default" table:number-columns-repeated="79"/>
          <table:table-cell/>
          <table:table-cell table:formula="of:=IF((COUNTA([.F108:.CG108])&gt;0)                                                                   OR                                                                   ( [.E108]=&quot;DEFERRED&quot;);1;0)" office:value-type="float" office:value="1">
            <text:p>1</text:p>
          </table:table-cell>
          <table:table-cell table:formula="of:=[.CI107]+1" office:value-type="float" office:value="102">
            <text:p>102</text:p>
          </table:table-cell>
          <table:table-cell table:number-columns-repeated="129"/>
        </table:table-row>
        <table:table-row table:style-name="ro3">
          <table:table-cell office:value-type="string">
            <text:p>Formation</text:p>
          </table:table-cell>
          <table:table-cell table:number-columns-repeated="3"/>
          <table:table-cell/>
          <table:table-cell table:style-name="Default" table:number-columns-repeated="50"/>
          <table:table-cell table:style-name="Default" office:value-type="string">
            <text:p>X</text:p>
          </table:table-cell>
          <table:table-cell table:style-name="Default" table:number-columns-repeated="28"/>
          <table:table-cell/>
          <table:table-cell table:formula="of:=IF((COUNTA([.F109:.CG109])&gt;0)                                                                   OR                                                                   ( [.E109]=&quot;DEFERRED&quot;);1;0)" office:value-type="float" office:value="1">
            <text:p>1</text:p>
          </table:table-cell>
          <table:table-cell table:formula="of:=[.CI108]+1" office:value-type="float" office:value="103">
            <text:p>103</text:p>
          </table:table-cell>
          <table:table-cell table:number-columns-repeated="129"/>
        </table:table-row>
        <table:table-row table:style-name="ro3">
          <table:table-cell office:value-type="string">
            <text:p>OpenGL Plot</text:p>
          </table:table-cell>
          <table:table-cell table:number-columns-repeated="3"/>
          <table:table-cell/>
          <table:table-cell table:style-name="Default" table:number-columns-repeated="70"/>
          <table:table-cell table:style-name="Default" office:value-type="string">
            <text:p>X</text:p>
          </table:table-cell>
          <table:table-cell table:style-name="Default" table:number-columns-repeated="8"/>
          <table:table-cell/>
          <table:table-cell table:formula="of:=IF((COUNTA([.F110:.CG110])&gt;0)                                                                   OR                                                                   ( [.E110]=&quot;DEFERRED&quot;);1;0)" office:value-type="float" office:value="1">
            <text:p>1</text:p>
          </table:table-cell>
          <table:table-cell table:formula="of:=[.CI109]+1" office:value-type="float" office:value="104">
            <text:p>104</text:p>
          </table:table-cell>
          <table:table-cell table:number-columns-repeated="129"/>
        </table:table-row>
        <table:table-row table:style-name="ro3">
          <table:table-cell office:value-type="string">
            <text:p>Report file</text:p>
          </table:table-cell>
          <table:table-cell table:number-columns-repeated="3"/>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office:value-type="string">
            <text:p>X</text:p>
          </table:table-cell>
          <table:table-cell table:style-name="Default" table:number-columns-repeated="21"/>
          <table:table-cell table:style-name="Default" office:value-type="string">
            <text:p>X</text:p>
          </table:table-cell>
          <table:table-cell table:style-name="Default" table:number-columns-repeated="8"/>
          <table:table-cell/>
          <table:table-cell table:formula="of:=IF((COUNTA([.F111:.CG111])&gt;0)                                                                   OR                                                                   ( [.E111]=&quot;DEFERRED&quot;);1;0)" office:value-type="float" office:value="1">
            <text:p>1</text:p>
          </table:table-cell>
          <table:table-cell table:formula="of:=[.CI110]+1" office:value-type="float" office:value="105">
            <text:p>105</text:p>
          </table:table-cell>
          <table:table-cell table:number-columns-repeated="129"/>
        </table:table-row>
        <table:table-row table:style-name="ro3">
          <table:table-cell office:value-type="string">
            <text:p>XY Plot</text:p>
          </table:table-cell>
          <table:table-cell table:number-columns-repeated="3"/>
          <table:table-cell/>
          <table:table-cell table:style-name="Default" table:number-columns-repeated="52"/>
          <table:table-cell table:style-name="Default" office:value-type="string">
            <text:p>X</text:p>
          </table:table-cell>
          <table:table-cell table:style-name="Default" table:number-columns-repeated="17"/>
          <table:table-cell table:style-name="Default" office:value-type="string">
            <text:p>X</text:p>
          </table:table-cell>
          <table:table-cell table:style-name="Default" table:number-columns-repeated="8"/>
          <table:table-cell/>
          <table:table-cell table:formula="of:=IF((COUNTA([.F112:.CG112])&gt;0)                                                                   OR                                                                   ( [.E112]=&quot;DEFERRED&quot;);1;0)" office:value-type="float" office:value="1">
            <text:p>1</text:p>
          </table:table-cell>
          <table:table-cell table:formula="of:=[.CI111]+1" office:value-type="float" office:value="106">
            <text:p>106</text:p>
          </table:table-cell>
          <table:table-cell table:number-columns-repeated="129"/>
        </table:table-row>
        <table:table-row table:style-name="ro3">
          <table:table-cell office:value-type="string">
            <text:p>Text Ephem</text:p>
          </table:table-cell>
          <table:table-cell table:number-columns-repeated="3"/>
          <table:table-cell office:value-type="string">
            <text:p>DEFERRED</text:p>
          </table:table-cell>
          <table:table-cell table:number-columns-repeated="78"/>
          <table:table-cell table:style-name="Default"/>
          <table:table-cell/>
          <table:table-cell table:formula="of:=IF((COUNTA([.F113:.CG113])&gt;0)                                                                   OR                                                                   ( [.E113]=&quot;DEFERRED&quot;);1;0)" office:value-type="float" office:value="1">
            <text:p>1</text:p>
          </table:table-cell>
          <table:table-cell table:formula="of:=[.CI112]+1" office:value-type="float" office:value="107">
            <text:p>107</text:p>
          </table:table-cell>
          <table:table-cell table:number-columns-repeated="129"/>
        </table:table-row>
        <table:table-row table:style-name="ro3">
          <table:table-cell office:value-type="string">
            <text:p>Matlab WS</text:p>
          </table:table-cell>
          <table:table-cell table:number-columns-repeated="3"/>
          <table:table-cell office:value-type="string">
            <text:p>DEFERRED</text:p>
          </table:table-cell>
          <table:table-cell table:number-columns-repeated="78"/>
          <table:table-cell table:style-name="Default"/>
          <table:table-cell/>
          <table:table-cell table:formula="of:=IF((COUNTA([.F114:.CG114])&gt;0)                                                                   OR                                                                   ( [.E114]=&quot;DEFERRED&quot;);1;0)" office:value-type="float" office:value="1">
            <text:p>1</text:p>
          </table:table-cell>
          <table:table-cell table:formula="of:=[.CI113]+1" office:value-type="float" office:value="108">
            <text:p>108</text:p>
          </table:table-cell>
          <table:table-cell table:number-columns-repeated="129"/>
        </table:table-row>
        <table:table-row table:style-name="ro3">
          <table:table-cell office:value-type="string">
            <text:p>Message Window</text:p>
          </table:table-cell>
          <table:table-cell table:number-columns-repeated="3"/>
          <table:table-cell office:value-type="string">
            <text:p>DEFERRED</text:p>
          </table:table-cell>
          <table:table-cell table:number-columns-repeated="78"/>
          <table:table-cell table:style-name="Default"/>
          <table:table-cell/>
          <table:table-cell table:formula="of:=IF((COUNTA([.F115:.CG115])&gt;0)                                                                   OR                                                                   ( [.E115]=&quot;DEFERRED&quot;);1;0)" office:value-type="float" office:value="1">
            <text:p>1</text:p>
          </table:table-cell>
          <table:table-cell table:formula="of:=[.CI114]+1" office:value-type="float" office:value="109">
            <text:p>109</text:p>
          </table:table-cell>
          <table:table-cell table:number-columns-repeated="129"/>
        </table:table-row>
        <table:table-row table:style-name="ro3" table:number-rows-repeated="2">
          <table:table-cell table:number-columns-repeated="216"/>
        </table:table-row>
        <table:table-row table:style-name="ro3">
          <table:table-cell table:number-columns-repeated="85"/>
          <table:table-cell table:formula="of:=SUM([.CH7:.CH117])" office:value-type="float" office:value="99">
            <text:p>99</text:p>
          </table:table-cell>
          <table:table-cell table:formula="of:=[.CI115]" office:value-type="float" office:value="109">
            <text:p>109</text:p>
          </table:table-cell>
          <table:table-cell table:number-columns-repeated="129"/>
        </table:table-row>
        <table:table-row table:style-name="ro3" table:number-rows-repeated="65417">
          <table:table-cell table:number-columns-repeated="216"/>
        </table:table-row>
        <table:table-row table:style-name="ro3">
          <table:table-cell table:number-columns-repeated="216"/>
        </table:table-row>
      </table:table>
      <table:table table:name="Parameters" table:style-name="ta1" table:print="false">
        <table:table-column table:style-name="co22" table:default-cell-style-name="Default"/>
        <table:table-column table:style-name="co15" table:default-cell-style-name="Default"/>
        <table:table-column table:style-name="co23" table:default-cell-style-name="Default"/>
        <table:table-column table:style-name="co24" table:default-cell-style-name="Default"/>
        <table:table-column table:style-name="co16" table:number-columns-repeated="50" table:default-cell-style-name="Default"/>
        <table:table-column table:style-name="co19" table:default-cell-style-name="Default"/>
        <table:table-column table:style-name="co16" table:default-cell-style-name="Default"/>
        <table:table-column table:style-name="co25" table:default-cell-style-name="Default"/>
        <table:table-column table:style-name="co19" table:default-cell-style-name="Default"/>
        <table:table-column table:style-name="co16" table:default-cell-style-name="Default"/>
        <table:table-column table:style-name="co26" table:number-columns-repeated="23" table:default-cell-style-name="Default"/>
        <table:table-column table:style-name="co25" table:default-cell-style-name="Default"/>
        <table:table-column table:style-name="co19" table:default-cell-style-name="Default"/>
        <table:table-column table:style-name="co16" table:default-cell-style-name="ce26"/>
        <table:table-column table:style-name="co27" table:default-cell-style-name="ce26"/>
        <table:table-column table:style-name="co7" table:number-columns-repeated="129" table:default-cell-style-name="Default"/>
        <table:table-row table:style-name="ro1">
          <table:table-cell table:style-name="ce21" office:value-type="string">
            <text:p>GMAT System Test </text:p>
          </table:table-cell>
          <table:table-cell table:style-name="ce21" table:number-columns-repeated="3"/>
          <table:table-cell table:style-name="ce26" table:number-columns-repeated="49"/>
          <table:table-cell table:number-columns-repeated="162"/>
        </table:table-row>
        <table:table-row table:style-name="ro2">
          <table:table-cell table:style-name="ce22" office:value-type="string">
            <text:p>Object Mapping Matrix</text:p>
          </table:table-cell>
          <table:table-cell table:style-name="ce22" table:number-columns-repeated="3"/>
          <table:table-cell table:style-name="ce26" table:number-columns-repeated="49"/>
          <table:table-cell table:number-columns-repeated="162"/>
        </table:table-row>
        <table:table-row table:style-name="ro3">
          <table:table-cell table:number-columns-repeated="4"/>
          <table:table-cell table:style-name="ce26" table:number-columns-repeated="49"/>
          <table:table-cell table:number-columns-repeated="162"/>
        </table:table-row>
        <table:table-row table:style-name="ro3">
          <table:table-cell table:style-name="ce23" table:number-columns-repeated="4"/>
          <table:table-cell table:style-name="ce26" table:number-columns-repeated="49"/>
          <table:table-cell table:number-columns-repeated="162"/>
        </table:table-row>
        <table:table-row table:style-name="ro3">
          <table:table-cell table:number-columns-repeated="4"/>
          <table:table-cell table:style-name="ce26" office:value-type="float" office:value="1">
            <text:p>1</text:p>
          </table:table-cell>
          <table:table-cell table:style-name="ce26" table:formula="of:=[.E5]+1" office:value-type="float" office:value="2">
            <text:p>2</text:p>
          </table:table-cell>
          <table:table-cell table:style-name="ce26" table:formula="of:=[.F5]+1" office:value-type="float" office:value="3">
            <text:p>3</text:p>
          </table:table-cell>
          <table:table-cell table:style-name="ce26" table:formula="of:=[.G5]+1" office:value-type="float" office:value="4">
            <text:p>4</text:p>
          </table:table-cell>
          <table:table-cell table:style-name="ce26" table:formula="of:=[.H5]+1" office:value-type="float" office:value="5">
            <text:p>5</text:p>
          </table:table-cell>
          <table:table-cell table:style-name="ce26" table:formula="of:=[.I5]+1" office:value-type="float" office:value="6">
            <text:p>6</text:p>
          </table:table-cell>
          <table:table-cell table:style-name="ce26" table:formula="of:=[.J5]+1" office:value-type="float" office:value="7">
            <text:p>7</text:p>
          </table:table-cell>
          <table:table-cell table:style-name="ce26" table:formula="of:=[.K5]+1" office:value-type="float" office:value="8">
            <text:p>8</text:p>
          </table:table-cell>
          <table:table-cell table:style-name="ce26" table:formula="of:=[.L5]+1" office:value-type="float" office:value="9">
            <text:p>9</text:p>
          </table:table-cell>
          <table:table-cell table:style-name="ce26" table:formula="of:=[.M5]+1" office:value-type="float" office:value="10">
            <text:p>10</text:p>
          </table:table-cell>
          <table:table-cell table:style-name="ce26" table:formula="of:=[.N5]+1" office:value-type="float" office:value="11">
            <text:p>11</text:p>
          </table:table-cell>
          <table:table-cell table:style-name="ce26" table:formula="of:=[.O5]+1" office:value-type="float" office:value="12">
            <text:p>12</text:p>
          </table:table-cell>
          <table:table-cell table:style-name="ce26" table:formula="of:=[.P5]+1" office:value-type="float" office:value="13">
            <text:p>13</text:p>
          </table:table-cell>
          <table:table-cell table:style-name="ce26" table:formula="of:=[.Q5]+1" office:value-type="float" office:value="14">
            <text:p>14</text:p>
          </table:table-cell>
          <table:table-cell table:style-name="ce26" table:formula="of:=[.R5]+1" office:value-type="float" office:value="15">
            <text:p>15</text:p>
          </table:table-cell>
          <table:table-cell table:style-name="ce26" table:formula="of:=[.S5]+1" office:value-type="float" office:value="16">
            <text:p>16</text:p>
          </table:table-cell>
          <table:table-cell table:style-name="ce26" table:formula="of:=[.T5]+1" office:value-type="float" office:value="17">
            <text:p>17</text:p>
          </table:table-cell>
          <table:table-cell table:style-name="ce26" table:formula="of:=[.U5]+1" office:value-type="float" office:value="18">
            <text:p>18</text:p>
          </table:table-cell>
          <table:table-cell table:style-name="ce26" table:formula="of:=[.V5]+1" office:value-type="float" office:value="19">
            <text:p>19</text:p>
          </table:table-cell>
          <table:table-cell table:style-name="ce26" table:formula="of:=[.W5]+1" office:value-type="float" office:value="20">
            <text:p>20</text:p>
          </table:table-cell>
          <table:table-cell table:style-name="ce26" table:formula="of:=[.X5]+1" office:value-type="float" office:value="21">
            <text:p>21</text:p>
          </table:table-cell>
          <table:table-cell table:style-name="ce26" table:formula="of:=[.Y5]+1" office:value-type="float" office:value="22">
            <text:p>22</text:p>
          </table:table-cell>
          <table:table-cell table:style-name="ce26" table:formula="of:=[.Z5]+1" office:value-type="float" office:value="23">
            <text:p>23</text:p>
          </table:table-cell>
          <table:table-cell table:style-name="ce26" table:formula="of:=[.AA5]+1" office:value-type="float" office:value="24">
            <text:p>24</text:p>
          </table:table-cell>
          <table:table-cell table:style-name="ce26" table:formula="of:=[.AB5]+1" office:value-type="float" office:value="25">
            <text:p>25</text:p>
          </table:table-cell>
          <table:table-cell table:style-name="ce26" table:formula="of:=[.AC5]+1" office:value-type="float" office:value="26">
            <text:p>26</text:p>
          </table:table-cell>
          <table:table-cell table:style-name="ce26" table:formula="of:=[.AD5]+1" office:value-type="float" office:value="27">
            <text:p>27</text:p>
          </table:table-cell>
          <table:table-cell table:style-name="ce26" table:formula="of:=[.AE5]+1" office:value-type="float" office:value="28">
            <text:p>28</text:p>
          </table:table-cell>
          <table:table-cell table:style-name="ce26" table:formula="of:=[.AF5]+1" office:value-type="float" office:value="29">
            <text:p>29</text:p>
          </table:table-cell>
          <table:table-cell table:style-name="ce26" table:formula="of:=[.AG5]+1" office:value-type="float" office:value="30">
            <text:p>30</text:p>
          </table:table-cell>
          <table:table-cell table:style-name="ce26" table:formula="of:=[.AH5]+1" office:value-type="float" office:value="31">
            <text:p>31</text:p>
          </table:table-cell>
          <table:table-cell table:style-name="ce26" table:formula="of:=[.AI5]+1" office:value-type="float" office:value="32">
            <text:p>32</text:p>
          </table:table-cell>
          <table:table-cell table:style-name="ce26" table:formula="of:=[.AJ5]+1" office:value-type="float" office:value="33">
            <text:p>33</text:p>
          </table:table-cell>
          <table:table-cell table:style-name="ce26" table:formula="of:=[.AK5]+1" office:value-type="float" office:value="34">
            <text:p>34</text:p>
          </table:table-cell>
          <table:table-cell table:style-name="ce26" table:formula="of:=[.AL5]+1" office:value-type="float" office:value="35">
            <text:p>35</text:p>
          </table:table-cell>
          <table:table-cell table:style-name="ce26" table:formula="of:=[.AM5]+1" office:value-type="float" office:value="36">
            <text:p>36</text:p>
          </table:table-cell>
          <table:table-cell table:style-name="ce26" table:formula="of:=[.AN5]+1" office:value-type="float" office:value="37">
            <text:p>37</text:p>
          </table:table-cell>
          <table:table-cell table:style-name="ce26" table:formula="of:=[.AO5]+1" office:value-type="float" office:value="38">
            <text:p>38</text:p>
          </table:table-cell>
          <table:table-cell table:style-name="ce26" table:formula="of:=[.AP5]+1" office:value-type="float" office:value="39">
            <text:p>39</text:p>
          </table:table-cell>
          <table:table-cell table:style-name="ce26" table:formula="of:=[.AQ5]+1" office:value-type="float" office:value="40">
            <text:p>40</text:p>
          </table:table-cell>
          <table:table-cell table:style-name="ce26" table:formula="of:=[.AR5]+1" office:value-type="float" office:value="41">
            <text:p>41</text:p>
          </table:table-cell>
          <table:table-cell table:style-name="ce26" table:formula="of:=[.AS5]+1" office:value-type="float" office:value="42">
            <text:p>42</text:p>
          </table:table-cell>
          <table:table-cell table:style-name="ce26" table:formula="of:=[.AT5]+1" office:value-type="float" office:value="43">
            <text:p>43</text:p>
          </table:table-cell>
          <table:table-cell table:style-name="ce26" table:formula="of:=[.AU5]+1" office:value-type="float" office:value="44">
            <text:p>44</text:p>
          </table:table-cell>
          <table:table-cell table:style-name="ce26" table:formula="of:=[.AV5]+1" office:value-type="float" office:value="45">
            <text:p>45</text:p>
          </table:table-cell>
          <table:table-cell table:style-name="ce26" table:formula="of:=[.AW5]+1" office:value-type="float" office:value="46">
            <text:p>46</text:p>
          </table:table-cell>
          <table:table-cell table:style-name="ce26" table:formula="of:=[.AX5]+1" office:value-type="float" office:value="47">
            <text:p>47</text:p>
          </table:table-cell>
          <table:table-cell table:style-name="ce26" table:formula="of:=[.AY5]+1" office:value-type="float" office:value="48">
            <text:p>48</text:p>
          </table:table-cell>
          <table:table-cell table:style-name="ce26" table:formula="of:=[.AZ5]+1" office:value-type="float" office:value="49">
            <text:p>49</text:p>
          </table:table-cell>
          <table:table-cell table:style-name="ce26" table:formula="of:=[.BA5]+1" office:value-type="float" office:value="50">
            <text:p>50</text:p>
          </table:table-cell>
          <table:table-cell table:style-name="ce26" table:formula="of:=[.BB5]+1" office:value-type="float" office:value="51">
            <text:p>51</text:p>
          </table:table-cell>
          <table:table-cell table:style-name="ce26" table:formula="of:=[.BC5]+1" office:value-type="float" office:value="52">
            <text:p>52</text:p>
          </table:table-cell>
          <table:table-cell table:style-name="ce26" table:formula="of:=[.BD5]+1" office:value-type="float" office:value="53">
            <text:p>53</text:p>
          </table:table-cell>
          <table:table-cell table:style-name="ce26" table:formula="of:=[.BE5]+1" office:value-type="float" office:value="54">
            <text:p>54</text:p>
          </table:table-cell>
          <table:table-cell table:style-name="ce26" table:formula="of:=[.BF5]+1" office:value-type="float" office:value="55">
            <text:p>55</text:p>
          </table:table-cell>
          <table:table-cell table:style-name="ce26" table:formula="of:=[.BG5]+1" office:value-type="float" office:value="56">
            <text:p>56</text:p>
          </table:table-cell>
          <table:table-cell table:style-name="ce26" table:formula="of:=[.BH5]+1" office:value-type="float" office:value="57">
            <text:p>57</text:p>
          </table:table-cell>
          <table:table-cell table:style-name="ce26" table:formula="of:=[.BI5]+1" office:value-type="float" office:value="58">
            <text:p>58</text:p>
          </table:table-cell>
          <table:table-cell table:style-name="ce26" table:formula="of:=[.BJ5]+1" office:value-type="float" office:value="59">
            <text:p>59</text:p>
          </table:table-cell>
          <table:table-cell table:style-name="ce26" table:formula="of:=[.BK5]+1" office:value-type="float" office:value="60">
            <text:p>60</text:p>
          </table:table-cell>
          <table:table-cell table:style-name="ce26" table:formula="of:=[.BL5]+1" office:value-type="float" office:value="61">
            <text:p>61</text:p>
          </table:table-cell>
          <table:table-cell table:style-name="ce26" table:formula="of:=[.BM5]+1" office:value-type="float" office:value="62">
            <text:p>62</text:p>
          </table:table-cell>
          <table:table-cell table:style-name="ce26" table:formula="of:=[.BN5]+1" office:value-type="float" office:value="63">
            <text:p>63</text:p>
          </table:table-cell>
          <table:table-cell table:style-name="ce26" table:formula="of:=[.BO5]+1" office:value-type="float" office:value="64">
            <text:p>64</text:p>
          </table:table-cell>
          <table:table-cell table:style-name="ce26" table:formula="of:=[.BP5]+1" office:value-type="float" office:value="65">
            <text:p>65</text:p>
          </table:table-cell>
          <table:table-cell table:style-name="ce26" table:formula="of:=[.BQ5]+1" office:value-type="float" office:value="66">
            <text:p>66</text:p>
          </table:table-cell>
          <table:table-cell table:style-name="ce26" table:formula="of:=[.BR5]+1" office:value-type="float" office:value="67">
            <text:p>67</text:p>
          </table:table-cell>
          <table:table-cell table:style-name="ce26" table:formula="of:=[.BS5]+1" office:value-type="float" office:value="68">
            <text:p>68</text:p>
          </table:table-cell>
          <table:table-cell table:style-name="ce26" table:formula="of:=[.BT5]+1" office:value-type="float" office:value="69">
            <text:p>69</text:p>
          </table:table-cell>
          <table:table-cell table:style-name="ce26" table:formula="of:=[.BU5]+1" office:value-type="float" office:value="70">
            <text:p>70</text:p>
          </table:table-cell>
          <table:table-cell table:style-name="ce26" table:formula="of:=[.BV5]+1" office:value-type="float" office:value="71">
            <text:p>71</text:p>
          </table:table-cell>
          <table:table-cell table:style-name="ce26" table:formula="of:=[.BW5]+1" office:value-type="float" office:value="72">
            <text:p>72</text:p>
          </table:table-cell>
          <table:table-cell table:style-name="ce26" table:formula="of:=[.BX5]+1" office:value-type="float" office:value="73">
            <text:p>73</text:p>
          </table:table-cell>
          <table:table-cell table:style-name="ce26" table:formula="of:=[.BY5]+1" office:value-type="float" office:value="74">
            <text:p>74</text:p>
          </table:table-cell>
          <table:table-cell table:style-name="ce26" table:formula="of:=[.BZ5]+1" office:value-type="float" office:value="75">
            <text:p>75</text:p>
          </table:table-cell>
          <table:table-cell table:style-name="ce26" table:formula="of:=[.CA5]+1" office:value-type="float" office:value="76">
            <text:p>76</text:p>
          </table:table-cell>
          <table:table-cell table:style-name="ce26" table:formula="of:=[.CB5]+1" office:value-type="float" office:value="77">
            <text:p>77</text:p>
          </table:table-cell>
          <table:table-cell table:style-name="ce26" table:formula="of:=[.CC5]+1" office:value-type="float" office:value="78">
            <text:p>78</text:p>
          </table:table-cell>
          <table:table-cell table:style-name="ce26"/>
          <table:table-cell table:number-columns-repeated="132"/>
        </table:table-row>
        <table:table-row table:style-name="ro12">
          <table:table-cell table:style-name="ce29" office:value-type="string">
            <text:p>Parameter</text:p>
          </table:table-cell>
          <table:table-cell table:style-name="ce29" office:value-type="string">
            <text:p>Case</text:p>
          </table:table-cell>
          <table:table-cell table:style-name="ce29" office:value-type="string">
            <text:p>Subcase</text:p>
          </table:table-cell>
          <table:table-cell table:style-name="ce29" office:value-type="string">
            <text:p>Notes</text:p>
          </table:table-cell>
          <table:table-cell table:style-name="ce30" table:formula="of:=OFFSET([$ScriptTestCases.$B$5];[.D5];0;1)" office:value-type="string" office:string-value="ParametersinCommands.script">
            <text:p>ParametersinCommands.script</text:p>
          </table:table-cell>
          <table:table-cell table:style-name="ce30" table:formula="of:=IF(OFFSET([$ScriptTestCases.$B$5];[.E5];0;1)&lt;&gt;&quot;&quot;;OFFSET([$ScriptTestCases.$B$5];[.E5];0;1);&quot;&quot;)" office:value-type="string" office:string-value="CbMars2Body.m">
            <text:p>CbMars2Body.m</text:p>
          </table:table-cell>
          <table:table-cell table:style-name="ce30" table:formula="of:=IF(OFFSET([$ScriptTestCases.$B$5];[.F5];0;1)&lt;&gt;&quot;&quot;;OFFSET([$ScriptTestCases.$B$5];[.F5];0;1);&quot;&quot;)" office:value-type="string" office:string-value="CbMercury2Body.m">
            <text:p>CbMercury2Body.m</text:p>
          </table:table-cell>
          <table:table-cell table:style-name="ce30" table:formula="of:=IF(OFFSET([$ScriptTestCases.$B$5];[.G5];0;1)&lt;&gt;&quot;&quot;;OFFSET([$ScriptTestCases.$B$5];[.G5];0;1);&quot;&quot;)" office:value-type="string" office:string-value="CbMoon2Body.m">
            <text:p>CbMoon2Body.m</text:p>
          </table:table-cell>
          <table:table-cell table:style-name="ce30" table:formula="of:=IF(OFFSET([$ScriptTestCases.$B$5];[.H5];0;1)&lt;&gt;&quot;&quot;;OFFSET([$ScriptTestCases.$B$5];[.H5];0;1);&quot;&quot;)" office:value-type="string" office:string-value="CbNeptune2Body.m">
            <text:p>CbNeptune2Body.m</text:p>
          </table:table-cell>
          <table:table-cell table:style-name="ce30" table:formula="of:=IF(OFFSET([$ScriptTestCases.$B$5];[.I5];0;1)&lt;&gt;&quot;&quot;;OFFSET([$ScriptTestCases.$B$5];[.I5];0;1);&quot;&quot;)" office:value-type="string" office:string-value="CbPluto2Body.m">
            <text:p>CbPluto2Body.m</text:p>
          </table:table-cell>
          <table:table-cell table:style-name="ce30" table:formula="of:=IF(OFFSET([$ScriptTestCases.$B$5];[.J5];0;1)&lt;&gt;&quot;&quot;;OFFSET([$ScriptTestCases.$B$5];[.J5];0;1);&quot;&quot;)" office:value-type="string" office:string-value="CbSaturn2Body.m">
            <text:p>CbSaturn2Body.m</text:p>
          </table:table-cell>
          <table:table-cell table:style-name="ce30" table:formula="of:=IF(OFFSET([$ScriptTestCases.$B$5];[.K5];0;1)&lt;&gt;&quot;&quot;;OFFSET([$ScriptTestCases.$B$5];[.K5];0;1);&quot;&quot;)" office:value-type="string" office:string-value="CbUranus2Body.m">
            <text:p>CbUranus2Body.m</text:p>
          </table:table-cell>
          <table:table-cell table:style-name="ce30" table:formula="of:=IF(OFFSET([$ScriptTestCases.$B$5];[.L5];0;1)&lt;&gt;&quot;&quot;;OFFSET([$ScriptTestCases.$B$5];[.L5];0;1);&quot;&quot;)" office:value-type="string" office:string-value="CbVenus2Body.m">
            <text:p>CbVenus2Body.m</text:p>
          </table:table-cell>
          <table:table-cell table:style-name="ce30" table:formula="of:=IF(OFFSET([$ScriptTestCases.$B$5];[.M5];0;1)&lt;&gt;&quot;&quot;;OFFSET([$ScriptTestCases.$B$5];[.M5];0;1);&quot;&quot;)" office:value-type="string" office:string-value="CS2BodyEarthFixed.m">
            <text:p>CS2BodyEarthFixed.m</text:p>
          </table:table-cell>
          <table:table-cell table:style-name="ce30" table:formula="of:=IF(OFFSET([$ScriptTestCases.$B$5];[.N5];0;1)&lt;&gt;&quot;&quot;;OFFSET([$ScriptTestCases.$B$5];[.N5];0;1);&quot;&quot;)" office:value-type="string" office:string-value="CS2BodyEarthGSE.m">
            <text:p>CS2BodyEarthGSE.m</text:p>
          </table:table-cell>
          <table:table-cell table:style-name="ce30" table:formula="of:=IF(OFFSET([$ScriptTestCases.$B$5];[.O5];0;1)&lt;&gt;&quot;&quot;;OFFSET([$ScriptTestCases.$B$5];[.O5];0;1);&quot;&quot;)" office:value-type="string" office:string-value="CS2BodyEarthMJ2000Ec.m">
            <text:p>CS2BodyEarthMJ2000Ec.m</text:p>
          </table:table-cell>
          <table:table-cell table:style-name="ce30" table:formula="of:=IF(OFFSET([$ScriptTestCases.$B$5];[.P5];0;1)&lt;&gt;&quot;&quot;;OFFSET([$ScriptTestCases.$B$5];[.P5];0;1);&quot;&quot;)" office:value-type="string" office:string-value="CS2BodyEarthMJ2000Eq.m">
            <text:p>CS2BodyEarthMJ2000Eq.m</text:p>
          </table:table-cell>
          <table:table-cell table:style-name="ce30" table:formula="of:=IF(OFFSET([$ScriptTestCases.$B$5];[.Q5];0;1)&lt;&gt;&quot;&quot;;OFFSET([$ScriptTestCases.$B$5];[.Q5];0;1);&quot;&quot;)" office:value-type="string" office:string-value="CS2BodyMarsMJ2000Eq.m">
            <text:p>CS2BodyMarsMJ2000Eq.m</text:p>
          </table:table-cell>
          <table:table-cell table:style-name="ce30" table:formula="of:=IF(OFFSET([$ScriptTestCases.$B$5];[.R5];0;1)&lt;&gt;&quot;&quot;;OFFSET([$ScriptTestCases.$B$5];[.R5];0;1);&quot;&quot;)" office:value-type="string" office:string-value="MathOperatorsAndFunctions.script">
            <text:p>MathOperatorsAndFunctions.script</text:p>
          </table:table-cell>
          <table:table-cell table:style-name="ce30" table:formula="of:=IF(OFFSET([$ScriptTestCases.$B$5];[.S5];0;1)&lt;&gt;&quot;&quot;;OFFSET([$ScriptTestCases.$B$5];[.S5];0;1);&quot;&quot;)" office:value-type="string" office:string-value="IntegratorABM_2Body.m">
            <text:p>IntegratorABM_2Body.m</text:p>
          </table:table-cell>
          <table:table-cell table:style-name="ce30" table:formula="of:=IF(OFFSET([$ScriptTestCases.$B$5];[.T5];0;1)&lt;&gt;&quot;&quot;;OFFSET([$ScriptTestCases.$B$5];[.T5];0;1);&quot;&quot;)" office:value-type="string" office:string-value="IntegratorBS_2Body.m">
            <text:p>IntegratorBS_2Body.m</text:p>
          </table:table-cell>
          <table:table-cell table:style-name="ce30" table:formula="of:=IF(OFFSET([$ScriptTestCases.$B$5];[.U5];0;1)&lt;&gt;&quot;&quot;;OFFSET([$ScriptTestCases.$B$5];[.U5];0;1);&quot;&quot;)" office:value-type="string" office:string-value="IntegratorPD45_2Body.m">
            <text:p>IntegratorPD45_2Body.m</text:p>
          </table:table-cell>
          <table:table-cell table:style-name="ce30" table:formula="of:=IF(OFFSET([$ScriptTestCases.$B$5];[.V5];0;1)&lt;&gt;&quot;&quot;;OFFSET([$ScriptTestCases.$B$5];[.V5];0;1);&quot;&quot;)" office:value-type="string" office:string-value="IntegratorPD78_2Body.m">
            <text:p>IntegratorPD78_2Body.m</text:p>
          </table:table-cell>
          <table:table-cell table:style-name="ce30" table:formula="of:=IF(OFFSET([$ScriptTestCases.$B$5];[.W5];0;1)&lt;&gt;&quot;&quot;;OFFSET([$ScriptTestCases.$B$5];[.W5];0;1);&quot;&quot;)" office:value-type="string" office:string-value="IntegratorRKF56_2Body.m">
            <text:p>IntegratorRKF56_2Body.m</text:p>
          </table:table-cell>
          <table:table-cell table:style-name="ce30" table:formula="of:=IF(OFFSET([$ScriptTestCases.$B$5];[.X5];0;1)&lt;&gt;&quot;&quot;;OFFSET([$ScriptTestCases.$B$5];[.X5];0;1);&quot;&quot;)" office:value-type="string" office:string-value="IntegratorRKN68_2Body.m">
            <text:p>IntegratorRKN68_2Body.m</text:p>
          </table:table-cell>
          <table:table-cell table:style-name="ce30" table:formula="of:=IF(OFFSET([$ScriptTestCases.$B$5];[.Y5];0;1)&lt;&gt;&quot;&quot;;OFFSET([$ScriptTestCases.$B$5];[.Y5];0;1);&quot;&quot;)" office:value-type="string" office:string-value="ForArray.m">
            <text:p>ForArray.m</text:p>
          </table:table-cell>
          <table:table-cell table:style-name="ce30" table:formula="of:=IF(OFFSET([$ScriptTestCases.$B$5];[.Z5];0;1)&lt;&gt;&quot;&quot;;OFFSET([$ScriptTestCases.$B$5];[.Z5];0;1);&quot;&quot;)" office:value-type="string" office:string-value="ForIf42_24.m">
            <text:p>ForIf42_24.m</text:p>
          </table:table-cell>
          <table:table-cell table:style-name="ce30" table:formula="of:=IF(OFFSET([$ScriptTestCases.$B$5];[.AA5];0;1)&lt;&gt;&quot;&quot;;OFFSET([$ScriptTestCases.$B$5];[.AA5];0;1);&quot;&quot;)" office:value-type="string" office:string-value="ForWhile42.m">
            <text:p>ForWhile42.m</text:p>
          </table:table-cell>
          <table:table-cell table:style-name="ce30" table:formula="of:=IF(OFFSET([$ScriptTestCases.$B$5];[.AB5];0;1)&lt;&gt;&quot;&quot;;OFFSET([$ScriptTestCases.$B$5];[.AB5];0;1);&quot;&quot;)" office:value-type="string" office:string-value="If11.m">
            <text:p>If11.m</text:p>
          </table:table-cell>
          <table:table-cell table:style-name="ce30" table:formula="of:=IF(OFFSET([$ScriptTestCases.$B$5];[.AC5];0;1)&lt;&gt;&quot;&quot;;OFFSET([$ScriptTestCases.$B$5];[.AC5];0;1);&quot;&quot;)" office:value-type="string" office:string-value="If12_21.m">
            <text:p>If12_21.m</text:p>
          </table:table-cell>
          <table:table-cell table:style-name="ce30" table:formula="of:=IF(OFFSET([$ScriptTestCases.$B$5];[.AD5];0;1)&lt;&gt;&quot;&quot;;OFFSET([$ScriptTestCases.$B$5];[.AD5];0;1);&quot;&quot;)" office:value-type="string" office:string-value="If22.m">
            <text:p>If22.m</text:p>
          </table:table-cell>
          <table:table-cell table:style-name="ce30" table:formula="of:=IF(OFFSET([$ScriptTestCases.$B$5];[.AE5];0;1)&lt;&gt;&quot;&quot;;OFFSET([$ScriptTestCases.$B$5];[.AE5];0;1);&quot;&quot;)" office:value-type="string" office:string-value="If33.m">
            <text:p>If33.m</text:p>
          </table:table-cell>
          <table:table-cell table:style-name="ce30" table:formula="of:=IF(OFFSET([$ScriptTestCases.$B$5];[.AF5];0;1)&lt;&gt;&quot;&quot;;OFFSET([$ScriptTestCases.$B$5];[.AF5];0;1);&quot;&quot;)" office:value-type="string" office:string-value="If44.m">
            <text:p>If44.m</text:p>
          </table:table-cell>
          <table:table-cell table:style-name="ce30" table:formula="of:=IF(OFFSET([$ScriptTestCases.$B$5];[.AG5];0;1)&lt;&gt;&quot;&quot;;OFFSET([$ScriptTestCases.$B$5];[.AG5];0;1);&quot;&quot;)" office:value-type="string" office:string-value="If55.m">
            <text:p>If55.m</text:p>
          </table:table-cell>
          <table:table-cell table:style-name="ce30" table:formula="of:=IF(OFFSET([$ScriptTestCases.$B$5];[.AH5];0;1)&lt;&gt;&quot;&quot;;OFFSET([$ScriptTestCases.$B$5];[.AH5];0;1);&quot;&quot;)" office:value-type="string" office:string-value="IfForArray.m">
            <text:p>IfForArray.m</text:p>
          </table:table-cell>
          <table:table-cell table:style-name="ce30" table:formula="of:=IF(OFFSET([$ScriptTestCases.$B$5];[.AI5];0;1)&lt;&gt;&quot;&quot;;OFFSET([$ScriptTestCases.$B$5];[.AI5];0;1);&quot;&quot;)" office:value-type="string" office:string-value="IfIf43_34.m">
            <text:p>IfIf43_34.m</text:p>
          </table:table-cell>
          <table:table-cell table:style-name="ce30" table:formula="of:=IF(OFFSET([$ScriptTestCases.$B$5];[.AJ5];0;1)&lt;&gt;&quot;&quot;;OFFSET([$ScriptTestCases.$B$5];[.AJ5];0;1);&quot;&quot;)" office:value-type="string" office:string-value="While42_24.m">
            <text:p>While42_24.m</text:p>
          </table:table-cell>
          <table:table-cell table:style-name="ce30" table:formula="of:=IF(OFFSET([$ScriptTestCases.$B$5];[.AK5];0;1)&lt;&gt;&quot;&quot;;OFFSET([$ScriptTestCases.$B$5];[.AK5];0;1);&quot;&quot;)" office:value-type="string" office:string-value="While53_35.m">
            <text:p>While53_35.m</text:p>
          </table:table-cell>
          <table:table-cell table:style-name="ce30" table:formula="of:=IF(OFFSET([$ScriptTestCases.$B$5];[.AL5];0;1)&lt;&gt;&quot;&quot;;OFFSET([$ScriptTestCases.$B$5];[.AL5];0;1);&quot;&quot;)" office:value-type="string" office:string-value="WhileForArray.m">
            <text:p>WhileForArray.m</text:p>
          </table:table-cell>
          <table:table-cell table:style-name="ce30" table:formula="of:=IF(OFFSET([$ScriptTestCases.$B$5];[.AM5];0;1)&lt;&gt;&quot;&quot;;OFFSET([$ScriptTestCases.$B$5];[.AM5];0;1);&quot;&quot;)" office:value-type="string" office:string-value="WhileIf51_15.m">
            <text:p>WhileIf51_15.m</text:p>
          </table:table-cell>
          <table:table-cell table:style-name="ce30" table:formula="of:=IF(OFFSET([$ScriptTestCases.$B$5];[.AN5];0;1)&lt;&gt;&quot;&quot;;OFFSET([$ScriptTestCases.$B$5];[.AN5];0;1);&quot;&quot;)" office:value-type="string" office:string-value="WhileTarget.m">
            <text:p>WhileTarget.m</text:p>
          </table:table-cell>
          <table:table-cell table:style-name="ce30" table:formula="of:=IF(OFFSET([$ScriptTestCases.$B$5];[.AO5];0;1)&lt;&gt;&quot;&quot;;OFFSET([$ScriptTestCases.$B$5];[.AO5];0;1);&quot;&quot;)" office:value-type="string" office:string-value="WhileWhile42_24.m">
            <text:p>WhileWhile42_24.m</text:p>
          </table:table-cell>
          <table:table-cell table:style-name="ce30" table:formula="of:=IF(OFFSET([$ScriptTestCases.$B$5];[.AP5];0;1)&lt;&gt;&quot;&quot;;OFFSET([$ScriptTestCases.$B$5];[.AP5];0;1);&quot;&quot;)" office:value-type="string" office:string-value="LibrationTest_GMAT_SE.m">
            <text:p>LibrationTest_GMAT_SE.m</text:p>
          </table:table-cell>
          <table:table-cell table:style-name="ce30" table:formula="of:=IF(OFFSET([$ScriptTestCases.$B$5];[.AQ5];0;1)&lt;&gt;&quot;&quot;;OFFSET([$ScriptTestCases.$B$5];[.AQ5];0;1);&quot;&quot;)" office:value-type="string" office:string-value="LibrationTest_GMAT_SEM.m">
            <text:p>LibrationTest_GMAT_SEM.m</text:p>
          </table:table-cell>
          <table:table-cell table:style-name="ce30" table:formula="of:=IF(OFFSET([$ScriptTestCases.$B$5];[.AR5];0;1)&lt;&gt;&quot;&quot;;OFFSET([$ScriptTestCases.$B$5];[.AR5];0;1);&quot;&quot;)" office:value-type="string" office:string-value="DeltaV_GMAT_IEarth_Cartesian.m">
            <text:p>DeltaV_GMAT_IEarth_Cartesian.m</text:p>
          </table:table-cell>
          <table:table-cell table:style-name="ce30" table:formula="of:=IF(OFFSET([$ScriptTestCases.$B$5];[.AS5];0;1)&lt;&gt;&quot;&quot;;OFFSET([$ScriptTestCases.$B$5];[.AS5];0;1);&quot;&quot;)" office:value-type="string" office:string-value="DeltaV_GMAT_IEarth_VNB.m">
            <text:p>DeltaV_GMAT_IEarth_VNB.m</text:p>
          </table:table-cell>
          <table:table-cell table:style-name="ce30" table:formula="of:=IF(OFFSET([$ScriptTestCases.$B$5];[.AT5];0;1)&lt;&gt;&quot;&quot;;OFFSET([$ScriptTestCases.$B$5];[.AT5];0;1);&quot;&quot;)" office:value-type="string" office:string-value="DeltaV_GMAT_ISun_VNB.m">
            <text:p>DeltaV_GMAT_ISun_VNB.m</text:p>
          </table:table-cell>
          <table:table-cell table:style-name="ce30" table:formula="of:=IF(OFFSET([$ScriptTestCases.$B$5];[.AU5];0;1)&lt;&gt;&quot;&quot;;OFFSET([$ScriptTestCases.$B$5];[.AU5];0;1);&quot;&quot;)" office:value-type="string" office:string-value="StopCond_GMAT_EarthAll_Days.m">
            <text:p>StopCond_GMAT_EarthAll_Days.m</text:p>
          </table:table-cell>
          <table:table-cell table:style-name="ce30" table:formula="of:=IF(OFFSET([$ScriptTestCases.$B$5];[.AV5];0;1)&lt;&gt;&quot;&quot;;OFFSET([$ScriptTestCases.$B$5];[.AV5];0;1);&quot;&quot;)" office:value-type="string" office:string-value="StopCond_GMAT_Earth3MultiSatsPM_Days.m">
            <text:p>StopCond_GMAT_Earth3MultiSatsPM_Days.m</text:p>
          </table:table-cell>
          <table:table-cell table:style-name="ce30" table:formula="of:=IF(OFFSET([$ScriptTestCases.$B$5];[.AW5];0;1)&lt;&gt;&quot;&quot;;OFFSET([$ScriptTestCases.$B$5];[.AW5];0;1);&quot;&quot;)" office:value-type="string" office:string-value="GMAT_GEO_EarthSunLuna_JGM2_MSISE90_SRP.m">
            <text:p>GMAT_GEO_EarthSunLuna_JGM2_MSISE90_SRP.m</text:p>
          </table:table-cell>
          <table:table-cell table:style-name="ce30" table:formula="of:=IF(OFFSET([$ScriptTestCases.$B$5];[.AX5];0;1)&lt;&gt;&quot;&quot;;OFFSET([$ScriptTestCases.$B$5];[.AX5];0;1);&quot;&quot;)" office:value-type="string" office:string-value="GMAT_Moon_AllPlanets_0_0_0.m">
            <text:p>GMAT_Moon_AllPlanets_0_0_0.m</text:p>
          </table:table-cell>
          <table:table-cell table:style-name="ce30" table:formula="of:=IF(OFFSET([$ScriptTestCases.$B$5];[.AY5];0;1)&lt;&gt;&quot;&quot;;OFFSET([$ScriptTestCases.$B$5];[.AY5];0;1);&quot;&quot;)" office:value-type="string" office:string-value="GMAT_Mars1_Mars_MARS50C_0_0.m">
            <text:p>GMAT_Mars1_Mars_MARS50C_0_0.m</text:p>
          </table:table-cell>
          <table:table-cell table:style-name="ce30" table:formula="of:=IF(OFFSET([$ScriptTestCases.$B$5];[.AZ5];0;1)&lt;&gt;&quot;&quot;;OFFSET([$ScriptTestCases.$B$5];[.AZ5];0;1);&quot;&quot;)" office:value-type="string" office:string-value="GMAT_Moon_Luna_LP165P_0_0.m">
            <text:p>GMAT_Moon_Luna_LP165P_0_0.m</text:p>
          </table:table-cell>
          <table:table-cell table:style-name="ce30" table:formula="of:=IF(OFFSET([$ScriptTestCases.$B$5];[.BA5];0;1)&lt;&gt;&quot;&quot;;OFFSET([$ScriptTestCases.$B$5];[.BA5];0;1);&quot;&quot;)" office:value-type="string" office:string-value="EpochFormatCheck.m">
            <text:p>EpochFormatCheck.m</text:p>
          </table:table-cell>
          <table:table-cell table:style-name="ce30" table:formula="of:=IF(OFFSET([$ScriptTestCases.$B$5];[.BB5];0;1)&lt;&gt;&quot;&quot;;OFFSET([$ScriptTestCases.$B$5];[.BB5];0;1);&quot;&quot;)" office:value-type="string" office:string-value="allPropagates.m">
            <text:p>allPropagates.m</text:p>
          </table:table-cell>
          <table:table-cell table:style-name="ce30" table:formula="of:=IF(OFFSET([$ScriptTestCases.$B$5];[.BC5];0;1)&lt;&gt;&quot;&quot;;OFFSET([$ScriptTestCases.$B$5];[.BC5];0;1);&quot;&quot;)" office:value-type="string" office:string-value="TargeterCheck.m">
            <text:p>TargeterCheck.m</text:p>
          </table:table-cell>
          <table:table-cell table:style-name="ce30" table:formula="of:=IF(OFFSET([$ScriptTestCases.$B$5];[.BD5];0;1)&lt;&gt;&quot;&quot;;OFFSET([$ScriptTestCases.$B$5];[.BD5];0;1);&quot;&quot;)" office:value-type="string" office:string-value="XYPlotNonFunctionTest.m">
            <text:p>XYPlotNonFunctionTest.m</text:p>
          </table:table-cell>
          <table:table-cell table:style-name="ce30" table:formula="of:=IF(OFFSET([$ScriptTestCases.$B$5];[.BE5];0;1)&lt;&gt;&quot;&quot;;OFFSET([$ScriptTestCases.$B$5];[.BE5];0;1);&quot;&quot;)" office:value-type="string" office:string-value="SaveAllObjects.m">
            <text:p>SaveAllObjects.m</text:p>
          </table:table-cell>
          <table:table-cell table:style-name="ce30" table:formula="of:=IF(OFFSET([$ScriptTestCases.$B$5];[.BF5];0;1)&lt;&gt;&quot;&quot;;OFFSET([$ScriptTestCases.$B$5];[.BF5];0;1);&quot;&quot;)" office:value-type="string" office:string-value="StopAlone.m">
            <text:p>StopAlone.m</text:p>
          </table:table-cell>
          <table:table-cell table:style-name="ce30" table:formula="of:=IF(OFFSET([$ScriptTestCases.$B$5];[.BG5];0;1)&lt;&gt;&quot;&quot;;OFFSET([$ScriptTestCases.$B$5];[.BG5];0;1);&quot;&quot;)" office:value-type="string" office:string-value="StopIf.m">
            <text:p>StopIf.m</text:p>
          </table:table-cell>
          <table:table-cell table:style-name="ce30" table:formula="of:=IF(OFFSET([$ScriptTestCases.$B$5];[.BH5];0;1)&lt;&gt;&quot;&quot;;OFFSET([$ScriptTestCases.$B$5];[.BH5];0;1);&quot;&quot;)" office:value-type="string" office:string-value="StopFor.m">
            <text:p>StopFor.m</text:p>
          </table:table-cell>
          <table:table-cell table:style-name="ce30" table:formula="of:=IF(OFFSET([$ScriptTestCases.$B$5];[.BI5];0;1)&lt;&gt;&quot;&quot;;OFFSET([$ScriptTestCases.$B$5];[.BI5];0;1);&quot;&quot;)" office:value-type="string" office:string-value="StopTarget.m">
            <text:p>StopTarget.m</text:p>
          </table:table-cell>
          <table:table-cell table:style-name="ce30" table:formula="of:=IF(OFFSET([$ScriptTestCases.$B$5];[.BJ5];0;1)&lt;&gt;&quot;&quot;;OFFSET([$ScriptTestCases.$B$5];[.BJ5];0;1);&quot;&quot;)" office:value-type="string" office:string-value="StopWhile.m">
            <text:p>StopWhile.m</text:p>
          </table:table-cell>
          <table:table-cell table:style-name="ce30" table:formula="of:=IF(OFFSET([$ScriptTestCases.$B$5];[.BK5];0;1)&lt;&gt;&quot;&quot;;OFFSET([$ScriptTestCases.$B$5];[.BK5];0;1);&quot;&quot;)" office:value-type="string" office:string-value="StopForIf.m">
            <text:p>StopForIf.m</text:p>
          </table:table-cell>
          <table:table-cell table:style-name="ce30" table:formula="of:=IF(OFFSET([$ScriptTestCases.$B$5];[.BL5];0;1)&lt;&gt;&quot;&quot;;OFFSET([$ScriptTestCases.$B$5];[.BL5];0;1);&quot;&quot;)" office:value-type="string" office:string-value="StopWhileFor.m">
            <text:p>StopWhileFor.m</text:p>
          </table:table-cell>
          <table:table-cell table:style-name="ce30" table:formula="of:=IF(OFFSET([$ScriptTestCases.$B$5];[.BM5];0;1)&lt;&gt;&quot;&quot;;OFFSET([$ScriptTestCases.$B$5];[.BM5];0;1);&quot;&quot;)" office:value-type="string" office:string-value="AssignmentTests">
            <text:p>AssignmentTests</text:p>
          </table:table-cell>
          <table:table-cell table:style-name="ce30" table:formula="of:=IF(OFFSET([$ScriptTestCases.$B$5];[.BN5];0;1)&lt;&gt;&quot;&quot;;OFFSET([$ScriptTestCases.$B$5];[.BN5];0;1);&quot;&quot;)" office:value-type="string" office:string-value="BasicOptimizerTest.script">
            <text:p>BasicOptimizerTest.script</text:p>
          </table:table-cell>
          <table:table-cell table:style-name="ce30" table:formula="of:=IF(OFFSET([$ScriptTestCases.$B$5];[.BO5];0;1)&lt;&gt;&quot;&quot;;OFFSET([$ScriptTestCases.$B$5];[.BO5];0;1);&quot;&quot;)" office:value-type="string" office:string-value="NonLinearConstraintTests.script">
            <text:p>NonLinearConstraintTests.script</text:p>
          </table:table-cell>
          <table:table-cell table:style-name="ce30" table:formula="of:=IF(OFFSET([$ScriptTestCases.$B$5];[.BP5];0;1)&lt;&gt;&quot;&quot;;OFFSET([$ScriptTestCases.$B$5];[.BP5];0;1);&quot;&quot;)" office:value-type="string" office:string-value="MinimizeTests.script">
            <text:p>MinimizeTests.script</text:p>
          </table:table-cell>
          <table:table-cell table:style-name="ce30" table:formula="of:=IF(OFFSET([$ScriptTestCases.$B$5];[.BQ5];0;1)&lt;&gt;&quot;&quot;;OFFSET([$ScriptTestCases.$B$5];[.BQ5];0;1);&quot;&quot;)" office:value-type="string" office:string-value="VaryTests">
            <text:p>VaryTests</text:p>
          </table:table-cell>
          <table:table-cell table:style-name="ce30" table:formula="of:=IF(OFFSET([$ScriptTestCases.$B$5];[.BR5];0;1)&lt;&gt;&quot;&quot;;OFFSET([$ScriptTestCases.$B$5];[.BR5];0;1);&quot;&quot;)" office:value-type="string" office:string-value="OptimizersInControlFlow.script">
            <text:p>OptimizersInControlFlow.script</text:p>
          </table:table-cell>
          <table:table-cell table:style-name="ce30" table:formula="of:=IF(OFFSET([$ScriptTestCases.$B$5];[.BS5];0;1)&lt;&gt;&quot;&quot;;OFFSET([$ScriptTestCases.$B$5];[.BS5];0;1);&quot;&quot;)" office:value-type="string" office:string-value="MathOperators.script">
            <text:p>MathOperators.script</text:p>
          </table:table-cell>
          <table:table-cell table:style-name="ce30" table:formula="of:=IF(OFFSET([$ScriptTestCases.$B$5];[.BT5];0;1)&lt;&gt;&quot;&quot;;OFFSET([$ScriptTestCases.$B$5];[.BT5];0;1);&quot;&quot;)" office:value-type="string" office:string-value="ParenthesisinMathTests.script">
            <text:p>ParenthesisinMathTests.script</text:p>
          </table:table-cell>
          <table:table-cell table:style-name="ce30" table:formula="of:=IF(OFFSET([$ScriptTestCases.$B$5];[.BU5];0;1)&lt;&gt;&quot;&quot;;OFFSET([$ScriptTestCases.$B$5];[.BU5];0;1);&quot;&quot;)" office:value-type="string" office:string-value="StopinOptimizerTest.script">
            <text:p>StopinOptimizerTest.script</text:p>
          </table:table-cell>
          <table:table-cell table:style-name="ce30" table:formula="of:=IF(OFFSET([$ScriptTestCases.$B$5];[.BV5];0;1)&lt;&gt;&quot;&quot;;OFFSET([$ScriptTestCases.$B$5];[.BV5];0;1);&quot;&quot;)" office:value-type="string" office:string-value="ToggleTest.m">
            <text:p>ToggleTest.m</text:p>
          </table:table-cell>
          <table:table-cell table:style-name="ce30" table:formula="of:=IF(OFFSET([$ScriptTestCases.$B$5];[.BW5];0;1)&lt;&gt;&quot;&quot;;OFFSET([$ScriptTestCases.$B$5];[.BW5];0;1);&quot;&quot;)" office:value-type="string" office:string-value="CSParams_GMAT_BPlaneTests.script">
            <text:p>CSParams_GMAT_BPlaneTests.script</text:p>
          </table:table-cell>
          <table:table-cell table:style-name="ce30" table:formula="of:=IF(OFFSET([$ScriptTestCases.$B$5];[.BX5];0;1)&lt;&gt;&quot;&quot;;OFFSET([$ScriptTestCases.$B$5];[.BX5];0;1);&quot;&quot;)" office:value-type="string" office:string-value="StateInputTests.script">
            <text:p>StateInputTests.script</text:p>
          </table:table-cell>
          <table:table-cell table:style-name="ce30" table:formula="of:=IF(OFFSET([$ScriptTestCases.$B$5];[.BY5];0;1)&lt;&gt;&quot;&quot;;OFFSET([$ScriptTestCases.$B$5];[.BY5];0;1);&quot;&quot;)" office:value-type="string" office:string-value="TargeterNesting.m">
            <text:p>TargeterNesting.m</text:p>
          </table:table-cell>
          <table:table-cell table:style-name="ce30" table:formula="of:=IF(OFFSET([$ScriptTestCases.$B$5];[.BZ5];0;1)&lt;&gt;&quot;&quot;;OFFSET([$ScriptTestCases.$B$5];[.BZ5];0;1);&quot;&quot;)" office:value-type="string" office:string-value="Loop_GMAT_IfWhile.m">
            <text:p>Loop_GMAT_IfWhile.m</text:p>
          </table:table-cell>
          <table:table-cell table:style-name="ce30" table:formula="of:=IF(OFFSET([$ScriptTestCases.$B$5];[.CA5];0;1)&lt;&gt;&quot;&quot;;OFFSET([$ScriptTestCases.$B$5];[.CA5];0;1);&quot;&quot;)" office:value-type="string" office:string-value="ForForArray.m">
            <text:p>ForForArray.m</text:p>
          </table:table-cell>
          <table:table-cell table:style-name="ce30" table:formula="of:=IF(OFFSET([$ScriptTestCases.$B$5];[.CB5];0;1)&lt;&gt;&quot;&quot;;OFFSET([$ScriptTestCases.$B$5];[.CB5];0;1);&quot;&quot;)" office:value-type="string" office:string-value="MatlabApsidesCheck.m">
            <text:p>MatlabApsidesCheck.m</text:p>
          </table:table-cell>
          <table:table-cell table:style-name="ce30" table:formula="of:=IF(OFFSET([$ScriptTestCases.$B$5];[.CC5];0;1)&lt;&gt;&quot;&quot;;OFFSET([$ScriptTestCases.$B$5];[.CC5];0;1);&quot;&quot;)" office:value-type="string" office:string-value="MatlabObjectPassingCheck.m">
            <text:p>MatlabObjectPassingCheck.m</text:p>
          </table:table-cell>
          <table:table-cell table:style-name="ce30"/>
          <table:table-cell table:style-name="ce31"/>
          <table:table-cell table:style-name="ce30" office:value-type="string">
            <text:p>Coverage</text:p>
          </table:table-cell>
          <table:table-cell table:style-name="ce30" office:value-type="string">
            <text:p>Column Count</text:p>
          </table:table-cell>
          <table:table-cell table:style-name="ce31" table:number-columns-repeated="7"/>
          <table:table-cell table:number-columns-repeated="122"/>
        </table:table-row>
        <table:table-row table:style-name="ro3">
          <table:table-cell office:value-type="string">
            <text:p>A1Gregorian</text:p>
          </table:table-cell>
          <table:table-cell table:number-columns-repeated="2"/>
          <table:table-cell/>
          <table:table-cell table:style-name="ce26" table:number-columns-repeated="13"/>
          <table:table-cell table:number-columns-repeated="65"/>
          <table:table-cell table:style-name="ce26" table:number-columns-repeated="2"/>
          <table:table-cell table:formula="of:=IF((COUNTA([.E7:.CF7])&gt;0)                                                                   OR                                                                   ( [.D7]=&quot;DEFERRED&quot;);1;0)" office:value-type="float" office:value="0">
            <text:p>0</text:p>
          </table:table-cell>
          <table:table-cell office:value-type="float" office:value="1">
            <text:p>1</text:p>
          </table:table-cell>
          <table:table-cell table:style-name="ce26" table:number-columns-repeated="129"/>
        </table:table-row>
        <table:table-row table:style-name="ro3">
          <table:table-cell office:value-type="string">
            <text:p>A1ModJulian</text:p>
          </table:table-cell>
          <table:table-cell table:number-columns-repeated="2"/>
          <table:table-cell/>
          <table:table-cell/>
          <table:table-cell table:number-columns-repeated="13" office:value-type="string">
            <text:p>X</text:p>
          </table:table-cell>
          <table:table-cell/>
          <table:table-cell table:number-columns-repeated="6" office:value-type="string">
            <text:p>X</text:p>
          </table:table-cell>
          <table:table-cell table:number-columns-repeated="17"/>
          <table:table-cell table:number-columns-repeated="11" office:value-type="string">
            <text:p>X</text:p>
          </table:table-cell>
          <table:table-cell table:number-columns-repeated="24"/>
          <table:table-cell office:value-type="string">
            <text:p>X</text:p>
          </table:table-cell>
          <table:table-cell table:number-columns-repeated="4"/>
          <table:table-cell table:style-name="ce26" table:number-columns-repeated="2"/>
          <table:table-cell table:formula="of:=IF((COUNTA([.E8:.CF8])&gt;0)                                                                   OR                                                                   ( [.D8]=&quot;DEFERRED&quot;);1;0)" office:value-type="float" office:value="1">
            <text:p>1</text:p>
          </table:table-cell>
          <table:table-cell table:formula="of:=[.CH7]+1" office:value-type="float" office:value="2">
            <text:p>2</text:p>
          </table:table-cell>
          <table:table-cell table:style-name="ce26" table:number-columns-repeated="129"/>
        </table:table-row>
        <table:table-row table:style-name="ro3">
          <table:table-cell office:value-type="string">
            <text:p>Altitude</text:p>
          </table:table-cell>
          <table:table-cell table:number-columns-repeated="2"/>
          <table:table-cell/>
          <table:table-cell/>
          <table:table-cell table:number-columns-repeated="8" office:value-type="string">
            <text:p>X</text:p>
          </table:table-cell>
          <table:table-cell table:number-columns-repeated="69"/>
          <table:table-cell table:style-name="ce26" table:number-columns-repeated="2"/>
          <table:table-cell table:formula="of:=IF((COUNTA([.E9:.CF9])&gt;0)                                                                   OR                                                                   ( [.D9]=&quot;DEFERRED&quot;);1;0)" office:value-type="float" office:value="1">
            <text:p>1</text:p>
          </table:table-cell>
          <table:table-cell table:formula="of:=[.CH8]+1" office:value-type="float" office:value="3">
            <text:p>3</text:p>
          </table:table-cell>
          <table:table-cell table:style-name="ce26" table:number-columns-repeated="129"/>
        </table:table-row>
        <table:table-row table:style-name="ro3">
          <table:table-cell office:value-type="string">
            <text:p>Ang Mo Mag</text:p>
          </table:table-cell>
          <table:table-cell table:number-columns-repeated="2"/>
          <table:table-cell/>
          <table:table-cell/>
          <table:table-cell table:number-columns-repeated="8" office:value-type="string">
            <text:p>X</text:p>
          </table:table-cell>
          <table:table-cell table:number-columns-repeated="69"/>
          <table:table-cell table:style-name="ce26" table:number-columns-repeated="2"/>
          <table:table-cell table:formula="of:=IF((COUNTA([.E10:.CF10])&gt;0)                                                                   OR                                                                   ( [.D10]=&quot;DEFERRED&quot;);1;0)" office:value-type="float" office:value="1">
            <text:p>1</text:p>
          </table:table-cell>
          <table:table-cell table:formula="of:=[.CH9]+1" office:value-type="float" office:value="4">
            <text:p>4</text:p>
          </table:table-cell>
          <table:table-cell table:style-name="ce26" table:number-columns-repeated="129"/>
        </table:table-row>
        <table:table-row table:style-name="ro3">
          <table:table-cell office:value-type="string">
            <text:p>Ang Mo X</text:p>
          </table:table-cell>
          <table:table-cell table:number-columns-repeated="2"/>
          <table:table-cell/>
          <table:table-cell table:number-columns-repeated="9"/>
          <table:table-cell table:number-columns-repeated="5" office:value-type="string">
            <text:p>X</text:p>
          </table:table-cell>
          <table:table-cell table:number-columns-repeated="64"/>
          <table:table-cell table:style-name="ce26" table:number-columns-repeated="2"/>
          <table:table-cell table:formula="of:=IF((COUNTA([.E11:.CF11])&gt;0)                                                                   OR                                                                   ( [.D11]=&quot;DEFERRED&quot;);1;0)" office:value-type="float" office:value="1">
            <text:p>1</text:p>
          </table:table-cell>
          <table:table-cell table:formula="of:=[.CH10]+1" office:value-type="float" office:value="5">
            <text:p>5</text:p>
          </table:table-cell>
          <table:table-cell table:style-name="ce26" table:number-columns-repeated="129"/>
        </table:table-row>
        <table:table-row table:style-name="ro3">
          <table:table-cell office:value-type="string">
            <text:p>Ang Mo Y</text:p>
          </table:table-cell>
          <table:table-cell table:number-columns-repeated="2"/>
          <table:table-cell/>
          <table:table-cell table:number-columns-repeated="9"/>
          <table:table-cell table:number-columns-repeated="5" office:value-type="string">
            <text:p>X</text:p>
          </table:table-cell>
          <table:table-cell table:number-columns-repeated="64"/>
          <table:table-cell table:style-name="ce26" table:number-columns-repeated="2"/>
          <table:table-cell table:formula="of:=IF((COUNTA([.E12:.CF12])&gt;0)                                                                   OR                                                                   ( [.D12]=&quot;DEFERRED&quot;);1;0)" office:value-type="float" office:value="1">
            <text:p>1</text:p>
          </table:table-cell>
          <table:table-cell table:formula="of:=[.CH11]+1" office:value-type="float" office:value="6">
            <text:p>6</text:p>
          </table:table-cell>
          <table:table-cell table:style-name="ce26" table:number-columns-repeated="129"/>
        </table:table-row>
        <table:table-row table:style-name="ro3">
          <table:table-cell office:value-type="string">
            <text:p>Ang Mo Z</text:p>
          </table:table-cell>
          <table:table-cell table:number-columns-repeated="2"/>
          <table:table-cell/>
          <table:table-cell table:number-columns-repeated="9"/>
          <table:table-cell table:number-columns-repeated="5" office:value-type="string">
            <text:p>X</text:p>
          </table:table-cell>
          <table:table-cell table:number-columns-repeated="64"/>
          <table:table-cell table:style-name="ce26" table:number-columns-repeated="2"/>
          <table:table-cell table:formula="of:=IF((COUNTA([.E13:.CF13])&gt;0)                                                                   OR                                                                   ( [.D13]=&quot;DEFERRED&quot;);1;0)" office:value-type="float" office:value="1">
            <text:p>1</text:p>
          </table:table-cell>
          <table:table-cell table:formula="of:=[.CH12]+1" office:value-type="float" office:value="7">
            <text:p>7</text:p>
          </table:table-cell>
          <table:table-cell table:style-name="ce26" table:number-columns-repeated="129"/>
        </table:table-row>
        <table:table-row table:style-name="ro3">
          <table:table-cell office:value-type="string">
            <text:p>Apoapsis</text:p>
          </table:table-cell>
          <table:table-cell table:number-columns-repeated="2"/>
          <table:table-cell/>
          <table:table-cell table:number-columns-repeated="76"/>
          <table:table-cell office:value-type="string">
            <text:p>X</text:p>
          </table:table-cell>
          <table:table-cell/>
          <table:table-cell table:style-name="ce26" table:number-columns-repeated="2"/>
          <table:table-cell table:formula="of:=IF((COUNTA([.E14:.CF14])&gt;0)                                                                   OR                                                                   ( [.D14]=&quot;DEFERRED&quot;);1;0)" office:value-type="float" office:value="1">
            <text:p>1</text:p>
          </table:table-cell>
          <table:table-cell table:formula="of:=[.CH13]+1" office:value-type="float" office:value="8">
            <text:p>8</text:p>
          </table:table-cell>
          <table:table-cell table:style-name="ce26" table:number-columns-repeated="129"/>
        </table:table-row>
        <table:table-row table:style-name="ro3">
          <table:table-cell office:value-type="string">
            <text:p>Array</text:p>
          </table:table-cell>
          <table:table-cell table:number-columns-repeated="2"/>
          <table:table-cell/>
          <table:table-cell table:number-columns-repeated="27"/>
          <table:table-cell office:value-type="string">
            <text:p>X</text:p>
          </table:table-cell>
          <table:table-cell table:number-columns-repeated="3"/>
          <table:table-cell office:value-type="string">
            <text:p>X</text:p>
          </table:table-cell>
          <table:table-cell/>
          <table:table-cell office:value-type="string">
            <text:p>X</text:p>
          </table:table-cell>
          <table:table-cell table:number-columns-repeated="44"/>
          <table:table-cell table:style-name="ce26" table:number-columns-repeated="2"/>
          <table:table-cell table:formula="of:=IF((COUNTA([.E15:.CF15])&gt;0)                                                                   OR                                                                   ( [.D15]=&quot;DEFERRED&quot;);1;0)" office:value-type="float" office:value="1">
            <text:p>1</text:p>
          </table:table-cell>
          <table:table-cell table:formula="of:=[.CH14]+1" office:value-type="float" office:value="9">
            <text:p>9</text:p>
          </table:table-cell>
          <table:table-cell table:style-name="ce26" table:number-columns-repeated="129"/>
        </table:table-row>
        <table:table-row table:style-name="ro3">
          <table:table-cell office:value-type="string">
            <text:p>AtmosDensity</text:p>
          </table:table-cell>
          <table:table-cell table:number-columns-repeated="2"/>
          <table:table-cell office:value-type="string">
            <text:p>DEFERRED</text:p>
          </table:table-cell>
          <table:table-cell table:number-columns-repeated="78"/>
          <table:table-cell table:style-name="ce26" table:number-columns-repeated="2"/>
          <table:table-cell table:formula="of:=IF((COUNTA([.E16:.CF16])&gt;0)                                                                   OR                                                                   ( [.D16]=&quot;DEFERRED&quot;);1;0)" office:value-type="float" office:value="1">
            <text:p>1</text:p>
          </table:table-cell>
          <table:table-cell table:formula="of:=[.CH15]+1" office:value-type="float" office:value="10">
            <text:p>10</text:p>
          </table:table-cell>
          <table:table-cell table:style-name="ce26" table:number-columns-repeated="129"/>
        </table:table-row>
        <table:table-row table:style-name="ro3">
          <table:table-cell office:value-type="string">
            <text:p>B angle</text:p>
          </table:table-cell>
          <table:table-cell table:number-columns-repeated="2"/>
          <table:table-cell/>
          <table:table-cell/>
          <table:table-cell table:number-columns-repeated="8" office:value-type="string">
            <text:p>X</text:p>
          </table:table-cell>
          <table:table-cell table:number-columns-repeated="62"/>
          <table:table-cell office:value-type="string">
            <text:p>X</text:p>
          </table:table-cell>
          <table:table-cell table:number-columns-repeated="6"/>
          <table:table-cell table:style-name="ce26" table:number-columns-repeated="2"/>
          <table:table-cell table:formula="of:=IF((COUNTA([.E17:.CF17])&gt;0)                                                                   OR                                                                   ( [.D17]=&quot;DEFERRED&quot;);1;0)" office:value-type="float" office:value="1">
            <text:p>1</text:p>
          </table:table-cell>
          <table:table-cell table:formula="of:=[.CH16]+1" office:value-type="float" office:value="11">
            <text:p>11</text:p>
          </table:table-cell>
          <table:table-cell table:style-name="ce26" table:number-columns-repeated="129"/>
        </table:table-row>
        <table:table-row table:style-name="ro3">
          <table:table-cell office:value-type="string">
            <text:p>B mag</text:p>
          </table:table-cell>
          <table:table-cell table:number-columns-repeated="2"/>
          <table:table-cell/>
          <table:table-cell table:number-columns-repeated="71"/>
          <table:table-cell office:value-type="string">
            <text:p>X</text:p>
          </table:table-cell>
          <table:table-cell table:number-columns-repeated="6"/>
          <table:table-cell table:style-name="ce26" table:number-columns-repeated="2"/>
          <table:table-cell table:formula="of:=IF((COUNTA([.E18:.CF18])&gt;0)                                                                   OR                                                                   ( [.D18]=&quot;DEFERRED&quot;);1;0)" office:value-type="float" office:value="1">
            <text:p>1</text:p>
          </table:table-cell>
          <table:table-cell table:formula="of:=[.CH17]+1" office:value-type="float" office:value="12">
            <text:p>12</text:p>
          </table:table-cell>
          <table:table-cell table:style-name="ce26" table:number-columns-repeated="129"/>
        </table:table-row>
        <table:table-row table:style-name="ro3">
          <table:table-cell office:value-type="string">
            <text:p>BdotR</text:p>
          </table:table-cell>
          <table:table-cell table:number-columns-repeated="2"/>
          <table:table-cell/>
          <table:table-cell table:number-columns-repeated="71"/>
          <table:table-cell office:value-type="string">
            <text:p>X</text:p>
          </table:table-cell>
          <table:table-cell table:number-columns-repeated="6"/>
          <table:table-cell table:style-name="ce26" table:number-columns-repeated="2"/>
          <table:table-cell table:formula="of:=IF((COUNTA([.E19:.CF19])&gt;0)                                                                   OR                                                                   ( [.D19]=&quot;DEFERRED&quot;);1;0)" office:value-type="float" office:value="1">
            <text:p>1</text:p>
          </table:table-cell>
          <table:table-cell table:formula="of:=[.CH18]+1" office:value-type="float" office:value="13">
            <text:p>13</text:p>
          </table:table-cell>
          <table:table-cell table:style-name="ce26" table:number-columns-repeated="129"/>
        </table:table-row>
        <table:table-row table:style-name="ro3">
          <table:table-cell office:value-type="string">
            <text:p>BdotT</text:p>
          </table:table-cell>
          <table:table-cell table:number-columns-repeated="2"/>
          <table:table-cell/>
          <table:table-cell table:number-columns-repeated="71"/>
          <table:table-cell office:value-type="string">
            <text:p>X</text:p>
          </table:table-cell>
          <table:table-cell table:number-columns-repeated="6"/>
          <table:table-cell table:style-name="ce26" table:number-columns-repeated="2"/>
          <table:table-cell table:formula="of:=IF((COUNTA([.E20:.CF20])&gt;0)                                                                   OR                                                                   ( [.D20]=&quot;DEFERRED&quot;);1;0)" office:value-type="float" office:value="1">
            <text:p>1</text:p>
          </table:table-cell>
          <table:table-cell table:formula="of:=[.CH19]+1" office:value-type="float" office:value="14">
            <text:p>14</text:p>
          </table:table-cell>
          <table:table-cell table:style-name="ce26" table:number-columns-repeated="129"/>
        </table:table-row>
        <table:table-row table:style-name="ro3">
          <table:table-cell office:value-type="string">
            <text:p>Beta angle</text:p>
          </table:table-cell>
          <table:table-cell table:number-columns-repeated="2"/>
          <table:table-cell/>
          <table:table-cell table:number-columns-repeated="54"/>
          <table:table-cell table:number-columns-repeated="7" office:value-type="string">
            <text:p>X</text:p>
          </table:table-cell>
          <table:table-cell table:number-columns-repeated="17"/>
          <table:table-cell table:style-name="ce26" table:number-columns-repeated="2"/>
          <table:table-cell table:formula="of:=IF((COUNTA([.E21:.CF21])&gt;0)                                                                   OR                                                                   ( [.D21]=&quot;DEFERRED&quot;);1;0)" office:value-type="float" office:value="1">
            <text:p>1</text:p>
          </table:table-cell>
          <table:table-cell table:formula="of:=[.CH20]+1" office:value-type="float" office:value="15">
            <text:p>15</text:p>
          </table:table-cell>
          <table:table-cell table:style-name="ce26" table:number-columns-repeated="129"/>
        </table:table-row>
        <table:table-row table:style-name="ro3">
          <table:table-cell office:value-type="string">
            <text:p>C3 Energy</text:p>
          </table:table-cell>
          <table:table-cell table:number-columns-repeated="2"/>
          <table:table-cell/>
          <table:table-cell/>
          <table:table-cell table:number-columns-repeated="8" office:value-type="string">
            <text:p>X</text:p>
          </table:table-cell>
          <table:table-cell table:number-columns-repeated="69"/>
          <table:table-cell table:style-name="ce26" table:number-columns-repeated="2"/>
          <table:table-cell table:formula="of:=IF((COUNTA([.E22:.CF22])&gt;0)                                                                   OR                                                                   ( [.D22]=&quot;DEFERRED&quot;);1;0)" office:value-type="float" office:value="1">
            <text:p>1</text:p>
          </table:table-cell>
          <table:table-cell table:formula="of:=[.CH21]+1" office:value-type="float" office:value="16">
            <text:p>16</text:p>
          </table:table-cell>
          <table:table-cell table:style-name="ce26" table:number-columns-repeated="129"/>
        </table:table-row>
        <table:table-row table:style-name="ro3">
          <table:table-cell office:value-type="string">
            <text:p>Cart State</text:p>
          </table:table-cell>
          <table:table-cell table:number-columns-repeated="2"/>
          <table:table-cell office:value-type="string">
            <text:p>DEFERRED</text:p>
          </table:table-cell>
          <table:table-cell table:number-columns-repeated="78"/>
          <table:table-cell table:style-name="ce26" table:number-columns-repeated="2"/>
          <table:table-cell table:formula="of:=IF((COUNTA([.E23:.CF23])&gt;0)                                                                   OR                                                                   ( [.D23]=&quot;DEFERRED&quot;);1;0)" office:value-type="float" office:value="1">
            <text:p>1</text:p>
          </table:table-cell>
          <table:table-cell table:formula="of:=[.CH22]+1" office:value-type="float" office:value="17">
            <text:p>17</text:p>
          </table:table-cell>
          <table:table-cell table:style-name="ce26" table:number-columns-repeated="129"/>
        </table:table-row>
        <table:table-row table:style-name="ro3">
          <table:table-cell office:value-type="string">
            <text:p>Cart VX</text:p>
          </table:table-cell>
          <table:table-cell table:number-columns-repeated="2"/>
          <table:table-cell/>
          <table:table-cell table:number-columns-repeated="14" office:value-type="string">
            <text:p>X</text:p>
          </table:table-cell>
          <table:table-cell/>
          <table:table-cell table:number-columns-repeated="6" office:value-type="string">
            <text:p>X</text:p>
          </table:table-cell>
          <table:table-cell table:number-columns-repeated="17"/>
          <table:table-cell table:number-columns-repeated="11" office:value-type="string">
            <text:p>X</text:p>
          </table:table-cell>
          <table:table-cell table:number-columns-repeated="29"/>
          <table:table-cell table:style-name="ce26" table:number-columns-repeated="2"/>
          <table:table-cell table:formula="of:=IF((COUNTA([.E24:.CF24])&gt;0)                                                                   OR                                                                   ( [.D24]=&quot;DEFERRED&quot;);1;0)" office:value-type="float" office:value="1">
            <text:p>1</text:p>
          </table:table-cell>
          <table:table-cell table:formula="of:=[.CH23]+1" office:value-type="float" office:value="18">
            <text:p>18</text:p>
          </table:table-cell>
          <table:table-cell table:style-name="ce26" table:number-columns-repeated="129"/>
        </table:table-row>
        <table:table-row table:style-name="ro3">
          <table:table-cell office:value-type="string">
            <text:p>Cart VY</text:p>
          </table:table-cell>
          <table:table-cell table:number-columns-repeated="2"/>
          <table:table-cell/>
          <table:table-cell/>
          <table:table-cell table:number-columns-repeated="13" office:value-type="string">
            <text:p>X</text:p>
          </table:table-cell>
          <table:table-cell/>
          <table:table-cell table:number-columns-repeated="6" office:value-type="string">
            <text:p>X</text:p>
          </table:table-cell>
          <table:table-cell table:number-columns-repeated="17"/>
          <table:table-cell table:number-columns-repeated="11" office:value-type="string">
            <text:p>X</text:p>
          </table:table-cell>
          <table:table-cell table:number-columns-repeated="29"/>
          <table:table-cell table:style-name="ce26" table:number-columns-repeated="2"/>
          <table:table-cell table:formula="of:=IF((COUNTA([.E25:.CF25])&gt;0)                                                                   OR                                                                   ( [.D25]=&quot;DEFERRED&quot;);1;0)" office:value-type="float" office:value="1">
            <text:p>1</text:p>
          </table:table-cell>
          <table:table-cell table:formula="of:=[.CH24]+1" office:value-type="float" office:value="19">
            <text:p>19</text:p>
          </table:table-cell>
          <table:table-cell table:style-name="ce26" table:number-columns-repeated="129"/>
        </table:table-row>
        <table:table-row table:style-name="ro3">
          <table:table-cell office:value-type="string">
            <text:p>Cart VZ</text:p>
          </table:table-cell>
          <table:table-cell table:number-columns-repeated="2"/>
          <table:table-cell/>
          <table:table-cell/>
          <table:table-cell table:number-columns-repeated="13" office:value-type="string">
            <text:p>X</text:p>
          </table:table-cell>
          <table:table-cell/>
          <table:table-cell table:number-columns-repeated="6" office:value-type="string">
            <text:p>X</text:p>
          </table:table-cell>
          <table:table-cell table:number-columns-repeated="17"/>
          <table:table-cell table:number-columns-repeated="11" office:value-type="string">
            <text:p>X</text:p>
          </table:table-cell>
          <table:table-cell table:number-columns-repeated="29"/>
          <table:table-cell table:style-name="ce26" table:number-columns-repeated="2"/>
          <table:table-cell table:formula="of:=IF((COUNTA([.E26:.CF26])&gt;0)                                                                   OR                                                                   ( [.D26]=&quot;DEFERRED&quot;);1;0)" office:value-type="float" office:value="1">
            <text:p>1</text:p>
          </table:table-cell>
          <table:table-cell table:formula="of:=[.CH25]+1" office:value-type="float" office:value="20">
            <text:p>20</text:p>
          </table:table-cell>
          <table:table-cell table:style-name="ce26" table:number-columns-repeated="129"/>
        </table:table-row>
        <table:table-row table:style-name="ro3">
          <table:table-cell office:value-type="string">
            <text:p>Cart X</text:p>
          </table:table-cell>
          <table:table-cell table:number-columns-repeated="2"/>
          <table:table-cell/>
          <table:table-cell/>
          <table:table-cell table:number-columns-repeated="13" office:value-type="string">
            <text:p>X</text:p>
          </table:table-cell>
          <table:table-cell/>
          <table:table-cell table:number-columns-repeated="34" office:value-type="string">
            <text:p>X</text:p>
          </table:table-cell>
          <table:table-cell table:number-columns-repeated="29"/>
          <table:table-cell table:style-name="ce26" table:number-columns-repeated="2"/>
          <table:table-cell table:formula="of:=IF((COUNTA([.E27:.CF27])&gt;0)                                                                   OR                                                                   ( [.D27]=&quot;DEFERRED&quot;);1;0)" office:value-type="float" office:value="1">
            <text:p>1</text:p>
          </table:table-cell>
          <table:table-cell table:formula="of:=[.CH26]+1" office:value-type="float" office:value="21">
            <text:p>21</text:p>
          </table:table-cell>
          <table:table-cell table:style-name="ce26" table:number-columns-repeated="129"/>
        </table:table-row>
        <table:table-row table:style-name="ro3">
          <table:table-cell office:value-type="string">
            <text:p>Cart Y</text:p>
          </table:table-cell>
          <table:table-cell table:number-columns-repeated="2"/>
          <table:table-cell/>
          <table:table-cell table:number-columns-repeated="14" office:value-type="string">
            <text:p>X</text:p>
          </table:table-cell>
          <table:table-cell/>
          <table:table-cell table:number-columns-repeated="34" office:value-type="string">
            <text:p>X</text:p>
          </table:table-cell>
          <table:table-cell table:number-columns-repeated="29"/>
          <table:table-cell table:style-name="ce26" table:number-columns-repeated="2"/>
          <table:table-cell table:formula="of:=IF((COUNTA([.E28:.CF28])&gt;0)                                                                   OR                                                                   ( [.D28]=&quot;DEFERRED&quot;);1;0)" office:value-type="float" office:value="1">
            <text:p>1</text:p>
          </table:table-cell>
          <table:table-cell table:formula="of:=[.CH27]+1" office:value-type="float" office:value="22">
            <text:p>22</text:p>
          </table:table-cell>
          <table:table-cell table:style-name="ce26" table:number-columns-repeated="129"/>
        </table:table-row>
        <table:table-row table:style-name="ro3">
          <table:table-cell office:value-type="string">
            <text:p>Cart Z</text:p>
          </table:table-cell>
          <table:table-cell table:number-columns-repeated="2"/>
          <table:table-cell/>
          <table:table-cell table:number-columns-repeated="14" office:value-type="string">
            <text:p>X</text:p>
          </table:table-cell>
          <table:table-cell/>
          <table:table-cell table:number-columns-repeated="34" office:value-type="string">
            <text:p>X</text:p>
          </table:table-cell>
          <table:table-cell table:number-columns-repeated="29"/>
          <table:table-cell table:style-name="ce26" table:number-columns-repeated="2"/>
          <table:table-cell table:formula="of:=IF((COUNTA([.E29:.CF29])&gt;0)                                                                   OR                                                                   ( [.D29]=&quot;DEFERRED&quot;);1;0)" office:value-type="float" office:value="1">
            <text:p>1</text:p>
          </table:table-cell>
          <table:table-cell table:formula="of:=[.CH28]+1" office:value-type="float" office:value="23">
            <text:p>23</text:p>
          </table:table-cell>
          <table:table-cell table:style-name="ce26" table:number-columns-repeated="129"/>
        </table:table-row>
        <table:table-row table:style-name="ro3">
          <table:table-cell office:value-type="string">
            <text:p>CurrA1MJD</text:p>
          </table:table-cell>
          <table:table-cell table:number-columns-repeated="2"/>
          <table:table-cell office:value-type="string">
            <text:p>DEFERRED</text:p>
          </table:table-cell>
          <table:table-cell table:number-columns-repeated="78"/>
          <table:table-cell table:style-name="ce26" table:number-columns-repeated="2"/>
          <table:table-cell table:formula="of:=IF((COUNTA([.E30:.CF30])&gt;0)                                                                   OR                                                                   ( [.D30]=&quot;DEFERRED&quot;);1;0)" office:value-type="float" office:value="1">
            <text:p>1</text:p>
          </table:table-cell>
          <table:table-cell table:formula="of:=[.CH29]+1" office:value-type="float" office:value="24">
            <text:p>24</text:p>
          </table:table-cell>
          <table:table-cell table:style-name="ce26" table:number-columns-repeated="129"/>
        </table:table-row>
        <table:table-row table:style-name="ro3">
          <table:table-cell office:value-type="string">
            <text:p>DeltaVDir1</text:p>
          </table:table-cell>
          <table:table-cell table:number-columns-repeated="2"/>
          <table:table-cell/>
          <table:table-cell table:number-columns-repeated="57"/>
          <table:table-cell office:value-type="string">
            <text:p>X</text:p>
          </table:table-cell>
          <table:table-cell table:number-columns-repeated="20"/>
          <table:table-cell table:style-name="ce26" table:number-columns-repeated="2"/>
          <table:table-cell table:formula="of:=IF((COUNTA([.E31:.CF31])&gt;0)                                                                   OR                                                                   ( [.D31]=&quot;DEFERRED&quot;);1;0)" office:value-type="float" office:value="1">
            <text:p>1</text:p>
          </table:table-cell>
          <table:table-cell table:formula="of:=[.CH30]+1" office:value-type="float" office:value="25">
            <text:p>25</text:p>
          </table:table-cell>
          <table:table-cell table:style-name="ce26" table:number-columns-repeated="129"/>
        </table:table-row>
        <table:table-row table:style-name="ro3">
          <table:table-cell office:value-type="string">
            <text:p>DeltaVDir2</text:p>
          </table:table-cell>
          <table:table-cell table:number-columns-repeated="2"/>
          <table:table-cell/>
          <table:table-cell table:number-columns-repeated="57"/>
          <table:table-cell office:value-type="string">
            <text:p>X</text:p>
          </table:table-cell>
          <table:table-cell table:number-columns-repeated="20"/>
          <table:table-cell table:style-name="ce26" table:number-columns-repeated="2"/>
          <table:table-cell table:formula="of:=IF((COUNTA([.E32:.CF32])&gt;0)                                                                   OR                                                                   ( [.D32]=&quot;DEFERRED&quot;);1;0)" office:value-type="float" office:value="1">
            <text:p>1</text:p>
          </table:table-cell>
          <table:table-cell table:formula="of:=[.CH31]+1" office:value-type="float" office:value="26">
            <text:p>26</text:p>
          </table:table-cell>
          <table:table-cell table:style-name="ce26" table:number-columns-repeated="129"/>
        </table:table-row>
        <table:table-row table:style-name="ro3">
          <table:table-cell office:value-type="string">
            <text:p>DeltaVDir3</text:p>
          </table:table-cell>
          <table:table-cell table:number-columns-repeated="2"/>
          <table:table-cell/>
          <table:table-cell table:number-columns-repeated="57"/>
          <table:table-cell office:value-type="string">
            <text:p>X</text:p>
          </table:table-cell>
          <table:table-cell table:number-columns-repeated="20"/>
          <table:table-cell table:style-name="ce26" table:number-columns-repeated="2"/>
          <table:table-cell table:formula="of:=IF((COUNTA([.E33:.CF33])&gt;0)                                                                   OR                                                                   ( [.D33]=&quot;DEFERRED&quot;);1;0)" office:value-type="float" office:value="1">
            <text:p>1</text:p>
          </table:table-cell>
          <table:table-cell table:formula="of:=[.CH32]+1" office:value-type="float" office:value="27">
            <text:p>27</text:p>
          </table:table-cell>
          <table:table-cell table:style-name="ce26" table:number-columns-repeated="129"/>
        </table:table-row>
        <table:table-row table:style-name="ro3">
          <table:table-cell office:value-type="string">
            <text:p>ElapsedDays</text:p>
          </table:table-cell>
          <table:table-cell table:number-columns-repeated="2"/>
          <table:table-cell/>
          <table:table-cell table:number-columns-repeated="43"/>
          <table:table-cell office:value-type="string">
            <text:p>X</text:p>
          </table:table-cell>
          <table:table-cell table:number-columns-repeated="34"/>
          <table:table-cell table:style-name="ce26" table:number-columns-repeated="2"/>
          <table:table-cell table:formula="of:=IF((COUNTA([.E34:.CF34])&gt;0)                                                                   OR                                                                   ( [.D34]=&quot;DEFERRED&quot;);1;0)" office:value-type="float" office:value="1">
            <text:p>1</text:p>
          </table:table-cell>
          <table:table-cell table:formula="of:=[.CH33]+1" office:value-type="float" office:value="28">
            <text:p>28</text:p>
          </table:table-cell>
          <table:table-cell table:style-name="ce26" table:number-columns-repeated="129"/>
        </table:table-row>
        <table:table-row table:style-name="ro3">
          <table:table-cell office:value-type="string">
            <text:p>ElapsedDaysFromStart</text:p>
          </table:table-cell>
          <table:table-cell table:number-columns-repeated="2"/>
          <table:table-cell office:value-type="string">
            <text:p>DEFERRED</text:p>
          </table:table-cell>
          <table:table-cell table:number-columns-repeated="78"/>
          <table:table-cell table:style-name="ce26" table:number-columns-repeated="2"/>
          <table:table-cell table:formula="of:=IF((COUNTA([.E35:.CF35])&gt;0)                                                                   OR                                                                   ( [.D35]=&quot;DEFERRED&quot;);1;0)" office:value-type="float" office:value="1">
            <text:p>1</text:p>
          </table:table-cell>
          <table:table-cell table:formula="of:=[.CH34]+1" office:value-type="float" office:value="29">
            <text:p>29</text:p>
          </table:table-cell>
          <table:table-cell table:style-name="ce26" table:number-columns-repeated="129"/>
        </table:table-row>
        <table:table-row table:style-name="ro3">
          <table:table-cell office:value-type="string">
            <text:p>ElapsedSecs</text:p>
          </table:table-cell>
          <table:table-cell table:number-columns-repeated="2"/>
          <table:table-cell/>
          <table:table-cell table:number-columns-repeated="22"/>
          <table:table-cell table:number-columns-repeated="16" office:value-type="string">
            <text:p>X</text:p>
          </table:table-cell>
          <table:table-cell table:number-columns-repeated="40"/>
          <table:table-cell table:style-name="ce26" table:number-columns-repeated="2"/>
          <table:table-cell table:formula="of:=IF((COUNTA([.E36:.CF36])&gt;0)                                                                   OR                                                                   ( [.D36]=&quot;DEFERRED&quot;);1;0)" office:value-type="float" office:value="1">
            <text:p>1</text:p>
          </table:table-cell>
          <table:table-cell table:formula="of:=[.CH35]+1" office:value-type="float" office:value="30">
            <text:p>30</text:p>
          </table:table-cell>
          <table:table-cell table:style-name="ce26" table:number-columns-repeated="129"/>
        </table:table-row>
        <table:table-row table:style-name="ro3">
          <table:table-cell office:value-type="string">
            <text:p>ElapsedSecsFromStart</text:p>
          </table:table-cell>
          <table:table-cell table:number-columns-repeated="2"/>
          <table:table-cell office:value-type="string">
            <text:p>DEFERRED</text:p>
          </table:table-cell>
          <table:table-cell table:number-columns-repeated="78"/>
          <table:table-cell table:style-name="ce26" table:number-columns-repeated="2"/>
          <table:table-cell table:formula="of:=IF((COUNTA([.E37:.CF37])&gt;0)                                                                   OR                                                                   ( [.D37]=&quot;DEFERRED&quot;);1;0)" office:value-type="float" office:value="1">
            <text:p>1</text:p>
          </table:table-cell>
          <table:table-cell table:formula="of:=[.CH36]+1" office:value-type="float" office:value="31">
            <text:p>31</text:p>
          </table:table-cell>
          <table:table-cell table:style-name="ce26" table:number-columns-repeated="129"/>
        </table:table-row>
        <table:table-row table:style-name="ro3">
          <table:table-cell office:value-type="string">
            <text:p>Energy</text:p>
          </table:table-cell>
          <table:table-cell table:number-columns-repeated="2"/>
          <table:table-cell/>
          <table:table-cell table:number-columns-repeated="77"/>
          <table:table-cell office:value-type="string">
            <text:p>X</text:p>
          </table:table-cell>
          <table:table-cell table:style-name="ce26" table:number-columns-repeated="2"/>
          <table:table-cell table:formula="of:=IF((COUNTA([.E38:.CF38])&gt;0)                                                                   OR                                                                   ( [.D38]=&quot;DEFERRED&quot;);1;0)" office:value-type="float" office:value="1">
            <text:p>1</text:p>
          </table:table-cell>
          <table:table-cell table:formula="of:=[.CH37]+1" office:value-type="float" office:value="32">
            <text:p>32</text:p>
          </table:table-cell>
          <table:table-cell table:style-name="ce26" table:number-columns-repeated="129"/>
        </table:table-row>
        <table:table-row table:style-name="ro3">
          <table:table-cell office:value-type="string">
            <text:p>Equin Ex</text:p>
          </table:table-cell>
          <table:table-cell table:number-columns-repeated="2"/>
          <table:table-cell office:value-type="string">
            <text:p>DEFERRED</text:p>
          </table:table-cell>
          <table:table-cell table:number-columns-repeated="78"/>
          <table:table-cell table:style-name="ce26" table:number-columns-repeated="2"/>
          <table:table-cell table:formula="of:=IF((COUNTA([.E39:.CF39])&gt;0)                                                                   OR                                                                   ( [.D39]=&quot;DEFERRED&quot;);1;0)" office:value-type="float" office:value="1">
            <text:p>1</text:p>
          </table:table-cell>
          <table:table-cell table:formula="of:=[.CH38]+1" office:value-type="float" office:value="33">
            <text:p>33</text:p>
          </table:table-cell>
          <table:table-cell table:style-name="ce26" table:number-columns-repeated="129"/>
        </table:table-row>
        <table:table-row table:style-name="ro3">
          <table:table-cell office:value-type="string">
            <text:p>Equin Ey</text:p>
          </table:table-cell>
          <table:table-cell table:number-columns-repeated="2"/>
          <table:table-cell office:value-type="string">
            <text:p>DEFERRED</text:p>
          </table:table-cell>
          <table:table-cell table:number-columns-repeated="78"/>
          <table:table-cell table:style-name="ce26" table:number-columns-repeated="2"/>
          <table:table-cell table:formula="of:=IF((COUNTA([.E40:.CF40])&gt;0)                                                                   OR                                                                   ( [.D40]=&quot;DEFERRED&quot;);1;0)" office:value-type="float" office:value="1">
            <text:p>1</text:p>
          </table:table-cell>
          <table:table-cell table:formula="of:=[.CH39]+1" office:value-type="float" office:value="34">
            <text:p>34</text:p>
          </table:table-cell>
          <table:table-cell table:style-name="ce26" table:number-columns-repeated="129"/>
        </table:table-row>
        <table:table-row table:style-name="ro3">
          <table:table-cell office:value-type="string">
            <text:p>Equin Mlong</text:p>
          </table:table-cell>
          <table:table-cell table:number-columns-repeated="2"/>
          <table:table-cell office:value-type="string">
            <text:p>DEFERRED</text:p>
          </table:table-cell>
          <table:table-cell table:number-columns-repeated="78"/>
          <table:table-cell table:style-name="ce26" table:number-columns-repeated="2"/>
          <table:table-cell table:formula="of:=IF((COUNTA([.E41:.CF41])&gt;0)                                                                   OR                                                                   ( [.D41]=&quot;DEFERRED&quot;);1;0)" office:value-type="float" office:value="1">
            <text:p>1</text:p>
          </table:table-cell>
          <table:table-cell table:formula="of:=[.CH40]+1" office:value-type="float" office:value="35">
            <text:p>35</text:p>
          </table:table-cell>
          <table:table-cell table:style-name="ce26" table:number-columns-repeated="129"/>
        </table:table-row>
        <table:table-row table:style-name="ro3">
          <table:table-cell office:value-type="string">
            <text:p>Equin Nx</text:p>
          </table:table-cell>
          <table:table-cell table:number-columns-repeated="2"/>
          <table:table-cell office:value-type="string">
            <text:p>DEFERRED</text:p>
          </table:table-cell>
          <table:table-cell table:number-columns-repeated="78"/>
          <table:table-cell table:style-name="ce26" table:number-columns-repeated="2"/>
          <table:table-cell table:formula="of:=IF((COUNTA([.E42:.CF42])&gt;0)                                                                   OR                                                                   ( [.D42]=&quot;DEFERRED&quot;);1;0)" office:value-type="float" office:value="1">
            <text:p>1</text:p>
          </table:table-cell>
          <table:table-cell table:formula="of:=[.CH41]+1" office:value-type="float" office:value="36">
            <text:p>36</text:p>
          </table:table-cell>
          <table:table-cell table:style-name="ce26" table:number-columns-repeated="129"/>
        </table:table-row>
        <table:table-row table:style-name="ro3">
          <table:table-cell office:value-type="string">
            <text:p>Equin Ny</text:p>
          </table:table-cell>
          <table:table-cell table:number-columns-repeated="2"/>
          <table:table-cell office:value-type="string">
            <text:p>DEFERRED</text:p>
          </table:table-cell>
          <table:table-cell table:number-columns-repeated="78"/>
          <table:table-cell table:style-name="ce26" table:number-columns-repeated="2"/>
          <table:table-cell table:formula="of:=IF((COUNTA([.E43:.CF43])&gt;0)                                                                   OR                                                                   ( [.D43]=&quot;DEFERRED&quot;);1;0)" office:value-type="float" office:value="1">
            <text:p>1</text:p>
          </table:table-cell>
          <table:table-cell table:formula="of:=[.CH42]+1" office:value-type="float" office:value="37">
            <text:p>37</text:p>
          </table:table-cell>
          <table:table-cell table:style-name="ce26" table:number-columns-repeated="129"/>
        </table:table-row>
        <table:table-row table:style-name="ro3">
          <table:table-cell office:value-type="string">
            <text:p>Equin Sma</text:p>
          </table:table-cell>
          <table:table-cell table:number-columns-repeated="2"/>
          <table:table-cell office:value-type="string">
            <text:p>DEFERRED</text:p>
          </table:table-cell>
          <table:table-cell table:number-columns-repeated="78"/>
          <table:table-cell table:style-name="ce26" table:number-columns-repeated="2"/>
          <table:table-cell table:formula="of:=IF((COUNTA([.E44:.CF44])&gt;0)                                                                   OR                                                                   ( [.D44]=&quot;DEFERRED&quot;);1;0)" office:value-type="float" office:value="1">
            <text:p>1</text:p>
          </table:table-cell>
          <table:table-cell table:formula="of:=[.CH43]+1" office:value-type="float" office:value="38">
            <text:p>38</text:p>
          </table:table-cell>
          <table:table-cell table:style-name="ce26" table:number-columns-repeated="129"/>
        </table:table-row>
        <table:table-row table:style-name="ro3">
          <table:table-cell office:value-type="string">
            <text:p>Equin State</text:p>
          </table:table-cell>
          <table:table-cell table:number-columns-repeated="2"/>
          <table:table-cell office:value-type="string">
            <text:p>DEFERRED</text:p>
          </table:table-cell>
          <table:table-cell table:number-columns-repeated="78"/>
          <table:table-cell table:style-name="ce26" table:number-columns-repeated="2"/>
          <table:table-cell table:formula="of:=IF((COUNTA([.E45:.CF45])&gt;0)                                                                   OR                                                                   ( [.D45]=&quot;DEFERRED&quot;);1;0)" office:value-type="float" office:value="1">
            <text:p>1</text:p>
          </table:table-cell>
          <table:table-cell table:formula="of:=[.CH44]+1" office:value-type="float" office:value="39">
            <text:p>39</text:p>
          </table:table-cell>
          <table:table-cell table:style-name="ce26" table:number-columns-repeated="129"/>
        </table:table-row>
        <table:table-row table:style-name="ro3">
          <table:table-cell office:value-type="string">
            <text:p>Kep AOP</text:p>
          </table:table-cell>
          <table:table-cell table:number-columns-repeated="2"/>
          <table:table-cell/>
          <table:table-cell table:number-columns-repeated="9"/>
          <table:table-cell table:number-columns-repeated="5" office:value-type="string">
            <text:p>X</text:p>
          </table:table-cell>
          <table:table-cell table:number-columns-repeated="64"/>
          <table:table-cell table:style-name="ce26" table:number-columns-repeated="2"/>
          <table:table-cell table:formula="of:=IF((COUNTA([.E46:.CF46])&gt;0)                                                                   OR                                                                   ( [.D46]=&quot;DEFERRED&quot;);1;0)" office:value-type="float" office:value="1">
            <text:p>1</text:p>
          </table:table-cell>
          <table:table-cell table:formula="of:=[.CH45]+1" office:value-type="float" office:value="40">
            <text:p>40</text:p>
          </table:table-cell>
          <table:table-cell table:style-name="ce26" table:number-columns-repeated="129"/>
        </table:table-row>
        <table:table-row table:style-name="ro3">
          <table:table-cell office:value-type="string">
            <text:p>Kep EA</text:p>
          </table:table-cell>
          <table:table-cell table:number-columns-repeated="2"/>
          <table:table-cell office:value-type="string">
            <text:p>DEFERRED</text:p>
          </table:table-cell>
          <table:table-cell table:number-columns-repeated="78"/>
          <table:table-cell table:style-name="ce26" table:number-columns-repeated="2"/>
          <table:table-cell table:formula="of:=IF((COUNTA([.E47:.CF47])&gt;0)                                                                   OR                                                                   ( [.D47]=&quot;DEFERRED&quot;);1;0)" office:value-type="float" office:value="1">
            <text:p>1</text:p>
          </table:table-cell>
          <table:table-cell table:formula="of:=[.CH46]+1" office:value-type="float" office:value="41">
            <text:p>41</text:p>
          </table:table-cell>
          <table:table-cell table:style-name="ce26" table:number-columns-repeated="129"/>
        </table:table-row>
        <table:table-row table:style-name="ro3">
          <table:table-cell office:value-type="string">
            <text:p>Kep ECC</text:p>
          </table:table-cell>
          <table:table-cell table:number-columns-repeated="2"/>
          <table:table-cell/>
          <table:table-cell/>
          <table:table-cell table:number-columns-repeated="8" office:value-type="string">
            <text:p>X</text:p>
          </table:table-cell>
          <table:table-cell table:number-columns-repeated="64"/>
          <table:table-cell office:value-type="string">
            <text:p>X</text:p>
          </table:table-cell>
          <table:table-cell table:number-columns-repeated="4"/>
          <table:table-cell table:style-name="ce26" table:number-columns-repeated="2"/>
          <table:table-cell table:formula="of:=IF((COUNTA([.E48:.CF48])&gt;0)                                                                   OR                                                                   ( [.D48]=&quot;DEFERRED&quot;);1;0)" office:value-type="float" office:value="1">
            <text:p>1</text:p>
          </table:table-cell>
          <table:table-cell table:formula="of:=[.CH47]+1" office:value-type="float" office:value="42">
            <text:p>42</text:p>
          </table:table-cell>
          <table:table-cell table:style-name="ce26" table:number-columns-repeated="129"/>
        </table:table-row>
        <table:table-row table:style-name="ro3">
          <table:table-cell office:value-type="string">
            <text:p>Kep INC</text:p>
          </table:table-cell>
          <table:table-cell table:number-columns-repeated="2"/>
          <table:table-cell/>
          <table:table-cell table:number-columns-repeated="9"/>
          <table:table-cell table:number-columns-repeated="5" office:value-type="string">
            <text:p>X</text:p>
          </table:table-cell>
          <table:table-cell table:number-columns-repeated="64"/>
          <table:table-cell table:style-name="ce26" table:number-columns-repeated="2"/>
          <table:table-cell table:formula="of:=IF((COUNTA([.E49:.CF49])&gt;0)                                                                   OR                                                                   ( [.D49]=&quot;DEFERRED&quot;);1;0)" office:value-type="float" office:value="1">
            <text:p>1</text:p>
          </table:table-cell>
          <table:table-cell table:formula="of:=[.CH48]+1" office:value-type="float" office:value="43">
            <text:p>43</text:p>
          </table:table-cell>
          <table:table-cell table:style-name="ce26" table:number-columns-repeated="129"/>
        </table:table-row>
        <table:table-row table:style-name="ro3">
          <table:table-cell office:value-type="string">
            <text:p>Kep MA</text:p>
          </table:table-cell>
          <table:table-cell table:number-columns-repeated="2"/>
          <table:table-cell/>
          <table:table-cell/>
          <table:table-cell table:number-columns-repeated="8" office:value-type="string">
            <text:p>X</text:p>
          </table:table-cell>
          <table:table-cell table:number-columns-repeated="69"/>
          <table:table-cell table:style-name="ce26" table:number-columns-repeated="2"/>
          <table:table-cell table:formula="of:=IF((COUNTA([.E50:.CF50])&gt;0)                                                                   OR                                                                   ( [.D50]=&quot;DEFERRED&quot;);1;0)" office:value-type="float" office:value="1">
            <text:p>1</text:p>
          </table:table-cell>
          <table:table-cell table:formula="of:=[.CH49]+1" office:value-type="float" office:value="44">
            <text:p>44</text:p>
          </table:table-cell>
          <table:table-cell table:style-name="ce26" table:number-columns-repeated="129"/>
        </table:table-row>
        <table:table-row table:style-name="ro3">
          <table:table-cell office:value-type="string">
            <text:p>Kep MM</text:p>
          </table:table-cell>
          <table:table-cell table:number-columns-repeated="2"/>
          <table:table-cell/>
          <table:table-cell/>
          <table:table-cell table:number-columns-repeated="8" office:value-type="string">
            <text:p>X</text:p>
          </table:table-cell>
          <table:table-cell table:number-columns-repeated="69"/>
          <table:table-cell table:style-name="ce26" table:number-columns-repeated="2"/>
          <table:table-cell table:formula="of:=IF((COUNTA([.E51:.CF51])&gt;0)                                                                   OR                                                                   ( [.D51]=&quot;DEFERRED&quot;);1;0)" office:value-type="float" office:value="1">
            <text:p>1</text:p>
          </table:table-cell>
          <table:table-cell table:formula="of:=[.CH50]+1" office:value-type="float" office:value="45">
            <text:p>45</text:p>
          </table:table-cell>
          <table:table-cell table:style-name="ce26" table:number-columns-repeated="129"/>
        </table:table-row>
        <table:table-row table:style-name="ro3">
          <table:table-cell office:value-type="string">
            <text:p>Kep RAAN</text:p>
          </table:table-cell>
          <table:table-cell table:number-columns-repeated="2"/>
          <table:table-cell/>
          <table:table-cell table:number-columns-repeated="9"/>
          <table:table-cell table:number-columns-repeated="5" office:value-type="string">
            <text:p>X</text:p>
          </table:table-cell>
          <table:table-cell table:number-columns-repeated="64"/>
          <table:table-cell table:style-name="ce26" table:number-columns-repeated="2"/>
          <table:table-cell table:formula="of:=IF((COUNTA([.E52:.CF52])&gt;0)                                                                   OR                                                                   ( [.D52]=&quot;DEFERRED&quot;);1;0)" office:value-type="float" office:value="1">
            <text:p>1</text:p>
          </table:table-cell>
          <table:table-cell table:formula="of:=[.CH51]+1" office:value-type="float" office:value="46">
            <text:p>46</text:p>
          </table:table-cell>
          <table:table-cell table:style-name="ce26" table:number-columns-repeated="129"/>
        </table:table-row>
        <table:table-row table:style-name="ro3">
          <table:table-cell office:value-type="string">
            <text:p>Kep RADN</text:p>
          </table:table-cell>
          <table:table-cell table:number-columns-repeated="2"/>
          <table:table-cell office:value-type="string">
            <text:p>DEFERRED</text:p>
          </table:table-cell>
          <table:table-cell table:number-columns-repeated="78"/>
          <table:table-cell table:style-name="ce26" table:number-columns-repeated="2"/>
          <table:table-cell table:formula="of:=IF((COUNTA([.E53:.CF53])&gt;0)                                                                   OR                                                                   ( [.D53]=&quot;DEFERRED&quot;);1;0)" office:value-type="float" office:value="1">
            <text:p>1</text:p>
          </table:table-cell>
          <table:table-cell table:formula="of:=[.CH52]+1" office:value-type="float" office:value="47">
            <text:p>47</text:p>
          </table:table-cell>
          <table:table-cell table:style-name="ce26" table:number-columns-repeated="129"/>
        </table:table-row>
        <table:table-row table:style-name="ro3">
          <table:table-cell office:value-type="string">
            <text:p>Kep SMA</text:p>
          </table:table-cell>
          <table:table-cell table:number-columns-repeated="2"/>
          <table:table-cell/>
          <table:table-cell/>
          <table:table-cell table:number-columns-repeated="8" office:value-type="string">
            <text:p>X</text:p>
          </table:table-cell>
          <table:table-cell table:number-columns-repeated="69"/>
          <table:table-cell table:style-name="ce26" table:number-columns-repeated="2"/>
          <table:table-cell table:formula="of:=IF((COUNTA([.E54:.CF54])&gt;0)                                                                   OR                                                                   ( [.D54]=&quot;DEFERRED&quot;);1;0)" office:value-type="float" office:value="1">
            <text:p>1</text:p>
          </table:table-cell>
          <table:table-cell table:formula="of:=[.CH53]+1" office:value-type="float" office:value="48">
            <text:p>48</text:p>
          </table:table-cell>
          <table:table-cell table:style-name="ce26" table:number-columns-repeated="129"/>
        </table:table-row>
        <table:table-row table:style-name="ro3">
          <table:table-cell office:value-type="string">
            <text:p>Kep TA</text:p>
          </table:table-cell>
          <table:table-cell table:number-columns-repeated="2"/>
          <table:table-cell/>
          <table:table-cell/>
          <table:table-cell table:number-columns-repeated="8" office:value-type="string">
            <text:p>X</text:p>
          </table:table-cell>
          <table:table-cell table:number-columns-repeated="13"/>
          <table:table-cell table:number-columns-repeated="16" office:value-type="string">
            <text:p>X</text:p>
          </table:table-cell>
          <table:table-cell table:number-columns-repeated="35"/>
          <table:table-cell office:value-type="string">
            <text:p>X</text:p>
          </table:table-cell>
          <table:table-cell table:number-columns-repeated="4"/>
          <table:table-cell table:style-name="ce26" table:number-columns-repeated="2"/>
          <table:table-cell table:formula="of:=IF((COUNTA([.E55:.CF55])&gt;0)                                                                   OR                                                                   ( [.D55]=&quot;DEFERRED&quot;);1;0)" office:value-type="float" office:value="1">
            <text:p>1</text:p>
          </table:table-cell>
          <table:table-cell table:formula="of:=[.CH54]+1" office:value-type="float" office:value="49">
            <text:p>49</text:p>
          </table:table-cell>
          <table:table-cell table:style-name="ce26" table:number-columns-repeated="129"/>
        </table:table-row>
        <table:table-row table:style-name="ro3">
          <table:table-cell office:value-type="string">
            <text:p>KepElem</text:p>
          </table:table-cell>
          <table:table-cell table:number-columns-repeated="2"/>
          <table:table-cell office:value-type="string">
            <text:p>DEFERRED</text:p>
          </table:table-cell>
          <table:table-cell table:number-columns-repeated="78"/>
          <table:table-cell table:style-name="ce26" table:number-columns-repeated="2"/>
          <table:table-cell table:formula="of:=IF((COUNTA([.E56:.CF56])&gt;0)                                                                   OR                                                                   ( [.D56]=&quot;DEFERRED&quot;);1;0)" office:value-type="float" office:value="1">
            <text:p>1</text:p>
          </table:table-cell>
          <table:table-cell table:formula="of:=[.CH55]+1" office:value-type="float" office:value="50">
            <text:p>50</text:p>
          </table:table-cell>
          <table:table-cell table:style-name="ce26" table:number-columns-repeated="129"/>
        </table:table-row>
        <table:table-row table:style-name="ro3">
          <table:table-cell office:value-type="string">
            <text:p>Latitude</text:p>
          </table:table-cell>
          <table:table-cell table:number-columns-repeated="2"/>
          <table:table-cell/>
          <table:table-cell/>
          <table:table-cell table:number-columns-repeated="8" office:value-type="string">
            <text:p>X</text:p>
          </table:table-cell>
          <table:table-cell table:number-columns-repeated="69"/>
          <table:table-cell table:style-name="ce26" table:number-columns-repeated="2"/>
          <table:table-cell table:formula="of:=IF((COUNTA([.E57:.CF57])&gt;0)                                                                   OR                                                                   ( [.D57]=&quot;DEFERRED&quot;);1;0)" office:value-type="float" office:value="1">
            <text:p>1</text:p>
          </table:table-cell>
          <table:table-cell table:formula="of:=[.CH56]+1" office:value-type="float" office:value="51">
            <text:p>51</text:p>
          </table:table-cell>
          <table:table-cell table:style-name="ce26" table:number-columns-repeated="129"/>
        </table:table-row>
        <table:table-row table:style-name="ro3">
          <table:table-cell office:value-type="string">
            <text:p>Longitude</text:p>
          </table:table-cell>
          <table:table-cell table:number-columns-repeated="2"/>
          <table:table-cell/>
          <table:table-cell/>
          <table:table-cell table:number-columns-repeated="8" office:value-type="string">
            <text:p>X</text:p>
          </table:table-cell>
          <table:table-cell table:number-columns-repeated="69"/>
          <table:table-cell table:style-name="ce26" table:number-columns-repeated="2"/>
          <table:table-cell table:formula="of:=IF((COUNTA([.E58:.CF58])&gt;0)                                                                   OR                                                                   ( [.D58]=&quot;DEFERRED&quot;);1;0)" office:value-type="float" office:value="1">
            <text:p>1</text:p>
          </table:table-cell>
          <table:table-cell table:formula="of:=[.CH57]+1" office:value-type="float" office:value="52">
            <text:p>52</text:p>
          </table:table-cell>
          <table:table-cell table:style-name="ce26" table:number-columns-repeated="129"/>
        </table:table-row>
        <table:table-row table:style-name="ro3">
          <table:table-cell office:value-type="string">
            <text:p>LST</text:p>
          </table:table-cell>
          <table:table-cell table:number-columns-repeated="2"/>
          <table:table-cell office:value-type="string">
            <text:p>Local sidereal time?</text:p>
          </table:table-cell>
          <table:table-cell/>
          <table:table-cell table:number-columns-repeated="8" office:value-type="string">
            <text:p>X</text:p>
          </table:table-cell>
          <table:table-cell table:number-columns-repeated="69"/>
          <table:table-cell table:style-name="ce26" table:number-columns-repeated="2"/>
          <table:table-cell table:formula="of:=IF((COUNTA([.E59:.CF59])&gt;0)                                                                   OR                                                                   ( [.D59]=&quot;DEFERRED&quot;);1;0)" office:value-type="float" office:value="1">
            <text:p>1</text:p>
          </table:table-cell>
          <table:table-cell table:formula="of:=[.CH58]+1" office:value-type="float" office:value="53">
            <text:p>53</text:p>
          </table:table-cell>
          <table:table-cell table:style-name="ce26" table:number-columns-repeated="129"/>
        </table:table-row>
        <table:table-row table:style-name="ro3">
          <table:table-cell office:value-type="string">
            <text:p>MHA</text:p>
          </table:table-cell>
          <table:table-cell table:number-columns-repeated="2"/>
          <table:table-cell office:value-type="string">
            <text:p>Hour Angle</text:p>
          </table:table-cell>
          <table:table-cell/>
          <table:table-cell table:number-columns-repeated="8" office:value-type="string">
            <text:p>X</text:p>
          </table:table-cell>
          <table:table-cell table:number-columns-repeated="69"/>
          <table:table-cell table:style-name="ce26" table:number-columns-repeated="2"/>
          <table:table-cell table:formula="of:=IF((COUNTA([.E60:.CF60])&gt;0)                                                                   OR                                                                   ( [.D60]=&quot;DEFERRED&quot;);1;0)" office:value-type="float" office:value="1">
            <text:p>1</text:p>
          </table:table-cell>
          <table:table-cell table:formula="of:=[.CH59]+1" office:value-type="float" office:value="54">
            <text:p>54</text:p>
          </table:table-cell>
          <table:table-cell table:style-name="ce26" table:number-columns-repeated="129"/>
        </table:table-row>
        <table:table-row table:style-name="ro3">
          <table:table-cell office:value-type="string">
            <text:p>ModKepElem</text:p>
          </table:table-cell>
          <table:table-cell table:number-columns-repeated="2"/>
          <table:table-cell office:value-type="string">
            <text:p>DEFERRED</text:p>
          </table:table-cell>
          <table:table-cell table:number-columns-repeated="78"/>
          <table:table-cell table:style-name="ce26" table:number-columns-repeated="2"/>
          <table:table-cell table:formula="of:=IF((COUNTA([.E61:.CF61])&gt;0)                                                                   OR                                                                   ( [.D61]=&quot;DEFERRED&quot;);1;0)" office:value-type="float" office:value="1">
            <text:p>1</text:p>
          </table:table-cell>
          <table:table-cell table:formula="of:=[.CH60]+1" office:value-type="float" office:value="55">
            <text:p>55</text:p>
          </table:table-cell>
          <table:table-cell table:style-name="ce26" table:number-columns-repeated="129"/>
        </table:table-row>
        <table:table-row table:style-name="ro3">
          <table:table-cell office:value-type="string">
            <text:p>Orbit Period</text:p>
          </table:table-cell>
          <table:table-cell table:number-columns-repeated="2"/>
          <table:table-cell/>
          <table:table-cell/>
          <table:table-cell table:number-columns-repeated="8" office:value-type="string">
            <text:p>X</text:p>
          </table:table-cell>
          <table:table-cell table:number-columns-repeated="69"/>
          <table:table-cell table:style-name="ce26" table:number-columns-repeated="2"/>
          <table:table-cell table:formula="of:=IF((COUNTA([.E62:.CF62])&gt;0)                                                                   OR                                                                   ( [.D62]=&quot;DEFERRED&quot;);1;0)" office:value-type="float" office:value="1">
            <text:p>1</text:p>
          </table:table-cell>
          <table:table-cell table:formula="of:=[.CH61]+1" office:value-type="float" office:value="56">
            <text:p>56</text:p>
          </table:table-cell>
          <table:table-cell table:style-name="ce26" table:number-columns-repeated="129"/>
        </table:table-row>
        <table:table-row table:style-name="ro3">
          <table:table-cell office:value-type="string">
            <text:p>Periapsis</text:p>
          </table:table-cell>
          <table:table-cell table:number-columns-repeated="2"/>
          <table:table-cell/>
          <table:table-cell table:number-columns-repeated="76"/>
          <table:table-cell office:value-type="string">
            <text:p>X</text:p>
          </table:table-cell>
          <table:table-cell/>
          <table:table-cell table:style-name="ce26" table:number-columns-repeated="2"/>
          <table:table-cell table:formula="of:=IF((COUNTA([.E63:.CF63])&gt;0)                                                                   OR                                                                   ( [.D63]=&quot;DEFERRED&quot;);1;0)" office:value-type="float" office:value="1">
            <text:p>1</text:p>
          </table:table-cell>
          <table:table-cell table:formula="of:=[.CH62]+1" office:value-type="float" office:value="57">
            <text:p>57</text:p>
          </table:table-cell>
          <table:table-cell table:style-name="ce26" table:number-columns-repeated="129"/>
        </table:table-row>
        <table:table-row table:style-name="ro3">
          <table:table-cell office:value-type="string">
            <text:p>Quat1</text:p>
          </table:table-cell>
          <table:table-cell table:number-columns-repeated="2"/>
          <table:table-cell office:value-type="string">
            <text:p>DEFERRED</text:p>
          </table:table-cell>
          <table:table-cell table:number-columns-repeated="78"/>
          <table:table-cell table:style-name="ce26" table:number-columns-repeated="2"/>
          <table:table-cell table:formula="of:=IF((COUNTA([.E64:.CF64])&gt;0)                                                                   OR                                                                   ( [.D64]=&quot;DEFERRED&quot;);1;0)" office:value-type="float" office:value="1">
            <text:p>1</text:p>
          </table:table-cell>
          <table:table-cell table:formula="of:=[.CH63]+1" office:value-type="float" office:value="58">
            <text:p>58</text:p>
          </table:table-cell>
          <table:table-cell table:style-name="ce26" table:number-columns-repeated="129"/>
        </table:table-row>
        <table:table-row table:style-name="ro3">
          <table:table-cell office:value-type="string">
            <text:p>Quat2</text:p>
          </table:table-cell>
          <table:table-cell table:number-columns-repeated="2"/>
          <table:table-cell office:value-type="string">
            <text:p>DEFERRED</text:p>
          </table:table-cell>
          <table:table-cell table:number-columns-repeated="78"/>
          <table:table-cell table:style-name="ce26" table:number-columns-repeated="2"/>
          <table:table-cell table:formula="of:=IF((COUNTA([.E65:.CF65])&gt;0)                                                                   OR                                                                   ( [.D65]=&quot;DEFERRED&quot;);1;0)" office:value-type="float" office:value="1">
            <text:p>1</text:p>
          </table:table-cell>
          <table:table-cell table:formula="of:=[.CH64]+1" office:value-type="float" office:value="59">
            <text:p>59</text:p>
          </table:table-cell>
          <table:table-cell table:style-name="ce26" table:number-columns-repeated="129"/>
        </table:table-row>
        <table:table-row table:style-name="ro3">
          <table:table-cell office:value-type="string">
            <text:p>Quat3</text:p>
          </table:table-cell>
          <table:table-cell table:number-columns-repeated="2"/>
          <table:table-cell office:value-type="string">
            <text:p>DEFERRED</text:p>
          </table:table-cell>
          <table:table-cell table:number-columns-repeated="78"/>
          <table:table-cell table:style-name="ce26" table:number-columns-repeated="2"/>
          <table:table-cell table:formula="of:=IF((COUNTA([.E66:.CF66])&gt;0)                                                                   OR                                                                   ( [.D66]=&quot;DEFERRED&quot;);1;0)" office:value-type="float" office:value="1">
            <text:p>1</text:p>
          </table:table-cell>
          <table:table-cell table:formula="of:=[.CH65]+1" office:value-type="float" office:value="60">
            <text:p>60</text:p>
          </table:table-cell>
          <table:table-cell table:style-name="ce26" table:number-columns-repeated="129"/>
        </table:table-row>
        <table:table-row table:style-name="ro3">
          <table:table-cell office:value-type="string">
            <text:p>Quat4</text:p>
          </table:table-cell>
          <table:table-cell table:number-columns-repeated="2"/>
          <table:table-cell office:value-type="string">
            <text:p>DEFERRED</text:p>
          </table:table-cell>
          <table:table-cell table:number-columns-repeated="78"/>
          <table:table-cell table:style-name="ce26" table:number-columns-repeated="2"/>
          <table:table-cell table:formula="of:=IF((COUNTA([.E67:.CF67])&gt;0)                                                                   OR                                                                   ( [.D67]=&quot;DEFERRED&quot;);1;0)" office:value-type="float" office:value="1">
            <text:p>1</text:p>
          </table:table-cell>
          <table:table-cell table:formula="of:=[.CH66]+1" office:value-type="float" office:value="61">
            <text:p>61</text:p>
          </table:table-cell>
          <table:table-cell table:style-name="ce26" table:number-columns-repeated="129"/>
        </table:table-row>
        <table:table-row table:style-name="ro3">
          <table:table-cell office:value-type="string">
            <text:p>Rad Apoapsis</text:p>
          </table:table-cell>
          <table:table-cell table:number-columns-repeated="2"/>
          <table:table-cell/>
          <table:table-cell/>
          <table:table-cell table:number-columns-repeated="8" office:value-type="string">
            <text:p>X</text:p>
          </table:table-cell>
          <table:table-cell table:number-columns-repeated="64"/>
          <table:table-cell office:value-type="string">
            <text:p>X</text:p>
          </table:table-cell>
          <table:table-cell table:number-columns-repeated="4"/>
          <table:table-cell table:style-name="ce26" table:number-columns-repeated="2"/>
          <table:table-cell table:formula="of:=IF((COUNTA([.E68:.CF68])&gt;0)                                                                   OR                                                                   ( [.D68]=&quot;DEFERRED&quot;);1;0)" office:value-type="float" office:value="1">
            <text:p>1</text:p>
          </table:table-cell>
          <table:table-cell table:formula="of:=[.CH67]+1" office:value-type="float" office:value="62">
            <text:p>62</text:p>
          </table:table-cell>
          <table:table-cell table:style-name="ce26" table:number-columns-repeated="129"/>
        </table:table-row>
        <table:table-row table:style-name="ro3">
          <table:table-cell office:value-type="string">
            <text:p>Rad Periapsis</text:p>
          </table:table-cell>
          <table:table-cell table:number-columns-repeated="2"/>
          <table:table-cell/>
          <table:table-cell/>
          <table:table-cell table:number-columns-repeated="8" office:value-type="string">
            <text:p>X</text:p>
          </table:table-cell>
          <table:table-cell table:number-columns-repeated="69"/>
          <table:table-cell table:style-name="ce26" table:number-columns-repeated="2"/>
          <table:table-cell table:formula="of:=IF((COUNTA([.E69:.CF69])&gt;0)                                                                   OR                                                                   ( [.D69]=&quot;DEFERRED&quot;);1;0)" office:value-type="float" office:value="1">
            <text:p>1</text:p>
          </table:table-cell>
          <table:table-cell table:formula="of:=[.CH68]+1" office:value-type="float" office:value="63">
            <text:p>63</text:p>
          </table:table-cell>
          <table:table-cell table:style-name="ce26" table:number-columns-repeated="129"/>
        </table:table-row>
        <table:table-row table:style-name="ro3">
          <table:table-cell office:value-type="string">
            <text:p>Semilatus Rectum</text:p>
          </table:table-cell>
          <table:table-cell table:number-columns-repeated="2"/>
          <table:table-cell/>
          <table:table-cell/>
          <table:table-cell table:number-columns-repeated="8" office:value-type="string">
            <text:p>X</text:p>
          </table:table-cell>
          <table:table-cell table:number-columns-repeated="69"/>
          <table:table-cell table:style-name="ce26" table:number-columns-repeated="2"/>
          <table:table-cell table:formula="of:=IF((COUNTA([.E70:.CF70])&gt;0)                                                                   OR                                                                   ( [.D70]=&quot;DEFERRED&quot;);1;0)" office:value-type="float" office:value="1">
            <text:p>1</text:p>
          </table:table-cell>
          <table:table-cell table:formula="of:=[.CH69]+1" office:value-type="float" office:value="64">
            <text:p>64</text:p>
          </table:table-cell>
          <table:table-cell table:style-name="ce26" table:number-columns-repeated="129"/>
        </table:table-row>
        <table:table-row table:style-name="ro3">
          <table:table-cell office:value-type="string">
            <text:p>Sph AzFpaElem</text:p>
          </table:table-cell>
          <table:table-cell table:number-columns-repeated="2"/>
          <table:table-cell office:value-type="string">
            <text:p>DEFERRED</text:p>
          </table:table-cell>
          <table:table-cell table:number-columns-repeated="78"/>
          <table:table-cell table:style-name="ce26" table:number-columns-repeated="2"/>
          <table:table-cell table:formula="of:=IF((COUNTA([.E71:.CF71])&gt;0)                                                                   OR                                                                   ( [.D71]=&quot;DEFERRED&quot;);1;0)" office:value-type="float" office:value="1">
            <text:p>1</text:p>
          </table:table-cell>
          <table:table-cell table:formula="of:=[.CH70]+1" office:value-type="float" office:value="65">
            <text:p>65</text:p>
          </table:table-cell>
          <table:table-cell table:style-name="ce26" table:number-columns-repeated="129"/>
        </table:table-row>
        <table:table-row table:style-name="ro3">
          <table:table-cell office:value-type="string">
            <text:p>Sph Azi</text:p>
          </table:table-cell>
          <table:table-cell table:number-columns-repeated="2"/>
          <table:table-cell office:value-type="string">
            <text:p>No parameter defined</text:p>
          </table:table-cell>
          <table:table-cell table:number-columns-repeated="78"/>
          <table:table-cell table:style-name="ce26" table:number-columns-repeated="2"/>
          <table:table-cell table:formula="of:=IF((COUNTA([.E72:.CF72])&gt;0)                                                                   OR                                                                   ( [.D72]=&quot;DEFERRED&quot;);1;0)" office:value-type="float" office:value="0">
            <text:p>0</text:p>
          </table:table-cell>
          <table:table-cell table:formula="of:=[.CH71]+1" office:value-type="float" office:value="66">
            <text:p>66</text:p>
          </table:table-cell>
          <table:table-cell table:style-name="ce26" table:number-columns-repeated="129"/>
        </table:table-row>
        <table:table-row table:style-name="ro3">
          <table:table-cell office:value-type="string">
            <text:p>Sph RaDecElem</text:p>
          </table:table-cell>
          <table:table-cell table:number-columns-repeated="2"/>
          <table:table-cell office:value-type="string">
            <text:p>DEFERRED</text:p>
          </table:table-cell>
          <table:table-cell table:number-columns-repeated="78"/>
          <table:table-cell table:style-name="ce26" table:number-columns-repeated="2"/>
          <table:table-cell table:formula="of:=IF((COUNTA([.E73:.CF73])&gt;0)                                                                   OR                                                                   ( [.D73]=&quot;DEFERRED&quot;);1;0)" office:value-type="float" office:value="1">
            <text:p>1</text:p>
          </table:table-cell>
          <table:table-cell table:formula="of:=[.CH72]+1" office:value-type="float" office:value="67">
            <text:p>67</text:p>
          </table:table-cell>
          <table:table-cell table:style-name="ce26" table:number-columns-repeated="129"/>
        </table:table-row>
        <table:table-row table:style-name="ro3">
          <table:table-cell office:value-type="string">
            <text:p>Sph Dec</text:p>
          </table:table-cell>
          <table:table-cell table:number-columns-repeated="2"/>
          <table:table-cell/>
          <table:table-cell table:number-columns-repeated="9"/>
          <table:table-cell table:number-columns-repeated="5" office:value-type="string">
            <text:p>X</text:p>
          </table:table-cell>
          <table:table-cell table:number-columns-repeated="64"/>
          <table:table-cell table:style-name="ce26" table:number-columns-repeated="2"/>
          <table:table-cell table:formula="of:=IF((COUNTA([.E74:.CF74])&gt;0)                                                                   OR                                                                   ( [.D74]=&quot;DEFERRED&quot;);1;0)" office:value-type="float" office:value="1">
            <text:p>1</text:p>
          </table:table-cell>
          <table:table-cell table:formula="of:=[.CH73]+1" office:value-type="float" office:value="68">
            <text:p>68</text:p>
          </table:table-cell>
          <table:table-cell table:style-name="ce26" table:number-columns-repeated="129"/>
        </table:table-row>
        <table:table-row table:style-name="ro3">
          <table:table-cell office:value-type="string">
            <text:p>Sph DecV</text:p>
          </table:table-cell>
          <table:table-cell table:number-columns-repeated="2"/>
          <table:table-cell/>
          <table:table-cell table:number-columns-repeated="9"/>
          <table:table-cell table:number-columns-repeated="5" office:value-type="string">
            <text:p>X</text:p>
          </table:table-cell>
          <table:table-cell table:number-columns-repeated="64"/>
          <table:table-cell table:style-name="ce26" table:number-columns-repeated="2"/>
          <table:table-cell table:formula="of:=IF((COUNTA([.E75:.CF75])&gt;0)                                                                   OR                                                                   ( [.D75]=&quot;DEFERRED&quot;);1;0)" office:value-type="float" office:value="1">
            <text:p>1</text:p>
          </table:table-cell>
          <table:table-cell table:formula="of:=[.CH74]+1" office:value-type="float" office:value="69">
            <text:p>69</text:p>
          </table:table-cell>
          <table:table-cell table:style-name="ce26" table:number-columns-repeated="129"/>
        </table:table-row>
        <table:table-row table:style-name="ro3">
          <table:table-cell office:value-type="string">
            <text:p>Sph FPA</text:p>
          </table:table-cell>
          <table:table-cell table:number-columns-repeated="2"/>
          <table:table-cell office:value-type="string">
            <text:p>No parameter defined</text:p>
          </table:table-cell>
          <table:table-cell table:number-columns-repeated="78"/>
          <table:table-cell table:style-name="ce26" table:number-columns-repeated="2"/>
          <table:table-cell table:formula="of:=IF((COUNTA([.E76:.CF76])&gt;0)                                                                   OR                                                                   ( [.D76]=&quot;DEFERRED&quot;);1;0)" office:value-type="float" office:value="0">
            <text:p>0</text:p>
          </table:table-cell>
          <table:table-cell table:formula="of:=[.CH75]+1" office:value-type="float" office:value="70">
            <text:p>70</text:p>
          </table:table-cell>
          <table:table-cell table:style-name="ce26" table:number-columns-repeated="129"/>
        </table:table-row>
        <table:table-row table:style-name="ro3">
          <table:table-cell office:value-type="string">
            <text:p>Sph RA</text:p>
          </table:table-cell>
          <table:table-cell table:number-columns-repeated="2"/>
          <table:table-cell/>
          <table:table-cell table:number-columns-repeated="9"/>
          <table:table-cell table:number-columns-repeated="5" office:value-type="string">
            <text:p>X</text:p>
          </table:table-cell>
          <table:table-cell table:number-columns-repeated="64"/>
          <table:table-cell table:style-name="ce26" table:number-columns-repeated="2"/>
          <table:table-cell table:formula="of:=IF((COUNTA([.E77:.CF77])&gt;0)                                                                   OR                                                                   ( [.D77]=&quot;DEFERRED&quot;);1;0)" office:value-type="float" office:value="1">
            <text:p>1</text:p>
          </table:table-cell>
          <table:table-cell table:formula="of:=[.CH76]+1" office:value-type="float" office:value="71">
            <text:p>71</text:p>
          </table:table-cell>
          <table:table-cell table:style-name="ce26" table:number-columns-repeated="129"/>
        </table:table-row>
        <table:table-row table:style-name="ro3">
          <table:table-cell office:value-type="string">
            <text:p>Sph RAV</text:p>
          </table:table-cell>
          <table:table-cell table:number-columns-repeated="2"/>
          <table:table-cell/>
          <table:table-cell table:number-columns-repeated="9"/>
          <table:table-cell table:number-columns-repeated="5" office:value-type="string">
            <text:p>X</text:p>
          </table:table-cell>
          <table:table-cell table:number-columns-repeated="64"/>
          <table:table-cell table:style-name="ce26" table:number-columns-repeated="2"/>
          <table:table-cell table:formula="of:=IF((COUNTA([.E78:.CF78])&gt;0)                                                                   OR                                                                   ( [.D78]=&quot;DEFERRED&quot;);1;0)" office:value-type="float" office:value="1">
            <text:p>1</text:p>
          </table:table-cell>
          <table:table-cell table:formula="of:=[.CH77]+1" office:value-type="float" office:value="72">
            <text:p>72</text:p>
          </table:table-cell>
          <table:table-cell table:style-name="ce26" table:number-columns-repeated="129"/>
        </table:table-row>
        <table:table-row table:style-name="ro3">
          <table:table-cell office:value-type="string">
            <text:p>Sph Rmag</text:p>
          </table:table-cell>
          <table:table-cell table:number-columns-repeated="2"/>
          <table:table-cell/>
          <table:table-cell/>
          <table:table-cell table:number-columns-repeated="8" office:value-type="string">
            <text:p>X</text:p>
          </table:table-cell>
          <table:table-cell table:number-columns-repeated="69"/>
          <table:table-cell table:style-name="ce26" table:number-columns-repeated="2"/>
          <table:table-cell table:formula="of:=IF((COUNTA([.E79:.CF79])&gt;0)                                                                   OR                                                                   ( [.D79]=&quot;DEFERRED&quot;);1;0)" office:value-type="float" office:value="1">
            <text:p>1</text:p>
          </table:table-cell>
          <table:table-cell table:formula="of:=[.CH78]+1" office:value-type="float" office:value="73">
            <text:p>73</text:p>
          </table:table-cell>
          <table:table-cell table:style-name="ce26" table:number-columns-repeated="129"/>
        </table:table-row>
        <table:table-row table:style-name="ro3">
          <table:table-cell office:value-type="string">
            <text:p>Sph Vmag</text:p>
          </table:table-cell>
          <table:table-cell table:number-columns-repeated="2"/>
          <table:table-cell/>
          <table:table-cell table:number-columns-repeated="9"/>
          <table:table-cell table:number-columns-repeated="5" office:value-type="string">
            <text:p>X</text:p>
          </table:table-cell>
          <table:table-cell table:number-columns-repeated="64"/>
          <table:table-cell table:style-name="ce26" table:number-columns-repeated="2"/>
          <table:table-cell table:formula="of:=IF((COUNTA([.E80:.CF80])&gt;0)                                                                   OR                                                                   ( [.D80]=&quot;DEFERRED&quot;);1;0)" office:value-type="float" office:value="1">
            <text:p>1</text:p>
          </table:table-cell>
          <table:table-cell table:formula="of:=[.CH79]+1" office:value-type="float" office:value="74">
            <text:p>74</text:p>
          </table:table-cell>
          <table:table-cell table:style-name="ce26" table:number-columns-repeated="129"/>
        </table:table-row>
        <table:table-row table:style-name="ro3">
          <table:table-cell office:value-type="string">
            <text:p>TAIGregorian</text:p>
          </table:table-cell>
          <table:table-cell table:number-columns-repeated="2"/>
          <table:table-cell/>
          <table:table-cell table:number-columns-repeated="78"/>
          <table:table-cell table:style-name="ce26" table:number-columns-repeated="2"/>
          <table:table-cell table:formula="of:=IF((COUNTA([.E81:.CF81])&gt;0)                                                                   OR                                                                   ( [.D81]=&quot;DEFERRED&quot;);1;0)" office:value-type="float" office:value="0">
            <text:p>0</text:p>
          </table:table-cell>
          <table:table-cell table:formula="of:=[.CH80]+1" office:value-type="float" office:value="75">
            <text:p>75</text:p>
          </table:table-cell>
          <table:table-cell table:style-name="ce26" table:number-columns-repeated="129"/>
        </table:table-row>
        <table:table-row table:style-name="ro3">
          <table:table-cell office:value-type="string">
            <text:p>TAIModJulian</text:p>
          </table:table-cell>
          <table:table-cell table:number-columns-repeated="2"/>
          <table:table-cell/>
          <table:table-cell table:number-columns-repeated="78"/>
          <table:table-cell table:style-name="ce26" table:number-columns-repeated="2"/>
          <table:table-cell table:formula="of:=IF((COUNTA([.E82:.CF82])&gt;0)                                                                   OR                                                                   ( [.D82]=&quot;DEFERRED&quot;);1;0)" office:value-type="float" office:value="0">
            <text:p>0</text:p>
          </table:table-cell>
          <table:table-cell table:formula="of:=[.CH81]+1" office:value-type="float" office:value="76">
            <text:p>76</text:p>
          </table:table-cell>
          <table:table-cell table:style-name="ce26" table:number-columns-repeated="129"/>
        </table:table-row>
        <table:table-row table:style-name="ro3">
          <table:table-cell office:value-type="string">
            <text:p>TCBGregorian</text:p>
          </table:table-cell>
          <table:table-cell table:number-columns-repeated="2"/>
          <table:table-cell/>
          <table:table-cell table:number-columns-repeated="78"/>
          <table:table-cell table:style-name="ce26" table:number-columns-repeated="2"/>
          <table:table-cell table:formula="of:=IF((COUNTA([.E83:.CF83])&gt;0)                                                                   OR                                                                   ( [.D83]=&quot;DEFERRED&quot;);1;0)" office:value-type="float" office:value="0">
            <text:p>0</text:p>
          </table:table-cell>
          <table:table-cell table:formula="of:=[.CH82]+1" office:value-type="float" office:value="77">
            <text:p>77</text:p>
          </table:table-cell>
          <table:table-cell table:style-name="ce26" table:number-columns-repeated="129"/>
        </table:table-row>
        <table:table-row table:style-name="ro3">
          <table:table-cell office:value-type="string">
            <text:p>TCBModJulian</text:p>
          </table:table-cell>
          <table:table-cell table:number-columns-repeated="2"/>
          <table:table-cell/>
          <table:table-cell table:number-columns-repeated="78"/>
          <table:table-cell table:style-name="ce26" table:number-columns-repeated="2"/>
          <table:table-cell table:formula="of:=IF((COUNTA([.E84:.CF84])&gt;0)                                                                   OR                                                                   ( [.D84]=&quot;DEFERRED&quot;);1;0)" office:value-type="float" office:value="0">
            <text:p>0</text:p>
          </table:table-cell>
          <table:table-cell table:formula="of:=[.CH83]+1" office:value-type="float" office:value="78">
            <text:p>78</text:p>
          </table:table-cell>
          <table:table-cell table:style-name="ce26" table:number-columns-repeated="129"/>
        </table:table-row>
        <table:table-row table:style-name="ro3">
          <table:table-cell office:value-type="string">
            <text:p>TDBGregorian</text:p>
          </table:table-cell>
          <table:table-cell table:number-columns-repeated="2"/>
          <table:table-cell/>
          <table:table-cell table:number-columns-repeated="78"/>
          <table:table-cell table:style-name="ce26" table:number-columns-repeated="2"/>
          <table:table-cell table:formula="of:=IF((COUNTA([.E85:.CF85])&gt;0)                                                                   OR                                                                   ( [.D85]=&quot;DEFERRED&quot;);1;0)" office:value-type="float" office:value="0">
            <text:p>0</text:p>
          </table:table-cell>
          <table:table-cell table:formula="of:=[.CH84]+1" office:value-type="float" office:value="79">
            <text:p>79</text:p>
          </table:table-cell>
          <table:table-cell table:style-name="ce26" table:number-columns-repeated="129"/>
        </table:table-row>
        <table:table-row table:style-name="ro3">
          <table:table-cell office:value-type="string">
            <text:p>TDBModJulian</text:p>
          </table:table-cell>
          <table:table-cell table:number-columns-repeated="2"/>
          <table:table-cell/>
          <table:table-cell table:number-columns-repeated="78"/>
          <table:table-cell table:style-name="ce26" table:number-columns-repeated="2"/>
          <table:table-cell table:formula="of:=IF((COUNTA([.E86:.CF86])&gt;0)                                                                   OR                                                                   ( [.D86]=&quot;DEFERRED&quot;);1;0)" office:value-type="float" office:value="0">
            <text:p>0</text:p>
          </table:table-cell>
          <table:table-cell table:formula="of:=[.CH85]+1" office:value-type="float" office:value="80">
            <text:p>80</text:p>
          </table:table-cell>
          <table:table-cell table:style-name="ce26" table:number-columns-repeated="129"/>
        </table:table-row>
        <table:table-row table:style-name="ro3">
          <table:table-cell office:value-type="string">
            <text:p>UTCGregorian</text:p>
          </table:table-cell>
          <table:table-cell table:number-columns-repeated="2"/>
          <table:table-cell/>
          <table:table-cell table:number-columns-repeated="78"/>
          <table:table-cell table:style-name="ce26" table:number-columns-repeated="2"/>
          <table:table-cell table:formula="of:=IF((COUNTA([.E87:.CF87])&gt;0)                                                                   OR                                                                   ( [.D87]=&quot;DEFERRED&quot;);1;0)" office:value-type="float" office:value="0">
            <text:p>0</text:p>
          </table:table-cell>
          <table:table-cell table:formula="of:=[.CH86]+1" office:value-type="float" office:value="81">
            <text:p>81</text:p>
          </table:table-cell>
          <table:table-cell table:style-name="ce26" table:number-columns-repeated="129"/>
        </table:table-row>
        <table:table-row table:style-name="ro3">
          <table:table-cell office:value-type="string">
            <text:p>UTCModJulian</text:p>
          </table:table-cell>
          <table:table-cell table:number-columns-repeated="2"/>
          <table:table-cell/>
          <table:table-cell table:number-columns-repeated="78"/>
          <table:table-cell table:style-name="ce26" table:number-columns-repeated="2"/>
          <table:table-cell table:formula="of:=IF((COUNTA([.E88:.CF88])&gt;0)                                                                   OR                                                                   ( [.D88]=&quot;DEFERRED&quot;);1;0)" office:value-type="float" office:value="0">
            <text:p>0</text:p>
          </table:table-cell>
          <table:table-cell table:formula="of:=[.CH87]+1" office:value-type="float" office:value="82">
            <text:p>82</text:p>
          </table:table-cell>
          <table:table-cell table:style-name="ce26" table:number-columns-repeated="129"/>
        </table:table-row>
        <table:table-row table:style-name="ro3">
          <table:table-cell office:value-type="string">
            <text:p>Variable</text:p>
          </table:table-cell>
          <table:table-cell table:number-columns-repeated="2"/>
          <table:table-cell/>
          <table:table-cell table:number-columns-repeated="21"/>
          <table:table-cell table:number-columns-repeated="17" office:value-type="string">
            <text:p>X</text:p>
          </table:table-cell>
          <table:table-cell table:number-columns-repeated="40"/>
          <table:table-cell table:style-name="ce26" table:number-columns-repeated="2"/>
          <table:table-cell table:formula="of:=IF((COUNTA([.E89:.CF89])&gt;0)                                                                   OR                                                                   ( [.D89]=&quot;DEFERRED&quot;);1;0)" office:value-type="float" office:value="1">
            <text:p>1</text:p>
          </table:table-cell>
          <table:table-cell table:formula="of:=[.CH88]+1" office:value-type="float" office:value="83">
            <text:p>83</text:p>
          </table:table-cell>
          <table:table-cell table:style-name="ce26" table:number-columns-repeated="129"/>
        </table:table-row>
        <table:table-row table:style-name="ro3">
          <table:table-cell office:value-type="string">
            <text:p>Vel Apoapsis</text:p>
          </table:table-cell>
          <table:table-cell table:number-columns-repeated="2"/>
          <table:table-cell/>
          <table:table-cell/>
          <table:table-cell table:number-columns-repeated="8" office:value-type="string">
            <text:p>X</text:p>
          </table:table-cell>
          <table:table-cell table:number-columns-repeated="69"/>
          <table:table-cell table:style-name="ce26" table:number-columns-repeated="2"/>
          <table:table-cell table:formula="of:=IF((COUNTA([.E90:.CF90])&gt;0)                                                                   OR                                                                   ( [.D90]=&quot;DEFERRED&quot;);1;0)" office:value-type="float" office:value="1">
            <text:p>1</text:p>
          </table:table-cell>
          <table:table-cell table:formula="of:=[.CH89]+1" office:value-type="float" office:value="84">
            <text:p>84</text:p>
          </table:table-cell>
          <table:table-cell table:style-name="ce26" table:number-columns-repeated="129"/>
        </table:table-row>
        <table:table-row table:style-name="ro3">
          <table:table-cell office:value-type="string">
            <text:p>Vel Periapsis</text:p>
          </table:table-cell>
          <table:table-cell table:number-columns-repeated="2"/>
          <table:table-cell/>
          <table:table-cell/>
          <table:table-cell table:number-columns-repeated="8" office:value-type="string">
            <text:p>X</text:p>
          </table:table-cell>
          <table:table-cell table:number-columns-repeated="69"/>
          <table:table-cell table:style-name="ce26" table:number-columns-repeated="2"/>
          <table:table-cell table:formula="of:=IF((COUNTA([.E91:.CF91])&gt;0)                                                                   OR                                                                   ( [.D91]=&quot;DEFERRED&quot;);1;0)" office:value-type="float" office:value="1">
            <text:p>1</text:p>
          </table:table-cell>
          <table:table-cell table:formula="of:=[.CH90]+1" office:value-type="float" office:value="85">
            <text:p>85</text:p>
          </table:table-cell>
          <table:table-cell table:style-name="ce26" table:number-columns-repeated="129"/>
        </table:table-row>
        <table:table-row table:style-name="ro3" table:number-rows-repeated="2">
          <table:table-cell table:number-columns-repeated="4"/>
          <table:table-cell table:style-name="ce26" table:number-columns-repeated="80"/>
          <table:table-cell table:number-columns-repeated="2"/>
          <table:table-cell table:style-name="ce26" table:number-columns-repeated="129"/>
        </table:table-row>
        <table:table-row table:style-name="ro3">
          <table:table-cell table:number-columns-repeated="4"/>
          <table:table-cell table:style-name="ce26" table:number-columns-repeated="80"/>
          <table:table-cell table:formula="of:=SUM([.CG7:.CG92])" office:value-type="float" office:value="74">
            <text:p>74</text:p>
          </table:table-cell>
          <table:table-cell table:formula="of:=COUNTA([.CG7:.CG93])" office:value-type="float" office:value="85">
            <text:p>85</text:p>
          </table:table-cell>
          <table:table-cell table:style-name="ce26" table:number-columns-repeated="129"/>
        </table:table-row>
        <table:table-row table:style-name="ro3" table:number-rows-repeated="258">
          <table:table-cell table:number-columns-repeated="4"/>
          <table:table-cell table:style-name="ce26" table:number-columns-repeated="80"/>
          <table:table-cell table:number-columns-repeated="2"/>
          <table:table-cell table:style-name="ce26" table:number-columns-repeated="129"/>
        </table:table-row>
        <table:table-row table:style-name="ro3" table:number-rows-repeated="65183">
          <table:table-cell table:number-columns-repeated="215"/>
        </table:table-row>
        <table:table-row table:style-name="ro3">
          <table:table-cell table:number-columns-repeated="215"/>
        </table:table-row>
      </table:table>
      <table:table table:name="Commands" table:style-name="ta1" table:print="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16" table:number-columns-repeated="50" table:default-cell-style-name="Default"/>
        <table:table-column table:style-name="co32" table:default-cell-style-name="Default"/>
        <table:table-column table:style-name="co16" table:default-cell-style-name="Default"/>
        <table:table-column table:style-name="co20" table:number-columns-repeated="23" table:default-cell-style-name="Default"/>
        <table:table-column table:style-name="co21" table:number-columns-repeated="3" table:default-cell-style-name="Default"/>
        <table:table-column table:style-name="co20" table:default-cell-style-name="Default"/>
        <table:table-column table:style-name="co32" table:default-cell-style-name="Default"/>
        <table:table-column table:style-name="co16" table:default-cell-style-name="ce26"/>
        <table:table-column table:style-name="co20" table:default-cell-style-name="ce26"/>
        <table:table-column table:style-name="co7" table:number-columns-repeated="129" table:default-cell-style-name="Default"/>
        <table:table-row table:style-name="ro1">
          <table:table-cell table:style-name="ce21" office:value-type="string">
            <text:p>GMAT System Test </text:p>
          </table:table-cell>
          <table:table-cell table:style-name="ce21" table:number-columns-repeated="3"/>
          <table:table-cell table:number-columns-repeated="211"/>
        </table:table-row>
        <table:table-row table:style-name="ro2">
          <table:table-cell table:style-name="ce22" office:value-type="string">
            <text:p>Command Mapping Matrix</text:p>
          </table:table-cell>
          <table:table-cell table:style-name="ce22" table:number-columns-repeated="83"/>
          <table:table-cell table:number-columns-repeated="2"/>
          <table:table-cell table:style-name="ce22" table:number-columns-repeated="129"/>
        </table:table-row>
        <table:table-row table:style-name="ro3">
          <table:table-cell table:number-columns-repeated="215"/>
        </table:table-row>
        <table:table-row table:style-name="ro3">
          <table:table-cell table:style-name="ce23" table:number-columns-repeated="4"/>
          <table:table-cell table:number-columns-repeated="211"/>
        </table:table-row>
        <table:table-row table:style-name="ro3">
          <table:table-cell table:number-columns-repeated="4"/>
          <table:table-cell table:style-name="ce26" office:value-type="float" office:value="1">
            <text:p>1</text:p>
          </table:table-cell>
          <table:table-cell table:style-name="ce26" table:formula="of:=[.E5]+1" office:value-type="float" office:value="2">
            <text:p>2</text:p>
          </table:table-cell>
          <table:table-cell table:style-name="ce26" table:formula="of:=[.F5]+1" office:value-type="float" office:value="3">
            <text:p>3</text:p>
          </table:table-cell>
          <table:table-cell table:style-name="ce26" table:formula="of:=[.G5]+1" office:value-type="float" office:value="4">
            <text:p>4</text:p>
          </table:table-cell>
          <table:table-cell table:style-name="ce26" table:formula="of:=[.H5]+1" office:value-type="float" office:value="5">
            <text:p>5</text:p>
          </table:table-cell>
          <table:table-cell table:style-name="ce26" table:formula="of:=[.I5]+1" office:value-type="float" office:value="6">
            <text:p>6</text:p>
          </table:table-cell>
          <table:table-cell table:style-name="ce26" table:formula="of:=[.J5]+1" office:value-type="float" office:value="7">
            <text:p>7</text:p>
          </table:table-cell>
          <table:table-cell table:style-name="ce26" table:formula="of:=[.K5]+1" office:value-type="float" office:value="8">
            <text:p>8</text:p>
          </table:table-cell>
          <table:table-cell table:style-name="ce26" table:formula="of:=[.L5]+1" office:value-type="float" office:value="9">
            <text:p>9</text:p>
          </table:table-cell>
          <table:table-cell table:style-name="ce26" table:formula="of:=[.M5]+1" office:value-type="float" office:value="10">
            <text:p>10</text:p>
          </table:table-cell>
          <table:table-cell table:style-name="ce26" table:formula="of:=[.N5]+1" office:value-type="float" office:value="11">
            <text:p>11</text:p>
          </table:table-cell>
          <table:table-cell table:style-name="ce26" table:formula="of:=[.O5]+1" office:value-type="float" office:value="12">
            <text:p>12</text:p>
          </table:table-cell>
          <table:table-cell table:style-name="ce26" table:formula="of:=[.P5]+1" office:value-type="float" office:value="13">
            <text:p>13</text:p>
          </table:table-cell>
          <table:table-cell table:style-name="ce26" table:formula="of:=[.Q5]+1" office:value-type="float" office:value="14">
            <text:p>14</text:p>
          </table:table-cell>
          <table:table-cell table:style-name="ce26" table:formula="of:=[.R5]+1" office:value-type="float" office:value="15">
            <text:p>15</text:p>
          </table:table-cell>
          <table:table-cell table:style-name="ce26" table:formula="of:=[.S5]+1" office:value-type="float" office:value="16">
            <text:p>16</text:p>
          </table:table-cell>
          <table:table-cell table:style-name="ce26" table:formula="of:=[.T5]+1" office:value-type="float" office:value="17">
            <text:p>17</text:p>
          </table:table-cell>
          <table:table-cell table:style-name="ce26" table:formula="of:=[.U5]+1" office:value-type="float" office:value="18">
            <text:p>18</text:p>
          </table:table-cell>
          <table:table-cell table:style-name="ce26" table:formula="of:=[.V5]+1" office:value-type="float" office:value="19">
            <text:p>19</text:p>
          </table:table-cell>
          <table:table-cell table:style-name="ce26" table:formula="of:=[.W5]+1" office:value-type="float" office:value="20">
            <text:p>20</text:p>
          </table:table-cell>
          <table:table-cell table:style-name="ce26" table:formula="of:=[.X5]+1" office:value-type="float" office:value="21">
            <text:p>21</text:p>
          </table:table-cell>
          <table:table-cell table:style-name="ce26" table:formula="of:=[.Y5]+1" office:value-type="float" office:value="22">
            <text:p>22</text:p>
          </table:table-cell>
          <table:table-cell table:style-name="ce26" table:formula="of:=[.Z5]+1" office:value-type="float" office:value="23">
            <text:p>23</text:p>
          </table:table-cell>
          <table:table-cell table:style-name="ce26" table:formula="of:=[.AA5]+1" office:value-type="float" office:value="24">
            <text:p>24</text:p>
          </table:table-cell>
          <table:table-cell table:style-name="ce26" table:formula="of:=[.AB5]+1" office:value-type="float" office:value="25">
            <text:p>25</text:p>
          </table:table-cell>
          <table:table-cell table:style-name="ce26" table:formula="of:=[.AC5]+1" office:value-type="float" office:value="26">
            <text:p>26</text:p>
          </table:table-cell>
          <table:table-cell table:style-name="ce26" table:formula="of:=[.AD5]+1" office:value-type="float" office:value="27">
            <text:p>27</text:p>
          </table:table-cell>
          <table:table-cell table:style-name="ce26" table:formula="of:=[.AE5]+1" office:value-type="float" office:value="28">
            <text:p>28</text:p>
          </table:table-cell>
          <table:table-cell table:style-name="ce26" table:formula="of:=[.AF5]+1" office:value-type="float" office:value="29">
            <text:p>29</text:p>
          </table:table-cell>
          <table:table-cell table:style-name="ce26" table:formula="of:=[.AG5]+1" office:value-type="float" office:value="30">
            <text:p>30</text:p>
          </table:table-cell>
          <table:table-cell table:style-name="ce26" table:formula="of:=[.AH5]+1" office:value-type="float" office:value="31">
            <text:p>31</text:p>
          </table:table-cell>
          <table:table-cell table:style-name="ce26" table:formula="of:=[.AI5]+1" office:value-type="float" office:value="32">
            <text:p>32</text:p>
          </table:table-cell>
          <table:table-cell table:style-name="ce26" table:formula="of:=[.AJ5]+1" office:value-type="float" office:value="33">
            <text:p>33</text:p>
          </table:table-cell>
          <table:table-cell table:style-name="ce26" table:formula="of:=[.AK5]+1" office:value-type="float" office:value="34">
            <text:p>34</text:p>
          </table:table-cell>
          <table:table-cell table:style-name="ce26" table:formula="of:=[.AL5]+1" office:value-type="float" office:value="35">
            <text:p>35</text:p>
          </table:table-cell>
          <table:table-cell table:style-name="ce26" table:formula="of:=[.AM5]+1" office:value-type="float" office:value="36">
            <text:p>36</text:p>
          </table:table-cell>
          <table:table-cell table:style-name="ce26" table:formula="of:=[.AN5]+1" office:value-type="float" office:value="37">
            <text:p>37</text:p>
          </table:table-cell>
          <table:table-cell table:style-name="ce26" table:formula="of:=[.AO5]+1" office:value-type="float" office:value="38">
            <text:p>38</text:p>
          </table:table-cell>
          <table:table-cell table:style-name="ce26" table:formula="of:=[.AP5]+1" office:value-type="float" office:value="39">
            <text:p>39</text:p>
          </table:table-cell>
          <table:table-cell table:style-name="ce26" table:formula="of:=[.AQ5]+1" office:value-type="float" office:value="40">
            <text:p>40</text:p>
          </table:table-cell>
          <table:table-cell table:style-name="ce26" table:formula="of:=[.AR5]+1" office:value-type="float" office:value="41">
            <text:p>41</text:p>
          </table:table-cell>
          <table:table-cell table:style-name="ce26" table:formula="of:=[.AS5]+1" office:value-type="float" office:value="42">
            <text:p>42</text:p>
          </table:table-cell>
          <table:table-cell table:style-name="ce26" table:formula="of:=[.AT5]+1" office:value-type="float" office:value="43">
            <text:p>43</text:p>
          </table:table-cell>
          <table:table-cell table:style-name="ce26" table:formula="of:=[.AU5]+1" office:value-type="float" office:value="44">
            <text:p>44</text:p>
          </table:table-cell>
          <table:table-cell table:style-name="ce26" table:formula="of:=[.AV5]+1" office:value-type="float" office:value="45">
            <text:p>45</text:p>
          </table:table-cell>
          <table:table-cell table:style-name="ce26" table:formula="of:=[.AW5]+1" office:value-type="float" office:value="46">
            <text:p>46</text:p>
          </table:table-cell>
          <table:table-cell table:style-name="ce26" table:formula="of:=[.AX5]+1" office:value-type="float" office:value="47">
            <text:p>47</text:p>
          </table:table-cell>
          <table:table-cell table:style-name="ce26" table:formula="of:=[.AY5]+1" office:value-type="float" office:value="48">
            <text:p>48</text:p>
          </table:table-cell>
          <table:table-cell table:style-name="ce26" table:formula="of:=[.AZ5]+1" office:value-type="float" office:value="49">
            <text:p>49</text:p>
          </table:table-cell>
          <table:table-cell table:style-name="ce26" table:formula="of:=[.BA5]+1" office:value-type="float" office:value="50">
            <text:p>50</text:p>
          </table:table-cell>
          <table:table-cell table:style-name="ce26" table:formula="of:=[.BB5]+1" office:value-type="float" office:value="51">
            <text:p>51</text:p>
          </table:table-cell>
          <table:table-cell table:style-name="ce26" table:formula="of:=[.BC5]+1" office:value-type="float" office:value="52">
            <text:p>52</text:p>
          </table:table-cell>
          <table:table-cell table:style-name="ce26" table:formula="of:=[.BD5]+1" office:value-type="float" office:value="53">
            <text:p>53</text:p>
          </table:table-cell>
          <table:table-cell table:style-name="ce26" table:formula="of:=[.BE5]+1" office:value-type="float" office:value="54">
            <text:p>54</text:p>
          </table:table-cell>
          <table:table-cell table:style-name="ce26" table:formula="of:=[.BF5]+1" office:value-type="float" office:value="55">
            <text:p>55</text:p>
          </table:table-cell>
          <table:table-cell table:style-name="ce26" table:formula="of:=[.BG5]+1" office:value-type="float" office:value="56">
            <text:p>56</text:p>
          </table:table-cell>
          <table:table-cell table:style-name="ce26" table:formula="of:=[.BH5]+1" office:value-type="float" office:value="57">
            <text:p>57</text:p>
          </table:table-cell>
          <table:table-cell table:style-name="ce26" table:formula="of:=[.BI5]+1" office:value-type="float" office:value="58">
            <text:p>58</text:p>
          </table:table-cell>
          <table:table-cell table:style-name="ce26" table:formula="of:=[.BJ5]+1" office:value-type="float" office:value="59">
            <text:p>59</text:p>
          </table:table-cell>
          <table:table-cell table:style-name="ce26" table:formula="of:=[.BK5]+1" office:value-type="float" office:value="60">
            <text:p>60</text:p>
          </table:table-cell>
          <table:table-cell table:style-name="ce26" table:formula="of:=[.BL5]+1" office:value-type="float" office:value="61">
            <text:p>61</text:p>
          </table:table-cell>
          <table:table-cell table:style-name="ce26" table:formula="of:=[.BM5]+1" office:value-type="float" office:value="62">
            <text:p>62</text:p>
          </table:table-cell>
          <table:table-cell table:style-name="ce26" table:formula="of:=[.BN5]+1" office:value-type="float" office:value="63">
            <text:p>63</text:p>
          </table:table-cell>
          <table:table-cell table:style-name="ce26" table:formula="of:=[.BO5]+1" office:value-type="float" office:value="64">
            <text:p>64</text:p>
          </table:table-cell>
          <table:table-cell table:style-name="ce26" table:formula="of:=[.BP5]+1" office:value-type="float" office:value="65">
            <text:p>65</text:p>
          </table:table-cell>
          <table:table-cell table:style-name="ce26" table:formula="of:=[.BQ5]+1" office:value-type="float" office:value="66">
            <text:p>66</text:p>
          </table:table-cell>
          <table:table-cell table:style-name="ce26" table:formula="of:=[.BR5]+1" office:value-type="float" office:value="67">
            <text:p>67</text:p>
          </table:table-cell>
          <table:table-cell table:style-name="ce26" table:formula="of:=[.BS5]+1" office:value-type="float" office:value="68">
            <text:p>68</text:p>
          </table:table-cell>
          <table:table-cell table:style-name="ce26" table:formula="of:=[.BT5]+1" office:value-type="float" office:value="69">
            <text:p>69</text:p>
          </table:table-cell>
          <table:table-cell table:style-name="ce26" table:formula="of:=[.BU5]+1" office:value-type="float" office:value="70">
            <text:p>70</text:p>
          </table:table-cell>
          <table:table-cell table:style-name="ce26" table:formula="of:=[.BV5]+1" office:value-type="float" office:value="71">
            <text:p>71</text:p>
          </table:table-cell>
          <table:table-cell table:style-name="ce26" table:formula="of:=[.BW5]+1" office:value-type="float" office:value="72">
            <text:p>72</text:p>
          </table:table-cell>
          <table:table-cell table:style-name="ce26" table:formula="of:=[.BX5]+1" office:value-type="float" office:value="73">
            <text:p>73</text:p>
          </table:table-cell>
          <table:table-cell table:style-name="ce26" table:formula="of:=[.BY5]+1" office:value-type="float" office:value="74">
            <text:p>74</text:p>
          </table:table-cell>
          <table:table-cell table:style-name="ce26" table:formula="of:=[.BZ5]+1" office:value-type="float" office:value="75">
            <text:p>75</text:p>
          </table:table-cell>
          <table:table-cell table:style-name="ce26" table:formula="of:=[.CA5]+1" office:value-type="float" office:value="76">
            <text:p>76</text:p>
          </table:table-cell>
          <table:table-cell table:style-name="ce26" table:formula="of:=[.CB5]+1" office:value-type="float" office:value="77">
            <text:p>77</text:p>
          </table:table-cell>
          <table:table-cell table:style-name="ce26" table:formula="of:=[.CC5]+1" office:value-type="float" office:value="78">
            <text:p>78</text:p>
          </table:table-cell>
          <table:table-cell table:style-name="ce26"/>
          <table:table-cell table:number-columns-repeated="132"/>
        </table:table-row>
        <table:table-row table:style-name="ro13">
          <table:table-cell table:style-name="ce23" office:value-type="string">
            <text:p>Command</text:p>
          </table:table-cell>
          <table:table-cell table:style-name="ce23" office:value-type="string">
            <text:p>Case</text:p>
          </table:table-cell>
          <table:table-cell table:style-name="ce23" office:value-type="string">
            <text:p>Subcase</text:p>
          </table:table-cell>
          <table:table-cell table:style-name="ce23" office:value-type="string">
            <text:p>Notes</text:p>
          </table:table-cell>
          <table:table-cell table:style-name="ce27" table:formula="of:=IF(OFFSET([$ScriptTestCases.$B$5];[.D5];0;1)&lt;&gt;&quot;&quot;;OFFSET([$ScriptTestCases.$B$5];[.D5];0;1);&quot;&quot;)" office:value-type="string" office:string-value="ParametersinCommands.script">
            <text:p>ParametersinCommands.script</text:p>
          </table:table-cell>
          <table:table-cell table:style-name="ce27" table:formula="of:=IF(OFFSET([$ScriptTestCases.$B$5];[.E5];0;1)&lt;&gt;&quot;&quot;;OFFSET([$ScriptTestCases.$B$5];[.E5];0;1);&quot;&quot;)" office:value-type="string" office:string-value="CbMars2Body.m">
            <text:p>CbMars2Body.m</text:p>
          </table:table-cell>
          <table:table-cell table:style-name="ce27" table:formula="of:=IF(OFFSET([$ScriptTestCases.$B$5];[.F5];0;1)&lt;&gt;&quot;&quot;;OFFSET([$ScriptTestCases.$B$5];[.F5];0;1);&quot;&quot;)" office:value-type="string" office:string-value="CbMercury2Body.m">
            <text:p>CbMercury2Body.m</text:p>
          </table:table-cell>
          <table:table-cell table:style-name="ce27" table:formula="of:=IF(OFFSET([$ScriptTestCases.$B$5];[.G5];0;1)&lt;&gt;&quot;&quot;;OFFSET([$ScriptTestCases.$B$5];[.G5];0;1);&quot;&quot;)" office:value-type="string" office:string-value="CbMoon2Body.m">
            <text:p>CbMoon2Body.m</text:p>
          </table:table-cell>
          <table:table-cell table:style-name="ce27" table:formula="of:=IF(OFFSET([$ScriptTestCases.$B$5];[.H5];0;1)&lt;&gt;&quot;&quot;;OFFSET([$ScriptTestCases.$B$5];[.H5];0;1);&quot;&quot;)" office:value-type="string" office:string-value="CbNeptune2Body.m">
            <text:p>CbNeptune2Body.m</text:p>
          </table:table-cell>
          <table:table-cell table:style-name="ce27" table:formula="of:=IF(OFFSET([$ScriptTestCases.$B$5];[.I5];0;1)&lt;&gt;&quot;&quot;;OFFSET([$ScriptTestCases.$B$5];[.I5];0;1);&quot;&quot;)" office:value-type="string" office:string-value="CbPluto2Body.m">
            <text:p>CbPluto2Body.m</text:p>
          </table:table-cell>
          <table:table-cell table:style-name="ce27" table:formula="of:=IF(OFFSET([$ScriptTestCases.$B$5];[.J5];0;1)&lt;&gt;&quot;&quot;;OFFSET([$ScriptTestCases.$B$5];[.J5];0;1);&quot;&quot;)" office:value-type="string" office:string-value="CbSaturn2Body.m">
            <text:p>CbSaturn2Body.m</text:p>
          </table:table-cell>
          <table:table-cell table:style-name="ce27" table:formula="of:=IF(OFFSET([$ScriptTestCases.$B$5];[.K5];0;1)&lt;&gt;&quot;&quot;;OFFSET([$ScriptTestCases.$B$5];[.K5];0;1);&quot;&quot;)" office:value-type="string" office:string-value="CbUranus2Body.m">
            <text:p>CbUranus2Body.m</text:p>
          </table:table-cell>
          <table:table-cell table:style-name="ce27" table:formula="of:=IF(OFFSET([$ScriptTestCases.$B$5];[.L5];0;1)&lt;&gt;&quot;&quot;;OFFSET([$ScriptTestCases.$B$5];[.L5];0;1);&quot;&quot;)" office:value-type="string" office:string-value="CbVenus2Body.m">
            <text:p>CbVenus2Body.m</text:p>
          </table:table-cell>
          <table:table-cell table:style-name="ce27" table:formula="of:=IF(OFFSET([$ScriptTestCases.$B$5];[.M5];0;1)&lt;&gt;&quot;&quot;;OFFSET([$ScriptTestCases.$B$5];[.M5];0;1);&quot;&quot;)" office:value-type="string" office:string-value="CS2BodyEarthFixed.m">
            <text:p>CS2BodyEarthFixed.m</text:p>
          </table:table-cell>
          <table:table-cell table:style-name="ce27" table:formula="of:=IF(OFFSET([$ScriptTestCases.$B$5];[.N5];0;1)&lt;&gt;&quot;&quot;;OFFSET([$ScriptTestCases.$B$5];[.N5];0;1);&quot;&quot;)" office:value-type="string" office:string-value="CS2BodyEarthGSE.m">
            <text:p>CS2BodyEarthGSE.m</text:p>
          </table:table-cell>
          <table:table-cell table:style-name="ce27" table:formula="of:=IF(OFFSET([$ScriptTestCases.$B$5];[.O5];0;1)&lt;&gt;&quot;&quot;;OFFSET([$ScriptTestCases.$B$5];[.O5];0;1);&quot;&quot;)" office:value-type="string" office:string-value="CS2BodyEarthMJ2000Ec.m">
            <text:p>CS2BodyEarthMJ2000Ec.m</text:p>
          </table:table-cell>
          <table:table-cell table:style-name="ce27" table:formula="of:=IF(OFFSET([$ScriptTestCases.$B$5];[.P5];0;1)&lt;&gt;&quot;&quot;;OFFSET([$ScriptTestCases.$B$5];[.P5];0;1);&quot;&quot;)" office:value-type="string" office:string-value="CS2BodyEarthMJ2000Eq.m">
            <text:p>CS2BodyEarthMJ2000Eq.m</text:p>
          </table:table-cell>
          <table:table-cell table:style-name="ce27" table:formula="of:=IF(OFFSET([$ScriptTestCases.$B$5];[.Q5];0;1)&lt;&gt;&quot;&quot;;OFFSET([$ScriptTestCases.$B$5];[.Q5];0;1);&quot;&quot;)" office:value-type="string" office:string-value="CS2BodyMarsMJ2000Eq.m">
            <text:p>CS2BodyMarsMJ2000Eq.m</text:p>
          </table:table-cell>
          <table:table-cell table:style-name="ce27" table:formula="of:=IF(OFFSET([$ScriptTestCases.$B$5];[.R5];0;1)&lt;&gt;&quot;&quot;;OFFSET([$ScriptTestCases.$B$5];[.R5];0;1);&quot;&quot;)" office:value-type="string" office:string-value="MathOperatorsAndFunctions.script">
            <text:p>MathOperatorsAndFunctions.script</text:p>
          </table:table-cell>
          <table:table-cell table:style-name="ce27" table:formula="of:=IF(OFFSET([$ScriptTestCases.$B$5];[.S5];0;1)&lt;&gt;&quot;&quot;;OFFSET([$ScriptTestCases.$B$5];[.S5];0;1);&quot;&quot;)" office:value-type="string" office:string-value="IntegratorABM_2Body.m">
            <text:p>IntegratorABM_2Body.m</text:p>
          </table:table-cell>
          <table:table-cell table:style-name="ce27" table:formula="of:=IF(OFFSET([$ScriptTestCases.$B$5];[.T5];0;1)&lt;&gt;&quot;&quot;;OFFSET([$ScriptTestCases.$B$5];[.T5];0;1);&quot;&quot;)" office:value-type="string" office:string-value="IntegratorBS_2Body.m">
            <text:p>IntegratorBS_2Body.m</text:p>
          </table:table-cell>
          <table:table-cell table:style-name="ce27" table:formula="of:=IF(OFFSET([$ScriptTestCases.$B$5];[.U5];0;1)&lt;&gt;&quot;&quot;;OFFSET([$ScriptTestCases.$B$5];[.U5];0;1);&quot;&quot;)" office:value-type="string" office:string-value="IntegratorPD45_2Body.m">
            <text:p>IntegratorPD45_2Body.m</text:p>
          </table:table-cell>
          <table:table-cell table:style-name="ce27" table:formula="of:=IF(OFFSET([$ScriptTestCases.$B$5];[.V5];0;1)&lt;&gt;&quot;&quot;;OFFSET([$ScriptTestCases.$B$5];[.V5];0;1);&quot;&quot;)" office:value-type="string" office:string-value="IntegratorPD78_2Body.m">
            <text:p>IntegratorPD78_2Body.m</text:p>
          </table:table-cell>
          <table:table-cell table:style-name="ce27" table:formula="of:=IF(OFFSET([$ScriptTestCases.$B$5];[.W5];0;1)&lt;&gt;&quot;&quot;;OFFSET([$ScriptTestCases.$B$5];[.W5];0;1);&quot;&quot;)" office:value-type="string" office:string-value="IntegratorRKF56_2Body.m">
            <text:p>IntegratorRKF56_2Body.m</text:p>
          </table:table-cell>
          <table:table-cell table:style-name="ce27" table:formula="of:=IF(OFFSET([$ScriptTestCases.$B$5];[.X5];0;1)&lt;&gt;&quot;&quot;;OFFSET([$ScriptTestCases.$B$5];[.X5];0;1);&quot;&quot;)" office:value-type="string" office:string-value="IntegratorRKN68_2Body.m">
            <text:p>IntegratorRKN68_2Body.m</text:p>
          </table:table-cell>
          <table:table-cell table:style-name="ce27" table:formula="of:=IF(OFFSET([$ScriptTestCases.$B$5];[.Y5];0;1)&lt;&gt;&quot;&quot;;OFFSET([$ScriptTestCases.$B$5];[.Y5];0;1);&quot;&quot;)" office:value-type="string" office:string-value="ForArray.m">
            <text:p>ForArray.m</text:p>
          </table:table-cell>
          <table:table-cell table:style-name="ce27" table:formula="of:=IF(OFFSET([$ScriptTestCases.$B$5];[.Z5];0;1)&lt;&gt;&quot;&quot;;OFFSET([$ScriptTestCases.$B$5];[.Z5];0;1);&quot;&quot;)" office:value-type="string" office:string-value="ForIf42_24.m">
            <text:p>ForIf42_24.m</text:p>
          </table:table-cell>
          <table:table-cell table:style-name="ce27" table:formula="of:=IF(OFFSET([$ScriptTestCases.$B$5];[.AA5];0;1)&lt;&gt;&quot;&quot;;OFFSET([$ScriptTestCases.$B$5];[.AA5];0;1);&quot;&quot;)" office:value-type="string" office:string-value="ForWhile42.m">
            <text:p>ForWhile42.m</text:p>
          </table:table-cell>
          <table:table-cell table:style-name="ce27" table:formula="of:=IF(OFFSET([$ScriptTestCases.$B$5];[.AB5];0;1)&lt;&gt;&quot;&quot;;OFFSET([$ScriptTestCases.$B$5];[.AB5];0;1);&quot;&quot;)" office:value-type="string" office:string-value="If11.m">
            <text:p>If11.m</text:p>
          </table:table-cell>
          <table:table-cell table:style-name="ce27" table:formula="of:=IF(OFFSET([$ScriptTestCases.$B$5];[.AC5];0;1)&lt;&gt;&quot;&quot;;OFFSET([$ScriptTestCases.$B$5];[.AC5];0;1);&quot;&quot;)" office:value-type="string" office:string-value="If12_21.m">
            <text:p>If12_21.m</text:p>
          </table:table-cell>
          <table:table-cell table:style-name="ce27" table:formula="of:=IF(OFFSET([$ScriptTestCases.$B$5];[.AD5];0;1)&lt;&gt;&quot;&quot;;OFFSET([$ScriptTestCases.$B$5];[.AD5];0;1);&quot;&quot;)" office:value-type="string" office:string-value="If22.m">
            <text:p>If22.m</text:p>
          </table:table-cell>
          <table:table-cell table:style-name="ce27" table:formula="of:=IF(OFFSET([$ScriptTestCases.$B$5];[.AE5];0;1)&lt;&gt;&quot;&quot;;OFFSET([$ScriptTestCases.$B$5];[.AE5];0;1);&quot;&quot;)" office:value-type="string" office:string-value="If33.m">
            <text:p>If33.m</text:p>
          </table:table-cell>
          <table:table-cell table:style-name="ce27" table:formula="of:=IF(OFFSET([$ScriptTestCases.$B$5];[.AF5];0;1)&lt;&gt;&quot;&quot;;OFFSET([$ScriptTestCases.$B$5];[.AF5];0;1);&quot;&quot;)" office:value-type="string" office:string-value="If44.m">
            <text:p>If44.m</text:p>
          </table:table-cell>
          <table:table-cell table:style-name="ce27" table:formula="of:=IF(OFFSET([$ScriptTestCases.$B$5];[.AG5];0;1)&lt;&gt;&quot;&quot;;OFFSET([$ScriptTestCases.$B$5];[.AG5];0;1);&quot;&quot;)" office:value-type="string" office:string-value="If55.m">
            <text:p>If55.m</text:p>
          </table:table-cell>
          <table:table-cell table:style-name="ce27" table:formula="of:=IF(OFFSET([$ScriptTestCases.$B$5];[.AH5];0;1)&lt;&gt;&quot;&quot;;OFFSET([$ScriptTestCases.$B$5];[.AH5];0;1);&quot;&quot;)" office:value-type="string" office:string-value="IfForArray.m">
            <text:p>IfForArray.m</text:p>
          </table:table-cell>
          <table:table-cell table:style-name="ce27" table:formula="of:=IF(OFFSET([$ScriptTestCases.$B$5];[.AI5];0;1)&lt;&gt;&quot;&quot;;OFFSET([$ScriptTestCases.$B$5];[.AI5];0;1);&quot;&quot;)" office:value-type="string" office:string-value="IfIf43_34.m">
            <text:p>IfIf43_34.m</text:p>
          </table:table-cell>
          <table:table-cell table:style-name="ce27" table:formula="of:=IF(OFFSET([$ScriptTestCases.$B$5];[.AJ5];0;1)&lt;&gt;&quot;&quot;;OFFSET([$ScriptTestCases.$B$5];[.AJ5];0;1);&quot;&quot;)" office:value-type="string" office:string-value="While42_24.m">
            <text:p>While42_24.m</text:p>
          </table:table-cell>
          <table:table-cell table:style-name="ce27" table:formula="of:=IF(OFFSET([$ScriptTestCases.$B$5];[.AK5];0;1)&lt;&gt;&quot;&quot;;OFFSET([$ScriptTestCases.$B$5];[.AK5];0;1);&quot;&quot;)" office:value-type="string" office:string-value="While53_35.m">
            <text:p>While53_35.m</text:p>
          </table:table-cell>
          <table:table-cell table:style-name="ce27" table:formula="of:=IF(OFFSET([$ScriptTestCases.$B$5];[.AL5];0;1)&lt;&gt;&quot;&quot;;OFFSET([$ScriptTestCases.$B$5];[.AL5];0;1);&quot;&quot;)" office:value-type="string" office:string-value="WhileForArray.m">
            <text:p>WhileForArray.m</text:p>
          </table:table-cell>
          <table:table-cell table:style-name="ce27" table:formula="of:=IF(OFFSET([$ScriptTestCases.$B$5];[.AM5];0;1)&lt;&gt;&quot;&quot;;OFFSET([$ScriptTestCases.$B$5];[.AM5];0;1);&quot;&quot;)" office:value-type="string" office:string-value="WhileIf51_15.m">
            <text:p>WhileIf51_15.m</text:p>
          </table:table-cell>
          <table:table-cell table:style-name="ce27" table:formula="of:=IF(OFFSET([$ScriptTestCases.$B$5];[.AN5];0;1)&lt;&gt;&quot;&quot;;OFFSET([$ScriptTestCases.$B$5];[.AN5];0;1);&quot;&quot;)" office:value-type="string" office:string-value="WhileTarget.m">
            <text:p>WhileTarget.m</text:p>
          </table:table-cell>
          <table:table-cell table:style-name="ce27" table:formula="of:=IF(OFFSET([$ScriptTestCases.$B$5];[.AO5];0;1)&lt;&gt;&quot;&quot;;OFFSET([$ScriptTestCases.$B$5];[.AO5];0;1);&quot;&quot;)" office:value-type="string" office:string-value="WhileWhile42_24.m">
            <text:p>WhileWhile42_24.m</text:p>
          </table:table-cell>
          <table:table-cell table:style-name="ce27" table:formula="of:=IF(OFFSET([$ScriptTestCases.$B$5];[.AP5];0;1)&lt;&gt;&quot;&quot;;OFFSET([$ScriptTestCases.$B$5];[.AP5];0;1);&quot;&quot;)" office:value-type="string" office:string-value="LibrationTest_GMAT_SE.m">
            <text:p>LibrationTest_GMAT_SE.m</text:p>
          </table:table-cell>
          <table:table-cell table:style-name="ce27" table:formula="of:=IF(OFFSET([$ScriptTestCases.$B$5];[.AQ5];0;1)&lt;&gt;&quot;&quot;;OFFSET([$ScriptTestCases.$B$5];[.AQ5];0;1);&quot;&quot;)" office:value-type="string" office:string-value="LibrationTest_GMAT_SEM.m">
            <text:p>LibrationTest_GMAT_SEM.m</text:p>
          </table:table-cell>
          <table:table-cell table:style-name="ce27" table:formula="of:=IF(OFFSET([$ScriptTestCases.$B$5];[.AR5];0;1)&lt;&gt;&quot;&quot;;OFFSET([$ScriptTestCases.$B$5];[.AR5];0;1);&quot;&quot;)" office:value-type="string" office:string-value="DeltaV_GMAT_IEarth_Cartesian.m">
            <text:p>DeltaV_GMAT_IEarth_Cartesian.m</text:p>
          </table:table-cell>
          <table:table-cell table:style-name="ce27" table:formula="of:=IF(OFFSET([$ScriptTestCases.$B$5];[.AS5];0;1)&lt;&gt;&quot;&quot;;OFFSET([$ScriptTestCases.$B$5];[.AS5];0;1);&quot;&quot;)" office:value-type="string" office:string-value="DeltaV_GMAT_IEarth_VNB.m">
            <text:p>DeltaV_GMAT_IEarth_VNB.m</text:p>
          </table:table-cell>
          <table:table-cell table:style-name="ce27" table:formula="of:=IF(OFFSET([$ScriptTestCases.$B$5];[.AT5];0;1)&lt;&gt;&quot;&quot;;OFFSET([$ScriptTestCases.$B$5];[.AT5];0;1);&quot;&quot;)" office:value-type="string" office:string-value="DeltaV_GMAT_ISun_VNB.m">
            <text:p>DeltaV_GMAT_ISun_VNB.m</text:p>
          </table:table-cell>
          <table:table-cell table:style-name="ce27" table:formula="of:=IF(OFFSET([$ScriptTestCases.$B$5];[.AU5];0;1)&lt;&gt;&quot;&quot;;OFFSET([$ScriptTestCases.$B$5];[.AU5];0;1);&quot;&quot;)" office:value-type="string" office:string-value="StopCond_GMAT_EarthAll_Days.m">
            <text:p>StopCond_GMAT_EarthAll_Days.m</text:p>
          </table:table-cell>
          <table:table-cell table:style-name="ce27" table:formula="of:=IF(OFFSET([$ScriptTestCases.$B$5];[.AV5];0;1)&lt;&gt;&quot;&quot;;OFFSET([$ScriptTestCases.$B$5];[.AV5];0;1);&quot;&quot;)" office:value-type="string" office:string-value="StopCond_GMAT_Earth3MultiSatsPM_Days.m">
            <text:p>StopCond_GMAT_Earth3MultiSatsPM_Days.m</text:p>
          </table:table-cell>
          <table:table-cell table:style-name="ce27" table:formula="of:=IF(OFFSET([$ScriptTestCases.$B$5];[.AW5];0;1)&lt;&gt;&quot;&quot;;OFFSET([$ScriptTestCases.$B$5];[.AW5];0;1);&quot;&quot;)" office:value-type="string" office:string-value="GMAT_GEO_EarthSunLuna_JGM2_MSISE90_SRP.m">
            <text:p>GMAT_GEO_EarthSunLuna_JGM2_MSISE90_SRP.m</text:p>
          </table:table-cell>
          <table:table-cell table:style-name="ce27" table:formula="of:=IF(OFFSET([$ScriptTestCases.$B$5];[.AX5];0;1)&lt;&gt;&quot;&quot;;OFFSET([$ScriptTestCases.$B$5];[.AX5];0;1);&quot;&quot;)" office:value-type="string" office:string-value="GMAT_Moon_AllPlanets_0_0_0.m">
            <text:p>GMAT_Moon_AllPlanets_0_0_0.m</text:p>
          </table:table-cell>
          <table:table-cell table:style-name="ce27" table:formula="of:=IF(OFFSET([$ScriptTestCases.$B$5];[.AY5];0;1)&lt;&gt;&quot;&quot;;OFFSET([$ScriptTestCases.$B$5];[.AY5];0;1);&quot;&quot;)" office:value-type="string" office:string-value="GMAT_Mars1_Mars_MARS50C_0_0.m">
            <text:p>GMAT_Mars1_Mars_MARS50C_0_0.m</text:p>
          </table:table-cell>
          <table:table-cell table:style-name="ce27" table:formula="of:=IF(OFFSET([$ScriptTestCases.$B$5];[.AZ5];0;1)&lt;&gt;&quot;&quot;;OFFSET([$ScriptTestCases.$B$5];[.AZ5];0;1);&quot;&quot;)" office:value-type="string" office:string-value="GMAT_Moon_Luna_LP165P_0_0.m">
            <text:p>GMAT_Moon_Luna_LP165P_0_0.m</text:p>
          </table:table-cell>
          <table:table-cell table:style-name="ce27" table:formula="of:=IF(OFFSET([$ScriptTestCases.$B$5];[.BA5];0;1)&lt;&gt;&quot;&quot;;OFFSET([$ScriptTestCases.$B$5];[.BA5];0;1);&quot;&quot;)" office:value-type="string" office:string-value="EpochFormatCheck.m">
            <text:p>EpochFormatCheck.m</text:p>
          </table:table-cell>
          <table:table-cell table:style-name="ce27" table:formula="of:=IF(OFFSET([$ScriptTestCases.$B$5];[.BB5];0;1)&lt;&gt;&quot;&quot;;OFFSET([$ScriptTestCases.$B$5];[.BB5];0;1);&quot;&quot;)" office:value-type="string" office:string-value="allPropagates.m">
            <text:p>allPropagates.m</text:p>
          </table:table-cell>
          <table:table-cell table:style-name="ce27" table:formula="of:=IF(OFFSET([$ScriptTestCases.$B$5];[.BC5];0;1)&lt;&gt;&quot;&quot;;OFFSET([$ScriptTestCases.$B$5];[.BC5];0;1);&quot;&quot;)" office:value-type="string" office:string-value="TargeterCheck.m">
            <text:p>TargeterCheck.m</text:p>
          </table:table-cell>
          <table:table-cell table:style-name="ce27" table:formula="of:=IF(OFFSET([$ScriptTestCases.$B$5];[.BD5];0;1)&lt;&gt;&quot;&quot;;OFFSET([$ScriptTestCases.$B$5];[.BD5];0;1);&quot;&quot;)" office:value-type="string" office:string-value="XYPlotNonFunctionTest.m">
            <text:p>XYPlotNonFunctionTest.m</text:p>
          </table:table-cell>
          <table:table-cell table:style-name="ce27" table:formula="of:=IF(OFFSET([$ScriptTestCases.$B$5];[.BE5];0;1)&lt;&gt;&quot;&quot;;OFFSET([$ScriptTestCases.$B$5];[.BE5];0;1);&quot;&quot;)" office:value-type="string" office:string-value="SaveAllObjects.m">
            <text:p>SaveAllObjects.m</text:p>
          </table:table-cell>
          <table:table-cell table:style-name="ce27" table:formula="of:=IF(OFFSET([$ScriptTestCases.$B$5];[.BF5];0;1)&lt;&gt;&quot;&quot;;OFFSET([$ScriptTestCases.$B$5];[.BF5];0;1);&quot;&quot;)" office:value-type="string" office:string-value="StopAlone.m">
            <text:p>StopAlone.m</text:p>
          </table:table-cell>
          <table:table-cell table:style-name="ce27" table:formula="of:=IF(OFFSET([$ScriptTestCases.$B$5];[.BG5];0;1)&lt;&gt;&quot;&quot;;OFFSET([$ScriptTestCases.$B$5];[.BG5];0;1);&quot;&quot;)" office:value-type="string" office:string-value="StopIf.m">
            <text:p>StopIf.m</text:p>
          </table:table-cell>
          <table:table-cell table:style-name="ce27" table:formula="of:=IF(OFFSET([$ScriptTestCases.$B$5];[.BH5];0;1)&lt;&gt;&quot;&quot;;OFFSET([$ScriptTestCases.$B$5];[.BH5];0;1);&quot;&quot;)" office:value-type="string" office:string-value="StopFor.m">
            <text:p>StopFor.m</text:p>
          </table:table-cell>
          <table:table-cell table:style-name="ce27" table:formula="of:=IF(OFFSET([$ScriptTestCases.$B$5];[.BI5];0;1)&lt;&gt;&quot;&quot;;OFFSET([$ScriptTestCases.$B$5];[.BI5];0;1);&quot;&quot;)" office:value-type="string" office:string-value="StopTarget.m">
            <text:p>StopTarget.m</text:p>
          </table:table-cell>
          <table:table-cell table:style-name="ce27" table:formula="of:=IF(OFFSET([$ScriptTestCases.$B$5];[.BJ5];0;1)&lt;&gt;&quot;&quot;;OFFSET([$ScriptTestCases.$B$5];[.BJ5];0;1);&quot;&quot;)" office:value-type="string" office:string-value="StopWhile.m">
            <text:p>StopWhile.m</text:p>
          </table:table-cell>
          <table:table-cell table:style-name="ce27" table:formula="of:=IF(OFFSET([$ScriptTestCases.$B$5];[.BK5];0;1)&lt;&gt;&quot;&quot;;OFFSET([$ScriptTestCases.$B$5];[.BK5];0;1);&quot;&quot;)" office:value-type="string" office:string-value="StopForIf.m">
            <text:p>StopForIf.m</text:p>
          </table:table-cell>
          <table:table-cell table:style-name="ce27" table:formula="of:=IF(OFFSET([$ScriptTestCases.$B$5];[.BL5];0;1)&lt;&gt;&quot;&quot;;OFFSET([$ScriptTestCases.$B$5];[.BL5];0;1);&quot;&quot;)" office:value-type="string" office:string-value="StopWhileFor.m">
            <text:p>StopWhileFor.m</text:p>
          </table:table-cell>
          <table:table-cell table:style-name="ce27" table:formula="of:=IF(OFFSET([$ScriptTestCases.$B$5];[.BM5];0;1)&lt;&gt;&quot;&quot;;OFFSET([$ScriptTestCases.$B$5];[.BM5];0;1);&quot;&quot;)" office:value-type="string" office:string-value="AssignmentTests">
            <text:p>AssignmentTests</text:p>
          </table:table-cell>
          <table:table-cell table:style-name="ce27" table:formula="of:=IF(OFFSET([$ScriptTestCases.$B$5];[.BN5];0;1)&lt;&gt;&quot;&quot;;OFFSET([$ScriptTestCases.$B$5];[.BN5];0;1);&quot;&quot;)" office:value-type="string" office:string-value="BasicOptimizerTest.script">
            <text:p>BasicOptimizerTest.script</text:p>
          </table:table-cell>
          <table:table-cell table:style-name="ce27" table:formula="of:=IF(OFFSET([$ScriptTestCases.$B$5];[.BO5];0;1)&lt;&gt;&quot;&quot;;OFFSET([$ScriptTestCases.$B$5];[.BO5];0;1);&quot;&quot;)" office:value-type="string" office:string-value="NonLinearConstraintTests.script">
            <text:p>NonLinearConstraintTests.script</text:p>
          </table:table-cell>
          <table:table-cell table:style-name="ce27" table:formula="of:=IF(OFFSET([$ScriptTestCases.$B$5];[.BP5];0;1)&lt;&gt;&quot;&quot;;OFFSET([$ScriptTestCases.$B$5];[.BP5];0;1);&quot;&quot;)" office:value-type="string" office:string-value="MinimizeTests.script">
            <text:p>MinimizeTests.script</text:p>
          </table:table-cell>
          <table:table-cell table:style-name="ce27" table:formula="of:=IF(OFFSET([$ScriptTestCases.$B$5];[.BQ5];0;1)&lt;&gt;&quot;&quot;;OFFSET([$ScriptTestCases.$B$5];[.BQ5];0;1);&quot;&quot;)" office:value-type="string" office:string-value="VaryTests">
            <text:p>VaryTests</text:p>
          </table:table-cell>
          <table:table-cell table:style-name="ce27" table:formula="of:=IF(OFFSET([$ScriptTestCases.$B$5];[.BR5];0;1)&lt;&gt;&quot;&quot;;OFFSET([$ScriptTestCases.$B$5];[.BR5];0;1);&quot;&quot;)" office:value-type="string" office:string-value="OptimizersInControlFlow.script">
            <text:p>OptimizersInControlFlow.script</text:p>
          </table:table-cell>
          <table:table-cell table:style-name="ce27" table:formula="of:=IF(OFFSET([$ScriptTestCases.$B$5];[.BS5];0;1)&lt;&gt;&quot;&quot;;OFFSET([$ScriptTestCases.$B$5];[.BS5];0;1);&quot;&quot;)" office:value-type="string" office:string-value="MathOperators.script">
            <text:p>MathOperators.script</text:p>
          </table:table-cell>
          <table:table-cell table:style-name="ce27" table:formula="of:=IF(OFFSET([$ScriptTestCases.$B$5];[.BT5];0;1)&lt;&gt;&quot;&quot;;OFFSET([$ScriptTestCases.$B$5];[.BT5];0;1);&quot;&quot;)" office:value-type="string" office:string-value="ParenthesisinMathTests.script">
            <text:p>ParenthesisinMathTests.script</text:p>
          </table:table-cell>
          <table:table-cell table:style-name="ce27" table:formula="of:=IF(OFFSET([$ScriptTestCases.$B$5];[.BU5];0;1)&lt;&gt;&quot;&quot;;OFFSET([$ScriptTestCases.$B$5];[.BU5];0;1);&quot;&quot;)" office:value-type="string" office:string-value="StopinOptimizerTest.script">
            <text:p>StopinOptimizerTest.script</text:p>
          </table:table-cell>
          <table:table-cell table:style-name="ce27" table:formula="of:=IF(OFFSET([$ScriptTestCases.$B$5];[.BV5];0;1)&lt;&gt;&quot;&quot;;OFFSET([$ScriptTestCases.$B$5];[.BV5];0;1);&quot;&quot;)" office:value-type="string" office:string-value="ToggleTest.m">
            <text:p>ToggleTest.m</text:p>
          </table:table-cell>
          <table:table-cell table:style-name="ce27" table:formula="of:=IF(OFFSET([$ScriptTestCases.$B$5];[.BW5];0;1)&lt;&gt;&quot;&quot;;OFFSET([$ScriptTestCases.$B$5];[.BW5];0;1);&quot;&quot;)" office:value-type="string" office:string-value="CSParams_GMAT_BPlaneTests.script">
            <text:p>CSParams_GMAT_BPlaneTests.script</text:p>
          </table:table-cell>
          <table:table-cell table:style-name="ce27" table:formula="of:=IF(OFFSET([$ScriptTestCases.$B$5];[.BX5];0;1)&lt;&gt;&quot;&quot;;OFFSET([$ScriptTestCases.$B$5];[.BX5];0;1);&quot;&quot;)" office:value-type="string" office:string-value="StateInputTests.script">
            <text:p>StateInputTests.script</text:p>
          </table:table-cell>
          <table:table-cell table:style-name="ce27" table:formula="of:=IF(OFFSET([$ScriptTestCases.$B$5];[.BY5];0;1)&lt;&gt;&quot;&quot;;OFFSET([$ScriptTestCases.$B$5];[.BY5];0;1);&quot;&quot;)" office:value-type="string" office:string-value="TargeterNesting.m">
            <text:p>TargeterNesting.m</text:p>
          </table:table-cell>
          <table:table-cell table:style-name="ce27" table:formula="of:=IF(OFFSET([$ScriptTestCases.$B$5];[.BZ5];0;1)&lt;&gt;&quot;&quot;;OFFSET([$ScriptTestCases.$B$5];[.BZ5];0;1);&quot;&quot;)" office:value-type="string" office:string-value="Loop_GMAT_IfWhile.m">
            <text:p>Loop_GMAT_IfWhile.m</text:p>
          </table:table-cell>
          <table:table-cell table:style-name="ce27" table:formula="of:=IF(OFFSET([$ScriptTestCases.$B$5];[.CA5];0;1)&lt;&gt;&quot;&quot;;OFFSET([$ScriptTestCases.$B$5];[.CA5];0;1);&quot;&quot;)" office:value-type="string" office:string-value="ForForArray.m">
            <text:p>ForForArray.m</text:p>
          </table:table-cell>
          <table:table-cell table:style-name="ce27" table:formula="of:=IF(OFFSET([$ScriptTestCases.$B$5];[.CB5];0;1)&lt;&gt;&quot;&quot;;OFFSET([$ScriptTestCases.$B$5];[.CB5];0;1);&quot;&quot;)" office:value-type="string" office:string-value="MatlabApsidesCheck.m">
            <text:p>MatlabApsidesCheck.m</text:p>
          </table:table-cell>
          <table:table-cell table:style-name="ce27" table:formula="of:=IF(OFFSET([$ScriptTestCases.$B$5];[.CC5];0;1)&lt;&gt;&quot;&quot;;OFFSET([$ScriptTestCases.$B$5];[.CC5];0;1);&quot;&quot;)" office:value-type="string" office:string-value="MatlabObjectPassingCheck.m">
            <text:p>MatlabObjectPassingCheck.m</text:p>
          </table:table-cell>
          <table:table-cell table:style-name="ce27"/>
          <table:table-cell table:style-name="ce28"/>
          <table:table-cell table:style-name="ce27" office:value-type="string">
            <text:p>Coverage</text:p>
          </table:table-cell>
          <table:table-cell table:style-name="ce27" office:value-type="string">
            <text:p>Column Count</text:p>
          </table:table-cell>
          <table:table-cell table:style-name="ce28" table:number-columns-repeated="129"/>
        </table:table-row>
        <table:table-row table:style-name="ro3">
          <table:table-cell office:value-type="string">
            <text:p>Achieve</text:p>
          </table:table-cell>
          <table:table-cell office:value-type="string">
            <text:p>Obj Parm</text:p>
          </table:table-cell>
          <table:table-cell office:value-type="string">
            <text:p>= Number</text:p>
          </table:table-cell>
          <table:table-cell/>
          <table:table-cell table:style-name="ce26" office:value-type="string">
            <text:p>X</text:p>
          </table:table-cell>
          <table:table-cell table:style-name="ce26" table:number-columns-repeated="50"/>
          <table:table-cell table:style-name="ce26" office:value-type="string">
            <text:p>X</text:p>
          </table:table-cell>
          <table:table-cell table:style-name="ce26" table:number-columns-repeated="28"/>
          <table:table-cell table:formula="of:=IF((COUNTA([.E7:.CF7])&gt;0)                                                                 OR                                                                 ( [.D7]=&quot;DEFERRED&quot;);1;0)" office:value-type="float" office:value="1">
            <text:p>1</text:p>
          </table:table-cell>
          <table:table-cell table:formula="of:=1" office:value-type="float" office:value="1">
            <text:p>1</text:p>
          </table:table-cell>
          <table:table-cell table:style-name="ce26" table:number-columns-repeated="129"/>
        </table:table-row>
        <table:table-row table:style-name="ro3">
          <table:table-cell table:number-columns-repeated="2"/>
          <table:table-cell office:value-type="string">
            <text:p>= Parm</text:p>
          </table:table-cell>
          <table:table-cell/>
          <table:table-cell table:style-name="ce26" office:value-type="string">
            <text:p>X</text:p>
          </table:table-cell>
          <table:table-cell table:style-name="ce26" table:number-columns-repeated="50"/>
          <table:table-cell table:style-name="ce26" office:value-type="string">
            <text:p>X</text:p>
          </table:table-cell>
          <table:table-cell table:style-name="ce26" table:number-columns-repeated="28"/>
          <table:table-cell table:formula="of:=IF((COUNTA([.E8:.CF8])&gt;0)                                                                 OR                                                                 ( [.D8]=&quot;DEFERRED&quot;);1;0)" office:value-type="float" office:value="1">
            <text:p>1</text:p>
          </table:table-cell>
          <table:table-cell table:formula="of:=[.CH7]+1" office:value-type="float" office:value="2">
            <text:p>2</text:p>
          </table:table-cell>
          <table:table-cell table:style-name="ce26" table:number-columns-repeated="129"/>
        </table:table-row>
        <table:table-row table:style-name="ro3">
          <table:table-cell table:number-columns-repeated="2"/>
          <table:table-cell office:value-type="string">
            <text:p>= Var</text:p>
          </table:table-cell>
          <table:table-cell/>
          <table:table-cell table:style-name="ce26" office:value-type="string">
            <text:p>X</text:p>
          </table:table-cell>
          <table:table-cell table:style-name="ce26" table:number-columns-repeated="35"/>
          <table:table-cell table:style-name="ce26" office:value-type="string">
            <text:p>X</text:p>
          </table:table-cell>
          <table:table-cell table:style-name="ce26" table:number-columns-repeated="14"/>
          <table:table-cell table:style-name="ce26" office:value-type="string">
            <text:p>X</text:p>
          </table:table-cell>
          <table:table-cell table:style-name="ce26" table:number-columns-repeated="28"/>
          <table:table-cell table:formula="of:=IF((COUNTA([.E9:.CF9])&gt;0)                                                                 OR                                                                 ( [.D9]=&quot;DEFERRED&quot;);1;0)" office:value-type="float" office:value="1">
            <text:p>1</text:p>
          </table:table-cell>
          <table:table-cell table:formula="of:=[.CH8]+1" office:value-type="float" office:value="3">
            <text:p>3</text:p>
          </table:table-cell>
          <table:table-cell table:style-name="ce26" table:number-columns-repeated="129"/>
        </table:table-row>
        <table:table-row table:style-name="ro3">
          <table:table-cell table:number-columns-repeated="2"/>
          <table:table-cell office:value-type="string">
            <text:p>= ArrayEl</text:p>
          </table:table-cell>
          <table:table-cell/>
          <table:table-cell table:style-name="ce26" office:value-type="string">
            <text:p>X</text:p>
          </table:table-cell>
          <table:table-cell table:style-name="ce26" table:number-columns-repeated="50"/>
          <table:table-cell table:style-name="ce26" office:value-type="string">
            <text:p>X</text:p>
          </table:table-cell>
          <table:table-cell table:style-name="ce26" table:number-columns-repeated="28"/>
          <table:table-cell table:formula="of:=IF((COUNTA([.E10:.CF10])&gt;0)                                                                 OR                                                                 ( [.D10]=&quot;DEFERRED&quot;);1;0)" office:value-type="float" office:value="1">
            <text:p>1</text:p>
          </table:table-cell>
          <table:table-cell table:formula="of:=[.CH9]+1" office:value-type="float" office:value="4">
            <text:p>4</text:p>
          </table:table-cell>
          <table:table-cell table:style-name="ce26" table:number-columns-repeated="129"/>
        </table:table-row>
        <table:table-row table:style-name="ro3">
          <table:table-cell/>
          <table:table-cell office:value-type="string">
            <text:p>Var </text:p>
          </table:table-cell>
          <table:table-cell office:value-type="string">
            <text:p>= Number</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1:.CF11])&gt;0)                                                                 OR                                                                 ( [.D11]=&quot;DEFERRED&quot;);1;0)" office:value-type="float" office:value="1">
            <text:p>1</text:p>
          </table:table-cell>
          <table:table-cell table:formula="of:=[.CH10]+1" office:value-type="float" office:value="5">
            <text:p>5</text:p>
          </table:table-cell>
          <table:table-cell table:style-name="ce26" table:number-columns-repeated="129"/>
        </table:table-row>
        <table:table-row table:style-name="ro3">
          <table:table-cell table:number-columns-repeated="2"/>
          <table:table-cell office:value-type="string">
            <text:p>= Parm</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2:.CF12])&gt;0)                                                                 OR                                                                 ( [.D12]=&quot;DEFERRED&quot;);1;0)" office:value-type="float" office:value="1">
            <text:p>1</text:p>
          </table:table-cell>
          <table:table-cell table:formula="of:=[.CH11]+1" office:value-type="float" office:value="6">
            <text:p>6</text:p>
          </table:table-cell>
          <table:table-cell table:style-name="ce26" table:number-columns-repeated="129"/>
        </table:table-row>
        <table:table-row table:style-name="ro3">
          <table:table-cell table:number-columns-repeated="2"/>
          <table:table-cell office:value-type="string">
            <text:p>= Var</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3:.CF13])&gt;0)                                                                 OR                                                                 ( [.D13]=&quot;DEFERRED&quot;);1;0)" office:value-type="float" office:value="1">
            <text:p>1</text:p>
          </table:table-cell>
          <table:table-cell table:formula="of:=[.CH12]+1" office:value-type="float" office:value="7">
            <text:p>7</text:p>
          </table:table-cell>
          <table:table-cell table:style-name="ce26" table:number-columns-repeated="129"/>
        </table:table-row>
        <table:table-row table:style-name="ro3">
          <table:table-cell table:number-columns-repeated="2"/>
          <table:table-cell office:value-type="string">
            <text:p>= ArrayEl</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4:.CF14])&gt;0)                                                                 OR                                                                 ( [.D14]=&quot;DEFERRED&quot;);1;0)" office:value-type="float" office:value="1">
            <text:p>1</text:p>
          </table:table-cell>
          <table:table-cell table:formula="of:=[.CH13]+1" office:value-type="float" office:value="8">
            <text:p>8</text:p>
          </table:table-cell>
          <table:table-cell table:style-name="ce26" table:number-columns-repeated="129"/>
        </table:table-row>
        <table:table-row table:style-name="ro3">
          <table:table-cell/>
          <table:table-cell office:value-type="string">
            <text:p>ArrayEl</text:p>
          </table:table-cell>
          <table:table-cell office:value-type="string">
            <text:p>= Number</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5:.CF15])&gt;0)                                                                 OR                                                                 ( [.D15]=&quot;DEFERRED&quot;);1;0)" office:value-type="float" office:value="1">
            <text:p>1</text:p>
          </table:table-cell>
          <table:table-cell table:formula="of:=[.CH14]+1" office:value-type="float" office:value="9">
            <text:p>9</text:p>
          </table:table-cell>
          <table:table-cell table:style-name="ce26" table:number-columns-repeated="129"/>
        </table:table-row>
        <table:table-row table:style-name="ro3">
          <table:table-cell table:number-columns-repeated="2"/>
          <table:table-cell office:value-type="string">
            <text:p>= Parm</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6:.CF16])&gt;0)                                                                 OR                                                                 ( [.D16]=&quot;DEFERRED&quot;);1;0)" office:value-type="float" office:value="1">
            <text:p>1</text:p>
          </table:table-cell>
          <table:table-cell table:formula="of:=[.CH15]+1" office:value-type="float" office:value="10">
            <text:p>10</text:p>
          </table:table-cell>
          <table:table-cell table:style-name="ce26" table:number-columns-repeated="129"/>
        </table:table-row>
        <table:table-row table:style-name="ro3">
          <table:table-cell table:number-columns-repeated="2"/>
          <table:table-cell office:value-type="string">
            <text:p>= Var</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7:.CF17])&gt;0)                                                                 OR                                                                 ( [.D17]=&quot;DEFERRED&quot;);1;0)" office:value-type="float" office:value="1">
            <text:p>1</text:p>
          </table:table-cell>
          <table:table-cell table:formula="of:=[.CH16]+1" office:value-type="float" office:value="11">
            <text:p>11</text:p>
          </table:table-cell>
          <table:table-cell table:style-name="ce26" table:number-columns-repeated="129"/>
        </table:table-row>
        <table:table-row table:style-name="ro3">
          <table:table-cell table:number-columns-repeated="2"/>
          <table:table-cell office:value-type="string">
            <text:p>= ArrayEl</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8:.CF18])&gt;0)                                                                 OR                                                                 ( [.D18]=&quot;DEFERRED&quot;);1;0)" office:value-type="float" office:value="1">
            <text:p>1</text:p>
          </table:table-cell>
          <table:table-cell table:formula="of:=[.CH17]+1" office:value-type="float" office:value="12">
            <text:p>12</text:p>
          </table:table-cell>
          <table:table-cell table:style-name="ce26" table:number-columns-repeated="129"/>
        </table:table-row>
        <table:table-row table:style-name="ro3">
          <table:table-cell/>
          <table:table-cell office:value-type="string">
            <text:p>Tolerance</text:p>
          </table:table-cell>
          <table:table-cell office:value-type="string">
            <text:p>= Number</text:p>
          </table:table-cell>
          <table:table-cell/>
          <table:table-cell table:style-name="ce26" table:number-columns-repeated="36"/>
          <table:table-cell table:style-name="ce26" office:value-type="string">
            <text:p>X</text:p>
          </table:table-cell>
          <table:table-cell table:style-name="ce26" table:number-columns-repeated="14"/>
          <table:table-cell table:style-name="ce26" office:value-type="string">
            <text:p>X</text:p>
          </table:table-cell>
          <table:table-cell table:style-name="ce26" table:number-columns-repeated="28"/>
          <table:table-cell table:formula="of:=IF((COUNTA([.E19:.CF19])&gt;0)                                                                 OR                                                                 ( [.D19]=&quot;DEFERRED&quot;);1;0)" office:value-type="float" office:value="1">
            <text:p>1</text:p>
          </table:table-cell>
          <table:table-cell table:formula="of:=[.CH18]+1" office:value-type="float" office:value="13">
            <text:p>13</text:p>
          </table:table-cell>
          <table:table-cell table:style-name="ce26" table:number-columns-repeated="129"/>
        </table:table-row>
        <table:table-row table:style-name="ro3">
          <table:table-cell table:number-columns-repeated="2"/>
          <table:table-cell office:value-type="string">
            <text:p>= Parm</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20:.CF20])&gt;0)                                                                 OR                                                                 ( [.D20]=&quot;DEFERRED&quot;);1;0)" office:value-type="float" office:value="1">
            <text:p>1</text:p>
          </table:table-cell>
          <table:table-cell table:formula="of:=[.CH19]+1" office:value-type="float" office:value="14">
            <text:p>14</text:p>
          </table:table-cell>
          <table:table-cell table:style-name="ce26" table:number-columns-repeated="129"/>
        </table:table-row>
        <table:table-row table:style-name="ro3">
          <table:table-cell table:number-columns-repeated="2"/>
          <table:table-cell office:value-type="string">
            <text:p>= Var</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21:.CF21])&gt;0)                                                                 OR                                                                 ( [.D21]=&quot;DEFERRED&quot;);1;0)" office:value-type="float" office:value="1">
            <text:p>1</text:p>
          </table:table-cell>
          <table:table-cell table:formula="of:=[.CH20]+1" office:value-type="float" office:value="15">
            <text:p>15</text:p>
          </table:table-cell>
          <table:table-cell table:style-name="ce26" table:number-columns-repeated="129"/>
        </table:table-row>
        <table:table-row table:style-name="ro3">
          <table:table-cell table:number-columns-repeated="2"/>
          <table:table-cell office:value-type="string">
            <text:p>= ArrayEl</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22:.CF22])&gt;0)                                                                 OR                                                                 ( [.D22]=&quot;DEFERRED&quot;);1;0)" office:value-type="float" office:value="1">
            <text:p>1</text:p>
          </table:table-cell>
          <table:table-cell table:formula="of:=[.CH21]+1" office:value-type="float" office:value="16">
            <text:p>16</text:p>
          </table:table-cell>
          <table:table-cell table:style-name="ce26" table:number-columns-repeated="129"/>
        </table:table-row>
        <table:table-row table:style-name="ro3">
          <table:table-cell office:value-type="string">
            <text:p>Assignment</text:p>
          </table:table-cell>
          <table:table-cell office:value-type="string">
            <text:p>Obj=Obj</text:p>
          </table:table-cell>
          <table:table-cell office:value-type="string">
            <text:p>Sat</text:p>
          </table:table-cell>
          <table:table-cell/>
          <table:table-cell table:style-name="ce26" table:number-columns-repeated="61"/>
          <table:table-cell table:style-name="ce26" office:value-type="string">
            <text:p>X</text:p>
          </table:table-cell>
          <table:table-cell table:style-name="ce26" table:number-columns-repeated="18"/>
          <table:table-cell table:formula="of:=IF((COUNTA([.E23:.CF23])&gt;0)                                                                 OR                                                                 ( [.D23]=&quot;DEFERRED&quot;);1;0)" office:value-type="float" office:value="1">
            <text:p>1</text:p>
          </table:table-cell>
          <table:table-cell table:formula="of:=[.CH22]+1" office:value-type="float" office:value="17">
            <text:p>17</text:p>
          </table:table-cell>
          <table:table-cell table:style-name="ce26" table:number-columns-repeated="129"/>
        </table:table-row>
        <table:table-row table:style-name="ro3">
          <table:table-cell table:number-columns-repeated="2"/>
          <table:table-cell office:value-type="string">
            <text:p>Sat w/ hw</text:p>
          </table:table-cell>
          <table:table-cell/>
          <table:table-cell table:style-name="ce26" table:number-columns-repeated="61"/>
          <table:table-cell table:style-name="ce26" office:value-type="string">
            <text:p>X</text:p>
          </table:table-cell>
          <table:table-cell table:style-name="ce26" table:number-columns-repeated="18"/>
          <table:table-cell table:formula="of:=IF((COUNTA([.E24:.CF24])&gt;0)                                                                 OR                                                                 ( [.D24]=&quot;DEFERRED&quot;);1;0)" office:value-type="float" office:value="1">
            <text:p>1</text:p>
          </table:table-cell>
          <table:table-cell table:formula="of:=[.CH23]+1" office:value-type="float" office:value="18">
            <text:p>18</text:p>
          </table:table-cell>
          <table:table-cell table:style-name="ce26" table:number-columns-repeated="129"/>
        </table:table-row>
        <table:table-row table:style-name="ro3">
          <table:table-cell table:number-columns-repeated="2"/>
          <table:table-cell office:value-type="string">
            <text:p>Var</text:p>
          </table:table-cell>
          <table:table-cell/>
          <table:table-cell table:style-name="ce26" table:number-columns-repeated="61"/>
          <table:table-cell table:style-name="ce26" office:value-type="string">
            <text:p>X</text:p>
          </table:table-cell>
          <table:table-cell table:style-name="ce26" table:number-columns-repeated="18"/>
          <table:table-cell table:formula="of:=IF((COUNTA([.E25:.CF25])&gt;0)                                                                 OR                                                                 ( [.D25]=&quot;DEFERRED&quot;);1;0)" office:value-type="float" office:value="1">
            <text:p>1</text:p>
          </table:table-cell>
          <table:table-cell table:formula="of:=[.CH24]+1" office:value-type="float" office:value="19">
            <text:p>19</text:p>
          </table:table-cell>
          <table:table-cell table:style-name="ce26" table:number-columns-repeated="129"/>
        </table:table-row>
        <table:table-row table:style-name="ro3">
          <table:table-cell table:number-columns-repeated="2"/>
          <table:table-cell office:value-type="string">
            <text:p>Array</text:p>
          </table:table-cell>
          <table:table-cell/>
          <table:table-cell table:style-name="ce26" table:number-columns-repeated="61"/>
          <table:table-cell table:style-name="ce26" office:value-type="string">
            <text:p>X</text:p>
          </table:table-cell>
          <table:table-cell table:style-name="ce26" table:number-columns-repeated="18"/>
          <table:table-cell table:formula="of:=IF((COUNTA([.E26:.CF26])&gt;0)                                                                 OR                                                                 ( [.D26]=&quot;DEFERRED&quot;);1;0)" office:value-type="float" office:value="1">
            <text:p>1</text:p>
          </table:table-cell>
          <table:table-cell table:formula="of:=[.CH25]+1" office:value-type="float" office:value="20">
            <text:p>20</text:p>
          </table:table-cell>
          <table:table-cell table:style-name="ce26" table:number-columns-repeated="129"/>
        </table:table-row>
        <table:table-row table:style-name="ro3">
          <table:table-cell/>
          <table:table-cell office:value-type="string">
            <text:p>Obj Parm</text:p>
          </table:table-cell>
          <table:table-cell office:value-type="string">
            <text:p>= Number</text:p>
          </table:table-cell>
          <table:table-cell/>
          <table:table-cell table:style-name="ce26" table:number-columns-repeated="21"/>
          <table:table-cell table:style-name="ce26" office:value-type="string">
            <text:p>X</text:p>
          </table:table-cell>
          <table:table-cell table:style-name="ce26" table:number-columns-repeated="8"/>
          <table:table-cell table:style-name="ce26" office:value-type="string">
            <text:p>X</text:p>
          </table:table-cell>
          <table:table-cell table:style-name="ce26" table:number-columns-repeated="3"/>
          <table:table-cell table:style-name="ce26" office:value-type="string">
            <text:p>X</text:p>
          </table:table-cell>
          <table:table-cell table:style-name="ce26" table:number-columns-repeated="26"/>
          <table:table-cell table:style-name="ce26" office:value-type="string">
            <text:p>X</text:p>
          </table:table-cell>
          <table:table-cell table:style-name="ce26" table:number-columns-repeated="18"/>
          <table:table-cell table:formula="of:=IF((COUNTA([.E27:.CF27])&gt;0)                                                                 OR                                                                 ( [.D27]=&quot;DEFERRED&quot;);1;0)" office:value-type="float" office:value="1">
            <text:p>1</text:p>
          </table:table-cell>
          <table:table-cell table:formula="of:=[.CH26]+1" office:value-type="float" office:value="21">
            <text:p>21</text:p>
          </table:table-cell>
          <table:table-cell table:style-name="ce26" table:number-columns-repeated="129"/>
        </table:table-row>
        <table:table-row table:style-name="ro3">
          <table:table-cell table:number-columns-repeated="2"/>
          <table:table-cell office:value-type="string">
            <text:p>= Parm</text:p>
          </table:table-cell>
          <table:table-cell/>
          <table:table-cell table:style-name="ce26" table:number-columns-repeated="61"/>
          <table:table-cell table:style-name="ce26" office:value-type="string">
            <text:p>X</text:p>
          </table:table-cell>
          <table:table-cell table:style-name="ce26" table:number-columns-repeated="18"/>
          <table:table-cell table:formula="of:=IF((COUNTA([.E28:.CF28])&gt;0)                                                                 OR                                                                 ( [.D28]=&quot;DEFERRED&quot;);1;0)" office:value-type="float" office:value="1">
            <text:p>1</text:p>
          </table:table-cell>
          <table:table-cell table:formula="of:=[.CH27]+1" office:value-type="float" office:value="22">
            <text:p>22</text:p>
          </table:table-cell>
          <table:table-cell table:style-name="ce26" table:number-columns-repeated="129"/>
        </table:table-row>
        <table:table-row table:style-name="ro3">
          <table:table-cell table:number-columns-repeated="2"/>
          <table:table-cell office:value-type="string">
            <text:p>= Var</text:p>
          </table:table-cell>
          <table:table-cell/>
          <table:table-cell table:style-name="ce26" table:number-columns-repeated="61"/>
          <table:table-cell table:style-name="ce26" office:value-type="string">
            <text:p>X</text:p>
          </table:table-cell>
          <table:table-cell table:style-name="ce26" table:number-columns-repeated="18"/>
          <table:table-cell table:formula="of:=IF((COUNTA([.E29:.CF29])&gt;0)                                                                 OR                                                                 ( [.D29]=&quot;DEFERRED&quot;);1;0)" office:value-type="float" office:value="1">
            <text:p>1</text:p>
          </table:table-cell>
          <table:table-cell table:formula="of:=[.CH28]+1" office:value-type="float" office:value="23">
            <text:p>23</text:p>
          </table:table-cell>
          <table:table-cell table:style-name="ce26" table:number-columns-repeated="129"/>
        </table:table-row>
        <table:table-row table:style-name="ro3">
          <table:table-cell table:number-columns-repeated="2"/>
          <table:table-cell office:value-type="string">
            <text:p>= ArrayEl</text:p>
          </table:table-cell>
          <table:table-cell/>
          <table:table-cell table:style-name="ce26" table:number-columns-repeated="61"/>
          <table:table-cell table:style-name="ce26" office:value-type="string">
            <text:p>X</text:p>
          </table:table-cell>
          <table:table-cell table:style-name="ce26" table:number-columns-repeated="18"/>
          <table:table-cell table:formula="of:=IF((COUNTA([.E30:.CF30])&gt;0)                                                                 OR                                                                 ( [.D30]=&quot;DEFERRED&quot;);1;0)" office:value-type="float" office:value="1">
            <text:p>1</text:p>
          </table:table-cell>
          <table:table-cell table:formula="of:=[.CH29]+1" office:value-type="float" office:value="24">
            <text:p>24</text:p>
          </table:table-cell>
          <table:table-cell table:style-name="ce26" table:number-columns-repeated="129"/>
        </table:table-row>
        <table:table-row table:style-name="ro3">
          <table:table-cell table:number-columns-repeated="2"/>
          <table:table-cell office:value-type="string">
            <text:p>= String</text:p>
          </table:table-cell>
          <table:table-cell/>
          <table:table-cell table:style-name="ce26"/>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number-columns-repeated="3"/>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number-columns-repeated="3"/>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number-columns-repeated="18"/>
          <table:table-cell table:style-name="ce26" office:value-type="string">
            <text:p>X</text:p>
          </table:table-cell>
          <table:table-cell table:style-name="ce26" table:number-columns-repeated="18"/>
          <table:table-cell table:formula="of:=IF((COUNTA([.E31:.CF31])&gt;0)                                                                 OR                                                                 ( [.D31]=&quot;DEFERRED&quot;);1;0)" office:value-type="float" office:value="1">
            <text:p>1</text:p>
          </table:table-cell>
          <table:table-cell table:formula="of:=[.CH30]+1" office:value-type="float" office:value="25">
            <text:p>25</text:p>
          </table:table-cell>
          <table:table-cell table:style-name="ce26" table:number-columns-repeated="129"/>
        </table:table-row>
        <table:table-row table:style-name="ro3">
          <table:table-cell/>
          <table:table-cell office:value-type="string">
            <text:p>ArrayEl</text:p>
          </table:table-cell>
          <table:table-cell office:value-type="string">
            <text:p>= Number</text:p>
          </table:table-cell>
          <table:table-cell/>
          <table:table-cell table:style-name="ce26" table:number-columns-repeated="27"/>
          <table:table-cell table:style-name="ce26" office:value-type="string">
            <text:p>X</text:p>
          </table:table-cell>
          <table:table-cell table:style-name="ce26" table:number-columns-repeated="5"/>
          <table:table-cell table:style-name="ce26" office:value-type="string">
            <text:p>X</text:p>
          </table:table-cell>
          <table:table-cell table:style-name="ce26" table:number-columns-repeated="27"/>
          <table:table-cell table:style-name="ce26" office:value-type="string">
            <text:p>X</text:p>
          </table:table-cell>
          <table:table-cell table:style-name="ce26" table:number-columns-repeated="18"/>
          <table:table-cell table:formula="of:=IF((COUNTA([.E32:.CF32])&gt;0)                                                                 OR                                                                 ( [.D32]=&quot;DEFERRED&quot;);1;0)" office:value-type="float" office:value="1">
            <text:p>1</text:p>
          </table:table-cell>
          <table:table-cell table:formula="of:=[.CH31]+1" office:value-type="float" office:value="26">
            <text:p>26</text:p>
          </table:table-cell>
          <table:table-cell table:style-name="ce26" table:number-columns-repeated="129"/>
        </table:table-row>
        <table:table-row table:style-name="ro3">
          <table:table-cell table:number-columns-repeated="2"/>
          <table:table-cell office:value-type="string">
            <text:p>= Parm</text:p>
          </table:table-cell>
          <table:table-cell/>
          <table:table-cell table:style-name="ce26" table:number-columns-repeated="61"/>
          <table:table-cell table:style-name="ce26" office:value-type="string">
            <text:p>X</text:p>
          </table:table-cell>
          <table:table-cell table:style-name="ce26" table:number-columns-repeated="14"/>
          <table:table-cell table:style-name="ce26" office:value-type="string">
            <text:p>X</text:p>
          </table:table-cell>
          <table:table-cell table:style-name="ce26" table:number-columns-repeated="3"/>
          <table:table-cell table:formula="of:=IF((COUNTA([.E33:.CF33])&gt;0)                                                                 OR                                                                 ( [.D33]=&quot;DEFERRED&quot;);1;0)" office:value-type="float" office:value="1">
            <text:p>1</text:p>
          </table:table-cell>
          <table:table-cell table:formula="of:=[.CH32]+1" office:value-type="float" office:value="27">
            <text:p>27</text:p>
          </table:table-cell>
          <table:table-cell table:style-name="ce26" table:number-columns-repeated="129"/>
        </table:table-row>
        <table:table-row table:style-name="ro3">
          <table:table-cell table:number-columns-repeated="2"/>
          <table:table-cell office:value-type="string">
            <text:p>= Var</text:p>
          </table:table-cell>
          <table:table-cell/>
          <table:table-cell table:style-name="ce26" table:number-columns-repeated="61"/>
          <table:table-cell table:style-name="ce26" office:value-type="string">
            <text:p>X</text:p>
          </table:table-cell>
          <table:table-cell table:style-name="ce26" table:number-columns-repeated="18"/>
          <table:table-cell table:formula="of:=IF((COUNTA([.E34:.CF34])&gt;0)                                                                 OR                                                                 ( [.D34]=&quot;DEFERRED&quot;);1;0)" office:value-type="float" office:value="1">
            <text:p>1</text:p>
          </table:table-cell>
          <table:table-cell table:formula="of:=[.CH33]+1" office:value-type="float" office:value="28">
            <text:p>28</text:p>
          </table:table-cell>
          <table:table-cell table:style-name="ce26" table:number-columns-repeated="129"/>
        </table:table-row>
        <table:table-row table:style-name="ro3">
          <table:table-cell table:number-columns-repeated="2"/>
          <table:table-cell office:value-type="string">
            <text:p>= ArrayEl</text:p>
          </table:table-cell>
          <table:table-cell/>
          <table:table-cell table:style-name="ce26" table:number-columns-repeated="27"/>
          <table:table-cell table:style-name="ce26" office:value-type="string">
            <text:p>X</text:p>
          </table:table-cell>
          <table:table-cell table:style-name="ce26" table:number-columns-repeated="33"/>
          <table:table-cell table:style-name="ce26" office:value-type="string">
            <text:p>X</text:p>
          </table:table-cell>
          <table:table-cell table:style-name="ce26" table:number-columns-repeated="18"/>
          <table:table-cell table:formula="of:=IF((COUNTA([.E35:.CF35])&gt;0)                                                                 OR                                                                 ( [.D35]=&quot;DEFERRED&quot;);1;0)" office:value-type="float" office:value="1">
            <text:p>1</text:p>
          </table:table-cell>
          <table:table-cell table:formula="of:=[.CH34]+1" office:value-type="float" office:value="29">
            <text:p>29</text:p>
          </table:table-cell>
          <table:table-cell table:style-name="ce26" table:number-columns-repeated="129"/>
        </table:table-row>
        <table:table-row table:style-name="ro3">
          <table:table-cell/>
          <table:table-cell office:value-type="string">
            <text:p>Var</text:p>
          </table:table-cell>
          <table:table-cell office:value-type="string">
            <text:p>= Number</text:p>
          </table:table-cell>
          <table:table-cell/>
          <table:table-cell table:style-name="ce26" table:number-columns-repeated="21"/>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number-columns-repeated="23"/>
          <table:table-cell table:style-name="ce26" office:value-type="string">
            <text:p>X</text:p>
          </table:table-cell>
          <table:table-cell table:style-name="ce26" table:number-columns-repeated="18"/>
          <table:table-cell table:formula="of:=IF((COUNTA([.E36:.CF36])&gt;0)                                                                 OR                                                                 ( [.D36]=&quot;DEFERRED&quot;);1;0)" office:value-type="float" office:value="1">
            <text:p>1</text:p>
          </table:table-cell>
          <table:table-cell table:formula="of:=[.CH35]+1" office:value-type="float" office:value="30">
            <text:p>30</text:p>
          </table:table-cell>
          <table:table-cell table:style-name="ce26" table:number-columns-repeated="129"/>
        </table:table-row>
        <table:table-row table:style-name="ro3">
          <table:table-cell table:number-columns-repeated="2"/>
          <table:table-cell office:value-type="string">
            <text:p>= Parm</text:p>
          </table:table-cell>
          <table:table-cell/>
          <table:table-cell table:style-name="ce26" table:number-columns-repeated="61"/>
          <table:table-cell table:style-name="ce26" office:value-type="string">
            <text:p>X</text:p>
          </table:table-cell>
          <table:table-cell table:style-name="ce26" table:number-columns-repeated="18"/>
          <table:table-cell table:formula="of:=IF((COUNTA([.E37:.CF37])&gt;0)                                                                 OR                                                                 ( [.D37]=&quot;DEFERRED&quot;);1;0)" office:value-type="float" office:value="1">
            <text:p>1</text:p>
          </table:table-cell>
          <table:table-cell table:formula="of:=[.CH36]+1" office:value-type="float" office:value="31">
            <text:p>31</text:p>
          </table:table-cell>
          <table:table-cell table:style-name="ce26" table:number-columns-repeated="129"/>
        </table:table-row>
        <table:table-row table:style-name="ro3">
          <table:table-cell table:number-columns-repeated="2"/>
          <table:table-cell office:value-type="string">
            <text:p>= Var</text:p>
          </table:table-cell>
          <table:table-cell/>
          <table:table-cell table:style-name="ce26" table:number-columns-repeated="61"/>
          <table:table-cell table:style-name="ce26" office:value-type="string">
            <text:p>X</text:p>
          </table:table-cell>
          <table:table-cell table:style-name="ce26" table:number-columns-repeated="18"/>
          <table:table-cell table:formula="of:=IF((COUNTA([.E38:.CF38])&gt;0)                                                                 OR                                                                 ( [.D38]=&quot;DEFERRED&quot;);1;0)" office:value-type="float" office:value="1">
            <text:p>1</text:p>
          </table:table-cell>
          <table:table-cell table:formula="of:=[.CH37]+1" office:value-type="float" office:value="32">
            <text:p>32</text:p>
          </table:table-cell>
          <table:table-cell table:style-name="ce26" table:number-columns-repeated="129"/>
        </table:table-row>
        <table:table-row table:style-name="ro3">
          <table:table-cell table:number-columns-repeated="2"/>
          <table:table-cell office:value-type="string">
            <text:p>= ArrayEl</text:p>
          </table:table-cell>
          <table:table-cell/>
          <table:table-cell table:style-name="ce26" table:number-columns-repeated="61"/>
          <table:table-cell table:style-name="ce26" office:value-type="string">
            <text:p>X</text:p>
          </table:table-cell>
          <table:table-cell table:style-name="ce26" table:number-columns-repeated="18"/>
          <table:table-cell table:formula="of:=IF((COUNTA([.E39:.CF39])&gt;0)                                                                 OR                                                                 ( [.D39]=&quot;DEFERRED&quot;);1;0)" office:value-type="float" office:value="1">
            <text:p>1</text:p>
          </table:table-cell>
          <table:table-cell table:formula="of:=[.CH38]+1" office:value-type="float" office:value="33">
            <text:p>33</text:p>
          </table:table-cell>
          <table:table-cell table:style-name="ce26" table:number-columns-repeated="129"/>
        </table:table-row>
        <table:table-row table:style-name="ro3">
          <table:table-cell/>
          <table:table-cell office:value-type="string">
            <text:p>Math</text:p>
          </table:table-cell>
          <table:table-cell office:value-type="string">
            <text:p>LHS Obj Parm</text:p>
          </table:table-cell>
          <table:table-cell/>
          <table:table-cell table:style-name="ce26" table:number-columns-repeated="80"/>
          <table:table-cell table:formula="of:=IF((COUNTA([.E40:.CF40])&gt;0)                                                                 OR                                                                 ( [.D40]=&quot;DEFERRED&quot;);1;0)" office:value-type="float" office:value="0">
            <text:p>0</text:p>
          </table:table-cell>
          <table:table-cell table:formula="of:=[.CH39]+1" office:value-type="float" office:value="34">
            <text:p>34</text:p>
          </table:table-cell>
          <table:table-cell table:style-name="ce26" table:number-columns-repeated="129"/>
        </table:table-row>
        <table:table-row table:style-name="ro3">
          <table:table-cell table:number-columns-repeated="2"/>
          <table:table-cell office:value-type="string">
            <text:p>LHS Var</text:p>
          </table:table-cell>
          <table:table-cell/>
          <table:table-cell table:style-name="ce26" table:number-columns-repeated="21"/>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number-columns-repeated="42"/>
          <table:table-cell table:formula="of:=IF((COUNTA([.E41:.CF41])&gt;0)                                                                 OR                                                                 ( [.D41]=&quot;DEFERRED&quot;);1;0)" office:value-type="float" office:value="1">
            <text:p>1</text:p>
          </table:table-cell>
          <table:table-cell table:formula="of:=[.CH40]+1" office:value-type="float" office:value="35">
            <text:p>35</text:p>
          </table:table-cell>
          <table:table-cell table:style-name="ce26" table:number-columns-repeated="129"/>
        </table:table-row>
        <table:table-row table:style-name="ro3">
          <table:table-cell table:number-columns-repeated="2"/>
          <table:table-cell office:value-type="string">
            <text:p>LHS ArrayEl</text:p>
          </table:table-cell>
          <table:table-cell/>
          <table:table-cell table:style-name="ce26" table:number-columns-repeated="80"/>
          <table:table-cell table:formula="of:=IF((COUNTA([.E42:.CF42])&gt;0)                                                                 OR                                                                 ( [.D42]=&quot;DEFERRED&quot;);1;0)" office:value-type="float" office:value="0">
            <text:p>0</text:p>
          </table:table-cell>
          <table:table-cell table:formula="of:=[.CH41]+1" office:value-type="float" office:value="36">
            <text:p>36</text:p>
          </table:table-cell>
          <table:table-cell table:style-name="ce26" table:number-columns-repeated="129"/>
        </table:table-row>
        <table:table-row table:style-name="ro3">
          <table:table-cell table:number-columns-repeated="2"/>
          <table:table-cell office:value-type="string">
            <text:p>RHS Num</text:p>
          </table:table-cell>
          <table:table-cell/>
          <table:table-cell table:style-name="ce26" table:number-columns-repeated="21"/>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number-columns-repeated="42"/>
          <table:table-cell table:formula="of:=IF((COUNTA([.E43:.CF43])&gt;0)                                                                 OR                                                                 ( [.D43]=&quot;DEFERRED&quot;);1;0)" office:value-type="float" office:value="1">
            <text:p>1</text:p>
          </table:table-cell>
          <table:table-cell table:formula="of:=[.CH42]+1" office:value-type="float" office:value="37">
            <text:p>37</text:p>
          </table:table-cell>
          <table:table-cell table:style-name="ce26" table:number-columns-repeated="129"/>
        </table:table-row>
        <table:table-row table:style-name="ro3">
          <table:table-cell table:number-columns-repeated="2"/>
          <table:table-cell office:value-type="string">
            <text:p>RHS Obj Parm</text:p>
          </table:table-cell>
          <table:table-cell/>
          <table:table-cell table:style-name="ce26" table:number-columns-repeated="22"/>
          <table:table-cell table:style-name="ce26" office:value-type="string">
            <text:p>X</text:p>
          </table:table-cell>
          <table:table-cell table:style-name="ce26" office:value-type="string">
            <text:p>X</text:p>
          </table:table-cell>
          <table:table-cell table:style-name="ce26" table:number-columns-repeated="12"/>
          <table:table-cell table:style-name="ce26" office:value-type="string">
            <text:p>X</text:p>
          </table:table-cell>
          <table:table-cell table:style-name="ce26" table:number-columns-repeated="43"/>
          <table:table-cell table:formula="of:=IF((COUNTA([.E44:.CF44])&gt;0)                                                                 OR                                                                 ( [.D44]=&quot;DEFERRED&quot;);1;0)" office:value-type="float" office:value="1">
            <text:p>1</text:p>
          </table:table-cell>
          <table:table-cell table:formula="of:=[.CH43]+1" office:value-type="float" office:value="38">
            <text:p>38</text:p>
          </table:table-cell>
          <table:table-cell table:style-name="ce26" table:number-columns-repeated="129"/>
        </table:table-row>
        <table:table-row table:style-name="ro3">
          <table:table-cell table:number-columns-repeated="2"/>
          <table:table-cell office:value-type="string">
            <text:p>RHS Parameter</text:p>
          </table:table-cell>
          <table:table-cell/>
          <table:table-cell table:style-name="ce26" table:number-columns-repeated="80"/>
          <table:table-cell table:formula="of:=IF((COUNTA([.E45:.CF45])&gt;0)                                                                 OR                                                                 ( [.D45]=&quot;DEFERRED&quot;);1;0)" office:value-type="float" office:value="0">
            <text:p>0</text:p>
          </table:table-cell>
          <table:table-cell table:formula="of:=[.CH44]+1" office:value-type="float" office:value="39">
            <text:p>39</text:p>
          </table:table-cell>
          <table:table-cell table:style-name="ce26" table:number-columns-repeated="129"/>
        </table:table-row>
        <table:table-row table:style-name="ro3">
          <table:table-cell table:number-columns-repeated="2"/>
          <table:table-cell office:value-type="string">
            <text:p>RHS Var</text:p>
          </table:table-cell>
          <table:table-cell/>
          <table:table-cell table:style-name="ce26" table:number-columns-repeated="21"/>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number-columns-repeated="42"/>
          <table:table-cell table:formula="of:=IF((COUNTA([.E46:.CF46])&gt;0)                                                                 OR                                                                 ( [.D46]=&quot;DEFERRED&quot;);1;0)" office:value-type="float" office:value="1">
            <text:p>1</text:p>
          </table:table-cell>
          <table:table-cell table:formula="of:=[.CH45]+1" office:value-type="float" office:value="40">
            <text:p>40</text:p>
          </table:table-cell>
          <table:table-cell table:style-name="ce26" table:number-columns-repeated="129"/>
        </table:table-row>
        <table:table-row table:style-name="ro3">
          <table:table-cell table:number-columns-repeated="2"/>
          <table:table-cell office:value-type="string">
            <text:p>RHS ArrayEl</text:p>
          </table:table-cell>
          <table:table-cell/>
          <table:table-cell table:style-name="ce26" table:number-columns-repeated="80"/>
          <table:table-cell table:formula="of:=IF((COUNTA([.E47:.CF47])&gt;0)                                                                 OR                                                                 ( [.D47]=&quot;DEFERRED&quot;);1;0)" office:value-type="float" office:value="0">
            <text:p>0</text:p>
          </table:table-cell>
          <table:table-cell table:formula="of:=[.CH46]+1" office:value-type="float" office:value="41">
            <text:p>41</text:p>
          </table:table-cell>
          <table:table-cell table:style-name="ce26" table:number-columns-repeated="129"/>
        </table:table-row>
        <table:table-row table:style-name="ro3">
          <table:table-cell office:value-type="string">
            <text:p>Begin/EndFiniteBurn</text:p>
          </table:table-cell>
          <table:table-cell table:number-columns-repeated="2"/>
          <table:table-cell office:value-type="string">
            <text:p>DEFERRED</text:p>
          </table:table-cell>
          <table:table-cell table:style-name="ce26" table:number-columns-repeated="80"/>
          <table:table-cell table:formula="of:=IF((COUNTA([.E48:.CF48])&gt;0)                                                                 OR                                                                 ( [.D48]=&quot;DEFERRED&quot;);1;0)" office:value-type="float" office:value="1">
            <text:p>1</text:p>
          </table:table-cell>
          <table:table-cell table:formula="of:=[.CH47]+1" office:value-type="float" office:value="42">
            <text:p>42</text:p>
          </table:table-cell>
          <table:table-cell table:style-name="ce26" table:number-columns-repeated="129"/>
        </table:table-row>
        <table:table-row table:style-name="ro3">
          <table:table-cell office:value-type="string">
            <text:p>Begin/EndFunction</text:p>
          </table:table-cell>
          <table:table-cell table:number-columns-repeated="2"/>
          <table:table-cell office:value-type="string">
            <text:p>DEFERRED</text:p>
          </table:table-cell>
          <table:table-cell table:style-name="ce26" table:number-columns-repeated="80"/>
          <table:table-cell table:formula="of:=IF((COUNTA([.E49:.CF49])&gt;0)                                                                 OR                                                                 ( [.D49]=&quot;DEFERRED&quot;);1;0)" office:value-type="float" office:value="1">
            <text:p>1</text:p>
          </table:table-cell>
          <table:table-cell table:formula="of:=[.CH48]+1" office:value-type="float" office:value="43">
            <text:p>43</text:p>
          </table:table-cell>
          <table:table-cell table:style-name="ce26" table:number-columns-repeated="129"/>
        </table:table-row>
        <table:table-row table:style-name="ro3">
          <table:table-cell office:value-type="string">
            <text:p>Begin/EndScript</text:p>
          </table:table-cell>
          <table:table-cell table:number-columns-repeated="2"/>
          <table:table-cell/>
          <table:table-cell table:style-name="ce26" table:number-columns-repeated="21"/>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number-columns-repeated="42"/>
          <table:table-cell table:formula="of:=IF((COUNTA([.E50:.CF50])&gt;0)                                                                 OR                                                                 ( [.D50]=&quot;DEFERRED&quot;);1;0)" office:value-type="float" office:value="1">
            <text:p>1</text:p>
          </table:table-cell>
          <table:table-cell table:formula="of:=[.CH49]+1" office:value-type="float" office:value="44">
            <text:p>44</text:p>
          </table:table-cell>
          <table:table-cell table:style-name="ce26" table:number-columns-repeated="129"/>
        </table:table-row>
        <table:table-row table:style-name="ro3">
          <table:table-cell office:value-type="string">
            <text:p>CallFunction</text:p>
          </table:table-cell>
          <table:table-cell office:value-type="string">
            <text:p>MATLAB Function</text:p>
          </table:table-cell>
          <table:table-cell/>
          <table:table-cell/>
          <table:table-cell table:style-name="ce26" table:number-columns-repeated="76"/>
          <table:table-cell table:style-name="ce26" office:value-type="string">
            <text:p>X</text:p>
          </table:table-cell>
          <table:table-cell table:style-name="ce26" office:value-type="string">
            <text:p>X</text:p>
          </table:table-cell>
          <table:table-cell table:style-name="ce26" table:number-columns-repeated="2"/>
          <table:table-cell table:formula="of:=IF((COUNTA([.E51:.CF51])&gt;0)                                                                 OR                                                                 ( [.D51]=&quot;DEFERRED&quot;);1;0)" office:value-type="float" office:value="1">
            <text:p>1</text:p>
          </table:table-cell>
          <table:table-cell table:formula="of:=[.CH50]+1" office:value-type="float" office:value="45">
            <text:p>45</text:p>
          </table:table-cell>
          <table:table-cell table:style-name="ce26" table:number-columns-repeated="129"/>
        </table:table-row>
        <table:table-row table:style-name="ro3">
          <table:table-cell/>
          <table:table-cell office:value-type="string">
            <text:p>GMAT Function</text:p>
          </table:table-cell>
          <table:table-cell/>
          <table:table-cell office:value-type="string">
            <text:p>DEFERRED</text:p>
          </table:table-cell>
          <table:table-cell table:style-name="ce26" table:number-columns-repeated="80"/>
          <table:table-cell table:formula="of:=IF((COUNTA([.E52:.CF52])&gt;0)                                                                 OR                                                                 ( [.D52]=&quot;DEFERRED&quot;);1;0)" office:value-type="float" office:value="1">
            <text:p>1</text:p>
          </table:table-cell>
          <table:table-cell table:formula="of:=[.CH51]+1" office:value-type="float" office:value="46">
            <text:p>46</text:p>
          </table:table-cell>
          <table:table-cell table:style-name="ce26" table:number-columns-repeated="129"/>
        </table:table-row>
        <table:table-row table:style-name="ro3">
          <table:table-cell office:value-type="string">
            <text:p>Else</text:p>
          </table:table-cell>
          <table:table-cell table:number-columns-repeated="2"/>
          <table:table-cell/>
          <table:table-cell table:style-name="ce26" table:number-columns-repeated="22"/>
          <table:table-cell table:style-name="ce26" office:value-type="string">
            <text:p>X</text:p>
          </table:table-cell>
          <table:table-cell table:style-name="ce26"/>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table-cell table:style-name="ce26" office:value-type="string">
            <text:p>X</text:p>
          </table:table-cell>
          <table:table-cell table:style-name="ce26" table:number-columns-repeated="3"/>
          <table:table-cell table:style-name="ce26" office:value-type="string">
            <text:p>X</text:p>
          </table:table-cell>
          <table:table-cell table:style-name="ce26" table:number-columns-repeated="40"/>
          <table:table-cell table:style-name="ce26" office:value-type="string">
            <text:p>X</text:p>
          </table:table-cell>
          <table:table-cell table:style-name="ce26" office:value-type="string">
            <text:p>X</text:p>
          </table:table-cell>
          <table:table-cell table:style-name="ce26" table:number-columns-repeated="2"/>
          <table:table-cell table:formula="of:=IF((COUNTA([.E53:.CF53])&gt;0)                                                                 OR                                                                 ( [.D53]=&quot;DEFERRED&quot;);1;0)" office:value-type="float" office:value="1">
            <text:p>1</text:p>
          </table:table-cell>
          <table:table-cell table:formula="of:=[.CH52]+1" office:value-type="float" office:value="47">
            <text:p>47</text:p>
          </table:table-cell>
          <table:table-cell table:style-name="ce26" table:number-columns-repeated="129"/>
        </table:table-row>
        <table:table-row table:style-name="ro3">
          <table:table-cell office:value-type="string">
            <text:p>ElseIf</text:p>
          </table:table-cell>
          <table:table-cell table:number-columns-repeated="2"/>
          <table:table-cell office:value-type="string">
            <text:p>DEFERRED</text:p>
          </table:table-cell>
          <table:table-cell table:style-name="ce26" table:number-columns-repeated="80"/>
          <table:table-cell table:formula="of:=IF((COUNTA([.E54:.CF54])&gt;0)                                                                 OR                                                                 ( [.D54]=&quot;DEFERRED&quot;);1;0)" office:value-type="float" office:value="1">
            <text:p>1</text:p>
          </table:table-cell>
          <table:table-cell table:formula="of:=[.CH53]+1" office:value-type="float" office:value="48">
            <text:p>48</text:p>
          </table:table-cell>
          <table:table-cell table:style-name="ce26" table:number-columns-repeated="129"/>
        </table:table-row>
        <table:table-row table:style-name="ro3">
          <table:table-cell office:value-type="string">
            <text:p>For/EndFor</text:p>
          </table:table-cell>
          <table:table-cell office:value-type="string">
            <text:p>Min</text:p>
          </table:table-cell>
          <table:table-cell office:value-type="string">
            <text:p>Number</text:p>
          </table:table-cell>
          <table:table-cell/>
          <table:table-cell table:style-name="ce26"/>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number-columns-repeated="6"/>
          <table:table-cell table:style-name="ce26" office:value-type="string">
            <text:p>X</text:p>
          </table:table-cell>
          <table:table-cell table:style-name="ce26" table:number-columns-repeated="3"/>
          <table:table-cell table:style-name="ce26" office:value-type="string">
            <text:p>X</text:p>
          </table:table-cell>
          <table:table-cell table:style-name="ce26" table:number-columns-repeated="10"/>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number-columns-repeated="31"/>
          <table:table-cell table:formula="of:=IF((COUNTA([.E55:.CF55])&gt;0)                                                                 OR                                                                 ( [.D55]=&quot;DEFERRED&quot;);1;0)" office:value-type="float" office:value="1">
            <text:p>1</text:p>
          </table:table-cell>
          <table:table-cell table:formula="of:=[.CH54]+1" office:value-type="float" office:value="49">
            <text:p>49</text:p>
          </table:table-cell>
          <table:table-cell table:style-name="ce26" table:number-columns-repeated="129"/>
        </table:table-row>
        <table:table-row table:style-name="ro3">
          <table:table-cell table:number-columns-repeated="2"/>
          <table:table-cell office:value-type="string">
            <text:p>Parm</text:p>
          </table:table-cell>
          <table:table-cell/>
          <table:table-cell table:style-name="ce26" table:number-columns-repeated="80"/>
          <table:table-cell table:formula="of:=IF((COUNTA([.E56:.CF56])&gt;0)                                                                 OR                                                                 ( [.D56]=&quot;DEFERRED&quot;);1;0)" office:value-type="float" office:value="0">
            <text:p>0</text:p>
          </table:table-cell>
          <table:table-cell table:formula="of:=[.CH55]+1" office:value-type="float" office:value="50">
            <text:p>50</text:p>
          </table:table-cell>
          <table:table-cell table:style-name="ce26" table:number-columns-repeated="129"/>
        </table:table-row>
        <table:table-row table:style-name="ro3">
          <table:table-cell table:number-columns-repeated="2"/>
          <table:table-cell office:value-type="string">
            <text:p>Var</text:p>
          </table:table-cell>
          <table:table-cell/>
          <table:table-cell table:style-name="ce26" table:number-columns-repeated="21"/>
          <table:table-cell table:style-name="ce26" office:value-type="string">
            <text:p>X</text:p>
          </table:table-cell>
          <table:table-cell table:style-name="ce26" table:number-columns-repeated="8"/>
          <table:table-cell table:style-name="ce26" office:value-type="string">
            <text:p>X</text:p>
          </table:table-cell>
          <table:table-cell table:style-name="ce26" table:number-columns-repeated="3"/>
          <table:table-cell table:style-name="ce26" office:value-type="string">
            <text:p>X</text:p>
          </table:table-cell>
          <table:table-cell table:style-name="ce26" table:number-columns-repeated="45"/>
          <table:table-cell table:formula="of:=IF((COUNTA([.E57:.CF57])&gt;0)                                                                 OR                                                                 ( [.D57]=&quot;DEFERRED&quot;);1;0)" office:value-type="float" office:value="1">
            <text:p>1</text:p>
          </table:table-cell>
          <table:table-cell table:formula="of:=[.CH56]+1" office:value-type="float" office:value="51">
            <text:p>51</text:p>
          </table:table-cell>
          <table:table-cell table:style-name="ce26" table:number-columns-repeated="129"/>
        </table:table-row>
        <table:table-row table:style-name="ro3">
          <table:table-cell table:number-columns-repeated="2"/>
          <table:table-cell office:value-type="string">
            <text:p>ArrayEl</text:p>
          </table:table-cell>
          <table:table-cell/>
          <table:table-cell table:style-name="ce26" table:number-columns-repeated="80"/>
          <table:table-cell table:formula="of:=IF((COUNTA([.E58:.CF58])&gt;0)                                                                 OR                                                                 ( [.D58]=&quot;DEFERRED&quot;);1;0)" office:value-type="float" office:value="0">
            <text:p>0</text:p>
          </table:table-cell>
          <table:table-cell table:formula="of:=[.CH57]+1" office:value-type="float" office:value="52">
            <text:p>52</text:p>
          </table:table-cell>
          <table:table-cell table:style-name="ce26" table:number-columns-repeated="129"/>
        </table:table-row>
        <table:table-row table:style-name="ro3">
          <table:table-cell/>
          <table:table-cell office:value-type="string">
            <text:p>Max</text:p>
          </table:table-cell>
          <table:table-cell office:value-type="string">
            <text:p>Number</text:p>
          </table:table-cell>
          <table:table-cell/>
          <table:table-cell table:style-name="ce26"/>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number-columns-repeated="6"/>
          <table:table-cell table:style-name="ce26" office:value-type="string">
            <text:p>X</text:p>
          </table:table-cell>
          <table:table-cell table:style-name="ce26" table:number-columns-repeated="3"/>
          <table:table-cell table:style-name="ce26" office:value-type="string">
            <text:p>X</text:p>
          </table:table-cell>
          <table:table-cell table:style-name="ce26" table:number-columns-repeated="10"/>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number-columns-repeated="31"/>
          <table:table-cell table:formula="of:=IF((COUNTA([.E59:.CF59])&gt;0)                                                                 OR                                                                 ( [.D59]=&quot;DEFERRED&quot;);1;0)" office:value-type="float" office:value="1">
            <text:p>1</text:p>
          </table:table-cell>
          <table:table-cell table:formula="of:=[.CH58]+1" office:value-type="float" office:value="53">
            <text:p>53</text:p>
          </table:table-cell>
          <table:table-cell table:style-name="ce26" table:number-columns-repeated="129"/>
        </table:table-row>
        <table:table-row table:style-name="ro3">
          <table:table-cell table:number-columns-repeated="2"/>
          <table:table-cell office:value-type="string">
            <text:p>Parm</text:p>
          </table:table-cell>
          <table:table-cell/>
          <table:table-cell table:style-name="ce26" table:number-columns-repeated="80"/>
          <table:table-cell table:formula="of:=IF((COUNTA([.E60:.CF60])&gt;0)                                                                 OR                                                                 ( [.D60]=&quot;DEFERRED&quot;);1;0)" office:value-type="float" office:value="0">
            <text:p>0</text:p>
          </table:table-cell>
          <table:table-cell table:formula="of:=[.CH59]+1" office:value-type="float" office:value="54">
            <text:p>54</text:p>
          </table:table-cell>
          <table:table-cell table:style-name="ce26" table:number-columns-repeated="129"/>
        </table:table-row>
        <table:table-row table:style-name="ro3">
          <table:table-cell table:number-columns-repeated="2"/>
          <table:table-cell office:value-type="string">
            <text:p>Var</text:p>
          </table:table-cell>
          <table:table-cell/>
          <table:table-cell table:style-name="ce26" table:number-columns-repeated="21"/>
          <table:table-cell table:style-name="ce26" office:value-type="string">
            <text:p>X</text:p>
          </table:table-cell>
          <table:table-cell table:style-name="ce26" table:number-columns-repeated="8"/>
          <table:table-cell table:style-name="ce26" office:value-type="string">
            <text:p>X</text:p>
          </table:table-cell>
          <table:table-cell table:style-name="ce26" table:number-columns-repeated="3"/>
          <table:table-cell table:style-name="ce26" office:value-type="string">
            <text:p>X</text:p>
          </table:table-cell>
          <table:table-cell table:style-name="ce26" table:number-columns-repeated="45"/>
          <table:table-cell table:formula="of:=IF((COUNTA([.E61:.CF61])&gt;0)                                                                 OR                                                                 ( [.D61]=&quot;DEFERRED&quot;);1;0)" office:value-type="float" office:value="1">
            <text:p>1</text:p>
          </table:table-cell>
          <table:table-cell table:formula="of:=[.CH60]+1" office:value-type="float" office:value="55">
            <text:p>55</text:p>
          </table:table-cell>
          <table:table-cell table:style-name="ce26" table:number-columns-repeated="129"/>
        </table:table-row>
        <table:table-row table:style-name="ro3">
          <table:table-cell table:number-columns-repeated="2"/>
          <table:table-cell office:value-type="string">
            <text:p>ArrayEl</text:p>
          </table:table-cell>
          <table:table-cell/>
          <table:table-cell table:style-name="ce26" table:number-columns-repeated="80"/>
          <table:table-cell table:formula="of:=IF((COUNTA([.E62:.CF62])&gt;0)                                                                 OR                                                                 ( [.D62]=&quot;DEFERRED&quot;);1;0)" office:value-type="float" office:value="0">
            <text:p>0</text:p>
          </table:table-cell>
          <table:table-cell table:formula="of:=[.CH61]+1" office:value-type="float" office:value="56">
            <text:p>56</text:p>
          </table:table-cell>
          <table:table-cell table:style-name="ce26" table:number-columns-repeated="129"/>
        </table:table-row>
        <table:table-row table:style-name="ro3">
          <table:table-cell/>
          <table:table-cell office:value-type="string">
            <text:p>Step</text:p>
          </table:table-cell>
          <table:table-cell office:value-type="string">
            <text:p>Number</text:p>
          </table:table-cell>
          <table:table-cell/>
          <table:table-cell table:style-name="ce26" table:number-columns-repeated="80"/>
          <table:table-cell table:formula="of:=IF((COUNTA([.E63:.CF63])&gt;0)                                                                 OR                                                                 ( [.D63]=&quot;DEFERRED&quot;);1;0)" office:value-type="float" office:value="0">
            <text:p>0</text:p>
          </table:table-cell>
          <table:table-cell table:formula="of:=[.CH62]+1" office:value-type="float" office:value="57">
            <text:p>57</text:p>
          </table:table-cell>
          <table:table-cell table:style-name="ce26" table:number-columns-repeated="129"/>
        </table:table-row>
        <table:table-row table:style-name="ro3">
          <table:table-cell table:number-columns-repeated="2"/>
          <table:table-cell office:value-type="string">
            <text:p>Parm</text:p>
          </table:table-cell>
          <table:table-cell/>
          <table:table-cell table:style-name="ce26" table:number-columns-repeated="80"/>
          <table:table-cell table:formula="of:=IF((COUNTA([.E64:.CF64])&gt;0)                                                                 OR                                                                 ( [.D64]=&quot;DEFERRED&quot;);1;0)" office:value-type="float" office:value="0">
            <text:p>0</text:p>
          </table:table-cell>
          <table:table-cell table:formula="of:=[.CH63]+1" office:value-type="float" office:value="58">
            <text:p>58</text:p>
          </table:table-cell>
          <table:table-cell table:style-name="ce26" table:number-columns-repeated="129"/>
        </table:table-row>
        <table:table-row table:style-name="ro3">
          <table:table-cell table:number-columns-repeated="2"/>
          <table:table-cell office:value-type="string">
            <text:p>Var</text:p>
          </table:table-cell>
          <table:table-cell/>
          <table:table-cell table:style-name="ce26" table:number-columns-repeated="80"/>
          <table:table-cell table:formula="of:=IF((COUNTA([.E65:.CF65])&gt;0)                                                                 OR                                                                 ( [.D65]=&quot;DEFERRED&quot;);1;0)" office:value-type="float" office:value="0">
            <text:p>0</text:p>
          </table:table-cell>
          <table:table-cell table:formula="of:=[.CH64]+1" office:value-type="float" office:value="59">
            <text:p>59</text:p>
          </table:table-cell>
          <table:table-cell table:style-name="ce26" table:number-columns-repeated="129"/>
        </table:table-row>
        <table:table-row table:style-name="ro3">
          <table:table-cell table:number-columns-repeated="2"/>
          <table:table-cell office:value-type="string">
            <text:p>ArrayEl</text:p>
          </table:table-cell>
          <table:table-cell/>
          <table:table-cell table:style-name="ce26" table:number-columns-repeated="80"/>
          <table:table-cell table:formula="of:=IF((COUNTA([.E66:.CF66])&gt;0)                                                                 OR                                                                 ( [.D66]=&quot;DEFERRED&quot;);1;0)" office:value-type="float" office:value="0">
            <text:p>0</text:p>
          </table:table-cell>
          <table:table-cell table:formula="of:=[.CH65]+1" office:value-type="float" office:value="60">
            <text:p>60</text:p>
          </table:table-cell>
          <table:table-cell table:style-name="ce26" table:number-columns-repeated="129"/>
        </table:table-row>
        <table:table-row table:style-name="ro3">
          <table:table-cell/>
          <table:table-cell office:value-type="string">
            <text:p>Index Internal</text:p>
          </table:table-cell>
          <table:table-cell/>
          <table:table-cell/>
          <table:table-cell table:style-name="ce26"/>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number-columns-repeated="11"/>
          <table:table-cell table:style-name="ce26" office:value-type="string">
            <text:p>X</text:p>
          </table:table-cell>
          <table:table-cell table:style-name="ce26" table:number-columns-repeated="10"/>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number-columns-repeated="31"/>
          <table:table-cell table:formula="of:=IF((COUNTA([.E67:.CF67])&gt;0)                                                                 OR                                                                 ( [.D67]=&quot;DEFERRED&quot;);1;0)" office:value-type="float" office:value="1">
            <text:p>1</text:p>
          </table:table-cell>
          <table:table-cell table:formula="of:=[.CH66]+1" office:value-type="float" office:value="61">
            <text:p>61</text:p>
          </table:table-cell>
          <table:table-cell table:style-name="ce26" table:number-columns-repeated="129"/>
        </table:table-row>
        <table:table-row table:style-name="ro3">
          <table:table-cell/>
          <table:table-cell office:value-type="string">
            <text:p>Index Variable</text:p>
          </table:table-cell>
          <table:table-cell/>
          <table:table-cell/>
          <table:table-cell table:style-name="ce26" table:number-columns-repeated="21"/>
          <table:table-cell table:style-name="ce26" office:value-type="string">
            <text:p>X</text:p>
          </table:table-cell>
          <table:table-cell table:style-name="ce26" table:number-columns-repeated="58"/>
          <table:table-cell table:formula="of:=IF((COUNTA([.E68:.CF68])&gt;0)                                                                 OR                                                                 ( [.D68]=&quot;DEFERRED&quot;);1;0)" office:value-type="float" office:value="1">
            <text:p>1</text:p>
          </table:table-cell>
          <table:table-cell table:formula="of:=[.CH67]+1" office:value-type="float" office:value="62">
            <text:p>62</text:p>
          </table:table-cell>
          <table:table-cell table:style-name="ce26" table:number-columns-repeated="129"/>
        </table:table-row>
        <table:table-row table:style-name="ro3">
          <table:table-cell/>
          <table:table-cell office:value-type="string">
            <text:p>Index ArrayEl</text:p>
          </table:table-cell>
          <table:table-cell/>
          <table:table-cell/>
          <table:table-cell table:style-name="ce26" table:number-columns-repeated="21"/>
          <table:table-cell table:style-name="ce26" office:value-type="string">
            <text:p>X</text:p>
          </table:table-cell>
          <table:table-cell table:style-name="ce26" table:number-columns-repeated="58"/>
          <table:table-cell table:formula="of:=IF((COUNTA([.E69:.CF69])&gt;0)                                                                 OR                                                                 ( [.D69]=&quot;DEFERRED&quot;);1;0)" office:value-type="float" office:value="1">
            <text:p>1</text:p>
          </table:table-cell>
          <table:table-cell table:formula="of:=[.CH68]+1" office:value-type="float" office:value="63">
            <text:p>63</text:p>
          </table:table-cell>
          <table:table-cell table:style-name="ce26" table:number-columns-repeated="129"/>
        </table:table-row>
        <table:table-row table:style-name="ro3">
          <table:table-cell office:value-type="string">
            <text:p>If/EndIf</text:p>
          </table:table-cell>
          <table:table-cell office:value-type="string">
            <text:p>Obj Parm</text:p>
          </table:table-cell>
          <table:table-cell office:value-type="string">
            <text:p>&lt;</text:p>
          </table:table-cell>
          <table:table-cell/>
          <table:table-cell table:style-name="ce26" table:number-columns-repeated="22"/>
          <table:table-cell table:style-name="ce26" office:value-type="string">
            <text:p>X</text:p>
          </table:table-cell>
          <table:table-cell table:style-name="ce26" table:number-columns-repeated="5"/>
          <table:table-cell table:style-name="ce26" office:value-type="string">
            <text:p>X</text:p>
          </table:table-cell>
          <table:table-cell table:style-name="ce26" office:value-type="string">
            <text:p>X</text:p>
          </table:table-cell>
          <table:table-cell table:style-name="ce26"/>
          <table:table-cell table:style-name="ce26" office:value-type="string">
            <text:p>X</text:p>
          </table:table-cell>
          <table:table-cell table:style-name="ce26" table:number-columns-repeated="3"/>
          <table:table-cell table:style-name="ce26" office:value-type="string">
            <text:p>X</text:p>
          </table:table-cell>
          <table:table-cell table:style-name="ce26" table:number-columns-repeated="40"/>
          <table:table-cell table:style-name="ce26" office:value-type="string">
            <text:p>X</text:p>
          </table:table-cell>
          <table:table-cell table:style-name="ce26" office:value-type="string">
            <text:p>X</text:p>
          </table:table-cell>
          <table:table-cell table:style-name="ce26" table:number-columns-repeated="2"/>
          <table:table-cell table:formula="of:=IF((COUNTA([.E70:.CF70])&gt;0)                                                                 OR                                                                 ( [.D70]=&quot;DEFERRED&quot;);1;0)" office:value-type="float" office:value="1">
            <text:p>1</text:p>
          </table:table-cell>
          <table:table-cell table:formula="of:=[.CH69]+1" office:value-type="float" office:value="64">
            <text:p>64</text:p>
          </table:table-cell>
          <table:table-cell table:style-name="ce26" table:number-columns-repeated="129"/>
        </table:table-row>
        <table:table-row table:style-name="ro3">
          <table:table-cell table:number-columns-repeated="2"/>
          <table:table-cell office:value-type="string">
            <text:p>==</text:p>
          </table:table-cell>
          <table:table-cell/>
          <table:table-cell table:style-name="ce26" table:number-columns-repeated="22"/>
          <table:table-cell table:style-name="ce26" office:value-type="string">
            <text:p>X</text:p>
          </table:table-cell>
          <table:table-cell table:style-name="ce26" table:number-columns-repeated="5"/>
          <table:table-cell table:style-name="ce26" office:value-type="string">
            <text:p>X</text:p>
          </table:table-cell>
          <table:table-cell table:style-name="ce26" office:value-type="string">
            <text:p>X</text:p>
          </table:table-cell>
          <table:table-cell table:style-name="ce26"/>
          <table:table-cell table:style-name="ce26" office:value-type="string">
            <text:p>X</text:p>
          </table:table-cell>
          <table:table-cell table:style-name="ce26" table:number-columns-repeated="3"/>
          <table:table-cell table:style-name="ce26" office:value-type="string">
            <text:p>X</text:p>
          </table:table-cell>
          <table:table-cell table:style-name="ce26" table:number-columns-repeated="44"/>
          <table:table-cell table:formula="of:=IF((COUNTA([.E71:.CF71])&gt;0)                                                                 OR                                                                 ( [.D71]=&quot;DEFERRED&quot;);1;0)" office:value-type="float" office:value="1">
            <text:p>1</text:p>
          </table:table-cell>
          <table:table-cell table:formula="of:=[.CH70]+1" office:value-type="float" office:value="65">
            <text:p>65</text:p>
          </table:table-cell>
          <table:table-cell table:style-name="ce26" table:number-columns-repeated="129"/>
        </table:table-row>
        <table:table-row table:style-name="ro3">
          <table:table-cell table:number-columns-repeated="2"/>
          <table:table-cell office:value-type="string">
            <text:p>&gt;</text:p>
          </table:table-cell>
          <table:table-cell/>
          <table:table-cell table:style-name="ce26" table:number-columns-repeated="22"/>
          <table:table-cell table:style-name="ce26" office:value-type="string">
            <text:p>X</text:p>
          </table:table-cell>
          <table:table-cell table:style-name="ce26" table:number-columns-repeated="5"/>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number-columns-repeated="3"/>
          <table:table-cell table:style-name="ce26" office:value-type="string">
            <text:p>X</text:p>
          </table:table-cell>
          <table:table-cell table:style-name="ce26" table:number-columns-repeated="40"/>
          <table:table-cell table:style-name="ce26" office:value-type="string">
            <text:p>X</text:p>
          </table:table-cell>
          <table:table-cell table:style-name="ce26" office:value-type="string">
            <text:p>X</text:p>
          </table:table-cell>
          <table:table-cell table:style-name="ce26" table:number-columns-repeated="2"/>
          <table:table-cell table:formula="of:=IF((COUNTA([.E72:.CF72])&gt;0)                                                                 OR                                                                 ( [.D72]=&quot;DEFERRED&quot;);1;0)" office:value-type="float" office:value="1">
            <text:p>1</text:p>
          </table:table-cell>
          <table:table-cell table:formula="of:=[.CH71]+1" office:value-type="float" office:value="66">
            <text:p>66</text:p>
          </table:table-cell>
          <table:table-cell table:style-name="ce26" table:number-columns-repeated="129"/>
        </table:table-row>
        <table:table-row table:style-name="ro3">
          <table:table-cell table:number-columns-repeated="2"/>
          <table:table-cell office:value-type="string">
            <text:p>&lt;=</text:p>
          </table:table-cell>
          <table:table-cell/>
          <table:table-cell table:style-name="ce26" table:number-columns-repeated="22"/>
          <table:table-cell table:style-name="ce26" office:value-type="string">
            <text:p>X</text:p>
          </table:table-cell>
          <table:table-cell table:style-name="ce26" table:number-columns-repeated="5"/>
          <table:table-cell table:style-name="ce26" office:value-type="string">
            <text:p>X</text:p>
          </table:table-cell>
          <table:table-cell table:style-name="ce26" office:value-type="string">
            <text:p>X</text:p>
          </table:table-cell>
          <table:table-cell table:style-name="ce26"/>
          <table:table-cell table:style-name="ce26" office:value-type="string">
            <text:p>X</text:p>
          </table:table-cell>
          <table:table-cell table:style-name="ce26" table:number-columns-repeated="3"/>
          <table:table-cell table:style-name="ce26" office:value-type="string">
            <text:p>X</text:p>
          </table:table-cell>
          <table:table-cell table:style-name="ce26" table:number-columns-repeated="44"/>
          <table:table-cell table:formula="of:=IF((COUNTA([.E73:.CF73])&gt;0)                                                                 OR                                                                 ( [.D73]=&quot;DEFERRED&quot;);1;0)" office:value-type="float" office:value="1">
            <text:p>1</text:p>
          </table:table-cell>
          <table:table-cell table:formula="of:=[.CH72]+1" office:value-type="float" office:value="67">
            <text:p>67</text:p>
          </table:table-cell>
          <table:table-cell table:style-name="ce26" table:number-columns-repeated="129"/>
        </table:table-row>
        <table:table-row table:style-name="ro3">
          <table:table-cell table:number-columns-repeated="2"/>
          <table:table-cell office:value-type="string">
            <text:p>~=</text:p>
          </table:table-cell>
          <table:table-cell/>
          <table:table-cell table:style-name="ce26" table:number-columns-repeated="22"/>
          <table:table-cell table:style-name="ce26" office:value-type="string">
            <text:p>X</text:p>
          </table:table-cell>
          <table:table-cell table:style-name="ce26" table:number-columns-repeated="5"/>
          <table:table-cell table:style-name="ce26" office:value-type="string">
            <text:p>X</text:p>
          </table:table-cell>
          <table:table-cell table:style-name="ce26" office:value-type="string">
            <text:p>X</text:p>
          </table:table-cell>
          <table:table-cell table:style-name="ce26"/>
          <table:table-cell table:style-name="ce26" office:value-type="string">
            <text:p>X</text:p>
          </table:table-cell>
          <table:table-cell table:style-name="ce26" table:number-columns-repeated="3"/>
          <table:table-cell table:style-name="ce26" office:value-type="string">
            <text:p>X</text:p>
          </table:table-cell>
          <table:table-cell table:style-name="ce26" table:number-columns-repeated="44"/>
          <table:table-cell table:formula="of:=IF((COUNTA([.E74:.CF74])&gt;0)                                                                 OR                                                                 ( [.D74]=&quot;DEFERRED&quot;);1;0)" office:value-type="float" office:value="1">
            <text:p>1</text:p>
          </table:table-cell>
          <table:table-cell table:formula="of:=[.CH73]+1" office:value-type="float" office:value="68">
            <text:p>68</text:p>
          </table:table-cell>
          <table:table-cell table:style-name="ce26" table:number-columns-repeated="129"/>
        </table:table-row>
        <table:table-row table:style-name="ro3">
          <table:table-cell table:number-columns-repeated="2"/>
          <table:table-cell office:value-type="string">
            <text:p>&gt;=</text:p>
          </table:table-cell>
          <table:table-cell/>
          <table:table-cell table:style-name="ce26" table:number-columns-repeated="22"/>
          <table:table-cell table:style-name="ce26" office:value-type="string">
            <text:p>X</text:p>
          </table:table-cell>
          <table:table-cell table:style-name="ce26" table:number-columns-repeated="5"/>
          <table:table-cell table:style-name="ce26" office:value-type="string">
            <text:p>X</text:p>
          </table:table-cell>
          <table:table-cell table:style-name="ce26" office:value-type="string">
            <text:p>X</text:p>
          </table:table-cell>
          <table:table-cell table:style-name="ce26"/>
          <table:table-cell table:style-name="ce26" office:value-type="string">
            <text:p>X</text:p>
          </table:table-cell>
          <table:table-cell table:style-name="ce26" table:number-columns-repeated="3"/>
          <table:table-cell table:style-name="ce26" office:value-type="string">
            <text:p>X</text:p>
          </table:table-cell>
          <table:table-cell table:style-name="ce26" table:number-columns-repeated="44"/>
          <table:table-cell table:formula="of:=IF((COUNTA([.E75:.CF75])&gt;0)                                                                 OR                                                                 ( [.D75]=&quot;DEFERRED&quot;);1;0)" office:value-type="float" office:value="1">
            <text:p>1</text:p>
          </table:table-cell>
          <table:table-cell table:formula="of:=[.CH74]+1" office:value-type="float" office:value="69">
            <text:p>69</text:p>
          </table:table-cell>
          <table:table-cell table:style-name="ce26" table:number-columns-repeated="129"/>
        </table:table-row>
        <table:table-row table:style-name="ro3">
          <table:table-cell/>
          <table:table-cell office:value-type="string">
            <text:p>Var </text:p>
          </table:table-cell>
          <table:table-cell office:value-type="string">
            <text:p>&lt;</text:p>
          </table:table-cell>
          <table:table-cell/>
          <table:table-cell table:style-name="ce26" table:number-columns-repeated="22"/>
          <table:table-cell table:style-name="ce26" office:value-type="string">
            <text:p>X</text:p>
          </table:table-cell>
          <table:table-cell table:style-name="ce26" table:number-columns-repeated="2"/>
          <table:table-cell table:style-name="ce26" office:value-type="string">
            <text:p>X</text:p>
          </table:table-cell>
          <table:table-cell table:style-name="ce26" office:value-type="string">
            <text:p>X</text:p>
          </table:table-cell>
          <table:table-cell table:style-name="ce26" table:number-columns-repeated="53"/>
          <table:table-cell table:formula="of:=IF((COUNTA([.E76:.CF76])&gt;0)                                                                 OR                                                                 ( [.D76]=&quot;DEFERRED&quot;);1;0)" office:value-type="float" office:value="1">
            <text:p>1</text:p>
          </table:table-cell>
          <table:table-cell table:formula="of:=[.CH75]+1" office:value-type="float" office:value="70">
            <text:p>70</text:p>
          </table:table-cell>
          <table:table-cell table:style-name="ce26" table:number-columns-repeated="129"/>
        </table:table-row>
        <table:table-row table:style-name="ro3">
          <table:table-cell table:number-columns-repeated="2"/>
          <table:table-cell office:value-type="string">
            <text:p>==</text:p>
          </table:table-cell>
          <table:table-cell/>
          <table:table-cell table:style-name="ce26" table:number-columns-repeated="22"/>
          <table:table-cell table:style-name="ce26" office:value-type="string">
            <text:p>X</text:p>
          </table:table-cell>
          <table:table-cell table:style-name="ce26" table:number-columns-repeated="2"/>
          <table:table-cell table:style-name="ce26" office:value-type="string">
            <text:p>X</text:p>
          </table:table-cell>
          <table:table-cell table:style-name="ce26" office:value-type="string">
            <text:p>X</text:p>
          </table:table-cell>
          <table:table-cell table:style-name="ce26" table:number-columns-repeated="4"/>
          <table:table-cell table:style-name="ce26" office:value-type="string">
            <text:p>X</text:p>
          </table:table-cell>
          <table:table-cell table:style-name="ce26" table:number-columns-repeated="48"/>
          <table:table-cell table:formula="of:=IF((COUNTA([.E77:.CF77])&gt;0)                                                                 OR                                                                 ( [.D77]=&quot;DEFERRED&quot;);1;0)" office:value-type="float" office:value="1">
            <text:p>1</text:p>
          </table:table-cell>
          <table:table-cell table:formula="of:=[.CH76]+1" office:value-type="float" office:value="71">
            <text:p>71</text:p>
          </table:table-cell>
          <table:table-cell table:style-name="ce26" table:number-columns-repeated="129"/>
        </table:table-row>
        <table:table-row table:style-name="ro3">
          <table:table-cell table:number-columns-repeated="2"/>
          <table:table-cell office:value-type="string">
            <text:p>&gt;</text:p>
          </table:table-cell>
          <table:table-cell/>
          <table:table-cell table:style-name="ce26" table:number-columns-repeated="22"/>
          <table:table-cell table:style-name="ce26" office:value-type="string">
            <text:p>X</text:p>
          </table:table-cell>
          <table:table-cell table:style-name="ce26" table:number-columns-repeated="2"/>
          <table:table-cell table:style-name="ce26" office:value-type="string">
            <text:p>X</text:p>
          </table:table-cell>
          <table:table-cell table:style-name="ce26" office:value-type="string">
            <text:p>X</text:p>
          </table:table-cell>
          <table:table-cell table:style-name="ce26" table:number-columns-repeated="53"/>
          <table:table-cell table:formula="of:=IF((COUNTA([.E78:.CF78])&gt;0)                                                                 OR                                                                 ( [.D78]=&quot;DEFERRED&quot;);1;0)" office:value-type="float" office:value="1">
            <text:p>1</text:p>
          </table:table-cell>
          <table:table-cell table:formula="of:=[.CH77]+1" office:value-type="float" office:value="72">
            <text:p>72</text:p>
          </table:table-cell>
          <table:table-cell table:style-name="ce26" table:number-columns-repeated="129"/>
        </table:table-row>
        <table:table-row table:style-name="ro3">
          <table:table-cell table:number-columns-repeated="2"/>
          <table:table-cell office:value-type="string">
            <text:p>&lt;=</text:p>
          </table:table-cell>
          <table:table-cell/>
          <table:table-cell table:style-name="ce26" table:number-columns-repeated="22"/>
          <table:table-cell table:style-name="ce26" office:value-type="string">
            <text:p>X</text:p>
          </table:table-cell>
          <table:table-cell table:style-name="ce26" table:number-columns-repeated="2"/>
          <table:table-cell table:style-name="ce26" office:value-type="string">
            <text:p>X</text:p>
          </table:table-cell>
          <table:table-cell table:style-name="ce26" office:value-type="string">
            <text:p>X</text:p>
          </table:table-cell>
          <table:table-cell table:style-name="ce26" table:number-columns-repeated="53"/>
          <table:table-cell table:formula="of:=IF((COUNTA([.E79:.CF79])&gt;0)                                                                 OR                                                                 ( [.D79]=&quot;DEFERRED&quot;);1;0)" office:value-type="float" office:value="1">
            <text:p>1</text:p>
          </table:table-cell>
          <table:table-cell table:formula="of:=[.CH78]+1" office:value-type="float" office:value="73">
            <text:p>73</text:p>
          </table:table-cell>
          <table:table-cell table:style-name="ce26" table:number-columns-repeated="129"/>
        </table:table-row>
        <table:table-row table:style-name="ro3">
          <table:table-cell table:number-columns-repeated="2"/>
          <table:table-cell office:value-type="string">
            <text:p>~=</text:p>
          </table:table-cell>
          <table:table-cell/>
          <table:table-cell table:style-name="ce26" table:number-columns-repeated="22"/>
          <table:table-cell table:style-name="ce26" office:value-type="string">
            <text:p>X</text:p>
          </table:table-cell>
          <table:table-cell table:style-name="ce26" table:number-columns-repeated="2"/>
          <table:table-cell table:style-name="ce26" office:value-type="string">
            <text:p>X</text:p>
          </table:table-cell>
          <table:table-cell table:style-name="ce26" office:value-type="string">
            <text:p>X</text:p>
          </table:table-cell>
          <table:table-cell table:style-name="ce26" table:number-columns-repeated="4"/>
          <table:table-cell table:style-name="ce26" office:value-type="string">
            <text:p>X</text:p>
          </table:table-cell>
          <table:table-cell table:style-name="ce26" table:number-columns-repeated="48"/>
          <table:table-cell table:formula="of:=IF((COUNTA([.E80:.CF80])&gt;0)                                                                 OR                                                                 ( [.D80]=&quot;DEFERRED&quot;);1;0)" office:value-type="float" office:value="1">
            <text:p>1</text:p>
          </table:table-cell>
          <table:table-cell table:formula="of:=[.CH79]+1" office:value-type="float" office:value="74">
            <text:p>74</text:p>
          </table:table-cell>
          <table:table-cell table:style-name="ce26" table:number-columns-repeated="129"/>
        </table:table-row>
        <table:table-row table:style-name="ro3">
          <table:table-cell table:number-columns-repeated="2"/>
          <table:table-cell office:value-type="string">
            <text:p>&gt;=</text:p>
          </table:table-cell>
          <table:table-cell/>
          <table:table-cell table:style-name="ce26" table:number-columns-repeated="22"/>
          <table:table-cell table:style-name="ce26" office:value-type="string">
            <text:p>X</text:p>
          </table:table-cell>
          <table:table-cell table:style-name="ce26" table:number-columns-repeated="2"/>
          <table:table-cell table:style-name="ce26" office:value-type="string">
            <text:p>X</text:p>
          </table:table-cell>
          <table:table-cell table:style-name="ce26" office:value-type="string">
            <text:p>X</text:p>
          </table:table-cell>
          <table:table-cell table:style-name="ce26" table:number-columns-repeated="53"/>
          <table:table-cell table:formula="of:=IF((COUNTA([.E81:.CF81])&gt;0)                                                                 OR                                                                 ( [.D81]=&quot;DEFERRED&quot;);1;0)" office:value-type="float" office:value="1">
            <text:p>1</text:p>
          </table:table-cell>
          <table:table-cell table:formula="of:=[.CH80]+1" office:value-type="float" office:value="75">
            <text:p>75</text:p>
          </table:table-cell>
          <table:table-cell table:style-name="ce26" table:number-columns-repeated="129"/>
        </table:table-row>
        <table:table-row table:style-name="ro3">
          <table:table-cell/>
          <table:table-cell office:value-type="string">
            <text:p>ArrayEl</text:p>
          </table:table-cell>
          <table:table-cell office:value-type="string">
            <text:p>&lt;</text:p>
          </table:table-cell>
          <table:table-cell/>
          <table:table-cell table:style-name="ce26" table:number-columns-repeated="27"/>
          <table:table-cell table:style-name="ce26" office:value-type="string">
            <text:p>X</text:p>
          </table:table-cell>
          <table:table-cell table:style-name="ce26" table:number-columns-repeated="3"/>
          <table:table-cell table:style-name="ce26" office:value-type="string">
            <text:p>X</text:p>
          </table:table-cell>
          <table:table-cell table:style-name="ce26" table:number-columns-repeated="48"/>
          <table:table-cell table:formula="of:=IF((COUNTA([.E82:.CF82])&gt;0)                                                                 OR                                                                 ( [.D82]=&quot;DEFERRED&quot;);1;0)" office:value-type="float" office:value="1">
            <text:p>1</text:p>
          </table:table-cell>
          <table:table-cell table:formula="of:=[.CH81]+1" office:value-type="float" office:value="76">
            <text:p>76</text:p>
          </table:table-cell>
          <table:table-cell table:style-name="ce26" table:number-columns-repeated="129"/>
        </table:table-row>
        <table:table-row table:style-name="ro3">
          <table:table-cell table:number-columns-repeated="2"/>
          <table:table-cell office:value-type="string">
            <text:p>==</text:p>
          </table:table-cell>
          <table:table-cell/>
          <table:table-cell table:style-name="ce26" table:number-columns-repeated="27"/>
          <table:table-cell table:style-name="ce26" office:value-type="string">
            <text:p>X</text:p>
          </table:table-cell>
          <table:table-cell table:style-name="ce26" table:number-columns-repeated="52"/>
          <table:table-cell table:formula="of:=IF((COUNTA([.E83:.CF83])&gt;0)                                                                 OR                                                                 ( [.D83]=&quot;DEFERRED&quot;);1;0)" office:value-type="float" office:value="1">
            <text:p>1</text:p>
          </table:table-cell>
          <table:table-cell table:formula="of:=[.CH82]+1" office:value-type="float" office:value="77">
            <text:p>77</text:p>
          </table:table-cell>
          <table:table-cell table:style-name="ce26" table:number-columns-repeated="129"/>
        </table:table-row>
        <table:table-row table:style-name="ro3">
          <table:table-cell table:number-columns-repeated="2"/>
          <table:table-cell office:value-type="string">
            <text:p>&gt;</text:p>
          </table:table-cell>
          <table:table-cell/>
          <table:table-cell table:style-name="ce26" table:number-columns-repeated="27"/>
          <table:table-cell table:style-name="ce26" office:value-type="string">
            <text:p>X</text:p>
          </table:table-cell>
          <table:table-cell table:style-name="ce26" table:number-columns-repeated="3"/>
          <table:table-cell table:style-name="ce26" office:value-type="string">
            <text:p>X</text:p>
          </table:table-cell>
          <table:table-cell table:style-name="ce26" table:number-columns-repeated="48"/>
          <table:table-cell table:formula="of:=IF((COUNTA([.E84:.CF84])&gt;0)                                                                 OR                                                                 ( [.B94]=&quot;DEFERRED&quot;);1;0)" office:value-type="float" office:value="1">
            <text:p>1</text:p>
          </table:table-cell>
          <table:table-cell table:formula="of:=[.CH83]+1" office:value-type="float" office:value="78">
            <text:p>78</text:p>
          </table:table-cell>
          <table:table-cell table:style-name="ce26" table:number-columns-repeated="129"/>
        </table:table-row>
        <table:table-row table:style-name="ro3">
          <table:table-cell table:number-columns-repeated="2"/>
          <table:table-cell office:value-type="string">
            <text:p>&lt;=</text:p>
          </table:table-cell>
          <table:table-cell/>
          <table:table-cell table:style-name="ce26" table:number-columns-repeated="27"/>
          <table:table-cell table:style-name="ce26" office:value-type="string">
            <text:p>X</text:p>
          </table:table-cell>
          <table:table-cell table:style-name="ce26" table:number-columns-repeated="3"/>
          <table:table-cell table:style-name="ce26" office:value-type="string">
            <text:p>X</text:p>
          </table:table-cell>
          <table:table-cell table:style-name="ce26" table:number-columns-repeated="48"/>
          <table:table-cell table:formula="of:=IF((COUNTA([.E85:.CF85])&gt;0)                                                                 OR                                                                 ( [.B95]=&quot;DEFERRED&quot;);1;0)" office:value-type="float" office:value="1">
            <text:p>1</text:p>
          </table:table-cell>
          <table:table-cell table:formula="of:=[.CH84]+1" office:value-type="float" office:value="79">
            <text:p>79</text:p>
          </table:table-cell>
          <table:table-cell table:style-name="ce26" table:number-columns-repeated="129"/>
        </table:table-row>
        <table:table-row table:style-name="ro3">
          <table:table-cell table:number-columns-repeated="2"/>
          <table:table-cell office:value-type="string">
            <text:p>~=</text:p>
          </table:table-cell>
          <table:table-cell/>
          <table:table-cell table:style-name="ce26" table:number-columns-repeated="27"/>
          <table:table-cell table:style-name="ce26" office:value-type="string">
            <text:p>X</text:p>
          </table:table-cell>
          <table:table-cell table:style-name="ce26" table:number-columns-repeated="3"/>
          <table:table-cell table:style-name="ce26" office:value-type="string">
            <text:p>X</text:p>
          </table:table-cell>
          <table:table-cell table:style-name="ce26" table:number-columns-repeated="48"/>
          <table:table-cell table:formula="of:=IF((COUNTA([.E86:.CF86])&gt;0)                                                                 OR                                                                 ( [.B96]=&quot;DEFERRED&quot;);1;0)" office:value-type="float" office:value="1">
            <text:p>1</text:p>
          </table:table-cell>
          <table:table-cell table:formula="of:=[.CH85]+1" office:value-type="float" office:value="80">
            <text:p>80</text:p>
          </table:table-cell>
          <table:table-cell table:style-name="ce26" table:number-columns-repeated="129"/>
        </table:table-row>
        <table:table-row table:style-name="ro3">
          <table:table-cell table:number-columns-repeated="2"/>
          <table:table-cell office:value-type="string">
            <text:p>&gt;=</text:p>
          </table:table-cell>
          <table:table-cell/>
          <table:table-cell table:style-name="ce26" table:number-columns-repeated="27"/>
          <table:table-cell table:style-name="ce26" office:value-type="string">
            <text:p>X</text:p>
          </table:table-cell>
          <table:table-cell table:style-name="ce26" table:number-columns-repeated="3"/>
          <table:table-cell table:style-name="ce26" office:value-type="string">
            <text:p>X</text:p>
          </table:table-cell>
          <table:table-cell table:style-name="ce26" table:number-columns-repeated="48"/>
          <table:table-cell table:formula="of:=IF((COUNTA([.E87:.CF87])&gt;0)                                                                 OR                                                                 ( [.B97]=&quot;DEFERRED&quot;);1;0)" office:value-type="float" office:value="1">
            <text:p>1</text:p>
          </table:table-cell>
          <table:table-cell table:formula="of:=[.CH86]+1" office:value-type="float" office:value="81">
            <text:p>81</text:p>
          </table:table-cell>
          <table:table-cell table:style-name="ce26" table:number-columns-repeated="129"/>
        </table:table-row>
        <table:table-row table:style-name="ro3">
          <table:table-cell/>
          <table:table-cell office:value-type="string">
            <text:p>Num</text:p>
          </table:table-cell>
          <table:table-cell office:value-type="string">
            <text:p>&lt;</text:p>
          </table:table-cell>
          <table:table-cell/>
          <table:table-cell table:style-name="ce26" table:number-columns-repeated="24"/>
          <table:table-cell table:style-name="ce26" office:value-type="string">
            <text:p>X</text:p>
          </table:table-cell>
          <table:table-cell table:style-name="ce26" office:value-type="string">
            <text:p>X</text:p>
          </table:table-cell>
          <table:table-cell table:style-name="ce26" table:number-columns-repeated="9"/>
          <table:table-cell table:style-name="ce26" office:value-type="string">
            <text:p>X</text:p>
          </table:table-cell>
          <table:table-cell table:style-name="ce26" table:number-columns-repeated="44"/>
          <table:table-cell table:formula="of:=IF((COUNTA([.E88:.CF88])&gt;0)                                                                 OR                                                                 ( [.B99]=&quot;DEFERRED&quot;);1;0)" office:value-type="float" office:value="1">
            <text:p>1</text:p>
          </table:table-cell>
          <table:table-cell table:formula="of:=[.CH87]+1" office:value-type="float" office:value="82">
            <text:p>82</text:p>
          </table:table-cell>
          <table:table-cell table:style-name="ce26" table:number-columns-repeated="129"/>
        </table:table-row>
        <table:table-row table:style-name="ro3">
          <table:table-cell table:number-columns-repeated="2"/>
          <table:table-cell office:value-type="string">
            <text:p>==</text:p>
          </table:table-cell>
          <table:table-cell/>
          <table:table-cell table:style-name="ce26" table:number-columns-repeated="24"/>
          <table:table-cell table:style-name="ce26" office:value-type="string">
            <text:p>X</text:p>
          </table:table-cell>
          <table:table-cell table:style-name="ce26" office:value-type="string">
            <text:p>X</text:p>
          </table:table-cell>
          <table:table-cell table:style-name="ce26" table:number-columns-repeated="9"/>
          <table:table-cell table:style-name="ce26" office:value-type="string">
            <text:p>X</text:p>
          </table:table-cell>
          <table:table-cell table:style-name="ce26" table:number-columns-repeated="44"/>
          <table:table-cell table:formula="of:=IF((COUNTA([.E89:.CF89])&gt;0)                                                                 OR                                                                 ( [.B102]=&quot;DEFERRED&quot;);1;0)" office:value-type="float" office:value="1">
            <text:p>1</text:p>
          </table:table-cell>
          <table:table-cell table:formula="of:=[.CH88]+1" office:value-type="float" office:value="83">
            <text:p>83</text:p>
          </table:table-cell>
          <table:table-cell table:style-name="ce26" table:number-columns-repeated="129"/>
        </table:table-row>
        <table:table-row table:style-name="ro3">
          <table:table-cell table:number-columns-repeated="2"/>
          <table:table-cell office:value-type="string">
            <text:p>&gt;</text:p>
          </table:table-cell>
          <table:table-cell/>
          <table:table-cell table:style-name="ce26" table:number-columns-repeated="24"/>
          <table:table-cell table:style-name="ce26" office:value-type="string">
            <text:p>X</text:p>
          </table:table-cell>
          <table:table-cell table:style-name="ce26" office:value-type="string">
            <text:p>X</text:p>
          </table:table-cell>
          <table:table-cell table:style-name="ce26" table:number-columns-repeated="9"/>
          <table:table-cell table:style-name="ce26" office:value-type="string">
            <text:p>X</text:p>
          </table:table-cell>
          <table:table-cell table:style-name="ce26" table:number-columns-repeated="44"/>
          <table:table-cell table:formula="of:=IF((COUNTA([.E90:.CF90])&gt;0)                                                                 OR                                                                 ( [.B103]=&quot;DEFERRED&quot;);1;0)" office:value-type="float" office:value="1">
            <text:p>1</text:p>
          </table:table-cell>
          <table:table-cell table:formula="of:=[.CH89]+1" office:value-type="float" office:value="84">
            <text:p>84</text:p>
          </table:table-cell>
          <table:table-cell table:style-name="ce26" table:number-columns-repeated="129"/>
        </table:table-row>
        <table:table-row table:style-name="ro3">
          <table:table-cell table:number-columns-repeated="2"/>
          <table:table-cell office:value-type="string">
            <text:p>&lt;=</text:p>
          </table:table-cell>
          <table:table-cell/>
          <table:table-cell table:style-name="ce26" table:number-columns-repeated="24"/>
          <table:table-cell table:style-name="ce26" office:value-type="string">
            <text:p>X</text:p>
          </table:table-cell>
          <table:table-cell table:style-name="ce26" office:value-type="string">
            <text:p>X</text:p>
          </table:table-cell>
          <table:table-cell table:style-name="ce26" table:number-columns-repeated="9"/>
          <table:table-cell table:style-name="ce26" office:value-type="string">
            <text:p>X</text:p>
          </table:table-cell>
          <table:table-cell table:style-name="ce26" table:number-columns-repeated="44"/>
          <table:table-cell table:formula="of:=IF((COUNTA([.E91:.CF91])&gt;0)                                                                 OR                                                                 ( [.B104]=&quot;DEFERRED&quot;);1;0)" office:value-type="float" office:value="1">
            <text:p>1</text:p>
          </table:table-cell>
          <table:table-cell table:formula="of:=[.CH90]+1" office:value-type="float" office:value="85">
            <text:p>85</text:p>
          </table:table-cell>
          <table:table-cell table:style-name="ce26" table:number-columns-repeated="129"/>
        </table:table-row>
        <table:table-row table:style-name="ro3">
          <table:table-cell table:number-columns-repeated="2"/>
          <table:table-cell office:value-type="string">
            <text:p>~=</text:p>
          </table:table-cell>
          <table:table-cell/>
          <table:table-cell table:style-name="ce26" table:number-columns-repeated="24"/>
          <table:table-cell table:style-name="ce26" office:value-type="string">
            <text:p>X</text:p>
          </table:table-cell>
          <table:table-cell table:style-name="ce26" office:value-type="string">
            <text:p>X</text:p>
          </table:table-cell>
          <table:table-cell table:style-name="ce26" table:number-columns-repeated="9"/>
          <table:table-cell table:style-name="ce26" office:value-type="string">
            <text:p>X</text:p>
          </table:table-cell>
          <table:table-cell table:style-name="ce26" table:number-columns-repeated="44"/>
          <table:table-cell table:formula="of:=IF((COUNTA([.E92:.CF92])&gt;0)                                                                 OR                                                                 ( [.B105]=&quot;DEFERRED&quot;);1;0)" office:value-type="float" office:value="1">
            <text:p>1</text:p>
          </table:table-cell>
          <table:table-cell table:formula="of:=[.CH91]+1" office:value-type="float" office:value="86">
            <text:p>86</text:p>
          </table:table-cell>
          <table:table-cell table:style-name="ce26" table:number-columns-repeated="129"/>
        </table:table-row>
        <table:table-row table:style-name="ro3">
          <table:table-cell table:number-columns-repeated="2"/>
          <table:table-cell office:value-type="string">
            <text:p>&gt;=</text:p>
          </table:table-cell>
          <table:table-cell/>
          <table:table-cell table:style-name="ce26" table:number-columns-repeated="24"/>
          <table:table-cell table:style-name="ce26" office:value-type="string">
            <text:p>X</text:p>
          </table:table-cell>
          <table:table-cell table:style-name="ce26" office:value-type="string">
            <text:p>X</text:p>
          </table:table-cell>
          <table:table-cell table:style-name="ce26" table:number-columns-repeated="9"/>
          <table:table-cell table:style-name="ce26" office:value-type="string">
            <text:p>X</text:p>
          </table:table-cell>
          <table:table-cell table:style-name="ce26" table:number-columns-repeated="44"/>
          <table:table-cell table:formula="of:=IF((COUNTA([.E93:.CF93])&gt;0)                                                                 OR                                                                 ( [.B106]=&quot;DEFERRED&quot;);1;0)" office:value-type="float" office:value="1">
            <text:p>1</text:p>
          </table:table-cell>
          <table:table-cell table:formula="of:=[.CH92]+1" office:value-type="float" office:value="87">
            <text:p>87</text:p>
          </table:table-cell>
          <table:table-cell table:style-name="ce26" table:number-columns-repeated="129"/>
        </table:table-row>
        <table:table-row table:style-name="ro3">
          <table:table-cell/>
          <table:table-cell office:value-type="string">
            <text:p>RHS Var</text:p>
          </table:table-cell>
          <table:table-cell table:number-columns-repeated="2"/>
          <table:table-cell table:style-name="ce26" table:number-columns-repeated="22"/>
          <table:table-cell table:style-name="ce26" office:value-type="string">
            <text:p>X</text:p>
          </table:table-cell>
          <table:table-cell table:style-name="ce26" table:number-columns-repeated="2"/>
          <table:table-cell table:style-name="ce26" office:value-type="string">
            <text:p>X</text:p>
          </table:table-cell>
          <table:table-cell table:style-name="ce26" office:value-type="string">
            <text:p>X</text:p>
          </table:table-cell>
          <table:table-cell table:style-name="ce26" table:number-columns-repeated="4"/>
          <table:table-cell table:style-name="ce26" office:value-type="string">
            <text:p>X</text:p>
          </table:table-cell>
          <table:table-cell table:style-name="ce26" table:number-columns-repeated="48"/>
          <table:table-cell table:formula="of:=IF((COUNTA([.E94:.CF94])&gt;0)                                                                 OR                                                                 ( [.B107]=&quot;DEFERRED&quot;);1;0)" office:value-type="float" office:value="1">
            <text:p>1</text:p>
          </table:table-cell>
          <table:table-cell table:formula="of:=[.CH93]+1" office:value-type="float" office:value="88">
            <text:p>88</text:p>
          </table:table-cell>
          <table:table-cell table:style-name="ce26" table:number-columns-repeated="129"/>
        </table:table-row>
        <table:table-row table:style-name="ro3">
          <table:table-cell/>
          <table:table-cell office:value-type="string">
            <text:p>RHS ArrayEl</text:p>
          </table:table-cell>
          <table:table-cell table:number-columns-repeated="2"/>
          <table:table-cell table:style-name="ce26" table:number-columns-repeated="27"/>
          <table:table-cell table:style-name="ce26" office:value-type="string">
            <text:p>X</text:p>
          </table:table-cell>
          <table:table-cell table:style-name="ce26" table:number-columns-repeated="3"/>
          <table:table-cell table:style-name="ce26" office:value-type="string">
            <text:p>X</text:p>
          </table:table-cell>
          <table:table-cell table:style-name="ce26" table:number-columns-repeated="48"/>
          <table:table-cell table:formula="of:=IF((COUNTA([.E95:.CF95])&gt;0)                                                                 OR                                                                 ( [.B102]=&quot;DEFERRED&quot;);1;0)" office:value-type="float" office:value="1">
            <text:p>1</text:p>
          </table:table-cell>
          <table:table-cell table:formula="of:=[.CH94]+1" office:value-type="float" office:value="89">
            <text:p>89</text:p>
          </table:table-cell>
          <table:table-cell table:style-name="ce26" table:number-columns-repeated="129"/>
        </table:table-row>
        <table:table-row table:style-name="ro3">
          <table:table-cell/>
          <table:table-cell office:value-type="string">
            <text:p>RHS Num</text:p>
          </table:table-cell>
          <table:table-cell table:number-columns-repeated="2"/>
          <table:table-cell table:style-name="ce26" table:number-columns-repeated="25"/>
          <table:table-cell table:style-name="ce26" office:value-type="string">
            <text:p>X</text:p>
          </table:table-cell>
          <table:table-cell table:style-name="ce26" table:number-columns-repeated="3"/>
          <table:table-cell table:style-name="ce26" office:value-type="string">
            <text:p>X</text:p>
          </table:table-cell>
          <table:table-cell table:style-name="ce26"/>
          <table:table-cell table:style-name="ce26" office:value-type="string">
            <text:p>X</text:p>
          </table:table-cell>
          <table:table-cell table:style-name="ce26" table:number-columns-repeated="3"/>
          <table:table-cell table:style-name="ce26" office:value-type="string">
            <text:p>X</text:p>
          </table:table-cell>
          <table:table-cell table:style-name="ce26" table:number-columns-repeated="44"/>
          <table:table-cell table:formula="of:=IF((COUNTA([.E96:.CF96])&gt;0)                                                                 OR                                                                 ( [.B103]=&quot;DEFERRED&quot;);1;0)" office:value-type="float" office:value="1">
            <text:p>1</text:p>
          </table:table-cell>
          <table:table-cell table:formula="of:=[.CH95]+1" office:value-type="float" office:value="90">
            <text:p>90</text:p>
          </table:table-cell>
          <table:table-cell table:style-name="ce26" table:number-columns-repeated="129"/>
        </table:table-row>
        <table:table-row table:style-name="ro3">
          <table:table-cell/>
          <table:table-cell office:value-type="string">
            <text:p>RHS Obj Parm</text:p>
          </table:table-cell>
          <table:table-cell table:number-columns-repeated="2"/>
          <table:table-cell table:style-name="ce26" table:number-columns-repeated="28"/>
          <table:table-cell table:style-name="ce26" office:value-type="string">
            <text:p>X</text:p>
          </table:table-cell>
          <table:table-cell table:style-name="ce26" table:number-columns-repeated="2"/>
          <table:table-cell table:style-name="ce26" office:value-type="string">
            <text:p>X</text:p>
          </table:table-cell>
          <table:table-cell table:style-name="ce26" table:number-columns-repeated="3"/>
          <table:table-cell table:style-name="ce26" office:value-type="string">
            <text:p>X</text:p>
          </table:table-cell>
          <table:table-cell table:style-name="ce26" table:number-columns-repeated="44"/>
          <table:table-cell table:formula="of:=IF((COUNTA([.E97:.CF97])&gt;0)                                                                 OR                                                                 ( [.B104]=&quot;DEFERRED&quot;);1;0)" office:value-type="float" office:value="1">
            <text:p>1</text:p>
          </table:table-cell>
          <table:table-cell table:formula="of:=[.CH96]+1" office:value-type="float" office:value="91">
            <text:p>91</text:p>
          </table:table-cell>
          <table:table-cell table:style-name="ce26" table:number-columns-repeated="129"/>
        </table:table-row>
        <table:table-row table:style-name="ro3">
          <table:table-cell/>
          <table:table-cell office:value-type="string">
            <text:p>RHS Parameter</text:p>
          </table:table-cell>
          <table:table-cell table:number-columns-repeated="2"/>
          <table:table-cell table:style-name="ce26" table:number-columns-repeated="29"/>
          <table:table-cell table:style-name="ce26" office:value-type="string">
            <text:p>X</text:p>
          </table:table-cell>
          <table:table-cell table:style-name="ce26" table:number-columns-repeated="50"/>
          <table:table-cell table:formula="of:=IF((COUNTA([.E98:.CF98])&gt;0)                                                                 OR                                                                 ( [.B105]=&quot;DEFERRED&quot;);1;0)" office:value-type="float" office:value="1">
            <text:p>1</text:p>
          </table:table-cell>
          <table:table-cell table:formula="of:=[.CH97]+1" office:value-type="float" office:value="92">
            <text:p>92</text:p>
          </table:table-cell>
          <table:table-cell table:style-name="ce26" table:number-columns-repeated="129"/>
        </table:table-row>
        <table:table-row table:style-name="ro3">
          <table:table-cell office:value-type="string">
            <text:p>Maneuver</text:p>
          </table:table-cell>
          <table:table-cell office:value-type="string">
            <text:p>Inertial</text:p>
          </table:table-cell>
          <table:table-cell table:number-columns-repeated="2"/>
          <table:table-cell table:style-name="ce26" table:number-columns-repeated="40"/>
          <table:table-cell table:style-name="ce26" office:value-type="string">
            <text:p>X</text:p>
          </table:table-cell>
          <table:table-cell table:style-name="ce26" table:number-columns-repeated="39"/>
          <table:table-cell table:formula="of:=IF((COUNTA([.E99:.CF99])&gt;0)                                                                 OR                                                                 ( [.B106]=&quot;DEFERRED&quot;);1;0)" office:value-type="float" office:value="1">
            <text:p>1</text:p>
          </table:table-cell>
          <table:table-cell table:formula="of:=[.CH98]+1" office:value-type="float" office:value="93">
            <text:p>93</text:p>
          </table:table-cell>
          <table:table-cell table:style-name="ce26" table:number-columns-repeated="129"/>
        </table:table-row>
        <table:table-row table:style-name="ro3">
          <table:table-cell/>
          <table:table-cell office:value-type="string">
            <text:p>VNB</text:p>
          </table:table-cell>
          <table:table-cell/>
          <table:table-cell/>
          <table:table-cell table:style-name="ce26" table:number-columns-repeated="36"/>
          <table:table-cell table:style-name="ce26" office:value-type="string">
            <text:p>X</text:p>
          </table:table-cell>
          <table:table-cell table:style-name="ce26" table:number-columns-repeated="4"/>
          <table:table-cell table:style-name="ce26" office:value-type="string">
            <text:p>X</text:p>
          </table:table-cell>
          <table:table-cell table:style-name="ce26" office:value-type="string">
            <text:p>X</text:p>
          </table:table-cell>
          <table:table-cell table:style-name="ce26" table:number-columns-repeated="37"/>
          <table:table-cell table:formula="of:=IF((COUNTA([.E100:.CF100])&gt;0)                                                                 OR                                                                 ( [.D100]=&quot;DEFERRED&quot;);1;0)" office:value-type="float" office:value="1">
            <text:p>1</text:p>
          </table:table-cell>
          <table:table-cell table:formula="of:=[.CH99]+1" office:value-type="float" office:value="94">
            <text:p>94</text:p>
          </table:table-cell>
          <table:table-cell table:style-name="ce26" table:number-columns-repeated="129"/>
        </table:table-row>
        <table:table-row table:style-name="ro3">
          <table:table-cell/>
          <table:table-cell office:value-type="string">
            <text:p>CoordinateSystem</text:p>
          </table:table-cell>
          <table:table-cell/>
          <table:table-cell office:value-type="string">
            <text:p>DEFERRED</text:p>
          </table:table-cell>
          <table:table-cell table:style-name="ce26" table:number-columns-repeated="80"/>
          <table:table-cell table:formula="of:=IF((COUNTA([.E101:.CF101])&gt;0)                                                                 OR                                                                 ( [.D101]=&quot;DEFERRED&quot;);1;0)" office:value-type="float" office:value="1">
            <text:p>1</text:p>
          </table:table-cell>
          <table:table-cell table:formula="of:=[.CH100]+1" office:value-type="float" office:value="95">
            <text:p>95</text:p>
          </table:table-cell>
          <table:table-cell table:style-name="ce26" table:number-columns-repeated="129"/>
        </table:table-row>
        <table:table-row table:style-name="ro3">
          <table:table-cell office:value-type="string">
            <text:p>Minimize</text:p>
          </table:table-cell>
          <table:table-cell/>
          <table:table-cell/>
          <table:table-cell/>
          <table:table-cell table:style-name="ce26" table:number-columns-repeated="62"/>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number-columns-repeated="15"/>
          <table:table-cell table:formula="of:=IF((COUNTA([.E102:.CF102])&gt;0)                                                                 OR                                                                 ( [.D102]=&quot;DEFERRED&quot;);1;0)" office:value-type="float" office:value="1">
            <text:p>1</text:p>
          </table:table-cell>
          <table:table-cell table:formula="of:=[.CH101]+1" office:value-type="float" office:value="96">
            <text:p>96</text:p>
          </table:table-cell>
          <table:table-cell table:style-name="ce26" table:number-columns-repeated="129"/>
        </table:table-row>
        <table:table-row table:style-name="ro3">
          <table:table-cell office:value-type="string">
            <text:p>NonLinearConstraint</text:p>
          </table:table-cell>
          <table:table-cell office:value-type="string">
            <text:p>=</text:p>
          </table:table-cell>
          <table:table-cell table:number-columns-repeated="2"/>
          <table:table-cell table:style-name="ce26" table:number-columns-repeated="62"/>
          <table:table-cell table:style-name="ce26" office:value-type="string">
            <text:p>X</text:p>
          </table:table-cell>
          <table:table-cell table:style-name="ce26" table:number-columns-repeated="17"/>
          <table:table-cell table:formula="of:=IF((COUNTA([.E103:.CF103])&gt;0)                                                                 OR                                                                 ( [.B107]=&quot;DEFERRED&quot;);1;0)" office:value-type="float" office:value="1">
            <text:p>1</text:p>
          </table:table-cell>
          <table:table-cell table:formula="of:=[.CH102]+1" office:value-type="float" office:value="97">
            <text:p>97</text:p>
          </table:table-cell>
          <table:table-cell table:style-name="ce26" table:number-columns-repeated="129"/>
        </table:table-row>
        <table:table-row table:style-name="ro3">
          <table:table-cell/>
          <table:table-cell office:value-type="string">
            <text:p>&gt;=</text:p>
          </table:table-cell>
          <table:table-cell table:number-columns-repeated="2"/>
          <table:table-cell table:style-name="ce26" table:number-columns-repeated="63"/>
          <table:table-cell table:style-name="ce26" office:value-type="string">
            <text:p>X</text:p>
          </table:table-cell>
          <table:table-cell table:style-name="ce26" table:number-columns-repeated="16"/>
          <table:table-cell table:formula="of:=IF((COUNTA([.E104:.CF104])&gt;0)                                                                 OR                                                                 ( [.B108]=&quot;DEFERRED&quot;);1;0)" office:value-type="float" office:value="1">
            <text:p>1</text:p>
          </table:table-cell>
          <table:table-cell table:formula="of:=[.CH103]+1" office:value-type="float" office:value="98">
            <text:p>98</text:p>
          </table:table-cell>
          <table:table-cell table:style-name="ce26" table:number-columns-repeated="129"/>
        </table:table-row>
        <table:table-row table:style-name="ro3">
          <table:table-cell/>
          <table:table-cell office:value-type="string">
            <text:p>&lt;=</text:p>
          </table:table-cell>
          <table:table-cell table:number-columns-repeated="2"/>
          <table:table-cell table:style-name="ce26" table:number-columns-repeated="63"/>
          <table:table-cell table:style-name="ce26" office:value-type="string">
            <text:p>X</text:p>
          </table:table-cell>
          <table:table-cell table:style-name="ce26" table:number-columns-repeated="16"/>
          <table:table-cell table:formula="of:=IF((COUNTA([.E105:.CF105])&gt;0)                                                                 OR                                                                 ( [.B109]=&quot;DEFERRED&quot;);1;0)" office:value-type="float" office:value="1">
            <text:p>1</text:p>
          </table:table-cell>
          <table:table-cell table:formula="of:=[.CH104]+1" office:value-type="float" office:value="99">
            <text:p>99</text:p>
          </table:table-cell>
          <table:table-cell table:style-name="ce26" table:number-columns-repeated="129"/>
        </table:table-row>
        <table:table-row table:style-name="ro3">
          <table:table-cell/>
          <table:table-cell office:value-type="string">
            <text:p>LHS Obj Parm</text:p>
          </table:table-cell>
          <table:table-cell table:number-columns-repeated="2"/>
          <table:table-cell table:style-name="ce26" table:number-columns-repeated="63"/>
          <table:table-cell table:style-name="ce26" office:value-type="string">
            <text:p>X</text:p>
          </table:table-cell>
          <table:table-cell table:style-name="ce26" table:number-columns-repeated="16"/>
          <table:table-cell table:formula="of:=IF((COUNTA([.E106:.CF106])&gt;0)                                                                 OR                                                                 ( [.B110]=&quot;DEFERRED&quot;);1;0)" office:value-type="float" office:value="1">
            <text:p>1</text:p>
          </table:table-cell>
          <table:table-cell table:formula="of:=[.CH105]+1" office:value-type="float" office:value="100">
            <text:p>100</text:p>
          </table:table-cell>
          <table:table-cell table:style-name="ce26" table:number-columns-repeated="129"/>
        </table:table-row>
        <table:table-row table:style-name="ro3">
          <table:table-cell/>
          <table:table-cell office:value-type="string">
            <text:p>LHS Var</text:p>
          </table:table-cell>
          <table:table-cell table:number-columns-repeated="2"/>
          <table:table-cell table:style-name="ce26" table:number-columns-repeated="63"/>
          <table:table-cell table:style-name="ce26" office:value-type="string">
            <text:p>X</text:p>
          </table:table-cell>
          <table:table-cell table:style-name="ce26" table:number-columns-repeated="16"/>
          <table:table-cell table:formula="of:=IF((COUNTA([.E107:.CF107])&gt;0)                                                                 OR                                                                 ( [.B111]=&quot;DEFERRED&quot;);1;0)" office:value-type="float" office:value="1">
            <text:p>1</text:p>
          </table:table-cell>
          <table:table-cell table:formula="of:=[.CH106]+1" office:value-type="float" office:value="101">
            <text:p>101</text:p>
          </table:table-cell>
          <table:table-cell table:style-name="ce26" table:number-columns-repeated="129"/>
        </table:table-row>
        <table:table-row table:style-name="ro3">
          <table:table-cell/>
          <table:table-cell office:value-type="string">
            <text:p>LHS ArrayEl</text:p>
          </table:table-cell>
          <table:table-cell table:number-columns-repeated="2"/>
          <table:table-cell table:style-name="ce26" table:number-columns-repeated="63"/>
          <table:table-cell table:style-name="ce26" office:value-type="string">
            <text:p>X</text:p>
          </table:table-cell>
          <table:table-cell table:style-name="ce26" table:number-columns-repeated="16"/>
          <table:table-cell table:formula="of:=IF((COUNTA([.E108:.CF108])&gt;0)                                                                 OR                                                                 ( [.B112]=&quot;DEFERRED&quot;);1;0)" office:value-type="float" office:value="1">
            <text:p>1</text:p>
          </table:table-cell>
          <table:table-cell table:formula="of:=[.CH107]+1" office:value-type="float" office:value="102">
            <text:p>102</text:p>
          </table:table-cell>
          <table:table-cell table:style-name="ce26" table:number-columns-repeated="129"/>
        </table:table-row>
        <table:table-row table:style-name="ro3">
          <table:table-cell/>
          <table:table-cell office:value-type="string">
            <text:p>RHS Var</text:p>
          </table:table-cell>
          <table:table-cell table:number-columns-repeated="2"/>
          <table:table-cell table:style-name="ce26" table:number-columns-repeated="63"/>
          <table:table-cell table:style-name="ce26" office:value-type="string">
            <text:p>X</text:p>
          </table:table-cell>
          <table:table-cell table:style-name="ce26" table:number-columns-repeated="16"/>
          <table:table-cell table:formula="of:=IF((COUNTA([.E109:.CF109])&gt;0)                                                                 OR                                                                 ( [.B113]=&quot;DEFERRED&quot;);1;0)" office:value-type="float" office:value="1">
            <text:p>1</text:p>
          </table:table-cell>
          <table:table-cell table:formula="of:=[.CH108]+1" office:value-type="float" office:value="103">
            <text:p>103</text:p>
          </table:table-cell>
          <table:table-cell table:style-name="ce26" table:number-columns-repeated="129"/>
        </table:table-row>
        <table:table-row table:style-name="ro3">
          <table:table-cell/>
          <table:table-cell office:value-type="string">
            <text:p>RHS ArrayEl</text:p>
          </table:table-cell>
          <table:table-cell table:number-columns-repeated="2"/>
          <table:table-cell table:style-name="ce26" table:number-columns-repeated="63"/>
          <table:table-cell table:style-name="ce26" office:value-type="string">
            <text:p>X</text:p>
          </table:table-cell>
          <table:table-cell table:style-name="ce26" table:number-columns-repeated="16"/>
          <table:table-cell table:formula="of:=IF((COUNTA([.E110:.CF110])&gt;0)                                                                 OR                                                                 ( [.B114]=&quot;DEFERRED&quot;);1;0)" office:value-type="float" office:value="1">
            <text:p>1</text:p>
          </table:table-cell>
          <table:table-cell table:formula="of:=[.CH109]+1" office:value-type="float" office:value="104">
            <text:p>104</text:p>
          </table:table-cell>
          <table:table-cell table:style-name="ce26" table:number-columns-repeated="129"/>
        </table:table-row>
        <table:table-row table:style-name="ro3">
          <table:table-cell/>
          <table:table-cell office:value-type="string">
            <text:p>RHS Num</text:p>
          </table:table-cell>
          <table:table-cell table:number-columns-repeated="2"/>
          <table:table-cell table:style-name="ce26" table:number-columns-repeated="63"/>
          <table:table-cell table:style-name="ce26" office:value-type="string">
            <text:p>X</text:p>
          </table:table-cell>
          <table:table-cell table:style-name="ce26" table:number-columns-repeated="16"/>
          <table:table-cell table:formula="of:=IF((COUNTA([.E111:.CF111])&gt;0)                                                                 OR                                                                 ( [.B115]=&quot;DEFERRED&quot;);1;0)" office:value-type="float" office:value="1">
            <text:p>1</text:p>
          </table:table-cell>
          <table:table-cell table:formula="of:=[.CH110]+1" office:value-type="float" office:value="105">
            <text:p>105</text:p>
          </table:table-cell>
          <table:table-cell table:style-name="ce26" table:number-columns-repeated="129"/>
        </table:table-row>
        <table:table-row table:style-name="ro3">
          <table:table-cell/>
          <table:table-cell office:value-type="string">
            <text:p>RHS Obj Parm</text:p>
          </table:table-cell>
          <table:table-cell table:number-columns-repeated="2"/>
          <table:table-cell table:style-name="ce26" table:number-columns-repeated="63"/>
          <table:table-cell table:style-name="ce26" office:value-type="string">
            <text:p>X</text:p>
          </table:table-cell>
          <table:table-cell table:style-name="ce26" table:number-columns-repeated="16"/>
          <table:table-cell table:formula="of:=IF((COUNTA([.E112:.CF112])&gt;0)                                                                 OR                                                                 ( [.B116]=&quot;DEFERRED&quot;);1;0)" office:value-type="float" office:value="1">
            <text:p>1</text:p>
          </table:table-cell>
          <table:table-cell table:formula="of:=[.CH111]+1" office:value-type="float" office:value="106">
            <text:p>106</text:p>
          </table:table-cell>
          <table:table-cell table:style-name="ce26" table:number-columns-repeated="129"/>
        </table:table-row>
        <table:table-row table:style-name="ro3">
          <table:table-cell office:value-type="string">
            <text:p>NoOp</text:p>
          </table:table-cell>
          <table:table-cell/>
          <table:table-cell/>
          <table:table-cell office:value-type="string">
            <text:p>Should throw exception</text:p>
          </table:table-cell>
          <table:table-cell table:style-name="ce26" table:number-columns-repeated="63"/>
          <table:table-cell table:style-name="ce26" office:value-type="string">
            <text:p>X</text:p>
          </table:table-cell>
          <table:table-cell table:style-name="ce26" table:number-columns-repeated="16"/>
          <table:table-cell table:formula="of:=IF((COUNTA([.E113:.CF113])&gt;0)                                                                 OR                                                                 ( [.B117]=&quot;DEFERRED&quot;);1;0)" office:value-type="float" office:value="1">
            <text:p>1</text:p>
          </table:table-cell>
          <table:table-cell table:formula="of:=[.CH112]+1" office:value-type="float" office:value="107">
            <text:p>107</text:p>
          </table:table-cell>
          <table:table-cell table:style-name="ce26" table:number-columns-repeated="129"/>
        </table:table-row>
        <table:table-row table:style-name="ro3">
          <table:table-cell office:value-type="string">
            <text:p>Optimize/EndOptimize</text:p>
          </table:table-cell>
          <table:table-cell/>
          <table:table-cell/>
          <table:table-cell/>
          <table:table-cell table:style-name="ce26" table:number-columns-repeated="62"/>
          <table:table-cell table:style-name="ce26" office:value-type="string">
            <text:p>X</text:p>
          </table:table-cell>
          <table:table-cell table:style-name="ce26" office:value-type="string">
            <text:p>X</text:p>
          </table:table-cell>
          <table:table-cell table:style-name="ce26" table:number-columns-repeated="16"/>
          <table:table-cell table:formula="of:=IF((COUNTA([.E114:.CF114])&gt;0)                                                                 OR                                                                 ( [.D114]=&quot;DEFERRED&quot;);1;0)" office:value-type="float" office:value="1">
            <text:p>1</text:p>
          </table:table-cell>
          <table:table-cell table:formula="of:=[.CH113]+1" office:value-type="float" office:value="108">
            <text:p>108</text:p>
          </table:table-cell>
          <table:table-cell table:style-name="ce26" table:number-columns-repeated="129"/>
        </table:table-row>
        <table:table-row table:style-name="ro3">
          <table:table-cell office:value-type="string">
            <text:p>Pause</text:p>
          </table:table-cell>
          <table:table-cell/>
          <table:table-cell/>
          <table:table-cell office:value-type="string">
            <text:p>DEFERRED</text:p>
          </table:table-cell>
          <table:table-cell table:style-name="ce26" table:number-columns-repeated="80"/>
          <table:table-cell table:formula="of:=IF((COUNTA([.E115:.CF115])&gt;0)                                                                 OR                                                                 ( [.D115]=&quot;DEFERRED&quot;);1;0)" office:value-type="float" office:value="1">
            <text:p>1</text:p>
          </table:table-cell>
          <table:table-cell table:formula="of:=[.CH114]+1" office:value-type="float" office:value="109">
            <text:p>109</text:p>
          </table:table-cell>
          <table:table-cell table:style-name="ce26" table:number-columns-repeated="129"/>
        </table:table-row>
        <table:table-row table:style-name="ro3">
          <table:table-cell office:value-type="string">
            <text:p>Propagate</text:p>
          </table:table-cell>
          <table:table-cell office:value-type="string">
            <text:p>Sat</text:p>
          </table:table-cell>
          <table:table-cell/>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number-columns-repeated="5"/>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table-cell table:style-name="ce26" office:value-type="string">
            <text:p>X</text:p>
          </table:table-cell>
          <table:table-cell table:style-name="ce26" table:number-columns-repeated="25"/>
          <table:table-cell table:style-name="ce26" office:value-type="string">
            <text:p>X</text:p>
          </table:table-cell>
          <table:table-cell table:style-name="ce26" office:value-type="string">
            <text:p>X</text:p>
          </table:table-cell>
          <table:table-cell table:style-name="ce26" table:number-columns-repeated="2"/>
          <table:table-cell table:formula="of:=IF((COUNTA([.E116:.CF116])&gt;0)                                                                 OR                                                                 ( [.D116]=&quot;DEFERRED&quot;);1;0)" office:value-type="float" office:value="1">
            <text:p>1</text:p>
          </table:table-cell>
          <table:table-cell table:formula="of:=[.CH115]+1" office:value-type="float" office:value="110">
            <text:p>110</text:p>
          </table:table-cell>
          <table:table-cell table:style-name="ce26" table:number-columns-repeated="129"/>
        </table:table-row>
        <table:table-row table:style-name="ro3">
          <table:table-cell/>
          <table:table-cell office:value-type="string">
            <text:p>Formation</text:p>
          </table:table-cell>
          <table:table-cell/>
          <table:table-cell/>
          <table:table-cell table:style-name="ce26" table:number-columns-repeated="50"/>
          <table:table-cell table:style-name="ce26" office:value-type="string">
            <text:p>X</text:p>
          </table:table-cell>
          <table:table-cell table:style-name="ce26" table:number-columns-repeated="29"/>
          <table:table-cell table:formula="of:=IF((COUNTA([.E117:.CF117])&gt;0)                                                                 OR                                                                 ( [.D117]=&quot;DEFERRED&quot;);1;0)" office:value-type="float" office:value="1">
            <text:p>1</text:p>
          </table:table-cell>
          <table:table-cell table:formula="of:=[.CH116]+1" office:value-type="float" office:value="111">
            <text:p>111</text:p>
          </table:table-cell>
          <table:table-cell table:style-name="ce26" table:number-columns-repeated="129"/>
        </table:table-row>
        <table:table-row table:style-name="ro3">
          <table:table-cell/>
          <table:table-cell office:value-type="string">
            <text:p>Synchronized</text:p>
          </table:table-cell>
          <table:table-cell office:value-type="string">
            <text:p>2+ sat</text:p>
          </table:table-cell>
          <table:table-cell/>
          <table:table-cell table:style-name="ce26" table:number-columns-repeated="44"/>
          <table:table-cell table:style-name="ce26" office:value-type="string">
            <text:p>X</text:p>
          </table:table-cell>
          <table:table-cell table:style-name="ce26" table:number-columns-repeated="5"/>
          <table:table-cell table:style-name="ce26" office:value-type="string">
            <text:p>X</text:p>
          </table:table-cell>
          <table:table-cell table:style-name="ce26" table:number-columns-repeated="29"/>
          <table:table-cell table:formula="of:=IF((COUNTA([.E118:.CF118])&gt;0)                                                                 OR                                                                 ( [.D118]=&quot;DEFERRED&quot;);1;0)" office:value-type="float" office:value="1">
            <text:p>1</text:p>
          </table:table-cell>
          <table:table-cell table:formula="of:=[.CH117]+1" office:value-type="float" office:value="112">
            <text:p>112</text:p>
          </table:table-cell>
          <table:table-cell table:style-name="ce26" table:number-columns-repeated="129"/>
        </table:table-row>
        <table:table-row table:style-name="ro3">
          <table:table-cell table:number-columns-repeated="2"/>
          <table:table-cell office:value-type="string">
            <text:p>2+ sats, more stops than sats</text:p>
          </table:table-cell>
          <table:table-cell/>
          <table:table-cell table:style-name="ce26" table:number-columns-repeated="50"/>
          <table:table-cell table:style-name="ce26" office:value-type="string">
            <text:p>X</text:p>
          </table:table-cell>
          <table:table-cell table:style-name="ce26" table:number-columns-repeated="29"/>
          <table:table-cell table:formula="of:=IF((COUNTA([.E119:.CF119])&gt;0)                                                                 OR                                                                 ( [.D119]=&quot;DEFERRED&quot;);1;0)" office:value-type="float" office:value="1">
            <text:p>1</text:p>
          </table:table-cell>
          <table:table-cell table:formula="of:=[.CH118]+1" office:value-type="float" office:value="113">
            <text:p>113</text:p>
          </table:table-cell>
          <table:table-cell table:style-name="ce26" table:number-columns-repeated="129"/>
        </table:table-row>
        <table:table-row table:style-name="ro3">
          <table:table-cell table:number-columns-repeated="2"/>
          <table:table-cell office:value-type="string">
            <text:p>form+form</text:p>
          </table:table-cell>
          <table:table-cell/>
          <table:table-cell table:style-name="ce26" table:number-columns-repeated="50"/>
          <table:table-cell table:style-name="ce26" office:value-type="string">
            <text:p>X</text:p>
          </table:table-cell>
          <table:table-cell table:style-name="ce26" table:number-columns-repeated="29"/>
          <table:table-cell table:formula="of:=IF((COUNTA([.E120:.CF120])&gt;0)                                                                 OR                                                                 ( [.D120]=&quot;DEFERRED&quot;);1;0)" office:value-type="float" office:value="1">
            <text:p>1</text:p>
          </table:table-cell>
          <table:table-cell table:formula="of:=[.CH119]+1" office:value-type="float" office:value="114">
            <text:p>114</text:p>
          </table:table-cell>
          <table:table-cell table:style-name="ce26" table:number-columns-repeated="129"/>
        </table:table-row>
        <table:table-row table:style-name="ro3">
          <table:table-cell/>
          <table:table-cell office:value-type="string">
            <text:p>Backwards</text:p>
          </table:table-cell>
          <table:table-cell/>
          <table:table-cell/>
          <table:table-cell table:style-name="ce26" table:number-columns-repeated="50"/>
          <table:table-cell table:style-name="ce26" office:value-type="string">
            <text:p>X</text:p>
          </table:table-cell>
          <table:table-cell table:style-name="ce26" table:number-columns-repeated="29"/>
          <table:table-cell table:formula="of:=IF((COUNTA([.E121:.CF121])&gt;0)                                                                 OR                                                                 ( [.D121]=&quot;DEFERRED&quot;);1;0)" office:value-type="float" office:value="1">
            <text:p>1</text:p>
          </table:table-cell>
          <table:table-cell table:formula="of:=[.CH120]+1" office:value-type="float" office:value="115">
            <text:p>115</text:p>
          </table:table-cell>
          <table:table-cell table:style-name="ce26" table:number-columns-repeated="129"/>
        </table:table-row>
        <table:table-row table:style-name="ro3">
          <table:table-cell/>
          <table:table-cell office:value-type="string">
            <text:p>MultiObj</text:p>
          </table:table-cell>
          <table:table-cell office:value-type="string">
            <text:p>sat+sat...</text:p>
          </table:table-cell>
          <table:table-cell/>
          <table:table-cell table:style-name="ce26" table:number-columns-repeated="38"/>
          <table:table-cell table:style-name="ce26" office:value-type="string">
            <text:p>X</text:p>
          </table:table-cell>
          <table:table-cell table:style-name="ce26" office:value-type="string">
            <text:p>X</text:p>
          </table:table-cell>
          <table:table-cell table:style-name="ce26" table:number-columns-repeated="4"/>
          <table:table-cell table:style-name="ce26" office:value-type="string">
            <text:p>X</text:p>
          </table:table-cell>
          <table:table-cell table:style-name="ce26" table:number-columns-repeated="5"/>
          <table:table-cell table:style-name="ce26" office:value-type="string">
            <text:p>X</text:p>
          </table:table-cell>
          <table:table-cell table:style-name="ce26" table:number-columns-repeated="29"/>
          <table:table-cell table:formula="of:=IF((COUNTA([.E122:.CF122])&gt;0)                                                                 OR                                                                 ( [.D122]=&quot;DEFERRED&quot;);1;0)" office:value-type="float" office:value="1">
            <text:p>1</text:p>
          </table:table-cell>
          <table:table-cell table:formula="of:=[.CH121]+1" office:value-type="float" office:value="116">
            <text:p>116</text:p>
          </table:table-cell>
          <table:table-cell table:style-name="ce26" table:number-columns-repeated="129"/>
        </table:table-row>
        <table:table-row table:style-name="ro14">
          <table:table-cell table:number-columns-repeated="2"/>
          <table:table-cell office:value-type="string">
            <text:p>sat+form...</text:p>
          </table:table-cell>
          <table:table-cell/>
          <table:table-cell table:style-name="ce26" table:number-columns-repeated="50"/>
          <table:table-cell table:style-name="ce26" office:value-type="string">
            <text:p>X</text:p>
          </table:table-cell>
          <table:table-cell table:style-name="ce26" table:number-columns-repeated="29"/>
          <table:table-cell table:formula="of:=IF((COUNTA([.E123:.CF123])&gt;0)                                                                 OR                                                                 ( [.D123]=&quot;DEFERRED&quot;);1;0)" office:value-type="float" office:value="1">
            <text:p>1</text:p>
          </table:table-cell>
          <table:table-cell table:formula="of:=[.CH122]+1" office:value-type="float" office:value="117">
            <text:p>117</text:p>
          </table:table-cell>
          <table:table-cell table:style-name="ce26" table:number-columns-repeated="129"/>
        </table:table-row>
        <table:table-row table:style-name="ro3">
          <table:table-cell table:number-columns-repeated="2"/>
          <table:table-cell office:value-type="string">
            <text:p>form+form...</text:p>
          </table:table-cell>
          <table:table-cell/>
          <table:table-cell table:style-name="ce26" table:number-columns-repeated="50"/>
          <table:table-cell table:style-name="ce26" office:value-type="string">
            <text:p>X</text:p>
          </table:table-cell>
          <table:table-cell table:style-name="ce26" table:number-columns-repeated="29"/>
          <table:table-cell table:formula="of:=IF((COUNTA([.E124:.CF124])&gt;0)                                                                 OR                                                                 ( [.D124]=&quot;DEFERRED&quot;);1;0)" office:value-type="float" office:value="1">
            <text:p>1</text:p>
          </table:table-cell>
          <table:table-cell table:formula="of:=[.CH123]+1" office:value-type="float" office:value="118">
            <text:p>118</text:p>
          </table:table-cell>
          <table:table-cell table:style-name="ce26" table:number-columns-repeated="129"/>
        </table:table-row>
        <table:table-row table:style-name="ro3">
          <table:table-cell/>
          <table:table-cell office:value-type="string">
            <text:p>w/ StopCond</text:p>
          </table:table-cell>
          <table:table-cell office:value-type="string">
            <text:p>1 Stop</text:p>
          </table:table-cell>
          <table:table-cell/>
          <table:table-cell table:style-name="ce26" table:number-columns-repeated="36"/>
          <table:table-cell table:style-name="ce26" office:value-type="string">
            <text:p>X</text:p>
          </table:table-cell>
          <table:table-cell table:style-name="ce26"/>
          <table:table-cell table:style-name="ce26" office:value-type="string">
            <text:p>X</text:p>
          </table:table-cell>
          <table:table-cell table:style-name="ce26" office:value-type="string">
            <text:p>X</text:p>
          </table:table-cell>
          <table:table-cell table:style-name="ce26" table:number-columns-repeated="3"/>
          <table:table-cell table:style-name="ce26" office:value-type="string">
            <text:p>X</text:p>
          </table:table-cell>
          <table:table-cell table:style-name="ce26"/>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table-cell table:style-name="ce26" office:value-type="string">
            <text:p>X</text:p>
          </table:table-cell>
          <table:table-cell table:style-name="ce26" table:number-columns-repeated="25"/>
          <table:table-cell table:style-name="ce26" office:value-type="string">
            <text:p>X</text:p>
          </table:table-cell>
          <table:table-cell table:style-name="ce26" office:value-type="string">
            <text:p>X</text:p>
          </table:table-cell>
          <table:table-cell table:style-name="ce26" table:number-columns-repeated="2"/>
          <table:table-cell table:formula="of:=IF((COUNTA([.E125:.CF125])&gt;0)                                                                 OR                                                                 ( [.D125]=&quot;DEFERRED&quot;);1;0)" office:value-type="float" office:value="1">
            <text:p>1</text:p>
          </table:table-cell>
          <table:table-cell table:formula="of:=[.CH124]+1" office:value-type="float" office:value="119">
            <text:p>119</text:p>
          </table:table-cell>
          <table:table-cell table:style-name="ce26" table:number-columns-repeated="129"/>
        </table:table-row>
        <table:table-row table:style-name="ro3">
          <table:table-cell table:number-columns-repeated="2"/>
          <table:table-cell office:value-type="string">
            <text:p>Multiple stops</text:p>
          </table:table-cell>
          <table:table-cell/>
          <table:table-cell table:style-name="ce26" table:number-columns-repeated="44"/>
          <table:table-cell table:style-name="ce26" office:value-type="string">
            <text:p>X</text:p>
          </table:table-cell>
          <table:table-cell table:style-name="ce26" table:number-columns-repeated="5"/>
          <table:table-cell table:style-name="ce26" office:value-type="string">
            <text:p>X</text:p>
          </table:table-cell>
          <table:table-cell table:style-name="ce26" table:number-columns-repeated="29"/>
          <table:table-cell table:formula="of:=IF((COUNTA([.E126:.CF126])&gt;0)                                                                 OR                                                                 ( [.D126]=&quot;DEFERRED&quot;);1;0)" office:value-type="float" office:value="1">
            <text:p>1</text:p>
          </table:table-cell>
          <table:table-cell table:formula="of:=[.CH125]+1" office:value-type="float" office:value="120">
            <text:p>120</text:p>
          </table:table-cell>
          <table:table-cell table:style-name="ce26" table:number-columns-repeated="129"/>
        </table:table-row>
        <table:table-row table:style-name="ro3">
          <table:table-cell table:number-columns-repeated="2"/>
          <table:table-cell office:value-type="string">
            <text:p>More stops than sats</text:p>
          </table:table-cell>
          <table:table-cell/>
          <table:table-cell table:style-name="ce26" table:number-columns-repeated="50"/>
          <table:table-cell table:style-name="ce26" office:value-type="string">
            <text:p>X</text:p>
          </table:table-cell>
          <table:table-cell table:style-name="ce26" table:number-columns-repeated="29"/>
          <table:table-cell table:formula="of:=IF((COUNTA([.E127:.CF127])&gt;0)                                                                 OR                                                                 ( [.D127]=&quot;DEFERRED&quot;);1;0)" office:value-type="float" office:value="1">
            <text:p>1</text:p>
          </table:table-cell>
          <table:table-cell table:formula="of:=[.CH126]+1" office:value-type="float" office:value="121">
            <text:p>121</text:p>
          </table:table-cell>
          <table:table-cell table:style-name="ce26" table:number-columns-repeated="129"/>
        </table:table-row>
        <table:table-row table:style-name="ro3">
          <table:table-cell table:number-columns-repeated="2"/>
          <table:table-cell office:value-type="string">
            <text:p>No stops</text:p>
          </table:table-cell>
          <table:table-cell/>
          <table:table-cell table:style-name="ce26" table:number-columns-repeated="32"/>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number-columns-repeated="12"/>
          <table:table-cell table:style-name="ce26" office:value-type="string">
            <text:p>X</text:p>
          </table:table-cell>
          <table:table-cell table:style-name="ce26" table:number-columns-repeated="25"/>
          <table:table-cell table:style-name="ce26" office:value-type="string">
            <text:p>X</text:p>
          </table:table-cell>
          <table:table-cell table:style-name="ce26" office:value-type="string">
            <text:p>X</text:p>
          </table:table-cell>
          <table:table-cell table:style-name="ce26" table:number-columns-repeated="2"/>
          <table:table-cell table:formula="of:=IF((COUNTA([.E128:.CF128])&gt;0)                                                                 OR                                                                 ( [.D128]=&quot;DEFERRED&quot;);1;0)" office:value-type="float" office:value="1">
            <text:p>1</text:p>
          </table:table-cell>
          <table:table-cell table:formula="of:=[.CH127]+1" office:value-type="float" office:value="122">
            <text:p>122</text:p>
          </table:table-cell>
          <table:table-cell table:style-name="ce26" table:number-columns-repeated="129"/>
        </table:table-row>
        <table:table-row table:style-name="ro3">
          <table:table-cell office:value-type="string">
            <text:p>Report</text:p>
          </table:table-cell>
          <table:table-cell office:value-type="string">
            <text:p>Sat Parameter</text:p>
          </table:table-cell>
          <table:table-cell/>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number-columns-repeated="31"/>
          <table:table-cell table:formula="of:=IF((COUNTA([.E129:.CF129])&gt;0)                                                                 OR                                                                 ( [.D129]=&quot;DEFERRED&quot;);1;0)" office:value-type="float" office:value="1">
            <text:p>1</text:p>
          </table:table-cell>
          <table:table-cell table:formula="of:=[.CH128]+1" office:value-type="float" office:value="123">
            <text:p>123</text:p>
          </table:table-cell>
          <table:table-cell table:style-name="ce26" table:number-columns-repeated="129"/>
        </table:table-row>
        <table:table-row table:style-name="ro3">
          <table:table-cell/>
          <table:table-cell office:value-type="string">
            <text:p>Other Obj Parameter</text:p>
          </table:table-cell>
          <table:table-cell/>
          <table:table-cell/>
          <table:table-cell table:style-name="ce26" table:number-columns-repeated="80"/>
          <table:table-cell table:formula="of:=IF((COUNTA([.E130:.CF130])&gt;0)                                                                 OR                                                                 ( [.D130]=&quot;DEFERRED&quot;);1;0)" office:value-type="float" office:value="0">
            <text:p>0</text:p>
          </table:table-cell>
          <table:table-cell table:formula="of:=[.CH129]+1" office:value-type="float" office:value="124">
            <text:p>124</text:p>
          </table:table-cell>
          <table:table-cell table:style-name="ce26" table:number-columns-repeated="129"/>
        </table:table-row>
        <table:table-row table:style-name="ro3">
          <table:table-cell/>
          <table:table-cell office:value-type="string">
            <text:p>Var</text:p>
          </table:table-cell>
          <table:table-cell/>
          <table:table-cell/>
          <table:table-cell table:style-name="ce26" table:number-columns-repeated="21"/>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office:value-type="string">
            <text:p>X</text:p>
          </table:table-cell>
          <table:table-cell table:style-name="ce26" table:number-columns-repeated="42"/>
          <table:table-cell table:formula="of:=IF((COUNTA([.E131:.CF131])&gt;0)                                                                 OR                                                                 ( [.D131]=&quot;DEFERRED&quot;);1;0)" office:value-type="float" office:value="1">
            <text:p>1</text:p>
          </table:table-cell>
          <table:table-cell table:formula="of:=[.CH130]+1" office:value-type="float" office:value="125">
            <text:p>125</text:p>
          </table:table-cell>
          <table:table-cell table:style-name="ce26" table:number-columns-repeated="129"/>
        </table:table-row>
        <table:table-row table:style-name="ro3">
          <table:table-cell/>
          <table:table-cell office:value-type="string">
            <text:p>Array</text:p>
          </table:table-cell>
          <table:table-cell/>
          <table:table-cell/>
          <table:table-cell table:style-name="ce26" table:number-columns-repeated="80"/>
          <table:table-cell table:formula="of:=IF((COUNTA([.E132:.CF132])&gt;0)                                                                 OR                                                                 ( [.D132]=&quot;DEFERRED&quot;);1;0)" office:value-type="float" office:value="0">
            <text:p>0</text:p>
          </table:table-cell>
          <table:table-cell table:formula="of:=[.CH131]+1" office:value-type="float" office:value="126">
            <text:p>126</text:p>
          </table:table-cell>
          <table:table-cell table:style-name="ce26" table:number-columns-repeated="129"/>
        </table:table-row>
        <table:table-row table:style-name="ro3">
          <table:table-cell/>
          <table:table-cell office:value-type="string">
            <text:p>String</text:p>
          </table:table-cell>
          <table:table-cell/>
          <table:table-cell/>
          <table:table-cell table:style-name="ce26" table:number-columns-repeated="80"/>
          <table:table-cell table:formula="of:=IF((COUNTA([.E133:.CF133])&gt;0)                                                                 OR                                                                 ( [.D133]=&quot;DEFERRED&quot;);1;0)" office:value-type="float" office:value="0">
            <text:p>0</text:p>
          </table:table-cell>
          <table:table-cell table:formula="of:=[.CH132]+1" office:value-type="float" office:value="127">
            <text:p>127</text:p>
          </table:table-cell>
          <table:table-cell table:style-name="ce26" table:number-columns-repeated="129"/>
        </table:table-row>
        <table:table-row table:style-name="ro3">
          <table:table-cell office:value-type="string">
            <text:p>Save</text:p>
          </table:table-cell>
          <table:table-cell office:value-type="string">
            <text:p>Spacecraft</text:p>
          </table:table-cell>
          <table:table-cell/>
          <table:table-cell/>
          <table:table-cell table:style-name="ce26" table:number-columns-repeated="52"/>
          <table:table-cell/>
          <table:table-cell table:style-name="ce26" office:value-type="string">
            <text:p>X</text:p>
          </table:table-cell>
          <table:table-cell table:style-name="ce26" table:number-columns-repeated="26"/>
          <table:table-cell table:formula="of:=IF((COUNTA([.E134:.CF134])&gt;0)                                                                 OR                                                                 ( [.D134]=&quot;DEFERRED&quot;);1;0)" office:value-type="float" office:value="1">
            <text:p>1</text:p>
          </table:table-cell>
          <table:table-cell table:formula="of:=[.CH133]+1" office:value-type="float" office:value="128">
            <text:p>128</text:p>
          </table:table-cell>
          <table:table-cell table:style-name="ce26" table:number-columns-repeated="129"/>
        </table:table-row>
        <table:table-row table:style-name="ro3">
          <table:table-cell/>
          <table:table-cell office:value-type="string">
            <text:p>PropSetup</text:p>
          </table:table-cell>
          <table:table-cell/>
          <table:table-cell/>
          <table:table-cell table:style-name="ce26" table:number-columns-repeated="52"/>
          <table:table-cell/>
          <table:table-cell table:style-name="ce26" office:value-type="string">
            <text:p>X</text:p>
          </table:table-cell>
          <table:table-cell table:style-name="ce26" table:number-columns-repeated="26"/>
          <table:table-cell table:formula="of:=IF((COUNTA([.E135:.CF135])&gt;0)                                                                 OR                                                                 ( [.D135]=&quot;DEFERRED&quot;);1;0)" office:value-type="float" office:value="1">
            <text:p>1</text:p>
          </table:table-cell>
          <table:table-cell table:formula="of:=[.CH134]+1" office:value-type="float" office:value="129">
            <text:p>129</text:p>
          </table:table-cell>
          <table:table-cell table:style-name="ce26" table:number-columns-repeated="129"/>
        </table:table-row>
        <table:table-row table:style-name="ro3">
          <table:table-cell/>
          <table:table-cell office:value-type="string">
            <text:p>ForceModel</text:p>
          </table:table-cell>
          <table:table-cell/>
          <table:table-cell/>
          <table:table-cell table:style-name="ce26" table:number-columns-repeated="52"/>
          <table:table-cell/>
          <table:table-cell table:style-name="ce26" office:value-type="string">
            <text:p>X</text:p>
          </table:table-cell>
          <table:table-cell table:style-name="ce26" table:number-columns-repeated="26"/>
          <table:table-cell table:formula="of:=IF((COUNTA([.E136:.CF136])&gt;0)                                                                 OR                                                                 ( [.D136]=&quot;DEFERRED&quot;);1;0)" office:value-type="float" office:value="1">
            <text:p>1</text:p>
          </table:table-cell>
          <table:table-cell table:formula="of:=[.CH135]+1" office:value-type="float" office:value="130">
            <text:p>130</text:p>
          </table:table-cell>
          <table:table-cell table:style-name="ce26" table:number-columns-repeated="129"/>
        </table:table-row>
        <table:table-row table:style-name="ro3">
          <table:table-cell/>
          <table:table-cell office:value-type="string">
            <text:p>Formation</text:p>
          </table:table-cell>
          <table:table-cell/>
          <table:table-cell/>
          <table:table-cell table:style-name="ce26" table:number-columns-repeated="52"/>
          <table:table-cell/>
          <table:table-cell table:style-name="ce26" office:value-type="string">
            <text:p>X</text:p>
          </table:table-cell>
          <table:table-cell table:style-name="ce26" table:number-columns-repeated="26"/>
          <table:table-cell table:formula="of:=IF((COUNTA([.E137:.CF137])&gt;0)                                                                 OR                                                                 ( [.D137]=&quot;DEFERRED&quot;);1;0)" office:value-type="float" office:value="1">
            <text:p>1</text:p>
          </table:table-cell>
          <table:table-cell table:formula="of:=[.CH136]+1" office:value-type="float" office:value="131">
            <text:p>131</text:p>
          </table:table-cell>
          <table:table-cell table:style-name="ce26" table:number-columns-repeated="129"/>
        </table:table-row>
        <table:table-row table:style-name="ro3">
          <table:table-cell/>
          <table:table-cell office:value-type="string">
            <text:p>SolarSystem</text:p>
          </table:table-cell>
          <table:table-cell/>
          <table:table-cell office:value-type="string">
            <text:p>DEFERRED</text:p>
          </table:table-cell>
          <table:table-cell table:style-name="ce26" table:number-columns-repeated="52"/>
          <table:table-cell/>
          <table:table-cell table:style-name="ce26" table:number-columns-repeated="27"/>
          <table:table-cell table:formula="of:=IF((COUNTA([.E138:.CF138])&gt;0)                                                                 OR                                                                 ( [.D138]=&quot;DEFERRED&quot;);1;0)" office:value-type="float" office:value="1">
            <text:p>1</text:p>
          </table:table-cell>
          <table:table-cell table:formula="of:=[.CH137]+1" office:value-type="float" office:value="132">
            <text:p>132</text:p>
          </table:table-cell>
          <table:table-cell table:style-name="ce26" table:number-columns-repeated="129"/>
        </table:table-row>
        <table:table-row table:style-name="ro3">
          <table:table-cell/>
          <table:table-cell office:value-type="string">
            <text:p>ImpulsiveBurn</text:p>
          </table:table-cell>
          <table:table-cell/>
          <table:table-cell/>
          <table:table-cell table:style-name="ce26" table:number-columns-repeated="52"/>
          <table:table-cell/>
          <table:table-cell table:style-name="ce26" office:value-type="string">
            <text:p>X</text:p>
          </table:table-cell>
          <table:table-cell table:style-name="ce26" table:number-columns-repeated="26"/>
          <table:table-cell table:formula="of:=IF((COUNTA([.E139:.CF139])&gt;0)                                                                 OR                                                                 ( [.D139]=&quot;DEFERRED&quot;);1;0)" office:value-type="float" office:value="1">
            <text:p>1</text:p>
          </table:table-cell>
          <table:table-cell table:formula="of:=[.CH138]+1" office:value-type="float" office:value="133">
            <text:p>133</text:p>
          </table:table-cell>
          <table:table-cell table:style-name="ce26" table:number-columns-repeated="129"/>
        </table:table-row>
        <table:table-row table:style-name="ro3">
          <table:table-cell/>
          <table:table-cell office:value-type="string">
            <text:p>FiniteBurn</text:p>
          </table:table-cell>
          <table:table-cell/>
          <table:table-cell/>
          <table:table-cell table:style-name="ce26" table:number-columns-repeated="52"/>
          <table:table-cell/>
          <table:table-cell table:style-name="ce26" office:value-type="string">
            <text:p>X</text:p>
          </table:table-cell>
          <table:table-cell table:style-name="ce26" table:number-columns-repeated="26"/>
          <table:table-cell table:formula="of:=IF((COUNTA([.E140:.CF140])&gt;0)                                                                 OR                                                                 ( [.D140]=&quot;DEFERRED&quot;);1;0)" office:value-type="float" office:value="1">
            <text:p>1</text:p>
          </table:table-cell>
          <table:table-cell table:formula="of:=[.CH139]+1" office:value-type="float" office:value="134">
            <text:p>134</text:p>
          </table:table-cell>
          <table:table-cell table:style-name="ce26" table:number-columns-repeated="129"/>
        </table:table-row>
        <table:table-row table:style-name="ro3">
          <table:table-cell/>
          <table:table-cell office:value-type="string">
            <text:p>FuelTank</text:p>
          </table:table-cell>
          <table:table-cell/>
          <table:table-cell/>
          <table:table-cell table:style-name="ce26" table:number-columns-repeated="52"/>
          <table:table-cell/>
          <table:table-cell table:style-name="ce26" office:value-type="string">
            <text:p>X</text:p>
          </table:table-cell>
          <table:table-cell table:style-name="ce26" table:number-columns-repeated="26"/>
          <table:table-cell table:formula="of:=IF((COUNTA([.E141:.CF141])&gt;0)                                                                 OR                                                                 ( [.D141]=&quot;DEFERRED&quot;);1;0)" office:value-type="float" office:value="1">
            <text:p>1</text:p>
          </table:table-cell>
          <table:table-cell table:formula="of:=[.CH140]+1" office:value-type="float" office:value="135">
            <text:p>135</text:p>
          </table:table-cell>
          <table:table-cell table:style-name="ce26" table:number-columns-repeated="129"/>
        </table:table-row>
        <table:table-row table:style-name="ro3">
          <table:table-cell/>
          <table:table-cell office:value-type="string">
            <text:p>Thruster</text:p>
          </table:table-cell>
          <table:table-cell/>
          <table:table-cell/>
          <table:table-cell table:style-name="ce26" table:number-columns-repeated="52"/>
          <table:table-cell/>
          <table:table-cell table:style-name="ce26" office:value-type="string">
            <text:p>X</text:p>
          </table:table-cell>
          <table:table-cell table:style-name="ce26" table:number-columns-repeated="26"/>
          <table:table-cell table:formula="of:=IF((COUNTA([.E142:.CF142])&gt;0)                                                                 OR                                                                 ( [.D142]=&quot;DEFERRED&quot;);1;0)" office:value-type="float" office:value="1">
            <text:p>1</text:p>
          </table:table-cell>
          <table:table-cell table:formula="of:=[.CH141]+1" office:value-type="float" office:value="136">
            <text:p>136</text:p>
          </table:table-cell>
          <table:table-cell table:style-name="ce26" table:number-columns-repeated="129"/>
        </table:table-row>
        <table:table-row table:style-name="ro3">
          <table:table-cell/>
          <table:table-cell office:value-type="string">
            <text:p>OpenGLPlot</text:p>
          </table:table-cell>
          <table:table-cell/>
          <table:table-cell/>
          <table:table-cell table:style-name="ce26" table:number-columns-repeated="52"/>
          <table:table-cell/>
          <table:table-cell table:style-name="ce26" office:value-type="string">
            <text:p>X</text:p>
          </table:table-cell>
          <table:table-cell table:style-name="ce26" table:number-columns-repeated="26"/>
          <table:table-cell table:formula="of:=IF((COUNTA([.E143:.CF143])&gt;0)                                                                 OR                                                                 ( [.D143]=&quot;DEFERRED&quot;);1;0)" office:value-type="float" office:value="1">
            <text:p>1</text:p>
          </table:table-cell>
          <table:table-cell table:formula="of:=[.CH142]+1" office:value-type="float" office:value="137">
            <text:p>137</text:p>
          </table:table-cell>
          <table:table-cell table:style-name="ce26" table:number-columns-repeated="129"/>
        </table:table-row>
        <table:table-row table:style-name="ro3">
          <table:table-cell/>
          <table:table-cell office:value-type="string">
            <text:p>XYPlot</text:p>
          </table:table-cell>
          <table:table-cell/>
          <table:table-cell/>
          <table:table-cell table:style-name="ce26" table:number-columns-repeated="52"/>
          <table:table-cell/>
          <table:table-cell table:style-name="ce26" office:value-type="string">
            <text:p>X</text:p>
          </table:table-cell>
          <table:table-cell table:style-name="ce26" table:number-columns-repeated="26"/>
          <table:table-cell table:formula="of:=IF((COUNTA([.E144:.CF144])&gt;0)                                                                 OR                                                                 ( [.D144]=&quot;DEFERRED&quot;);1;0)" office:value-type="float" office:value="1">
            <text:p>1</text:p>
          </table:table-cell>
          <table:table-cell table:formula="of:=[.CH143]+1" office:value-type="float" office:value="138">
            <text:p>138</text:p>
          </table:table-cell>
          <table:table-cell table:style-name="ce26" table:number-columns-repeated="129"/>
        </table:table-row>
        <table:table-row table:style-name="ro3">
          <table:table-cell/>
          <table:table-cell office:value-type="string">
            <text:p>DifferentialCorrector</text:p>
          </table:table-cell>
          <table:table-cell/>
          <table:table-cell/>
          <table:table-cell table:style-name="ce26" table:number-columns-repeated="52"/>
          <table:table-cell/>
          <table:table-cell table:style-name="ce26" office:value-type="string">
            <text:p>X</text:p>
          </table:table-cell>
          <table:table-cell table:style-name="ce26" table:number-columns-repeated="26"/>
          <table:table-cell table:formula="of:=IF((COUNTA([.E145:.CF145])&gt;0)                                                                 OR                                                                 ( [.D145]=&quot;DEFERRED&quot;);1;0)" office:value-type="float" office:value="1">
            <text:p>1</text:p>
          </table:table-cell>
          <table:table-cell table:formula="of:=[.CH144]+1" office:value-type="float" office:value="139">
            <text:p>139</text:p>
          </table:table-cell>
          <table:table-cell table:style-name="ce26" table:number-columns-repeated="129"/>
        </table:table-row>
        <table:table-row table:style-name="ro3">
          <table:table-cell/>
          <table:table-cell office:value-type="string">
            <text:p>FminconOptimizer</text:p>
          </table:table-cell>
          <table:table-cell/>
          <table:table-cell/>
          <table:table-cell table:style-name="ce26" table:number-columns-repeated="52"/>
          <table:table-cell/>
          <table:table-cell table:style-name="ce26" office:value-type="string">
            <text:p>X</text:p>
          </table:table-cell>
          <table:table-cell table:style-name="ce26" table:number-columns-repeated="26"/>
          <table:table-cell table:formula="of:=IF((COUNTA([.E146:.CF146])&gt;0)                                                                 OR                                                                 ( [.D146]=&quot;DEFERRED&quot;);1;0)" office:value-type="float" office:value="1">
            <text:p>1</text:p>
          </table:table-cell>
          <table:table-cell table:formula="of:=[.CH145]+1" office:value-type="float" office:value="140">
            <text:p>140</text:p>
          </table:table-cell>
          <table:table-cell table:style-name="ce26" table:number-columns-repeated="129"/>
        </table:table-row>
        <table:table-row table:style-name="ro3">
          <table:table-cell/>
          <table:table-cell office:value-type="string">
            <text:p>CoordinateSystem</text:p>
          </table:table-cell>
          <table:table-cell/>
          <table:table-cell/>
          <table:table-cell table:style-name="ce26" table:number-columns-repeated="52"/>
          <table:table-cell/>
          <table:table-cell table:style-name="ce26" office:value-type="string">
            <text:p>X</text:p>
          </table:table-cell>
          <table:table-cell table:style-name="ce26" table:number-columns-repeated="26"/>
          <table:table-cell table:formula="of:=IF((COUNTA([.E147:.CF147])&gt;0)                                                                 OR                                                                 ( [.D147]=&quot;DEFERRED&quot;);1;0)" office:value-type="float" office:value="1">
            <text:p>1</text:p>
          </table:table-cell>
          <table:table-cell table:formula="of:=[.CH146]+1" office:value-type="float" office:value="141">
            <text:p>141</text:p>
          </table:table-cell>
          <table:table-cell table:style-name="ce26" table:number-columns-repeated="129"/>
        </table:table-row>
        <table:table-row table:style-name="ro3">
          <table:table-cell/>
          <table:table-cell office:value-type="string">
            <text:p>ReportFile</text:p>
          </table:table-cell>
          <table:table-cell/>
          <table:table-cell/>
          <table:table-cell table:style-name="ce26" table:number-columns-repeated="52"/>
          <table:table-cell/>
          <table:table-cell table:style-name="ce26" office:value-type="string">
            <text:p>X</text:p>
          </table:table-cell>
          <table:table-cell table:style-name="ce26" table:number-columns-repeated="26"/>
          <table:table-cell table:formula="of:=IF((COUNTA([.E148:.CF148])&gt;0)                                                                 OR                                                                 ( [.D148]=&quot;DEFERRED&quot;);1;0)" office:value-type="float" office:value="1">
            <text:p>1</text:p>
          </table:table-cell>
          <table:table-cell table:formula="of:=[.CH147]+1" office:value-type="float" office:value="142">
            <text:p>142</text:p>
          </table:table-cell>
          <table:table-cell table:style-name="ce26" table:number-columns-repeated="129"/>
        </table:table-row>
        <table:table-row table:style-name="ro3">
          <table:table-cell/>
          <table:table-cell office:value-type="string">
            <text:p>Broyden</text:p>
          </table:table-cell>
          <table:table-cell/>
          <table:table-cell office:value-type="string">
            <text:p>DEFERRED</text:p>
          </table:table-cell>
          <table:table-cell table:style-name="ce26" table:number-columns-repeated="80"/>
          <table:table-cell table:formula="of:=IF((COUNTA([.E149:.CF149])&gt;0)                                                                 OR                                                                 ( [.D149]=&quot;DEFERRED&quot;);1;0)" office:value-type="float" office:value="1">
            <text:p>1</text:p>
          </table:table-cell>
          <table:table-cell table:formula="of:=[.CH148]+1" office:value-type="float" office:value="143">
            <text:p>143</text:p>
          </table:table-cell>
          <table:table-cell table:style-name="ce26" table:number-columns-repeated="129"/>
        </table:table-row>
        <table:table-row table:style-name="ro3">
          <table:table-cell office:value-type="string">
            <text:p>Stop</text:p>
          </table:table-cell>
          <table:table-cell office:value-type="string">
            <text:p>Top level</text:p>
          </table:table-cell>
          <table:table-cell/>
          <table:table-cell/>
          <table:table-cell table:style-name="ce26" table:number-columns-repeated="53"/>
          <table:table-cell/>
          <table:table-cell table:style-name="ce26" office:value-type="string">
            <text:p>X</text:p>
          </table:table-cell>
          <table:table-cell table:style-name="ce26" table:number-columns-repeated="25"/>
          <table:table-cell table:formula="of:=IF((COUNTA([.E150:.CF150])&gt;0)                                                                 OR                                                                 ( [.D150]=&quot;DEFERRED&quot;);1;0)" office:value-type="float" office:value="1">
            <text:p>1</text:p>
          </table:table-cell>
          <table:table-cell table:formula="of:=[.CH149]+1" office:value-type="float" office:value="144">
            <text:p>144</text:p>
          </table:table-cell>
          <table:table-cell table:style-name="ce26" table:number-columns-repeated="129"/>
        </table:table-row>
        <table:table-row table:style-name="ro3">
          <table:table-cell/>
          <table:table-cell office:value-type="string">
            <text:p>If</text:p>
          </table:table-cell>
          <table:table-cell/>
          <table:table-cell/>
          <table:table-cell table:style-name="ce26" table:number-columns-repeated="53"/>
          <table:table-cell/>
          <table:table-cell table:style-name="ce26"/>
          <table:table-cell table:style-name="ce26" office:value-type="string">
            <text:p>X</text:p>
          </table:table-cell>
          <table:table-cell table:style-name="ce26" table:number-columns-repeated="24"/>
          <table:table-cell table:formula="of:=IF((COUNTA([.E151:.CF151])&gt;0)                                                                 OR                                                                 ( [.D151]=&quot;DEFERRED&quot;);1;0)" office:value-type="float" office:value="1">
            <text:p>1</text:p>
          </table:table-cell>
          <table:table-cell table:formula="of:=[.CH150]+1" office:value-type="float" office:value="145">
            <text:p>145</text:p>
          </table:table-cell>
          <table:table-cell table:style-name="ce26" table:number-columns-repeated="129"/>
        </table:table-row>
        <table:table-row table:style-name="ro3">
          <table:table-cell/>
          <table:table-cell office:value-type="string">
            <text:p>For</text:p>
          </table:table-cell>
          <table:table-cell/>
          <table:table-cell/>
          <table:table-cell table:style-name="ce26" table:number-columns-repeated="53"/>
          <table:table-cell/>
          <table:table-cell table:style-name="ce26" table:number-columns-repeated="2"/>
          <table:table-cell table:style-name="ce26" office:value-type="string">
            <text:p>X</text:p>
          </table:table-cell>
          <table:table-cell table:style-name="ce26" table:number-columns-repeated="23"/>
          <table:table-cell table:formula="of:=IF((COUNTA([.E152:.CF152])&gt;0)                                                                 OR                                                                 ( [.D152]=&quot;DEFERRED&quot;);1;0)" office:value-type="float" office:value="1">
            <text:p>1</text:p>
          </table:table-cell>
          <table:table-cell table:formula="of:=[.CH151]+1" office:value-type="float" office:value="146">
            <text:p>146</text:p>
          </table:table-cell>
          <table:table-cell table:style-name="ce26" table:number-columns-repeated="129"/>
        </table:table-row>
        <table:table-row table:style-name="ro3">
          <table:table-cell/>
          <table:table-cell office:value-type="string">
            <text:p>While</text:p>
          </table:table-cell>
          <table:table-cell/>
          <table:table-cell/>
          <table:table-cell table:style-name="ce26" table:number-columns-repeated="53"/>
          <table:table-cell/>
          <table:table-cell table:style-name="ce26" table:number-columns-repeated="4"/>
          <table:table-cell table:style-name="ce26" office:value-type="string">
            <text:p>X</text:p>
          </table:table-cell>
          <table:table-cell table:style-name="ce26" table:number-columns-repeated="21"/>
          <table:table-cell table:formula="of:=IF((COUNTA([.E153:.CF153])&gt;0)                                                                 OR                                                                 ( [.D153]=&quot;DEFERRED&quot;);1;0)" office:value-type="float" office:value="1">
            <text:p>1</text:p>
          </table:table-cell>
          <table:table-cell table:formula="of:=[.CH152]+1" office:value-type="float" office:value="147">
            <text:p>147</text:p>
          </table:table-cell>
          <table:table-cell table:style-name="ce26" table:number-columns-repeated="129"/>
        </table:table-row>
        <table:table-row table:style-name="ro3">
          <table:table-cell/>
          <table:table-cell office:value-type="string">
            <text:p>Target</text:p>
          </table:table-cell>
          <table:table-cell/>
          <table:table-cell/>
          <table:table-cell table:style-name="ce26" table:number-columns-repeated="51"/>
          <table:table-cell/>
          <table:table-cell table:style-name="ce26"/>
          <table:table-cell/>
          <table:table-cell table:style-name="ce26" table:number-columns-repeated="3"/>
          <table:table-cell table:style-name="ce26" office:value-type="string">
            <text:p>X</text:p>
          </table:table-cell>
          <table:table-cell table:style-name="ce26" table:number-columns-repeated="22"/>
          <table:table-cell table:formula="of:=IF((COUNTA([.E154:.CF154])&gt;0)                                                                 OR                                                                 ( [.D154]=&quot;DEFERRED&quot;);1;0)" office:value-type="float" office:value="1">
            <text:p>1</text:p>
          </table:table-cell>
          <table:table-cell table:formula="of:=[.CH153]+1" office:value-type="float" office:value="148">
            <text:p>148</text:p>
          </table:table-cell>
          <table:table-cell table:style-name="ce26" table:number-columns-repeated="129"/>
        </table:table-row>
        <table:table-row table:style-name="ro3">
          <table:table-cell/>
          <table:table-cell office:value-type="string">
            <text:p>Optimize</text:p>
          </table:table-cell>
          <table:table-cell/>
          <table:table-cell/>
          <table:table-cell table:style-name="ce26" table:number-columns-repeated="51"/>
          <table:table-cell/>
          <table:table-cell table:style-name="ce26"/>
          <table:table-cell/>
          <table:table-cell table:style-name="ce26" table:number-columns-repeated="15"/>
          <table:table-cell table:style-name="ce26" office:value-type="string">
            <text:p>X</text:p>
          </table:table-cell>
          <table:table-cell table:style-name="ce26" table:number-columns-repeated="10"/>
          <table:table-cell table:formula="of:=IF((COUNTA([.E155:.CF155])&gt;0)                                                                 OR                                                                 ( [.D155]=&quot;DEFERRED&quot;);1;0)" office:value-type="float" office:value="1">
            <text:p>1</text:p>
          </table:table-cell>
          <table:table-cell table:formula="of:=[.CH154]+1" office:value-type="float" office:value="149">
            <text:p>149</text:p>
          </table:table-cell>
          <table:table-cell table:style-name="ce26" table:number-columns-repeated="129"/>
        </table:table-row>
        <table:table-row table:style-name="ro3">
          <table:table-cell/>
          <table:table-cell office:value-type="string">
            <text:p>Nested</text:p>
          </table:table-cell>
          <table:table-cell office:value-type="string">
            <text:p>If</text:p>
          </table:table-cell>
          <table:table-cell/>
          <table:table-cell table:style-name="ce26" table:number-columns-repeated="51"/>
          <table:table-cell/>
          <table:table-cell table:style-name="ce26"/>
          <table:table-cell/>
          <table:table-cell table:style-name="ce26" table:number-columns-repeated="5"/>
          <table:table-cell table:style-name="ce26" office:value-type="string">
            <text:p>X</text:p>
          </table:table-cell>
          <table:table-cell table:style-name="ce26" table:number-columns-repeated="20"/>
          <table:table-cell table:formula="of:=IF((COUNTA([.E156:.CF156])&gt;0)                                                                 OR                                                                 ( [.D156]=&quot;DEFERRED&quot;);1;0)" office:value-type="float" office:value="1">
            <text:p>1</text:p>
          </table:table-cell>
          <table:table-cell table:formula="of:=[.CH155]+1" office:value-type="float" office:value="150">
            <text:p>150</text:p>
          </table:table-cell>
          <table:table-cell table:style-name="ce26" table:number-columns-repeated="129"/>
        </table:table-row>
        <table:table-row table:style-name="ro3">
          <table:table-cell table:number-columns-repeated="2"/>
          <table:table-cell office:value-type="string">
            <text:p>For</text:p>
          </table:table-cell>
          <table:table-cell/>
          <table:table-cell table:style-name="ce26" table:number-columns-repeated="51"/>
          <table:table-cell/>
          <table:table-cell table:style-name="ce26" table:number-columns-repeated="8"/>
          <table:table-cell table:style-name="ce26" office:value-type="string">
            <text:p>X</text:p>
          </table:table-cell>
          <table:table-cell table:style-name="ce26" table:number-columns-repeated="19"/>
          <table:table-cell table:formula="of:=IF((COUNTA([.E157:.CF157])&gt;0)                                                                 OR                                                                 ( [.D157]=&quot;DEFERRED&quot;);1;0)" office:value-type="float" office:value="1">
            <text:p>1</text:p>
          </table:table-cell>
          <table:table-cell table:formula="of:=[.CH156]+1" office:value-type="float" office:value="151">
            <text:p>151</text:p>
          </table:table-cell>
          <table:table-cell table:style-name="ce26" table:number-columns-repeated="129"/>
        </table:table-row>
        <table:table-row table:style-name="ro3">
          <table:table-cell table:number-columns-repeated="2"/>
          <table:table-cell office:value-type="string">
            <text:p>While</text:p>
          </table:table-cell>
          <table:table-cell/>
          <table:table-cell table:style-name="ce26" table:number-columns-repeated="51"/>
          <table:table-cell/>
          <table:table-cell table:style-name="ce26" table:number-columns-repeated="28"/>
          <table:table-cell table:formula="of:=IF((COUNTA([.E158:.CF158])&gt;0)                                                                 OR                                                                 ( [.D158]=&quot;DEFERRED&quot;);1;0)" office:value-type="float" office:value="0">
            <text:p>0</text:p>
          </table:table-cell>
          <table:table-cell table:formula="of:=[.CH157]+1" office:value-type="float" office:value="152">
            <text:p>152</text:p>
          </table:table-cell>
          <table:table-cell table:style-name="ce26" table:number-columns-repeated="129"/>
        </table:table-row>
        <table:table-row table:style-name="ro3">
          <table:table-cell table:number-columns-repeated="2"/>
          <table:table-cell office:value-type="string">
            <text:p>Target</text:p>
          </table:table-cell>
          <table:table-cell/>
          <table:table-cell table:style-name="ce26" table:number-columns-repeated="51"/>
          <table:table-cell/>
          <table:table-cell table:style-name="ce26" table:number-columns-repeated="28"/>
          <table:table-cell table:formula="of:=IF((COUNTA([.E159:.CF159])&gt;0)                                                                 OR                                                                 ( [.D159]=&quot;DEFERRED&quot;);1;0)" office:value-type="float" office:value="0">
            <text:p>0</text:p>
          </table:table-cell>
          <table:table-cell table:formula="of:=[.CH158]+1" office:value-type="float" office:value="153">
            <text:p>153</text:p>
          </table:table-cell>
          <table:table-cell table:style-name="ce26" table:number-columns-repeated="129"/>
        </table:table-row>
        <table:table-row table:style-name="ro3">
          <table:table-cell office:value-type="string">
            <text:p>Target/EndTarget</text:p>
          </table:table-cell>
          <table:table-cell table:number-columns-repeated="2"/>
          <table:table-cell/>
          <table:table-cell table:style-name="ce26" office:value-type="string">
            <text:p>X</text:p>
          </table:table-cell>
          <table:table-cell table:style-name="ce26" table:number-columns-repeated="35"/>
          <table:table-cell table:style-name="ce26" office:value-type="string">
            <text:p>X</text:p>
          </table:table-cell>
          <table:table-cell table:style-name="ce26" table:number-columns-repeated="14"/>
          <table:table-cell table:style-name="ce26" office:value-type="string">
            <text:p>X</text:p>
          </table:table-cell>
          <table:table-cell table:style-name="ce26" table:number-columns-repeated="28"/>
          <table:table-cell table:formula="of:=IF((COUNTA([.E160:.CF160])&gt;0)                                                                 OR                                                                 ( [.D160]=&quot;DEFERRED&quot;);1;0)" office:value-type="float" office:value="1">
            <text:p>1</text:p>
          </table:table-cell>
          <table:table-cell table:formula="of:=[.CH159]+1" office:value-type="float" office:value="154">
            <text:p>154</text:p>
          </table:table-cell>
          <table:table-cell table:style-name="ce26" table:number-columns-repeated="129"/>
        </table:table-row>
        <table:table-row table:style-name="ro3">
          <table:table-cell office:value-type="string">
            <text:p>Toggle</text:p>
          </table:table-cell>
          <table:table-cell office:value-type="string">
            <text:p>XYPlot</text:p>
          </table:table-cell>
          <table:table-cell/>
          <table:table-cell/>
          <table:table-cell table:style-name="ce26" table:number-columns-repeated="51"/>
          <table:table-cell/>
          <table:table-cell table:style-name="ce26" table:number-columns-repeated="18"/>
          <table:table-cell table:style-name="ce26" office:value-type="string">
            <text:p>X</text:p>
          </table:table-cell>
          <table:table-cell table:style-name="ce26" table:number-columns-repeated="9"/>
          <table:table-cell table:formula="of:=IF((COUNTA([.E161:.CF161])&gt;0)                                                                 OR                                                                 ( [.D161]=&quot;DEFERRED&quot;);1;0)" office:value-type="float" office:value="1">
            <text:p>1</text:p>
          </table:table-cell>
          <table:table-cell table:formula="of:=[.CH160]+1" office:value-type="float" office:value="155">
            <text:p>155</text:p>
          </table:table-cell>
          <table:table-cell table:style-name="ce26" table:number-columns-repeated="129"/>
        </table:table-row>
        <table:table-row table:style-name="ro3">
          <table:table-cell/>
          <table:table-cell office:value-type="string">
            <text:p>OpenGLPlot</text:p>
          </table:table-cell>
          <table:table-cell/>
          <table:table-cell/>
          <table:table-cell table:style-name="ce26" table:number-columns-repeated="51"/>
          <table:table-cell/>
          <table:table-cell table:style-name="ce26" table:number-columns-repeated="18"/>
          <table:table-cell table:style-name="ce26" office:value-type="string">
            <text:p>X</text:p>
          </table:table-cell>
          <table:table-cell table:style-name="ce26" table:number-columns-repeated="9"/>
          <table:table-cell table:formula="of:=IF((COUNTA([.E162:.CF162])&gt;0)                                                                 OR                                                                 ( [.D162]=&quot;DEFERRED&quot;);1;0)" office:value-type="float" office:value="1">
            <text:p>1</text:p>
          </table:table-cell>
          <table:table-cell table:formula="of:=[.CH161]+1" office:value-type="float" office:value="156">
            <text:p>156</text:p>
          </table:table-cell>
          <table:table-cell table:style-name="ce26" table:number-columns-repeated="129"/>
        </table:table-row>
        <table:table-row table:style-name="ro3">
          <table:table-cell/>
          <table:table-cell office:value-type="string">
            <text:p>Report</text:p>
          </table:table-cell>
          <table:table-cell/>
          <table:table-cell/>
          <table:table-cell table:style-name="ce26" table:number-columns-repeated="51"/>
          <table:table-cell/>
          <table:table-cell table:style-name="ce26" table:number-columns-repeated="18"/>
          <table:table-cell table:style-name="ce26" office:value-type="string">
            <text:p>X</text:p>
          </table:table-cell>
          <table:table-cell table:style-name="ce26" table:number-columns-repeated="9"/>
          <table:table-cell table:formula="of:=IF((COUNTA([.E163:.CF163])&gt;0)                                                                 OR                                                                 ( [.D163]=&quot;DEFERRED&quot;);1;0)" office:value-type="float" office:value="1">
            <text:p>1</text:p>
          </table:table-cell>
          <table:table-cell table:formula="of:=[.CH162]+1" office:value-type="float" office:value="157">
            <text:p>157</text:p>
          </table:table-cell>
          <table:table-cell table:style-name="ce26" table:number-columns-repeated="129"/>
        </table:table-row>
        <table:table-row table:style-name="ro3">
          <table:table-cell office:value-type="string">
            <text:p>Vary</text:p>
          </table:table-cell>
          <table:table-cell office:value-type="string">
            <text:p>Obj Parm</text:p>
          </table:table-cell>
          <table:table-cell office:value-type="string">
            <text:p>= Number</text:p>
          </table:table-cell>
          <table:table-cell/>
          <table:table-cell table:style-name="ce26" office:value-type="string">
            <text:p>X</text:p>
          </table:table-cell>
          <table:table-cell table:style-name="ce26" table:number-columns-repeated="35"/>
          <table:table-cell table:style-name="ce26" office:value-type="string">
            <text:p>X</text:p>
          </table:table-cell>
          <table:table-cell table:style-name="ce26" table:number-columns-repeated="14"/>
          <table:table-cell table:style-name="ce26" office:value-type="string">
            <text:p>X</text:p>
          </table:table-cell>
          <table:table-cell table:style-name="ce26" table:number-columns-repeated="28"/>
          <table:table-cell table:formula="of:=IF((COUNTA([.E164:.CF164])&gt;0)                                                                 OR                                                                 ( [.D164]=&quot;DEFERRED&quot;);1;0)" office:value-type="float" office:value="1">
            <text:p>1</text:p>
          </table:table-cell>
          <table:table-cell table:formula="of:=[.CH163]+1" office:value-type="float" office:value="158">
            <text:p>158</text:p>
          </table:table-cell>
          <table:table-cell table:style-name="ce26" table:number-columns-repeated="129"/>
        </table:table-row>
        <table:table-row table:style-name="ro3">
          <table:table-cell table:number-columns-repeated="2"/>
          <table:table-cell office:value-type="string">
            <text:p>= Parm</text:p>
          </table:table-cell>
          <table:table-cell/>
          <table:table-cell table:style-name="ce26" office:value-type="string">
            <text:p>X</text:p>
          </table:table-cell>
          <table:table-cell table:style-name="ce26" table:number-columns-repeated="50"/>
          <table:table-cell table:style-name="ce26" office:value-type="string">
            <text:p>X</text:p>
          </table:table-cell>
          <table:table-cell table:style-name="ce26" table:number-columns-repeated="10"/>
          <table:table-cell table:style-name="ce26" office:value-type="string">
            <text:p>X</text:p>
          </table:table-cell>
          <table:table-cell table:style-name="ce26" table:number-columns-repeated="2"/>
          <table:table-cell table:style-name="ce26" office:value-type="string">
            <text:p>X</text:p>
          </table:table-cell>
          <table:table-cell table:style-name="ce26" table:number-columns-repeated="14"/>
          <table:table-cell table:formula="of:=IF((COUNTA([.E165:.CF165])&gt;0)                                                                 OR                                                                 ( [.D165]=&quot;DEFERRED&quot;);1;0)" office:value-type="float" office:value="1">
            <text:p>1</text:p>
          </table:table-cell>
          <table:table-cell table:formula="of:=[.CH164]+1" office:value-type="float" office:value="159">
            <text:p>159</text:p>
          </table:table-cell>
          <table:table-cell table:style-name="ce26" table:number-columns-repeated="129"/>
        </table:table-row>
        <table:table-row table:style-name="ro3">
          <table:table-cell table:number-columns-repeated="2"/>
          <table:table-cell office:value-type="string">
            <text:p>= Var</text:p>
          </table:table-cell>
          <table:table-cell/>
          <table:table-cell table:style-name="ce26" office:value-type="string">
            <text:p>X</text:p>
          </table:table-cell>
          <table:table-cell table:style-name="ce26" table:number-columns-repeated="50"/>
          <table:table-cell table:style-name="ce26" office:value-type="string">
            <text:p>X</text:p>
          </table:table-cell>
          <table:table-cell table:style-name="ce26" table:number-columns-repeated="13"/>
          <table:table-cell table:style-name="ce26" office:value-type="string">
            <text:p>X</text:p>
          </table:table-cell>
          <table:table-cell table:style-name="ce26" table:number-columns-repeated="14"/>
          <table:table-cell table:formula="of:=IF((COUNTA([.E166:.CF166])&gt;0)                                                                 OR                                                                 ( [.D166]=&quot;DEFERRED&quot;);1;0)" office:value-type="float" office:value="1">
            <text:p>1</text:p>
          </table:table-cell>
          <table:table-cell table:formula="of:=[.CH165]+1" office:value-type="float" office:value="160">
            <text:p>160</text:p>
          </table:table-cell>
          <table:table-cell table:style-name="ce26" table:number-columns-repeated="129"/>
        </table:table-row>
        <table:table-row table:style-name="ro3">
          <table:table-cell table:number-columns-repeated="2"/>
          <table:table-cell office:value-type="string">
            <text:p>= ArrayEl</text:p>
          </table:table-cell>
          <table:table-cell/>
          <table:table-cell table:style-name="ce26" office:value-type="string">
            <text:p>X</text:p>
          </table:table-cell>
          <table:table-cell table:style-name="ce26" table:number-columns-repeated="50"/>
          <table:table-cell table:style-name="ce26" office:value-type="string">
            <text:p>X</text:p>
          </table:table-cell>
          <table:table-cell table:style-name="ce26" table:number-columns-repeated="13"/>
          <table:table-cell table:style-name="ce26" office:value-type="string">
            <text:p>X</text:p>
          </table:table-cell>
          <table:table-cell table:style-name="ce26" table:number-columns-repeated="14"/>
          <table:table-cell table:formula="of:=IF((COUNTA([.E167:.CF167])&gt;0)                                                                 OR                                                                 ( [.D167]=&quot;DEFERRED&quot;);1;0)" office:value-type="float" office:value="1">
            <text:p>1</text:p>
          </table:table-cell>
          <table:table-cell table:formula="of:=[.CH166]+1" office:value-type="float" office:value="161">
            <text:p>161</text:p>
          </table:table-cell>
          <table:table-cell table:style-name="ce26" table:number-columns-repeated="129"/>
        </table:table-row>
        <table:table-row table:style-name="ro3">
          <table:table-cell/>
          <table:table-cell office:value-type="string">
            <text:p>Var </text:p>
          </table:table-cell>
          <table:table-cell office:value-type="string">
            <text:p>= Number</text:p>
          </table:table-cell>
          <table:table-cell/>
          <table:table-cell table:style-name="ce26" table:number-columns-repeated="51"/>
          <table:table-cell table:style-name="ce26" office:value-type="string">
            <text:p>X</text:p>
          </table:table-cell>
          <table:table-cell table:style-name="ce26" table:number-columns-repeated="13"/>
          <table:table-cell table:style-name="ce26" office:value-type="string">
            <text:p>X</text:p>
          </table:table-cell>
          <table:table-cell table:style-name="ce26" table:number-columns-repeated="14"/>
          <table:table-cell table:formula="of:=IF((COUNTA([.E168:.CF168])&gt;0)                                                                 OR                                                                 ( [.D168]=&quot;DEFERRED&quot;);1;0)" office:value-type="float" office:value="1">
            <text:p>1</text:p>
          </table:table-cell>
          <table:table-cell table:formula="of:=[.CH167]+1" office:value-type="float" office:value="162">
            <text:p>162</text:p>
          </table:table-cell>
          <table:table-cell table:style-name="ce26" table:number-columns-repeated="129"/>
        </table:table-row>
        <table:table-row table:style-name="ro3">
          <table:table-cell table:number-columns-repeated="2"/>
          <table:table-cell office:value-type="string">
            <text:p>= Parm</text:p>
          </table:table-cell>
          <table:table-cell/>
          <table:table-cell table:style-name="ce26" table:number-columns-repeated="51"/>
          <table:table-cell table:style-name="ce26" office:value-type="string">
            <text:p>X</text:p>
          </table:table-cell>
          <table:table-cell table:style-name="ce26" table:number-columns-repeated="13"/>
          <table:table-cell table:style-name="ce26" office:value-type="string">
            <text:p>X</text:p>
          </table:table-cell>
          <table:table-cell table:style-name="ce26" table:number-columns-repeated="14"/>
          <table:table-cell table:formula="of:=IF((COUNTA([.E169:.CF169])&gt;0)                                                                 OR                                                                 ( [.D169]=&quot;DEFERRED&quot;);1;0)" office:value-type="float" office:value="1">
            <text:p>1</text:p>
          </table:table-cell>
          <table:table-cell table:formula="of:=[.CH168]+1" office:value-type="float" office:value="163">
            <text:p>163</text:p>
          </table:table-cell>
          <table:table-cell table:style-name="ce26" table:number-columns-repeated="129"/>
        </table:table-row>
        <table:table-row table:style-name="ro3">
          <table:table-cell table:number-columns-repeated="2"/>
          <table:table-cell office:value-type="string">
            <text:p>= Var</text:p>
          </table:table-cell>
          <table:table-cell/>
          <table:table-cell table:style-name="ce26" table:number-columns-repeated="51"/>
          <table:table-cell table:style-name="ce26" office:value-type="string">
            <text:p>X</text:p>
          </table:table-cell>
          <table:table-cell table:style-name="ce26" table:number-columns-repeated="13"/>
          <table:table-cell table:style-name="ce26" office:value-type="string">
            <text:p>X</text:p>
          </table:table-cell>
          <table:table-cell table:style-name="ce26" table:number-columns-repeated="14"/>
          <table:table-cell table:formula="of:=IF((COUNTA([.E170:.CF170])&gt;0)                                                                 OR                                                                 ( [.D170]=&quot;DEFERRED&quot;);1;0)" office:value-type="float" office:value="1">
            <text:p>1</text:p>
          </table:table-cell>
          <table:table-cell table:formula="of:=[.CH169]+1" office:value-type="float" office:value="164">
            <text:p>164</text:p>
          </table:table-cell>
          <table:table-cell table:style-name="ce26" table:number-columns-repeated="129"/>
        </table:table-row>
        <table:table-row table:style-name="ro3">
          <table:table-cell table:number-columns-repeated="2"/>
          <table:table-cell office:value-type="string">
            <text:p>= ArrayEl</text:p>
          </table:table-cell>
          <table:table-cell/>
          <table:table-cell table:style-name="ce26" table:number-columns-repeated="51"/>
          <table:table-cell table:style-name="ce26" office:value-type="string">
            <text:p>X</text:p>
          </table:table-cell>
          <table:table-cell table:style-name="ce26" table:number-columns-repeated="13"/>
          <table:table-cell table:style-name="ce26" office:value-type="string">
            <text:p>X</text:p>
          </table:table-cell>
          <table:table-cell table:style-name="ce26" table:number-columns-repeated="14"/>
          <table:table-cell table:formula="of:=IF((COUNTA([.E171:.CF171])&gt;0)                                                                 OR                                                                 ( [.D171]=&quot;DEFERRED&quot;);1;0)" office:value-type="float" office:value="1">
            <text:p>1</text:p>
          </table:table-cell>
          <table:table-cell table:formula="of:=[.CH170]+1" office:value-type="float" office:value="165">
            <text:p>165</text:p>
          </table:table-cell>
          <table:table-cell table:style-name="ce26" table:number-columns-repeated="129"/>
        </table:table-row>
        <table:table-row table:style-name="ro3">
          <table:table-cell/>
          <table:table-cell office:value-type="string">
            <text:p>ArrayEl </text:p>
          </table:table-cell>
          <table:table-cell office:value-type="string">
            <text:p>= Number</text:p>
          </table:table-cell>
          <table:table-cell/>
          <table:table-cell table:style-name="ce26" table:number-columns-repeated="51"/>
          <table:table-cell table:style-name="ce26" office:value-type="string">
            <text:p>X</text:p>
          </table:table-cell>
          <table:table-cell table:style-name="ce26" table:number-columns-repeated="13"/>
          <table:table-cell table:style-name="ce26" office:value-type="string">
            <text:p>X</text:p>
          </table:table-cell>
          <table:table-cell table:style-name="ce26" table:number-columns-repeated="14"/>
          <table:table-cell table:formula="of:=IF((COUNTA([.E172:.CF172])&gt;0)                                                                 OR                                                                 ( [.D172]=&quot;DEFERRED&quot;);1;0)" office:value-type="float" office:value="1">
            <text:p>1</text:p>
          </table:table-cell>
          <table:table-cell table:formula="of:=[.CH171]+1" office:value-type="float" office:value="166">
            <text:p>166</text:p>
          </table:table-cell>
          <table:table-cell table:style-name="ce26" table:number-columns-repeated="129"/>
        </table:table-row>
        <table:table-row table:style-name="ro3">
          <table:table-cell table:number-columns-repeated="2"/>
          <table:table-cell office:value-type="string">
            <text:p>= Parm</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73:.CF173])&gt;0)                                                                 OR                                                                 ( [.D173]=&quot;DEFERRED&quot;);1;0)" office:value-type="float" office:value="1">
            <text:p>1</text:p>
          </table:table-cell>
          <table:table-cell table:formula="of:=[.CH172]+1" office:value-type="float" office:value="167">
            <text:p>167</text:p>
          </table:table-cell>
          <table:table-cell table:style-name="ce26" table:number-columns-repeated="129"/>
        </table:table-row>
        <table:table-row table:style-name="ro3">
          <table:table-cell table:number-columns-repeated="2"/>
          <table:table-cell office:value-type="string">
            <text:p>= Var</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74:.CF174])&gt;0)                                                                 OR                                                                 ( [.D174]=&quot;DEFERRED&quot;);1;0)" office:value-type="float" office:value="1">
            <text:p>1</text:p>
          </table:table-cell>
          <table:table-cell table:formula="of:=[.CH173]+1" office:value-type="float" office:value="168">
            <text:p>168</text:p>
          </table:table-cell>
          <table:table-cell table:style-name="ce26" table:number-columns-repeated="129"/>
        </table:table-row>
        <table:table-row table:style-name="ro3">
          <table:table-cell table:number-columns-repeated="2"/>
          <table:table-cell office:value-type="string">
            <text:p>= ArrayEl</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75:.CF175])&gt;0)                                                                 OR                                                                 ( [.D175]=&quot;DEFERRED&quot;);1;0)" office:value-type="float" office:value="1">
            <text:p>1</text:p>
          </table:table-cell>
          <table:table-cell table:formula="of:=[.CH174]+1" office:value-type="float" office:value="169">
            <text:p>169</text:p>
          </table:table-cell>
          <table:table-cell table:style-name="ce26" table:number-columns-repeated="129"/>
        </table:table-row>
        <table:table-row table:style-name="ro3">
          <table:table-cell/>
          <table:table-cell office:value-type="string">
            <text:p>Pert</text:p>
          </table:table-cell>
          <table:table-cell office:value-type="string">
            <text:p>= Number</text:p>
          </table:table-cell>
          <table:table-cell/>
          <table:table-cell table:style-name="ce26" table:number-columns-repeated="36"/>
          <table:table-cell table:style-name="ce26" office:value-type="string">
            <text:p>X</text:p>
          </table:table-cell>
          <table:table-cell table:style-name="ce26" table:number-columns-repeated="14"/>
          <table:table-cell table:style-name="ce26" office:value-type="string">
            <text:p>X</text:p>
          </table:table-cell>
          <table:table-cell table:style-name="ce26" table:number-columns-repeated="28"/>
          <table:table-cell table:formula="of:=IF((COUNTA([.E176:.CF176])&gt;0)                                                                 OR                                                                 ( [.D176]=&quot;DEFERRED&quot;);1;0)" office:value-type="float" office:value="1">
            <text:p>1</text:p>
          </table:table-cell>
          <table:table-cell table:formula="of:=[.CH175]+1" office:value-type="float" office:value="170">
            <text:p>170</text:p>
          </table:table-cell>
          <table:table-cell table:style-name="ce26" table:number-columns-repeated="129"/>
        </table:table-row>
        <table:table-row table:style-name="ro3">
          <table:table-cell table:number-columns-repeated="2"/>
          <table:table-cell office:value-type="string">
            <text:p>= Parm</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77:.CF177])&gt;0)                                                                 OR                                                                 ( [.D177]=&quot;DEFERRED&quot;);1;0)" office:value-type="float" office:value="1">
            <text:p>1</text:p>
          </table:table-cell>
          <table:table-cell table:formula="of:=[.CH176]+1" office:value-type="float" office:value="171">
            <text:p>171</text:p>
          </table:table-cell>
          <table:table-cell table:style-name="ce26" table:number-columns-repeated="129"/>
        </table:table-row>
        <table:table-row table:style-name="ro3">
          <table:table-cell table:number-columns-repeated="2"/>
          <table:table-cell office:value-type="string">
            <text:p>= Var</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78:.CF178])&gt;0)                                                                 OR                                                                 ( [.D178]=&quot;DEFERRED&quot;);1;0)" office:value-type="float" office:value="1">
            <text:p>1</text:p>
          </table:table-cell>
          <table:table-cell table:formula="of:=[.CH177]+1" office:value-type="float" office:value="172">
            <text:p>172</text:p>
          </table:table-cell>
          <table:table-cell table:style-name="ce26" table:number-columns-repeated="129"/>
        </table:table-row>
        <table:table-row table:style-name="ro3">
          <table:table-cell table:number-columns-repeated="2"/>
          <table:table-cell office:value-type="string">
            <text:p>= ArrayEl</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79:.CF179])&gt;0)                                                                 OR                                                                 ( [.D179]=&quot;DEFERRED&quot;);1;0)" office:value-type="float" office:value="1">
            <text:p>1</text:p>
          </table:table-cell>
          <table:table-cell table:formula="of:=[.CH178]+1" office:value-type="float" office:value="173">
            <text:p>173</text:p>
          </table:table-cell>
          <table:table-cell table:style-name="ce26" table:number-columns-repeated="129"/>
        </table:table-row>
        <table:table-row table:style-name="ro3">
          <table:table-cell/>
          <table:table-cell office:value-type="string">
            <text:p>Lower</text:p>
          </table:table-cell>
          <table:table-cell office:value-type="string">
            <text:p>= Number</text:p>
          </table:table-cell>
          <table:table-cell/>
          <table:table-cell table:style-name="ce26" table:number-columns-repeated="36"/>
          <table:table-cell table:style-name="ce26" office:value-type="string">
            <text:p>X</text:p>
          </table:table-cell>
          <table:table-cell table:style-name="ce26" table:number-columns-repeated="14"/>
          <table:table-cell table:style-name="ce26" office:value-type="string">
            <text:p>X</text:p>
          </table:table-cell>
          <table:table-cell table:style-name="ce26" table:number-columns-repeated="28"/>
          <table:table-cell table:formula="of:=IF((COUNTA([.E180:.CF180])&gt;0)                                                                 OR                                                                 ( [.D180]=&quot;DEFERRED&quot;);1;0)" office:value-type="float" office:value="1">
            <text:p>1</text:p>
          </table:table-cell>
          <table:table-cell table:formula="of:=[.CH179]+1" office:value-type="float" office:value="174">
            <text:p>174</text:p>
          </table:table-cell>
          <table:table-cell table:style-name="ce26" table:number-columns-repeated="129"/>
        </table:table-row>
        <table:table-row table:style-name="ro3">
          <table:table-cell table:number-columns-repeated="2"/>
          <table:table-cell office:value-type="string">
            <text:p>= Parm</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81:.CF181])&gt;0)                                                                 OR                                                                 ( [.D181]=&quot;DEFERRED&quot;);1;0)" office:value-type="float" office:value="1">
            <text:p>1</text:p>
          </table:table-cell>
          <table:table-cell table:formula="of:=[.CH180]+1" office:value-type="float" office:value="175">
            <text:p>175</text:p>
          </table:table-cell>
          <table:table-cell table:style-name="ce26" table:number-columns-repeated="129"/>
        </table:table-row>
        <table:table-row table:style-name="ro3">
          <table:table-cell table:number-columns-repeated="2"/>
          <table:table-cell office:value-type="string">
            <text:p>= Var</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82:.CF182])&gt;0)                                                                 OR                                                                 ( [.D182]=&quot;DEFERRED&quot;);1;0)" office:value-type="float" office:value="1">
            <text:p>1</text:p>
          </table:table-cell>
          <table:table-cell table:formula="of:=[.CH181]+1" office:value-type="float" office:value="176">
            <text:p>176</text:p>
          </table:table-cell>
          <table:table-cell table:style-name="ce26" table:number-columns-repeated="129"/>
        </table:table-row>
        <table:table-row table:style-name="ro3">
          <table:table-cell table:number-columns-repeated="2"/>
          <table:table-cell office:value-type="string">
            <text:p>= ArrayEl</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83:.CF183])&gt;0)                                                                 OR                                                                 ( [.D183]=&quot;DEFERRED&quot;);1;0)" office:value-type="float" office:value="1">
            <text:p>1</text:p>
          </table:table-cell>
          <table:table-cell table:formula="of:=[.CH182]+1" office:value-type="float" office:value="177">
            <text:p>177</text:p>
          </table:table-cell>
          <table:table-cell table:style-name="ce26" table:number-columns-repeated="129"/>
        </table:table-row>
        <table:table-row table:style-name="ro3">
          <table:table-cell/>
          <table:table-cell office:value-type="string">
            <text:p>Upper</text:p>
          </table:table-cell>
          <table:table-cell office:value-type="string">
            <text:p>= Number</text:p>
          </table:table-cell>
          <table:table-cell/>
          <table:table-cell table:style-name="ce26" table:number-columns-repeated="36"/>
          <table:table-cell table:style-name="ce26" office:value-type="string">
            <text:p>X</text:p>
          </table:table-cell>
          <table:table-cell table:style-name="ce26" table:number-columns-repeated="14"/>
          <table:table-cell table:style-name="ce26" office:value-type="string">
            <text:p>X</text:p>
          </table:table-cell>
          <table:table-cell table:style-name="ce26" table:number-columns-repeated="28"/>
          <table:table-cell table:formula="of:=IF((COUNTA([.E184:.CF184])&gt;0)                                                                 OR                                                                 ( [.D184]=&quot;DEFERRED&quot;);1;0)" office:value-type="float" office:value="1">
            <text:p>1</text:p>
          </table:table-cell>
          <table:table-cell table:formula="of:=[.CH183]+1" office:value-type="float" office:value="178">
            <text:p>178</text:p>
          </table:table-cell>
          <table:table-cell table:style-name="ce26" table:number-columns-repeated="129"/>
        </table:table-row>
        <table:table-row table:style-name="ro3">
          <table:table-cell table:number-columns-repeated="2"/>
          <table:table-cell office:value-type="string">
            <text:p>= Parm</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85:.CF185])&gt;0)                                                                 OR                                                                 ( [.D185]=&quot;DEFERRED&quot;);1;0)" office:value-type="float" office:value="1">
            <text:p>1</text:p>
          </table:table-cell>
          <table:table-cell table:formula="of:=[.CH184]+1" office:value-type="float" office:value="179">
            <text:p>179</text:p>
          </table:table-cell>
          <table:table-cell table:style-name="ce26" table:number-columns-repeated="129"/>
        </table:table-row>
        <table:table-row table:style-name="ro3">
          <table:table-cell table:number-columns-repeated="2"/>
          <table:table-cell office:value-type="string">
            <text:p>= Var</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86:.CF186])&gt;0)                                                                 OR                                                                 ( [.D186]=&quot;DEFERRED&quot;);1;0)" office:value-type="float" office:value="1">
            <text:p>1</text:p>
          </table:table-cell>
          <table:table-cell table:formula="of:=[.CH185]+1" office:value-type="float" office:value="180">
            <text:p>180</text:p>
          </table:table-cell>
          <table:table-cell table:style-name="ce26" table:number-columns-repeated="129"/>
        </table:table-row>
        <table:table-row table:style-name="ro3">
          <table:table-cell table:number-columns-repeated="2"/>
          <table:table-cell office:value-type="string">
            <text:p>= ArrayEl</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87:.CF187])&gt;0)                                                                 OR                                                                 ( [.D187]=&quot;DEFERRED&quot;);1;0)" office:value-type="float" office:value="1">
            <text:p>1</text:p>
          </table:table-cell>
          <table:table-cell table:formula="of:=[.CH186]+1" office:value-type="float" office:value="181">
            <text:p>181</text:p>
          </table:table-cell>
          <table:table-cell table:style-name="ce26" table:number-columns-repeated="129"/>
        </table:table-row>
        <table:table-row table:style-name="ro3">
          <table:table-cell/>
          <table:table-cell office:value-type="string">
            <text:p>MaxStep</text:p>
          </table:table-cell>
          <table:table-cell office:value-type="string">
            <text:p>= Number</text:p>
          </table:table-cell>
          <table:table-cell/>
          <table:table-cell table:style-name="ce26" table:number-columns-repeated="36"/>
          <table:table-cell table:style-name="ce26" office:value-type="string">
            <text:p>X</text:p>
          </table:table-cell>
          <table:table-cell table:style-name="ce26" table:number-columns-repeated="14"/>
          <table:table-cell table:style-name="ce26" office:value-type="string">
            <text:p>X</text:p>
          </table:table-cell>
          <table:table-cell table:style-name="ce26" table:number-columns-repeated="28"/>
          <table:table-cell table:formula="of:=IF((COUNTA([.E188:.CF188])&gt;0)                                                                 OR                                                                 ( [.D188]=&quot;DEFERRED&quot;);1;0)" office:value-type="float" office:value="1">
            <text:p>1</text:p>
          </table:table-cell>
          <table:table-cell table:formula="of:=[.CH187]+1" office:value-type="float" office:value="182">
            <text:p>182</text:p>
          </table:table-cell>
          <table:table-cell table:style-name="ce26" table:number-columns-repeated="129"/>
        </table:table-row>
        <table:table-row table:style-name="ro3">
          <table:table-cell table:number-columns-repeated="2"/>
          <table:table-cell office:value-type="string">
            <text:p>= Parm</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89:.CF189])&gt;0)                                                                 OR                                                                 ( [.D189]=&quot;DEFERRED&quot;);1;0)" office:value-type="float" office:value="1">
            <text:p>1</text:p>
          </table:table-cell>
          <table:table-cell table:formula="of:=[.CH188]+1" office:value-type="float" office:value="183">
            <text:p>183</text:p>
          </table:table-cell>
          <table:table-cell table:style-name="ce26" table:number-columns-repeated="129"/>
        </table:table-row>
        <table:table-row table:style-name="ro3">
          <table:table-cell table:number-columns-repeated="2"/>
          <table:table-cell office:value-type="string">
            <text:p>= Var</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90:.CF190])&gt;0)                                                                 OR                                                                 ( [.D190]=&quot;DEFERRED&quot;);1;0)" office:value-type="float" office:value="1">
            <text:p>1</text:p>
          </table:table-cell>
          <table:table-cell table:formula="of:=[.CH189]+1" office:value-type="float" office:value="184">
            <text:p>184</text:p>
          </table:table-cell>
          <table:table-cell table:style-name="ce26" table:number-columns-repeated="129"/>
        </table:table-row>
        <table:table-row table:style-name="ro3">
          <table:table-cell table:number-columns-repeated="2"/>
          <table:table-cell office:value-type="string">
            <text:p>= ArrayEl</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91:.CF191])&gt;0)                                                                 OR                                                                 ( [.D191]=&quot;DEFERRED&quot;);1;0)" office:value-type="float" office:value="1">
            <text:p>1</text:p>
          </table:table-cell>
          <table:table-cell table:formula="of:=[.CH190]+1" office:value-type="float" office:value="185">
            <text:p>185</text:p>
          </table:table-cell>
          <table:table-cell table:style-name="ce26" table:number-columns-repeated="129"/>
        </table:table-row>
        <table:table-row table:style-name="ro3">
          <table:table-cell/>
          <table:table-cell office:value-type="string">
            <text:p>AdditiveScaleFactor</text:p>
          </table:table-cell>
          <table:table-cell office:value-type="string">
            <text:p>= Number</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92:.CF192])&gt;0)                                                                 OR                                                                 ( [.D192]=&quot;DEFERRED&quot;);1;0)" office:value-type="float" office:value="1">
            <text:p>1</text:p>
          </table:table-cell>
          <table:table-cell table:formula="of:=[.CH191]+1" office:value-type="float" office:value="186">
            <text:p>186</text:p>
          </table:table-cell>
          <table:table-cell table:style-name="ce26" table:number-columns-repeated="129"/>
        </table:table-row>
        <table:table-row table:style-name="ro3">
          <table:table-cell table:number-columns-repeated="2"/>
          <table:table-cell office:value-type="string">
            <text:p>= Parm</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93:.CF193])&gt;0)                                                                 OR                                                                 ( [.D193]=&quot;DEFERRED&quot;);1;0)" office:value-type="float" office:value="1">
            <text:p>1</text:p>
          </table:table-cell>
          <table:table-cell table:formula="of:=[.CH192]+1" office:value-type="float" office:value="187">
            <text:p>187</text:p>
          </table:table-cell>
          <table:table-cell table:style-name="ce26" table:number-columns-repeated="129"/>
        </table:table-row>
        <table:table-row table:style-name="ro3">
          <table:table-cell table:number-columns-repeated="2"/>
          <table:table-cell office:value-type="string">
            <text:p>= Var</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94:.CF194])&gt;0)                                                                 OR                                                                 ( [.D194]=&quot;DEFERRED&quot;);1;0)" office:value-type="float" office:value="1">
            <text:p>1</text:p>
          </table:table-cell>
          <table:table-cell table:formula="of:=[.CH193]+1" office:value-type="float" office:value="188">
            <text:p>188</text:p>
          </table:table-cell>
          <table:table-cell table:style-name="ce26" table:number-columns-repeated="129"/>
        </table:table-row>
        <table:table-row table:style-name="ro3">
          <table:table-cell table:number-columns-repeated="2"/>
          <table:table-cell office:value-type="string">
            <text:p>= ArrayEl</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95:.CF195])&gt;0)                                                                 OR                                                                 ( [.D195]=&quot;DEFERRED&quot;);1;0)" office:value-type="float" office:value="1">
            <text:p>1</text:p>
          </table:table-cell>
          <table:table-cell table:formula="of:=[.CH194]+1" office:value-type="float" office:value="189">
            <text:p>189</text:p>
          </table:table-cell>
          <table:table-cell table:style-name="ce26" table:number-columns-repeated="129"/>
        </table:table-row>
        <table:table-row table:style-name="ro3">
          <table:table-cell/>
          <table:table-cell office:value-type="string">
            <text:p>MultiplicativeScaleFactor</text:p>
          </table:table-cell>
          <table:table-cell office:value-type="string">
            <text:p>= Number</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96:.CF196])&gt;0)                                                                 OR                                                                 ( [.D196]=&quot;DEFERRED&quot;);1;0)" office:value-type="float" office:value="1">
            <text:p>1</text:p>
          </table:table-cell>
          <table:table-cell table:formula="of:=[.CH195]+1" office:value-type="float" office:value="190">
            <text:p>190</text:p>
          </table:table-cell>
          <table:table-cell table:style-name="ce26" table:number-columns-repeated="129"/>
        </table:table-row>
        <table:table-row table:style-name="ro3">
          <table:table-cell table:number-columns-repeated="2"/>
          <table:table-cell office:value-type="string">
            <text:p>= Parm</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97:.CF197])&gt;0)                                                                 OR                                                                 ( [.D197]=&quot;DEFERRED&quot;);1;0)" office:value-type="float" office:value="1">
            <text:p>1</text:p>
          </table:table-cell>
          <table:table-cell table:formula="of:=[.CH196]+1" office:value-type="float" office:value="191">
            <text:p>191</text:p>
          </table:table-cell>
          <table:table-cell table:style-name="ce26" table:number-columns-repeated="129"/>
        </table:table-row>
        <table:table-row table:style-name="ro3">
          <table:table-cell table:number-columns-repeated="2"/>
          <table:table-cell office:value-type="string">
            <text:p>= Var</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98:.CF198])&gt;0)                                                                 OR                                                                 ( [.D198]=&quot;DEFERRED&quot;);1;0)" office:value-type="float" office:value="1">
            <text:p>1</text:p>
          </table:table-cell>
          <table:table-cell table:formula="of:=[.CH197]+1" office:value-type="float" office:value="192">
            <text:p>192</text:p>
          </table:table-cell>
          <table:table-cell table:style-name="ce26" table:number-columns-repeated="129"/>
        </table:table-row>
        <table:table-row table:style-name="ro3">
          <table:table-cell table:number-columns-repeated="2"/>
          <table:table-cell office:value-type="string">
            <text:p>= ArrayEl</text:p>
          </table:table-cell>
          <table:table-cell/>
          <table:table-cell table:style-name="ce26" table:number-columns-repeated="51"/>
          <table:table-cell table:style-name="ce26" office:value-type="string">
            <text:p>X</text:p>
          </table:table-cell>
          <table:table-cell table:style-name="ce26" table:number-columns-repeated="28"/>
          <table:table-cell table:formula="of:=IF((COUNTA([.E199:.CF199])&gt;0)                                                                 OR                                                                 ( [.D199]=&quot;DEFERRED&quot;);1;0)" office:value-type="float" office:value="1">
            <text:p>1</text:p>
          </table:table-cell>
          <table:table-cell table:formula="of:=[.CH198]+1" office:value-type="float" office:value="193">
            <text:p>193</text:p>
          </table:table-cell>
          <table:table-cell table:style-name="ce26" table:number-columns-repeated="129"/>
        </table:table-row>
        <table:table-row table:style-name="ro3">
          <table:table-cell office:value-type="string">
            <text:p>While/EndWhile</text:p>
          </table:table-cell>
          <table:table-cell office:value-type="string">
            <text:p>Obj Parm</text:p>
          </table:table-cell>
          <table:table-cell office:value-type="string">
            <text:p>&lt;</text:p>
          </table:table-cell>
          <table:table-cell/>
          <table:table-cell table:style-name="ce26" table:number-columns-repeated="23"/>
          <table:table-cell table:style-name="ce26" office:value-type="string">
            <text:p>X</text:p>
          </table:table-cell>
          <table:table-cell table:style-name="ce26" table:number-columns-repeated="8"/>
          <table:table-cell table:style-name="ce26" office:value-type="string">
            <text:p>X</text:p>
          </table:table-cell>
          <table:table-cell table:style-name="ce26" office:value-type="string">
            <text:p>X</text:p>
          </table:table-cell>
          <table:table-cell table:style-name="ce26" table:number-columns-repeated="46"/>
          <table:table-cell table:formula="of:=IF((COUNTA([.E200:.CF200])&gt;0)                                                                 OR                                                                 ( [.D200]=&quot;DEFERRED&quot;);1;0)" office:value-type="float" office:value="1">
            <text:p>1</text:p>
          </table:table-cell>
          <table:table-cell table:formula="of:=[.CH199]+1" office:value-type="float" office:value="194">
            <text:p>194</text:p>
          </table:table-cell>
          <table:table-cell table:style-name="ce26" table:number-columns-repeated="129"/>
        </table:table-row>
        <table:table-row table:style-name="ro3">
          <table:table-cell table:number-columns-repeated="2"/>
          <table:table-cell office:value-type="string">
            <text:p>==</text:p>
          </table:table-cell>
          <table:table-cell/>
          <table:table-cell table:style-name="ce26" table:number-columns-repeated="23"/>
          <table:table-cell table:style-name="ce26" office:value-type="string">
            <text:p>X</text:p>
          </table:table-cell>
          <table:table-cell table:style-name="ce26" table:number-columns-repeated="8"/>
          <table:table-cell table:style-name="ce26" office:value-type="string">
            <text:p>X</text:p>
          </table:table-cell>
          <table:table-cell table:style-name="ce26" office:value-type="string">
            <text:p>X</text:p>
          </table:table-cell>
          <table:table-cell table:style-name="ce26" table:number-columns-repeated="3"/>
          <table:table-cell table:style-name="ce26" office:value-type="string">
            <text:p>X</text:p>
          </table:table-cell>
          <table:table-cell table:style-name="ce26" table:number-columns-repeated="42"/>
          <table:table-cell table:formula="of:=IF((COUNTA([.E201:.CF201])&gt;0)                                                                 OR                                                                 ( [.D201]=&quot;DEFERRED&quot;);1;0)" office:value-type="float" office:value="1">
            <text:p>1</text:p>
          </table:table-cell>
          <table:table-cell table:formula="of:=[.CH200]+1" office:value-type="float" office:value="195">
            <text:p>195</text:p>
          </table:table-cell>
          <table:table-cell table:style-name="ce26" table:number-columns-repeated="129"/>
        </table:table-row>
        <table:table-row table:style-name="ro3">
          <table:table-cell table:number-columns-repeated="2"/>
          <table:table-cell office:value-type="string">
            <text:p>&gt;</text:p>
          </table:table-cell>
          <table:table-cell/>
          <table:table-cell table:style-name="ce26" table:number-columns-repeated="23"/>
          <table:table-cell table:style-name="ce26" office:value-type="string">
            <text:p>X</text:p>
          </table:table-cell>
          <table:table-cell table:style-name="ce26" table:number-columns-repeated="8"/>
          <table:table-cell table:style-name="ce26" office:value-type="string">
            <text:p>X</text:p>
          </table:table-cell>
          <table:table-cell table:style-name="ce26" office:value-type="string">
            <text:p>X</text:p>
          </table:table-cell>
          <table:table-cell table:style-name="ce26" table:number-columns-repeated="3"/>
          <table:table-cell table:style-name="ce26" office:value-type="string">
            <text:p>X</text:p>
          </table:table-cell>
          <table:table-cell table:style-name="ce26" table:number-columns-repeated="42"/>
          <table:table-cell table:formula="of:=IF((COUNTA([.E202:.CF202])&gt;0)                                                                 OR                                                                 ( [.D202]=&quot;DEFERRED&quot;);1;0)" office:value-type="float" office:value="1">
            <text:p>1</text:p>
          </table:table-cell>
          <table:table-cell table:formula="of:=[.CH201]+1" office:value-type="float" office:value="196">
            <text:p>196</text:p>
          </table:table-cell>
          <table:table-cell table:style-name="ce26" table:number-columns-repeated="129"/>
        </table:table-row>
        <table:table-row table:style-name="ro3">
          <table:table-cell table:number-columns-repeated="2"/>
          <table:table-cell office:value-type="string">
            <text:p>&lt;=</text:p>
          </table:table-cell>
          <table:table-cell/>
          <table:table-cell table:style-name="ce26" table:number-columns-repeated="23"/>
          <table:table-cell table:style-name="ce26" office:value-type="string">
            <text:p>X</text:p>
          </table:table-cell>
          <table:table-cell table:style-name="ce26" table:number-columns-repeated="8"/>
          <table:table-cell table:style-name="ce26" office:value-type="string">
            <text:p>X</text:p>
          </table:table-cell>
          <table:table-cell table:style-name="ce26" office:value-type="string">
            <text:p>X</text:p>
          </table:table-cell>
          <table:table-cell table:style-name="ce26" table:number-columns-repeated="46"/>
          <table:table-cell table:formula="of:=IF((COUNTA([.E203:.CF203])&gt;0)                                                                 OR                                                                 ( [.D203]=&quot;DEFERRED&quot;);1;0)" office:value-type="float" office:value="1">
            <text:p>1</text:p>
          </table:table-cell>
          <table:table-cell table:formula="of:=[.CH202]+1" office:value-type="float" office:value="197">
            <text:p>197</text:p>
          </table:table-cell>
          <table:table-cell table:style-name="ce26" table:number-columns-repeated="129"/>
        </table:table-row>
        <table:table-row table:style-name="ro3">
          <table:table-cell table:number-columns-repeated="2"/>
          <table:table-cell office:value-type="string">
            <text:p>~=</text:p>
          </table:table-cell>
          <table:table-cell/>
          <table:table-cell table:style-name="ce26" table:number-columns-repeated="23"/>
          <table:table-cell table:style-name="ce26" office:value-type="string">
            <text:p>X</text:p>
          </table:table-cell>
          <table:table-cell table:style-name="ce26" table:number-columns-repeated="8"/>
          <table:table-cell table:style-name="ce26" office:value-type="string">
            <text:p>X</text:p>
          </table:table-cell>
          <table:table-cell table:style-name="ce26" office:value-type="string">
            <text:p>X</text:p>
          </table:table-cell>
          <table:table-cell table:style-name="ce26" table:number-columns-repeated="2"/>
          <table:table-cell table:style-name="ce26" office:value-type="string">
            <text:p>X</text:p>
          </table:table-cell>
          <table:table-cell table:style-name="ce26" office:value-type="string">
            <text:p>X</text:p>
          </table:table-cell>
          <table:table-cell table:style-name="ce26" table:number-columns-repeated="42"/>
          <table:table-cell table:formula="of:=IF((COUNTA([.E204:.CF204])&gt;0)                                                                 OR                                                                 ( [.D204]=&quot;DEFERRED&quot;);1;0)" office:value-type="float" office:value="1">
            <text:p>1</text:p>
          </table:table-cell>
          <table:table-cell table:formula="of:=[.CH203]+1" office:value-type="float" office:value="198">
            <text:p>198</text:p>
          </table:table-cell>
          <table:table-cell table:style-name="ce26" table:number-columns-repeated="129"/>
        </table:table-row>
        <table:table-row table:style-name="ro3">
          <table:table-cell table:number-columns-repeated="2"/>
          <table:table-cell office:value-type="string">
            <text:p>&gt;=</text:p>
          </table:table-cell>
          <table:table-cell/>
          <table:table-cell table:style-name="ce26" table:number-columns-repeated="23"/>
          <table:table-cell table:style-name="ce26" office:value-type="string">
            <text:p>X</text:p>
          </table:table-cell>
          <table:table-cell table:style-name="ce26" table:number-columns-repeated="8"/>
          <table:table-cell table:style-name="ce26" office:value-type="string">
            <text:p>X</text:p>
          </table:table-cell>
          <table:table-cell table:style-name="ce26" office:value-type="string">
            <text:p>X</text:p>
          </table:table-cell>
          <table:table-cell table:style-name="ce26" table:number-columns-repeated="46"/>
          <table:table-cell table:formula="of:=IF((COUNTA([.E205:.CF205])&gt;0)                                                                 OR                                                                 ( [.D205]=&quot;DEFERRED&quot;);1;0)" office:value-type="float" office:value="1">
            <text:p>1</text:p>
          </table:table-cell>
          <table:table-cell table:formula="of:=[.CH204]+1" office:value-type="float" office:value="199">
            <text:p>199</text:p>
          </table:table-cell>
          <table:table-cell table:style-name="ce26" table:number-columns-repeated="129"/>
        </table:table-row>
        <table:table-row table:style-name="ro3">
          <table:table-cell/>
          <table:table-cell office:value-type="string">
            <text:p>Var </text:p>
          </table:table-cell>
          <table:table-cell office:value-type="string">
            <text:p>&lt;</text:p>
          </table:table-cell>
          <table:table-cell/>
          <table:table-cell table:style-name="ce26" table:number-columns-repeated="32"/>
          <table:table-cell table:style-name="ce26" office:value-type="string">
            <text:p>X</text:p>
          </table:table-cell>
          <table:table-cell table:style-name="ce26"/>
          <table:table-cell table:style-name="ce26" office:value-type="string">
            <text:p>X</text:p>
          </table:table-cell>
          <table:table-cell table:style-name="ce26" office:value-type="string">
            <text:p>X</text:p>
          </table:table-cell>
          <table:table-cell table:style-name="ce26"/>
          <table:table-cell table:style-name="ce26" office:value-type="string">
            <text:p>X</text:p>
          </table:table-cell>
          <table:table-cell table:style-name="ce26" table:number-columns-repeated="42"/>
          <table:table-cell table:formula="of:=IF((COUNTA([.E206:.CF206])&gt;0)                                                                 OR                                                                 ( [.D206]=&quot;DEFERRED&quot;);1;0)" office:value-type="float" office:value="1">
            <text:p>1</text:p>
          </table:table-cell>
          <table:table-cell table:formula="of:=[.CH205]+1" office:value-type="float" office:value="200">
            <text:p>200</text:p>
          </table:table-cell>
          <table:table-cell table:style-name="ce26" table:number-columns-repeated="129"/>
        </table:table-row>
        <table:table-row table:style-name="ro3">
          <table:table-cell table:number-columns-repeated="2"/>
          <table:table-cell office:value-type="string">
            <text:p>==</text:p>
          </table:table-cell>
          <table:table-cell/>
          <table:table-cell table:style-name="ce26" table:number-columns-repeated="32"/>
          <table:table-cell table:style-name="ce26" office:value-type="string">
            <text:p>X</text:p>
          </table:table-cell>
          <table:table-cell table:style-name="ce26" table:number-columns-repeated="47"/>
          <table:table-cell table:formula="of:=IF((COUNTA([.E207:.CF207])&gt;0)                                                                 OR                                                                 ( [.D207]=&quot;DEFERRED&quot;);1;0)" office:value-type="float" office:value="1">
            <text:p>1</text:p>
          </table:table-cell>
          <table:table-cell table:formula="of:=[.CH206]+1" office:value-type="float" office:value="201">
            <text:p>201</text:p>
          </table:table-cell>
          <table:table-cell table:style-name="ce26" table:number-columns-repeated="129"/>
        </table:table-row>
        <table:table-row table:style-name="ro3">
          <table:table-cell table:number-columns-repeated="2"/>
          <table:table-cell office:value-type="string">
            <text:p>&gt;</text:p>
          </table:table-cell>
          <table:table-cell/>
          <table:table-cell table:style-name="ce26" table:number-columns-repeated="32"/>
          <table:table-cell table:style-name="ce26" office:value-type="string">
            <text:p>X</text:p>
          </table:table-cell>
          <table:table-cell table:style-name="ce26" table:number-columns-repeated="47"/>
          <table:table-cell table:formula="of:=IF((COUNTA([.E208:.CF208])&gt;0)                                                                 OR                                                                 ( [.D208]=&quot;DEFERRED&quot;);1;0)" office:value-type="float" office:value="1">
            <text:p>1</text:p>
          </table:table-cell>
          <table:table-cell table:formula="of:=[.CH207]+1" office:value-type="float" office:value="202">
            <text:p>202</text:p>
          </table:table-cell>
          <table:table-cell table:style-name="ce26" table:number-columns-repeated="129"/>
        </table:table-row>
        <table:table-row table:style-name="ro3">
          <table:table-cell table:number-columns-repeated="2"/>
          <table:table-cell office:value-type="string">
            <text:p>&lt;=</text:p>
          </table:table-cell>
          <table:table-cell/>
          <table:table-cell table:style-name="ce26" table:number-columns-repeated="32"/>
          <table:table-cell table:style-name="ce26" office:value-type="string">
            <text:p>X</text:p>
          </table:table-cell>
          <table:table-cell table:style-name="ce26" table:number-columns-repeated="47"/>
          <table:table-cell table:formula="of:=IF((COUNTA([.E209:.CF209])&gt;0)                                                                 OR                                                                 ( [.D209]=&quot;DEFERRED&quot;);1;0)" office:value-type="float" office:value="1">
            <text:p>1</text:p>
          </table:table-cell>
          <table:table-cell table:formula="of:=[.CH208]+1" office:value-type="float" office:value="203">
            <text:p>203</text:p>
          </table:table-cell>
          <table:table-cell table:style-name="ce26" table:number-columns-repeated="129"/>
        </table:table-row>
        <table:table-row table:style-name="ro3">
          <table:table-cell table:number-columns-repeated="2"/>
          <table:table-cell office:value-type="string">
            <text:p>~=</text:p>
          </table:table-cell>
          <table:table-cell/>
          <table:table-cell table:style-name="ce26" table:number-columns-repeated="32"/>
          <table:table-cell table:style-name="ce26" office:value-type="string">
            <text:p>X</text:p>
          </table:table-cell>
          <table:table-cell table:style-name="ce26" table:number-columns-repeated="47"/>
          <table:table-cell table:formula="of:=IF((COUNTA([.E210:.CF210])&gt;0)                                                                 OR                                                                 ( [.D210]=&quot;DEFERRED&quot;);1;0)" office:value-type="float" office:value="1">
            <text:p>1</text:p>
          </table:table-cell>
          <table:table-cell table:formula="of:=[.CH209]+1" office:value-type="float" office:value="204">
            <text:p>204</text:p>
          </table:table-cell>
          <table:table-cell table:style-name="ce26" table:number-columns-repeated="129"/>
        </table:table-row>
        <table:table-row table:style-name="ro3">
          <table:table-cell table:number-columns-repeated="2"/>
          <table:table-cell office:value-type="string">
            <text:p>&gt;=</text:p>
          </table:table-cell>
          <table:table-cell/>
          <table:table-cell table:style-name="ce26" table:number-columns-repeated="32"/>
          <table:table-cell table:style-name="ce26" office:value-type="string">
            <text:p>X</text:p>
          </table:table-cell>
          <table:table-cell table:style-name="ce26" table:number-columns-repeated="47"/>
          <table:table-cell table:formula="of:=IF((COUNTA([.E211:.CF211])&gt;0)                                                                 OR                                                                 ( [.D211]=&quot;DEFERRED&quot;);1;0)" office:value-type="float" office:value="1">
            <text:p>1</text:p>
          </table:table-cell>
          <table:table-cell table:formula="of:=[.CH210]+1" office:value-type="float" office:value="205">
            <text:p>205</text:p>
          </table:table-cell>
          <table:table-cell table:style-name="ce26" table:number-columns-repeated="129"/>
        </table:table-row>
        <table:table-row table:style-name="ro3">
          <table:table-cell/>
          <table:table-cell office:value-type="string">
            <text:p>ArrayEl</text:p>
          </table:table-cell>
          <table:table-cell office:value-type="string">
            <text:p>&lt;</text:p>
          </table:table-cell>
          <table:table-cell/>
          <table:table-cell table:style-name="ce26" table:number-columns-repeated="33"/>
          <table:table-cell table:style-name="ce26" office:value-type="string">
            <text:p>X</text:p>
          </table:table-cell>
          <table:table-cell table:style-name="ce26" table:number-columns-repeated="46"/>
          <table:table-cell table:formula="of:=IF((COUNTA([.E212:.CF212])&gt;0)                                                                 OR                                                                 ( [.D212]=&quot;DEFERRED&quot;);1;0)" office:value-type="float" office:value="1">
            <text:p>1</text:p>
          </table:table-cell>
          <table:table-cell table:formula="of:=[.CH211]+1" office:value-type="float" office:value="206">
            <text:p>206</text:p>
          </table:table-cell>
          <table:table-cell table:style-name="ce26" table:number-columns-repeated="129"/>
        </table:table-row>
        <table:table-row table:style-name="ro3">
          <table:table-cell table:number-columns-repeated="2"/>
          <table:table-cell office:value-type="string">
            <text:p>==</text:p>
          </table:table-cell>
          <table:table-cell/>
          <table:table-cell table:style-name="ce26" table:number-columns-repeated="33"/>
          <table:table-cell table:style-name="ce26" office:value-type="string">
            <text:p>X</text:p>
          </table:table-cell>
          <table:table-cell table:style-name="ce26" table:number-columns-repeated="46"/>
          <table:table-cell table:formula="of:=IF((COUNTA([.E213:.CF213])&gt;0)                                                                 OR                                                                 ( [.D213]=&quot;DEFERRED&quot;);1;0)" office:value-type="float" office:value="1">
            <text:p>1</text:p>
          </table:table-cell>
          <table:table-cell table:formula="of:=[.CH212]+1" office:value-type="float" office:value="207">
            <text:p>207</text:p>
          </table:table-cell>
          <table:table-cell table:style-name="ce26" table:number-columns-repeated="129"/>
        </table:table-row>
        <table:table-row table:style-name="ro3">
          <table:table-cell table:number-columns-repeated="2"/>
          <table:table-cell office:value-type="string">
            <text:p>&gt;</text:p>
          </table:table-cell>
          <table:table-cell/>
          <table:table-cell table:style-name="ce26" table:number-columns-repeated="33"/>
          <table:table-cell table:style-name="ce26" office:value-type="string">
            <text:p>X</text:p>
          </table:table-cell>
          <table:table-cell table:style-name="ce26" table:number-columns-repeated="46"/>
          <table:table-cell table:formula="of:=IF((COUNTA([.E214:.CF214])&gt;0)                                                                 OR                                                                 ( [.D214]=&quot;DEFERRED&quot;);1;0)" office:value-type="float" office:value="1">
            <text:p>1</text:p>
          </table:table-cell>
          <table:table-cell table:formula="of:=[.CH213]+1" office:value-type="float" office:value="208">
            <text:p>208</text:p>
          </table:table-cell>
          <table:table-cell table:style-name="ce26" table:number-columns-repeated="129"/>
        </table:table-row>
        <table:table-row table:style-name="ro3">
          <table:table-cell table:number-columns-repeated="2"/>
          <table:table-cell office:value-type="string">
            <text:p>&lt;=</text:p>
          </table:table-cell>
          <table:table-cell/>
          <table:table-cell table:style-name="ce26" table:number-columns-repeated="33"/>
          <table:table-cell table:style-name="ce26" office:value-type="string">
            <text:p>X</text:p>
          </table:table-cell>
          <table:table-cell table:style-name="ce26" table:number-columns-repeated="46"/>
          <table:table-cell table:formula="of:=IF((COUNTA([.E215:.CF215])&gt;0)                                                                 OR                                                                 ( [.D215]=&quot;DEFERRED&quot;);1;0)" office:value-type="float" office:value="1">
            <text:p>1</text:p>
          </table:table-cell>
          <table:table-cell table:formula="of:=[.CH214]+1" office:value-type="float" office:value="209">
            <text:p>209</text:p>
          </table:table-cell>
          <table:table-cell table:style-name="ce26" table:number-columns-repeated="129"/>
        </table:table-row>
        <table:table-row table:style-name="ro3">
          <table:table-cell table:number-columns-repeated="2"/>
          <table:table-cell office:value-type="string">
            <text:p>~=</text:p>
          </table:table-cell>
          <table:table-cell/>
          <table:table-cell table:style-name="ce26" table:number-columns-repeated="33"/>
          <table:table-cell table:style-name="ce26" office:value-type="string">
            <text:p>X</text:p>
          </table:table-cell>
          <table:table-cell table:style-name="ce26" table:number-columns-repeated="46"/>
          <table:table-cell table:formula="of:=IF((COUNTA([.E216:.CF216])&gt;0)                                                                 OR                                                                 ( [.D216]=&quot;DEFERRED&quot;);1;0)" office:value-type="float" office:value="1">
            <text:p>1</text:p>
          </table:table-cell>
          <table:table-cell table:formula="of:=[.CH215]+1" office:value-type="float" office:value="210">
            <text:p>210</text:p>
          </table:table-cell>
          <table:table-cell table:style-name="ce26" table:number-columns-repeated="129"/>
        </table:table-row>
        <table:table-row table:style-name="ro3">
          <table:table-cell table:number-columns-repeated="2"/>
          <table:table-cell office:value-type="string">
            <text:p>&gt;=</text:p>
          </table:table-cell>
          <table:table-cell/>
          <table:table-cell table:style-name="ce26" table:number-columns-repeated="33"/>
          <table:table-cell table:style-name="ce26" office:value-type="string">
            <text:p>X</text:p>
          </table:table-cell>
          <table:table-cell table:style-name="ce26" table:number-columns-repeated="46"/>
          <table:table-cell table:formula="of:=IF((COUNTA([.E217:.CF217])&gt;0)                                                                 OR                                                                 ( [.D217]=&quot;DEFERRED&quot;);1;0)" office:value-type="float" office:value="1">
            <text:p>1</text:p>
          </table:table-cell>
          <table:table-cell table:formula="of:=[.CH216]+1" office:value-type="float" office:value="211">
            <text:p>211</text:p>
          </table:table-cell>
          <table:table-cell table:style-name="ce26" table:number-columns-repeated="129"/>
        </table:table-row>
        <table:table-row table:style-name="ro3">
          <table:table-cell/>
          <table:table-cell office:value-type="string">
            <text:p>RHS Num</text:p>
          </table:table-cell>
          <table:table-cell/>
          <table:table-cell/>
          <table:table-cell table:style-name="ce26" table:number-columns-repeated="35"/>
          <table:table-cell table:style-name="ce26" office:value-type="string">
            <text:p>X</text:p>
          </table:table-cell>
          <table:table-cell table:style-name="ce26"/>
          <table:table-cell table:style-name="ce26" office:value-type="string">
            <text:p>X</text:p>
          </table:table-cell>
          <table:table-cell table:style-name="ce26" table:number-columns-repeated="42"/>
          <table:table-cell table:formula="of:=IF((COUNTA([.E218:.CF218])&gt;0)                                                                 OR                                                                 ( [.D218]=&quot;DEFERRED&quot;);1;0)" office:value-type="float" office:value="1">
            <text:p>1</text:p>
          </table:table-cell>
          <table:table-cell table:formula="of:=[.CH217]+1" office:value-type="float" office:value="212">
            <text:p>212</text:p>
          </table:table-cell>
          <table:table-cell table:style-name="ce26" table:number-columns-repeated="129"/>
        </table:table-row>
        <table:table-row table:style-name="ro3">
          <table:table-cell/>
          <table:table-cell office:value-type="string">
            <text:p>RHS Obj Parm</text:p>
          </table:table-cell>
          <table:table-cell/>
          <table:table-cell/>
          <table:table-cell table:style-name="ce26" table:number-columns-repeated="32"/>
          <table:table-cell table:style-name="ce26" office:value-type="string">
            <text:p>X</text:p>
          </table:table-cell>
          <table:table-cell table:style-name="ce26" office:value-type="string">
            <text:p>X</text:p>
          </table:table-cell>
          <table:table-cell table:style-name="ce26" table:number-columns-repeated="46"/>
          <table:table-cell table:formula="of:=IF((COUNTA([.E219:.CF219])&gt;0)                                                                 OR                                                                 ( [.D219]=&quot;DEFERRED&quot;);1;0)" office:value-type="float" office:value="1">
            <text:p>1</text:p>
          </table:table-cell>
          <table:table-cell table:formula="of:=[.CH218]+1" office:value-type="float" office:value="213">
            <text:p>213</text:p>
          </table:table-cell>
          <table:table-cell table:style-name="ce26" table:number-columns-repeated="129"/>
        </table:table-row>
        <table:table-row table:style-name="ro3">
          <table:table-cell/>
          <table:table-cell office:value-type="string">
            <text:p>RHS Var</text:p>
          </table:table-cell>
          <table:table-cell/>
          <table:table-cell/>
          <table:table-cell table:style-name="ce26" table:number-columns-repeated="23"/>
          <table:table-cell table:style-name="ce26" office:value-type="string">
            <text:p>X</text:p>
          </table:table-cell>
          <table:table-cell table:style-name="ce26" table:number-columns-repeated="8"/>
          <table:table-cell table:style-name="ce26" office:value-type="string">
            <text:p>X</text:p>
          </table:table-cell>
          <table:table-cell table:style-name="ce26" table:number-columns-repeated="3"/>
          <table:table-cell table:style-name="ce26" office:value-type="string">
            <text:p>X</text:p>
          </table:table-cell>
          <table:table-cell table:style-name="ce26" office:value-type="string">
            <text:p>X</text:p>
          </table:table-cell>
          <table:table-cell table:style-name="ce26" table:number-columns-repeated="42"/>
          <table:table-cell table:formula="of:=IF((COUNTA([.E220:.CF220])&gt;0)                                                                 OR                                                                 ( [.D220]=&quot;DEFERRED&quot;);1;0)" office:value-type="float" office:value="1">
            <text:p>1</text:p>
          </table:table-cell>
          <table:table-cell table:formula="of:=[.CH219]+1" office:value-type="float" office:value="214">
            <text:p>214</text:p>
          </table:table-cell>
          <table:table-cell table:style-name="ce26" table:number-columns-repeated="129"/>
        </table:table-row>
        <table:table-row table:style-name="ro3">
          <table:table-cell/>
          <table:table-cell office:value-type="string">
            <text:p>RHS ArrayEl</text:p>
          </table:table-cell>
          <table:table-cell/>
          <table:table-cell/>
          <table:table-cell table:style-name="ce26" table:number-columns-repeated="33"/>
          <table:table-cell table:style-name="ce26" office:value-type="string">
            <text:p>X</text:p>
          </table:table-cell>
          <table:table-cell table:style-name="ce26" table:number-columns-repeated="46"/>
          <table:table-cell table:formula="of:=IF((COUNTA([.E221:.CF221])&gt;0)                                                                 OR                                                                 ( [.D221]=&quot;DEFERRED&quot;);1;0)" office:value-type="float" office:value="1">
            <text:p>1</text:p>
          </table:table-cell>
          <table:table-cell table:formula="of:=[.CH220]+1" office:value-type="float" office:value="215">
            <text:p>215</text:p>
          </table:table-cell>
          <table:table-cell table:style-name="ce26" table:number-columns-repeated="129"/>
        </table:table-row>
        <table:table-row table:style-name="ro3">
          <table:table-cell table:style-name="ce23" office:value-type="string">
            <text:p>Nesting</text:p>
          </table:table-cell>
          <table:table-cell office:value-type="string">
            <text:p>Outer If</text:p>
          </table:table-cell>
          <table:table-cell office:value-type="string">
            <text:p>Begin/EndFiniteBurn</text:p>
          </table:table-cell>
          <table:table-cell office:value-type="string">
            <text:p>DEFERRED</text:p>
          </table:table-cell>
          <table:table-cell table:style-name="ce26" table:number-columns-repeated="80"/>
          <table:table-cell table:formula="of:=IF((COUNTA([.E222:.CF222])&gt;0)                                                                 OR                                                                 ( [.D222]=&quot;DEFERRED&quot;);1;0)" office:value-type="float" office:value="1">
            <text:p>1</text:p>
          </table:table-cell>
          <table:table-cell table:formula="of:=[.CH221]+1" office:value-type="float" office:value="216">
            <text:p>216</text:p>
          </table:table-cell>
          <table:table-cell table:style-name="ce26" table:number-columns-repeated="129"/>
        </table:table-row>
        <table:table-row table:style-name="ro3">
          <table:table-cell table:number-columns-repeated="2"/>
          <table:table-cell office:value-type="string">
            <text:p>Begin/EndFunction</text:p>
          </table:table-cell>
          <table:table-cell office:value-type="string">
            <text:p>DEFERRED</text:p>
          </table:table-cell>
          <table:table-cell table:style-name="ce26" table:number-columns-repeated="80"/>
          <table:table-cell table:formula="of:=IF((COUNTA([.E223:.CF223])&gt;0)                                                                 OR                                                                 ( [.D223]=&quot;DEFERRED&quot;);1;0)" office:value-type="float" office:value="1">
            <text:p>1</text:p>
          </table:table-cell>
          <table:table-cell table:formula="of:=[.CH222]+1" office:value-type="float" office:value="217">
            <text:p>217</text:p>
          </table:table-cell>
          <table:table-cell table:style-name="ce26" table:number-columns-repeated="129"/>
        </table:table-row>
        <table:table-row table:style-name="ro3">
          <table:table-cell table:number-columns-repeated="2"/>
          <table:table-cell office:value-type="string">
            <text:p>Begin/EndScript</text:p>
          </table:table-cell>
          <table:table-cell/>
          <table:table-cell table:style-name="ce26" table:number-columns-repeated="31"/>
          <table:table-cell table:style-name="ce26" office:value-type="string">
            <text:p>X</text:p>
          </table:table-cell>
          <table:table-cell table:style-name="ce26" table:number-columns-repeated="48"/>
          <table:table-cell table:formula="of:=IF((COUNTA([.E224:.CF224])&gt;0)                                                                 OR                                                                 ( [.D224]=&quot;DEFERRED&quot;);1;0)" office:value-type="float" office:value="1">
            <text:p>1</text:p>
          </table:table-cell>
          <table:table-cell table:formula="of:=[.CH223]+1" office:value-type="float" office:value="218">
            <text:p>218</text:p>
          </table:table-cell>
          <table:table-cell table:style-name="ce26" table:number-columns-repeated="129"/>
        </table:table-row>
        <table:table-row table:style-name="ro3">
          <table:table-cell table:number-columns-repeated="2"/>
          <table:table-cell office:value-type="string">
            <text:p>Else</text:p>
          </table:table-cell>
          <table:table-cell/>
          <table:table-cell table:style-name="ce26" table:number-columns-repeated="31"/>
          <table:table-cell table:style-name="ce26" office:value-type="string">
            <text:p>X</text:p>
          </table:table-cell>
          <table:table-cell table:style-name="ce26" table:number-columns-repeated="44"/>
          <table:table-cell table:style-name="ce26" office:value-type="string">
            <text:p>X</text:p>
          </table:table-cell>
          <table:table-cell table:style-name="ce26" office:value-type="string">
            <text:p>X</text:p>
          </table:table-cell>
          <table:table-cell table:style-name="ce26" table:number-columns-repeated="2"/>
          <table:table-cell table:formula="of:=IF((COUNTA([.E225:.CF225])&gt;0)                                                                 OR                                                                 ( [.D225]=&quot;DEFERRED&quot;);1;0)" office:value-type="float" office:value="1">
            <text:p>1</text:p>
          </table:table-cell>
          <table:table-cell table:formula="of:=[.CH224]+1" office:value-type="float" office:value="219">
            <text:p>219</text:p>
          </table:table-cell>
          <table:table-cell table:style-name="ce26" table:number-columns-repeated="129"/>
        </table:table-row>
        <table:table-row table:style-name="ro3">
          <table:table-cell table:number-columns-repeated="2"/>
          <table:table-cell office:value-type="string">
            <text:p>ElseIf</text:p>
          </table:table-cell>
          <table:table-cell office:value-type="string">
            <text:p>DEFERRED</text:p>
          </table:table-cell>
          <table:table-cell table:style-name="ce26" table:number-columns-repeated="80"/>
          <table:table-cell table:formula="of:=IF((COUNTA([.E226:.CF226])&gt;0)                                                                 OR                                                                 ( [.D226]=&quot;DEFERRED&quot;);1;0)" office:value-type="float" office:value="1">
            <text:p>1</text:p>
          </table:table-cell>
          <table:table-cell table:formula="of:=[.CH225]+1" office:value-type="float" office:value="220">
            <text:p>220</text:p>
          </table:table-cell>
          <table:table-cell table:style-name="ce26" table:number-columns-repeated="129"/>
        </table:table-row>
        <table:table-row table:style-name="ro3">
          <table:table-cell table:number-columns-repeated="2"/>
          <table:table-cell office:value-type="string">
            <text:p>For/EndFor</text:p>
          </table:table-cell>
          <table:table-cell/>
          <table:table-cell table:style-name="ce26" table:number-columns-repeated="30"/>
          <table:table-cell table:style-name="ce26" office:value-type="string">
            <text:p>X</text:p>
          </table:table-cell>
          <table:table-cell table:style-name="ce26" table:number-columns-repeated="49"/>
          <table:table-cell table:formula="of:=IF((COUNTA([.E227:.CF227])&gt;0)                                                                 OR                                                                 ( [.D227]=&quot;DEFERRED&quot;);1;0)" office:value-type="float" office:value="1">
            <text:p>1</text:p>
          </table:table-cell>
          <table:table-cell table:formula="of:=[.CH226]+1" office:value-type="float" office:value="221">
            <text:p>221</text:p>
          </table:table-cell>
          <table:table-cell table:style-name="ce26" table:number-columns-repeated="129"/>
        </table:table-row>
        <table:table-row table:style-name="ro3">
          <table:table-cell table:number-columns-repeated="2"/>
          <table:table-cell office:value-type="string">
            <text:p>If/EndIf</text:p>
          </table:table-cell>
          <table:table-cell/>
          <table:table-cell table:style-name="ce26" table:number-columns-repeated="30"/>
          <table:table-cell table:style-name="ce26" office:value-type="string">
            <text:p>X</text:p>
          </table:table-cell>
          <table:table-cell table:style-name="ce26" office:value-type="string">
            <text:p>X</text:p>
          </table:table-cell>
          <table:table-cell table:style-name="ce26" table:number-columns-repeated="44"/>
          <table:table-cell table:style-name="ce26" office:value-type="string">
            <text:p>X</text:p>
          </table:table-cell>
          <table:table-cell table:style-name="ce26" office:value-type="string">
            <text:p>X</text:p>
          </table:table-cell>
          <table:table-cell table:style-name="ce26" table:number-columns-repeated="2"/>
          <table:table-cell table:formula="of:=IF((COUNTA([.E228:.CF228])&gt;0)                                                                 OR                                                                 ( [.D228]=&quot;DEFERRED&quot;);1;0)" office:value-type="float" office:value="1">
            <text:p>1</text:p>
          </table:table-cell>
          <table:table-cell table:formula="of:=[.CH227]+1" office:value-type="float" office:value="222">
            <text:p>222</text:p>
          </table:table-cell>
          <table:table-cell table:style-name="ce26" table:number-columns-repeated="129"/>
        </table:table-row>
        <table:table-row table:style-name="ro3">
          <table:table-cell table:number-columns-repeated="2"/>
          <table:table-cell office:value-type="string">
            <text:p>Optimize/EndOptimize</text:p>
          </table:table-cell>
          <table:table-cell office:value-type="string">
            <text:p>Should throw exception</text:p>
          </table:table-cell>
          <table:table-cell table:style-name="ce26" table:number-columns-repeated="66"/>
          <table:table-cell table:style-name="ce26" office:value-type="string">
            <text:p>X</text:p>
          </table:table-cell>
          <table:table-cell table:style-name="ce26" table:number-columns-repeated="13"/>
          <table:table-cell table:formula="of:=IF((COUNTA([.E229:.CF229])&gt;0)                                                                 OR                                                                 ( [.D229]=&quot;DEFERRED&quot;);1;0)" office:value-type="float" office:value="1">
            <text:p>1</text:p>
          </table:table-cell>
          <table:table-cell table:formula="of:=[.CH228]+1" office:value-type="float" office:value="223">
            <text:p>223</text:p>
          </table:table-cell>
          <table:table-cell table:style-name="ce26" table:number-columns-repeated="129"/>
        </table:table-row>
        <table:table-row table:style-name="ro3">
          <table:table-cell table:number-columns-repeated="2"/>
          <table:table-cell office:value-type="string">
            <text:p>Target/EndTarget</text:p>
          </table:table-cell>
          <table:table-cell/>
          <table:table-cell table:style-name="ce26" table:number-columns-repeated="73"/>
          <table:table-cell table:style-name="ce26" office:value-type="string">
            <text:p>X</text:p>
          </table:table-cell>
          <table:table-cell table:style-name="ce26" table:number-columns-repeated="6"/>
          <table:table-cell table:formula="of:=IF((COUNTA([.E230:.CF230])&gt;0)                                                                 OR                                                                 ( [.D230]=&quot;DEFERRED&quot;);1;0)" office:value-type="float" office:value="1">
            <text:p>1</text:p>
          </table:table-cell>
          <table:table-cell table:formula="of:=[.CH229]+1" office:value-type="float" office:value="224">
            <text:p>224</text:p>
          </table:table-cell>
          <table:table-cell table:style-name="ce26" table:number-columns-repeated="129"/>
        </table:table-row>
        <table:table-row table:style-name="ro3">
          <table:table-cell table:number-columns-repeated="2"/>
          <table:table-cell office:value-type="string">
            <text:p>While/EndWhile</text:p>
          </table:table-cell>
          <table:table-cell/>
          <table:table-cell table:style-name="ce26" table:number-columns-repeated="74"/>
          <table:table-cell table:style-name="ce26" office:value-type="string">
            <text:p>X</text:p>
          </table:table-cell>
          <table:table-cell table:style-name="ce26" table:number-columns-repeated="5"/>
          <table:table-cell table:formula="of:=IF((COUNTA([.E231:.CF231])&gt;0)                                                                 OR                                                                 ( [.D231]=&quot;DEFERRED&quot;);1;0)" office:value-type="float" office:value="1">
            <text:p>1</text:p>
          </table:table-cell>
          <table:table-cell table:formula="of:=[.CH230]+1" office:value-type="float" office:value="225">
            <text:p>225</text:p>
          </table:table-cell>
          <table:table-cell table:style-name="ce26" table:number-columns-repeated="129"/>
        </table:table-row>
        <table:table-row table:style-name="ro3">
          <table:table-cell/>
          <table:table-cell office:value-type="string">
            <text:p>Outer For</text:p>
          </table:table-cell>
          <table:table-cell office:value-type="string">
            <text:p>Begin/EndFiniteBurn</text:p>
          </table:table-cell>
          <table:table-cell office:value-type="string">
            <text:p>DEFERRED</text:p>
          </table:table-cell>
          <table:table-cell table:style-name="ce26" table:number-columns-repeated="80"/>
          <table:table-cell table:formula="of:=IF((COUNTA([.E232:.CF232])&gt;0)                                                                 OR                                                                 ( [.D232]=&quot;DEFERRED&quot;);1;0)" office:value-type="float" office:value="1">
            <text:p>1</text:p>
          </table:table-cell>
          <table:table-cell table:formula="of:=[.CH231]+1" office:value-type="float" office:value="226">
            <text:p>226</text:p>
          </table:table-cell>
          <table:table-cell table:style-name="ce26" table:number-columns-repeated="129"/>
        </table:table-row>
        <table:table-row table:style-name="ro3">
          <table:table-cell table:number-columns-repeated="2"/>
          <table:table-cell office:value-type="string">
            <text:p>Begin/EndFunction</text:p>
          </table:table-cell>
          <table:table-cell office:value-type="string">
            <text:p>DEFERRED</text:p>
          </table:table-cell>
          <table:table-cell table:style-name="ce26" table:number-columns-repeated="80"/>
          <table:table-cell table:formula="of:=IF((COUNTA([.E233:.CF233])&gt;0)                                                                 OR                                                                 ( [.D233]=&quot;DEFERRED&quot;);1;0)" office:value-type="float" office:value="1">
            <text:p>1</text:p>
          </table:table-cell>
          <table:table-cell table:formula="of:=[.CH232]+1" office:value-type="float" office:value="227">
            <text:p>227</text:p>
          </table:table-cell>
          <table:table-cell table:style-name="ce26" table:number-columns-repeated="129"/>
        </table:table-row>
        <table:table-row table:style-name="ro3">
          <table:table-cell table:number-columns-repeated="2"/>
          <table:table-cell office:value-type="string">
            <text:p>Begin/EndScript</text:p>
          </table:table-cell>
          <table:table-cell/>
          <table:table-cell table:style-name="ce26" table:number-columns-repeated="22"/>
          <table:table-cell table:style-name="ce26" office:value-type="string">
            <text:p>X</text:p>
          </table:table-cell>
          <table:table-cell table:style-name="ce26" table:number-columns-repeated="57"/>
          <table:table-cell table:formula="of:=IF((COUNTA([.E234:.CF234])&gt;0)                                                                 OR                                                                 ( [.D234]=&quot;DEFERRED&quot;);1;0)" office:value-type="float" office:value="1">
            <text:p>1</text:p>
          </table:table-cell>
          <table:table-cell table:formula="of:=[.CH233]+1" office:value-type="float" office:value="228">
            <text:p>228</text:p>
          </table:table-cell>
          <table:table-cell table:style-name="ce26" table:number-columns-repeated="129"/>
        </table:table-row>
        <table:table-row table:style-name="ro3">
          <table:table-cell table:number-columns-repeated="2"/>
          <table:table-cell office:value-type="string">
            <text:p>Else</text:p>
          </table:table-cell>
          <table:table-cell/>
          <table:table-cell table:style-name="ce26" table:number-columns-repeated="22"/>
          <table:table-cell table:style-name="ce26" office:value-type="string">
            <text:p>X</text:p>
          </table:table-cell>
          <table:table-cell table:style-name="ce26" table:number-columns-repeated="57"/>
          <table:table-cell table:formula="of:=IF((COUNTA([.E235:.CF235])&gt;0)                                                                 OR                                                                 ( [.D235]=&quot;DEFERRED&quot;);1;0)" office:value-type="float" office:value="1">
            <text:p>1</text:p>
          </table:table-cell>
          <table:table-cell table:formula="of:=[.CH234]+1" office:value-type="float" office:value="229">
            <text:p>229</text:p>
          </table:table-cell>
          <table:table-cell table:style-name="ce26" table:number-columns-repeated="129"/>
        </table:table-row>
        <table:table-row table:style-name="ro3">
          <table:table-cell table:number-columns-repeated="2"/>
          <table:table-cell office:value-type="string">
            <text:p>ElseIf</text:p>
          </table:table-cell>
          <table:table-cell office:value-type="string">
            <text:p>DEFERRED</text:p>
          </table:table-cell>
          <table:table-cell table:style-name="ce26" table:number-columns-repeated="80"/>
          <table:table-cell table:formula="of:=IF((COUNTA([.E236:.CF236])&gt;0)                                                                 OR                                                                 ( [.D236]=&quot;DEFERRED&quot;);1;0)" office:value-type="float" office:value="1">
            <text:p>1</text:p>
          </table:table-cell>
          <table:table-cell table:formula="of:=[.CH235]+1" office:value-type="float" office:value="230">
            <text:p>230</text:p>
          </table:table-cell>
          <table:table-cell table:style-name="ce26" table:number-columns-repeated="129"/>
        </table:table-row>
        <table:table-row table:style-name="ro3">
          <table:table-cell table:number-columns-repeated="2"/>
          <table:table-cell office:value-type="string">
            <text:p>For/EndFor</text:p>
          </table:table-cell>
          <table:table-cell/>
          <table:table-cell table:style-name="ce26" table:number-columns-repeated="75"/>
          <table:table-cell table:style-name="ce26" office:value-type="string">
            <text:p>X</text:p>
          </table:table-cell>
          <table:table-cell table:style-name="ce26" table:number-columns-repeated="4"/>
          <table:table-cell table:formula="of:=IF((COUNTA([.E237:.CF237])&gt;0)                                                                 OR                                                                 ( [.D237]=&quot;DEFERRED&quot;);1;0)" office:value-type="float" office:value="1">
            <text:p>1</text:p>
          </table:table-cell>
          <table:table-cell table:formula="of:=[.CH236]+1" office:value-type="float" office:value="231">
            <text:p>231</text:p>
          </table:table-cell>
          <table:table-cell table:style-name="ce26" table:number-columns-repeated="129"/>
        </table:table-row>
        <table:table-row table:style-name="ro3">
          <table:table-cell table:number-columns-repeated="2"/>
          <table:table-cell office:value-type="string">
            <text:p>If/EndIf</text:p>
          </table:table-cell>
          <table:table-cell/>
          <table:table-cell table:style-name="ce26" table:number-columns-repeated="22"/>
          <table:table-cell table:style-name="ce26" office:value-type="string">
            <text:p>X</text:p>
          </table:table-cell>
          <table:table-cell table:style-name="ce26" table:number-columns-repeated="57"/>
          <table:table-cell table:formula="of:=IF((COUNTA([.E238:.CF238])&gt;0)                                                                 OR                                                                 ( [.D238]=&quot;DEFERRED&quot;);1;0)" office:value-type="float" office:value="1">
            <text:p>1</text:p>
          </table:table-cell>
          <table:table-cell table:formula="of:=[.CH237]+1" office:value-type="float" office:value="232">
            <text:p>232</text:p>
          </table:table-cell>
          <table:table-cell table:style-name="ce26" table:number-columns-repeated="129"/>
        </table:table-row>
        <table:table-row table:style-name="ro3">
          <table:table-cell table:number-columns-repeated="2"/>
          <table:table-cell office:value-type="string">
            <text:p>Optimize/EndOptimize</text:p>
          </table:table-cell>
          <table:table-cell/>
          <table:table-cell table:style-name="ce26" table:number-columns-repeated="66"/>
          <table:table-cell table:style-name="ce26" office:value-type="string">
            <text:p>X</text:p>
          </table:table-cell>
          <table:table-cell table:style-name="ce26" table:number-columns-repeated="13"/>
          <table:table-cell table:formula="of:=IF((COUNTA([.E239:.CF239])&gt;0)                                                                 OR                                                                 ( [.D239]=&quot;DEFERRED&quot;);1;0)" office:value-type="float" office:value="1">
            <text:p>1</text:p>
          </table:table-cell>
          <table:table-cell table:formula="of:=[.CH238]+1" office:value-type="float" office:value="233">
            <text:p>233</text:p>
          </table:table-cell>
          <table:table-cell table:style-name="ce26" table:number-columns-repeated="129"/>
        </table:table-row>
        <table:table-row table:style-name="ro3">
          <table:table-cell table:number-columns-repeated="2"/>
          <table:table-cell office:value-type="string">
            <text:p>Target/EndTarget</text:p>
          </table:table-cell>
          <table:table-cell/>
          <table:table-cell table:style-name="ce26" table:number-columns-repeated="73"/>
          <table:table-cell table:style-name="ce26" office:value-type="string">
            <text:p>X</text:p>
          </table:table-cell>
          <table:table-cell table:style-name="ce26" table:number-columns-repeated="6"/>
          <table:table-cell table:formula="of:=IF((COUNTA([.E240:.CF240])&gt;0)                                                                 OR                                                                 ( [.D240]=&quot;DEFERRED&quot;);1;0)" office:value-type="float" office:value="1">
            <text:p>1</text:p>
          </table:table-cell>
          <table:table-cell table:formula="of:=[.CH239]+1" office:value-type="float" office:value="234">
            <text:p>234</text:p>
          </table:table-cell>
          <table:table-cell table:style-name="ce26" table:number-columns-repeated="129"/>
        </table:table-row>
        <table:table-row table:style-name="ro3">
          <table:table-cell table:number-columns-repeated="2"/>
          <table:table-cell office:value-type="string">
            <text:p>While/EndWhile</text:p>
          </table:table-cell>
          <table:table-cell/>
          <table:table-cell table:style-name="ce26" table:number-columns-repeated="23"/>
          <table:table-cell table:style-name="ce26" office:value-type="string">
            <text:p>X</text:p>
          </table:table-cell>
          <table:table-cell table:style-name="ce26" table:number-columns-repeated="56"/>
          <table:table-cell table:formula="of:=IF((COUNTA([.E241:.CF241])&gt;0)                                                                 OR                                                                 ( [.D241]=&quot;DEFERRED&quot;);1;0)" office:value-type="float" office:value="1">
            <text:p>1</text:p>
          </table:table-cell>
          <table:table-cell table:formula="of:=[.CH240]+1" office:value-type="float" office:value="235">
            <text:p>235</text:p>
          </table:table-cell>
          <table:table-cell table:style-name="ce26" table:number-columns-repeated="129"/>
        </table:table-row>
        <table:table-row table:style-name="ro3">
          <table:table-cell/>
          <table:table-cell office:value-type="string">
            <text:p>Outer While</text:p>
          </table:table-cell>
          <table:table-cell office:value-type="string">
            <text:p>Begin/EndFiniteBurn</text:p>
          </table:table-cell>
          <table:table-cell office:value-type="string">
            <text:p>DEFERRED</text:p>
          </table:table-cell>
          <table:table-cell table:style-name="ce26" table:number-columns-repeated="80"/>
          <table:table-cell table:formula="of:=IF((COUNTA([.E242:.CF242])&gt;0)                                                                 OR                                                                 ( [.D242]=&quot;DEFERRED&quot;);1;0)" office:value-type="float" office:value="1">
            <text:p>1</text:p>
          </table:table-cell>
          <table:table-cell table:formula="of:=[.CH241]+1" office:value-type="float" office:value="236">
            <text:p>236</text:p>
          </table:table-cell>
          <table:table-cell table:style-name="ce26" table:number-columns-repeated="129"/>
        </table:table-row>
        <table:table-row table:style-name="ro3">
          <table:table-cell table:number-columns-repeated="2"/>
          <table:table-cell office:value-type="string">
            <text:p>Begin/EndFunction</text:p>
          </table:table-cell>
          <table:table-cell office:value-type="string">
            <text:p>DEFERRED</text:p>
          </table:table-cell>
          <table:table-cell table:style-name="ce26" table:number-columns-repeated="80"/>
          <table:table-cell table:formula="of:=IF((COUNTA([.E243:.CF243])&gt;0)                                                                 OR                                                                 ( [.D243]=&quot;DEFERRED&quot;);1;0)" office:value-type="float" office:value="1">
            <text:p>1</text:p>
          </table:table-cell>
          <table:table-cell table:formula="of:=[.CH242]+1" office:value-type="float" office:value="237">
            <text:p>237</text:p>
          </table:table-cell>
          <table:table-cell table:style-name="ce26" table:number-columns-repeated="129"/>
        </table:table-row>
        <table:table-row table:style-name="ro3">
          <table:table-cell table:number-columns-repeated="2"/>
          <table:table-cell office:value-type="string">
            <text:p>Begin/EndScript</text:p>
          </table:table-cell>
          <table:table-cell/>
          <table:table-cell table:style-name="ce26" table:number-columns-repeated="35"/>
          <table:table-cell table:style-name="ce26" office:value-type="string">
            <text:p>X</text:p>
          </table:table-cell>
          <table:table-cell table:style-name="ce26" table:number-columns-repeated="44"/>
          <table:table-cell table:formula="of:=IF((COUNTA([.E244:.CF244])&gt;0)                                                                 OR                                                                 ( [.D244]=&quot;DEFERRED&quot;);1;0)" office:value-type="float" office:value="1">
            <text:p>1</text:p>
          </table:table-cell>
          <table:table-cell table:formula="of:=[.CH243]+1" office:value-type="float" office:value="238">
            <text:p>238</text:p>
          </table:table-cell>
          <table:table-cell table:style-name="ce26" table:number-columns-repeated="129"/>
        </table:table-row>
        <table:table-row table:style-name="ro3">
          <table:table-cell table:number-columns-repeated="2"/>
          <table:table-cell office:value-type="string">
            <text:p>Else</text:p>
          </table:table-cell>
          <table:table-cell/>
          <table:table-cell table:style-name="ce26" table:number-columns-repeated="35"/>
          <table:table-cell table:style-name="ce26" office:value-type="string">
            <text:p>X</text:p>
          </table:table-cell>
          <table:table-cell table:style-name="ce26" table:number-columns-repeated="44"/>
          <table:table-cell table:formula="of:=IF((COUNTA([.E245:.CF245])&gt;0)                                                                 OR                                                                 ( [.D245]=&quot;DEFERRED&quot;);1;0)" office:value-type="float" office:value="1">
            <text:p>1</text:p>
          </table:table-cell>
          <table:table-cell table:formula="of:=[.CH244]+1" office:value-type="float" office:value="239">
            <text:p>239</text:p>
          </table:table-cell>
          <table:table-cell table:style-name="ce26" table:number-columns-repeated="129"/>
        </table:table-row>
        <table:table-row table:style-name="ro3">
          <table:table-cell table:number-columns-repeated="2"/>
          <table:table-cell office:value-type="string">
            <text:p>ElseIf</text:p>
          </table:table-cell>
          <table:table-cell office:value-type="string">
            <text:p>DEFERRED</text:p>
          </table:table-cell>
          <table:table-cell table:style-name="ce26" table:number-columns-repeated="80"/>
          <table:table-cell table:formula="of:=IF((COUNTA([.E246:.CF246])&gt;0)                                                                 OR                                                                 ( [.D246]=&quot;DEFERRED&quot;);1;0)" office:value-type="float" office:value="1">
            <text:p>1</text:p>
          </table:table-cell>
          <table:table-cell table:formula="of:=[.CH245]+1" office:value-type="float" office:value="240">
            <text:p>240</text:p>
          </table:table-cell>
          <table:table-cell table:style-name="ce26" table:number-columns-repeated="129"/>
        </table:table-row>
        <table:table-row table:style-name="ro3">
          <table:table-cell table:number-columns-repeated="2"/>
          <table:table-cell office:value-type="string">
            <text:p>For/EndFor</text:p>
          </table:table-cell>
          <table:table-cell/>
          <table:table-cell table:style-name="ce26" table:number-columns-repeated="34"/>
          <table:table-cell table:style-name="ce26" office:value-type="string">
            <text:p>X</text:p>
          </table:table-cell>
          <table:table-cell table:style-name="ce26" table:number-columns-repeated="45"/>
          <table:table-cell table:formula="of:=IF((COUNTA([.E247:.CF247])&gt;0)                                                                 OR                                                                 ( [.D247]=&quot;DEFERRED&quot;);1;0)" office:value-type="float" office:value="1">
            <text:p>1</text:p>
          </table:table-cell>
          <table:table-cell table:formula="of:=[.CH246]+1" office:value-type="float" office:value="241">
            <text:p>241</text:p>
          </table:table-cell>
          <table:table-cell table:style-name="ce26" table:number-columns-repeated="129"/>
        </table:table-row>
        <table:table-row table:style-name="ro3">
          <table:table-cell table:number-columns-repeated="2"/>
          <table:table-cell office:value-type="string">
            <text:p>If/EndIf</text:p>
          </table:table-cell>
          <table:table-cell/>
          <table:table-cell table:style-name="ce26" table:number-columns-repeated="35"/>
          <table:table-cell table:style-name="ce26" office:value-type="string">
            <text:p>X</text:p>
          </table:table-cell>
          <table:table-cell table:style-name="ce26" table:number-columns-repeated="44"/>
          <table:table-cell table:formula="of:=IF((COUNTA([.E248:.CF248])&gt;0)                                                                 OR                                                                 ( [.D248]=&quot;DEFERRED&quot;);1;0)" office:value-type="float" office:value="1">
            <text:p>1</text:p>
          </table:table-cell>
          <table:table-cell table:formula="of:=[.CH247]+1" office:value-type="float" office:value="242">
            <text:p>242</text:p>
          </table:table-cell>
          <table:table-cell table:style-name="ce26" table:number-columns-repeated="129"/>
        </table:table-row>
        <table:table-row table:style-name="ro3">
          <table:table-cell table:number-columns-repeated="2"/>
          <table:table-cell office:value-type="string">
            <text:p>Optimize/EndOptimize</text:p>
          </table:table-cell>
          <table:table-cell/>
          <table:table-cell table:style-name="ce26" table:number-columns-repeated="66"/>
          <table:table-cell table:style-name="ce26" office:value-type="string">
            <text:p>X</text:p>
          </table:table-cell>
          <table:table-cell table:style-name="ce26" table:number-columns-repeated="13"/>
          <table:table-cell table:formula="of:=IF((COUNTA([.E249:.CF249])&gt;0)                                                                 OR                                                                 ( [.D249]=&quot;DEFERRED&quot;);1;0)" office:value-type="float" office:value="1">
            <text:p>1</text:p>
          </table:table-cell>
          <table:table-cell table:formula="of:=[.CH248]+1" office:value-type="float" office:value="243">
            <text:p>243</text:p>
          </table:table-cell>
          <table:table-cell table:style-name="ce26" table:number-columns-repeated="129"/>
        </table:table-row>
        <table:table-row table:style-name="ro3">
          <table:table-cell table:number-columns-repeated="2"/>
          <table:table-cell office:value-type="string">
            <text:p>Target/EndTarget</text:p>
          </table:table-cell>
          <table:table-cell/>
          <table:table-cell table:style-name="ce26" table:number-columns-repeated="36"/>
          <table:table-cell table:style-name="ce26" office:value-type="string">
            <text:p>X</text:p>
          </table:table-cell>
          <table:table-cell table:style-name="ce26" table:number-columns-repeated="36"/>
          <table:table-cell table:style-name="ce26" office:value-type="string">
            <text:p>X</text:p>
          </table:table-cell>
          <table:table-cell table:style-name="ce26" table:number-columns-repeated="6"/>
          <table:table-cell table:formula="of:=IF((COUNTA([.E250:.CF250])&gt;0)                                                                 OR                                                                 ( [.D250]=&quot;DEFERRED&quot;);1;0)" office:value-type="float" office:value="1">
            <text:p>1</text:p>
          </table:table-cell>
          <table:table-cell table:formula="of:=[.CH249]+1" office:value-type="float" office:value="244">
            <text:p>244</text:p>
          </table:table-cell>
          <table:table-cell table:style-name="ce26" table:number-columns-repeated="129"/>
        </table:table-row>
        <table:table-row table:style-name="ro3">
          <table:table-cell table:number-columns-repeated="2"/>
          <table:table-cell office:value-type="string">
            <text:p>While/EndWhile</text:p>
          </table:table-cell>
          <table:table-cell/>
          <table:table-cell table:style-name="ce26" table:number-columns-repeated="37"/>
          <table:table-cell table:style-name="ce26" office:value-type="string">
            <text:p>X</text:p>
          </table:table-cell>
          <table:table-cell table:style-name="ce26" table:number-columns-repeated="42"/>
          <table:table-cell table:formula="of:=IF((COUNTA([.E251:.CF251])&gt;0)                                                                 OR                                                                 ( [.D251]=&quot;DEFERRED&quot;);1;0)" office:value-type="float" office:value="1">
            <text:p>1</text:p>
          </table:table-cell>
          <table:table-cell table:formula="of:=[.CH250]+1" office:value-type="float" office:value="245">
            <text:p>245</text:p>
          </table:table-cell>
          <table:table-cell table:style-name="ce26" table:number-columns-repeated="129"/>
        </table:table-row>
        <table:table-row table:style-name="ro3">
          <table:table-cell/>
          <table:table-cell office:value-type="string">
            <text:p>Outer Target</text:p>
          </table:table-cell>
          <table:table-cell office:value-type="string">
            <text:p>Begin/EndFiniteBurn</text:p>
          </table:table-cell>
          <table:table-cell office:value-type="string">
            <text:p>DEFERRED</text:p>
          </table:table-cell>
          <table:table-cell table:style-name="ce26" table:number-columns-repeated="80"/>
          <table:table-cell table:formula="of:=IF((COUNTA([.E252:.CF252])&gt;0)                                                                 OR                                                                 ( [.D252]=&quot;DEFERRED&quot;);1;0)" office:value-type="float" office:value="1">
            <text:p>1</text:p>
          </table:table-cell>
          <table:table-cell table:formula="of:=[.CH251]+1" office:value-type="float" office:value="246">
            <text:p>246</text:p>
          </table:table-cell>
          <table:table-cell table:style-name="ce26" table:number-columns-repeated="129"/>
        </table:table-row>
        <table:table-row table:style-name="ro3">
          <table:table-cell table:number-columns-repeated="2"/>
          <table:table-cell office:value-type="string">
            <text:p>Begin/EndFunction</text:p>
          </table:table-cell>
          <table:table-cell office:value-type="string">
            <text:p>DEFERRED</text:p>
          </table:table-cell>
          <table:table-cell table:style-name="ce26" table:number-columns-repeated="80"/>
          <table:table-cell table:formula="of:=IF((COUNTA([.E253:.CF253])&gt;0)                                                                 OR                                                                 ( [.D253]=&quot;DEFERRED&quot;);1;0)" office:value-type="float" office:value="1">
            <text:p>1</text:p>
          </table:table-cell>
          <table:table-cell table:formula="of:=[.CH252]+1" office:value-type="float" office:value="247">
            <text:p>247</text:p>
          </table:table-cell>
          <table:table-cell table:style-name="ce26" table:number-columns-repeated="129"/>
        </table:table-row>
        <table:table-row table:style-name="ro3">
          <table:table-cell table:number-columns-repeated="2"/>
          <table:table-cell office:value-type="string">
            <text:p>Begin/EndScript</text:p>
          </table:table-cell>
          <table:table-cell/>
          <table:table-cell table:style-name="ce26" table:number-columns-repeated="73"/>
          <table:table-cell table:style-name="ce26" office:value-type="string">
            <text:p>X</text:p>
          </table:table-cell>
          <table:table-cell table:style-name="ce26" table:number-columns-repeated="6"/>
          <table:table-cell table:formula="of:=IF((COUNTA([.E254:.CF254])&gt;0)                                                                 OR                                                                 ( [.D254]=&quot;DEFERRED&quot;);1;0)" office:value-type="float" office:value="1">
            <text:p>1</text:p>
          </table:table-cell>
          <table:table-cell table:formula="of:=[.CH253]+1" office:value-type="float" office:value="248">
            <text:p>248</text:p>
          </table:table-cell>
          <table:table-cell table:style-name="ce26" table:number-columns-repeated="129"/>
        </table:table-row>
        <table:table-row table:style-name="ro3">
          <table:table-cell table:number-columns-repeated="2"/>
          <table:table-cell office:value-type="string">
            <text:p>Else</text:p>
          </table:table-cell>
          <table:table-cell/>
          <table:table-cell table:style-name="ce26" table:number-columns-repeated="73"/>
          <table:table-cell table:style-name="ce26" office:value-type="string">
            <text:p>X</text:p>
          </table:table-cell>
          <table:table-cell table:style-name="ce26" table:number-columns-repeated="6"/>
          <table:table-cell table:formula="of:=IF((COUNTA([.E255:.CF255])&gt;0)                                                                 OR                                                                 ( [.D255]=&quot;DEFERRED&quot;);1;0)" office:value-type="float" office:value="1">
            <text:p>1</text:p>
          </table:table-cell>
          <table:table-cell table:formula="of:=[.CH254]+1" office:value-type="float" office:value="249">
            <text:p>249</text:p>
          </table:table-cell>
          <table:table-cell table:style-name="ce26" table:number-columns-repeated="129"/>
        </table:table-row>
        <table:table-row table:style-name="ro3">
          <table:table-cell table:number-columns-repeated="2"/>
          <table:table-cell office:value-type="string">
            <text:p>ElseIf</text:p>
          </table:table-cell>
          <table:table-cell office:value-type="string">
            <text:p>DEFERRED</text:p>
          </table:table-cell>
          <table:table-cell table:style-name="ce26" table:number-columns-repeated="80"/>
          <table:table-cell table:formula="of:=IF((COUNTA([.E256:.CF256])&gt;0)                                                                 OR                                                                 ( [.D256]=&quot;DEFERRED&quot;);1;0)" office:value-type="float" office:value="1">
            <text:p>1</text:p>
          </table:table-cell>
          <table:table-cell table:formula="of:=[.CH255]+1" office:value-type="float" office:value="250">
            <text:p>250</text:p>
          </table:table-cell>
          <table:table-cell table:style-name="ce26" table:number-columns-repeated="129"/>
        </table:table-row>
        <table:table-row table:style-name="ro3">
          <table:table-cell table:number-columns-repeated="2"/>
          <table:table-cell office:value-type="string">
            <text:p>For/EndFor</text:p>
          </table:table-cell>
          <table:table-cell/>
          <table:table-cell table:style-name="ce26" table:number-columns-repeated="73"/>
          <table:table-cell table:style-name="ce26" office:value-type="string">
            <text:p>X</text:p>
          </table:table-cell>
          <table:table-cell table:style-name="ce26" table:number-columns-repeated="6"/>
          <table:table-cell table:formula="of:=IF((COUNTA([.E257:.CF257])&gt;0)                                                                 OR                                                                 ( [.D257]=&quot;DEFERRED&quot;);1;0)" office:value-type="float" office:value="1">
            <text:p>1</text:p>
          </table:table-cell>
          <table:table-cell table:formula="of:=[.CH256]+1" office:value-type="float" office:value="251">
            <text:p>251</text:p>
          </table:table-cell>
          <table:table-cell table:style-name="ce26" table:number-columns-repeated="129"/>
        </table:table-row>
        <table:table-row table:style-name="ro3">
          <table:table-cell table:number-columns-repeated="2"/>
          <table:table-cell office:value-type="string">
            <text:p>If/EndIf</text:p>
          </table:table-cell>
          <table:table-cell/>
          <table:table-cell table:style-name="ce26" table:number-columns-repeated="73"/>
          <table:table-cell table:style-name="ce26" office:value-type="string">
            <text:p>X</text:p>
          </table:table-cell>
          <table:table-cell table:style-name="ce26" table:number-columns-repeated="6"/>
          <table:table-cell table:formula="of:=IF((COUNTA([.E258:.CF258])&gt;0)                                                                 OR                                                                 ( [.D258]=&quot;DEFERRED&quot;);1;0)" office:value-type="float" office:value="1">
            <text:p>1</text:p>
          </table:table-cell>
          <table:table-cell table:formula="of:=[.CH257]+1" office:value-type="float" office:value="252">
            <text:p>252</text:p>
          </table:table-cell>
          <table:table-cell table:style-name="ce26" table:number-columns-repeated="129"/>
        </table:table-row>
        <table:table-row table:style-name="ro3">
          <table:table-cell table:number-columns-repeated="2"/>
          <table:table-cell office:value-type="string">
            <text:p>Optimize/EndOptimize</text:p>
          </table:table-cell>
          <table:table-cell/>
          <table:table-cell table:style-name="ce26" table:number-columns-repeated="66"/>
          <table:table-cell table:style-name="ce26" office:value-type="string">
            <text:p>X</text:p>
          </table:table-cell>
          <table:table-cell table:style-name="ce26" table:number-columns-repeated="13"/>
          <table:table-cell table:formula="of:=IF((COUNTA([.E259:.CF259])&gt;0)                                                                 OR                                                                 ( [.D259]=&quot;DEFERRED&quot;);1;0)" office:value-type="float" office:value="1">
            <text:p>1</text:p>
          </table:table-cell>
          <table:table-cell table:formula="of:=[.CH258]+1" office:value-type="float" office:value="253">
            <text:p>253</text:p>
          </table:table-cell>
          <table:table-cell table:style-name="ce26" table:number-columns-repeated="129"/>
        </table:table-row>
        <table:table-row table:style-name="ro3">
          <table:table-cell table:number-columns-repeated="2"/>
          <table:table-cell office:value-type="string">
            <text:p>Target/EndTarget</text:p>
          </table:table-cell>
          <table:table-cell/>
          <table:table-cell table:style-name="ce26" table:number-columns-repeated="73"/>
          <table:table-cell table:style-name="ce26" office:value-type="string">
            <text:p>X</text:p>
          </table:table-cell>
          <table:table-cell table:style-name="ce26" table:number-columns-repeated="6"/>
          <table:table-cell table:formula="of:=IF((COUNTA([.E260:.CF260])&gt;0)                                                                 OR                                                                 ( [.D260]=&quot;DEFERRED&quot;);1;0)" office:value-type="float" office:value="1">
            <text:p>1</text:p>
          </table:table-cell>
          <table:table-cell table:formula="of:=[.CH259]+1" office:value-type="float" office:value="254">
            <text:p>254</text:p>
          </table:table-cell>
          <table:table-cell table:style-name="ce26" table:number-columns-repeated="129"/>
        </table:table-row>
        <table:table-row table:style-name="ro3">
          <table:table-cell table:number-columns-repeated="2"/>
          <table:table-cell office:value-type="string">
            <text:p>While/EndWhile</text:p>
          </table:table-cell>
          <table:table-cell/>
          <table:table-cell table:style-name="ce26" table:number-columns-repeated="73"/>
          <table:table-cell table:style-name="ce26" office:value-type="string">
            <text:p>X</text:p>
          </table:table-cell>
          <table:table-cell table:style-name="ce26" table:number-columns-repeated="6"/>
          <table:table-cell table:formula="of:=IF((COUNTA([.E261:.CF261])&gt;0)                                                                 OR                                                                 ( [.D261]=&quot;DEFERRED&quot;);1;0)" office:value-type="float" office:value="1">
            <text:p>1</text:p>
          </table:table-cell>
          <table:table-cell table:formula="of:=[.CH260]+1" office:value-type="float" office:value="255">
            <text:p>255</text:p>
          </table:table-cell>
          <table:table-cell table:style-name="ce26" table:number-columns-repeated="129"/>
        </table:table-row>
        <table:table-row table:style-name="ro3">
          <table:table-cell/>
          <table:table-cell office:value-type="string">
            <text:p>Outer Optimize</text:p>
          </table:table-cell>
          <table:table-cell office:value-type="string">
            <text:p>Begin/EndFiniteBurn</text:p>
          </table:table-cell>
          <table:table-cell office:value-type="string">
            <text:p>DEFERRED</text:p>
          </table:table-cell>
          <table:table-cell table:style-name="ce26" table:number-columns-repeated="80"/>
          <table:table-cell table:formula="of:=IF((COUNTA([.E262:.CF262])&gt;0)                                                                 OR                                                                 ( [.D262]=&quot;DEFERRED&quot;);1;0)" office:value-type="float" office:value="1">
            <text:p>1</text:p>
          </table:table-cell>
          <table:table-cell table:formula="of:=[.CH261]+1" office:value-type="float" office:value="256">
            <text:p>256</text:p>
          </table:table-cell>
          <table:table-cell table:style-name="ce26" table:number-columns-repeated="129"/>
        </table:table-row>
        <table:table-row table:style-name="ro3">
          <table:table-cell table:number-columns-repeated="2"/>
          <table:table-cell office:value-type="string">
            <text:p>Begin/EndFunction</text:p>
          </table:table-cell>
          <table:table-cell office:value-type="string">
            <text:p>DEFERRED</text:p>
          </table:table-cell>
          <table:table-cell table:style-name="ce26" table:number-columns-repeated="80"/>
          <table:table-cell table:formula="of:=IF((COUNTA([.E263:.CF263])&gt;0)                                                                 OR                                                                 ( [.D263]=&quot;DEFERRED&quot;);1;0)" office:value-type="float" office:value="1">
            <text:p>1</text:p>
          </table:table-cell>
          <table:table-cell table:formula="of:=[.CH262]+1" office:value-type="float" office:value="257">
            <text:p>257</text:p>
          </table:table-cell>
          <table:table-cell table:style-name="ce26" table:number-columns-repeated="129"/>
        </table:table-row>
        <table:table-row table:style-name="ro3">
          <table:table-cell table:number-columns-repeated="2"/>
          <table:table-cell office:value-type="string">
            <text:p>Begin/EndScript</text:p>
          </table:table-cell>
          <table:table-cell/>
          <table:table-cell table:style-name="ce26" table:number-columns-repeated="80"/>
          <table:table-cell table:formula="of:=IF((COUNTA([.E264:.CF264])&gt;0)                                                                 OR                                                                 ( [.D264]=&quot;DEFERRED&quot;);1;0)" office:value-type="float" office:value="0">
            <text:p>0</text:p>
          </table:table-cell>
          <table:table-cell table:formula="of:=[.CH263]+1" office:value-type="float" office:value="258">
            <text:p>258</text:p>
          </table:table-cell>
          <table:table-cell table:style-name="ce26" table:number-columns-repeated="129"/>
        </table:table-row>
        <table:table-row table:style-name="ro3">
          <table:table-cell table:number-columns-repeated="2"/>
          <table:table-cell office:value-type="string">
            <text:p>Else</text:p>
          </table:table-cell>
          <table:table-cell/>
          <table:table-cell table:style-name="ce26" table:number-columns-repeated="80"/>
          <table:table-cell table:formula="of:=IF((COUNTA([.E265:.CF265])&gt;0)                                                                 OR                                                                 ( [.D265]=&quot;DEFERRED&quot;);1;0)" office:value-type="float" office:value="0">
            <text:p>0</text:p>
          </table:table-cell>
          <table:table-cell table:formula="of:=[.CH264]+1" office:value-type="float" office:value="259">
            <text:p>259</text:p>
          </table:table-cell>
          <table:table-cell table:style-name="ce26" table:number-columns-repeated="129"/>
        </table:table-row>
        <table:table-row table:style-name="ro3">
          <table:table-cell table:number-columns-repeated="2"/>
          <table:table-cell office:value-type="string">
            <text:p>ElseIf</text:p>
          </table:table-cell>
          <table:table-cell office:value-type="string">
            <text:p>DEFERRED</text:p>
          </table:table-cell>
          <table:table-cell table:style-name="ce26" table:number-columns-repeated="80"/>
          <table:table-cell table:formula="of:=IF((COUNTA([.E266:.CF266])&gt;0)                                                                 OR                                                                 ( [.D266]=&quot;DEFERRED&quot;);1;0)" office:value-type="float" office:value="1">
            <text:p>1</text:p>
          </table:table-cell>
          <table:table-cell table:formula="of:=[.CH265]+1" office:value-type="float" office:value="260">
            <text:p>260</text:p>
          </table:table-cell>
          <table:table-cell table:style-name="ce26" table:number-columns-repeated="129"/>
        </table:table-row>
        <table:table-row table:style-name="ro3">
          <table:table-cell table:number-columns-repeated="2"/>
          <table:table-cell office:value-type="string">
            <text:p>For/EndFor</text:p>
          </table:table-cell>
          <table:table-cell/>
          <table:table-cell table:style-name="ce26" table:number-columns-repeated="80"/>
          <table:table-cell table:formula="of:=IF((COUNTA([.E267:.CF267])&gt;0)                                                                 OR                                                                 ( [.D267]=&quot;DEFERRED&quot;);1;0)" office:value-type="float" office:value="0">
            <text:p>0</text:p>
          </table:table-cell>
          <table:table-cell table:formula="of:=[.CH266]+1" office:value-type="float" office:value="261">
            <text:p>261</text:p>
          </table:table-cell>
          <table:table-cell table:style-name="ce26" table:number-columns-repeated="129"/>
        </table:table-row>
        <table:table-row table:style-name="ro3">
          <table:table-cell table:number-columns-repeated="2"/>
          <table:table-cell office:value-type="string">
            <text:p>If/EndIf</text:p>
          </table:table-cell>
          <table:table-cell/>
          <table:table-cell table:style-name="ce26" table:number-columns-repeated="80"/>
          <table:table-cell table:formula="of:=IF((COUNTA([.E268:.CF268])&gt;0)                                                                 OR                                                                 ( [.D268]=&quot;DEFERRED&quot;);1;0)" office:value-type="float" office:value="0">
            <text:p>0</text:p>
          </table:table-cell>
          <table:table-cell table:formula="of:=[.CH267]+1" office:value-type="float" office:value="262">
            <text:p>262</text:p>
          </table:table-cell>
          <table:table-cell table:style-name="ce26" table:number-columns-repeated="129"/>
        </table:table-row>
        <table:table-row table:style-name="ro3">
          <table:table-cell table:number-columns-repeated="2"/>
          <table:table-cell office:value-type="string">
            <text:p>Optimize/EndOptimize</text:p>
          </table:table-cell>
          <table:table-cell office:value-type="string">
            <text:p>DEFERRED</text:p>
          </table:table-cell>
          <table:table-cell table:style-name="ce26" table:number-columns-repeated="80"/>
          <table:table-cell table:formula="of:=IF((COUNTA([.E269:.CF269])&gt;0)                                                                 OR                                                                 ( [.D269]=&quot;DEFERRED&quot;);1;0)" office:value-type="float" office:value="1">
            <text:p>1</text:p>
          </table:table-cell>
          <table:table-cell table:formula="of:=[.CH268]+1" office:value-type="float" office:value="263">
            <text:p>263</text:p>
          </table:table-cell>
          <table:table-cell table:style-name="ce26" table:number-columns-repeated="129"/>
        </table:table-row>
        <table:table-row table:style-name="ro3">
          <table:table-cell table:number-columns-repeated="2"/>
          <table:table-cell office:value-type="string">
            <text:p>Target/EndTarget</text:p>
          </table:table-cell>
          <table:table-cell/>
          <table:table-cell table:style-name="ce26" table:number-columns-repeated="80"/>
          <table:table-cell table:formula="of:=IF((COUNTA([.E270:.CF270])&gt;0)                                                                 OR                                                                 ( [.D270]=&quot;DEFERRED&quot;);1;0)" office:value-type="float" office:value="0">
            <text:p>0</text:p>
          </table:table-cell>
          <table:table-cell table:formula="of:=[.CH269]+1" office:value-type="float" office:value="264">
            <text:p>264</text:p>
          </table:table-cell>
          <table:table-cell table:style-name="ce26" table:number-columns-repeated="129"/>
        </table:table-row>
        <table:table-row table:style-name="ro3">
          <table:table-cell table:number-columns-repeated="2"/>
          <table:table-cell office:value-type="string">
            <text:p>While/EndWhile</text:p>
          </table:table-cell>
          <table:table-cell/>
          <table:table-cell table:style-name="ce26" table:number-columns-repeated="80"/>
          <table:table-cell table:formula="of:=IF((COUNTA([.E271:.CF271])&gt;0)                                                                 OR                                                                 ( [.D271]=&quot;DEFERRED&quot;);1;0)" office:value-type="float" office:value="0">
            <text:p>0</text:p>
          </table:table-cell>
          <table:table-cell table:formula="of:=[.CH270]+1" office:value-type="float" office:value="265">
            <text:p>265</text:p>
          </table:table-cell>
          <table:table-cell table:style-name="ce26" table:number-columns-repeated="129"/>
        </table:table-row>
        <table:table-row table:style-name="ro3" table:number-rows-repeated="2">
          <table:table-cell table:number-columns-repeated="4"/>
          <table:table-cell table:style-name="ce26" table:number-columns-repeated="80"/>
          <table:table-cell table:number-columns-repeated="2"/>
          <table:table-cell table:style-name="ce26" table:number-columns-repeated="129"/>
        </table:table-row>
        <table:table-row table:style-name="ro3">
          <table:table-cell table:number-columns-repeated="4"/>
          <table:table-cell table:style-name="ce26" table:number-columns-repeated="80"/>
          <table:table-cell table:formula="of:=SUM([.CG7:.CG271])" office:value-type="float" office:value="242">
            <text:p>242</text:p>
          </table:table-cell>
          <table:table-cell table:formula="of:=COUNTA([.CG7:.CG273])" office:value-type="float" office:value="265">
            <text:p>265</text:p>
          </table:table-cell>
          <table:table-cell table:style-name="ce26" table:number-columns-repeated="129"/>
        </table:table-row>
        <table:table-row table:style-name="ro3" table:number-rows-repeated="307">
          <table:table-cell table:number-columns-repeated="4"/>
          <table:table-cell table:style-name="ce26" table:number-columns-repeated="80"/>
          <table:table-cell table:number-columns-repeated="2"/>
          <table:table-cell table:style-name="ce26" table:number-columns-repeated="129"/>
        </table:table-row>
        <table:table-row table:style-name="ro3" table:number-rows-repeated="5">
          <table:table-cell table:number-columns-repeated="4"/>
          <table:table-cell table:style-name="ce26" table:number-columns-repeated="52"/>
          <table:table-cell table:number-columns-repeated="26"/>
          <table:table-cell table:style-name="ce26" table:number-columns-repeated="2"/>
          <table:table-cell table:number-columns-repeated="2"/>
          <table:table-cell table:style-name="ce26" table:number-columns-repeated="129"/>
        </table:table-row>
        <table:table-row table:style-name="ro3" table:number-rows-repeated="64949">
          <table:table-cell table:number-columns-repeated="215"/>
        </table:table-row>
        <table:table-row table:style-name="ro3">
          <table:table-cell table:number-columns-repeated="215"/>
        </table:table-row>
      </table:table>
      <table:table table:name="Miscellaneous" table:style-name="ta1" table:print="false">
        <table:table-column table:style-name="co33" table:default-cell-style-name="Default"/>
        <table:table-column table:style-name="co34" table:default-cell-style-name="Default"/>
        <table:table-column table:style-name="co7" table:number-columns-repeated="2" table:default-cell-style-name="Default"/>
        <table:table-column table:style-name="co16" table:number-columns-repeated="56" table:default-cell-style-name="Default"/>
        <table:table-column table:style-name="co21" table:number-columns-repeated="22" table:default-cell-style-name="Default"/>
        <table:table-column table:style-name="co16" table:number-columns-repeated="2" table:default-cell-style-name="Default"/>
        <table:table-column table:style-name="co16" table:number-columns-repeated="2" table:default-cell-style-name="ce26"/>
        <table:table-column table:style-name="co7" table:number-columns-repeated="129" table:default-cell-style-name="Default"/>
        <table:table-row table:style-name="ro1">
          <table:table-cell table:style-name="ce21" office:value-type="string">
            <text:p>GMAT System Test </text:p>
          </table:table-cell>
          <table:table-cell table:style-name="ce21" table:number-columns-repeated="3"/>
          <table:table-cell table:number-columns-repeated="211"/>
        </table:table-row>
        <table:table-row table:style-name="ro2">
          <table:table-cell table:style-name="ce22" office:value-type="string">
            <text:p>Miscellaneous Component Mapping Matrix</text:p>
          </table:table-cell>
          <table:table-cell table:style-name="ce22" table:number-columns-repeated="83"/>
          <table:table-cell table:number-columns-repeated="2"/>
          <table:table-cell table:style-name="ce22" table:number-columns-repeated="129"/>
        </table:table-row>
        <table:table-row table:style-name="ro3">
          <table:table-cell table:number-columns-repeated="215"/>
        </table:table-row>
        <table:table-row table:style-name="ro3">
          <table:table-cell table:style-name="ce23" table:number-columns-repeated="4"/>
          <table:table-cell table:number-columns-repeated="211"/>
        </table:table-row>
        <table:table-row table:style-name="ro3">
          <table:table-cell table:number-columns-repeated="4"/>
          <table:table-cell table:style-name="ce26" office:value-type="float" office:value="1">
            <text:p>1</text:p>
          </table:table-cell>
          <table:table-cell table:style-name="ce26" table:formula="of:=[.E5]+1" office:value-type="float" office:value="2">
            <text:p>2</text:p>
          </table:table-cell>
          <table:table-cell table:style-name="ce26" table:formula="of:=[.F5]+1" office:value-type="float" office:value="3">
            <text:p>3</text:p>
          </table:table-cell>
          <table:table-cell table:style-name="ce26" table:formula="of:=[.G5]+1" office:value-type="float" office:value="4">
            <text:p>4</text:p>
          </table:table-cell>
          <table:table-cell table:style-name="ce26" table:formula="of:=[.H5]+1" office:value-type="float" office:value="5">
            <text:p>5</text:p>
          </table:table-cell>
          <table:table-cell table:style-name="ce26" table:formula="of:=[.I5]+1" office:value-type="float" office:value="6">
            <text:p>6</text:p>
          </table:table-cell>
          <table:table-cell table:style-name="ce26" table:formula="of:=[.J5]+1" office:value-type="float" office:value="7">
            <text:p>7</text:p>
          </table:table-cell>
          <table:table-cell table:style-name="ce26" table:formula="of:=[.K5]+1" office:value-type="float" office:value="8">
            <text:p>8</text:p>
          </table:table-cell>
          <table:table-cell table:style-name="ce26" table:formula="of:=[.L5]+1" office:value-type="float" office:value="9">
            <text:p>9</text:p>
          </table:table-cell>
          <table:table-cell table:style-name="ce26" table:formula="of:=[.M5]+1" office:value-type="float" office:value="10">
            <text:p>10</text:p>
          </table:table-cell>
          <table:table-cell table:style-name="ce26" table:formula="of:=[.N5]+1" office:value-type="float" office:value="11">
            <text:p>11</text:p>
          </table:table-cell>
          <table:table-cell table:style-name="ce26" table:formula="of:=[.O5]+1" office:value-type="float" office:value="12">
            <text:p>12</text:p>
          </table:table-cell>
          <table:table-cell table:style-name="ce26" table:formula="of:=[.P5]+1" office:value-type="float" office:value="13">
            <text:p>13</text:p>
          </table:table-cell>
          <table:table-cell table:style-name="ce26" table:formula="of:=[.Q5]+1" office:value-type="float" office:value="14">
            <text:p>14</text:p>
          </table:table-cell>
          <table:table-cell table:style-name="ce26" table:formula="of:=[.R5]+1" office:value-type="float" office:value="15">
            <text:p>15</text:p>
          </table:table-cell>
          <table:table-cell table:style-name="ce26" table:formula="of:=[.S5]+1" office:value-type="float" office:value="16">
            <text:p>16</text:p>
          </table:table-cell>
          <table:table-cell table:style-name="ce26" table:formula="of:=[.T5]+1" office:value-type="float" office:value="17">
            <text:p>17</text:p>
          </table:table-cell>
          <table:table-cell table:style-name="ce26" table:formula="of:=[.U5]+1" office:value-type="float" office:value="18">
            <text:p>18</text:p>
          </table:table-cell>
          <table:table-cell table:style-name="ce26" table:formula="of:=[.V5]+1" office:value-type="float" office:value="19">
            <text:p>19</text:p>
          </table:table-cell>
          <table:table-cell table:style-name="ce26" table:formula="of:=[.W5]+1" office:value-type="float" office:value="20">
            <text:p>20</text:p>
          </table:table-cell>
          <table:table-cell table:style-name="ce26" table:formula="of:=[.X5]+1" office:value-type="float" office:value="21">
            <text:p>21</text:p>
          </table:table-cell>
          <table:table-cell table:style-name="ce26" table:formula="of:=[.Y5]+1" office:value-type="float" office:value="22">
            <text:p>22</text:p>
          </table:table-cell>
          <table:table-cell table:style-name="ce26" table:formula="of:=[.Z5]+1" office:value-type="float" office:value="23">
            <text:p>23</text:p>
          </table:table-cell>
          <table:table-cell table:style-name="ce26" table:formula="of:=[.AA5]+1" office:value-type="float" office:value="24">
            <text:p>24</text:p>
          </table:table-cell>
          <table:table-cell table:style-name="ce26" table:formula="of:=[.AB5]+1" office:value-type="float" office:value="25">
            <text:p>25</text:p>
          </table:table-cell>
          <table:table-cell table:style-name="ce26" table:formula="of:=[.AC5]+1" office:value-type="float" office:value="26">
            <text:p>26</text:p>
          </table:table-cell>
          <table:table-cell table:style-name="ce26" table:formula="of:=[.AD5]+1" office:value-type="float" office:value="27">
            <text:p>27</text:p>
          </table:table-cell>
          <table:table-cell table:style-name="ce26" table:formula="of:=[.AE5]+1" office:value-type="float" office:value="28">
            <text:p>28</text:p>
          </table:table-cell>
          <table:table-cell table:style-name="ce26" table:formula="of:=[.AF5]+1" office:value-type="float" office:value="29">
            <text:p>29</text:p>
          </table:table-cell>
          <table:table-cell table:style-name="ce26" table:formula="of:=[.AG5]+1" office:value-type="float" office:value="30">
            <text:p>30</text:p>
          </table:table-cell>
          <table:table-cell table:style-name="ce26" table:formula="of:=[.AH5]+1" office:value-type="float" office:value="31">
            <text:p>31</text:p>
          </table:table-cell>
          <table:table-cell table:style-name="ce26" table:formula="of:=[.AI5]+1" office:value-type="float" office:value="32">
            <text:p>32</text:p>
          </table:table-cell>
          <table:table-cell table:style-name="ce26" table:formula="of:=[.AJ5]+1" office:value-type="float" office:value="33">
            <text:p>33</text:p>
          </table:table-cell>
          <table:table-cell table:style-name="ce26" table:formula="of:=[.AK5]+1" office:value-type="float" office:value="34">
            <text:p>34</text:p>
          </table:table-cell>
          <table:table-cell table:style-name="ce26" table:formula="of:=[.AL5]+1" office:value-type="float" office:value="35">
            <text:p>35</text:p>
          </table:table-cell>
          <table:table-cell table:style-name="ce26" table:formula="of:=[.AM5]+1" office:value-type="float" office:value="36">
            <text:p>36</text:p>
          </table:table-cell>
          <table:table-cell table:style-name="ce26" table:formula="of:=[.AN5]+1" office:value-type="float" office:value="37">
            <text:p>37</text:p>
          </table:table-cell>
          <table:table-cell table:style-name="ce26" table:formula="of:=[.AO5]+1" office:value-type="float" office:value="38">
            <text:p>38</text:p>
          </table:table-cell>
          <table:table-cell table:style-name="ce26" table:formula="of:=[.AP5]+1" office:value-type="float" office:value="39">
            <text:p>39</text:p>
          </table:table-cell>
          <table:table-cell table:style-name="ce26" table:formula="of:=[.AQ5]+1" office:value-type="float" office:value="40">
            <text:p>40</text:p>
          </table:table-cell>
          <table:table-cell table:style-name="ce26" table:formula="of:=[.AR5]+1" office:value-type="float" office:value="41">
            <text:p>41</text:p>
          </table:table-cell>
          <table:table-cell table:style-name="ce26" table:formula="of:=[.AS5]+1" office:value-type="float" office:value="42">
            <text:p>42</text:p>
          </table:table-cell>
          <table:table-cell table:style-name="ce26" table:formula="of:=[.AT5]+1" office:value-type="float" office:value="43">
            <text:p>43</text:p>
          </table:table-cell>
          <table:table-cell table:style-name="ce26" table:formula="of:=[.AU5]+1" office:value-type="float" office:value="44">
            <text:p>44</text:p>
          </table:table-cell>
          <table:table-cell table:style-name="ce26" table:formula="of:=[.AV5]+1" office:value-type="float" office:value="45">
            <text:p>45</text:p>
          </table:table-cell>
          <table:table-cell table:style-name="ce26" table:formula="of:=[.AW5]+1" office:value-type="float" office:value="46">
            <text:p>46</text:p>
          </table:table-cell>
          <table:table-cell table:style-name="ce26" table:formula="of:=[.AX5]+1" office:value-type="float" office:value="47">
            <text:p>47</text:p>
          </table:table-cell>
          <table:table-cell table:style-name="ce26" table:formula="of:=[.AY5]+1" office:value-type="float" office:value="48">
            <text:p>48</text:p>
          </table:table-cell>
          <table:table-cell table:style-name="ce26" table:formula="of:=[.AZ5]+1" office:value-type="float" office:value="49">
            <text:p>49</text:p>
          </table:table-cell>
          <table:table-cell table:style-name="ce26" table:formula="of:=[.BA5]+1" office:value-type="float" office:value="50">
            <text:p>50</text:p>
          </table:table-cell>
          <table:table-cell table:style-name="ce26" table:formula="of:=[.BB5]+1" office:value-type="float" office:value="51">
            <text:p>51</text:p>
          </table:table-cell>
          <table:table-cell table:style-name="ce26" table:formula="of:=[.BC5]+1" office:value-type="float" office:value="52">
            <text:p>52</text:p>
          </table:table-cell>
          <table:table-cell table:style-name="ce26" table:formula="of:=[.BD5]+1" office:value-type="float" office:value="53">
            <text:p>53</text:p>
          </table:table-cell>
          <table:table-cell table:style-name="ce26" table:formula="of:=[.BE5]+1" office:value-type="float" office:value="54">
            <text:p>54</text:p>
          </table:table-cell>
          <table:table-cell table:style-name="ce26" table:formula="of:=[.BF5]+1" office:value-type="float" office:value="55">
            <text:p>55</text:p>
          </table:table-cell>
          <table:table-cell table:style-name="ce26" table:formula="of:=[.BG5]+1" office:value-type="float" office:value="56">
            <text:p>56</text:p>
          </table:table-cell>
          <table:table-cell table:style-name="ce26" table:formula="of:=[.BH5]+1" office:value-type="float" office:value="57">
            <text:p>57</text:p>
          </table:table-cell>
          <table:table-cell table:style-name="ce26" table:formula="of:=[.BI5]+1" office:value-type="float" office:value="58">
            <text:p>58</text:p>
          </table:table-cell>
          <table:table-cell table:style-name="ce26" table:formula="of:=[.BJ5]+1" office:value-type="float" office:value="59">
            <text:p>59</text:p>
          </table:table-cell>
          <table:table-cell table:style-name="ce26" table:formula="of:=[.BK5]+1" office:value-type="float" office:value="60">
            <text:p>60</text:p>
          </table:table-cell>
          <table:table-cell table:style-name="ce26" table:formula="of:=[.BL5]+1" office:value-type="float" office:value="61">
            <text:p>61</text:p>
          </table:table-cell>
          <table:table-cell table:style-name="ce26" table:formula="of:=[.BM5]+1" office:value-type="float" office:value="62">
            <text:p>62</text:p>
          </table:table-cell>
          <table:table-cell table:style-name="ce26" table:formula="of:=[.BN5]+1" office:value-type="float" office:value="63">
            <text:p>63</text:p>
          </table:table-cell>
          <table:table-cell table:style-name="ce26" table:formula="of:=[.BO5]+1" office:value-type="float" office:value="64">
            <text:p>64</text:p>
          </table:table-cell>
          <table:table-cell table:style-name="ce26" table:formula="of:=[.BP5]+1" office:value-type="float" office:value="65">
            <text:p>65</text:p>
          </table:table-cell>
          <table:table-cell table:style-name="ce26" table:formula="of:=[.BQ5]+1" office:value-type="float" office:value="66">
            <text:p>66</text:p>
          </table:table-cell>
          <table:table-cell table:style-name="ce26" table:formula="of:=[.BR5]+1" office:value-type="float" office:value="67">
            <text:p>67</text:p>
          </table:table-cell>
          <table:table-cell table:style-name="ce26" table:formula="of:=[.BS5]+1" office:value-type="float" office:value="68">
            <text:p>68</text:p>
          </table:table-cell>
          <table:table-cell table:style-name="ce26" table:formula="of:=[.BT5]+1" office:value-type="float" office:value="69">
            <text:p>69</text:p>
          </table:table-cell>
          <table:table-cell table:style-name="ce26" table:formula="of:=[.BU5]+1" office:value-type="float" office:value="70">
            <text:p>70</text:p>
          </table:table-cell>
          <table:table-cell table:style-name="ce26" table:formula="of:=[.BV5]+1" office:value-type="float" office:value="71">
            <text:p>71</text:p>
          </table:table-cell>
          <table:table-cell table:style-name="ce26" table:formula="of:=[.BW5]+1" office:value-type="float" office:value="72">
            <text:p>72</text:p>
          </table:table-cell>
          <table:table-cell table:style-name="ce26" table:formula="of:=[.BX5]+1" office:value-type="float" office:value="73">
            <text:p>73</text:p>
          </table:table-cell>
          <table:table-cell table:style-name="ce26" table:formula="of:=[.BY5]+1" office:value-type="float" office:value="74">
            <text:p>74</text:p>
          </table:table-cell>
          <table:table-cell table:style-name="ce26" table:formula="of:=[.BZ5]+1" office:value-type="float" office:value="75">
            <text:p>75</text:p>
          </table:table-cell>
          <table:table-cell table:style-name="ce26" table:formula="of:=[.CA5]+1" office:value-type="float" office:value="76">
            <text:p>76</text:p>
          </table:table-cell>
          <table:table-cell table:style-name="ce26" table:formula="of:=[.CB5]+1" office:value-type="float" office:value="77">
            <text:p>77</text:p>
          </table:table-cell>
          <table:table-cell table:style-name="ce26" table:formula="of:=[.CC5]+1" office:value-type="float" office:value="78">
            <text:p>78</text:p>
          </table:table-cell>
          <table:table-cell table:style-name="ce26"/>
          <table:table-cell table:number-columns-repeated="132"/>
        </table:table-row>
        <table:table-row table:style-name="ro15">
          <table:table-cell table:style-name="ce23" office:value-type="string">
            <text:p>Component</text:p>
          </table:table-cell>
          <table:table-cell table:style-name="ce23" office:value-type="string">
            <text:p>Case</text:p>
          </table:table-cell>
          <table:table-cell table:style-name="ce23" office:value-type="string">
            <text:p>Subcase</text:p>
          </table:table-cell>
          <table:table-cell table:style-name="ce23" office:value-type="string">
            <text:p>Notes</text:p>
          </table:table-cell>
          <table:table-cell table:style-name="ce27" table:formula="of:=IF(OFFSET([$ScriptTestCases.$B$5];[.D5];0;1)&lt;&gt;&quot;&quot;;OFFSET([$ScriptTestCases.$B$5];[.D5];0;1);&quot;&quot;)" office:value-type="string" office:string-value="ParametersinCommands.script">
            <text:p>ParametersinCommands.script</text:p>
          </table:table-cell>
          <table:table-cell table:style-name="ce27" table:formula="of:=IF(OFFSET([$ScriptTestCases.$B$5];[.E5];0;1)&lt;&gt;&quot;&quot;;OFFSET([$ScriptTestCases.$B$5];[.E5];0;1);&quot;&quot;)" office:value-type="string" office:string-value="CbMars2Body.m">
            <text:p>CbMars2Body.m</text:p>
          </table:table-cell>
          <table:table-cell table:style-name="ce27" table:formula="of:=IF(OFFSET([$ScriptTestCases.$B$5];[.F5];0;1)&lt;&gt;&quot;&quot;;OFFSET([$ScriptTestCases.$B$5];[.F5];0;1);&quot;&quot;)" office:value-type="string" office:string-value="CbMercury2Body.m">
            <text:p>CbMercury2Body.m</text:p>
          </table:table-cell>
          <table:table-cell table:style-name="ce27" table:formula="of:=IF(OFFSET([$ScriptTestCases.$B$5];[.G5];0;1)&lt;&gt;&quot;&quot;;OFFSET([$ScriptTestCases.$B$5];[.G5];0;1);&quot;&quot;)" office:value-type="string" office:string-value="CbMoon2Body.m">
            <text:p>CbMoon2Body.m</text:p>
          </table:table-cell>
          <table:table-cell table:style-name="ce27" table:formula="of:=IF(OFFSET([$ScriptTestCases.$B$5];[.H5];0;1)&lt;&gt;&quot;&quot;;OFFSET([$ScriptTestCases.$B$5];[.H5];0;1);&quot;&quot;)" office:value-type="string" office:string-value="CbNeptune2Body.m">
            <text:p>CbNeptune2Body.m</text:p>
          </table:table-cell>
          <table:table-cell table:style-name="ce27" table:formula="of:=IF(OFFSET([$ScriptTestCases.$B$5];[.I5];0;1)&lt;&gt;&quot;&quot;;OFFSET([$ScriptTestCases.$B$5];[.I5];0;1);&quot;&quot;)" office:value-type="string" office:string-value="CbPluto2Body.m">
            <text:p>CbPluto2Body.m</text:p>
          </table:table-cell>
          <table:table-cell table:style-name="ce27" table:formula="of:=IF(OFFSET([$ScriptTestCases.$B$5];[.J5];0;1)&lt;&gt;&quot;&quot;;OFFSET([$ScriptTestCases.$B$5];[.J5];0;1);&quot;&quot;)" office:value-type="string" office:string-value="CbSaturn2Body.m">
            <text:p>CbSaturn2Body.m</text:p>
          </table:table-cell>
          <table:table-cell table:style-name="ce27" table:formula="of:=IF(OFFSET([$ScriptTestCases.$B$5];[.K5];0;1)&lt;&gt;&quot;&quot;;OFFSET([$ScriptTestCases.$B$5];[.K5];0;1);&quot;&quot;)" office:value-type="string" office:string-value="CbUranus2Body.m">
            <text:p>CbUranus2Body.m</text:p>
          </table:table-cell>
          <table:table-cell table:style-name="ce27" table:formula="of:=IF(OFFSET([$ScriptTestCases.$B$5];[.L5];0;1)&lt;&gt;&quot;&quot;;OFFSET([$ScriptTestCases.$B$5];[.L5];0;1);&quot;&quot;)" office:value-type="string" office:string-value="CbVenus2Body.m">
            <text:p>CbVenus2Body.m</text:p>
          </table:table-cell>
          <table:table-cell table:style-name="ce27" table:formula="of:=IF(OFFSET([$ScriptTestCases.$B$5];[.M5];0;1)&lt;&gt;&quot;&quot;;OFFSET([$ScriptTestCases.$B$5];[.M5];0;1);&quot;&quot;)" office:value-type="string" office:string-value="CS2BodyEarthFixed.m">
            <text:p>CS2BodyEarthFixed.m</text:p>
          </table:table-cell>
          <table:table-cell table:style-name="ce27" table:formula="of:=IF(OFFSET([$ScriptTestCases.$B$5];[.N5];0;1)&lt;&gt;&quot;&quot;;OFFSET([$ScriptTestCases.$B$5];[.N5];0;1);&quot;&quot;)" office:value-type="string" office:string-value="CS2BodyEarthGSE.m">
            <text:p>CS2BodyEarthGSE.m</text:p>
          </table:table-cell>
          <table:table-cell table:style-name="ce27" table:formula="of:=IF(OFFSET([$ScriptTestCases.$B$5];[.O5];0;1)&lt;&gt;&quot;&quot;;OFFSET([$ScriptTestCases.$B$5];[.O5];0;1);&quot;&quot;)" office:value-type="string" office:string-value="CS2BodyEarthMJ2000Ec.m">
            <text:p>CS2BodyEarthMJ2000Ec.m</text:p>
          </table:table-cell>
          <table:table-cell table:style-name="ce27" table:formula="of:=IF(OFFSET([$ScriptTestCases.$B$5];[.P5];0;1)&lt;&gt;&quot;&quot;;OFFSET([$ScriptTestCases.$B$5];[.P5];0;1);&quot;&quot;)" office:value-type="string" office:string-value="CS2BodyEarthMJ2000Eq.m">
            <text:p>CS2BodyEarthMJ2000Eq.m</text:p>
          </table:table-cell>
          <table:table-cell table:style-name="ce27" table:formula="of:=IF(OFFSET([$ScriptTestCases.$B$5];[.Q5];0;1)&lt;&gt;&quot;&quot;;OFFSET([$ScriptTestCases.$B$5];[.Q5];0;1);&quot;&quot;)" office:value-type="string" office:string-value="CS2BodyMarsMJ2000Eq.m">
            <text:p>CS2BodyMarsMJ2000Eq.m</text:p>
          </table:table-cell>
          <table:table-cell table:style-name="ce27" table:formula="of:=IF(OFFSET([$ScriptTestCases.$B$5];[.R5];0;1)&lt;&gt;&quot;&quot;;OFFSET([$ScriptTestCases.$B$5];[.R5];0;1);&quot;&quot;)" office:value-type="string" office:string-value="MathOperatorsAndFunctions.script">
            <text:p>MathOperatorsAndFunctions.script</text:p>
          </table:table-cell>
          <table:table-cell table:style-name="ce27" table:formula="of:=IF(OFFSET([$ScriptTestCases.$B$5];[.S5];0;1)&lt;&gt;&quot;&quot;;OFFSET([$ScriptTestCases.$B$5];[.S5];0;1);&quot;&quot;)" office:value-type="string" office:string-value="IntegratorABM_2Body.m">
            <text:p>IntegratorABM_2Body.m</text:p>
          </table:table-cell>
          <table:table-cell table:style-name="ce27" table:formula="of:=IF(OFFSET([$ScriptTestCases.$B$5];[.T5];0;1)&lt;&gt;&quot;&quot;;OFFSET([$ScriptTestCases.$B$5];[.T5];0;1);&quot;&quot;)" office:value-type="string" office:string-value="IntegratorBS_2Body.m">
            <text:p>IntegratorBS_2Body.m</text:p>
          </table:table-cell>
          <table:table-cell table:style-name="ce27" table:formula="of:=IF(OFFSET([$ScriptTestCases.$B$5];[.U5];0;1)&lt;&gt;&quot;&quot;;OFFSET([$ScriptTestCases.$B$5];[.U5];0;1);&quot;&quot;)" office:value-type="string" office:string-value="IntegratorPD45_2Body.m">
            <text:p>IntegratorPD45_2Body.m</text:p>
          </table:table-cell>
          <table:table-cell table:style-name="ce27" table:formula="of:=IF(OFFSET([$ScriptTestCases.$B$5];[.V5];0;1)&lt;&gt;&quot;&quot;;OFFSET([$ScriptTestCases.$B$5];[.V5];0;1);&quot;&quot;)" office:value-type="string" office:string-value="IntegratorPD78_2Body.m">
            <text:p>IntegratorPD78_2Body.m</text:p>
          </table:table-cell>
          <table:table-cell table:style-name="ce27" table:formula="of:=IF(OFFSET([$ScriptTestCases.$B$5];[.W5];0;1)&lt;&gt;&quot;&quot;;OFFSET([$ScriptTestCases.$B$5];[.W5];0;1);&quot;&quot;)" office:value-type="string" office:string-value="IntegratorRKF56_2Body.m">
            <text:p>IntegratorRKF56_2Body.m</text:p>
          </table:table-cell>
          <table:table-cell table:style-name="ce27" table:formula="of:=IF(OFFSET([$ScriptTestCases.$B$5];[.X5];0;1)&lt;&gt;&quot;&quot;;OFFSET([$ScriptTestCases.$B$5];[.X5];0;1);&quot;&quot;)" office:value-type="string" office:string-value="IntegratorRKN68_2Body.m">
            <text:p>IntegratorRKN68_2Body.m</text:p>
          </table:table-cell>
          <table:table-cell table:style-name="ce27" table:formula="of:=IF(OFFSET([$ScriptTestCases.$B$5];[.Y5];0;1)&lt;&gt;&quot;&quot;;OFFSET([$ScriptTestCases.$B$5];[.Y5];0;1);&quot;&quot;)" office:value-type="string" office:string-value="ForArray.m">
            <text:p>ForArray.m</text:p>
          </table:table-cell>
          <table:table-cell table:style-name="ce27" table:formula="of:=IF(OFFSET([$ScriptTestCases.$B$5];[.Z5];0;1)&lt;&gt;&quot;&quot;;OFFSET([$ScriptTestCases.$B$5];[.Z5];0;1);&quot;&quot;)" office:value-type="string" office:string-value="ForIf42_24.m">
            <text:p>ForIf42_24.m</text:p>
          </table:table-cell>
          <table:table-cell table:style-name="ce27" table:formula="of:=IF(OFFSET([$ScriptTestCases.$B$5];[.AA5];0;1)&lt;&gt;&quot;&quot;;OFFSET([$ScriptTestCases.$B$5];[.AA5];0;1);&quot;&quot;)" office:value-type="string" office:string-value="ForWhile42.m">
            <text:p>ForWhile42.m</text:p>
          </table:table-cell>
          <table:table-cell table:style-name="ce27" table:formula="of:=IF(OFFSET([$ScriptTestCases.$B$5];[.AB5];0;1)&lt;&gt;&quot;&quot;;OFFSET([$ScriptTestCases.$B$5];[.AB5];0;1);&quot;&quot;)" office:value-type="string" office:string-value="If11.m">
            <text:p>If11.m</text:p>
          </table:table-cell>
          <table:table-cell table:style-name="ce27" table:formula="of:=IF(OFFSET([$ScriptTestCases.$B$5];[.AC5];0;1)&lt;&gt;&quot;&quot;;OFFSET([$ScriptTestCases.$B$5];[.AC5];0;1);&quot;&quot;)" office:value-type="string" office:string-value="If12_21.m">
            <text:p>If12_21.m</text:p>
          </table:table-cell>
          <table:table-cell table:style-name="ce27" table:formula="of:=IF(OFFSET([$ScriptTestCases.$B$5];[.AD5];0;1)&lt;&gt;&quot;&quot;;OFFSET([$ScriptTestCases.$B$5];[.AD5];0;1);&quot;&quot;)" office:value-type="string" office:string-value="If22.m">
            <text:p>If22.m</text:p>
          </table:table-cell>
          <table:table-cell table:style-name="ce27" table:formula="of:=IF(OFFSET([$ScriptTestCases.$B$5];[.AE5];0;1)&lt;&gt;&quot;&quot;;OFFSET([$ScriptTestCases.$B$5];[.AE5];0;1);&quot;&quot;)" office:value-type="string" office:string-value="If33.m">
            <text:p>If33.m</text:p>
          </table:table-cell>
          <table:table-cell table:style-name="ce27" table:formula="of:=IF(OFFSET([$ScriptTestCases.$B$5];[.AF5];0;1)&lt;&gt;&quot;&quot;;OFFSET([$ScriptTestCases.$B$5];[.AF5];0;1);&quot;&quot;)" office:value-type="string" office:string-value="If44.m">
            <text:p>If44.m</text:p>
          </table:table-cell>
          <table:table-cell table:style-name="ce27" table:formula="of:=IF(OFFSET([$ScriptTestCases.$B$5];[.AG5];0;1)&lt;&gt;&quot;&quot;;OFFSET([$ScriptTestCases.$B$5];[.AG5];0;1);&quot;&quot;)" office:value-type="string" office:string-value="If55.m">
            <text:p>If55.m</text:p>
          </table:table-cell>
          <table:table-cell table:style-name="ce27" table:formula="of:=IF(OFFSET([$ScriptTestCases.$B$5];[.AH5];0;1)&lt;&gt;&quot;&quot;;OFFSET([$ScriptTestCases.$B$5];[.AH5];0;1);&quot;&quot;)" office:value-type="string" office:string-value="IfForArray.m">
            <text:p>IfForArray.m</text:p>
          </table:table-cell>
          <table:table-cell table:style-name="ce27" table:formula="of:=IF(OFFSET([$ScriptTestCases.$B$5];[.AI5];0;1)&lt;&gt;&quot;&quot;;OFFSET([$ScriptTestCases.$B$5];[.AI5];0;1);&quot;&quot;)" office:value-type="string" office:string-value="IfIf43_34.m">
            <text:p>IfIf43_34.m</text:p>
          </table:table-cell>
          <table:table-cell table:style-name="ce27" table:formula="of:=IF(OFFSET([$ScriptTestCases.$B$5];[.AJ5];0;1)&lt;&gt;&quot;&quot;;OFFSET([$ScriptTestCases.$B$5];[.AJ5];0;1);&quot;&quot;)" office:value-type="string" office:string-value="While42_24.m">
            <text:p>While42_24.m</text:p>
          </table:table-cell>
          <table:table-cell table:style-name="ce27" table:formula="of:=IF(OFFSET([$ScriptTestCases.$B$5];[.AK5];0;1)&lt;&gt;&quot;&quot;;OFFSET([$ScriptTestCases.$B$5];[.AK5];0;1);&quot;&quot;)" office:value-type="string" office:string-value="While53_35.m">
            <text:p>While53_35.m</text:p>
          </table:table-cell>
          <table:table-cell table:style-name="ce27" table:formula="of:=IF(OFFSET([$ScriptTestCases.$B$5];[.AL5];0;1)&lt;&gt;&quot;&quot;;OFFSET([$ScriptTestCases.$B$5];[.AL5];0;1);&quot;&quot;)" office:value-type="string" office:string-value="WhileForArray.m">
            <text:p>WhileForArray.m</text:p>
          </table:table-cell>
          <table:table-cell table:style-name="ce27" table:formula="of:=IF(OFFSET([$ScriptTestCases.$B$5];[.AM5];0;1)&lt;&gt;&quot;&quot;;OFFSET([$ScriptTestCases.$B$5];[.AM5];0;1);&quot;&quot;)" office:value-type="string" office:string-value="WhileIf51_15.m">
            <text:p>WhileIf51_15.m</text:p>
          </table:table-cell>
          <table:table-cell table:style-name="ce27" table:formula="of:=IF(OFFSET([$ScriptTestCases.$B$5];[.AN5];0;1)&lt;&gt;&quot;&quot;;OFFSET([$ScriptTestCases.$B$5];[.AN5];0;1);&quot;&quot;)" office:value-type="string" office:string-value="WhileTarget.m">
            <text:p>WhileTarget.m</text:p>
          </table:table-cell>
          <table:table-cell table:style-name="ce27" table:formula="of:=IF(OFFSET([$ScriptTestCases.$B$5];[.AO5];0;1)&lt;&gt;&quot;&quot;;OFFSET([$ScriptTestCases.$B$5];[.AO5];0;1);&quot;&quot;)" office:value-type="string" office:string-value="WhileWhile42_24.m">
            <text:p>WhileWhile42_24.m</text:p>
          </table:table-cell>
          <table:table-cell table:style-name="ce27" table:formula="of:=IF(OFFSET([$ScriptTestCases.$B$5];[.AP5];0;1)&lt;&gt;&quot;&quot;;OFFSET([$ScriptTestCases.$B$5];[.AP5];0;1);&quot;&quot;)" office:value-type="string" office:string-value="LibrationTest_GMAT_SE.m">
            <text:p>LibrationTest_GMAT_SE.m</text:p>
          </table:table-cell>
          <table:table-cell table:style-name="ce27" table:formula="of:=IF(OFFSET([$ScriptTestCases.$B$5];[.AQ5];0;1)&lt;&gt;&quot;&quot;;OFFSET([$ScriptTestCases.$B$5];[.AQ5];0;1);&quot;&quot;)" office:value-type="string" office:string-value="LibrationTest_GMAT_SEM.m">
            <text:p>LibrationTest_GMAT_SEM.m</text:p>
          </table:table-cell>
          <table:table-cell table:style-name="ce27" table:formula="of:=IF(OFFSET([$ScriptTestCases.$B$5];[.AR5];0;1)&lt;&gt;&quot;&quot;;OFFSET([$ScriptTestCases.$B$5];[.AR5];0;1);&quot;&quot;)" office:value-type="string" office:string-value="DeltaV_GMAT_IEarth_Cartesian.m">
            <text:p>DeltaV_GMAT_IEarth_Cartesian.m</text:p>
          </table:table-cell>
          <table:table-cell table:style-name="ce27" table:formula="of:=IF(OFFSET([$ScriptTestCases.$B$5];[.AS5];0;1)&lt;&gt;&quot;&quot;;OFFSET([$ScriptTestCases.$B$5];[.AS5];0;1);&quot;&quot;)" office:value-type="string" office:string-value="DeltaV_GMAT_IEarth_VNB.m">
            <text:p>DeltaV_GMAT_IEarth_VNB.m</text:p>
          </table:table-cell>
          <table:table-cell table:style-name="ce27" table:formula="of:=IF(OFFSET([$ScriptTestCases.$B$5];[.AT5];0;1)&lt;&gt;&quot;&quot;;OFFSET([$ScriptTestCases.$B$5];[.AT5];0;1);&quot;&quot;)" office:value-type="string" office:string-value="DeltaV_GMAT_ISun_VNB.m">
            <text:p>DeltaV_GMAT_ISun_VNB.m</text:p>
          </table:table-cell>
          <table:table-cell table:style-name="ce27" table:formula="of:=IF(OFFSET([$ScriptTestCases.$B$5];[.AU5];0;1)&lt;&gt;&quot;&quot;;OFFSET([$ScriptTestCases.$B$5];[.AU5];0;1);&quot;&quot;)" office:value-type="string" office:string-value="StopCond_GMAT_EarthAll_Days.m">
            <text:p>StopCond_GMAT_EarthAll_Days.m</text:p>
          </table:table-cell>
          <table:table-cell table:style-name="ce27" table:formula="of:=IF(OFFSET([$ScriptTestCases.$B$5];[.AV5];0;1)&lt;&gt;&quot;&quot;;OFFSET([$ScriptTestCases.$B$5];[.AV5];0;1);&quot;&quot;)" office:value-type="string" office:string-value="StopCond_GMAT_Earth3MultiSatsPM_Days.m">
            <text:p>StopCond_GMAT_Earth3MultiSatsPM_Days.m</text:p>
          </table:table-cell>
          <table:table-cell table:style-name="ce27" table:formula="of:=IF(OFFSET([$ScriptTestCases.$B$5];[.AW5];0;1)&lt;&gt;&quot;&quot;;OFFSET([$ScriptTestCases.$B$5];[.AW5];0;1);&quot;&quot;)" office:value-type="string" office:string-value="GMAT_GEO_EarthSunLuna_JGM2_MSISE90_SRP.m">
            <text:p>GMAT_GEO_EarthSunLuna_JGM2_MSISE90_SRP.m</text:p>
          </table:table-cell>
          <table:table-cell table:style-name="ce27" table:formula="of:=IF(OFFSET([$ScriptTestCases.$B$5];[.AX5];0;1)&lt;&gt;&quot;&quot;;OFFSET([$ScriptTestCases.$B$5];[.AX5];0;1);&quot;&quot;)" office:value-type="string" office:string-value="GMAT_Moon_AllPlanets_0_0_0.m">
            <text:p>GMAT_Moon_AllPlanets_0_0_0.m</text:p>
          </table:table-cell>
          <table:table-cell table:style-name="ce27" table:formula="of:=IF(OFFSET([$ScriptTestCases.$B$5];[.AY5];0;1)&lt;&gt;&quot;&quot;;OFFSET([$ScriptTestCases.$B$5];[.AY5];0;1);&quot;&quot;)" office:value-type="string" office:string-value="GMAT_Mars1_Mars_MARS50C_0_0.m">
            <text:p>GMAT_Mars1_Mars_MARS50C_0_0.m</text:p>
          </table:table-cell>
          <table:table-cell table:style-name="ce27" table:formula="of:=IF(OFFSET([$ScriptTestCases.$B$5];[.AZ5];0;1)&lt;&gt;&quot;&quot;;OFFSET([$ScriptTestCases.$B$5];[.AZ5];0;1);&quot;&quot;)" office:value-type="string" office:string-value="GMAT_Moon_Luna_LP165P_0_0.m">
            <text:p>GMAT_Moon_Luna_LP165P_0_0.m</text:p>
          </table:table-cell>
          <table:table-cell table:style-name="ce27" table:formula="of:=IF(OFFSET([$ScriptTestCases.$B$5];[.BA5];0;1)&lt;&gt;&quot;&quot;;OFFSET([$ScriptTestCases.$B$5];[.BA5];0;1);&quot;&quot;)" office:value-type="string" office:string-value="EpochFormatCheck.m">
            <text:p>EpochFormatCheck.m</text:p>
          </table:table-cell>
          <table:table-cell table:style-name="ce27" table:formula="of:=IF(OFFSET([$ScriptTestCases.$B$5];[.BB5];0;1)&lt;&gt;&quot;&quot;;OFFSET([$ScriptTestCases.$B$5];[.BB5];0;1);&quot;&quot;)" office:value-type="string" office:string-value="allPropagates.m">
            <text:p>allPropagates.m</text:p>
          </table:table-cell>
          <table:table-cell table:style-name="ce27" table:formula="of:=IF(OFFSET([$ScriptTestCases.$B$5];[.BC5];0;1)&lt;&gt;&quot;&quot;;OFFSET([$ScriptTestCases.$B$5];[.BC5];0;1);&quot;&quot;)" office:value-type="string" office:string-value="TargeterCheck.m">
            <text:p>TargeterCheck.m</text:p>
          </table:table-cell>
          <table:table-cell table:style-name="ce27" table:formula="of:=IF(OFFSET([$ScriptTestCases.$B$5];[.BD5];0;1)&lt;&gt;&quot;&quot;;OFFSET([$ScriptTestCases.$B$5];[.BD5];0;1);&quot;&quot;)" office:value-type="string" office:string-value="XYPlotNonFunctionTest.m">
            <text:p>XYPlotNonFunctionTest.m</text:p>
          </table:table-cell>
          <table:table-cell table:style-name="ce27" table:formula="of:=IF(OFFSET([$ScriptTestCases.$B$5];[.BE5];0;1)&lt;&gt;&quot;&quot;;OFFSET([$ScriptTestCases.$B$5];[.BE5];0;1);&quot;&quot;)" office:value-type="string" office:string-value="SaveAllObjects.m">
            <text:p>SaveAllObjects.m</text:p>
          </table:table-cell>
          <table:table-cell table:style-name="ce27" table:formula="of:=IF(OFFSET([$ScriptTestCases.$B$5];[.BF5];0;1)&lt;&gt;&quot;&quot;;OFFSET([$ScriptTestCases.$B$5];[.BF5];0;1);&quot;&quot;)" office:value-type="string" office:string-value="StopAlone.m">
            <text:p>StopAlone.m</text:p>
          </table:table-cell>
          <table:table-cell table:style-name="ce27" table:formula="of:=IF(OFFSET([$ScriptTestCases.$B$5];[.BG5];0;1)&lt;&gt;&quot;&quot;;OFFSET([$ScriptTestCases.$B$5];[.BG5];0;1);&quot;&quot;)" office:value-type="string" office:string-value="StopIf.m">
            <text:p>StopIf.m</text:p>
          </table:table-cell>
          <table:table-cell table:style-name="ce27" table:formula="of:=IF(OFFSET([$ScriptTestCases.$B$5];[.BH5];0;1)&lt;&gt;&quot;&quot;;OFFSET([$ScriptTestCases.$B$5];[.BH5];0;1);&quot;&quot;)" office:value-type="string" office:string-value="StopFor.m">
            <text:p>StopFor.m</text:p>
          </table:table-cell>
          <table:table-cell table:style-name="ce27" table:formula="of:=IF(OFFSET([$ScriptTestCases.$B$5];[.BI5];0;1)&lt;&gt;&quot;&quot;;OFFSET([$ScriptTestCases.$B$5];[.BI5];0;1);&quot;&quot;)" office:value-type="string" office:string-value="StopTarget.m">
            <text:p>StopTarget.m</text:p>
          </table:table-cell>
          <table:table-cell table:style-name="ce27" table:formula="of:=IF(OFFSET([$ScriptTestCases.$B$5];[.BJ5];0;1)&lt;&gt;&quot;&quot;;OFFSET([$ScriptTestCases.$B$5];[.BJ5];0;1);&quot;&quot;)" office:value-type="string" office:string-value="StopWhile.m">
            <text:p>StopWhile.m</text:p>
          </table:table-cell>
          <table:table-cell table:style-name="ce27" table:formula="of:=IF(OFFSET([$ScriptTestCases.$B$5];[.BK5];0;1)&lt;&gt;&quot;&quot;;OFFSET([$ScriptTestCases.$B$5];[.BK5];0;1);&quot;&quot;)" office:value-type="string" office:string-value="StopForIf.m">
            <text:p>StopForIf.m</text:p>
          </table:table-cell>
          <table:table-cell table:style-name="ce27" table:formula="of:=IF(OFFSET([$ScriptTestCases.$B$5];[.BL5];0;1)&lt;&gt;&quot;&quot;;OFFSET([$ScriptTestCases.$B$5];[.BL5];0;1);&quot;&quot;)" office:value-type="string" office:string-value="StopWhileFor.m">
            <text:p>StopWhileFor.m</text:p>
          </table:table-cell>
          <table:table-cell table:style-name="ce27" table:formula="of:=IF(OFFSET([$ScriptTestCases.$B$5];[.BM5];0;1)&lt;&gt;&quot;&quot;;OFFSET([$ScriptTestCases.$B$5];[.BM5];0;1);&quot;&quot;)" office:value-type="string" office:string-value="AssignmentTests">
            <text:p>AssignmentTests</text:p>
          </table:table-cell>
          <table:table-cell table:style-name="ce27" table:formula="of:=IF(OFFSET([$ScriptTestCases.$B$5];[.BN5];0;1)&lt;&gt;&quot;&quot;;OFFSET([$ScriptTestCases.$B$5];[.BN5];0;1);&quot;&quot;)" office:value-type="string" office:string-value="BasicOptimizerTest.script">
            <text:p>BasicOptimizerTest.script</text:p>
          </table:table-cell>
          <table:table-cell table:style-name="ce27" table:formula="of:=IF(OFFSET([$ScriptTestCases.$B$5];[.BO5];0;1)&lt;&gt;&quot;&quot;;OFFSET([$ScriptTestCases.$B$5];[.BO5];0;1);&quot;&quot;)" office:value-type="string" office:string-value="NonLinearConstraintTests.script">
            <text:p>NonLinearConstraintTests.script</text:p>
          </table:table-cell>
          <table:table-cell table:style-name="ce27" table:formula="of:=IF(OFFSET([$ScriptTestCases.$B$5];[.BP5];0;1)&lt;&gt;&quot;&quot;;OFFSET([$ScriptTestCases.$B$5];[.BP5];0;1);&quot;&quot;)" office:value-type="string" office:string-value="MinimizeTests.script">
            <text:p>MinimizeTests.script</text:p>
          </table:table-cell>
          <table:table-cell table:style-name="ce27" table:formula="of:=IF(OFFSET([$ScriptTestCases.$B$5];[.BQ5];0;1)&lt;&gt;&quot;&quot;;OFFSET([$ScriptTestCases.$B$5];[.BQ5];0;1);&quot;&quot;)" office:value-type="string" office:string-value="VaryTests">
            <text:p>VaryTests</text:p>
          </table:table-cell>
          <table:table-cell table:style-name="ce27" table:formula="of:=IF(OFFSET([$ScriptTestCases.$B$5];[.BR5];0;1)&lt;&gt;&quot;&quot;;OFFSET([$ScriptTestCases.$B$5];[.BR5];0;1);&quot;&quot;)" office:value-type="string" office:string-value="OptimizersInControlFlow.script">
            <text:p>OptimizersInControlFlow.script</text:p>
          </table:table-cell>
          <table:table-cell table:style-name="ce27" table:formula="of:=IF(OFFSET([$ScriptTestCases.$B$5];[.BS5];0;1)&lt;&gt;&quot;&quot;;OFFSET([$ScriptTestCases.$B$5];[.BS5];0;1);&quot;&quot;)" office:value-type="string" office:string-value="MathOperators.script">
            <text:p>MathOperators.script</text:p>
          </table:table-cell>
          <table:table-cell table:style-name="ce27" table:formula="of:=IF(OFFSET([$ScriptTestCases.$B$5];[.BT5];0;1)&lt;&gt;&quot;&quot;;OFFSET([$ScriptTestCases.$B$5];[.BT5];0;1);&quot;&quot;)" office:value-type="string" office:string-value="ParenthesisinMathTests.script">
            <text:p>ParenthesisinMathTests.script</text:p>
          </table:table-cell>
          <table:table-cell table:style-name="ce27" table:formula="of:=IF(OFFSET([$ScriptTestCases.$B$5];[.BU5];0;1)&lt;&gt;&quot;&quot;;OFFSET([$ScriptTestCases.$B$5];[.BU5];0;1);&quot;&quot;)" office:value-type="string" office:string-value="StopinOptimizerTest.script">
            <text:p>StopinOptimizerTest.script</text:p>
          </table:table-cell>
          <table:table-cell table:style-name="ce27" table:formula="of:=IF(OFFSET([$ScriptTestCases.$B$5];[.BV5];0;1)&lt;&gt;&quot;&quot;;OFFSET([$ScriptTestCases.$B$5];[.BV5];0;1);&quot;&quot;)" office:value-type="string" office:string-value="ToggleTest.m">
            <text:p>ToggleTest.m</text:p>
          </table:table-cell>
          <table:table-cell table:style-name="ce27" table:formula="of:=IF(OFFSET([$ScriptTestCases.$B$5];[.BW5];0;1)&lt;&gt;&quot;&quot;;OFFSET([$ScriptTestCases.$B$5];[.BW5];0;1);&quot;&quot;)" office:value-type="string" office:string-value="CSParams_GMAT_BPlaneTests.script">
            <text:p>CSParams_GMAT_BPlaneTests.script</text:p>
          </table:table-cell>
          <table:table-cell table:style-name="ce27" table:formula="of:=IF(OFFSET([$ScriptTestCases.$B$5];[.BX5];0;1)&lt;&gt;&quot;&quot;;OFFSET([$ScriptTestCases.$B$5];[.BX5];0;1);&quot;&quot;)" office:value-type="string" office:string-value="StateInputTests.script">
            <text:p>StateInputTests.script</text:p>
          </table:table-cell>
          <table:table-cell table:style-name="ce27" table:formula="of:=IF(OFFSET([$ScriptTestCases.$B$5];[.BY5];0;1)&lt;&gt;&quot;&quot;;OFFSET([$ScriptTestCases.$B$5];[.BY5];0;1);&quot;&quot;)" office:value-type="string" office:string-value="TargeterNesting.m">
            <text:p>TargeterNesting.m</text:p>
          </table:table-cell>
          <table:table-cell table:style-name="ce27" table:formula="of:=IF(OFFSET([$ScriptTestCases.$B$5];[.BZ5];0;1)&lt;&gt;&quot;&quot;;OFFSET([$ScriptTestCases.$B$5];[.BZ5];0;1);&quot;&quot;)" office:value-type="string" office:string-value="Loop_GMAT_IfWhile.m">
            <text:p>Loop_GMAT_IfWhile.m</text:p>
          </table:table-cell>
          <table:table-cell table:style-name="ce27" table:formula="of:=IF(OFFSET([$ScriptTestCases.$B$5];[.CA5];0;1)&lt;&gt;&quot;&quot;;OFFSET([$ScriptTestCases.$B$5];[.CA5];0;1);&quot;&quot;)" office:value-type="string" office:string-value="ForForArray.m">
            <text:p>ForForArray.m</text:p>
          </table:table-cell>
          <table:table-cell table:style-name="ce27" table:formula="of:=IF(OFFSET([$ScriptTestCases.$B$5];[.CB5];0;1)&lt;&gt;&quot;&quot;;OFFSET([$ScriptTestCases.$B$5];[.CB5];0;1);&quot;&quot;)" office:value-type="string" office:string-value="MatlabApsidesCheck.m">
            <text:p>MatlabApsidesCheck.m</text:p>
          </table:table-cell>
          <table:table-cell table:style-name="ce27" table:formula="of:=IF(OFFSET([$ScriptTestCases.$B$5];[.CC5];0;1)&lt;&gt;&quot;&quot;;OFFSET([$ScriptTestCases.$B$5];[.CC5];0;1);&quot;&quot;)" office:value-type="string" office:string-value="MatlabObjectPassingCheck.m">
            <text:p>MatlabObjectPassingCheck.m</text:p>
          </table:table-cell>
          <table:table-cell table:style-name="ce27"/>
          <table:table-cell table:style-name="ce28"/>
          <table:table-cell table:style-name="ce27" office:value-type="string">
            <text:p>Coverage</text:p>
          </table:table-cell>
          <table:table-cell table:style-name="ce27" office:value-type="string">
            <text:p>Column Count</text:p>
          </table:table-cell>
          <table:table-cell table:style-name="ce28" table:number-columns-repeated="129"/>
        </table:table-row>
        <table:table-row table:style-name="ro3">
          <table:table-cell office:value-type="string">
            <text:p>Solar System</text:p>
          </table:table-cell>
          <table:table-cell office:value-type="string">
            <text:p>Ephem Path</text:p>
          </table:table-cell>
          <table:table-cell office:value-type="string">
            <text:p>DE200</text:p>
          </table:table-cell>
          <table:table-cell/>
          <table:table-cell table:style-name="ce26" table:number-columns-repeated="80"/>
          <table:table-cell table:formula="of:=IF((COUNTA([.E7:.CF7])&gt;0)                                                                 OR                                                                 ( [.D7]=&quot;DEFERRED&quot;);1;0)" office:value-type="float" office:value="0">
            <text:p>0</text:p>
          </table:table-cell>
          <table:table-cell table:formula="of:=1" office:value-type="float" office:value="1">
            <text:p>1</text:p>
          </table:table-cell>
          <table:table-cell table:style-name="ce26" table:number-columns-repeated="129"/>
        </table:table-row>
        <table:table-row table:style-name="ro3">
          <table:table-cell table:number-columns-repeated="2"/>
          <table:table-cell office:value-type="string">
            <text:p>DE405</text:p>
          </table:table-cell>
          <table:table-cell/>
          <table:table-cell table:number-columns-repeated="80"/>
          <table:table-cell table:formula="of:=IF((COUNTA([.E8:.CF8])&gt;0)                                                                 OR                                                                 ( [.D8]=&quot;DEFERRED&quot;);1;0)" office:value-type="float" office:value="0">
            <text:p>0</text:p>
          </table:table-cell>
          <table:table-cell table:formula="of:=1" office:value-type="float" office:value="1">
            <text:p>1</text:p>
          </table:table-cell>
          <table:table-cell table:number-columns-repeated="129"/>
        </table:table-row>
        <table:table-row table:style-name="ro3">
          <table:table-cell table:number-columns-repeated="2"/>
          <table:table-cell office:value-type="string">
            <text:p>SLP</text:p>
          </table:table-cell>
          <table:table-cell/>
          <table:table-cell table:number-columns-repeated="80"/>
          <table:table-cell table:formula="of:=IF((COUNTA([.E9:.CF9])&gt;0)                                                                 OR                                                                 ( [.D9]=&quot;DEFERRED&quot;);1;0)" office:value-type="float" office:value="0">
            <text:p>0</text:p>
          </table:table-cell>
          <table:table-cell table:formula="of:=1" office:value-type="float" office:value="1">
            <text:p>1</text:p>
          </table:table-cell>
          <table:table-cell table:number-columns-repeated="129"/>
        </table:table-row>
        <table:table-row table:style-name="ro3">
          <table:table-cell/>
          <table:table-cell office:value-type="string">
            <text:p>BodiesInUse</text:p>
          </table:table-cell>
          <table:table-cell/>
          <table:table-cell/>
          <table:table-cell table:number-columns-repeated="80"/>
          <table:table-cell table:formula="of:=IF((COUNTA([.E10:.CF10])&gt;0)                                                                 OR                                                                 ( [.D10]=&quot;DEFERRED&quot;);1;0)" office:value-type="float" office:value="0">
            <text:p>0</text:p>
          </table:table-cell>
          <table:table-cell table:formula="of:=1" office:value-type="float" office:value="1">
            <text:p>1</text:p>
          </table:table-cell>
          <table:table-cell table:number-columns-repeated="129"/>
        </table:table-row>
        <table:table-row table:style-name="ro3">
          <table:table-cell/>
          <table:table-cell office:value-type="string">
            <text:p>NumberOfBodies</text:p>
          </table:table-cell>
          <table:table-cell/>
          <table:table-cell/>
          <table:table-cell table:number-columns-repeated="80"/>
          <table:table-cell table:formula="of:=IF((COUNTA([.E11:.CF11])&gt;0)                                                                 OR                                                                 ( [.D11]=&quot;DEFERRED&quot;);1;0)" office:value-type="float" office:value="0">
            <text:p>0</text:p>
          </table:table-cell>
          <table:table-cell table:formula="of:=1" office:value-type="float" office:value="1">
            <text:p>1</text:p>
          </table:table-cell>
          <table:table-cell table:number-columns-repeated="129"/>
        </table:table-row>
        <table:table-row table:style-name="ro3">
          <table:table-cell/>
          <table:table-cell office:value-type="string">
            <text:p>UseTTForEphemeris</text:p>
          </table:table-cell>
          <table:table-cell/>
          <table:table-cell/>
          <table:table-cell table:number-columns-repeated="80"/>
          <table:table-cell table:formula="of:=IF((COUNTA([.E12:.CF12])&gt;0)                                                                 OR                                                                 ( [.D12]=&quot;DEFERRED&quot;);1;0)" office:value-type="float" office:value="0">
            <text:p>0</text:p>
          </table:table-cell>
          <table:table-cell table:formula="of:=1" office:value-type="float" office:value="1">
            <text:p>1</text:p>
          </table:table-cell>
          <table:table-cell table:number-columns-repeated="129"/>
        </table:table-row>
        <table:table-row table:style-name="ro3">
          <table:table-cell/>
          <table:table-cell office:value-type="string">
            <text:p>EphemerisUpdateInterval</text:p>
          </table:table-cell>
          <table:table-cell/>
          <table:table-cell/>
          <table:table-cell table:number-columns-repeated="80"/>
          <table:table-cell table:formula="of:=IF((COUNTA([.E13:.CF13])&gt;0)                                                                 OR                                                                 ( [.D13]=&quot;DEFERRED&quot;);1;0)" office:value-type="float" office:value="0">
            <text:p>0</text:p>
          </table:table-cell>
          <table:table-cell table:formula="of:=1" office:value-type="float" office:value="1">
            <text:p>1</text:p>
          </table:table-cell>
          <table:table-cell table:number-columns-repeated="129"/>
        </table:table-row>
        <table:table-row table:style-name="ro3">
          <table:table-cell office:value-type="string">
            <text:p>Startup File</text:p>
          </table:table-cell>
          <table:table-cell table:number-columns-repeated="2"/>
          <table:table-cell/>
          <table:table-cell table:number-columns-repeated="80"/>
          <table:table-cell table:formula="of:=IF((COUNTA([.E14:.CF14])&gt;0)                                                                 OR                                                                 ( [.D14]=&quot;DEFERRED&quot;);1;0)" office:value-type="float" office:value="0">
            <text:p>0</text:p>
          </table:table-cell>
          <table:table-cell table:formula="of:=1" office:value-type="float" office:value="1">
            <text:p>1</text:p>
          </table:table-cell>
          <table:table-cell table:number-columns-repeated="129"/>
        </table:table-row>
      </table:table>
      <table:table table:name="GUITestCases" table:style-name="ta1" table:print="false">
        <table:table-column table:style-name="co35" table:default-cell-style-name="ce32"/>
        <table:table-column table:style-name="co36" table:default-cell-style-name="ce32"/>
        <table:table-column table:style-name="co37" table:default-cell-style-name="ce34"/>
        <table:table-column table:style-name="co7" table:default-cell-style-name="ce34"/>
        <table:table-column table:style-name="co7" table:default-cell-style-name="ce32"/>
        <table:table-column table:style-name="co38" table:default-cell-style-name="ce34"/>
        <table:table-column table:style-name="co7" table:default-cell-style-name="ce32"/>
        <table:table-column table:style-name="co7" table:default-cell-style-name="ce37"/>
        <table:table-column table:style-name="co7" table:number-columns-repeated="248" table:default-cell-style-name="ce32"/>
        <table:table-row table:style-name="ro1">
          <table:table-cell table:style-name="ce1" office:value-type="string">
            <text:p>GMAT System Test </text:p>
          </table:table-cell>
          <table:table-cell table:style-name="Default"/>
          <table:table-cell table:number-columns-repeated="254"/>
        </table:table-row>
        <table:table-row table:style-name="ro2">
          <table:table-cell table:style-name="ce2" office:value-type="string">
            <text:p>GUI Test Case Definitions</text:p>
          </table:table-cell>
          <table:table-cell table:style-name="Default"/>
          <table:table-cell table:number-columns-repeated="254"/>
        </table:table-row>
        <table:table-row table:style-name="ro3">
          <table:table-cell table:number-columns-repeated="256"/>
        </table:table-row>
        <table:table-row table:style-name="ro4">
          <table:table-cell table:style-name="ce33" office:value-type="string">
            <text:p>ID</text:p>
          </table:table-cell>
          <table:table-cell table:style-name="ce33" office:value-type="string">
            <text:p>Test Case</text:p>
          </table:table-cell>
          <table:table-cell table:style-name="ce35" office:value-type="string">
            <text:p>Purpose</text:p>
          </table:table-cell>
          <table:table-cell table:style-name="ce35" office:value-type="string">
            <text:p>Frequency</text:p>
          </table:table-cell>
          <table:table-cell table:style-name="ce33" office:value-type="string">
            <text:p>Status *</text:p>
          </table:table-cell>
          <table:table-cell table:style-name="ce35" office:value-type="string">
            <text:p>Notes</text:p>
          </table:table-cell>
          <table:table-cell table:style-name="ce36"/>
          <table:table-cell table:style-name="ce38" office:value-type="string">
            <text:p>Status Value</text:p>
          </table:table-cell>
          <table:table-cell table:style-name="ce36" table:number-columns-repeated="248"/>
        </table:table-row>
        <table:table-row table:style-name="ro4">
          <table:table-cell table:style-name="ce16" office:value-type="float" office:value="1">
            <text:p>1</text:p>
          </table:table-cell>
          <table:table-cell office:value-type="string">
            <text:p>AddCoordSystemDialog.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5]=&quot;Started&quot;;1;IF([.E5]=&quot;Written&quot;;2;IF([.E5]=&quot;Complete&quot;;3;0)))" office:value-type="float" office:value="3">
            <text:p>3</text:p>
          </table:table-cell>
          <table:table-cell table:number-columns-repeated="248"/>
        </table:table-row>
        <table:table-row table:style-name="ro4">
          <table:table-cell table:style-name="ce16" table:formula="of:=[.A5]+1" office:value-type="float" office:value="2">
            <text:p>2</text:p>
          </table:table-cell>
          <table:table-cell office:value-type="string">
            <text:p>Array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6]=&quot;Started&quot;;1;IF([.E6]=&quot;Written&quot;;2;IF([.E6]=&quot;Complete&quot;;3;0)))" office:value-type="float" office:value="3">
            <text:p>3</text:p>
          </table:table-cell>
          <table:table-cell table:number-columns-repeated="248"/>
        </table:table-row>
        <table:table-row table:style-name="ro4">
          <table:table-cell table:style-name="ce16" table:formula="of:=[.A6]+1" office:value-type="float" office:value="3">
            <text:p>3</text:p>
          </table:table-cell>
          <table:table-cell office:value-type="string">
            <text:p>Barycenter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7]=&quot;Started&quot;;1;IF([.E7]=&quot;Written&quot;;2;IF([.E7]=&quot;Complete&quot;;3;0)))" office:value-type="float" office:value="3">
            <text:p>3</text:p>
          </table:table-cell>
          <table:table-cell table:number-columns-repeated="248"/>
        </table:table-row>
        <table:table-row table:style-name="ro4">
          <table:table-cell table:style-name="ce16" table:formula="of:=[.A7]+1" office:value-type="float" office:value="4">
            <text:p>4</text:p>
          </table:table-cell>
          <table:table-cell office:value-type="string">
            <text:p>CoordinateSystem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8]=&quot;Started&quot;;1;IF([.E8]=&quot;Written&quot;;2;IF([.E8]=&quot;Complete&quot;;3;0)))" office:value-type="float" office:value="3">
            <text:p>3</text:p>
          </table:table-cell>
          <table:table-cell table:number-columns-repeated="248"/>
        </table:table-row>
        <table:table-row table:style-name="ro4">
          <table:table-cell table:style-name="ce16" table:formula="of:=[.A8]+1" office:value-type="float" office:value="5">
            <text:p>5</text:p>
          </table:table-cell>
          <table:table-cell office:value-type="string">
            <text:p>ParameterSelectCreateOnlyDialog.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9]=&quot;Started&quot;;1;IF([.E9]=&quot;Written&quot;;2;IF([.E9]=&quot;Complete&quot;;3;0)))" office:value-type="float" office:value="3">
            <text:p>3</text:p>
          </table:table-cell>
          <table:table-cell table:number-columns-repeated="248"/>
        </table:table-row>
        <table:table-row table:style-name="ro4">
          <table:table-cell table:style-name="ce16" table:formula="of:=[.A9]+1" office:value-type="float" office:value="6">
            <text:p>6</text:p>
          </table:table-cell>
          <table:table-cell office:value-type="string">
            <text:p>GMATMainMenu.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10]=&quot;Started&quot;;1;IF([.E10]=&quot;Written&quot;;2;IF([.E10]=&quot;Complete&quot;;3;0)))" office:value-type="float" office:value="3">
            <text:p>3</text:p>
          </table:table-cell>
          <table:table-cell table:number-columns-repeated="248"/>
        </table:table-row>
        <table:table-row table:style-name="ro4">
          <table:table-cell table:style-name="ce16" table:formula="of:=[.A10]+1" office:value-type="float" office:value="7">
            <text:p>7</text:p>
          </table:table-cell>
          <table:table-cell office:value-type="string">
            <text:p>MessageWindow.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11]=&quot;Started&quot;;1;IF([.E11]=&quot;Written&quot;;2;IF([.E11]=&quot;Complete&quot;;3;0)))" office:value-type="float" office:value="3">
            <text:p>3</text:p>
          </table:table-cell>
          <table:table-cell table:number-columns-repeated="248"/>
        </table:table-row>
        <table:table-row table:style-name="ro4">
          <table:table-cell table:style-name="ce16" table:formula="of:=[.A11]+1" office:value-type="float" office:value="8">
            <text:p>8</text:p>
          </table:table-cell>
          <table:table-cell office:value-type="string">
            <text:p>MissionTree.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12]=&quot;Started&quot;;1;IF([.E12]=&quot;Written&quot;;2;IF([.E12]=&quot;Complete&quot;;3;0)))" office:value-type="float" office:value="3">
            <text:p>3</text:p>
          </table:table-cell>
          <table:table-cell table:number-columns-repeated="248"/>
        </table:table-row>
        <table:table-row table:style-name="ro4">
          <table:table-cell table:style-name="ce16" table:formula="of:=[.A12]+1" office:value-type="float" office:value="9">
            <text:p>9</text:p>
          </table:table-cell>
          <table:table-cell office:value-type="string">
            <text:p>OutputTree.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13]=&quot;Started&quot;;1;IF([.E13]=&quot;Written&quot;;2;IF([.E13]=&quot;Complete&quot;;3;0)))" office:value-type="float" office:value="3">
            <text:p>3</text:p>
          </table:table-cell>
          <table:table-cell table:number-columns-repeated="248"/>
        </table:table-row>
        <table:table-row table:style-name="ro4">
          <table:table-cell table:style-name="ce16" table:formula="of:=[.A13]+1" office:value-type="float" office:value="10">
            <text:p>10</text:p>
          </table:table-cell>
          <table:table-cell office:value-type="string">
            <text:p>ResourceTree.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14]=&quot;Started&quot;;1;IF([.E14]=&quot;Written&quot;;2;IF([.E14]=&quot;Complete&quot;;3;0)))" office:value-type="float" office:value="3">
            <text:p>3</text:p>
          </table:table-cell>
          <table:table-cell table:number-columns-repeated="248"/>
        </table:table-row>
        <table:table-row table:style-name="ro4">
          <table:table-cell table:style-name="ce16" table:formula="of:=[.A14]+1" office:value-type="float" office:value="11">
            <text:p>11</text:p>
          </table:table-cell>
          <table:table-cell office:value-type="string">
            <text:p>Toolbar.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15]=&quot;Started&quot;;1;IF([.E15]=&quot;Written&quot;;2;IF([.E15]=&quot;Complete&quot;;3;0)))" office:value-type="float" office:value="3">
            <text:p>3</text:p>
          </table:table-cell>
          <table:table-cell table:number-columns-repeated="248"/>
        </table:table-row>
        <table:table-row table:style-name="ro4">
          <table:table-cell table:style-name="ce16" table:formula="of:=[.A15]+1" office:value-type="float" office:value="12">
            <text:p>12</text:p>
          </table:table-cell>
          <table:table-cell office:value-type="string">
            <text:p>DifferentialCorrector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16]=&quot;Started&quot;;1;IF([.E16]=&quot;Written&quot;;2;IF([.E16]=&quot;Complete&quot;;3;0)))" office:value-type="float" office:value="3">
            <text:p>3</text:p>
          </table:table-cell>
          <table:table-cell table:number-columns-repeated="248"/>
        </table:table-row>
        <table:table-row table:style-name="ro4">
          <table:table-cell table:style-name="ce16" table:formula="of:=[.A16]+1" office:value-type="float" office:value="13">
            <text:p>13</text:p>
          </table:table-cell>
          <table:table-cell office:value-type="string">
            <text:p>FiniteBurn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17]=&quot;Started&quot;;1;IF([.E17]=&quot;Written&quot;;2;IF([.E17]=&quot;Complete&quot;;3;0)))" office:value-type="float" office:value="3">
            <text:p>3</text:p>
          </table:table-cell>
          <table:table-cell table:number-columns-repeated="248"/>
        </table:table-row>
        <table:table-row table:style-name="ro4">
          <table:table-cell table:style-name="ce16" table:formula="of:=[.A17]+1" office:value-type="float" office:value="14">
            <text:p>14</text:p>
          </table:table-cell>
          <table:table-cell office:value-type="string">
            <text:p>Formation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18]=&quot;Started&quot;;1;IF([.E18]=&quot;Written&quot;;2;IF([.E18]=&quot;Complete&quot;;3;0)))" office:value-type="float" office:value="3">
            <text:p>3</text:p>
          </table:table-cell>
          <table:table-cell table:number-columns-repeated="248"/>
        </table:table-row>
        <table:table-row table:style-name="ro4">
          <table:table-cell table:style-name="ce16" table:formula="of:=[.A18]+1" office:value-type="float" office:value="15">
            <text:p>15</text:p>
          </table:table-cell>
          <table:table-cell office:value-type="string">
            <text:p>FuelTank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19]=&quot;Started&quot;;1;IF([.E19]=&quot;Written&quot;;2;IF([.E19]=&quot;Complete&quot;;3;0)))" office:value-type="float" office:value="3">
            <text:p>3</text:p>
          </table:table-cell>
          <table:table-cell table:number-columns-repeated="248"/>
        </table:table-row>
        <table:table-row table:style-name="ro4">
          <table:table-cell table:style-name="ce16" table:formula="of:=[.A19]+1" office:value-type="float" office:value="16">
            <text:p>16</text:p>
          </table:table-cell>
          <table:table-cell office:value-type="string">
            <text:p>GMATFunction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20]=&quot;Started&quot;;1;IF([.E20]=&quot;Written&quot;;2;IF([.E20]=&quot;Complete&quot;;3;0)))" office:value-type="float" office:value="3">
            <text:p>3</text:p>
          </table:table-cell>
          <table:table-cell table:number-columns-repeated="248"/>
        </table:table-row>
        <table:table-row table:style-name="ro4">
          <table:table-cell table:style-name="ce16" table:formula="of:=[.A20]+1" office:value-type="float" office:value="17">
            <text:p>17</text:p>
          </table:table-cell>
          <table:table-cell office:value-type="string">
            <text:p>ImpulsiveBurn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21]=&quot;Started&quot;;1;IF([.E21]=&quot;Written&quot;;2;IF([.E21]=&quot;Complete&quot;;3;0)))" office:value-type="float" office:value="3">
            <text:p>3</text:p>
          </table:table-cell>
          <table:table-cell table:number-columns-repeated="248"/>
        </table:table-row>
        <table:table-row table:style-name="ro4">
          <table:table-cell table:style-name="ce16" table:formula="of:=[.A21]+1" office:value-type="float" office:value="18">
            <text:p>18</text:p>
          </table:table-cell>
          <table:table-cell office:value-type="string">
            <text:p>LibrationPoint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22]=&quot;Started&quot;;1;IF([.E22]=&quot;Written&quot;;2;IF([.E22]=&quot;Complete&quot;;3;0)))" office:value-type="float" office:value="3">
            <text:p>3</text:p>
          </table:table-cell>
          <table:table-cell table:number-columns-repeated="248"/>
        </table:table-row>
        <table:table-row table:style-name="ro4">
          <table:table-cell table:style-name="ce16" table:formula="of:=[.A22]+1" office:value-type="float" office:value="19">
            <text:p>19</text:p>
          </table:table-cell>
          <table:table-cell office:value-type="string">
            <text:p>Luna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23]=&quot;Started&quot;;1;IF([.E23]=&quot;Written&quot;;2;IF([.E23]=&quot;Complete&quot;;3;0)))" office:value-type="float" office:value="3">
            <text:p>3</text:p>
          </table:table-cell>
          <table:table-cell table:number-columns-repeated="248"/>
        </table:table-row>
        <table:table-row table:style-name="ro4">
          <table:table-cell table:style-name="ce16" table:formula="of:=[.A23]+1" office:value-type="float" office:value="20">
            <text:p>20</text:p>
          </table:table-cell>
          <table:table-cell office:value-type="string">
            <text:p>MATLABFunction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24]=&quot;Started&quot;;1;IF([.E24]=&quot;Written&quot;;2;IF([.E24]=&quot;Complete&quot;;3;0)))" office:value-type="float" office:value="3">
            <text:p>3</text:p>
          </table:table-cell>
          <table:table-cell table:number-columns-repeated="248"/>
        </table:table-row>
        <table:table-row table:style-name="ro4">
          <table:table-cell table:style-name="ce16" table:formula="of:=[.A24]+1" office:value-type="float" office:value="21">
            <text:p>21</text:p>
          </table:table-cell>
          <table:table-cell office:value-type="string">
            <text:p>OpenGL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25]=&quot;Started&quot;;1;IF([.E25]=&quot;Written&quot;;2;IF([.E25]=&quot;Complete&quot;;3;0)))" office:value-type="float" office:value="3">
            <text:p>3</text:p>
          </table:table-cell>
          <table:table-cell table:number-columns-repeated="248"/>
        </table:table-row>
        <table:table-row table:style-name="ro4">
          <table:table-cell table:style-name="ce16" table:formula="of:=[.A25]+1" office:value-type="float" office:value="22">
            <text:p>22</text:p>
          </table:table-cell>
          <table:table-cell office:value-type="string">
            <text:p>OtherBody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26]=&quot;Started&quot;;1;IF([.E26]=&quot;Written&quot;;2;IF([.E26]=&quot;Complete&quot;;3;0)))" office:value-type="float" office:value="3">
            <text:p>3</text:p>
          </table:table-cell>
          <table:table-cell table:number-columns-repeated="248"/>
        </table:table-row>
        <table:table-row table:style-name="ro4">
          <table:table-cell table:style-name="ce16" table:formula="of:=[.A26]+1" office:value-type="float" office:value="23">
            <text:p>23</text:p>
          </table:table-cell>
          <table:table-cell office:value-type="string">
            <text:p>Propagator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27]=&quot;Started&quot;;1;IF([.E27]=&quot;Written&quot;;2;IF([.E27]=&quot;Complete&quot;;3;0)))" office:value-type="float" office:value="3">
            <text:p>3</text:p>
          </table:table-cell>
          <table:table-cell table:number-columns-repeated="248"/>
        </table:table-row>
        <table:table-row table:style-name="ro4">
          <table:table-cell table:style-name="ce16" table:formula="of:=[.A27]+1" office:value-type="float" office:value="24">
            <text:p>24</text:p>
          </table:table-cell>
          <table:table-cell office:value-type="string">
            <text:p>ReportFile.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28]=&quot;Started&quot;;1;IF([.E28]=&quot;Written&quot;;2;IF([.E28]=&quot;Complete&quot;;3;0)))" office:value-type="float" office:value="3">
            <text:p>3</text:p>
          </table:table-cell>
          <table:table-cell table:number-columns-repeated="248"/>
        </table:table-row>
        <table:table-row table:style-name="ro4">
          <table:table-cell table:style-name="ce16" table:formula="of:=[.A28]+1" office:value-type="float" office:value="25">
            <text:p>25</text:p>
          </table:table-cell>
          <table:table-cell office:value-type="string">
            <text:p>SQPOptimizer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29]=&quot;Started&quot;;1;IF([.E29]=&quot;Written&quot;;2;IF([.E29]=&quot;Complete&quot;;3;0)))" office:value-type="float" office:value="3">
            <text:p>3</text:p>
          </table:table-cell>
          <table:table-cell table:number-columns-repeated="248"/>
        </table:table-row>
        <table:table-row table:style-name="ro4">
          <table:table-cell table:style-name="ce16" table:formula="of:=[.A29]+1" office:value-type="float" office:value="26">
            <text:p>26</text:p>
          </table:table-cell>
          <table:table-cell office:value-type="string">
            <text:p>SolarSystem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30]=&quot;Started&quot;;1;IF([.E30]=&quot;Written&quot;;2;IF([.E30]=&quot;Complete&quot;;3;0)))" office:value-type="float" office:value="3">
            <text:p>3</text:p>
          </table:table-cell>
          <table:table-cell table:number-columns-repeated="248"/>
        </table:table-row>
        <table:table-row table:style-name="ro4">
          <table:table-cell table:style-name="ce16" table:formula="of:=[.A30]+1" office:value-type="float" office:value="27">
            <text:p>27</text:p>
          </table:table-cell>
          <table:table-cell office:value-type="string">
            <text:p>SpacecraftActuators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31]=&quot;Started&quot;;1;IF([.E31]=&quot;Written&quot;;2;IF([.E31]=&quot;Complete&quot;;3;0)))" office:value-type="float" office:value="3">
            <text:p>3</text:p>
          </table:table-cell>
          <table:table-cell table:number-columns-repeated="248"/>
        </table:table-row>
        <table:table-row table:style-name="ro4">
          <table:table-cell table:style-name="ce16" table:formula="of:=[.A31]+1" office:value-type="float" office:value="28">
            <text:p>28</text:p>
          </table:table-cell>
          <table:table-cell office:value-type="string">
            <text:p>SpacecraftAttitude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32]=&quot;Started&quot;;1;IF([.E32]=&quot;Written&quot;;2;IF([.E32]=&quot;Complete&quot;;3;0)))" office:value-type="float" office:value="3">
            <text:p>3</text:p>
          </table:table-cell>
          <table:table-cell table:number-columns-repeated="248"/>
        </table:table-row>
        <table:table-row table:style-name="ro4">
          <table:table-cell table:style-name="ce16" table:formula="of:=[.A32]+1" office:value-type="float" office:value="29">
            <text:p>29</text:p>
          </table:table-cell>
          <table:table-cell office:value-type="string">
            <text:p>SpacecraftBallistic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33]=&quot;Started&quot;;1;IF([.E33]=&quot;Written&quot;;2;IF([.E33]=&quot;Complete&quot;;3;0)))" office:value-type="float" office:value="3">
            <text:p>3</text:p>
          </table:table-cell>
          <table:table-cell table:number-columns-repeated="248"/>
        </table:table-row>
        <table:table-row table:style-name="ro4">
          <table:table-cell table:style-name="ce16" table:formula="of:=[.A33]+1" office:value-type="float" office:value="30">
            <text:p>30</text:p>
          </table:table-cell>
          <table:table-cell office:value-type="string">
            <text:p>SpacecraftOrbit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34]=&quot;Started&quot;;1;IF([.E34]=&quot;Written&quot;;2;IF([.E34]=&quot;Complete&quot;;3;0)))" office:value-type="float" office:value="3">
            <text:p>3</text:p>
          </table:table-cell>
          <table:table-cell table:number-columns-repeated="248"/>
        </table:table-row>
        <table:table-row table:style-name="ro4">
          <table:table-cell table:style-name="ce16" table:formula="of:=[.A34]+1" office:value-type="float" office:value="31">
            <text:p>31</text:p>
          </table:table-cell>
          <table:table-cell office:value-type="string">
            <text:p>SpacecraftSensors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35]=&quot;Started&quot;;1;IF([.E35]=&quot;Written&quot;;2;IF([.E35]=&quot;Complete&quot;;3;0)))" office:value-type="float" office:value="3">
            <text:p>3</text:p>
          </table:table-cell>
          <table:table-cell table:number-columns-repeated="248"/>
        </table:table-row>
        <table:table-row table:style-name="ro4">
          <table:table-cell table:style-name="ce16" table:formula="of:=[.A35]+1" office:value-type="float" office:value="32">
            <text:p>32</text:p>
          </table:table-cell>
          <table:table-cell office:value-type="string">
            <text:p>SpacecraftTanks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36]=&quot;Started&quot;;1;IF([.E36]=&quot;Written&quot;;2;IF([.E36]=&quot;Complete&quot;;3;0)))" office:value-type="float" office:value="3">
            <text:p>3</text:p>
          </table:table-cell>
          <table:table-cell table:number-columns-repeated="248"/>
        </table:table-row>
        <table:table-row table:style-name="ro4">
          <table:table-cell table:style-name="ce16" table:formula="of:=[.A36]+1" office:value-type="float" office:value="33">
            <text:p>33</text:p>
          </table:table-cell>
          <table:table-cell office:value-type="string">
            <text:p>String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37]=&quot;Started&quot;;1;IF([.E37]=&quot;Written&quot;;2;IF([.E37]=&quot;Complete&quot;;3;0)))" office:value-type="float" office:value="3">
            <text:p>3</text:p>
          </table:table-cell>
          <table:table-cell table:number-columns-repeated="248"/>
        </table:table-row>
        <table:table-row table:style-name="ro4">
          <table:table-cell table:style-name="ce16" table:formula="of:=[.A37]+1" office:value-type="float" office:value="34">
            <text:p>34</text:p>
          </table:table-cell>
          <table:table-cell office:value-type="string">
            <text:p>Sun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38]=&quot;Started&quot;;1;IF([.E38]=&quot;Written&quot;;2;IF([.E38]=&quot;Complete&quot;;3;0)))" office:value-type="float" office:value="3">
            <text:p>3</text:p>
          </table:table-cell>
          <table:table-cell table:number-columns-repeated="248"/>
        </table:table-row>
        <table:table-row table:style-name="ro4">
          <table:table-cell table:style-name="ce16" table:formula="of:=[.A38]+1" office:value-type="float" office:value="35">
            <text:p>35</text:p>
          </table:table-cell>
          <table:table-cell office:value-type="string">
            <text:p>Thruster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39]=&quot;Started&quot;;1;IF([.E39]=&quot;Written&quot;;2;IF([.E39]=&quot;Complete&quot;;3;0)))" office:value-type="float" office:value="3">
            <text:p>3</text:p>
          </table:table-cell>
          <table:table-cell table:number-columns-repeated="248"/>
        </table:table-row>
        <table:table-row table:style-name="ro4">
          <table:table-cell table:style-name="ce16" table:formula="of:=[.A39]+1" office:value-type="float" office:value="36">
            <text:p>36</text:p>
          </table:table-cell>
          <table:table-cell office:value-type="string">
            <text:p>Variable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40]=&quot;Started&quot;;1;IF([.E40]=&quot;Written&quot;;2;IF([.E40]=&quot;Complete&quot;;3;0)))" office:value-type="float" office:value="3">
            <text:p>3</text:p>
          </table:table-cell>
          <table:table-cell table:number-columns-repeated="248"/>
        </table:table-row>
        <table:table-row table:style-name="ro4">
          <table:table-cell table:style-name="ce16" table:formula="of:=[.A40]+1" office:value-type="float" office:value="37">
            <text:p>37</text:p>
          </table:table-cell>
          <table:table-cell office:value-type="string">
            <text:p>XYPlot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41]=&quot;Started&quot;;1;IF([.E41]=&quot;Written&quot;;2;IF([.E41]=&quot;Complete&quot;;3;0)))" office:value-type="float" office:value="3">
            <text:p>3</text:p>
          </table:table-cell>
          <table:table-cell table:number-columns-repeated="248"/>
        </table:table-row>
        <table:table-row table:style-name="ro4">
          <table:table-cell table:style-name="ce16" table:formula="of:=[.A41]+1" office:value-type="float" office:value="38">
            <text:p>38</text:p>
          </table:table-cell>
          <table:table-cell office:value-type="string">
            <text:p>Achieve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42]=&quot;Started&quot;;1;IF([.E42]=&quot;Written&quot;;2;IF([.E42]=&quot;Complete&quot;;3;0)))" office:value-type="float" office:value="3">
            <text:p>3</text:p>
          </table:table-cell>
          <table:table-cell table:number-columns-repeated="248"/>
        </table:table-row>
        <table:table-row table:style-name="ro4">
          <table:table-cell table:style-name="ce16" table:formula="of:=[.A42]+1" office:value-type="float" office:value="39">
            <text:p>39</text:p>
          </table:table-cell>
          <table:table-cell office:value-type="string">
            <text:p>BeginFiniteBurn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43]=&quot;Started&quot;;1;IF([.E43]=&quot;Written&quot;;2;IF([.E43]=&quot;Complete&quot;;3;0)))" office:value-type="float" office:value="3">
            <text:p>3</text:p>
          </table:table-cell>
          <table:table-cell table:number-columns-repeated="248"/>
        </table:table-row>
        <table:table-row table:style-name="ro4">
          <table:table-cell table:style-name="ce16" table:formula="of:=[.A43]+1" office:value-type="float" office:value="40">
            <text:p>40</text:p>
          </table:table-cell>
          <table:table-cell office:value-type="string">
            <text:p>CallFunction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44]=&quot;Started&quot;;1;IF([.E44]=&quot;Written&quot;;2;IF([.E44]=&quot;Complete&quot;;3;0)))" office:value-type="float" office:value="3">
            <text:p>3</text:p>
          </table:table-cell>
          <table:table-cell table:number-columns-repeated="248"/>
        </table:table-row>
        <table:table-row table:style-name="ro4">
          <table:table-cell table:style-name="ce16" table:formula="of:=[.A44]+1" office:value-type="float" office:value="41">
            <text:p>41</text:p>
          </table:table-cell>
          <table:table-cell office:value-type="string">
            <text:p>EndFiniteBurn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45]=&quot;Started&quot;;1;IF([.E45]=&quot;Written&quot;;2;IF([.E45]=&quot;Complete&quot;;3;0)))" office:value-type="float" office:value="3">
            <text:p>3</text:p>
          </table:table-cell>
          <table:table-cell table:number-columns-repeated="248"/>
        </table:table-row>
        <table:table-row table:style-name="ro4">
          <table:table-cell table:style-name="ce16" table:formula="of:=[.A45]+1" office:value-type="float" office:value="42">
            <text:p>42</text:p>
          </table:table-cell>
          <table:table-cell office:value-type="string">
            <text:p>For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46]=&quot;Started&quot;;1;IF([.E46]=&quot;Written&quot;;2;IF([.E46]=&quot;Complete&quot;;3;0)))" office:value-type="float" office:value="3">
            <text:p>3</text:p>
          </table:table-cell>
          <table:table-cell table:number-columns-repeated="248"/>
        </table:table-row>
        <table:table-row table:style-name="ro4">
          <table:table-cell table:style-name="ce16" table:formula="of:=[.A46]+1" office:value-type="float" office:value="43">
            <text:p>43</text:p>
          </table:table-cell>
          <table:table-cell office:value-type="string">
            <text:p>GMAT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47]=&quot;Started&quot;;1;IF([.E47]=&quot;Written&quot;;2;IF([.E47]=&quot;Complete&quot;;3;0)))" office:value-type="float" office:value="3">
            <text:p>3</text:p>
          </table:table-cell>
          <table:table-cell table:number-columns-repeated="248"/>
        </table:table-row>
        <table:table-row table:style-name="ro4">
          <table:table-cell table:style-name="ce16" table:formula="of:=[.A47]+1" office:value-type="float" office:value="44">
            <text:p>44</text:p>
          </table:table-cell>
          <table:table-cell office:value-type="string">
            <text:p>If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48]=&quot;Started&quot;;1;IF([.E48]=&quot;Written&quot;;2;IF([.E48]=&quot;Complete&quot;;3;0)))" office:value-type="float" office:value="3">
            <text:p>3</text:p>
          </table:table-cell>
          <table:table-cell table:number-columns-repeated="248"/>
        </table:table-row>
        <table:table-row table:style-name="ro4">
          <table:table-cell table:style-name="ce16" table:formula="of:=[.A48]+1" office:value-type="float" office:value="45">
            <text:p>45</text:p>
          </table:table-cell>
          <table:table-cell office:value-type="string">
            <text:p>Maneuver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49]=&quot;Started&quot;;1;IF([.E49]=&quot;Written&quot;;2;IF([.E49]=&quot;Complete&quot;;3;0)))" office:value-type="float" office:value="3">
            <text:p>3</text:p>
          </table:table-cell>
          <table:table-cell table:number-columns-repeated="248"/>
        </table:table-row>
        <table:table-row table:style-name="ro4">
          <table:table-cell table:style-name="ce16" table:formula="of:=[.A49]+1" office:value-type="float" office:value="46">
            <text:p>46</text:p>
          </table:table-cell>
          <table:table-cell office:value-type="string">
            <text:p>Minimize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50]=&quot;Started&quot;;1;IF([.E50]=&quot;Written&quot;;2;IF([.E50]=&quot;Complete&quot;;3;0)))" office:value-type="float" office:value="3">
            <text:p>3</text:p>
          </table:table-cell>
          <table:table-cell table:number-columns-repeated="248"/>
        </table:table-row>
        <table:table-row table:style-name="ro4">
          <table:table-cell table:style-name="ce16" table:formula="of:=[.A50]+1" office:value-type="float" office:value="47">
            <text:p>47</text:p>
          </table:table-cell>
          <table:table-cell office:value-type="string">
            <text:p>NonlinearConstraint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51]=&quot;Started&quot;;1;IF([.E51]=&quot;Written&quot;;2;IF([.E51]=&quot;Complete&quot;;3;0)))" office:value-type="float" office:value="3">
            <text:p>3</text:p>
          </table:table-cell>
          <table:table-cell table:number-columns-repeated="248"/>
        </table:table-row>
        <table:table-row table:style-name="ro4">
          <table:table-cell table:style-name="ce16" table:formula="of:=[.A51]+1" office:value-type="float" office:value="48">
            <text:p>48</text:p>
          </table:table-cell>
          <table:table-cell office:value-type="string">
            <text:p>Propagate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52]=&quot;Started&quot;;1;IF([.E52]=&quot;Written&quot;;2;IF([.E52]=&quot;Complete&quot;;3;0)))" office:value-type="float" office:value="3">
            <text:p>3</text:p>
          </table:table-cell>
          <table:table-cell table:number-columns-repeated="248"/>
        </table:table-row>
        <table:table-row table:style-name="ro4">
          <table:table-cell table:style-name="ce16" table:formula="of:=[.A52]+1" office:value-type="float" office:value="49">
            <text:p>49</text:p>
          </table:table-cell>
          <table:table-cell office:value-type="string">
            <text:p>Report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53]=&quot;Started&quot;;1;IF([.E53]=&quot;Written&quot;;2;IF([.E53]=&quot;Complete&quot;;3;0)))" office:value-type="float" office:value="3">
            <text:p>3</text:p>
          </table:table-cell>
          <table:table-cell table:number-columns-repeated="248"/>
        </table:table-row>
        <table:table-row table:style-name="ro4">
          <table:table-cell table:style-name="ce16" table:formula="of:=[.A53]+1" office:value-type="float" office:value="50">
            <text:p>50</text:p>
          </table:table-cell>
          <table:table-cell office:value-type="string">
            <text:p>Save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54]=&quot;Started&quot;;1;IF([.E54]=&quot;Written&quot;;2;IF([.E54]=&quot;Complete&quot;;3;0)))" office:value-type="float" office:value="3">
            <text:p>3</text:p>
          </table:table-cell>
          <table:table-cell table:number-columns-repeated="248"/>
        </table:table-row>
        <table:table-row table:style-name="ro4">
          <table:table-cell table:style-name="ce16" table:formula="of:=[.A54]+1" office:value-type="float" office:value="51">
            <text:p>51</text:p>
          </table:table-cell>
          <table:table-cell office:value-type="string">
            <text:p>ScriptEvent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55]=&quot;Started&quot;;1;IF([.E55]=&quot;Written&quot;;2;IF([.E55]=&quot;Complete&quot;;3;0)))" office:value-type="float" office:value="3">
            <text:p>3</text:p>
          </table:table-cell>
          <table:table-cell table:number-columns-repeated="248"/>
        </table:table-row>
        <table:table-row table:style-name="ro4">
          <table:table-cell table:style-name="ce16" table:formula="of:=[.A55]+1" office:value-type="float" office:value="52">
            <text:p>52</text:p>
          </table:table-cell>
          <table:table-cell office:value-type="string">
            <text:p>Target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56]=&quot;Started&quot;;1;IF([.E56]=&quot;Written&quot;;2;IF([.E56]=&quot;Complete&quot;;3;0)))" office:value-type="float" office:value="3">
            <text:p>3</text:p>
          </table:table-cell>
          <table:table-cell table:number-columns-repeated="248"/>
        </table:table-row>
        <table:table-row table:style-name="ro4">
          <table:table-cell table:style-name="ce16" table:formula="of:=[.A56]+1" office:value-type="float" office:value="53">
            <text:p>53</text:p>
          </table:table-cell>
          <table:table-cell office:value-type="string">
            <text:p>Toggle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57]=&quot;Started&quot;;1;IF([.E57]=&quot;Written&quot;;2;IF([.E57]=&quot;Complete&quot;;3;0)))" office:value-type="float" office:value="3">
            <text:p>3</text:p>
          </table:table-cell>
          <table:table-cell table:number-columns-repeated="248"/>
        </table:table-row>
        <table:table-row table:style-name="ro4">
          <table:table-cell table:style-name="ce16" table:formula="of:=[.A57]+1" office:value-type="float" office:value="54">
            <text:p>54</text:p>
          </table:table-cell>
          <table:table-cell office:value-type="string">
            <text:p>Vary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58]=&quot;Started&quot;;1;IF([.E58]=&quot;Written&quot;;2;IF([.E58]=&quot;Complete&quot;;3;0)))" office:value-type="float" office:value="3">
            <text:p>3</text:p>
          </table:table-cell>
          <table:table-cell table:number-columns-repeated="248"/>
        </table:table-row>
        <table:table-row table:style-name="ro4">
          <table:table-cell table:style-name="ce16" table:formula="of:=[.A58]+1" office:value-type="float" office:value="55">
            <text:p>55</text:p>
          </table:table-cell>
          <table:table-cell office:value-type="string">
            <text:p>While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59]=&quot;Started&quot;;1;IF([.E59]=&quot;Written&quot;;2;IF([.E59]=&quot;Complete&quot;;3;0)))" office:value-type="float" office:value="3">
            <text:p>3</text:p>
          </table:table-cell>
          <table:table-cell table:number-columns-repeated="248"/>
        </table:table-row>
        <table:table-row table:style-name="ro4">
          <table:table-cell table:style-name="ce16" table:formula="of:=[.A59]+1" office:value-type="float" office:value="56">
            <text:p>56</text:p>
          </table:table-cell>
          <table:table-cell office:value-type="string">
            <text:p>ParameterSelectDialog.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60]=&quot;Started&quot;;1;IF([.E60]=&quot;Written&quot;;2;IF([.E60]=&quot;Complete&quot;;3;0)))" office:value-type="float" office:value="3">
            <text:p>3</text:p>
          </table:table-cell>
          <table:table-cell table:number-columns-repeated="248"/>
        </table:table-row>
        <table:table-row table:style-name="ro4">
          <table:table-cell table:style-name="ce16" table:formula="of:=[.A60]+1" office:value-type="float" office:value="57">
            <text:p>57</text:p>
          </table:table-cell>
          <table:table-cell office:value-type="string">
            <text:p>ParameterCreateDialog.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61]=&quot;Started&quot;;1;IF([.E61]=&quot;Written&quot;;2;IF([.E61]=&quot;Complete&quot;;3;0)))" office:value-type="float" office:value="3">
            <text:p>3</text:p>
          </table:table-cell>
          <table:table-cell table:number-columns-repeated="248"/>
        </table:table-row>
        <table:table-row table:style-name="ro4">
          <table:table-cell table:style-name="ce16" table:formula="of:=[.A61]+1" office:value-type="float" office:value="58">
            <text:p>58</text:p>
          </table:table-cell>
          <table:table-cell office:value-type="string">
            <text:p>OpenGLPlotMenu.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62]=&quot;Started&quot;;1;IF([.E62]=&quot;Written&quot;;2;IF([.E62]=&quot;Complete&quot;;3;0)))" office:value-type="float" office:value="3">
            <text:p>3</text:p>
          </table:table-cell>
          <table:table-cell table:number-columns-repeated="248"/>
        </table:table-row>
        <table:table-row table:style-name="ro4">
          <table:table-cell table:style-name="ce16" table:formula="of:=[.A62]+1" office:value-type="float" office:value="59">
            <text:p>59</text:p>
          </table:table-cell>
          <table:table-cell office:value-type="string">
            <text:p>XYPlotMenu.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63]=&quot;Started&quot;;1;IF([.E63]=&quot;Written&quot;;2;IF([.E63]=&quot;Complete&quot;;3;0)))" office:value-type="float" office:value="3">
            <text:p>3</text:p>
          </table:table-cell>
          <table:table-cell table:number-columns-repeated="248"/>
        </table:table-row>
        <table:table-row table:style-name="ro4">
          <table:table-cell table:style-name="ce16" table:formula="of:=[.A63]+1" office:value-type="float" office:value="60">
            <text:p>60</text:p>
          </table:table-cell>
          <table:table-cell office:value-type="string">
            <text:p>Earth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f:=IF([.E64]=&quot;Started&quot;;1;IF([.E64]=&quot;Written&quot;;2;IF([.E64]=&quot;Complete&quot;;3;0)))" office:value-type="float" office:value="3">
            <text:p>3</text:p>
          </table:table-cell>
          <table:table-cell table:number-columns-repeated="248"/>
        </table:table-row>
        <table:table-row table:style-name="ro3">
          <table:table-cell table:style-name="ce16" table:number-columns-repeated="2"/>
          <table:table-cell table:style-name="ce13" table:number-columns-repeated="2"/>
          <table:table-cell table:style-name="ce16"/>
          <table:table-cell table:style-name="ce13"/>
          <table:table-cell table:number-columns-repeated="250"/>
        </table:table-row>
        <table:table-row table:style-name="ro3">
          <table:table-cell table:number-columns-repeated="256"/>
        </table:table-row>
        <table:table-row table:style-name="ro3">
          <table:table-cell/>
          <table:table-cell table:formula="of:=COUNTA([.B5:.B66])" office:value-type="float" office:value="60">
            <text:p>60</text:p>
          </table:table-cell>
          <table:table-cell table:number-columns-repeated="5"/>
          <table:table-cell table:formula="of:=SUM([.H5:.H66])" office:value-type="float" office:value="180">
            <text:p>180</text:p>
          </table:table-cell>
          <table:table-cell table:number-columns-repeated="248"/>
        </table:table-row>
        <table:table-row table:style-name="ro3">
          <table:table-cell table:number-columns-repeated="256"/>
        </table:table-row>
        <table:table-row table:style-name="ro3">
          <table:table-cell office:value-type="string">
            <text:p>* Status is one of “Not started”, “Started”, “Written”, or “Complete”, or DEFERRED if the functionality to be tested is not yet ready</text:p>
          </table:table-cell>
          <table:table-cell table:number-columns-repeated="255"/>
        </table:table-row>
        <table:table-row table:style-name="ro3" table:number-rows-repeated="65466">
          <table:table-cell table:number-columns-repeated="256"/>
        </table:table-row>
        <table:table-row table:style-name="ro3">
          <table:table-cell table:number-columns-repeated="256"/>
        </table:table-row>
      </table:table>
      <table:table table:name="GUI" table:style-name="ta1" table:print="false">
        <table:table-column table:style-name="co39" table:default-cell-style-name="Default"/>
        <table:table-column table:style-name="co7" table:number-columns-repeated="3" table:default-cell-style-name="Default"/>
        <table:table-column table:style-name="co21" table:number-columns-repeated="55" table:default-cell-style-name="Default"/>
        <table:table-column table:style-name="co16" table:number-columns-repeated="8" table:default-cell-style-name="Default"/>
        <table:table-column table:style-name="co16" table:default-cell-style-name="ce26"/>
        <table:table-column table:style-name="co7" table:number-columns-repeated="188" table:default-cell-style-name="Default"/>
        <table:table-row table:style-name="ro1">
          <table:table-cell table:style-name="ce21" office:value-type="string">
            <text:p>GMAT System Test </text:p>
          </table:table-cell>
          <table:table-cell table:style-name="ce21" table:number-columns-repeated="3"/>
          <table:table-cell table:number-columns-repeated="62"/>
          <table:table-cell table:style-name="ce26"/>
          <table:table-cell table:number-columns-repeated="189"/>
        </table:table-row>
        <table:table-row table:style-name="ro2">
          <table:table-cell table:style-name="ce22" office:value-type="string">
            <text:p>GUI Mapping Matrix</text:p>
          </table:table-cell>
          <table:table-cell table:style-name="ce22" table:number-columns-repeated="65"/>
          <table:table-cell table:style-name="ce26"/>
          <table:table-cell/>
          <table:table-cell table:style-name="ce22" table:number-columns-repeated="188"/>
        </table:table-row>
        <table:table-row table:style-name="ro3">
          <table:table-cell table:number-columns-repeated="66"/>
          <table:table-cell table:style-name="ce26"/>
          <table:table-cell table:number-columns-repeated="189"/>
        </table:table-row>
        <table:table-row table:style-name="ro3">
          <table:table-cell table:style-name="ce23" table:number-columns-repeated="4"/>
          <table:table-cell table:number-columns-repeated="62"/>
          <table:table-cell table:style-name="ce26"/>
          <table:table-cell table:number-columns-repeated="189"/>
        </table:table-row>
        <table:table-row table:style-name="ro3">
          <table:table-cell table:number-columns-repeated="4"/>
          <table:table-cell table:style-name="ce26" office:value-type="float" office:value="1">
            <text:p>1</text:p>
          </table:table-cell>
          <table:table-cell table:style-name="ce26" table:formula="of:=[.E5]+1" office:value-type="float" office:value="2">
            <text:p>2</text:p>
          </table:table-cell>
          <table:table-cell table:style-name="ce26" table:formula="of:=[.F5]+1" office:value-type="float" office:value="3">
            <text:p>3</text:p>
          </table:table-cell>
          <table:table-cell table:style-name="ce26" table:formula="of:=[.G5]+1" office:value-type="float" office:value="4">
            <text:p>4</text:p>
          </table:table-cell>
          <table:table-cell table:style-name="ce26" table:formula="of:=[.H5]+1" office:value-type="float" office:value="5">
            <text:p>5</text:p>
          </table:table-cell>
          <table:table-cell table:style-name="ce26" table:formula="of:=[.I5]+1" office:value-type="float" office:value="6">
            <text:p>6</text:p>
          </table:table-cell>
          <table:table-cell table:style-name="ce26" table:formula="of:=[.J5]+1" office:value-type="float" office:value="7">
            <text:p>7</text:p>
          </table:table-cell>
          <table:table-cell table:style-name="ce26" table:formula="of:=[.K5]+1" office:value-type="float" office:value="8">
            <text:p>8</text:p>
          </table:table-cell>
          <table:table-cell table:style-name="ce26" table:formula="of:=[.L5]+1" office:value-type="float" office:value="9">
            <text:p>9</text:p>
          </table:table-cell>
          <table:table-cell table:style-name="ce26" table:formula="of:=[.M5]+1" office:value-type="float" office:value="10">
            <text:p>10</text:p>
          </table:table-cell>
          <table:table-cell table:style-name="ce26" table:formula="of:=[.N5]+1" office:value-type="float" office:value="11">
            <text:p>11</text:p>
          </table:table-cell>
          <table:table-cell table:style-name="ce26" table:formula="of:=[.O5]+1" office:value-type="float" office:value="12">
            <text:p>12</text:p>
          </table:table-cell>
          <table:table-cell table:style-name="ce26" table:formula="of:=[.P5]+1" office:value-type="float" office:value="13">
            <text:p>13</text:p>
          </table:table-cell>
          <table:table-cell table:style-name="ce26" table:formula="of:=[.Q5]+1" office:value-type="float" office:value="14">
            <text:p>14</text:p>
          </table:table-cell>
          <table:table-cell table:style-name="ce26" table:formula="of:=[.R5]+1" office:value-type="float" office:value="15">
            <text:p>15</text:p>
          </table:table-cell>
          <table:table-cell table:style-name="ce26" table:formula="of:=[.S5]+1" office:value-type="float" office:value="16">
            <text:p>16</text:p>
          </table:table-cell>
          <table:table-cell table:style-name="ce26" table:formula="of:=[.T5]+1" office:value-type="float" office:value="17">
            <text:p>17</text:p>
          </table:table-cell>
          <table:table-cell table:style-name="ce26" table:formula="of:=[.U5]+1" office:value-type="float" office:value="18">
            <text:p>18</text:p>
          </table:table-cell>
          <table:table-cell table:style-name="ce26" table:formula="of:=[.V5]+1" office:value-type="float" office:value="19">
            <text:p>19</text:p>
          </table:table-cell>
          <table:table-cell table:style-name="ce26" table:formula="of:=[.W5]+1" office:value-type="float" office:value="20">
            <text:p>20</text:p>
          </table:table-cell>
          <table:table-cell table:style-name="ce26" table:formula="of:=[.X5]+1" office:value-type="float" office:value="21">
            <text:p>21</text:p>
          </table:table-cell>
          <table:table-cell table:style-name="ce26" table:formula="of:=[.Y5]+1" office:value-type="float" office:value="22">
            <text:p>22</text:p>
          </table:table-cell>
          <table:table-cell table:style-name="ce26" table:formula="of:=[.Z5]+1" office:value-type="float" office:value="23">
            <text:p>23</text:p>
          </table:table-cell>
          <table:table-cell table:style-name="ce26" table:formula="of:=[.AA5]+1" office:value-type="float" office:value="24">
            <text:p>24</text:p>
          </table:table-cell>
          <table:table-cell table:style-name="ce26" table:formula="of:=[.AB5]+1" office:value-type="float" office:value="25">
            <text:p>25</text:p>
          </table:table-cell>
          <table:table-cell table:style-name="ce26" table:formula="of:=[.AC5]+1" office:value-type="float" office:value="26">
            <text:p>26</text:p>
          </table:table-cell>
          <table:table-cell table:style-name="ce26" table:formula="of:=[.AD5]+1" office:value-type="float" office:value="27">
            <text:p>27</text:p>
          </table:table-cell>
          <table:table-cell table:style-name="ce26" table:formula="of:=[.AE5]+1" office:value-type="float" office:value="28">
            <text:p>28</text:p>
          </table:table-cell>
          <table:table-cell table:style-name="ce26" table:formula="of:=[.AF5]+1" office:value-type="float" office:value="29">
            <text:p>29</text:p>
          </table:table-cell>
          <table:table-cell table:style-name="ce26" table:formula="of:=[.AG5]+1" office:value-type="float" office:value="30">
            <text:p>30</text:p>
          </table:table-cell>
          <table:table-cell table:style-name="ce26" table:formula="of:=[.AH5]+1" office:value-type="float" office:value="31">
            <text:p>31</text:p>
          </table:table-cell>
          <table:table-cell table:style-name="ce26" table:formula="of:=[.AI5]+1" office:value-type="float" office:value="32">
            <text:p>32</text:p>
          </table:table-cell>
          <table:table-cell table:style-name="ce26" table:formula="of:=[.AJ5]+1" office:value-type="float" office:value="33">
            <text:p>33</text:p>
          </table:table-cell>
          <table:table-cell table:style-name="ce26" table:formula="of:=[.AK5]+1" office:value-type="float" office:value="34">
            <text:p>34</text:p>
          </table:table-cell>
          <table:table-cell table:style-name="ce26" table:formula="of:=[.AL5]+1" office:value-type="float" office:value="35">
            <text:p>35</text:p>
          </table:table-cell>
          <table:table-cell table:style-name="ce26" table:formula="of:=[.AM5]+1" office:value-type="float" office:value="36">
            <text:p>36</text:p>
          </table:table-cell>
          <table:table-cell table:style-name="ce26" table:formula="of:=[.AN5]+1" office:value-type="float" office:value="37">
            <text:p>37</text:p>
          </table:table-cell>
          <table:table-cell table:style-name="ce26" table:formula="of:=[.AO5]+1" office:value-type="float" office:value="38">
            <text:p>38</text:p>
          </table:table-cell>
          <table:table-cell table:style-name="ce26" table:formula="of:=[.AP5]+1" office:value-type="float" office:value="39">
            <text:p>39</text:p>
          </table:table-cell>
          <table:table-cell table:style-name="ce26" table:formula="of:=[.AQ5]+1" office:value-type="float" office:value="40">
            <text:p>40</text:p>
          </table:table-cell>
          <table:table-cell table:style-name="ce26" table:formula="of:=[.AR5]+1" office:value-type="float" office:value="41">
            <text:p>41</text:p>
          </table:table-cell>
          <table:table-cell table:style-name="ce26" table:formula="of:=[.AS5]+1" office:value-type="float" office:value="42">
            <text:p>42</text:p>
          </table:table-cell>
          <table:table-cell table:style-name="ce26" table:formula="of:=[.AT5]+1" office:value-type="float" office:value="43">
            <text:p>43</text:p>
          </table:table-cell>
          <table:table-cell table:style-name="ce26" table:formula="of:=[.AU5]+1" office:value-type="float" office:value="44">
            <text:p>44</text:p>
          </table:table-cell>
          <table:table-cell table:style-name="ce26" table:formula="of:=[.AV5]+1" office:value-type="float" office:value="45">
            <text:p>45</text:p>
          </table:table-cell>
          <table:table-cell table:style-name="ce26" table:formula="of:=[.AW5]+1" office:value-type="float" office:value="46">
            <text:p>46</text:p>
          </table:table-cell>
          <table:table-cell table:style-name="ce26" table:formula="of:=[.AX5]+1" office:value-type="float" office:value="47">
            <text:p>47</text:p>
          </table:table-cell>
          <table:table-cell table:style-name="ce26" table:formula="of:=[.AY5]+1" office:value-type="float" office:value="48">
            <text:p>48</text:p>
          </table:table-cell>
          <table:table-cell table:style-name="ce26" table:formula="of:=[.AZ5]+1" office:value-type="float" office:value="49">
            <text:p>49</text:p>
          </table:table-cell>
          <table:table-cell table:style-name="ce26" table:formula="of:=[.BA5]+1" office:value-type="float" office:value="50">
            <text:p>50</text:p>
          </table:table-cell>
          <table:table-cell table:style-name="ce26" table:formula="of:=[.BB5]+1" office:value-type="float" office:value="51">
            <text:p>51</text:p>
          </table:table-cell>
          <table:table-cell table:style-name="ce26" table:formula="of:=[.BC5]+1" office:value-type="float" office:value="52">
            <text:p>52</text:p>
          </table:table-cell>
          <table:table-cell table:style-name="ce26" table:formula="of:=[.BD5]+1" office:value-type="float" office:value="53">
            <text:p>53</text:p>
          </table:table-cell>
          <table:table-cell table:style-name="ce26" table:formula="of:=[.BE5]+1" office:value-type="float" office:value="54">
            <text:p>54</text:p>
          </table:table-cell>
          <table:table-cell table:style-name="ce26" table:formula="of:=[.BF5]+1" office:value-type="float" office:value="55">
            <text:p>55</text:p>
          </table:table-cell>
          <table:table-cell table:style-name="ce26" table:formula="of:=[.BG5]+1" office:value-type="float" office:value="56">
            <text:p>56</text:p>
          </table:table-cell>
          <table:table-cell table:style-name="ce26" table:formula="of:=[.BH5]+1" office:value-type="float" office:value="57">
            <text:p>57</text:p>
          </table:table-cell>
          <table:table-cell table:style-name="ce26" table:formula="of:=[.BI5]+1" office:value-type="float" office:value="58">
            <text:p>58</text:p>
          </table:table-cell>
          <table:table-cell table:style-name="ce26" table:formula="of:=[.BJ5]+1" office:value-type="float" office:value="59">
            <text:p>59</text:p>
          </table:table-cell>
          <table:table-cell table:style-name="ce26" table:formula="of:=[.BK5]+1" office:value-type="float" office:value="60">
            <text:p>60</text:p>
          </table:table-cell>
          <table:table-cell table:style-name="ce26" table:number-columns-repeated="3"/>
          <table:table-cell table:number-columns-repeated="189"/>
        </table:table-row>
        <table:table-row table:style-name="ro16">
          <table:table-cell table:style-name="ce23" office:value-type="string">
            <text:p>Panel</text:p>
          </table:table-cell>
          <table:table-cell table:style-name="ce23" office:value-type="string">
            <text:p>Case</text:p>
          </table:table-cell>
          <table:table-cell table:style-name="ce23" office:value-type="string">
            <text:p>Subcase</text:p>
          </table:table-cell>
          <table:table-cell table:style-name="ce23" office:value-type="string">
            <text:p>Notes</text:p>
          </table:table-cell>
          <table:table-cell table:style-name="ce27" table:formula="of:=IF(OFFSET([$GUITestCases.$B$5];[.D5];0;1)&lt;&gt;&quot;&quot;;OFFSET([$GUITestCases.$B$5];[.D5];0;1);&quot;&quot;)" office:value-type="string" office:string-value="AddCoordSystemDialog.txt">
            <text:p>AddCoordSystemDialog.txt</text:p>
          </table:table-cell>
          <table:table-cell table:style-name="ce27" table:formula="of:=IF(OFFSET([$GUITestCases.$B$5];[.E5];0;1)&lt;&gt;&quot;&quot;;OFFSET([$GUITestCases.$B$5];[.E5];0;1);&quot;&quot;)" office:value-type="string" office:string-value="ArrayPanel.txt">
            <text:p>ArrayPanel.txt</text:p>
          </table:table-cell>
          <table:table-cell table:style-name="ce27" table:formula="of:=IF(OFFSET([$GUITestCases.$B$5];[.F5];0;1)&lt;&gt;&quot;&quot;;OFFSET([$GUITestCases.$B$5];[.F5];0;1);&quot;&quot;)" office:value-type="string" office:string-value="BarycenterPanel.txt">
            <text:p>BarycenterPanel.txt</text:p>
          </table:table-cell>
          <table:table-cell table:style-name="ce27" table:formula="of:=IF(OFFSET([$GUITestCases.$B$5];[.G5];0;1)&lt;&gt;&quot;&quot;;OFFSET([$GUITestCases.$B$5];[.G5];0;1);&quot;&quot;)" office:value-type="string" office:string-value="CoordinateSystemPanel.txt">
            <text:p>CoordinateSystemPanel.txt</text:p>
          </table:table-cell>
          <table:table-cell table:style-name="ce27" table:formula="of:=IF(OFFSET([$GUITestCases.$B$5];[.H5];0;1)&lt;&gt;&quot;&quot;;OFFSET([$GUITestCases.$B$5];[.H5];0;1);&quot;&quot;)" office:value-type="string" office:string-value="ParameterSelectCreateOnlyDialog.txt">
            <text:p>ParameterSelectCreateOnlyDialog.txt</text:p>
          </table:table-cell>
          <table:table-cell table:style-name="ce27" table:formula="of:=IF(OFFSET([$GUITestCases.$B$5];[.I5];0;1)&lt;&gt;&quot;&quot;;OFFSET([$GUITestCases.$B$5];[.I5];0;1);&quot;&quot;)" office:value-type="string" office:string-value="GMATMainMenu.txt">
            <text:p>GMATMainMenu.txt</text:p>
          </table:table-cell>
          <table:table-cell table:style-name="ce27" table:formula="of:=IF(OFFSET([$GUITestCases.$B$5];[.J5];0;1)&lt;&gt;&quot;&quot;;OFFSET([$GUITestCases.$B$5];[.J5];0;1);&quot;&quot;)" office:value-type="string" office:string-value="MessageWindow.txt">
            <text:p>MessageWindow.txt</text:p>
          </table:table-cell>
          <table:table-cell table:style-name="ce27" table:formula="of:=IF(OFFSET([$GUITestCases.$B$5];[.K5];0;1)&lt;&gt;&quot;&quot;;OFFSET([$GUITestCases.$B$5];[.K5];0;1);&quot;&quot;)" office:value-type="string" office:string-value="MissionTree.txt">
            <text:p>MissionTree.txt</text:p>
          </table:table-cell>
          <table:table-cell table:style-name="ce27" table:formula="of:=IF(OFFSET([$GUITestCases.$B$5];[.L5];0;1)&lt;&gt;&quot;&quot;;OFFSET([$GUITestCases.$B$5];[.L5];0;1);&quot;&quot;)" office:value-type="string" office:string-value="OutputTree.txt">
            <text:p>OutputTree.txt</text:p>
          </table:table-cell>
          <table:table-cell table:style-name="ce27" table:formula="of:=IF(OFFSET([$GUITestCases.$B$5];[.M5];0;1)&lt;&gt;&quot;&quot;;OFFSET([$GUITestCases.$B$5];[.M5];0;1);&quot;&quot;)" office:value-type="string" office:string-value="ResourceTree.txt">
            <text:p>ResourceTree.txt</text:p>
          </table:table-cell>
          <table:table-cell table:style-name="ce27" table:formula="of:=IF(OFFSET([$GUITestCases.$B$5];[.N5];0;1)&lt;&gt;&quot;&quot;;OFFSET([$GUITestCases.$B$5];[.N5];0;1);&quot;&quot;)" office:value-type="string" office:string-value="Toolbar.txt">
            <text:p>Toolbar.txt</text:p>
          </table:table-cell>
          <table:table-cell table:style-name="ce27" table:formula="of:=IF(OFFSET([$GUITestCases.$B$5];[.O5];0;1)&lt;&gt;&quot;&quot;;OFFSET([$GUITestCases.$B$5];[.O5];0;1);&quot;&quot;)" office:value-type="string" office:string-value="DifferentialCorrectorPanel.txt">
            <text:p>DifferentialCorrectorPanel.txt</text:p>
          </table:table-cell>
          <table:table-cell table:style-name="ce27" table:formula="of:=IF(OFFSET([$GUITestCases.$B$5];[.P5];0;1)&lt;&gt;&quot;&quot;;OFFSET([$GUITestCases.$B$5];[.P5];0;1);&quot;&quot;)" office:value-type="string" office:string-value="FiniteBurnPanel.txt">
            <text:p>FiniteBurnPanel.txt</text:p>
          </table:table-cell>
          <table:table-cell table:style-name="ce27" table:formula="of:=IF(OFFSET([$GUITestCases.$B$5];[.Q5];0;1)&lt;&gt;&quot;&quot;;OFFSET([$GUITestCases.$B$5];[.Q5];0;1);&quot;&quot;)" office:value-type="string" office:string-value="FormationPanel.txt">
            <text:p>FormationPanel.txt</text:p>
          </table:table-cell>
          <table:table-cell table:style-name="ce27" table:formula="of:=IF(OFFSET([$GUITestCases.$B$5];[.R5];0;1)&lt;&gt;&quot;&quot;;OFFSET([$GUITestCases.$B$5];[.R5];0;1);&quot;&quot;)" office:value-type="string" office:string-value="FuelTankPanel.txt">
            <text:p>FuelTankPanel.txt</text:p>
          </table:table-cell>
          <table:table-cell table:style-name="ce27" table:formula="of:=IF(OFFSET([$GUITestCases.$B$5];[.S5];0;1)&lt;&gt;&quot;&quot;;OFFSET([$GUITestCases.$B$5];[.S5];0;1);&quot;&quot;)" office:value-type="string" office:string-value="GMATFunctionPanel.txt">
            <text:p>GMATFunctionPanel.txt</text:p>
          </table:table-cell>
          <table:table-cell table:style-name="ce27" table:formula="of:=IF(OFFSET([$GUITestCases.$B$5];[.T5];0;1)&lt;&gt;&quot;&quot;;OFFSET([$GUITestCases.$B$5];[.T5];0;1);&quot;&quot;)" office:value-type="string" office:string-value="ImpulsiveBurnPanel.txt">
            <text:p>ImpulsiveBurnPanel.txt</text:p>
          </table:table-cell>
          <table:table-cell table:style-name="ce27" table:formula="of:=IF(OFFSET([$GUITestCases.$B$5];[.U5];0;1)&lt;&gt;&quot;&quot;;OFFSET([$GUITestCases.$B$5];[.U5];0;1);&quot;&quot;)" office:value-type="string" office:string-value="LibrationPointPanel.txt">
            <text:p>LibrationPointPanel.txt</text:p>
          </table:table-cell>
          <table:table-cell table:style-name="ce27" table:formula="of:=IF(OFFSET([$GUITestCases.$B$5];[.V5];0;1)&lt;&gt;&quot;&quot;;OFFSET([$GUITestCases.$B$5];[.V5];0;1);&quot;&quot;)" office:value-type="string" office:string-value="LunaPanel.txt">
            <text:p>LunaPanel.txt</text:p>
          </table:table-cell>
          <table:table-cell table:style-name="ce27" table:formula="of:=IF(OFFSET([$GUITestCases.$B$5];[.W5];0;1)&lt;&gt;&quot;&quot;;OFFSET([$GUITestCases.$B$5];[.W5];0;1);&quot;&quot;)" office:value-type="string" office:string-value="MATLABFunctionPanel.txt">
            <text:p>MATLABFunctionPanel.txt</text:p>
          </table:table-cell>
          <table:table-cell table:style-name="ce27" table:formula="of:=IF(OFFSET([$GUITestCases.$B$5];[.X5];0;1)&lt;&gt;&quot;&quot;;OFFSET([$GUITestCases.$B$5];[.X5];0;1);&quot;&quot;)" office:value-type="string" office:string-value="OpenGLPanel.txt">
            <text:p>OpenGLPanel.txt</text:p>
          </table:table-cell>
          <table:table-cell table:style-name="ce27" table:formula="of:=IF(OFFSET([$GUITestCases.$B$5];[.Y5];0;1)&lt;&gt;&quot;&quot;;OFFSET([$GUITestCases.$B$5];[.Y5];0;1);&quot;&quot;)" office:value-type="string" office:string-value="OtherBodyPanel.txt">
            <text:p>OtherBodyPanel.txt</text:p>
          </table:table-cell>
          <table:table-cell table:style-name="ce27" table:formula="of:=IF(OFFSET([$GUITestCases.$B$5];[.Z5];0;1)&lt;&gt;&quot;&quot;;OFFSET([$GUITestCases.$B$5];[.Z5];0;1);&quot;&quot;)" office:value-type="string" office:string-value="PropagatorPanel.txt">
            <text:p>PropagatorPanel.txt</text:p>
          </table:table-cell>
          <table:table-cell table:style-name="ce27" table:formula="of:=IF(OFFSET([$GUITestCases.$B$5];[.AA5];0;1)&lt;&gt;&quot;&quot;;OFFSET([$GUITestCases.$B$5];[.AA5];0;1);&quot;&quot;)" office:value-type="string" office:string-value="ReportFile.txt">
            <text:p>ReportFile.txt</text:p>
          </table:table-cell>
          <table:table-cell table:style-name="ce27" table:formula="of:=IF(OFFSET([$GUITestCases.$B$5];[.AB5];0;1)&lt;&gt;&quot;&quot;;OFFSET([$GUITestCases.$B$5];[.AB5];0;1);&quot;&quot;)" office:value-type="string" office:string-value="SQPOptimizerPanel.txt">
            <text:p>SQPOptimizerPanel.txt</text:p>
          </table:table-cell>
          <table:table-cell table:style-name="ce27" table:formula="of:=IF(OFFSET([$GUITestCases.$B$5];[.AC5];0;1)&lt;&gt;&quot;&quot;;OFFSET([$GUITestCases.$B$5];[.AC5];0;1);&quot;&quot;)" office:value-type="string" office:string-value="SolarSystemPanel.txt">
            <text:p>SolarSystemPanel.txt</text:p>
          </table:table-cell>
          <table:table-cell table:style-name="ce27" table:formula="of:=IF(OFFSET([$GUITestCases.$B$5];[.AD5];0;1)&lt;&gt;&quot;&quot;;OFFSET([$GUITestCases.$B$5];[.AD5];0;1);&quot;&quot;)" office:value-type="string" office:string-value="SpacecraftActuatorsPanel.txt">
            <text:p>SpacecraftActuatorsPanel.txt</text:p>
          </table:table-cell>
          <table:table-cell table:style-name="ce27" table:formula="of:=IF(OFFSET([$GUITestCases.$B$5];[.AE5];0;1)&lt;&gt;&quot;&quot;;OFFSET([$GUITestCases.$B$5];[.AE5];0;1);&quot;&quot;)" office:value-type="string" office:string-value="SpacecraftAttitudePanel.txt">
            <text:p>SpacecraftAttitudePanel.txt</text:p>
          </table:table-cell>
          <table:table-cell table:style-name="ce27" table:formula="of:=IF(OFFSET([$GUITestCases.$B$5];[.AF5];0;1)&lt;&gt;&quot;&quot;;OFFSET([$GUITestCases.$B$5];[.AF5];0;1);&quot;&quot;)" office:value-type="string" office:string-value="SpacecraftBallisticPanel.txt">
            <text:p>SpacecraftBallisticPanel.txt</text:p>
          </table:table-cell>
          <table:table-cell table:style-name="ce27" table:formula="of:=IF(OFFSET([$GUITestCases.$B$5];[.AG5];0;1)&lt;&gt;&quot;&quot;;OFFSET([$GUITestCases.$B$5];[.AG5];0;1);&quot;&quot;)" office:value-type="string" office:string-value="SpacecraftOrbitPanel.txt">
            <text:p>SpacecraftOrbitPanel.txt</text:p>
          </table:table-cell>
          <table:table-cell table:style-name="ce27" table:formula="of:=IF(OFFSET([$GUITestCases.$B$5];[.AH5];0;1)&lt;&gt;&quot;&quot;;OFFSET([$GUITestCases.$B$5];[.AH5];0;1);&quot;&quot;)" office:value-type="string" office:string-value="SpacecraftSensorsPanel.txt">
            <text:p>SpacecraftSensorsPanel.txt</text:p>
          </table:table-cell>
          <table:table-cell table:style-name="ce27" table:formula="of:=IF(OFFSET([$GUITestCases.$B$5];[.AI5];0;1)&lt;&gt;&quot;&quot;;OFFSET([$GUITestCases.$B$5];[.AI5];0;1);&quot;&quot;)" office:value-type="string" office:string-value="SpacecraftTanksPanel.txt">
            <text:p>SpacecraftTanksPanel.txt</text:p>
          </table:table-cell>
          <table:table-cell table:style-name="ce27" table:formula="of:=IF(OFFSET([$GUITestCases.$B$5];[.AJ5];0;1)&lt;&gt;&quot;&quot;;OFFSET([$GUITestCases.$B$5];[.AJ5];0;1);&quot;&quot;)" office:value-type="string" office:string-value="StringPanel.txt">
            <text:p>StringPanel.txt</text:p>
          </table:table-cell>
          <table:table-cell table:style-name="ce27" table:formula="of:=IF(OFFSET([$GUITestCases.$B$5];[.AK5];0;1)&lt;&gt;&quot;&quot;;OFFSET([$GUITestCases.$B$5];[.AK5];0;1);&quot;&quot;)" office:value-type="string" office:string-value="SunPanel.txt">
            <text:p>SunPanel.txt</text:p>
          </table:table-cell>
          <table:table-cell table:style-name="ce27" table:formula="of:=IF(OFFSET([$GUITestCases.$B$5];[.AL5];0;1)&lt;&gt;&quot;&quot;;OFFSET([$GUITestCases.$B$5];[.AL5];0;1);&quot;&quot;)" office:value-type="string" office:string-value="ThrusterPanel.txt">
            <text:p>ThrusterPanel.txt</text:p>
          </table:table-cell>
          <table:table-cell table:style-name="ce27" table:formula="of:=IF(OFFSET([$GUITestCases.$B$5];[.AM5];0;1)&lt;&gt;&quot;&quot;;OFFSET([$GUITestCases.$B$5];[.AM5];0;1);&quot;&quot;)" office:value-type="string" office:string-value="VariablePanel.txt">
            <text:p>VariablePanel.txt</text:p>
          </table:table-cell>
          <table:table-cell table:style-name="ce27" table:formula="of:=IF(OFFSET([$GUITestCases.$B$5];[.AN5];0;1)&lt;&gt;&quot;&quot;;OFFSET([$GUITestCases.$B$5];[.AN5];0;1);&quot;&quot;)" office:value-type="string" office:string-value="XYPlotPanel.txt">
            <text:p>XYPlotPanel.txt</text:p>
          </table:table-cell>
          <table:table-cell table:style-name="ce27" table:formula="of:=IF(OFFSET([$GUITestCases.$B$5];[.AO5];0;1)&lt;&gt;&quot;&quot;;OFFSET([$GUITestCases.$B$5];[.AO5];0;1);&quot;&quot;)" office:value-type="string" office:string-value="AchieveCmdPanel.txt">
            <text:p>AchieveCmdPanel.txt</text:p>
          </table:table-cell>
          <table:table-cell table:style-name="ce27" table:formula="of:=IF(OFFSET([$GUITestCases.$B$5];[.AP5];0;1)&lt;&gt;&quot;&quot;;OFFSET([$GUITestCases.$B$5];[.AP5];0;1);&quot;&quot;)" office:value-type="string" office:string-value="BeginFiniteBurnCmdPanel.txt">
            <text:p>BeginFiniteBurnCmdPanel.txt</text:p>
          </table:table-cell>
          <table:table-cell table:style-name="ce27" table:formula="of:=IF(OFFSET([$GUITestCases.$B$5];[.AQ5];0;1)&lt;&gt;&quot;&quot;;OFFSET([$GUITestCases.$B$5];[.AQ5];0;1);&quot;&quot;)" office:value-type="string" office:string-value="CallFunctionCmdPanel.txt">
            <text:p>CallFunctionCmdPanel.txt</text:p>
          </table:table-cell>
          <table:table-cell table:style-name="ce27" table:formula="of:=IF(OFFSET([$GUITestCases.$B$5];[.AR5];0;1)&lt;&gt;&quot;&quot;;OFFSET([$GUITestCases.$B$5];[.AR5];0;1);&quot;&quot;)" office:value-type="string" office:string-value="EndFiniteBurnCmdPanel.txt">
            <text:p>EndFiniteBurnCmdPanel.txt</text:p>
          </table:table-cell>
          <table:table-cell table:style-name="ce27" table:formula="of:=IF(OFFSET([$GUITestCases.$B$5];[.AS5];0;1)&lt;&gt;&quot;&quot;;OFFSET([$GUITestCases.$B$5];[.AS5];0;1);&quot;&quot;)" office:value-type="string" office:string-value="ForCmdPanel.txt">
            <text:p>ForCmdPanel.txt</text:p>
          </table:table-cell>
          <table:table-cell table:style-name="ce27" table:formula="of:=IF(OFFSET([$GUITestCases.$B$5];[.AT5];0;1)&lt;&gt;&quot;&quot;;OFFSET([$GUITestCases.$B$5];[.AT5];0;1);&quot;&quot;)" office:value-type="string" office:string-value="GMATCmdPanel.txt">
            <text:p>GMATCmdPanel.txt</text:p>
          </table:table-cell>
          <table:table-cell table:style-name="ce27" table:formula="of:=IF(OFFSET([$GUITestCases.$B$5];[.AU5];0;1)&lt;&gt;&quot;&quot;;OFFSET([$GUITestCases.$B$5];[.AU5];0;1);&quot;&quot;)" office:value-type="string" office:string-value="IfCmdPanel.txt">
            <text:p>IfCmdPanel.txt</text:p>
          </table:table-cell>
          <table:table-cell table:style-name="ce27" table:formula="of:=IF(OFFSET([$GUITestCases.$B$5];[.AV5];0;1)&lt;&gt;&quot;&quot;;OFFSET([$GUITestCases.$B$5];[.AV5];0;1);&quot;&quot;)" office:value-type="string" office:string-value="ManeuverCmdPanel.txt">
            <text:p>ManeuverCmdPanel.txt</text:p>
          </table:table-cell>
          <table:table-cell table:style-name="ce27" table:formula="of:=IF(OFFSET([$GUITestCases.$B$5];[.AW5];0;1)&lt;&gt;&quot;&quot;;OFFSET([$GUITestCases.$B$5];[.AW5];0;1);&quot;&quot;)" office:value-type="string" office:string-value="MinimizeCmdPanel.txt">
            <text:p>MinimizeCmdPanel.txt</text:p>
          </table:table-cell>
          <table:table-cell table:style-name="ce27" table:formula="of:=IF(OFFSET([$GUITestCases.$B$5];[.AX5];0;1)&lt;&gt;&quot;&quot;;OFFSET([$GUITestCases.$B$5];[.AX5];0;1);&quot;&quot;)" office:value-type="string" office:string-value="NonlinearConstraintCmdPanel.txt">
            <text:p>NonlinearConstraintCmdPanel.txt</text:p>
          </table:table-cell>
          <table:table-cell table:style-name="ce27" table:formula="of:=IF(OFFSET([$GUITestCases.$B$5];[.AY5];0;1)&lt;&gt;&quot;&quot;;OFFSET([$GUITestCases.$B$5];[.AY5];0;1);&quot;&quot;)" office:value-type="string" office:string-value="PropagateCmdPanel.txt">
            <text:p>PropagateCmdPanel.txt</text:p>
          </table:table-cell>
          <table:table-cell table:style-name="ce27" table:formula="of:=IF(OFFSET([$GUITestCases.$B$5];[.AZ5];0;1)&lt;&gt;&quot;&quot;;OFFSET([$GUITestCases.$B$5];[.AZ5];0;1);&quot;&quot;)" office:value-type="string" office:string-value="ReportCmdPanel.txt">
            <text:p>ReportCmdPanel.txt</text:p>
          </table:table-cell>
          <table:table-cell table:style-name="ce27" table:formula="of:=IF(OFFSET([$GUITestCases.$B$5];[.BA5];0;1)&lt;&gt;&quot;&quot;;OFFSET([$GUITestCases.$B$5];[.BA5];0;1);&quot;&quot;)" office:value-type="string" office:string-value="SaveCmdPanel.txt">
            <text:p>SaveCmdPanel.txt</text:p>
          </table:table-cell>
          <table:table-cell table:style-name="ce27" table:formula="of:=IF(OFFSET([$GUITestCases.$B$5];[.BB5];0;1)&lt;&gt;&quot;&quot;;OFFSET([$GUITestCases.$B$5];[.BB5];0;1);&quot;&quot;)" office:value-type="string" office:string-value="ScriptEventCmdPanel.txt">
            <text:p>ScriptEventCmdPanel.txt</text:p>
          </table:table-cell>
          <table:table-cell table:style-name="ce27" table:formula="of:=IF(OFFSET([$GUITestCases.$B$5];[.BC5];0;1)&lt;&gt;&quot;&quot;;OFFSET([$GUITestCases.$B$5];[.BC5];0;1);&quot;&quot;)" office:value-type="string" office:string-value="TargetCmdPanel.txt">
            <text:p>TargetCmdPanel.txt</text:p>
          </table:table-cell>
          <table:table-cell table:style-name="ce27" table:formula="of:=IF(OFFSET([$GUITestCases.$B$5];[.BD5];0;1)&lt;&gt;&quot;&quot;;OFFSET([$GUITestCases.$B$5];[.BD5];0;1);&quot;&quot;)" office:value-type="string" office:string-value="ToggleCmdPanel.txt">
            <text:p>ToggleCmdPanel.txt</text:p>
          </table:table-cell>
          <table:table-cell table:style-name="ce27" table:formula="of:=IF(OFFSET([$GUITestCases.$B$5];[.BE5];0;1)&lt;&gt;&quot;&quot;;OFFSET([$GUITestCases.$B$5];[.BE5];0;1);&quot;&quot;)" office:value-type="string" office:string-value="VaryCmdPanel.txt">
            <text:p>VaryCmdPanel.txt</text:p>
          </table:table-cell>
          <table:table-cell table:style-name="ce27" table:formula="of:=IF(OFFSET([$GUITestCases.$B$5];[.BF5];0;1)&lt;&gt;&quot;&quot;;OFFSET([$GUITestCases.$B$5];[.BF5];0;1);&quot;&quot;)" office:value-type="string" office:string-value="WhileCmdPanel.txt">
            <text:p>WhileCmdPanel.txt</text:p>
          </table:table-cell>
          <table:table-cell table:style-name="ce27" table:formula="of:=IF(OFFSET([$GUITestCases.$B$5];[.BG5];0;1)&lt;&gt;&quot;&quot;;OFFSET([$GUITestCases.$B$5];[.BG5];0;1);&quot;&quot;)" office:value-type="string" office:string-value="ParameterSelectDialog.txt">
            <text:p>ParameterSelectDialog.txt</text:p>
          </table:table-cell>
          <table:table-cell table:style-name="ce27" table:formula="of:=IF(OFFSET([$GUITestCases.$B$5];[.BH5];0;1)&lt;&gt;&quot;&quot;;OFFSET([$GUITestCases.$B$5];[.BH5];0;1);&quot;&quot;)" office:value-type="string" office:string-value="ParameterCreateDialog.txt">
            <text:p>ParameterCreateDialog.txt</text:p>
          </table:table-cell>
          <table:table-cell table:style-name="ce27" table:formula="of:=IF(OFFSET([$GUITestCases.$B$5];[.BI5];0;1)&lt;&gt;&quot;&quot;;OFFSET([$GUITestCases.$B$5];[.BI5];0;1);&quot;&quot;)" office:value-type="string" office:string-value="OpenGLPlotMenu.txt">
            <text:p>OpenGLPlotMenu.txt</text:p>
          </table:table-cell>
          <table:table-cell table:style-name="ce27" table:formula="of:=IF(OFFSET([$GUITestCases.$B$5];[.BJ5];0;1)&lt;&gt;&quot;&quot;;OFFSET([$GUITestCases.$B$5];[.BJ5];0;1);&quot;&quot;)" office:value-type="string" office:string-value="XYPlotMenu.txt">
            <text:p>XYPlotMenu.txt</text:p>
          </table:table-cell>
          <table:table-cell table:style-name="ce27" table:formula="of:=IF(OFFSET([$GUITestCases.$B$5];[.BK5];0;1)&lt;&gt;&quot;&quot;;OFFSET([$GUITestCases.$B$5];[.BK5];0;1);&quot;&quot;)" office:value-type="string" office:string-value="EarthPanel.txt">
            <text:p>EarthPanel.txt</text:p>
          </table:table-cell>
          <table:table-cell table:style-name="ce27" table:number-columns-repeated="2"/>
          <table:table-cell table:style-name="ce27" office:value-type="string">
            <text:p>Coverage</text:p>
          </table:table-cell>
          <table:table-cell table:style-name="ce27" office:value-type="string">
            <text:p>Column Count</text:p>
          </table:table-cell>
          <table:table-cell table:style-name="ce28" table:number-columns-repeated="188"/>
        </table:table-row>
        <table:table-row table:style-name="ro3">
          <table:table-cell table:style-name="ce39" office:value-type="string">
            <text:p>Top Level </text:p>
          </table:table-cell>
          <table:table-cell table:style-name="ce42" table:number-columns-repeated="3"/>
          <table:table-cell table:style-name="ce43" table:number-columns-repeated="64"/>
          <table:table-cell table:style-name="ce42" table:number-columns-repeated="188"/>
        </table:table-row>
        <table:table-row table:style-name="ro3">
          <table:table-cell office:value-type="string">
            <text:p>GMAT Main Frame</text:p>
          </table:table-cell>
          <table:table-cell table:number-columns-repeated="2"/>
          <table:table-cell/>
          <table:table-cell table:style-name="ce26" table:number-columns-repeated="62"/>
          <table:table-cell table:style-name="ce26" table:formula="of:=IF((COUNTA([.E8:.BN8])&gt;0)                                                               OR                                                               ( [.D8]=&quot;DEFERRED&quot;);1;0)" office:value-type="float" office:value="0">
            <text:p>0</text:p>
          </table:table-cell>
          <table:table-cell office:value-type="float" office:value="1">
            <text:p>1</text:p>
          </table:table-cell>
          <table:table-cell table:number-columns-repeated="188"/>
        </table:table-row>
        <table:table-row table:style-name="ro3">
          <table:table-cell office:value-type="string">
            <text:p>Resource Panel</text:p>
          </table:table-cell>
          <table:table-cell table:number-columns-repeated="2"/>
          <table:table-cell/>
          <table:table-cell table:style-name="ce26" table:number-columns-repeated="9"/>
          <table:table-cell table:style-name="ce26" office:value-type="string">
            <text:p>X</text:p>
          </table:table-cell>
          <table:table-cell table:style-name="ce26" table:number-columns-repeated="52"/>
          <table:table-cell table:style-name="ce26" table:formula="of:=IF((COUNTA([.E9:.BN9])&gt;0)                                                               OR                                                               ( [.D9]=&quot;DEFERRED&quot;);1;0)" office:value-type="float" office:value="1">
            <text:p>1</text:p>
          </table:table-cell>
          <table:table-cell table:formula="of:=[.BP8]+1" office:value-type="float" office:value="2">
            <text:p>2</text:p>
          </table:table-cell>
          <table:table-cell table:number-columns-repeated="188"/>
        </table:table-row>
        <table:table-row table:style-name="ro3">
          <table:table-cell office:value-type="string">
            <text:p>Mission Panel</text:p>
          </table:table-cell>
          <table:table-cell table:number-columns-repeated="2"/>
          <table:table-cell/>
          <table:table-cell table:style-name="ce26" table:number-columns-repeated="7"/>
          <table:table-cell table:style-name="ce26" office:value-type="string">
            <text:p>X</text:p>
          </table:table-cell>
          <table:table-cell table:style-name="ce26" table:number-columns-repeated="54"/>
          <table:table-cell table:style-name="ce26" table:formula="of:=IF((COUNTA([.E10:.BN10])&gt;0)                                                               OR                                                               ( [.D10]=&quot;DEFERRED&quot;);1;0)" office:value-type="float" office:value="1">
            <text:p>1</text:p>
          </table:table-cell>
          <table:table-cell table:formula="of:=[.BP9]+1" office:value-type="float" office:value="3">
            <text:p>3</text:p>
          </table:table-cell>
          <table:table-cell table:number-columns-repeated="188"/>
        </table:table-row>
        <table:table-row table:style-name="ro3">
          <table:table-cell office:value-type="string">
            <text:p>Output Panel</text:p>
          </table:table-cell>
          <table:table-cell table:number-columns-repeated="2"/>
          <table:table-cell/>
          <table:table-cell table:style-name="ce26" table:number-columns-repeated="8"/>
          <table:table-cell table:style-name="ce26" office:value-type="string">
            <text:p>X</text:p>
          </table:table-cell>
          <table:table-cell table:style-name="ce26" table:number-columns-repeated="53"/>
          <table:table-cell table:style-name="ce26" table:formula="of:=IF((COUNTA([.E11:.BN11])&gt;0)                                                               OR                                                               ( [.D11]=&quot;DEFERRED&quot;);1;0)" office:value-type="float" office:value="1">
            <text:p>1</text:p>
          </table:table-cell>
          <table:table-cell table:formula="of:=[.BP10]+1" office:value-type="float" office:value="4">
            <text:p>4</text:p>
          </table:table-cell>
          <table:table-cell table:number-columns-repeated="188"/>
        </table:table-row>
        <table:table-row table:style-name="ro3">
          <table:table-cell office:value-type="string">
            <text:p>Script Editor</text:p>
          </table:table-cell>
          <table:table-cell table:number-columns-repeated="2"/>
          <table:table-cell/>
          <table:table-cell table:style-name="ce26" table:number-columns-repeated="62"/>
          <table:table-cell table:style-name="ce26" table:formula="of:=IF((COUNTA([.E12:.BN12])&gt;0)                                                               OR                                                               ( [.D12]=&quot;DEFERRED&quot;);1;0)" office:value-type="float" office:value="0">
            <text:p>0</text:p>
          </table:table-cell>
          <table:table-cell table:formula="of:=[.BP11]+1" office:value-type="float" office:value="5">
            <text:p>5</text:p>
          </table:table-cell>
          <table:table-cell table:number-columns-repeated="188"/>
        </table:table-row>
        <table:table-row table:style-name="ro3">
          <table:table-cell office:value-type="string">
            <text:p>GMAT Save Panel</text:p>
          </table:table-cell>
          <table:table-cell table:number-columns-repeated="2"/>
          <table:table-cell/>
          <table:table-cell table:style-name="ce26" table:number-columns-repeated="62"/>
          <table:table-cell table:style-name="ce26" table:formula="of:=IF((COUNTA([.E13:.BN13])&gt;0)                                                               OR                                                               ( [.D13]=&quot;DEFERRED&quot;);1;0)" office:value-type="float" office:value="0">
            <text:p>0</text:p>
          </table:table-cell>
          <table:table-cell table:formula="of:=[.BP12]+1" office:value-type="float" office:value="6">
            <text:p>6</text:p>
          </table:table-cell>
          <table:table-cell table:number-columns-repeated="188"/>
        </table:table-row>
        <table:table-row table:style-name="ro3">
          <table:table-cell office:value-type="string">
            <text:p>Show Script Dialog</text:p>
          </table:table-cell>
          <table:table-cell table:number-columns-repeated="2"/>
          <table:table-cell/>
          <table:table-cell table:style-name="ce26" table:number-columns-repeated="62"/>
          <table:table-cell table:style-name="ce26" table:formula="of:=IF((COUNTA([.E14:.BN14])&gt;0)                                                               OR                                                               ( [.D14]=&quot;DEFERRED&quot;);1;0)" office:value-type="float" office:value="0">
            <text:p>0</text:p>
          </table:table-cell>
          <table:table-cell table:formula="of:=[.BP13]+1" office:value-type="float" office:value="7">
            <text:p>7</text:p>
          </table:table-cell>
          <table:table-cell table:number-columns-repeated="188"/>
        </table:table-row>
        <table:table-row table:style-name="ro3">
          <table:table-cell office:value-type="string">
            <text:p>Menu Bar</text:p>
          </table:table-cell>
          <table:table-cell table:number-columns-repeated="2"/>
          <table:table-cell/>
          <table:table-cell table:style-name="ce26" table:number-columns-repeated="5"/>
          <table:table-cell table:style-name="ce26" office:value-type="string">
            <text:p>X</text:p>
          </table:table-cell>
          <table:table-cell table:style-name="ce26" table:number-columns-repeated="51"/>
          <table:table-cell table:style-name="ce26" office:value-type="string">
            <text:p>X</text:p>
          </table:table-cell>
          <table:table-cell table:style-name="ce26" office:value-type="string">
            <text:p>X</text:p>
          </table:table-cell>
          <table:table-cell table:style-name="ce26" table:number-columns-repeated="3"/>
          <table:table-cell table:style-name="ce26" table:formula="of:=IF((COUNTA([.E15:.BN15])&gt;0)                                                               OR                                                               ( [.D15]=&quot;DEFERRED&quot;);1;0)" office:value-type="float" office:value="1">
            <text:p>1</text:p>
          </table:table-cell>
          <table:table-cell table:formula="of:=[.BP14]+1" office:value-type="float" office:value="8">
            <text:p>8</text:p>
          </table:table-cell>
          <table:table-cell table:number-columns-repeated="188"/>
        </table:table-row>
        <table:table-row table:style-name="ro3">
          <table:table-cell office:value-type="string">
            <text:p>Tool Bar</text:p>
          </table:table-cell>
          <table:table-cell table:number-columns-repeated="2"/>
          <table:table-cell/>
          <table:table-cell table:style-name="ce26" table:number-columns-repeated="10"/>
          <table:table-cell table:style-name="ce26" office:value-type="string">
            <text:p>X</text:p>
          </table:table-cell>
          <table:table-cell table:style-name="ce26" table:number-columns-repeated="51"/>
          <table:table-cell table:style-name="ce26" table:formula="of:=IF((COUNTA([.E16:.BN16])&gt;0)                                                               OR                                                               ( [.D16]=&quot;DEFERRED&quot;);1;0)" office:value-type="float" office:value="1">
            <text:p>1</text:p>
          </table:table-cell>
          <table:table-cell table:formula="of:=[.BP15]+1" office:value-type="float" office:value="9">
            <text:p>9</text:p>
          </table:table-cell>
          <table:table-cell table:number-columns-repeated="188"/>
        </table:table-row>
        <table:table-row table:style-name="ro3">
          <table:table-cell office:value-type="string">
            <text:p>About Dialog</text:p>
          </table:table-cell>
          <table:table-cell table:number-columns-repeated="2"/>
          <table:table-cell/>
          <table:table-cell table:style-name="ce26" table:number-columns-repeated="62"/>
          <table:table-cell table:style-name="ce26" table:formula="of:=IF((COUNTA([.E17:.BN17])&gt;0)                                                               OR                                                               ( [.D17]=&quot;DEFERRED&quot;);1;0)" office:value-type="float" office:value="0">
            <text:p>0</text:p>
          </table:table-cell>
          <table:table-cell table:formula="of:=[.BP16]+1" office:value-type="float" office:value="10">
            <text:p>10</text:p>
          </table:table-cell>
          <table:table-cell table:number-columns-repeated="188"/>
        </table:table-row>
        <table:table-row table:style-name="ro3">
          <table:table-cell office:value-type="string">
            <text:p>Read Script</text:p>
          </table:table-cell>
          <table:table-cell table:number-columns-repeated="2"/>
          <table:table-cell/>
          <table:table-cell table:style-name="ce26" table:number-columns-repeated="62"/>
          <table:table-cell table:style-name="ce26" table:formula="of:=IF((COUNTA([.E18:.BN18])&gt;0)                                                               OR                                                               ( [.D18]=&quot;DEFERRED&quot;);1;0)" office:value-type="float" office:value="0">
            <text:p>0</text:p>
          </table:table-cell>
          <table:table-cell table:formula="of:=[.BP17]+1" office:value-type="float" office:value="11">
            <text:p>11</text:p>
          </table:table-cell>
          <table:table-cell table:number-columns-repeated="188"/>
        </table:table-row>
        <table:table-row table:style-name="ro3">
          <table:table-cell office:value-type="string">
            <text:p>Save Script</text:p>
          </table:table-cell>
          <table:table-cell table:number-columns-repeated="2"/>
          <table:table-cell/>
          <table:table-cell table:style-name="ce26" table:number-columns-repeated="62"/>
          <table:table-cell table:style-name="ce26" table:formula="of:=IF((COUNTA([.E19:.BN19])&gt;0)                                                               OR                                                               ( [.D19]=&quot;DEFERRED&quot;);1;0)" office:value-type="float" office:value="0">
            <text:p>0</text:p>
          </table:table-cell>
          <table:table-cell table:formula="of:=[.BP18]+1" office:value-type="float" office:value="12">
            <text:p>12</text:p>
          </table:table-cell>
          <table:table-cell table:number-columns-repeated="188"/>
        </table:table-row>
        <table:table-row table:style-name="ro3">
          <table:table-cell office:value-type="string">
            <text:p>Run</text:p>
          </table:table-cell>
          <table:table-cell table:number-columns-repeated="2"/>
          <table:table-cell/>
          <table:table-cell table:style-name="ce26" table:number-columns-repeated="62"/>
          <table:table-cell table:style-name="ce26" table:formula="of:=IF((COUNTA([.E20:.BN20])&gt;0)                                                               OR                                                               ( [.D20]=&quot;DEFERRED&quot;);1;0)" office:value-type="float" office:value="0">
            <text:p>0</text:p>
          </table:table-cell>
          <table:table-cell table:formula="of:=[.BP19]+1" office:value-type="float" office:value="13">
            <text:p>13</text:p>
          </table:table-cell>
          <table:table-cell table:number-columns-repeated="188"/>
        </table:table-row>
        <table:table-row table:style-name="ro3">
          <table:table-cell office:value-type="string">
            <text:p>Pause</text:p>
          </table:table-cell>
          <table:table-cell table:number-columns-repeated="2"/>
          <table:table-cell/>
          <table:table-cell table:style-name="ce26" table:number-columns-repeated="62"/>
          <table:table-cell table:style-name="ce26" table:formula="of:=IF((COUNTA([.E21:.BN21])&gt;0)                                                               OR                                                               ( [.D21]=&quot;DEFERRED&quot;);1;0)" office:value-type="float" office:value="0">
            <text:p>0</text:p>
          </table:table-cell>
          <table:table-cell table:formula="of:=[.BP20]+1" office:value-type="float" office:value="14">
            <text:p>14</text:p>
          </table:table-cell>
          <table:table-cell table:number-columns-repeated="188"/>
        </table:table-row>
        <table:table-row table:style-name="ro3">
          <table:table-cell office:value-type="string">
            <text:p>Message Window</text:p>
          </table:table-cell>
          <table:table-cell table:number-columns-repeated="2"/>
          <table:table-cell/>
          <table:table-cell table:style-name="ce26" table:number-columns-repeated="6"/>
          <table:table-cell table:style-name="ce26" office:value-type="string">
            <text:p>X</text:p>
          </table:table-cell>
          <table:table-cell table:style-name="ce26" table:number-columns-repeated="55"/>
          <table:table-cell table:style-name="ce26" table:formula="of:=IF((COUNTA([.E22:.BN22])&gt;0)                                                               OR                                                               ( [.D22]=&quot;DEFERRED&quot;);1;0)" office:value-type="float" office:value="1">
            <text:p>1</text:p>
          </table:table-cell>
          <table:table-cell table:formula="of:=[.BP21]+1" office:value-type="float" office:value="15">
            <text:p>15</text:p>
          </table:table-cell>
          <table:table-cell table:number-columns-repeated="188"/>
        </table:table-row>
        <table:table-row table:style-name="ro3">
          <table:table-cell office:value-type="string">
            <text:p>Stop</text:p>
          </table:table-cell>
          <table:table-cell table:number-columns-repeated="2"/>
          <table:table-cell/>
          <table:table-cell table:style-name="ce26" table:number-columns-repeated="62"/>
          <table:table-cell table:style-name="ce26" table:formula="of:=IF((COUNTA([.E23:.BN23])&gt;0)                                                               OR                                                               ( [.D23]=&quot;DEFERRED&quot;);1;0)" office:value-type="float" office:value="0">
            <text:p>0</text:p>
          </table:table-cell>
          <table:table-cell table:formula="of:=[.BP22]+1" office:value-type="float" office:value="16">
            <text:p>16</text:p>
          </table:table-cell>
          <table:table-cell table:number-columns-repeated="188"/>
        </table:table-row>
        <table:table-row table:style-name="ro3">
          <table:table-cell table:style-name="ce39" office:value-type="string">
            <text:p>Resources</text:p>
          </table:table-cell>
          <table:table-cell table:style-name="ce42" table:number-columns-repeated="3"/>
          <table:table-cell table:style-name="ce43" table:number-columns-repeated="64"/>
          <table:table-cell table:style-name="ce42" table:number-columns-repeated="188"/>
        </table:table-row>
        <table:table-row table:style-name="ro3">
          <table:table-cell office:value-type="string">
            <text:p>Array Setup Panel</text:p>
          </table:table-cell>
          <table:table-cell table:number-columns-repeated="2"/>
          <table:table-cell/>
          <table:table-cell table:style-name="ce26"/>
          <table:table-cell table:style-name="ce26" office:value-type="string">
            <text:p>X</text:p>
          </table:table-cell>
          <table:table-cell table:style-name="ce26" table:number-columns-repeated="60"/>
          <table:table-cell table:style-name="ce26" table:formula="of:=IF((COUNTA([.E25:.BN25])&gt;0)                                                               OR                                                               ( [.D25]=&quot;DEFERRED&quot;);1;0)" office:value-type="float" office:value="1">
            <text:p>1</text:p>
          </table:table-cell>
          <table:table-cell table:formula="of:=[.BP23]+1" office:value-type="float" office:value="17">
            <text:p>17</text:p>
          </table:table-cell>
          <table:table-cell table:number-columns-repeated="188"/>
        </table:table-row>
        <table:table-row table:style-name="ro3">
          <table:table-cell office:value-type="string">
            <text:p>Barycenter Panel</text:p>
          </table:table-cell>
          <table:table-cell table:number-columns-repeated="2"/>
          <table:table-cell/>
          <table:table-cell table:style-name="ce26" table:number-columns-repeated="2"/>
          <table:table-cell table:style-name="ce26" office:value-type="string">
            <text:p>X</text:p>
          </table:table-cell>
          <table:table-cell table:style-name="ce26" table:number-columns-repeated="59"/>
          <table:table-cell table:style-name="ce26" table:formula="of:=IF((COUNTA([.E26:.BN26])&gt;0)                                                               OR                                                               ( [.D26]=&quot;DEFERRED&quot;);1;0)" office:value-type="float" office:value="1">
            <text:p>1</text:p>
          </table:table-cell>
          <table:table-cell table:formula="of:=[.BP25]+1" office:value-type="float" office:value="18">
            <text:p>18</text:p>
          </table:table-cell>
          <table:table-cell table:number-columns-repeated="188"/>
        </table:table-row>
        <table:table-row table:style-name="ro3">
          <table:table-cell office:value-type="string">
            <text:p>Celestial Body Panel</text:p>
          </table:table-cell>
          <table:table-cell table:number-columns-repeated="2"/>
          <table:table-cell/>
          <table:table-cell table:style-name="ce26" table:number-columns-repeated="18"/>
          <table:table-cell table:style-name="ce26" office:value-type="string">
            <text:p>X</text:p>
          </table:table-cell>
          <table:table-cell table:style-name="ce26" table:number-columns-repeated="14"/>
          <table:table-cell table:style-name="ce26" office:value-type="string">
            <text:p>X</text:p>
          </table:table-cell>
          <table:table-cell table:style-name="ce26" table:number-columns-repeated="25"/>
          <table:table-cell table:style-name="ce26" office:value-type="string">
            <text:p>X</text:p>
          </table:table-cell>
          <table:table-cell table:style-name="ce26" table:number-columns-repeated="2"/>
          <table:table-cell table:style-name="ce26" table:formula="of:=IF((COUNTA([.E27:.BN27])&gt;0)                                                               OR                                                               ( [.D27]=&quot;DEFERRED&quot;);1;0)" office:value-type="float" office:value="1">
            <text:p>1</text:p>
          </table:table-cell>
          <table:table-cell table:formula="of:=[.BP26]+1" office:value-type="float" office:value="19">
            <text:p>19</text:p>
          </table:table-cell>
          <table:table-cell table:number-columns-repeated="188"/>
        </table:table-row>
        <table:table-row table:style-name="ro3">
          <table:table-cell office:value-type="string">
            <text:p>Celestial Body Select Dialog</text:p>
          </table:table-cell>
          <table:table-cell table:number-columns-repeated="2"/>
          <table:table-cell/>
          <table:table-cell table:style-name="ce26" table:number-columns-repeated="62"/>
          <table:table-cell table:style-name="ce26" table:formula="of:=IF((COUNTA([.E28:.BN28])&gt;0)                                                               OR                                                               ( [.D28]=&quot;DEFERRED&quot;);1;0)" office:value-type="float" office:value="0">
            <text:p>0</text:p>
          </table:table-cell>
          <table:table-cell table:formula="of:=[.BP27]+1" office:value-type="float" office:value="20">
            <text:p>20</text:p>
          </table:table-cell>
          <table:table-cell table:number-columns-repeated="188"/>
        </table:table-row>
        <table:table-row table:style-name="ro3">
          <table:table-cell office:value-type="string">
            <text:p>Coord Panel</text:p>
          </table:table-cell>
          <table:table-cell table:number-columns-repeated="2"/>
          <table:table-cell/>
          <table:table-cell table:style-name="ce26" table:number-columns-repeated="62"/>
          <table:table-cell table:style-name="ce26" table:formula="of:=IF((COUNTA([.E29:.BN29])&gt;0)                                                               OR                                                               ( [.D29]=&quot;DEFERRED&quot;);1;0)" office:value-type="float" office:value="0">
            <text:p>0</text:p>
          </table:table-cell>
          <table:table-cell table:formula="of:=[.BP28]+1" office:value-type="float" office:value="21">
            <text:p>21</text:p>
          </table:table-cell>
          <table:table-cell table:number-columns-repeated="188"/>
        </table:table-row>
        <table:table-row table:style-name="ro3">
          <table:table-cell office:value-type="string">
            <text:p>Coord Sys Create Dialog</text:p>
          </table:table-cell>
          <table:table-cell table:number-columns-repeated="2"/>
          <table:table-cell/>
          <table:table-cell table:style-name="ce26" office:value-type="string">
            <text:p>X</text:p>
          </table:table-cell>
          <table:table-cell table:style-name="ce26" table:number-columns-repeated="61"/>
          <table:table-cell table:style-name="ce26" table:formula="of:=IF((COUNTA([.E30:.BN30])&gt;0)                                                               OR                                                               ( [.D30]=&quot;DEFERRED&quot;);1;0)" office:value-type="float" office:value="1">
            <text:p>1</text:p>
          </table:table-cell>
          <table:table-cell table:formula="of:=[.BP29]+1" office:value-type="float" office:value="22">
            <text:p>22</text:p>
          </table:table-cell>
          <table:table-cell table:number-columns-repeated="188"/>
        </table:table-row>
        <table:table-row table:style-name="ro3">
          <table:table-cell office:value-type="string">
            <text:p>Coord System Config Panel</text:p>
          </table:table-cell>
          <table:table-cell table:number-columns-repeated="2"/>
          <table:table-cell/>
          <table:table-cell table:style-name="ce26" table:number-columns-repeated="3"/>
          <table:table-cell table:style-name="ce26" office:value-type="string">
            <text:p>X</text:p>
          </table:table-cell>
          <table:table-cell table:style-name="ce26" table:number-columns-repeated="58"/>
          <table:table-cell table:style-name="ce26" table:formula="of:=IF((COUNTA([.E31:.BN31])&gt;0)                                                               OR                                                               ( [.D31]=&quot;DEFERRED&quot;);1;0)" office:value-type="float" office:value="1">
            <text:p>1</text:p>
          </table:table-cell>
          <table:table-cell table:formula="of:=[.BP30]+1" office:value-type="float" office:value="23">
            <text:p>23</text:p>
          </table:table-cell>
          <table:table-cell table:number-columns-repeated="188"/>
        </table:table-row>
        <table:table-row table:style-name="ro3">
          <table:table-cell office:value-type="string">
            <text:p>Create Variable Dialog</text:p>
          </table:table-cell>
          <table:table-cell table:number-columns-repeated="2"/>
          <table:table-cell/>
          <table:table-cell table:style-name="ce26" table:number-columns-repeated="62"/>
          <table:table-cell table:style-name="ce26" table:formula="of:=IF((COUNTA([.E32:.BN32])&gt;0)                                                               OR                                                               ( [.D32]=&quot;DEFERRED&quot;);1;0)" office:value-type="float" office:value="0">
            <text:p>0</text:p>
          </table:table-cell>
          <table:table-cell table:formula="of:=[.BP31]+1" office:value-type="float" office:value="24">
            <text:p>24</text:p>
          </table:table-cell>
          <table:table-cell table:number-columns-repeated="188"/>
        </table:table-row>
        <table:table-row table:style-name="ro3">
          <table:table-cell office:value-type="string">
            <text:p>DC Setup Panel</text:p>
          </table:table-cell>
          <table:table-cell table:number-columns-repeated="2"/>
          <table:table-cell/>
          <table:table-cell table:style-name="ce26" table:number-columns-repeated="11"/>
          <table:table-cell table:style-name="ce26" office:value-type="string">
            <text:p>X</text:p>
          </table:table-cell>
          <table:table-cell table:style-name="ce26" table:number-columns-repeated="50"/>
          <table:table-cell table:style-name="ce26" table:formula="of:=IF((COUNTA([.E33:.BN33])&gt;0)                                                               OR                                                               ( [.D33]=&quot;DEFERRED&quot;);1;0)" office:value-type="float" office:value="1">
            <text:p>1</text:p>
          </table:table-cell>
          <table:table-cell table:formula="of:=[.BP32]+1" office:value-type="float" office:value="25">
            <text:p>25</text:p>
          </table:table-cell>
          <table:table-cell table:number-columns-repeated="188"/>
        </table:table-row>
        <table:table-row table:style-name="ro3">
          <table:table-cell office:value-type="string">
            <text:p>Exponential Drag Dialog</text:p>
          </table:table-cell>
          <table:table-cell table:number-columns-repeated="2"/>
          <table:table-cell/>
          <table:table-cell table:style-name="ce26" table:number-columns-repeated="62"/>
          <table:table-cell table:style-name="ce26" table:formula="of:=IF((COUNTA([.E34:.BN34])&gt;0)                                                               OR                                                               ( [.D34]=&quot;DEFERRED&quot;);1;0)" office:value-type="float" office:value="0">
            <text:p>0</text:p>
          </table:table-cell>
          <table:table-cell table:formula="of:=[.BP33]+1" office:value-type="float" office:value="26">
            <text:p>26</text:p>
          </table:table-cell>
          <table:table-cell table:number-columns-repeated="188"/>
        </table:table-row>
        <table:table-row table:style-name="ro3">
          <table:table-cell office:value-type="string">
            <text:p>Finite Burn Panel</text:p>
          </table:table-cell>
          <table:table-cell table:number-columns-repeated="2"/>
          <table:table-cell office:value-type="string">
            <text:p>DEFERRED</text:p>
          </table:table-cell>
          <table:table-cell table:style-name="ce26" table:number-columns-repeated="12"/>
          <table:table-cell table:style-name="ce26" office:value-type="string">
            <text:p>X</text:p>
          </table:table-cell>
          <table:table-cell table:style-name="ce26" table:number-columns-repeated="49"/>
          <table:table-cell table:style-name="ce26" table:formula="of:=IF((COUNTA([.E35:.BN35])&gt;0)                                                               OR                                                               ( [.D35]=&quot;DEFERRED&quot;);1;0)" office:value-type="float" office:value="1">
            <text:p>1</text:p>
          </table:table-cell>
          <table:table-cell table:formula="of:=[.BP34]+1" office:value-type="float" office:value="27">
            <text:p>27</text:p>
          </table:table-cell>
          <table:table-cell table:number-columns-repeated="188"/>
        </table:table-row>
        <table:table-row table:style-name="ro3">
          <table:table-cell office:value-type="string">
            <text:p>Formation Panel</text:p>
          </table:table-cell>
          <table:table-cell table:number-columns-repeated="2"/>
          <table:table-cell/>
          <table:table-cell table:style-name="ce26" table:number-columns-repeated="13"/>
          <table:table-cell table:style-name="ce26" office:value-type="string">
            <text:p>X</text:p>
          </table:table-cell>
          <table:table-cell table:style-name="ce26" table:number-columns-repeated="48"/>
          <table:table-cell table:style-name="ce26" table:formula="of:=IF((COUNTA([.E36:.BN36])&gt;0)                                                               OR                                                               ( [.D36]=&quot;DEFERRED&quot;);1;0)" office:value-type="float" office:value="1">
            <text:p>1</text:p>
          </table:table-cell>
          <table:table-cell table:formula="of:=[.BP35]+1" office:value-type="float" office:value="28">
            <text:p>28</text:p>
          </table:table-cell>
          <table:table-cell table:number-columns-repeated="188"/>
        </table:table-row>
        <table:table-row table:style-name="ro3">
          <table:table-cell office:value-type="string">
            <text:p>Function Setup Panel</text:p>
          </table:table-cell>
          <table:table-cell table:number-columns-repeated="2"/>
          <table:table-cell office:value-type="string">
            <text:p>DEFERRED</text:p>
          </table:table-cell>
          <table:table-cell table:style-name="ce26" table:number-columns-repeated="15"/>
          <table:table-cell table:style-name="ce26" office:value-type="string">
            <text:p>X</text:p>
          </table:table-cell>
          <table:table-cell table:style-name="ce26" table:number-columns-repeated="46"/>
          <table:table-cell table:style-name="ce26" table:formula="of:=IF((COUNTA([.E37:.BN37])&gt;0)                                                               OR                                                               ( [.D37]=&quot;DEFERRED&quot;);1;0)" office:value-type="float" office:value="1">
            <text:p>1</text:p>
          </table:table-cell>
          <table:table-cell table:formula="of:=[.BP36]+1" office:value-type="float" office:value="29">
            <text:p>29</text:p>
          </table:table-cell>
          <table:table-cell table:number-columns-repeated="188"/>
        </table:table-row>
        <table:table-row table:style-name="ro3">
          <table:table-cell office:value-type="string">
            <text:p>Impulsive Burn Panel</text:p>
          </table:table-cell>
          <table:table-cell table:number-columns-repeated="2"/>
          <table:table-cell/>
          <table:table-cell table:style-name="ce26" table:number-columns-repeated="16"/>
          <table:table-cell table:style-name="ce26" office:value-type="string">
            <text:p>X</text:p>
          </table:table-cell>
          <table:table-cell table:style-name="ce26" table:number-columns-repeated="45"/>
          <table:table-cell table:style-name="ce26" table:formula="of:=IF((COUNTA([.E38:.BN38])&gt;0)                                                               OR                                                               ( [.D38]=&quot;DEFERRED&quot;);1;0)" office:value-type="float" office:value="1">
            <text:p>1</text:p>
          </table:table-cell>
          <table:table-cell table:formula="of:=[.BP37]+1" office:value-type="float" office:value="30">
            <text:p>30</text:p>
          </table:table-cell>
          <table:table-cell table:number-columns-repeated="188"/>
        </table:table-row>
        <table:table-row table:style-name="ro3">
          <table:table-cell office:value-type="string">
            <text:p>Jacchia Roberts Dialog</text:p>
          </table:table-cell>
          <table:table-cell table:number-columns-repeated="2"/>
          <table:table-cell/>
          <table:table-cell table:style-name="ce26" table:number-columns-repeated="62"/>
          <table:table-cell table:style-name="ce26" table:formula="of:=IF((COUNTA([.E39:.BN39])&gt;0)                                                               OR                                                               ( [.D39]=&quot;DEFERRED&quot;);1;0)" office:value-type="float" office:value="0">
            <text:p>0</text:p>
          </table:table-cell>
          <table:table-cell table:formula="of:=[.BP38]+1" office:value-type="float" office:value="31">
            <text:p>31</text:p>
          </table:table-cell>
          <table:table-cell table:number-columns-repeated="188"/>
        </table:table-row>
        <table:table-row table:style-name="ro3">
          <table:table-cell office:value-type="string">
            <text:p>Libration Point Panel</text:p>
          </table:table-cell>
          <table:table-cell table:number-columns-repeated="2"/>
          <table:table-cell/>
          <table:table-cell table:style-name="ce26" table:number-columns-repeated="17"/>
          <table:table-cell table:style-name="ce26" office:value-type="string">
            <text:p>X</text:p>
          </table:table-cell>
          <table:table-cell table:style-name="ce26" table:number-columns-repeated="44"/>
          <table:table-cell table:style-name="ce26" table:formula="of:=IF((COUNTA([.E40:.BN40])&gt;0)                                                               OR                                                               ( [.D40]=&quot;DEFERRED&quot;);1;0)" office:value-type="float" office:value="1">
            <text:p>1</text:p>
          </table:table-cell>
          <table:table-cell table:formula="of:=[.BP39]+1" office:value-type="float" office:value="32">
            <text:p>32</text:p>
          </table:table-cell>
          <table:table-cell table:number-columns-repeated="188"/>
        </table:table-row>
        <table:table-row table:style-name="ro3">
          <table:table-cell office:value-type="string">
            <text:p>Matlab Function Setup Panel</text:p>
          </table:table-cell>
          <table:table-cell table:number-columns-repeated="2"/>
          <table:table-cell/>
          <table:table-cell table:style-name="ce26" table:number-columns-repeated="19"/>
          <table:table-cell table:style-name="ce26" office:value-type="string">
            <text:p>X</text:p>
          </table:table-cell>
          <table:table-cell table:style-name="ce26" table:number-columns-repeated="42"/>
          <table:table-cell table:style-name="ce26" table:formula="of:=IF((COUNTA([.E41:.BN41])&gt;0)                                                               OR                                                               ( [.D41]=&quot;DEFERRED&quot;);1;0)" office:value-type="float" office:value="1">
            <text:p>1</text:p>
          </table:table-cell>
          <table:table-cell table:formula="of:=[.BP40]+1" office:value-type="float" office:value="33">
            <text:p>33</text:p>
          </table:table-cell>
          <table:table-cell table:number-columns-repeated="188"/>
        </table:table-row>
        <table:table-row table:style-name="ro3">
          <table:table-cell office:value-type="string">
            <text:p>MSISE90 Dialog</text:p>
          </table:table-cell>
          <table:table-cell table:number-columns-repeated="2"/>
          <table:table-cell/>
          <table:table-cell table:style-name="ce26" table:number-columns-repeated="62"/>
          <table:table-cell table:style-name="ce26" table:formula="of:=IF((COUNTA([.E42:.BN42])&gt;0)                                                               OR                                                               ( [.D42]=&quot;DEFERRED&quot;);1;0)" office:value-type="float" office:value="0">
            <text:p>0</text:p>
          </table:table-cell>
          <table:table-cell table:formula="of:=[.BP41]+1" office:value-type="float" office:value="34">
            <text:p>34</text:p>
          </table:table-cell>
          <table:table-cell table:number-columns-repeated="188"/>
        </table:table-row>
        <table:table-row table:style-name="ro3">
          <table:table-cell office:value-type="string">
            <text:p>OpenGL Option Dialog</text:p>
          </table:table-cell>
          <table:table-cell table:number-columns-repeated="2"/>
          <table:table-cell/>
          <table:table-cell table:style-name="ce26" table:number-columns-repeated="62"/>
          <table:table-cell table:style-name="ce26" table:formula="of:=IF((COUNTA([.E43:.BN43])&gt;0)                                                               OR                                                               ( [.D43]=&quot;DEFERRED&quot;);1;0)" office:value-type="float" office:value="0">
            <text:p>0</text:p>
          </table:table-cell>
          <table:table-cell table:formula="of:=[.BP42]+1" office:value-type="float" office:value="35">
            <text:p>35</text:p>
          </table:table-cell>
          <table:table-cell table:number-columns-repeated="188"/>
        </table:table-row>
        <table:table-row table:style-name="ro3">
          <table:table-cell office:value-type="string">
            <text:p>OpenGL Plot Setup Panel</text:p>
          </table:table-cell>
          <table:table-cell table:number-columns-repeated="2"/>
          <table:table-cell/>
          <table:table-cell table:style-name="ce26" table:number-columns-repeated="20"/>
          <table:table-cell table:style-name="ce26" office:value-type="string">
            <text:p>X</text:p>
          </table:table-cell>
          <table:table-cell table:style-name="ce26" table:number-columns-repeated="41"/>
          <table:table-cell table:style-name="ce26" table:formula="of:=IF((COUNTA([.E44:.BN44])&gt;0)                                                               OR                                                               ( [.D44]=&quot;DEFERRED&quot;);1;0)" office:value-type="float" office:value="1">
            <text:p>1</text:p>
          </table:table-cell>
          <table:table-cell table:formula="of:=[.BP43]+1" office:value-type="float" office:value="36">
            <text:p>36</text:p>
          </table:table-cell>
          <table:table-cell table:number-columns-repeated="188"/>
        </table:table-row>
        <table:table-row table:style-name="ro3">
          <table:table-cell office:value-type="string">
            <text:p>Parameter Create Dialog</text:p>
          </table:table-cell>
          <table:table-cell table:number-columns-repeated="2"/>
          <table:table-cell/>
          <table:table-cell table:style-name="ce26" table:number-columns-repeated="4"/>
          <table:table-cell table:style-name="ce26" office:value-type="string">
            <text:p>X</text:p>
          </table:table-cell>
          <table:table-cell table:style-name="ce26" table:number-columns-repeated="50"/>
          <table:table-cell table:style-name="ce26" office:value-type="string">
            <text:p>X</text:p>
          </table:table-cell>
          <table:table-cell table:style-name="ce26" table:number-columns-repeated="6"/>
          <table:table-cell table:style-name="ce26" table:formula="of:=IF((COUNTA([.E45:.BN45])&gt;0)                                                               OR                                                               ( [.D45]=&quot;DEFERRED&quot;);1;0)" office:value-type="float" office:value="1">
            <text:p>1</text:p>
          </table:table-cell>
          <table:table-cell table:formula="of:=[.BP44]+1" office:value-type="float" office:value="37">
            <text:p>37</text:p>
          </table:table-cell>
          <table:table-cell table:number-columns-repeated="188"/>
        </table:table-row>
        <table:table-row table:style-name="ro3">
          <table:table-cell office:value-type="string">
            <text:p>Parameter Select Dialog</text:p>
          </table:table-cell>
          <table:table-cell table:number-columns-repeated="2"/>
          <table:table-cell/>
          <table:table-cell table:style-name="ce26" table:number-columns-repeated="56"/>
          <table:table-cell table:style-name="ce26" office:value-type="string">
            <text:p>X</text:p>
          </table:table-cell>
          <table:table-cell table:style-name="ce26" table:number-columns-repeated="5"/>
          <table:table-cell table:style-name="ce26" table:formula="of:=IF((COUNTA([.E46:.BN46])&gt;0)                                                               OR                                                               ( [.D46]=&quot;DEFERRED&quot;);1;0)" office:value-type="float" office:value="1">
            <text:p>1</text:p>
          </table:table-cell>
          <table:table-cell table:formula="of:=[.BP45]+1" office:value-type="float" office:value="38">
            <text:p>38</text:p>
          </table:table-cell>
          <table:table-cell table:number-columns-repeated="188"/>
        </table:table-row>
        <table:table-row table:style-name="ro3">
          <table:table-cell office:value-type="string">
            <text:p>Parameter Setup Panel</text:p>
          </table:table-cell>
          <table:table-cell table:number-columns-repeated="2"/>
          <table:table-cell/>
          <table:table-cell table:style-name="ce26" table:number-columns-repeated="62"/>
          <table:table-cell table:style-name="ce26" table:formula="of:=IF((COUNTA([.E47:.BN47])&gt;0)                                                               OR                                                               ( [.D47]=&quot;DEFERRED&quot;);1;0)" office:value-type="float" office:value="0">
            <text:p>0</text:p>
          </table:table-cell>
          <table:table-cell table:formula="of:=[.BP46]+1" office:value-type="float" office:value="39">
            <text:p>39</text:p>
          </table:table-cell>
          <table:table-cell table:number-columns-repeated="188"/>
        </table:table-row>
        <table:table-row table:style-name="ro3">
          <table:table-cell office:value-type="string">
            <text:p>Propagator Config Panel</text:p>
          </table:table-cell>
          <table:table-cell table:number-columns-repeated="2"/>
          <table:table-cell/>
          <table:table-cell table:style-name="ce26" table:number-columns-repeated="22"/>
          <table:table-cell table:style-name="ce26" office:value-type="string">
            <text:p>X</text:p>
          </table:table-cell>
          <table:table-cell table:style-name="ce26" table:number-columns-repeated="39"/>
          <table:table-cell table:style-name="ce26" table:formula="of:=IF((COUNTA([.E48:.BN48])&gt;0)                                                               OR                                                               ( [.D48]=&quot;DEFERRED&quot;);1;0)" office:value-type="float" office:value="1">
            <text:p>1</text:p>
          </table:table-cell>
          <table:table-cell table:formula="of:=[.BP47]+1" office:value-type="float" office:value="40">
            <text:p>40</text:p>
          </table:table-cell>
          <table:table-cell table:number-columns-repeated="188"/>
        </table:table-row>
        <table:table-row table:style-name="ro3">
          <table:table-cell office:value-type="string">
            <text:p>Propagator Select Dialog</text:p>
          </table:table-cell>
          <table:table-cell table:number-columns-repeated="2"/>
          <table:table-cell/>
          <table:table-cell table:style-name="ce26" table:number-columns-repeated="62"/>
          <table:table-cell table:style-name="ce26" table:formula="of:=IF((COUNTA([.E49:.BN49])&gt;0)                                                               OR                                                               ( [.D49]=&quot;DEFERRED&quot;);1;0)" office:value-type="float" office:value="0">
            <text:p>0</text:p>
          </table:table-cell>
          <table:table-cell table:formula="of:=[.BP48]+1" office:value-type="float" office:value="41">
            <text:p>41</text:p>
          </table:table-cell>
          <table:table-cell table:number-columns-repeated="188"/>
        </table:table-row>
        <table:table-row table:style-name="ro3">
          <table:table-cell office:value-type="string">
            <text:p>Report File Setup Panel</text:p>
          </table:table-cell>
          <table:table-cell table:number-columns-repeated="2"/>
          <table:table-cell/>
          <table:table-cell table:style-name="ce26" table:number-columns-repeated="23"/>
          <table:table-cell table:style-name="ce26" office:value-type="string">
            <text:p>X</text:p>
          </table:table-cell>
          <table:table-cell table:style-name="ce26" table:number-columns-repeated="38"/>
          <table:table-cell table:style-name="ce26" table:formula="of:=IF((COUNTA([.E50:.BN50])&gt;0)                                                               OR                                                               ( [.D50]=&quot;DEFERRED&quot;);1;0)" office:value-type="float" office:value="1">
            <text:p>1</text:p>
          </table:table-cell>
          <table:table-cell table:formula="of:=[.BP49]+1" office:value-type="float" office:value="42">
            <text:p>42</text:p>
          </table:table-cell>
          <table:table-cell table:number-columns-repeated="188"/>
        </table:table-row>
        <table:table-row table:style-name="ro3">
          <table:table-cell office:value-type="string">
            <text:p>Solar System Window</text:p>
          </table:table-cell>
          <table:table-cell table:number-columns-repeated="2"/>
          <table:table-cell/>
          <table:table-cell table:style-name="ce26" table:number-columns-repeated="25"/>
          <table:table-cell table:style-name="ce26" office:value-type="string">
            <text:p>X</text:p>
          </table:table-cell>
          <table:table-cell table:style-name="ce26" table:number-columns-repeated="36"/>
          <table:table-cell table:style-name="ce26" table:formula="of:=IF((COUNTA([.E51:.BN51])&gt;0)                                                               OR                                                               ( [.D51]=&quot;DEFERRED&quot;);1;0)" office:value-type="float" office:value="1">
            <text:p>1</text:p>
          </table:table-cell>
          <table:table-cell table:formula="of:=[.BP50]+1" office:value-type="float" office:value="43">
            <text:p>43</text:p>
          </table:table-cell>
          <table:table-cell table:number-columns-repeated="188"/>
        </table:table-row>
        <table:table-row table:style-name="ro3">
          <table:table-cell office:value-type="string">
            <text:p>Solver Create Panel</text:p>
          </table:table-cell>
          <table:table-cell table:number-columns-repeated="2"/>
          <table:table-cell/>
          <table:table-cell table:style-name="ce26" table:number-columns-repeated="62"/>
          <table:table-cell table:style-name="ce26" table:formula="of:=IF((COUNTA([.E52:.BN52])&gt;0)                                                               OR                                                               ( [.D52]=&quot;DEFERRED&quot;);1;0)" office:value-type="float" office:value="0">
            <text:p>0</text:p>
          </table:table-cell>
          <table:table-cell table:formula="of:=[.BP51]+1" office:value-type="float" office:value="44">
            <text:p>44</text:p>
          </table:table-cell>
          <table:table-cell table:number-columns-repeated="188"/>
        </table:table-row>
        <table:table-row table:style-name="ro3">
          <table:table-cell office:value-type="string">
            <text:p>Solver Goals Panel</text:p>
          </table:table-cell>
          <table:table-cell table:number-columns-repeated="2"/>
          <table:table-cell/>
          <table:table-cell table:style-name="ce26" table:number-columns-repeated="62"/>
          <table:table-cell table:style-name="ce26" table:formula="of:=IF((COUNTA([.E53:.BN53])&gt;0)                                                               OR                                                               ( [.D53]=&quot;DEFERRED&quot;);1;0)" office:value-type="float" office:value="0">
            <text:p>0</text:p>
          </table:table-cell>
          <table:table-cell table:formula="of:=[.BP52]+1" office:value-type="float" office:value="45">
            <text:p>45</text:p>
          </table:table-cell>
          <table:table-cell table:number-columns-repeated="188"/>
        </table:table-row>
        <table:table-row table:style-name="ro3">
          <table:table-cell office:value-type="string">
            <text:p>Solver Variables Panel</text:p>
          </table:table-cell>
          <table:table-cell table:number-columns-repeated="2"/>
          <table:table-cell/>
          <table:table-cell table:style-name="ce26" table:number-columns-repeated="62"/>
          <table:table-cell table:style-name="ce26" table:formula="of:=IF((COUNTA([.E54:.BN54])&gt;0)                                                               OR                                                               ( [.D54]=&quot;DEFERRED&quot;);1;0)" office:value-type="float" office:value="0">
            <text:p>0</text:p>
          </table:table-cell>
          <table:table-cell table:formula="of:=[.BP53]+1" office:value-type="float" office:value="46">
            <text:p>46</text:p>
          </table:table-cell>
          <table:table-cell table:number-columns-repeated="188"/>
        </table:table-row>
        <table:table-row table:style-name="ro3">
          <table:table-cell office:value-type="string">
            <text:p>Spacecraft Panel</text:p>
          </table:table-cell>
          <table:table-cell office:value-type="string">
            <text:p>Top Level: Save, Cancel, etc</text:p>
          </table:table-cell>
          <table:table-cell table:number-columns-repeated="2"/>
          <table:table-cell table:style-name="ce26" table:number-columns-repeated="62"/>
          <table:table-cell table:style-name="ce26" table:formula="of:=IF((COUNTA([.E55:.BN55])&gt;0)                                                               OR                                                               ( [.D56]=&quot;DEFERRED&quot;);1;0)" office:value-type="float" office:value="1">
            <text:p>1</text:p>
          </table:table-cell>
          <table:table-cell table:formula="of:=[.BP54]+1" office:value-type="float" office:value="47">
            <text:p>47</text:p>
          </table:table-cell>
          <table:table-cell table:number-columns-repeated="188"/>
        </table:table-row>
        <table:table-row table:style-name="ro3">
          <table:table-cell/>
          <table:table-cell office:value-type="string">
            <text:p>Attitude Panel</text:p>
          </table:table-cell>
          <table:table-cell/>
          <table:table-cell office:value-type="string">
            <text:p>DEFERRED</text:p>
          </table:table-cell>
          <table:table-cell table:style-name="ce26" table:number-columns-repeated="27"/>
          <table:table-cell table:style-name="ce26" office:value-type="string">
            <text:p>X</text:p>
          </table:table-cell>
          <table:table-cell table:style-name="ce26" table:number-columns-repeated="34"/>
          <table:table-cell table:style-name="ce26" table:formula="of:=IF((COUNTA([.E56:.BN56])&gt;0)                                                               OR                                                               ( [.D57]=&quot;DEFERRED&quot;);1;0)" office:value-type="float" office:value="1">
            <text:p>1</text:p>
          </table:table-cell>
          <table:table-cell table:formula="of:=[.BP55]+1" office:value-type="float" office:value="48">
            <text:p>48</text:p>
          </table:table-cell>
          <table:table-cell table:number-columns-repeated="188"/>
        </table:table-row>
        <table:table-row table:style-name="ro3">
          <table:table-cell/>
          <table:table-cell office:value-type="string">
            <text:p>Formation Setup Panel</text:p>
          </table:table-cell>
          <table:table-cell/>
          <table:table-cell/>
          <table:table-cell table:style-name="ce26" table:number-columns-repeated="62"/>
          <table:table-cell table:style-name="ce26" table:formula="of:=IF((COUNTA([.E57:.BN57])&gt;0)                                                               OR                                                               ( [.D58]=&quot;DEFERRED&quot;);1;0)" office:value-type="float" office:value="0">
            <text:p>0</text:p>
          </table:table-cell>
          <table:table-cell table:formula="of:=[.BP56]+1" office:value-type="float" office:value="49">
            <text:p>49</text:p>
          </table:table-cell>
          <table:table-cell table:number-columns-repeated="188"/>
        </table:table-row>
        <table:table-row table:style-name="ro3">
          <table:table-cell/>
          <table:table-cell office:value-type="string">
            <text:p>Ballistics Mass Panel</text:p>
          </table:table-cell>
          <table:table-cell/>
          <table:table-cell/>
          <table:table-cell table:style-name="ce26" table:number-columns-repeated="28"/>
          <table:table-cell table:style-name="ce26" office:value-type="string">
            <text:p>X</text:p>
          </table:table-cell>
          <table:table-cell table:style-name="ce26" table:number-columns-repeated="33"/>
          <table:table-cell table:style-name="ce26" table:formula="of:=IF((COUNTA([.E58:.BN58])&gt;0)                                                               OR                                                               ( [.D59]=&quot;DEFERRED&quot;);1;0)" office:value-type="float" office:value="1">
            <text:p>1</text:p>
          </table:table-cell>
          <table:table-cell table:formula="of:=[.BP57]+1" office:value-type="float" office:value="50">
            <text:p>50</text:p>
          </table:table-cell>
          <table:table-cell table:number-columns-repeated="188"/>
        </table:table-row>
        <table:table-row table:style-name="ro3">
          <table:table-cell/>
          <table:table-cell table:style-name="ce41" office:value-type="string">
            <text:p>Thruster Panel</text:p>
          </table:table-cell>
          <table:table-cell table:style-name="ce41"/>
          <table:table-cell table:style-name="ce41" office:value-type="string">
            <text:p>DEFERRED</text:p>
          </table:table-cell>
          <table:table-cell table:style-name="ce26" table:number-columns-repeated="26"/>
          <table:table-cell table:style-name="ce26" office:value-type="string">
            <text:p>X</text:p>
          </table:table-cell>
          <table:table-cell table:style-name="ce26" table:number-columns-repeated="35"/>
          <table:table-cell table:style-name="ce26" table:formula="of:=IF((COUNTA([.E59:.BN59])&gt;0)                                                               OR                                                               ( [.D60]=&quot;DEFERRED&quot;);1;0)" office:value-type="float" office:value="1">
            <text:p>1</text:p>
          </table:table-cell>
          <table:table-cell table:formula="of:=[.BP58]+1" office:value-type="float" office:value="51">
            <text:p>51</text:p>
          </table:table-cell>
          <table:table-cell table:number-columns-repeated="188"/>
        </table:table-row>
        <table:table-row table:style-name="ro3">
          <table:table-cell/>
          <table:table-cell table:style-name="ce41" office:value-type="string">
            <text:p>Tank Panel</text:p>
          </table:table-cell>
          <table:table-cell table:style-name="ce41"/>
          <table:table-cell table:style-name="ce41" office:value-type="string">
            <text:p>DEFERRED</text:p>
          </table:table-cell>
          <table:table-cell table:style-name="ce26" table:number-columns-repeated="31"/>
          <table:table-cell table:style-name="ce26" office:value-type="string">
            <text:p>X</text:p>
          </table:table-cell>
          <table:table-cell table:style-name="ce26" table:number-columns-repeated="30"/>
          <table:table-cell table:style-name="ce26" table:formula="of:=IF((COUNTA([.E60:.BN60])&gt;0)                                                               OR                                                               ( [.D61]=&quot;DEFERRED&quot;);1;0)" office:value-type="float" office:value="1">
            <text:p>1</text:p>
          </table:table-cell>
          <table:table-cell table:formula="of:=[.BP59]+1" office:value-type="float" office:value="52">
            <text:p>52</text:p>
          </table:table-cell>
          <table:table-cell table:number-columns-repeated="188"/>
        </table:table-row>
        <table:table-row table:style-name="ro3">
          <table:table-cell/>
          <table:table-cell table:style-name="ce41" office:value-type="string">
            <text:p>Space Object Select Dialog</text:p>
          </table:table-cell>
          <table:table-cell table:style-name="ce41"/>
          <table:table-cell table:style-name="ce41"/>
          <table:table-cell table:style-name="ce26" table:number-columns-repeated="62"/>
          <table:table-cell table:style-name="ce26" table:formula="of:=IF((COUNTA([.E61:.BN61])&gt;0)                                                               OR                                                               ( [.D62]=&quot;DEFERRED&quot;);1;0)" office:value-type="float" office:value="0">
            <text:p>0</text:p>
          </table:table-cell>
          <table:table-cell table:formula="of:=[.BP60]+1" office:value-type="float" office:value="53">
            <text:p>53</text:p>
          </table:table-cell>
          <table:table-cell table:number-columns-repeated="188"/>
        </table:table-row>
        <table:table-row table:style-name="ro3">
          <table:table-cell/>
          <table:table-cell office:value-type="string">
            <text:p>Orbit Panel</text:p>
          </table:table-cell>
          <table:table-cell/>
          <table:table-cell/>
          <table:table-cell table:style-name="ce26" table:number-columns-repeated="29"/>
          <table:table-cell table:style-name="ce26" office:value-type="string">
            <text:p>X</text:p>
          </table:table-cell>
          <table:table-cell table:style-name="ce26" table:number-columns-repeated="32"/>
          <table:table-cell table:style-name="ce26" table:formula="of:=IF((COUNTA([.E62:.BN62])&gt;0)                                                               OR                                                               ( [.D62]=&quot;DEFERRED&quot;);1;0)" office:value-type="float" office:value="1">
            <text:p>1</text:p>
          </table:table-cell>
          <table:table-cell table:formula="of:=[.BP61]+1" office:value-type="float" office:value="54">
            <text:p>54</text:p>
          </table:table-cell>
          <table:table-cell table:number-columns-repeated="188"/>
        </table:table-row>
        <table:table-row table:style-name="ro3">
          <table:table-cell office:value-type="string">
            <text:p>SQP Setup Panel</text:p>
          </table:table-cell>
          <table:table-cell table:number-columns-repeated="2"/>
          <table:table-cell/>
          <table:table-cell table:style-name="ce26" table:number-columns-repeated="24"/>
          <table:table-cell table:style-name="ce26" office:value-type="string">
            <text:p>X</text:p>
          </table:table-cell>
          <table:table-cell table:style-name="ce26" table:number-columns-repeated="37"/>
          <table:table-cell table:style-name="ce26" table:formula="of:=IF((COUNTA([.E63:.BN63])&gt;0)                                                               OR                                                               ( [.D63]=&quot;DEFERRED&quot;);1;0)" office:value-type="float" office:value="1">
            <text:p>1</text:p>
          </table:table-cell>
          <table:table-cell table:formula="of:=[.BP62]+1" office:value-type="float" office:value="55">
            <text:p>55</text:p>
          </table:table-cell>
          <table:table-cell table:number-columns-repeated="188"/>
        </table:table-row>
        <table:table-row table:style-name="ro3">
          <table:table-cell table:style-name="ce40" office:value-type="string">
            <text:p>String panel</text:p>
          </table:table-cell>
          <table:table-cell table:number-columns-repeated="2"/>
          <table:table-cell/>
          <table:table-cell/>
          <table:table-cell table:style-name="ce26" table:number-columns-repeated="31"/>
          <table:table-cell table:style-name="ce26" office:value-type="string">
            <text:p>X</text:p>
          </table:table-cell>
          <table:table-cell table:style-name="ce26" table:number-columns-repeated="29"/>
          <table:table-cell table:style-name="ce26" table:formula="of:=IF((COUNTA([.E64:.BN64])&gt;0)                                                               OR                                                               ( [.D64]=&quot;DEFERRED&quot;);1;0)" office:value-type="float" office:value="1">
            <text:p>1</text:p>
          </table:table-cell>
          <table:table-cell table:formula="of:=[.BP63]+1" office:value-type="float" office:value="56">
            <text:p>56</text:p>
          </table:table-cell>
          <table:table-cell table:number-columns-repeated="188"/>
        </table:table-row>
        <table:table-row table:style-name="ro3">
          <table:table-cell office:value-type="string">
            <text:p>Tank Config Panel</text:p>
          </table:table-cell>
          <table:table-cell table:number-columns-repeated="2"/>
          <table:table-cell office:value-type="string">
            <text:p>DEFERRED</text:p>
          </table:table-cell>
          <table:table-cell table:style-name="ce26" table:number-columns-repeated="14"/>
          <table:table-cell table:style-name="ce26" office:value-type="string">
            <text:p>X</text:p>
          </table:table-cell>
          <table:table-cell table:style-name="ce26" table:number-columns-repeated="47"/>
          <table:table-cell table:style-name="ce26" table:formula="of:=IF((COUNTA([.E65:.BN65])&gt;0)                                                               OR                                                               ( [.D65]=&quot;DEFERRED&quot;);1;0)" office:value-type="float" office:value="1">
            <text:p>1</text:p>
          </table:table-cell>
          <table:table-cell table:formula="of:=[.BP64]+1" office:value-type="float" office:value="57">
            <text:p>57</text:p>
          </table:table-cell>
          <table:table-cell table:number-columns-repeated="188"/>
        </table:table-row>
        <table:table-row table:style-name="ro3">
          <table:table-cell office:value-type="string">
            <text:p>Thruster Coefficient Dialog</text:p>
          </table:table-cell>
          <table:table-cell table:number-columns-repeated="2"/>
          <table:table-cell office:value-type="string">
            <text:p>DEFERRED</text:p>
          </table:table-cell>
          <table:table-cell table:style-name="ce26" table:number-columns-repeated="62"/>
          <table:table-cell table:style-name="ce26" table:formula="of:=IF((COUNTA([.E66:.BN66])&gt;0)                                                               OR                                                               ( [.D66]=&quot;DEFERRED&quot;);1;0)" office:value-type="float" office:value="1">
            <text:p>1</text:p>
          </table:table-cell>
          <table:table-cell table:formula="of:=[.BP65]+1" office:value-type="float" office:value="58">
            <text:p>58</text:p>
          </table:table-cell>
          <table:table-cell table:number-columns-repeated="188"/>
        </table:table-row>
        <table:table-row table:style-name="ro3">
          <table:table-cell office:value-type="string">
            <text:p>Thruster Config Panel</text:p>
          </table:table-cell>
          <table:table-cell table:number-columns-repeated="2"/>
          <table:table-cell office:value-type="string">
            <text:p>DEFERRED</text:p>
          </table:table-cell>
          <table:table-cell table:style-name="ce44" table:number-columns-repeated="34"/>
          <table:table-cell table:style-name="ce44" office:value-type="string">
            <text:p>X</text:p>
          </table:table-cell>
          <table:table-cell table:style-name="ce44" table:number-columns-repeated="27"/>
          <table:table-cell table:style-name="ce26" table:formula="of:=IF((COUNTA([.E67:.BN67])&gt;0)                                                               OR                                                               ( [.D67]=&quot;DEFERRED&quot;);1;0)" office:value-type="float" office:value="1">
            <text:p>1</text:p>
          </table:table-cell>
          <table:table-cell table:formula="of:=[.BP66]+1" office:value-type="float" office:value="59">
            <text:p>59</text:p>
          </table:table-cell>
          <table:table-cell table:style-name="ce41" table:number-columns-repeated="188"/>
        </table:table-row>
        <table:table-row table:style-name="ro3">
          <table:table-cell office:value-type="string">
            <text:p>Universe Panel</text:p>
          </table:table-cell>
          <table:table-cell table:number-columns-repeated="2"/>
          <table:table-cell/>
          <table:table-cell table:style-name="ce44" table:number-columns-repeated="62"/>
          <table:table-cell table:style-name="ce26" table:formula="of:=IF((COUNTA([.E68:.BN68])&gt;0)                                                               OR                                                               ( [.D68]=&quot;DEFERRED&quot;);1;0)" office:value-type="float" office:value="0">
            <text:p>0</text:p>
          </table:table-cell>
          <table:table-cell table:formula="of:=[.BP67]+1" office:value-type="float" office:value="60">
            <text:p>60</text:p>
          </table:table-cell>
          <table:table-cell table:style-name="ce41" table:number-columns-repeated="188"/>
        </table:table-row>
        <table:table-row table:style-name="ro3">
          <table:table-cell office:value-type="string">
            <text:p>Variable Panel</text:p>
          </table:table-cell>
          <table:table-cell table:number-columns-repeated="2"/>
          <table:table-cell/>
          <table:table-cell table:style-name="ce44" table:number-columns-repeated="35"/>
          <table:table-cell table:style-name="ce44" office:value-type="string">
            <text:p>X</text:p>
          </table:table-cell>
          <table:table-cell table:style-name="ce44" table:number-columns-repeated="26"/>
          <table:table-cell table:style-name="ce26" table:formula="of:=IF((COUNTA([.E69:.BN69])&gt;0)                                                               OR                                                               ( [.D69]=&quot;DEFERRED&quot;);1;0)" office:value-type="float" office:value="1">
            <text:p>1</text:p>
          </table:table-cell>
          <table:table-cell table:formula="of:=[.BP68]+1" office:value-type="float" office:value="61">
            <text:p>61</text:p>
          </table:table-cell>
          <table:table-cell table:style-name="ce41" table:number-columns-repeated="188"/>
        </table:table-row>
        <table:table-row table:style-name="ro3">
          <table:table-cell office:value-type="string">
            <text:p>XY Plot Setup Panel</text:p>
          </table:table-cell>
          <table:table-cell table:number-columns-repeated="2"/>
          <table:table-cell/>
          <table:table-cell table:style-name="ce44" table:number-columns-repeated="36"/>
          <table:table-cell table:style-name="ce44" office:value-type="string">
            <text:p>X</text:p>
          </table:table-cell>
          <table:table-cell table:style-name="ce44" table:number-columns-repeated="25"/>
          <table:table-cell table:style-name="ce26" table:formula="of:=IF((COUNTA([.E70:.BN70])&gt;0)                                                               OR                                                               ( [.D70]=&quot;DEFERRED&quot;);1;0)" office:value-type="float" office:value="1">
            <text:p>1</text:p>
          </table:table-cell>
          <table:table-cell table:formula="of:=[.BP69]+1" office:value-type="float" office:value="62">
            <text:p>62</text:p>
          </table:table-cell>
          <table:table-cell table:style-name="ce41" table:number-columns-repeated="188"/>
        </table:table-row>
        <table:table-row table:style-name="ro3">
          <table:table-cell table:style-name="ce39" office:value-type="string">
            <text:p>Command Panels</text:p>
          </table:table-cell>
          <table:table-cell table:style-name="ce42" table:number-columns-repeated="3"/>
          <table:table-cell table:style-name="ce43" table:number-columns-repeated="64"/>
          <table:table-cell table:style-name="ce42" table:number-columns-repeated="188"/>
        </table:table-row>
        <table:table-row table:style-name="ro3">
          <table:table-cell table:style-name="ce41" office:value-type="string">
            <text:p>Show Summary Dialog</text:p>
          </table:table-cell>
          <table:table-cell table:style-name="ce41" table:number-columns-repeated="2"/>
          <table:table-cell table:style-name="ce41"/>
          <table:table-cell table:style-name="ce44" table:number-columns-repeated="62"/>
          <table:table-cell table:style-name="ce26" table:formula="of:=IF((COUNTA([.E72:.BN72])&gt;0)                                                               OR                                                               ( [.D72]=&quot;DEFERRED&quot;);1;0)" office:value-type="float" office:value="0">
            <text:p>0</text:p>
          </table:table-cell>
          <table:table-cell table:formula="of:=[.BP70]+1" office:value-type="float" office:value="63">
            <text:p>63</text:p>
          </table:table-cell>
          <table:table-cell table:number-columns-repeated="188"/>
        </table:table-row>
        <table:table-row table:style-name="ro3">
          <table:table-cell office:value-type="string">
            <text:p>Achieve Panel</text:p>
          </table:table-cell>
          <table:table-cell table:number-columns-repeated="2"/>
          <table:table-cell/>
          <table:table-cell table:style-name="ce26" table:number-columns-repeated="37"/>
          <table:table-cell table:style-name="ce26" office:value-type="string">
            <text:p>X</text:p>
          </table:table-cell>
          <table:table-cell table:style-name="ce26" table:number-columns-repeated="24"/>
          <table:table-cell table:style-name="ce26" table:formula="of:=IF((COUNTA([.E73:.BN73])&gt;0)                                                               OR                                                               ( [.D73]=&quot;DEFERRED&quot;);1;0)" office:value-type="float" office:value="1">
            <text:p>1</text:p>
          </table:table-cell>
          <table:table-cell table:formula="of:=[.BP72]+1" office:value-type="float" office:value="64">
            <text:p>64</text:p>
          </table:table-cell>
          <table:table-cell table:number-columns-repeated="188"/>
        </table:table-row>
        <table:table-row table:style-name="ro3">
          <table:table-cell office:value-type="string">
            <text:p>Assignment Panel</text:p>
          </table:table-cell>
          <table:table-cell table:number-columns-repeated="2"/>
          <table:table-cell/>
          <table:table-cell table:style-name="ce26" table:number-columns-repeated="42"/>
          <table:table-cell table:style-name="ce26" office:value-type="string">
            <text:p>X</text:p>
          </table:table-cell>
          <table:table-cell table:style-name="ce26" table:number-columns-repeated="19"/>
          <table:table-cell table:style-name="ce26" table:formula="of:=IF((COUNTA([.E74:.BN74])&gt;0)                                                               OR                                                               ( [.D74]=&quot;DEFERRED&quot;);1;0)" office:value-type="float" office:value="1">
            <text:p>1</text:p>
          </table:table-cell>
          <table:table-cell table:formula="of:=[.BP73]+1" office:value-type="float" office:value="65">
            <text:p>65</text:p>
          </table:table-cell>
          <table:table-cell table:number-columns-repeated="188"/>
        </table:table-row>
        <table:table-row table:style-name="ro3">
          <table:table-cell office:value-type="string">
            <text:p>Begin Finite Burn Panel</text:p>
          </table:table-cell>
          <table:table-cell table:number-columns-repeated="2"/>
          <table:table-cell/>
          <table:table-cell table:style-name="ce26" table:number-columns-repeated="38"/>
          <table:table-cell table:style-name="ce26" office:value-type="string">
            <text:p>X</text:p>
          </table:table-cell>
          <table:table-cell table:style-name="ce26" table:number-columns-repeated="23"/>
          <table:table-cell table:style-name="ce26" table:formula="of:=IF((COUNTA([.E75:.BN75])&gt;0)                                                               OR                                                               ( [.D75]=&quot;DEFERRED&quot;);1;0)" office:value-type="float" office:value="1">
            <text:p>1</text:p>
          </table:table-cell>
          <table:table-cell table:formula="of:=[.BP74]+1" office:value-type="float" office:value="66">
            <text:p>66</text:p>
          </table:table-cell>
          <table:table-cell table:number-columns-repeated="188"/>
        </table:table-row>
        <table:table-row table:style-name="ro3">
          <table:table-cell office:value-type="string">
            <text:p>Call Function Panel</text:p>
          </table:table-cell>
          <table:table-cell table:number-columns-repeated="2"/>
          <table:table-cell/>
          <table:table-cell table:style-name="ce26" table:number-columns-repeated="39"/>
          <table:table-cell table:style-name="ce26" office:value-type="string">
            <text:p>X</text:p>
          </table:table-cell>
          <table:table-cell table:style-name="ce26" table:number-columns-repeated="22"/>
          <table:table-cell table:style-name="ce26" table:formula="of:=IF((COUNTA([.E76:.BN76])&gt;0)                                                               OR                                                               ( [.D76]=&quot;DEFERRED&quot;);1;0)" office:value-type="float" office:value="1">
            <text:p>1</text:p>
          </table:table-cell>
          <table:table-cell table:formula="of:=[.BP75]+1" office:value-type="float" office:value="67">
            <text:p>67</text:p>
          </table:table-cell>
          <table:table-cell table:number-columns-repeated="188"/>
        </table:table-row>
        <table:table-row table:style-name="ro3">
          <table:table-cell office:value-type="string">
            <text:p>Do While Panel</text:p>
          </table:table-cell>
          <table:table-cell office:value-type="string">
            <text:p>???</text:p>
          </table:table-cell>
          <table:table-cell/>
          <table:table-cell office:value-type="string">
            <text:p>DEFERRED</text:p>
          </table:table-cell>
          <table:table-cell table:style-name="ce26" table:number-columns-repeated="62"/>
          <table:table-cell table:style-name="ce26" table:formula="of:=IF((COUNTA([.E77:.BN77])&gt;0)                                                               OR                                                               ( [.D77]=&quot;DEFERRED&quot;);1;0)" office:value-type="float" office:value="1">
            <text:p>1</text:p>
          </table:table-cell>
          <table:table-cell table:formula="of:=[.BP76]+1" office:value-type="float" office:value="68">
            <text:p>68</text:p>
          </table:table-cell>
          <table:table-cell table:number-columns-repeated="188"/>
        </table:table-row>
        <table:table-row table:style-name="ro3">
          <table:table-cell office:value-type="string">
            <text:p>End Finite Burn Panel</text:p>
          </table:table-cell>
          <table:table-cell table:number-columns-repeated="2"/>
          <table:table-cell/>
          <table:table-cell table:style-name="ce26" table:number-columns-repeated="40"/>
          <table:table-cell table:style-name="ce26" office:value-type="string">
            <text:p>X</text:p>
          </table:table-cell>
          <table:table-cell table:style-name="ce26" table:number-columns-repeated="21"/>
          <table:table-cell table:style-name="ce26" table:formula="of:=IF((COUNTA([.E78:.BN78])&gt;0)                                                               OR                                                               ( [.D78]=&quot;DEFERRED&quot;);1;0)" office:value-type="float" office:value="1">
            <text:p>1</text:p>
          </table:table-cell>
          <table:table-cell table:formula="of:=[.BP77]+1" office:value-type="float" office:value="69">
            <text:p>69</text:p>
          </table:table-cell>
          <table:table-cell table:number-columns-repeated="188"/>
        </table:table-row>
        <table:table-row table:style-name="ro3">
          <table:table-cell office:value-type="string">
            <text:p>For Dialog</text:p>
          </table:table-cell>
          <table:table-cell table:number-columns-repeated="2"/>
          <table:table-cell/>
          <table:table-cell table:style-name="ce26" table:number-columns-repeated="62"/>
          <table:table-cell table:style-name="ce26" table:formula="of:=IF((COUNTA([.E79:.BN79])&gt;0)                                                               OR                                                               ( [.D79]=&quot;DEFERRED&quot;);1;0)" office:value-type="float" office:value="0">
            <text:p>0</text:p>
          </table:table-cell>
          <table:table-cell table:formula="of:=[.BP78]+1" office:value-type="float" office:value="70">
            <text:p>70</text:p>
          </table:table-cell>
          <table:table-cell table:number-columns-repeated="188"/>
        </table:table-row>
        <table:table-row table:style-name="ro3">
          <table:table-cell table:style-name="ce41" office:value-type="string">
            <text:p>For Panel</text:p>
          </table:table-cell>
          <table:table-cell table:number-columns-repeated="2"/>
          <table:table-cell/>
          <table:table-cell table:style-name="ce26" table:number-columns-repeated="41"/>
          <table:table-cell table:style-name="ce26" office:value-type="string">
            <text:p>X</text:p>
          </table:table-cell>
          <table:table-cell table:style-name="ce26" table:number-columns-repeated="20"/>
          <table:table-cell table:style-name="ce26" table:formula="of:=IF((COUNTA([.E80:.BN80])&gt;0)                                                               OR                                                               ( [.D80]=&quot;DEFERRED&quot;);1;0)" office:value-type="float" office:value="1">
            <text:p>1</text:p>
          </table:table-cell>
          <table:table-cell table:formula="of:=[.BP79]+1" office:value-type="float" office:value="71">
            <text:p>71</text:p>
          </table:table-cell>
          <table:table-cell table:number-columns-repeated="188"/>
        </table:table-row>
        <table:table-row table:style-name="ro3">
          <table:table-cell table:style-name="ce41" office:value-type="string">
            <text:p>If Panel</text:p>
          </table:table-cell>
          <table:table-cell table:number-columns-repeated="2"/>
          <table:table-cell/>
          <table:table-cell table:style-name="ce26" table:number-columns-repeated="43"/>
          <table:table-cell table:style-name="ce26" office:value-type="string">
            <text:p>X</text:p>
          </table:table-cell>
          <table:table-cell table:style-name="ce26" table:number-columns-repeated="18"/>
          <table:table-cell table:style-name="ce26" table:formula="of:=IF((COUNTA([.E81:.BN81])&gt;0)                                                               OR                                                               ( [.D81]=&quot;DEFERRED&quot;);1;0)" office:value-type="float" office:value="1">
            <text:p>1</text:p>
          </table:table-cell>
          <table:table-cell table:formula="of:=[.BP80]+1" office:value-type="float" office:value="72">
            <text:p>72</text:p>
          </table:table-cell>
          <table:table-cell table:number-columns-repeated="188"/>
        </table:table-row>
        <table:table-row table:style-name="ro3">
          <table:table-cell office:value-type="string">
            <text:p>Maneuver Panel</text:p>
          </table:table-cell>
          <table:table-cell table:number-columns-repeated="2"/>
          <table:table-cell/>
          <table:table-cell table:style-name="ce26" table:number-columns-repeated="44"/>
          <table:table-cell table:style-name="ce26" office:value-type="string">
            <text:p>X</text:p>
          </table:table-cell>
          <table:table-cell table:style-name="ce26" table:number-columns-repeated="17"/>
          <table:table-cell table:style-name="ce26" table:formula="of:=IF((COUNTA([.E82:.BN82])&gt;0)                                                               OR                                                               ( [.D82]=&quot;DEFERRED&quot;);1;0)" office:value-type="float" office:value="1">
            <text:p>1</text:p>
          </table:table-cell>
          <table:table-cell table:formula="of:=[.BP81]+1" office:value-type="float" office:value="73">
            <text:p>73</text:p>
          </table:table-cell>
          <table:table-cell table:number-columns-repeated="188"/>
        </table:table-row>
        <table:table-row table:style-name="ro3">
          <table:table-cell office:value-type="string">
            <text:p>Minimize Panel</text:p>
          </table:table-cell>
          <table:table-cell table:number-columns-repeated="2"/>
          <table:table-cell/>
          <table:table-cell table:style-name="ce26" table:number-columns-repeated="45"/>
          <table:table-cell table:style-name="ce26" office:value-type="string">
            <text:p>X</text:p>
          </table:table-cell>
          <table:table-cell table:style-name="ce26" table:number-columns-repeated="16"/>
          <table:table-cell table:style-name="ce26" table:formula="of:=IF((COUNTA([.E83:.BN83])&gt;0)                                                               OR                                                               ( [.D83]=&quot;DEFERRED&quot;);1;0)" office:value-type="float" office:value="1">
            <text:p>1</text:p>
          </table:table-cell>
          <table:table-cell table:formula="of:=[.BP82]+1" office:value-type="float" office:value="74">
            <text:p>74</text:p>
          </table:table-cell>
          <table:table-cell table:number-columns-repeated="188"/>
        </table:table-row>
        <table:table-row table:style-name="ro3">
          <table:table-cell office:value-type="string">
            <text:p>NonlinearConstraint Panel</text:p>
          </table:table-cell>
          <table:table-cell table:number-columns-repeated="2"/>
          <table:table-cell/>
          <table:table-cell table:style-name="ce26" table:number-columns-repeated="46"/>
          <table:table-cell table:style-name="ce26" office:value-type="string">
            <text:p>X</text:p>
          </table:table-cell>
          <table:table-cell table:style-name="ce26" table:number-columns-repeated="15"/>
          <table:table-cell table:style-name="ce26" table:formula="of:=IF((COUNTA([.E84:.BN84])&gt;0)                                                               OR                                                               ( [.D84]=&quot;DEFERRED&quot;);1;0)" office:value-type="float" office:value="1">
            <text:p>1</text:p>
          </table:table-cell>
          <table:table-cell table:formula="of:=[.BP83]+1" office:value-type="float" office:value="75">
            <text:p>75</text:p>
          </table:table-cell>
          <table:table-cell table:number-columns-repeated="188"/>
        </table:table-row>
        <table:table-row table:style-name="ro3">
          <table:table-cell office:value-type="string">
            <text:p>Propagate Panel</text:p>
          </table:table-cell>
          <table:table-cell table:number-columns-repeated="2"/>
          <table:table-cell/>
          <table:table-cell table:style-name="ce26" table:number-columns-repeated="47"/>
          <table:table-cell table:style-name="ce26" office:value-type="string">
            <text:p>X</text:p>
          </table:table-cell>
          <table:table-cell table:style-name="ce26" table:number-columns-repeated="14"/>
          <table:table-cell table:style-name="ce26" table:formula="of:=IF((COUNTA([.E85:.BN85])&gt;0)                                                               OR                                                               ( [.D85]=&quot;DEFERRED&quot;);1;0)" office:value-type="float" office:value="1">
            <text:p>1</text:p>
          </table:table-cell>
          <table:table-cell table:formula="of:=[.BP84]+1" office:value-type="float" office:value="76">
            <text:p>76</text:p>
          </table:table-cell>
          <table:table-cell table:number-columns-repeated="188"/>
        </table:table-row>
        <table:table-row table:style-name="ro3">
          <table:table-cell office:value-type="string">
            <text:p>Report Panel</text:p>
          </table:table-cell>
          <table:table-cell table:number-columns-repeated="2"/>
          <table:table-cell/>
          <table:table-cell table:style-name="ce26" table:number-columns-repeated="48"/>
          <table:table-cell table:style-name="ce26" office:value-type="string">
            <text:p>X</text:p>
          </table:table-cell>
          <table:table-cell table:style-name="ce26" table:number-columns-repeated="13"/>
          <table:table-cell table:style-name="ce26" table:formula="of:=IF((COUNTA([.E86:.BN86])&gt;0)                                                               OR                                                               ( [.D86]=&quot;DEFERRED&quot;);1;0)" office:value-type="float" office:value="1">
            <text:p>1</text:p>
          </table:table-cell>
          <table:table-cell table:formula="of:=[.BP85]+1" office:value-type="float" office:value="77">
            <text:p>77</text:p>
          </table:table-cell>
          <table:table-cell table:number-columns-repeated="188"/>
        </table:table-row>
        <table:table-row table:style-name="ro3">
          <table:table-cell office:value-type="string">
            <text:p>Save Panel</text:p>
          </table:table-cell>
          <table:table-cell table:number-columns-repeated="2"/>
          <table:table-cell/>
          <table:table-cell table:style-name="ce26" table:number-columns-repeated="49"/>
          <table:table-cell table:style-name="ce26" office:value-type="string">
            <text:p>X</text:p>
          </table:table-cell>
          <table:table-cell table:style-name="ce26" table:number-columns-repeated="12"/>
          <table:table-cell table:style-name="ce26" table:formula="of:=IF((COUNTA([.E87:.BN87])&gt;0)                                                               OR                                                               ( [.D87]=&quot;DEFERRED&quot;);1;0)" office:value-type="float" office:value="1">
            <text:p>1</text:p>
          </table:table-cell>
          <table:table-cell table:formula="of:=[.BP86]+1" office:value-type="float" office:value="78">
            <text:p>78</text:p>
          </table:table-cell>
          <table:table-cell table:number-columns-repeated="188"/>
        </table:table-row>
        <table:table-row table:style-name="ro3">
          <table:table-cell office:value-type="string">
            <text:p>Script Event Panel</text:p>
          </table:table-cell>
          <table:table-cell table:number-columns-repeated="2"/>
          <table:table-cell/>
          <table:table-cell table:style-name="ce26" table:number-columns-repeated="50"/>
          <table:table-cell table:style-name="ce26" office:value-type="string">
            <text:p>X</text:p>
          </table:table-cell>
          <table:table-cell table:style-name="ce26" table:number-columns-repeated="11"/>
          <table:table-cell table:style-name="ce26" table:formula="of:=IF((COUNTA([.E88:.BN88])&gt;0)                                                               OR                                                               ( [.D88]=&quot;DEFERRED&quot;);1;0)" office:value-type="float" office:value="1">
            <text:p>1</text:p>
          </table:table-cell>
          <table:table-cell table:formula="of:=[.BP87]+1" office:value-type="float" office:value="79">
            <text:p>79</text:p>
          </table:table-cell>
          <table:table-cell table:number-columns-repeated="188"/>
        </table:table-row>
        <table:table-row table:style-name="ro3">
          <table:table-cell office:value-type="string">
            <text:p>Target Panel</text:p>
          </table:table-cell>
          <table:table-cell table:number-columns-repeated="2"/>
          <table:table-cell/>
          <table:table-cell table:style-name="ce26" table:number-columns-repeated="51"/>
          <table:table-cell table:style-name="ce26" office:value-type="string">
            <text:p>X</text:p>
          </table:table-cell>
          <table:table-cell table:style-name="ce26" table:number-columns-repeated="10"/>
          <table:table-cell table:style-name="ce26" table:formula="of:=IF((COUNTA([.E89:.BN89])&gt;0)                                                               OR                                                               ( [.D89]=&quot;DEFERRED&quot;);1;0)" office:value-type="float" office:value="1">
            <text:p>1</text:p>
          </table:table-cell>
          <table:table-cell table:formula="of:=[.BP88]+1" office:value-type="float" office:value="80">
            <text:p>80</text:p>
          </table:table-cell>
          <table:table-cell table:number-columns-repeated="188"/>
        </table:table-row>
        <table:table-row table:style-name="ro3">
          <table:table-cell office:value-type="string">
            <text:p>Toggle Panel</text:p>
          </table:table-cell>
          <table:table-cell table:style-name="ce41" table:number-columns-repeated="2"/>
          <table:table-cell table:style-name="ce41"/>
          <table:table-cell table:style-name="ce44" table:number-columns-repeated="52"/>
          <table:table-cell table:style-name="ce44" office:value-type="string">
            <text:p>X</text:p>
          </table:table-cell>
          <table:table-cell table:style-name="ce44" table:number-columns-repeated="9"/>
          <table:table-cell table:style-name="ce44" table:formula="of:=IF((COUNTA([.E90:.BN90])&gt;0)                                                               OR                                                               ( [.D90]=&quot;DEFERRED&quot;);1;0)" office:value-type="float" office:value="1">
            <text:p>1</text:p>
          </table:table-cell>
          <table:table-cell table:style-name="ce44" table:formula="of:=[.BP89]+1" office:value-type="float" office:value="81">
            <text:p>81</text:p>
          </table:table-cell>
          <table:table-cell table:style-name="ce41" table:number-columns-repeated="188"/>
        </table:table-row>
        <table:table-row table:style-name="ro3">
          <table:table-cell office:value-type="string">
            <text:p>Vary Panel</text:p>
          </table:table-cell>
          <table:table-cell table:style-name="ce41" table:number-columns-repeated="2"/>
          <table:table-cell table:style-name="ce41"/>
          <table:table-cell table:style-name="ce44" table:number-columns-repeated="53"/>
          <table:table-cell table:style-name="ce44" office:value-type="string">
            <text:p>X</text:p>
          </table:table-cell>
          <table:table-cell table:style-name="ce44" table:number-columns-repeated="8"/>
          <table:table-cell table:style-name="ce44" table:formula="of:=IF((COUNTA([.E91:.BN91])&gt;0)                                                               OR                                                               ( [.D91]=&quot;DEFERRED&quot;);1;0)" office:value-type="float" office:value="1">
            <text:p>1</text:p>
          </table:table-cell>
          <table:table-cell table:style-name="ce44" table:formula="of:=[.BP90]+1" office:value-type="float" office:value="82">
            <text:p>82</text:p>
          </table:table-cell>
          <table:table-cell table:style-name="ce44" table:number-columns-repeated="175"/>
          <table:table-cell table:style-name="ce41" table:number-columns-repeated="13"/>
        </table:table-row>
        <table:table-row table:style-name="ro3">
          <table:table-cell table:style-name="ce41" office:value-type="string">
            <text:p>While Panel</text:p>
          </table:table-cell>
          <table:table-cell table:style-name="ce41" table:number-columns-repeated="2"/>
          <table:table-cell table:style-name="ce41"/>
          <table:table-cell table:style-name="ce44" table:number-columns-repeated="54"/>
          <table:table-cell table:style-name="ce44" office:value-type="string">
            <text:p>X</text:p>
          </table:table-cell>
          <table:table-cell table:style-name="ce44" table:number-columns-repeated="7"/>
          <table:table-cell table:style-name="ce44" table:formula="of:=IF((COUNTA([.E92:.BN92])&gt;0)                                                               OR                                                               ( [.D92]=&quot;DEFERRED&quot;);1;0)" office:value-type="float" office:value="1">
            <text:p>1</text:p>
          </table:table-cell>
          <table:table-cell table:style-name="ce44" table:formula="of:=[.BP91]+1" office:value-type="float" office:value="83">
            <text:p>83</text:p>
          </table:table-cell>
          <table:table-cell table:style-name="ce41" table:number-columns-repeated="188"/>
        </table:table-row>
        <table:table-row table:style-name="ro3">
          <table:table-cell table:style-name="ce39" office:value-type="string">
            <text:p>Output Panels</text:p>
          </table:table-cell>
          <table:table-cell table:style-name="ce42" table:number-columns-repeated="3"/>
          <table:table-cell table:style-name="ce43" table:number-columns-repeated="64"/>
          <table:table-cell table:style-name="ce42" table:number-columns-repeated="188"/>
        </table:table-row>
        <table:table-row table:style-name="ro3">
          <table:table-cell office:value-type="string">
            <text:p>Compare Files Dialog</text:p>
          </table:table-cell>
          <table:table-cell table:number-columns-repeated="2"/>
          <table:table-cell/>
          <table:table-cell table:style-name="ce26" table:number-columns-repeated="62"/>
          <table:table-cell table:style-name="ce26" table:formula="of:=IF((COUNTA([.E94:.BN94])&gt;0)                                                               OR                                                               ( [.D94]=&quot;DEFERRED&quot;);1;0)" office:value-type="float" office:value="0">
            <text:p>0</text:p>
          </table:table-cell>
          <table:table-cell table:formula="of:=[.BP92]+1" office:value-type="float" office:value="84">
            <text:p>84</text:p>
          </table:table-cell>
          <table:table-cell table:number-columns-repeated="188"/>
        </table:table-row>
        <table:table-row table:style-name="ro3">
          <table:table-cell office:value-type="string">
            <text:p>Compare Text Dialog</text:p>
          </table:table-cell>
          <table:table-cell table:number-columns-repeated="2"/>
          <table:table-cell/>
          <table:table-cell table:style-name="ce26" table:number-columns-repeated="62"/>
          <table:table-cell table:style-name="ce26" table:formula="of:=IF((COUNTA([.E95:.BN95])&gt;0)                                                               OR                                                               ( [.D95]=&quot;DEFERRED&quot;);1;0)" office:value-type="float" office:value="0">
            <text:p>0</text:p>
          </table:table-cell>
          <table:table-cell table:formula="of:=[.BP94]+1" office:value-type="float" office:value="85">
            <text:p>85</text:p>
          </table:table-cell>
          <table:table-cell table:number-columns-repeated="188"/>
        </table:table-row>
        <table:table-row table:style-name="ro3">
          <table:table-cell office:value-type="string">
            <text:p>Compare Report Panel</text:p>
          </table:table-cell>
          <table:table-cell table:number-columns-repeated="2"/>
          <table:table-cell/>
          <table:table-cell table:style-name="ce26" table:number-columns-repeated="62"/>
          <table:table-cell table:style-name="ce26" table:formula="of:=IF((COUNTA([.E96:.BN96])&gt;0)                                                               OR                                                               ( [.D96]=&quot;DEFERRED&quot;);1;0)" office:value-type="float" office:value="0">
            <text:p>0</text:p>
          </table:table-cell>
          <table:table-cell table:formula="of:=[.BP95]+1" office:value-type="float" office:value="86">
            <text:p>86</text:p>
          </table:table-cell>
          <table:table-cell table:number-columns-repeated="188"/>
        </table:table-row>
        <table:table-row table:style-name="ro3">
          <table:table-cell office:value-type="string">
            <text:p>OpenGL Plot</text:p>
          </table:table-cell>
          <table:table-cell table:number-columns-repeated="2"/>
          <table:table-cell/>
          <table:table-cell table:style-name="ce26" table:number-columns-repeated="62"/>
          <table:table-cell table:style-name="ce26" table:formula="of:=IF((COUNTA([.E97:.BN97])&gt;0)                                                               OR                                                               ( [.D97]=&quot;DEFERRED&quot;);1;0)" office:value-type="float" office:value="0">
            <text:p>0</text:p>
          </table:table-cell>
          <table:table-cell table:formula="of:=[.BP96]+1" office:value-type="float" office:value="87">
            <text:p>87</text:p>
          </table:table-cell>
          <table:table-cell table:number-columns-repeated="188"/>
        </table:table-row>
        <table:table-row table:style-name="ro3">
          <table:table-cell office:value-type="string">
            <text:p>XY Plot</text:p>
          </table:table-cell>
          <table:table-cell table:number-columns-repeated="2"/>
          <table:table-cell/>
          <table:table-cell table:style-name="ce26" table:number-columns-repeated="62"/>
          <table:table-cell table:style-name="ce26" table:formula="of:=IF((COUNTA([.E98:.BN98])&gt;0)                                                               OR                                                               ( [.D98]=&quot;DEFERRED&quot;);1;0)" office:value-type="float" office:value="0">
            <text:p>0</text:p>
          </table:table-cell>
          <table:table-cell table:formula="of:=[.BP97]+1" office:value-type="float" office:value="88">
            <text:p>88</text:p>
          </table:table-cell>
          <table:table-cell table:number-columns-repeated="188"/>
        </table:table-row>
        <table:table-row table:style-name="ro3">
          <table:table-cell office:value-type="string">
            <text:p>XY Plot Option Dialog</text:p>
          </table:table-cell>
          <table:table-cell table:number-columns-repeated="2"/>
          <table:table-cell/>
          <table:table-cell table:style-name="ce26" table:number-columns-repeated="62"/>
          <table:table-cell table:style-name="ce26" table:formula="of:=IF((COUNTA([.E99:.BN99])&gt;0)                                                               OR                                                               ( [.D99]=&quot;DEFERRED&quot;);1;0)" office:value-type="float" office:value="0">
            <text:p>0</text:p>
          </table:table-cell>
          <table:table-cell table:formula="of:=[.BP98]+1" office:value-type="float" office:value="89">
            <text:p>89</text:p>
          </table:table-cell>
          <table:table-cell table:number-columns-repeated="188"/>
        </table:table-row>
        <table:table-row table:style-name="ro3">
          <table:table-cell office:value-type="string">
            <text:p>Report File Panel</text:p>
          </table:table-cell>
          <table:table-cell table:number-columns-repeated="2"/>
          <table:table-cell/>
          <table:table-cell table:style-name="ce26" table:number-columns-repeated="62"/>
          <table:table-cell table:style-name="ce26" table:formula="of:=IF((COUNTA([.E100:.BN100])&gt;0)                                                               OR                                                               ( [.D100]=&quot;DEFERRED&quot;);1;0)" office:value-type="float" office:value="0">
            <text:p>0</text:p>
          </table:table-cell>
          <table:table-cell table:formula="of:=[.BP99]+1" office:value-type="float" office:value="90">
            <text:p>90</text:p>
          </table:table-cell>
          <table:table-cell table:number-columns-repeated="188"/>
        </table:table-row>
        <table:table-row table:style-name="ro3" table:number-rows-repeated="2">
          <table:table-cell table:number-columns-repeated="4"/>
          <table:table-cell table:style-name="ce26" table:number-columns-repeated="63"/>
          <table:table-cell table:number-columns-repeated="189"/>
        </table:table-row>
        <table:table-row table:style-name="ro3">
          <table:table-cell table:number-columns-repeated="4"/>
          <table:table-cell table:style-name="ce26" table:number-columns-repeated="62"/>
          <table:table-cell table:style-name="ce26" table:formula="of:=SUM([.BO7:.BO102])" office:value-type="float" office:value="56">
            <text:p>56</text:p>
          </table:table-cell>
          <table:table-cell table:formula="of:=COUNTA([.BO7:.BO102])" office:value-type="float" office:value="90">
            <text:p>90</text:p>
          </table:table-cell>
          <table:table-cell table:number-columns-repeated="188"/>
        </table:table-row>
        <table:table-row table:style-name="ro3" table:number-rows-repeated="65432">
          <table:table-cell table:number-columns-repeated="256"/>
        </table:table-row>
        <table:table-row table:style-name="ro3">
          <table:table-cell table:number-columns-repeated="256"/>
        </table:table-row>
      </table:table>
      <table:table table:name="Finite Burn Scripts" table:style-name="ta1" table:print="false">
        <office:forms form:automatic-focus="false" form:apply-design-mode="false"/>
        <table:table-column table:style-name="co40" table:default-cell-style-name="Default"/>
        <table:table-column table:style-name="co41" table:default-cell-style-name="Default"/>
        <table:table-column table:style-name="co42" table:default-cell-style-name="ce52"/>
        <table:table-column table:style-name="co43" table:default-cell-style-name="Default"/>
        <table:table-column table:style-name="co42" table:default-cell-style-name="ce52"/>
        <table:table-column table:style-name="co43" table:number-columns-repeated="6" table:default-cell-style-name="Default"/>
        <table:table-column table:style-name="co42" table:default-cell-style-name="ce52"/>
        <table:table-column table:style-name="co43" table:number-columns-repeated="4" table:default-cell-style-name="Default"/>
        <table:table-column table:style-name="co42" table:default-cell-style-name="Default"/>
        <table:table-column table:style-name="co43" table:number-columns-repeated="3" table:default-cell-style-name="Default"/>
        <table:table-column table:style-name="co44" table:number-columns-repeated="1004" table:default-cell-style-name="Default"/>
        <table:table-row table:style-name="ro17">
          <table:table-cell table:style-name="ce21" office:value-type="string">
            <text:p>GMAT System Test </text:p>
          </table:table-cell>
          <table:table-cell table:style-name="ce46"/>
          <table:table-cell table:number-columns-repeated="1022"/>
        </table:table-row>
        <table:table-row table:style-name="ro18">
          <table:table-cell table:style-name="ce22" office:value-type="string">
            <text:p>Object Mapping Matrix1</text:p>
          </table:table-cell>
          <table:table-cell table:style-name="ce46"/>
          <table:table-cell table:number-columns-repeated="1022"/>
        </table:table-row>
        <table:table-row table:style-name="ro19">
          <table:table-cell/>
          <table:table-cell table:style-name="ce46"/>
          <table:table-cell table:number-columns-repeated="1022"/>
        </table:table-row>
        <table:table-row table:style-name="ro19">
          <table:table-cell table:style-name="ce45" office:value-type="string">
            <text:p>Finite Burn Test Scripts</text:p>
          </table:table-cell>
          <table:table-cell table:style-name="ce46"/>
          <table:table-cell table:number-columns-repeated="1022"/>
        </table:table-row>
        <table:table-row table:style-name="ro20">
          <table:table-cell table:style-name="ce46"/>
          <table:table-cell table:style-name="ce49" office:value-type="string">
            <text:p>Requirements (FR-101 Spacecraft Thrust Model)</text:p>
          </table:table-cell>
          <table:table-cell table:style-name="ce53" office:value-type="string">
            <text:p>Thruster Object Types</text:p>
          </table:table-cell>
          <table:table-cell table:style-name="ce55" office:value-type="string">
            <text:p>Chemical Thruster</text:p>
          </table:table-cell>
          <table:table-cell table:style-name="ce53" office:value-type="string">
            <text:p>Thrust Vector Coordinate System</text:p>
          </table:table-cell>
          <table:table-cell table:style-name="ce55" office:value-type="string">
            <text:p>Using CreateCoordinateSystem Command</text:p>
          </table:table-cell>
          <table:table-cell table:style-name="ce55" office:value-type="string">
            <text:p>Local VNB</text:p>
          </table:table-cell>
          <table:table-cell table:style-name="ce55" office:value-type="string">
            <text:p>LVLH</text:p>
          </table:table-cell>
          <table:table-cell table:style-name="ce55" office:value-type="string">
            <text:p>MJ2000</text:p>
          </table:table-cell>
          <table:table-cell table:style-name="ce55" office:value-type="string">
            <text:p>User provided Central Body</text:p>
          </table:table-cell>
          <table:table-cell table:style-name="ce55" office:value-type="string">
            <text:p>Spacecraft Body</text:p>
          </table:table-cell>
          <table:table-cell table:style-name="ce53" office:value-type="string">
            <text:p>Thrust Vector Formats</text:p>
          </table:table-cell>
          <table:table-cell table:style-name="ce55" office:value-type="string">
            <text:p>Cartesian</text:p>
          </table:table-cell>
          <table:table-cell table:style-name="ce59" office:value-type="string">
            <text:p>Thrust Duty Cycle</text:p>
          </table:table-cell>
          <table:table-cell table:style-name="ce59" office:value-type="string">
            <text:p>Thrust Scale Factor</text:p>
          </table:table-cell>
          <table:table-cell table:style-name="ce59" office:value-type="string">
            <text:p>Decrement Tank Mass</text:p>
          </table:table-cell>
          <table:table-cell table:style-name="ce59" office:value-type="string">
            <text:p>No Decrementing Mass</text:p>
          </table:table-cell>
          <table:table-cell table:style-name="ce59" office:value-type="string">
            <text:p>Thrust and Isp used in mass flow rate eq.</text:p>
          </table:table-cell>
          <table:table-cell table:style-name="ce59" office:value-type="string">
            <text:p>User specified Thrust polynomial</text:p>
          </table:table-cell>
          <table:table-cell table:style-name="ce59" office:value-type="string">
            <text:p>User specified Isp Polynomial</text:p>
          </table:table-cell>
          <table:table-cell table:style-name="ce60" table:number-columns-repeated="3"/>
          <table:table-cell table:number-columns-repeated="1001"/>
        </table:table-row>
        <table:table-row table:style-name="ro21">
          <table:table-cell table:style-name="ce47" office:value-type="string">
            <text:p>Number of Scripts that test requirement</text:p>
          </table:table-cell>
          <table:table-cell table:style-name="ce50"/>
          <table:table-cell table:style-name="ce54"/>
          <table:table-cell table:style-name="ce56" table:formula="of:=COUNTA([.D9:.D969])" office:value-type="float" office:value="961">
            <text:p>961</text:p>
          </table:table-cell>
          <table:table-cell table:style-name="ce54"/>
          <table:table-cell table:style-name="ce56" table:formula="of:=COUNTA([.F9:.F969])" office:value-type="float" office:value="592">
            <text:p>592</text:p>
          </table:table-cell>
          <table:table-cell table:style-name="ce56" table:formula="of:=COUNTA([.G9:.G969])" office:value-type="float" office:value="240">
            <text:p>240</text:p>
          </table:table-cell>
          <table:table-cell table:style-name="ce56" table:formula="of:=COUNTA([.H9:.H969])" office:value-type="float" office:value="240">
            <text:p>240</text:p>
          </table:table-cell>
          <table:table-cell table:style-name="ce56" table:formula="of:=COUNTA([.I9:.I969])" office:value-type="float" office:value="241">
            <text:p>241</text:p>
          </table:table-cell>
          <table:table-cell table:style-name="ce56" table:formula="of:=COUNTA([.J9:.J969])" office:value-type="float" office:value="224">
            <text:p>224</text:p>
          </table:table-cell>
          <table:table-cell table:style-name="ce56" table:formula="of:=COUNTA([.K9:.K969])" office:value-type="float" office:value="240">
            <text:p>240</text:p>
          </table:table-cell>
          <table:table-cell table:style-name="ce54"/>
          <table:table-cell table:style-name="ce56" table:formula="of:=COUNTA([.M9:.M969])" office:value-type="float" office:value="961">
            <text:p>961</text:p>
          </table:table-cell>
          <table:table-cell table:style-name="ce56" table:formula="of:=COUNTA([.N9:.N969])" office:value-type="float" office:value="120">
            <text:p>120</text:p>
          </table:table-cell>
          <table:table-cell table:style-name="ce56" table:formula="of:=COUNTA([.O9:.O969])" office:value-type="float" office:value="120">
            <text:p>120</text:p>
          </table:table-cell>
          <table:table-cell table:style-name="ce56" table:formula="of:=COUNTA([.P9:.P969])" office:value-type="float" office:value="873">
            <text:p>873</text:p>
          </table:table-cell>
          <table:table-cell table:style-name="ce56" table:formula="of:=COUNTA([.Q9:.Q969])" office:value-type="float" office:value="88">
            <text:p>88</text:p>
          </table:table-cell>
          <table:table-cell table:style-name="ce56" table:formula="of:=COUNTA([.R9:.R969])" office:value-type="float" office:value="873">
            <text:p>873</text:p>
          </table:table-cell>
          <table:table-cell table:style-name="ce56" table:formula="of:=COUNTA([.S9:.S969])" office:value-type="float" office:value="120">
            <text:p>120</text:p>
          </table:table-cell>
          <table:table-cell table:style-name="ce56" table:formula="of:=COUNTA([.T9:.T969])" office:value-type="float" office:value="120">
            <text:p>120</text:p>
          </table:table-cell>
          <table:table-cell table:style-name="ce61"/>
          <table:table-cell table:style-name="ce60" table:number-columns-repeated="2"/>
          <table:table-cell table:number-columns-repeated="1001"/>
        </table:table-row>
        <table:table-row table:style-name="ro21">
          <table:table-cell table:style-name="ce47" office:value-type="string">
            <text:p>Coverage</text:p>
          </table:table-cell>
          <table:table-cell table:style-name="ce50"/>
          <table:table-cell table:style-name="ce54"/>
          <table:table-cell table:style-name="ce56" table:formula="of:=IF((COUNTA([.D9:.D969])&gt;0)                                                                 OR                                                                 ( [.D9]=&quot;DEFERRED&quot;);&quot;Y&quot;;&quot;N&quot;)" office:value-type="string" office:string-value="Y">
            <text:p>Y</text:p>
          </table:table-cell>
          <table:table-cell table:style-name="ce54"/>
          <table:table-cell table:style-name="ce56" table:formula="of:=IF((COUNTA([.F9:.F969])&gt;0)                                                                 OR                                                                 ( [.F9]=&quot;DEFERRED&quot;);&quot;Y&quot;;&quot;N&quot;)" office:value-type="string" office:string-value="Y">
            <text:p>Y</text:p>
          </table:table-cell>
          <table:table-cell table:style-name="ce56" table:formula="of:=IF((COUNTA([.G9:.G969])&gt;0)                                                                 OR                                                                 ( [.G9]=&quot;DEFERRED&quot;);&quot;Y&quot;;&quot;N&quot;)" office:value-type="string" office:string-value="Y">
            <text:p>Y</text:p>
          </table:table-cell>
          <table:table-cell table:style-name="ce56" table:formula="of:=IF((COUNTA([.H9:.H969])&gt;0)                                                                 OR                                                                 ( [.H9]=&quot;DEFERRED&quot;);&quot;Y&quot;;&quot;N&quot;)" office:value-type="string" office:string-value="Y">
            <text:p>Y</text:p>
          </table:table-cell>
          <table:table-cell table:style-name="ce56" table:formula="of:=IF((COUNTA([.I9:.I969])&gt;0)                                                                 OR                                                                 ( [.I9]=&quot;DEFERRED&quot;);&quot;Y&quot;;&quot;N&quot;)" office:value-type="string" office:string-value="Y">
            <text:p>Y</text:p>
          </table:table-cell>
          <table:table-cell table:style-name="ce56" table:formula="of:=IF((COUNTA([.J9:.J969])&gt;0)                                                                 OR                                                                 ( [.J9]=&quot;DEFERRED&quot;);&quot;Y&quot;;&quot;N&quot;)" office:value-type="string" office:string-value="Y">
            <text:p>Y</text:p>
          </table:table-cell>
          <table:table-cell table:style-name="ce56" table:formula="of:=IF((COUNTA([.K9:.K969])&gt;0)                                                                 OR                                                                 ( [.K9]=&quot;DEFERRED&quot;);&quot;Y&quot;;&quot;N&quot;)" office:value-type="string" office:string-value="Y">
            <text:p>Y</text:p>
          </table:table-cell>
          <table:table-cell table:style-name="ce54"/>
          <table:table-cell table:style-name="ce56" table:formula="of:=IF((COUNTA([.M9:.M969])&gt;0)                                                                 OR                                                                 ( [.M9]=&quot;DEFERRED&quot;);&quot;Y&quot;;&quot;N&quot;)" office:value-type="string" office:string-value="Y">
            <text:p>Y</text:p>
          </table:table-cell>
          <table:table-cell table:style-name="ce56" table:formula="of:=IF((COUNTA([.N9:.N969])&gt;0)                                                                 OR                                                                 ( [.N9]=&quot;DEFERRED&quot;);&quot;Y&quot;;&quot;N&quot;)" office:value-type="string" office:string-value="Y">
            <text:p>Y</text:p>
          </table:table-cell>
          <table:table-cell table:style-name="ce56" table:formula="of:=IF((COUNTA([.O9:.O969])&gt;0)                                                                 OR                                                                 ( [.O9]=&quot;DEFERRED&quot;);&quot;Y&quot;;&quot;N&quot;)" office:value-type="string" office:string-value="Y">
            <text:p>Y</text:p>
          </table:table-cell>
          <table:table-cell table:style-name="ce56" table:formula="of:=IF((COUNTA([.P9:.P969])&gt;0)                                                                 OR                                                                 ( [.P9]=&quot;DEFERRED&quot;);&quot;Y&quot;;&quot;N&quot;)" office:value-type="string" office:string-value="Y">
            <text:p>Y</text:p>
          </table:table-cell>
          <table:table-cell table:style-name="ce56" table:formula="of:=IF((COUNTA([.Q9:.Q969])&gt;0)                                                                 OR                                                                 ( [.Q9]=&quot;DEFERRED&quot;);&quot;Y&quot;;&quot;N&quot;)" office:value-type="string" office:string-value="Y">
            <text:p>Y</text:p>
          </table:table-cell>
          <table:table-cell table:style-name="ce56" table:formula="of:=IF((COUNTA([.R9:.R969])&gt;0)                                                                 OR                                                                 ( [.R9]=&quot;DEFERRED&quot;);&quot;Y&quot;;&quot;N&quot;)" office:value-type="string" office:string-value="Y">
            <text:p>Y</text:p>
          </table:table-cell>
          <table:table-cell table:style-name="ce56" table:formula="of:=IF((COUNTA([.S9:.S969])&gt;0)                                                                 OR                                                                 ( [.S9]=&quot;DEFERRED&quot;);&quot;Y&quot;;&quot;N&quot;)" office:value-type="string" office:string-value="Y">
            <text:p>Y</text:p>
          </table:table-cell>
          <table:table-cell table:style-name="ce56" table:formula="of:=IF((COUNTA([.T9:.T969])&gt;0)                                                                 OR                                                                 ( [.T9]=&quot;DEFERRED&quot;);&quot;Y&quot;;&quot;N&quot;)" office:value-type="string" office:string-value="Y">
            <text:p>Y</text:p>
          </table:table-cell>
          <table:table-cell table:style-name="ce61"/>
          <table:table-cell table:style-name="ce60" table:number-columns-repeated="2"/>
          <table:table-cell table:number-columns-repeated="1001"/>
        </table:table-row>
        <table:table-row table:style-name="ro21">
          <table:table-cell table:style-name="ce48" office:value-type="string">
            <text:p>Finite Burn Scripts for Accept test</text:p>
          </table:table-cell>
          <table:table-cell table:style-name="ce51"/>
          <table:table-cell table:style-name="ce54"/>
          <table:table-cell table:style-name="ce57"/>
          <table:table-cell table:style-name="ce54"/>
          <table:table-cell table:style-name="ce57" table:number-columns-repeated="6"/>
          <table:table-cell table:style-name="ce54"/>
          <table:table-cell table:style-name="ce57" table:number-columns-repeated="8"/>
          <table:table-cell table:style-name="ce62"/>
          <table:table-cell table:style-name="ce63" table:number-columns-repeated="2"/>
          <table:table-cell table:style-name="ce52" table:number-columns-repeated="1001"/>
        </table:table-row>
        <table:table-row table:style-name="ro22">
          <table:table-cell office:value-type="string">
            <text:p>FBurn_GMAT_Earth_ScA_ThrusterA&amp;B_CS0_TankA&amp;B_testscript.m</text:p>
          </table:table-cell>
          <table:table-cell/>
          <table:table-cell table:style-name="ce54"/>
          <table:table-cell table:style-name="ce58" office:value-type="string">
            <text:p>X</text:p>
          </table:table-cell>
          <table:table-cell table:style-name="ce54"/>
          <table:table-cell table:style-name="ce58"/>
          <table:table-cell table:style-name="ce58"/>
          <table:table-cell table:style-name="ce58"/>
          <table:table-cell table:style-name="ce58" office:value-type="string">
            <text:p>X</text:p>
          </table:table-cell>
          <table:table-cell table:style-name="ce58"/>
          <table:table-cell table:style-name="ce58"/>
          <table:table-cell table:style-name="ce54"/>
          <table:table-cell table:style-name="ce58" office:value-type="string">
            <text:p>X</text:p>
          </table:table-cell>
          <table:table-cell table:style-name="ce58"/>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8"/>
          <table:table-cell table:style-name="ce58" table:number-columns-repeated="5"/>
          <table:table-cell table:number-columns-repeated="999"/>
        </table:table-row>
        <table:table-row table:style-name="ro23">
          <table:table-cell office:value-type="string">
            <text:p>FBurn_GMAT_Earth_ScA_ThrusterA_CS0_TankA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0_TankB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0_TankC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0_TankD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0_TankE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0_TankF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0_TankG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0_TankH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0_TankI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0_TankJ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0_TankK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0_TankL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0_TankM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0_TankN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0_TankO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0_TankP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0_TankQ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0_TankR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0_TankS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0_TankT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0_TankU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0_TankV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1_TankB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1_TankC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1_TankD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1_TankE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1_TankF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1_TankG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1_TankH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1_TankI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1_TankJ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1_TankK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1_TankL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1_TankM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1_TankN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1_TankO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1_TankP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1_TankQ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1_TankR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1_TankS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1_TankT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1_TankU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1_TankV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2_TankB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2_TankC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2_TankD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2_TankE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2_TankF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2_TankG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2_TankH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2_TankI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2_TankJ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2_TankK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2_TankL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2_TankM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2_TankN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2_TankO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2_TankP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2_TankQ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2_TankR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2_TankS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2_TankT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2_TankU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2_TankV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3_TankA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3_TankB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3_TankC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3_TankD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3_TankE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3_TankF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3_TankG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3_TankH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3_TankI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3_TankJ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3_TankK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3_TankL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3_TankM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3_TankN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3_TankO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3_TankP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3_TankQ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3_TankR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3_TankS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3_TankT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3_TankU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A_CS3_TankV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0_TankA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0_TankB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0_TankC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0_TankD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0_TankE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0_TankF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0_TankG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0_TankH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0_TankI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0_TankJ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0_TankK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0_TankL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0_TankM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0_TankN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0_TankO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0_TankP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0_TankQ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0_TankR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0_TankS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0_TankT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0_TankU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0_TankV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1_TankB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1_TankC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1_TankD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1_TankE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1_TankF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1_TankG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1_TankH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1_TankI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1_TankJ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1_TankK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1_TankL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1_TankM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1_TankN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1_TankO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1_TankP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1_TankQ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1_TankR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1_TankS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1_TankT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1_TankU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1_TankV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2_TankB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2_TankC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2_TankD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2_TankE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2_TankF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2_TankG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2_TankH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2_TankI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2_TankJ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2_TankK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2_TankL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2_TankM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2_TankN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2_TankO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2_TankP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2_TankQ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2_TankR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2_TankS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2_TankT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2_TankU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2_TankV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3_TankA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3_TankB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3_TankC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3_TankD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3_TankE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3_TankF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3_TankG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3_TankH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3_TankI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3_TankJ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3_TankK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3_TankL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3_TankM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3_TankN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3_TankO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3_TankP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3_TankQ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3_TankR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3_TankS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3_TankT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3_TankU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B_CS3_TankV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0_TankA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0_TankB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0_TankC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0_TankD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0_TankE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0_TankF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0_TankG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0_TankH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0_TankI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0_TankJ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0_TankK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0_TankL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0_TankM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0_TankN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0_TankO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0_TankP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0_TankQ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0_TankR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0_TankS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0_TankT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0_TankU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0_TankV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1_TankB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1_TankC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1_TankD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1_TankE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1_TankF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1_TankG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1_TankH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1_TankI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1_TankJ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1_TankK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1_TankL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1_TankM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1_TankN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1_TankO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1_TankP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1_TankQ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1_TankR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1_TankS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1_TankT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1_TankU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1_TankV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2_TankB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2_TankC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2_TankD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2_TankE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2_TankF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2_TankG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2_TankH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2_TankI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2_TankJ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2_TankK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2_TankL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2_TankM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2_TankN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2_TankO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2_TankP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2_TankQ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2_TankR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2_TankS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2_TankT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2_TankU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2_TankV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3_TankA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3_TankB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3_TankC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3_TankD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3_TankE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3_TankF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3_TankG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3_TankH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3_TankI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3_TankJ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3_TankK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3_TankL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3_TankM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3_TankN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3_TankO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3_TankP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3_TankQ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3_TankR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3_TankS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3_TankT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3_TankU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C_CS3_TankV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0_TankA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0_TankB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0_TankC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0_TankD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0_TankE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0_TankF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0_TankG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0_TankH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0_TankI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0_TankJ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0_TankK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0_TankL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0_TankM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0_TankN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0_TankO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0_TankP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0_TankQ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0_TankR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0_TankS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0_TankT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0_TankU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0_TankV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1_TankB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1_TankC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1_TankD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1_TankE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1_TankF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1_TankG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1_TankH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1_TankI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1_TankJ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1_TankK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1_TankL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1_TankM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1_TankN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1_TankO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1_TankP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1_TankQ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1_TankR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1_TankS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1_TankT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1_TankU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1_TankV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2_TankB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2_TankC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2_TankD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2_TankE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2_TankF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2_TankG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2_TankH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2_TankI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2_TankJ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2_TankK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2_TankL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2_TankM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2_TankN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2_TankO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2_TankP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2_TankQ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2_TankR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2_TankS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2_TankT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2_TankU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2_TankV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3_TankA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3_TankB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3_TankC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3_TankD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3_TankE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3_TankF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3_TankG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3_TankH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3_TankI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3_TankJ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3_TankK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3_TankL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3_TankM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3_TankN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3_TankO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3_TankP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3_TankQ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3_TankR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3_TankS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3_TankT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3_TankU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D_CS3_TankV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0_TankA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0_TankB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0_TankC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0_TankD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0_TankE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0_TankF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0_TankG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0_TankH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0_TankI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0_TankJ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0_TankK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0_TankL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0_TankM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0_TankN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0_TankO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0_TankP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0_TankQ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0_TankR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0_TankS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0_TankT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0_TankU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0_TankV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1_TankB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1_TankC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1_TankD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1_TankE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1_TankF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1_TankG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1_TankH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1_TankI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1_TankJ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1_TankK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1_TankL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1_TankM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1_TankN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1_TankO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1_TankP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1_TankQ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1_TankR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1_TankS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1_TankT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1_TankU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1_TankV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2_TankB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2_TankC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2_TankD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2_TankE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2_TankF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2_TankG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2_TankH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2_TankI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2_TankJ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2_TankK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2_TankL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2_TankM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2_TankN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2_TankO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2_TankP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2_TankQ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2_TankR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2_TankS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2_TankT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2_TankU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2_TankV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3_TankA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3_TankB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3_TankC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3_TankD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3_TankE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3_TankF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3_TankG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3_TankH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3_TankI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3_TankJ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3_TankK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3_TankL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3_TankM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3_TankN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3_TankO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3_TankP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3_TankQ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3_TankR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3_TankS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3_TankT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3_TankU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E_CS3_TankV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A_ThrusterF_CS0_TankA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0_TankB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0_TankC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0_TankD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0_TankE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0_TankF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0_TankG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0_TankH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0_TankI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0_TankJ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0_TankK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0_TankL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0_TankM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0_TankN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0_TankO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0_TankP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0_TankQ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0_TankR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0_TankS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0_TankT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0_TankU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0_TankV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1_TankB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1_TankC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1_TankD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1_TankE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1_TankF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1_TankG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1_TankH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1_TankI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1_TankJ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1_TankK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1_TankL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1_TankM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1_TankN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1_TankO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1_TankP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1_TankQ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1_TankR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1_TankS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1_TankT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1_TankU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1_TankV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2_TankB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2_TankC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2_TankD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2_TankE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2_TankF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2_TankG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2_TankH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2_TankI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2_TankJ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2_TankK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2_TankL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2_TankM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2_TankN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2_TankO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2_TankP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2_TankQ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2_TankR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2_TankS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2_TankT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2_TankU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2_TankV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3_TankA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3_TankB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3_TankC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3_TankD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3_TankE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3_TankF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3_TankG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3_TankH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3_TankI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3_TankJ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3_TankK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3_TankL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3_TankM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3_TankN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3_TankO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3_TankP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3_TankQ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3_TankR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3_TankS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3_TankT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3_TankU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F_CS3_TankV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Earth_ScA_ThrusterG_CS0_TankA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0_TankB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0_TankC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0_TankD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0_TankE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0_TankF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0_TankG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0_TankH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0_TankI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0_TankJ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0_TankK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0_TankL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0_TankM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0_TankN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0_TankO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0_TankP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0_TankQ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0_TankR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0_TankS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0_TankT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0_TankU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0_TankV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1_TankB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1_TankC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1_TankD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1_TankE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1_TankF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1_TankG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1_TankH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1_TankI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1_TankJ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1_TankK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1_TankL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1_TankM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1_TankN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1_TankO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1_TankP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1_TankQ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1_TankR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1_TankS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1_TankT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1_TankU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1_TankV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2_TankB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2_TankC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2_TankD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2_TankE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2_TankF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2_TankG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2_TankH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2_TankI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2_TankJ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2_TankK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2_TankL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2_TankM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2_TankN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2_TankO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2_TankP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2_TankQ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2_TankR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2_TankS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2_TankT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2_TankU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2_TankV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3_TankA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3_TankB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3_TankC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3_TankD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3_TankE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3_TankF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3_TankG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3_TankH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3_TankI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3_TankJ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3_TankK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3_TankL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3_TankM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3_TankN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3_TankO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3_TankP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3_TankQ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3_TankR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3_TankS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3_TankT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3_TankU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G_CS3_TankV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Earth_ScA_ThrusterH_CS0_TankA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0_TankB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0_TankC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0_TankD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0_TankE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0_TankF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0_TankG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0_TankH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0_TankI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0_TankJ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0_TankK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0_TankL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0_TankM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0_TankN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0_TankO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0_TankP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0_TankQ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0_TankR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0_TankS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0_TankT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0_TankU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0_TankV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1_TankB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1_TankC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1_TankD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1_TankE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1_TankF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1_TankG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1_TankH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1_TankI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1_TankJ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1_TankK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1_TankL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1_TankM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1_TankN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1_TankO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1_TankP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1_TankQ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1_TankR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1_TankS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1_TankT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1_TankU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1_TankV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2_TankB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2_TankC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2_TankD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2_TankE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2_TankF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2_TankG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2_TankH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2_TankI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2_TankJ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2_TankK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2_TankL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2_TankM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2_TankN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2_TankO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2_TankP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2_TankQ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2_TankR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2_TankS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2_TankT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2_TankU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2_TankV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3_TankA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3_TankB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3_TankC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3_TankD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3_TankE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3_TankF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3_TankG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3_TankH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3_TankI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3_TankJ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3_TankK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3_TankL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3_TankM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3_TankN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3_TankO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3_TankP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3_TankQ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3_TankR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3_TankS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3_TankT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3_TankU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A_ThrusterH_CS3_TankV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table:number-columns-repeated="8"/>
          <table:table-cell table:number-columns-repeated="999"/>
        </table:table-row>
        <table:table-row table:style-name="ro23">
          <table:table-cell office:value-type="string">
            <text:p>FBurn_GMAT_Earth_ScB_ThrusterA_CS0_TankA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B_ThrusterA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B_ThrusterA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B_ThrusterA_CS3_TankA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C_ThrusterA_CS0_TankA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C_ThrusterA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C_ThrusterA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C_ThrusterA_CS3_TankA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D_ThrusterA_CS0_TankA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D_ThrusterA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D_ThrusterA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D_ThrusterA_CS3_TankA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E_ThrusterA_CS0_TankA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E_ThrusterA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E_ThrusterA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E_ThrusterA_CS3_TankA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F_ThrusterA_CS0_TankA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F_ThrusterA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F_ThrusterA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F_ThrusterA_CS3_TankA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G_ThrusterA_CS0_TankA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G_ThrusterA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G_ThrusterA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G_ThrusterA_CS3_TankA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H_ThrusterA_CS0_TankA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H_ThrusterA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H_ThrusterA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H_ThrusterA_CS3_TankA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I_ThrusterA_CS0_TankA_testscript.m</text:p>
          </table:table-cell>
          <table:table-cell/>
          <table:table-cell table:style-name="ce54"/>
          <table:table-cell table:style-name="ce58" office:value-type="string">
            <text:p>X</text:p>
          </table:table-cell>
          <table:table-cell table:style-name="ce54"/>
          <table:table-cell table:style-name="ce58" table:number-columns-repeated="3"/>
          <table:table-cell table:style-name="ce58" office:value-type="string">
            <text:p>X</text:p>
          </table:table-cell>
          <table:table-cell table:style-name="ce58" table:number-columns-repeated="2"/>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I_ThrusterA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4"/>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I_ThrusterA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number-columns-repeated="3"/>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Earth_ScI_ThrusterA_CS3_TankA_testscript.m</text:p>
          </table:table-cell>
          <table:table-cell/>
          <table:table-cell table:style-name="ce54"/>
          <table:table-cell table:style-name="ce58" office:value-type="string">
            <text:p>X</text:p>
          </table:table-cell>
          <table:table-cell table:style-name="ce54"/>
          <table:table-cell table:style-name="ce58" table:number-columns-repeated="5"/>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Jupiter_ScA_ThrusterA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Jupiter_ScA_ThrusterA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Jupiter_ScA_ThrusterA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Jupiter_ScA_ThrusterA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Jupiter_ScA_ThrusterB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Jupiter_ScA_ThrusterB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Jupiter_ScA_ThrusterB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Jupiter_ScA_ThrusterB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Jupiter_ScA_ThrusterC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Jupiter_ScA_ThrusterC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Jupiter_ScA_ThrusterC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Jupiter_ScA_ThrusterC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Jupiter_ScA_ThrusterD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Jupiter_ScA_ThrusterD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Jupiter_ScA_ThrusterD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Jupiter_ScA_ThrusterD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Jupiter_ScA_ThrusterE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Jupiter_ScA_ThrusterE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Jupiter_ScA_ThrusterE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Jupiter_ScA_ThrusterE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Jupiter_ScA_ThrusterF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Jupiter_ScA_ThrusterF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Jupiter_ScA_ThrusterF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Jupiter_ScA_ThrusterF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Jupiter_ScA_ThrusterG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Jupiter_ScA_ThrusterG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Jupiter_ScA_ThrusterG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Jupiter_ScA_ThrusterG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Mars_ScA_ThrusterA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ars_ScA_ThrusterA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ars_ScA_ThrusterA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ars_ScA_ThrusterA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ars_ScA_ThrusterB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ars_ScA_ThrusterB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ars_ScA_ThrusterB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ars_ScA_ThrusterB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ars_ScA_ThrusterC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ars_ScA_ThrusterC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ars_ScA_ThrusterC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ars_ScA_ThrusterC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ars_ScA_ThrusterD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ars_ScA_ThrusterD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ars_ScA_ThrusterD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ars_ScA_ThrusterD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ars_ScA_ThrusterE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ars_ScA_ThrusterE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ars_ScA_ThrusterE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ars_ScA_ThrusterE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ars_ScA_ThrusterF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Mars_ScA_ThrusterF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Mars_ScA_ThrusterF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Mars_ScA_ThrusterF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Mars_ScA_ThrusterG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Mars_ScA_ThrusterG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Mars_ScA_ThrusterG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Mars_ScA_ThrusterG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Mercury_ScA_ThrusterA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ercury_ScA_ThrusterA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ercury_ScA_ThrusterA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ercury_ScA_ThrusterA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ercury_ScA_ThrusterB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ercury_ScA_ThrusterB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ercury_ScA_ThrusterB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ercury_ScA_ThrusterB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ercury_ScA_ThrusterC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ercury_ScA_ThrusterC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ercury_ScA_ThrusterC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ercury_ScA_ThrusterC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ercury_ScA_ThrusterD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ercury_ScA_ThrusterD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ercury_ScA_ThrusterD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ercury_ScA_ThrusterD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ercury_ScA_ThrusterE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ercury_ScA_ThrusterE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ercury_ScA_ThrusterE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ercury_ScA_ThrusterE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ercury_ScA_ThrusterF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Mercury_ScA_ThrusterF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Mercury_ScA_ThrusterF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Mercury_ScA_ThrusterF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Mercury_ScA_ThrusterG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Mercury_ScA_ThrusterG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Mercury_ScA_ThrusterG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Mercury_ScA_ThrusterG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Moon_ScA_ThrusterA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oon_ScA_ThrusterA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oon_ScA_ThrusterA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oon_ScA_ThrusterA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oon_ScA_ThrusterB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oon_ScA_ThrusterB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oon_ScA_ThrusterB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oon_ScA_ThrusterB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oon_ScA_ThrusterC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oon_ScA_ThrusterC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oon_ScA_ThrusterC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oon_ScA_ThrusterC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oon_ScA_ThrusterD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oon_ScA_ThrusterD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oon_ScA_ThrusterD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oon_ScA_ThrusterD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oon_ScA_ThrusterE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oon_ScA_ThrusterE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oon_ScA_ThrusterE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oon_ScA_ThrusterE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Moon_ScA_ThrusterF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Moon_ScA_ThrusterF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Moon_ScA_ThrusterF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Moon_ScA_ThrusterF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Moon_ScA_ThrusterG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Moon_ScA_ThrusterG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Moon_ScA_ThrusterG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Moon_ScA_ThrusterG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Neptune_ScA_ThrusterA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Neptune_ScA_ThrusterA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Neptune_ScA_ThrusterA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Neptune_ScA_ThrusterA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Neptune_ScA_ThrusterB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Neptune_ScA_ThrusterB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Neptune_ScA_ThrusterB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Neptune_ScA_ThrusterB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Neptune_ScA_ThrusterC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Neptune_ScA_ThrusterC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Neptune_ScA_ThrusterC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Neptune_ScA_ThrusterC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Neptune_ScA_ThrusterD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Neptune_ScA_ThrusterD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Neptune_ScA_ThrusterD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Neptune_ScA_ThrusterD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Neptune_ScA_ThrusterE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Neptune_ScA_ThrusterE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Neptune_ScA_ThrusterE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Neptune_ScA_ThrusterE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Neptune_ScA_ThrusterF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Neptune_ScA_ThrusterF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Neptune_ScA_ThrusterF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Neptune_ScA_ThrusterF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Neptune_ScA_ThrusterG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Neptune_ScA_ThrusterG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Neptune_ScA_ThrusterG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Neptune_ScA_ThrusterG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Saturn_ScA_ThrusterA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Saturn_ScA_ThrusterA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Saturn_ScA_ThrusterA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Saturn_ScA_ThrusterA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Saturn_ScA_ThrusterB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Saturn_ScA_ThrusterB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Saturn_ScA_ThrusterB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Saturn_ScA_ThrusterB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Saturn_ScA_ThrusterC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Saturn_ScA_ThrusterC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Saturn_ScA_ThrusterC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Saturn_ScA_ThrusterC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Saturn_ScA_ThrusterD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Saturn_ScA_ThrusterD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Saturn_ScA_ThrusterD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Saturn_ScA_ThrusterD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Saturn_ScA_ThrusterE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Saturn_ScA_ThrusterE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Saturn_ScA_ThrusterE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Saturn_ScA_ThrusterE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Saturn_ScA_ThrusterF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Saturn_ScA_ThrusterF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Saturn_ScA_ThrusterF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Saturn_ScA_ThrusterF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Saturn_ScA_ThrusterG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Saturn_ScA_ThrusterG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Saturn_ScA_ThrusterG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Saturn_ScA_ThrusterG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Uranus_ScA_ThrusterA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Uranus_ScA_ThrusterA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Uranus_ScA_ThrusterA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Uranus_ScA_ThrusterA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Uranus_ScA_ThrusterB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Uranus_ScA_ThrusterB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Uranus_ScA_ThrusterB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Uranus_ScA_ThrusterB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Uranus_ScA_ThrusterC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Uranus_ScA_ThrusterC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Uranus_ScA_ThrusterC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Uranus_ScA_ThrusterC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Uranus_ScA_ThrusterD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Uranus_ScA_ThrusterD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Uranus_ScA_ThrusterD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Uranus_ScA_ThrusterD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Uranus_ScA_ThrusterE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Uranus_ScA_ThrusterE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Uranus_ScA_ThrusterE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Uranus_ScA_ThrusterE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Uranus_ScA_ThrusterF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Uranus_ScA_ThrusterF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Uranus_ScA_ThrusterF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Uranus_ScA_ThrusterF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Uranus_ScA_ThrusterG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Uranus_ScA_ThrusterG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Uranus_ScA_ThrusterG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Uranus_ScA_ThrusterG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Venus_ScA_ThrusterA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Venus_ScA_ThrusterA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Venus_ScA_ThrusterA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Venus_ScA_ThrusterA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Venus_ScA_ThrusterB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Venus_ScA_ThrusterB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Venus_ScA_ThrusterB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Venus_ScA_ThrusterB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Venus_ScA_ThrusterC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Venus_ScA_ThrusterC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Venus_ScA_ThrusterC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Venus_ScA_ThrusterC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Venus_ScA_ThrusterD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Venus_ScA_ThrusterD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Venus_ScA_ThrusterD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Venus_ScA_ThrusterD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Venus_ScA_ThrusterE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Venus_ScA_ThrusterE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Venus_ScA_ThrusterE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Venus_ScA_ThrusterE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number-columns-repeated="7"/>
          <table:table-cell table:number-columns-repeated="999"/>
        </table:table-row>
        <table:table-row table:style-name="ro23">
          <table:table-cell office:value-type="string">
            <text:p>FBurn_GMAT_Venus_ScA_ThrusterF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Venus_ScA_ThrusterF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Venus_ScA_ThrusterF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Venus_ScA_ThrusterF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office:value-type="string">
            <text:p>X</text:p>
          </table:table-cell>
          <table:table-cell table:style-name="ce58" table:number-columns-repeated="6"/>
          <table:table-cell table:number-columns-repeated="999"/>
        </table:table-row>
        <table:table-row table:style-name="ro23">
          <table:table-cell office:value-type="string">
            <text:p>FBurn_GMAT_Venus_ScA_ThrusterG_CS0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Venus_ScA_ThrusterG_CS1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Venus_ScA_ThrusterG_CS2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23">
          <table:table-cell office:value-type="string">
            <text:p>FBurn_GMAT_Venus_ScA_ThrusterG_CS3_TankA_testscript.m</text:p>
          </table:table-cell>
          <table:table-cell/>
          <table:table-cell table:style-name="ce54"/>
          <table:table-cell table:style-name="ce58" office:value-type="string">
            <text:p>X</text:p>
          </table:table-cell>
          <table:table-cell table:style-name="ce54"/>
          <table:table-cell table:style-name="ce58" office:value-type="string">
            <text:p>X</text:p>
          </table:table-cell>
          <table:table-cell table:style-name="ce58" table:number-columns-repeated="3"/>
          <table:table-cell table:style-name="ce58" office:value-type="string">
            <text:p>X</text:p>
          </table:table-cell>
          <table:table-cell table:style-name="ce58" office:value-type="string">
            <text:p>X</text:p>
          </table:table-cell>
          <table:table-cell table:style-name="ce54"/>
          <table:table-cell table:style-name="ce58" office:value-type="string">
            <text:p>X</text:p>
          </table:table-cell>
          <table:table-cell table:style-name="ce58" table:number-columns-repeated="2"/>
          <table:table-cell table:style-name="ce58" office:value-type="string">
            <text:p>X</text:p>
          </table:table-cell>
          <table:table-cell table:style-name="ce58"/>
          <table:table-cell table:style-name="ce58" office:value-type="string">
            <text:p>X</text:p>
          </table:table-cell>
          <table:table-cell table:style-name="ce58"/>
          <table:table-cell table:style-name="ce58" office:value-type="string">
            <text:p>X</text:p>
          </table:table-cell>
          <table:table-cell table:style-name="ce58" table:number-columns-repeated="5"/>
          <table:table-cell table:number-columns-repeated="999"/>
        </table:table-row>
        <table:table-row table:style-name="ro3" table:number-rows-repeated="64566">
          <table:table-cell table:number-columns-repeated="1024"/>
        </table:table-row>
        <table:table-row table:style-name="ro3">
          <table:table-cell table:number-columns-repeated="1024"/>
        </table:table-row>
      </table:table>
      <table:named-expressions>
        <table:named-range table:name="ScriptTestCaseCount" table:base-cell-address="$ScriptTestCases.$B$59" table:cell-range-address="$ScriptTestCases.$B$85"/>
        <table:named-range table:name="GuiTestCaseCount" table:base-cell-address="$GUITestCases.$B$11" table:cell-range-address="$GUITestCases.$B$18"/>
        <table:named-range table:name="ResourceCoverageLabel" table:base-cell-address="$Resources.$BF$6" table:cell-range-address="$Resources.$CH$6"/>
        <table:named-range table:name="ParameterCoverageLabel" table:base-cell-address="$Parameters.$BD$6" table:cell-range-address="$Parameters.$CG$6"/>
        <table:named-range table:name="CommandCoverageLabel" table:base-cell-address="$Commands.$BD$6" table:cell-range-address="$Commands.$CG$6"/>
        <table:named-range table:name="MiscCoverageLabel" table:base-cell-address="$Miscellaneous.$BD$6" table:cell-range-address="$Miscellaneous.$CG$6"/>
        <table:named-range table:name="GuiCoverageLabel" table:base-cell-address="$GUI.$K$6" table:cell-range-address="$GUI.$R$6"/>
      </table:named-expressions>
      <table:database-ranges>
        <table:database-range table:target-range-address="Parameters.A7:Parameters.CH9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percentage-style style:name="N117">
      <number:number number:decimal-places="3" number:min-integer-digits="1"/>
      <number:text>%</number:text>
    </number:percentage-style>
    <number:number-style style:name="N118">
      <number:number number:decimal-places="12" number:min-integer-digits="1"/>
    </number:number-style>
    <number:percentage-style style:name="N119">
      <number:number number:decimal-places="12" number:min-integer-digits="1"/>
      <number:text>%</number:text>
    </number:percentage-style>
    <number:number-style style:name="N121P0" style:volatile="true">
      <number:text>$</number:text>
      <number:number number:decimal-places="0" number:min-integer-digits="1" number:grouping="true"/>
      <number:text> </number:text>
    </number:number-style>
    <number:number-style style:name="N121">
      <number:text>($</number:text>
      <number:number number:decimal-places="0" number:min-integer-digits="1" number:grouping="true"/>
      <number:text>)</number:text>
      <style:map style:condition="value()&gt;=0" style:apply-style-name="N121P0"/>
    </number:number-style>
    <number:number-style style:name="N122P0" style:volatile="true">
      <number:text>$</number:text>
      <number:number number:decimal-places="0" number:min-integer-digits="1" number:grouping="true"/>
      <number:text> </number:text>
    </number:number-style>
    <number:number-style style:name="N122">
      <style:text-properties fo:color="#ff0000"/>
      <number:text>($</number:text>
      <number:number number:decimal-places="0" number:min-integer-digits="1" number:grouping="true"/>
      <number:text>)</number:text>
      <style:map style:condition="value()&gt;=0" style:apply-style-name="N122P0"/>
    </number:number-style>
    <number:number-style style:name="N124P0" style:volatile="true">
      <number:text>$</number:text>
      <number:number number:decimal-places="2" number:min-integer-digits="1" number:grouping="true"/>
      <number:text> </number:text>
    </number:number-style>
    <number:number-style style:name="N124">
      <number:text>($</number:text>
      <number:number number:decimal-places="2" number:min-integer-digits="1" number:grouping="true"/>
      <number:text>)</number:text>
      <style:map style:condition="value()&gt;=0" style:apply-style-name="N124P0"/>
    </number:number-style>
    <number:number-style style:name="N125P0" style:volatile="true">
      <number:text>$</number:text>
      <number:number number:decimal-places="2" number:min-integer-digits="1" number:grouping="true"/>
      <number:text> </number:text>
    </number:number-style>
    <number:number-style style:name="N125">
      <style:text-properties fo:color="#ff0000"/>
      <number:text>($</number:text>
      <number:number number:decimal-places="2" number:min-integer-digits="1" number:grouping="true"/>
      <number:text>)</number:text>
      <style:map style:condition="value()&gt;=0" style:apply-style-name="N125P0"/>
    </number:number-style>
    <number:number-style style:name="N129P0" style:volatile="true">
      <number:number number:decimal-places="0" number:min-integer-digits="1" number:grouping="true"/>
      <number:text> </number:text>
    </number:number-style>
    <number:number-style style:name="N129P1" style:volatile="true">
      <number:text> (</number:text>
      <number:number number:decimal-places="0"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number number:decimal-places="2" number:min-integer-digits="1" number:grouping="true"/>
      <number:text> </number:text>
    </number:number-style>
    <number:number-style style:name="N137P1" style:volatile="true">
      <number:text> (</number:text>
      <number:number number:decimal-places="2" number:min-integer-digits="1" number:grouping="true"/>
      <number:text>)</number:text>
    </number:number-style>
    <number:number-style style:name="N137P2" style:volatile="true">
      <number:text>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number number:decimal-places="2" number:min-integer-digits="1" number:grouping="true"/>
      <number:text> </number:text>
    </number:number-style>
    <number:number-style style:name="N141P1" style:volatile="true">
      <number:text> $(</number:text>
      <number:number number:decimal-places="2" number:min-integer-digits="1" number:grouping="true"/>
      <number:text>)</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8.5in" fo:page-height="11in" style:num-format="1" style:print-orientation="portrait" style:shadow="none" fo:background-color="transparent" style:scale-to-X="1" style:scale-to-Y="3"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29">07/29/2009</text:date>, <text:time>09:00: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6-09-11T18:57:05</meta:creation-date>
    <dc:creator>Derick Crockett</dc:creator>
    <dc:date>2009-07-29T09:00:22.97</dc:date>
    <meta:print-date>2007-02-27T12:53:13</meta:print-date>
    <dc:language>en-US</dc:language>
    <meta:editing-cycles>355</meta:editing-cycles>
    <meta:editing-duration>PT97H53M30S</meta:editing-duration>
    <meta:document-statistic meta:table-count="9" meta:cell-count="12690" meta:object-count="9"/>
    <meta:user-defined meta:name="Info 1"/>
    <meta:user-defined meta:name="Info 2"/>
    <meta:user-defined meta:name="Info 3"/>
    <meta:user-defined meta:name="Info 4"/>
  </office:meta>
</office:document-meta>
</file>

<file path=Basic/Standard/NewScriptTestcase.xml><?xml version="1.0" encoding="utf-8"?>
<!DOCTYPE module  PUBLIC '-//OpenOffice.org//DTD OfficeDocument 1.0//EN'  'module.dtd'>
<script:module xmlns:script="http://openoffice.org/2000/script" script:name="NewScriptTestcase" script:language="StarBasic">REM  *****  BASIC  *****

dim keyName as string
dim keyDesc as string
dim keydetail as string
dim result as integer

Sub CreateComponent
	CreateElement("Resource")	
end sub

Sub CreateParameter
	CreateElement("Parameter")	
end sub

Sub CreateCommand
	CreateElement("Command")	
end sub

Sub CreateOther
	CreateElement("Other")	
end sub

Sub CreateGuiElement
	CreateElement("Panel")	
end sub

Sub  CreateElement(elementType as string)
    dim eldDesc as Object
    dim eld as Object
    dim eldModel as Object

	keyName = ""
	keyDesc = ""
	keydetail = ""
    
    DialogLibraries.LoadLibrary("Standard")
    eldDesc  = DialogLibraries.Standard.NewElementDialog
    eld      = CreateUnoDialog(eldDesc)
    eldModel = eld.Model
   
    eldModel.ElementTypeComboBox.Text = elementType
    eldModel.ElementName.Text = "&lt;New" + elementType + "&gt;" 
    result = eld.Execute()

    if result = 1 then
		dim activeSheet as Object 
	    dim elementPage as string
	    dim cellId as string
    	dim start as integer
    	dim count as integer
    	dim i as integer
    	
    	elementPage = GetPageName(elementType)
        keyName = eldModel.ElementName.Text

        activeSheet = ThisComponent.Sheets.getByName(elementPage)
       	ThisComponent.CurrentController.setActiveSheet(activeSheet)

        start = GetInsertionPoint(activeSheet)
        count = eldModel.lineCount.Value

       	for i = 1 to count 
       		InsertRow(activeSheet, start + i)
       		if i = 1 then
	       		cellId = "A" + (start + i + 1)
       			activeSheet.getCellRangeByName(cellId).String = keyName
       		endif
       	next

        activeSheet = ThisComponent.Sheets.getByName("Summary")
       	ThisComponent.CurrentController.setActiveSheet(activeSheet)
    endif
    
    eld.Dispose()
End Sub

function GetPageName(elementType as string) as string
	GetPageName = "GUI"
	
	if elementType = "Resource" then
		GetPageName = "Resources"
	endif
	
	if elementType = "Parameter" then
		GetPageName = "Parameters"
	endif

	if elementType = "Command" then
		GetPageName = "Commandss"
	endif

	if elementType = "Other" then
		GetPageName = "Miscellaneous"
	endif
End Function

function GetInsertionPoint(page as object) as Integer
	GetInsertionPoint = 0
end function

Sub  CreateScriptTestcase
	CreateTestcase
	if result = 1 then
		dim activeSheet as Object 
        dim scriptCount
        dim refLocation
        dim cellAddress
        dim newRow
        dim rowNum
        dim newCol
        dim colLetter
        dim prevLetter
        dim tempCell as Object
        
        activeSheet = ThisComponent.Sheets.getByName("ScriptTestCases")
       	ThisComponent.CurrentController.setActiveSheet(activeSheet)

       	' Select the cell used to count the test cases, and add a row above it
       	cellAddress = addressOf(activeSheet, "ScriptTestCaseCount")
       	newRow = cellAddress.Row-2
		rowNum = newRow + 1
       	InsertRow(activeSheet, newRow)
       	' Put in the data
       	tempCell = activeSheet.GetCellByPosition(0, newRow)
       	tempCell.SetFormula("=A" + newRow + "+1")
       	tempCell = activeSheet.GetCellByPosition(1, newRow)
       	tempCell.SetString(keyName)
       	tempCell = activeSheet.GetCellByPosition(2, newRow)
       	tempCell.SetString(keyDesc)
       	tempCell = activeSheet.GetCellByPosition(3, newRow)
       	tempCell.SetString(keydetail)
       	tempCell = activeSheet.GetCellByPosition(4, newRow)
       	tempCell.SetString("Not started")
       	tempCell = activeSheet.GetCellByPosition(7, newRow)
       	tempCell.SetFormula("=IF(E" + rowNum + "=""Started"";1;IF(E" + rowNum + "=""Written"";2;IF(E" + rowNum + "=""Complete"";3;0)))")
       	
       	' Update the related pages by inserting a column for the new test case
       	activeSheet = ThisComponent.Sheets.getByName("Resources")
        ThisComponent.CurrentController.setActiveSheet(activeSheet)
        cellAddress = addressOf(activeSheet, "ResourceCoverageLabel")
        newCol = cellAddress.Column - 2
        colLetter = ColumnNumberToString(newCol)
        prevLetter = ColumnNumberToString(newCol-1)
        InsertColumn(activeSheet, newCol)
       	tempCell = activeSheet.GetCellByPosition(newCol, 4)
		tempCell.SetFormula("=" + prevLetter + "5+1")
       	tempCell = activeSheet.GetCellByPosition(newCol, 5)
		tempCell.SetFormula("=IF(OFFSET($ScriptTestCases.$B$5;"+prevLetter+"5;0;1)&lt;&gt;"""";OFFSET($ScriptTestCases.$B$5;"+prevLetter+"5;0;1);"""")")
        
        activeSheet = ThisComponent.Sheets.getByName("Parameters")
        ThisComponent.CurrentController.setActiveSheet(activeSheet)
        cellAddress = addressOf(activeSheet, "ParameterCoverageLabel")
        newCol = cellAddress.Column - 2
        colLetter = ColumnNumberToString(newCol)
        prevLetter = ColumnNumberToString(newCol-1)
        InsertColumn(activeSheet, newCol)
       	tempCell = activeSheet.GetCellByPosition(newCol, 4)
		tempCell.SetFormula("=" + prevLetter + "5+1")
       	tempCell = activeSheet.GetCellByPosition(newCol, 5)
		tempCell.SetFormula("=IF(OFFSET($ScriptTestCases.$B$5;"+prevLetter+"5;0;1)&lt;&gt;"""";OFFSET($ScriptTestCases.$B$5;"+prevLetter+"5;0;1);"""")")
        
        activeSheet = ThisComponent.Sheets.getByName("Commands")
        ThisComponent.CurrentController.setActiveSheet(activeSheet)
        cellAddress = addressOf(activeSheet, "CommandCoverageLabel")
        newCol = cellAddress.Column - 2
        colLetter = ColumnNumberToString(newCol)
        prevLetter = ColumnNumberToString(newCol-1)
        InsertColumn(activeSheet, newCol)
       	tempCell = activeSheet.GetCellByPosition(newCol, 4)
		tempCell.SetFormula("=" + prevLetter + "5+1")
       	tempCell = activeSheet.GetCellByPosition(newCol, 5)
		tempCell.SetFormula("=IF(OFFSET($ScriptTestCases.$B$5;"+prevLetter+"5;0;1)&lt;&gt;"""";OFFSET($ScriptTestCases.$B$5;"+prevLetter+"5;0;1);"""")")
        
        activeSheet = ThisComponent.Sheets.getByName("Miscellaneous")
        ThisComponent.CurrentController.setActiveSheet(activeSheet)
        cellAddress = addressOf(activeSheet, "MiscCoverageLabel")
        newCol = cellAddress.Column - 2
        colLetter = ColumnNumberToString(newCol)
        prevLetter = ColumnNumberToString(newCol-1)
        InsertColumn(activeSheet, newCol)
       	tempCell = activeSheet.GetCellByPosition(newCol, 4)
		tempCell.SetFormula("=" + prevLetter + "5+1")
       	tempCell = activeSheet.GetCellByPosition(newCol, 5)
		tempCell.SetFormula("=IF(OFFSET($ScriptTestCases.$B$5;"+prevLetter+"5;0;1)&lt;&gt;"""";OFFSET($ScriptTestCases.$B$5;"+prevLetter+"5;0;1);"""")")
        
        activeSheet = ThisComponent.Sheets.getByName("Summary")
       	ThisComponent.CurrentController.setActiveSheet(activeSheet)
	endif
End Sub


Sub CreateGuiTestcase
	CreateTestcase
	if result = 1 then
		dim activeSheet as Object 
       
        activeSheet = ThisComponent.Sheets.getByName("GUITestCases")
       	ThisComponent.CurrentController.setActiveSheet(activeSheet)

       	' Select the cell used to count the test cases, and add a row above it
       	cellAddress = addressOf(activeSheet, "GuiTestCaseCount")
       	newRow = cellAddress.Row-2
		rowNum = newRow + 1
       	InsertRow(activeSheet, newRow)
       	' Put in the data
       	tempCell = activeSheet.GetCellByPosition(0, newRow)
       	tempCell.SetFormula("=A" + newRow + "+1")
       	tempCell = activeSheet.GetCellByPosition(1, newRow)
       	tempCell.SetString(keyName)
       	tempCell = activeSheet.GetCellByPosition(2, newRow)
       	tempCell.SetString(keyDesc)
       	tempCell = activeSheet.GetCellByPosition(3, newRow)
       	tempCell.SetString(keydetail)
       	tempCell = activeSheet.GetCellByPosition(4, newRow)
       	tempCell.SetString("Not started")
       	tempCell = activeSheet.GetCellByPosition(7, newRow)
       	tempCell.SetFormula("=IF(E" + rowNum + "=""Started"";1;IF(E" + rowNum + "=""Written"";2;IF(E" + rowNum + "=""Complete"";3;0)))")
       	
        activeSheet = ThisComponent.Sheets.getByName("GUI")
        ThisComponent.CurrentController.setActiveSheet(activeSheet)
        cellAddress = addressOf(activeSheet, "GuiCoverageLabel")
        newCol = cellAddress.Column - 2
        colLetter = ColumnNumberToString(newCol)
        prevLetter = ColumnNumberToString(newCol-1)
        InsertColumn(activeSheet, newCol)
       	tempCell = activeSheet.GetCellByPosition(newCol, 4)
		tempCell.SetFormula("=" + prevLetter + "5+1")
       	tempCell = activeSheet.GetCellByPosition(newCol, 5)
		tempCell.SetFormula("=IF(OFFSET($GUITestCases.$B$5;"+prevLetter+"5;0;1)&lt;&gt;"""";OFFSET($GUITestCases.$B$5;"+prevLetter+"5;0;1);"""")")
        
        activeSheet = ThisComponent.Sheets.getByName("Summary")
       	ThisComponent.CurrentController.setActiveSheet(activeSheet)
	endif
End Sub


Sub  CreateTestcase
    dim scdDesc as Object
    dim scd as Object
    dim scdModel as Object

	keyName = ""
	keyDesc = ""
	keydetail = ""
    
    DialogLibraries.LoadLibrary("Standard")
    scdDesc  = DialogLibraries.Standard.NewTestcaseDialog
    scd      = CreateUnoDialog(scdDesc)
    scdModel = scd.Model
    
    result = scd.Execute()

    if result = 1 then
       	keyName = scdModel.TestCase.Text
       	keyDesc = scdModel.Description.Text
       	if scdModel.WeeklyCheckBox.State = 1 then
    		keydetail = "Weekly"
       	else 
       		if scdModel.MonthlyCheckBox.State = 1 then
    			keydetail = "Monthly"
       		else 
    			keydetail = "System Test"
	    	endif
    	endif
    endif
    
    scd.Dispose()
End Sub


Function FindPageIndex(pageName as string) as Integer
	dim i as integer
	
	for i = 0 to ThisComponent.Sheets.Count - 1
		if ThisComponent.Sheets.GetByIndex(i).Name = pageName then
			FindPageIndex = i
			exit function
		endif
	next i
	
	FindPageIndex = -1
End Function

sub BuildScriptTestSheet()
	BuildTestSheet("Script")
end sub

sub BuildGuiTestSheet()
	BuildTestSheet("GUI")
end sub

sub BuildTestSheet(testType as string)
	Dim pageName as string
	Dim activeSheet
	
	pageName = ""
	if testType = "Script" then
		pageName = "ScriptTestTracker"
	endif
	if testType = "GUI" then
		pageName = "GuiTestTracker"
	endif
	
	if testType = "" then
		MsgBox "Error: Unknown test tracker type", 16, "ERROR!"
		return
	endif
	
	InsertPage(pageName)
	FlipToSheet(pageName)
	
	SetTestsheetHeaderInfo(testType)
	FillTestCaseList(testType)
	
	' Save and delete the page
	if MsgBox("Save this test tracking worksheet?", 17, "Tracker Sheet") = 1 then
		ThisComponent.getCurrentController.select(ThisComponent.getSheets().getByName(pageName))
		firstDoc = ThisComponent
		dispatchURL(firstDoc,".uno:SelectAll")
		dispatchURL(firstDoc,".uno:Copy")
		secondDoc = StarDesktop.loadComponentFromURL("private:factory/scalc", "_blank",0,dimArray())
'		secondDoc.getSheets().insertNewByName(pageName,0)
'		selectSheetByName(secondDoc,pageName)
		dispatchURL(secondDoc,".uno:Paste")
	endif
    ThisComponent.Sheets.removeByName(pageName)
	
    activeSheet = ThisComponent.Sheets.getByName("Summary")
  	ThisComponent.CurrentController.setActiveSheet(activeSheet)
end sub

sub InsertPage(pageName as string)
	if FindPageIndex(pageName) = -1 then
		Dim newSheet as Object
		Dim osheets
		osheets = ThisComponent.Sheets
		osheets.InsertNewByName(pageName, osheets.getCount())
	endif
end sub

sub FlipToSheet(pageName as string)
	if FindPageIndex(pageName) &lt;&gt; -1 then
		Dim activeSheet as Object
		
        activeSheet = ThisComponent.Sheets.getByName(pageName)
       	ThisComponent.CurrentController.setActiveSheet(activeSheet)
	endif
end sub

sub SetTestsheetHeaderInfo(testType as string)
	Dim testSheet as Object
	Dim formatSheet as Object
	Dim cell as Object
	Dim oCol
	
    formatSheet = ThisComponent.Sheets.getByName("Summary")
	testSheet = ThisComponent.CurrentController.ActiveSheet
    
  	oCol = testSheet.getColumns().getByIndex(0)
  	oCol.OptimalWidth = False
  	oCol.Width = oCol.Width / 3

  	oCol = testSheet.getColumns().getByIndex(1)
  	oCol.OptimalWidth = False
  	oCol.Width = oCol.Width * 4

  	oCol = testSheet.getColumns().getByIndex(5)
  	oCol.OptimalWidth = False
  	oCol.Width = oCol.Width * 3

'	cell = testSheet.getCellRangeByName("A1")
'	cell.Font.Size = 18
	
	testSheet.getCellRangeByName("A1").String = "GMAT System Test"
	ThisComponent.CurrentController.Select(testSheet.getCellRangeByName("A1"))
	With ThisComponent.CurrentSelection
		.CharHeight = 18
		.CharWeight = 150
	End With


	testSheet.getCellRangeByName("A2").String = testType + " Test Tracking Worksheet"
	ThisComponent.CurrentController.Select(testSheet.getCellRangeByName("A2"))
	With ThisComponent.CurrentSelection
		.CharHeight = 14
		.CharPosture = 2
	End With

	testSheet.getCellRangeByName("C2").SetValue(DateValue(Now()))
	Dim aLocale as New com.sun.star.lang.Locale
	Dim oFormats
	oFormats = ThisComponent.NumberFormats
	testSheet.getCellRangeByName("C2").NumberFormat = oFormats.getStandardFormat(_
		com.sun.star.util.NumberFormat.DATE, aLocale)
	ThisComponent.CurrentController.Select(testSheet.getCellRangeByName("C2"))
	With ThisComponent.CurrentSelection
		.CharHeight = 10
		.CharPosture = 2
	End With
	
	testSheet.getCellRangeByName("A4").String = "Test Progress"
	ThisComponent.CurrentController.Select(testSheet.getCellRangeByName("A4"))
	With ThisComponent.CurrentSelection
		.CharHeight = 12
		.CharWeight = 150
	End With
	testSheet.getCellRangeByName("B5").String = "Test Cases Defined:"
	testSheet.getCellRangeByName("C5").SetFormula("= CountA(B16:B4096)")

	testSheet.getCellRangeByName("B6").String = "Test Cases Run:"
	testSheet.getCellRangeByName("C6").SetFormula("= CountA(D16:D4096)")

	testSheet.getCellRangeByName("B7").String = "Successful Tests:"
	testSheet.getCellRangeByName("C7").SetFormula("=COUNTIF(D16:D55;""Pass"")")
	
	testSheet.getCellRangeByName("B8").String = "Failed Tests:"
	testSheet.getCellRangeByName("C8").SetFormula("=C6-C7")

	testSheet.getCellRangeByName("B9").String = "Success Rate:"
	testSheet.getCellRangeByName("C9").SetFormula("=if(C7&gt;0;C7/C6;0")
'	testSheet.getCellRangeByName("C9").Format("Percent")

	testSheet.getCellRangeByName("B10").String = "Remaining Tests:"
	testSheet.getCellRangeByName("C10").SetFormula("=C5-C6")

	testSheet.getCellRangeByName("A14").String = "Test Case Details"
	ThisComponent.CurrentController.Select(testSheet.getCellRangeByName("A14"))
	With ThisComponent.CurrentSelection
		.CharHeight = 12
		.CharWeight = 150
	End With
	testSheet.getCellRangeByName("B15").String = "Test Case"
	testSheet.getCellRangeByName("C15").String = "Tester"
	testSheet.getCellRangeByName("D15").String = "Pass/Fail"
	testSheet.getCellRangeByName("E15").String = "Bug ID"
	testSheet.getCellRangeByName("F15").String = "Notes"

	ThisComponent.CurrentController.Select(testSheet.getCellRangeByName("B15:F15"))
	With ThisComponent.CurrentSelection
		.CharColor = 178
		.CharHeight = 11
		.CharWeight = 150
		.CharPosture = 2
	End With

end sub

sub FillTestCaseList(testType as string)
	Dim testSheet as Object
	Dim caseSheet as Object
	Dim ID as Integer
	Dim row as Integer
	Dim targetrow as Integer
	Dim cellid as string
	Dim entry as string
	
	ID = 1
	row = 5
	targetrow = 16

    caseSheet = ThisComponent.Sheets.getByName(testType + "TestCases")
	testSheet = ThisComponent.CurrentController.ActiveSheet

    entry = caseSheet.getCellRangeByName("B5").String
	while entry &lt;&gt; ""
		testSheet.getCellRangeByName("A" + targetrow).Value = ID
		testSheet.getCellRangeByName("B" + targetrow).String = entry
		ID = ID + 1
		row = row + 1
		targetrow = targetrow + 1
		cellid = "B" + row
	    entry = caseSheet.getCellRangeByName(cellid).String
	wend
	
	if targetrow &gt; 16 then
		ThisComponent.CurrentController.Select(testSheet.getCellRangeByName("C16"))
	endif
end sub


'Sub SetText()
'	oCellRange = ThisComponent.CurrentController.ActiveSheet.getCellRangeByName("A1")
'	ThisComponent.CurrentController.Select(oCellRange)
'
'	With ThisComponent.CurrentSelection
'		.CharHeight = 14
'		.CharWeight = 150
'	End With
'End Sub

sub InsertRow(oSheet as Object, index as Integer)
	oSheet.Rows.insertByIndex(index, 1)
end sub

sub InsertColumn(oSheet as Object, index as Integer)
	oSheet.Columns.insertByIndex(index, 1)
end sub

function ColumnNumberToString(byVal col as long) as String
	Dim s$
	do while(col &gt;= 0)
		s$ = Chr(65 + col MOD 26) + s$
		col = col \ 26 - 1
	Loop
	ColumnNumberToString = s$
end function

Function AddressOf(oSheet as Object, oName as string) as Object
    AddressOf = oSheet.getCellRangeByName(oName).GetCellByPosition(0,0).GetCellAddress()
End Function

Sub dispatchURL(document, aURL)
    Dim noProps()
    Dim URL As New com.sun.star.util.URL

    frame = document.getCurrentController().getFrame()
    URL.Complete = aURL
    transf = createUnoService("com.sun.star.util.URLTransformer")
    transf.parseStrict(URL)

    disp = frame.queryDispatch(URL, "", com.sun.star.frame.FrameSearchFlag.SELF _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NewScriptTestcas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NewElementDialog.xml><?xml version="1.0" encoding="utf-8"?>
<!DOCTYPE window  PUBLIC '-//OpenOffice.org//DTD OfficeDocument 1.0//EN'  'dialog.dtd'>
<dlg:window xmlns:dlg="http://openoffice.org/2000/dialog" xmlns:script="http://openoffice.org/2000/script" dlg:id="NewElementDialog" dlg:left="117" dlg:top="119" dlg:width="163" dlg:height="106" dlg:closeable="true" dlg:moveable="true" dlg:title="New GMAT Element">
  <dlg:bulletinboard>
    <dlg:text dlg:id="Label1" dlg:tab-index="0" dlg:left="6" dlg:top="10" dlg:width="46" dlg:height="11" dlg:value="Element Type:" dlg:align="right"/>
    <dlg:combobox dlg:id="ElementTypeComboBox" dlg:tab-index="1" dlg:left="59" dlg:top="10" dlg:width="80" dlg:height="11" dlg:help-text="Select the type of element" dlg:tabstop="false" dlg:value="Resource" dlg:autocomplete="false" dlg:hide-inactive-selection="false" dlg:spin="true">
      <dlg:menupopup>
        <dlg:menuitem dlg:value="Resource"/>
        <dlg:menuitem dlg:value="Parameter"/>
        <dlg:menuitem dlg:value="Command"/>
        <dlg:menuitem dlg:value="Other"/>
        <dlg:menuitem dlg:value="Panel"/>
        <dlg:menuitem dlg:value="Dialog"/>
        <dlg:menuitem dlg:value="Other GUI"/>
      </dlg:menupopup>
    </dlg:combobox>
    <dlg:text dlg:id="Label2" dlg:tab-index="2" dlg:left="6" dlg:top="33" dlg:width="46" dlg:height="10" dlg:value="Element Name:" dlg:align="right"/>
    <dlg:textfield dlg:id="ElementName" dlg:tab-index="3" dlg:left="59" dlg:top="33" dlg:width="80" dlg:height="10"/>
    <dlg:text dlg:id="Label3" dlg:tab-index="5" dlg:left="6" dlg:top="53" dlg:width="87" dlg:height="10" dlg:value="Spreadsheet Lines Needed:" dlg:align="right"/>
    <dlg:button dlg:id="CommandButton1" dlg:tab-index="6" dlg:left="8" dlg:top="83" dlg:width="58" dlg:height="15" dlg:default="true" dlg:value="OK" dlg:button-type="ok"/>
    <dlg:button dlg:id="CommandButton2" dlg:tab-index="7" dlg:left="88" dlg:top="83" dlg:width="58" dlg:height="15" dlg:default="true" dlg:value="Cancel" dlg:button-type="cancel"/>
    <dlg:numericfield dlg:id="lineCount" dlg:tab-index="4" dlg:left="100" dlg:top="53" dlg:width="38" dlg:height="10" dlg:decimal-accuracy="0" dlg:value="1" dlg:value-min="1" dlg:value-max="100" dlg:spin="true"/>
  </dlg:bulletinboard>
</dlg:window>
</file>

<file path=Dialogs/Standard/NewTestcaseDialog.xml><?xml version="1.0" encoding="utf-8"?>
<!DOCTYPE window  PUBLIC '-//OpenOffice.org//DTD OfficeDocument 1.0//EN'  'dialog.dtd'>
<dlg:window xmlns:dlg="http://openoffice.org/2000/dialog" xmlns:script="http://openoffice.org/2000/script" dlg:id="NewTestcaseDialog" dlg:left="136" dlg:top="79" dlg:width="201" dlg:height="179" dlg:closeable="true" dlg:moveable="true" dlg:title="New Testcase">
  <dlg:bulletinboard>
    <dlg:text dlg:id="Label1" dlg:tab-index="0" dlg:left="8" dlg:top="14" dlg:width="49" dlg:height="7" dlg:value="Testcase Name:"/>
    <dlg:textfield dlg:id="TestCase" dlg:tab-index="1" dlg:left="56" dlg:top="12" dlg:width="137" dlg:height="12" dlg:value="&lt;Enter name&gt;"/>
    <dlg:titledbox dlg:id="FrameControl1" dlg:tab-index="2" dlg:left="12" dlg:top="29" dlg:width="182" dlg:height="86">
      <dlg:title dlg:value="Description"/>
    </dlg:titledbox>
    <dlg:button dlg:id="CommandButton1" dlg:tab-index="4" dlg:left="33" dlg:top="154" dlg:width="58" dlg:height="14" dlg:value="OK" dlg:button-type="ok"/>
    <dlg:button dlg:id="CommandButton2" dlg:tab-index="5" dlg:left="115" dlg:top="154" dlg:width="58" dlg:height="14" dlg:value="Cancel" dlg:button-type="cancel"/>
    <dlg:textfield dlg:id="Description" dlg:tab-index="3" dlg:left="13" dlg:top="38" dlg:width="177" dlg:height="74" dlg:hscroll="true" dlg:vscroll="true" dlg:multiline="true"/>
    <dlg:titledbox dlg:id="FreqFrame" dlg:tab-index="6" dlg:left="12" dlg:top="118" dlg:width="182" dlg:height="28">
      <dlg:title dlg:value="Frequency"/>
    </dlg:titledbox>
    <dlg:checkbox dlg:id="WeeklyCheckBox" dlg:tab-index="7" dlg:left="15" dlg:top="130" dlg:width="37" dlg:height="13" dlg:value="Weekly" dlg:checked="false"/>
    <dlg:checkbox dlg:id="MonthlyCheckBox" dlg:tab-index="8" dlg:left="64" dlg:top="130" dlg:width="49" dlg:height="10" dlg:value="Monthly" dlg:checked="false"/>
    <dlg:checkbox dlg:id="SystemTestCheckBox" dlg:tab-index="9" dlg:left="123" dlg:top="130" dlg:width="59" dlg:height="10" dlg:value="During System Test" dlg:checked="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NewTestcaseDialog"/>
  <library:element library:name="NewElementDialog"/>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22.6000003814697pt" style:font-family-asian="'Lucida Sans Unicode'" style:font-family-generic-asian="system" style:font-pitch-asian="variable" style:font-size-asian="22.6000003814697pt" style:font-family-complex="Tahoma" style:font-family-generic-complex="system" style:font-pitch-complex="variable" style:font-size-complex="22.6000003814697pt"/>
    </style:style>
    <style:style style:name="ch3" style:family="chart">
      <style:graphic-properties draw:fill="solid" draw:fill-color="#ffff99" draw:opacity="50%" draw:fill-image-width="0cm" draw:fill-image-height="0cm"/>
      <style:text-properties fo:font-family="Arial" style:font-family-generic="swiss" style:font-pitch="variable" fo:font-size="7.90000009536743pt" style:font-family-asian="'Lucida Sans Unicode'" style:font-family-generic-asian="system" style:font-pitch-asian="variable" style:font-size-asian="10.5pt" style:font-family-complex="Tahoma" style:font-family-generic-complex="system" style:font-pitch-complex="variable" style:font-size-complex="10.5pt"/>
    </style:style>
    <style:style style:name="ch4" style:family="chart">
      <style:chart-properties chart:connect-bars="false" chart:treat-empty-cells="leave-gap" chart:series-source="rows"/>
    </style:style>
    <style:style style:name="ch5" style:family="chart" style:data-style-name="N0">
      <style:chart-properties chart:display-label="true" chart:tick-marks-major-inner="false" chart:tick-marks-major-outer="true" chart:logarithmic="false" chart:text-overlap="false" chart:reverse-direction="false" text:line-break="false" chart:label-arrangement="side-by-side" chart:visible="true" chart:axis-position="0" chart:axis-label-position="outside-minimum" chart:tick-mark-position="at-labels" style:rotation-angle="270" style:direction="ltr"/>
      <style:graphic-properties draw:stroke="solid" svg:stroke-width="0cm" svg:stroke-color="#000000"/>
      <style:text-properties fo:font-family="Arial" style:font-family-generic="swiss" style:font-pitch="variable" fo:font-size="7.90000009536743pt" style:font-family-asian="'Lucida Sans Unicode'" style:font-family-generic-asian="system" style:font-pitch-asian="variable" style:font-size-asian="10.8000001907349pt" style:font-family-complex="Tahoma" style:font-family-generic-complex="system" style:font-pitch-complex="variable" style:font-size-complex="10.8000001907349pt"/>
    </style:style>
    <style:style style:name="ch6" style:family="chart" style:data-style-name="N11">
      <style:chart-properties chart:display-label="true" chart:tick-marks-major-inner="false" chart:tick-marks-major-outer="true" chart:tick-marks-minor-inner="false" chart:tick-marks-minor-outer="false" chart:logarithmic="false" chart:maximum="1" chart:origin="0" chart:text-overlap="false" chart:reverse-direction="false" text:line-break="false" chart:label-arrangement="side-by-side" chart:visible="true" chart:axis-position="start" style:direction="ltr"/>
      <style:graphic-properties draw:stroke="solid" svg:stroke-width="0cm" svg:stroke-color="#000000"/>
      <style:text-properties fo:font-family="Arial" style:font-family-generic="swiss" style:font-pitch="variable" fo:font-size="10.8000001907349pt" style:font-family-asian="'Lucida Sans Unicode'" style:font-family-generic-asian="system" style:font-pitch-asian="variable" style:font-size-asian="10.8000001907349pt" style:font-family-complex="Tahoma" style:font-family-generic-complex="system" style:font-pitch-complex="variable" style:font-size-complex="10.8000001907349pt"/>
    </style:style>
    <style:style style:name="ch7" style:family="chart">
      <style:graphic-properties draw:fill-color="#9999ff"/>
      <style:text-properties fo:font-family="Arial" style:font-family-generic="swiss" style:font-pitch="variable" fo:font-size="9.30000019073486pt" style:font-family-asian="'Lucida Sans Unicode'" style:font-family-generic-asian="system" style:font-pitch-asian="variable" style:font-size-asian="9.30000019073486pt" style:font-family-complex="Tahoma" style:font-family-generic-complex="system" style:font-pitch-complex="variable" style:font-size-complex="9.30000019073486pt"/>
    </style:style>
    <style:style style:name="ch8" style:family="chart">
      <style:graphic-properties draw:fill-color="#993366"/>
      <style:text-properties fo:font-family="Arial" style:font-family-generic="swiss" style:font-pitch="variable" fo:font-size="9.30000019073486pt" style:font-family-asian="'Lucida Sans Unicode'" style:font-family-generic-asian="system" style:font-pitch-asian="variable" style:font-size-asian="9.30000019073486pt" style:font-family-complex="Tahoma" style:font-family-generic-complex="system" style:font-pitch-complex="variable" style:font-size-complex="9.30000019073486pt"/>
    </style:style>
    <style:style style:name="ch9" style:family="chart">
      <style:graphic-properties draw:fill-color="#ffffcc"/>
      <style:text-properties fo:font-family="Arial" style:font-family-generic="swiss" style:font-pitch="variable" fo:font-size="9.30000019073486pt" style:font-family-asian="'Lucida Sans Unicode'" style:font-family-generic-asian="system" style:font-pitch-asian="variable" style:font-size-asian="9.30000019073486pt" style:font-family-complex="Tahoma" style:font-family-generic-complex="system" style:font-pitch-complex="variable" style:font-size-complex="9.30000019073486pt"/>
    </style:style>
    <style:style style:name="ch10" style:family="chart">
      <style:graphic-properties draw:fill-color="#ccffff"/>
      <style:text-properties fo:font-family="Arial" style:font-family-generic="swiss" style:font-pitch="variable" fo:font-size="9.30000019073486pt" style:font-family-asian="'Lucida Sans Unicode'" style:font-family-generic-asian="system" style:font-pitch-asian="variable" style:font-size-asian="9.30000019073486pt" style:font-family-complex="Tahoma" style:font-family-generic-complex="system" style:font-pitch-complex="variable" style:font-size-complex="9.30000019073486pt"/>
    </style:style>
    <style:style style:name="ch11" style:family="chart">
      <style:graphic-properties draw:fill-color="#660066"/>
      <style:text-properties fo:font-family="Arial" style:font-family-generic="swiss" style:font-pitch="variable" fo:font-size="9.30000019073486pt" style:font-family-asian="'Lucida Sans Unicode'" style:font-family-generic-asian="system" style:font-pitch-asian="variable" style:font-size-asian="9.30000019073486pt" style:font-family-complex="Tahoma" style:font-family-generic-complex="system" style:font-pitch-complex="variable" style:font-size-complex="9.30000019073486pt"/>
    </style:style>
    <style:style style:name="ch12" style:family="chart">
      <style:graphic-properties draw:stroke="none" draw:fill="none" draw:fill-color="#d9d9d9"/>
    </style:style>
    <style:style style:name="ch13" style:family="chart">
      <style:graphic-properties draw:stroke="none" draw:fill-color="#999999"/>
    </style:style>
  </office:automatic-styles>
  <office:body>
    <office:chart>
      <chart:chart svg:width="23.669cm" svg:height="12.302cm" chart:class="chart:bar" chart:style-name="ch1">
        <chart:title svg:x="7.66cm" svg:y="0.24cm" chart:style-name="ch2">
          <text:p>System Test Coverage</text:p>
        </chart:title>
        <chart:legend chart:legend-position="end" svg:x="4.364cm" svg:y="1.942cm" chart:style-name="ch3"/>
        <chart:plot-area chart:style-name="ch4" table:cell-range-address="Summary.B21:Summary.P26" chart:data-source-has-labels="both" svg:x="0.594cm" svg:y="1.622cm" svg:width="21.908cm" svg:height="9.38cm">
          <chart:axis chart:dimension="x" chart:name="primary-x" chart:style-name="ch5">
            <chart:categories table:cell-range-address="Summary.C21:Summary.P21"/>
          </chart:axis>
          <chart:axis chart:dimension="y" chart:name="primary-y" chart:style-name="ch6">
            <chart:grid chart:class="major"/>
          </chart:axis>
          <chart:series chart:style-name="ch7" chart:values-cell-range-address="Summary.C22:Summary.P22" chart:label-cell-address="Summary.B22:Summary.B22" chart:class="chart:bar">
            <chart:data-point chart:repeated="14"/>
          </chart:series>
          <chart:series chart:style-name="ch8" chart:values-cell-range-address="Summary.C23:Summary.P23" chart:label-cell-address="Summary.B23:Summary.B23" chart:class="chart:bar">
            <chart:data-point chart:repeated="14"/>
          </chart:series>
          <chart:series chart:style-name="ch9" chart:values-cell-range-address="Summary.C24:Summary.P24" chart:label-cell-address="Summary.B24:Summary.B24" chart:class="chart:bar">
            <chart:data-point chart:repeated="14"/>
          </chart:series>
          <chart:series chart:style-name="ch10" chart:values-cell-range-address="Summary.C25:Summary.P25" chart:label-cell-address="Summary.B25:Summary.B25" chart:class="chart:bar">
            <chart:data-point chart:repeated="14"/>
          </chart:series>
          <chart:series chart:style-name="ch11" chart:values-cell-range-address="Summary.C26:Summary.P26" chart:label-cell-address="Summary.B26:Summary.B26" chart:class="chart:bar">
            <chart:data-point chart:repeated="14"/>
          </chart:series>
          <chart:wall chart:style-name="ch12"/>
          <chart:floor chart:style-name="ch13"/>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 text:id="Summary.C21:Summary.P21">Current</text:p>
              </table:table-cell>
              <table:table-cell office:value-type="string">
                <text:p>09-22</text:p>
              </table:table-cell>
              <table:table-cell office:value-type="string">
                <text:p>09-29</text:p>
              </table:table-cell>
              <table:table-cell office:value-type="string">
                <text:p>10-06</text:p>
              </table:table-cell>
              <table:table-cell office:value-type="string">
                <text:p>10-13</text:p>
              </table:table-cell>
              <table:table-cell office:value-type="string">
                <text:p>10-20</text:p>
              </table:table-cell>
              <table:table-cell office:value-type="string">
                <text:p>10-27</text:p>
              </table:table-cell>
              <table:table-cell office:value-type="string">
                <text:p>11-03</text:p>
              </table:table-cell>
              <table:table-cell office:value-type="string">
                <text:p>11-10</text:p>
              </table:table-cell>
              <table:table-cell office:value-type="string">
                <text:p>11-17</text:p>
              </table:table-cell>
              <table:table-cell office:value-type="string">
                <text:p>11-24</text:p>
              </table:table-cell>
              <table:table-cell office:value-type="string">
                <text:p>12-01</text:p>
              </table:table-cell>
              <table:table-cell office:value-type="string">
                <text:p>12-08</text:p>
              </table:table-cell>
              <table:table-cell office:value-type="string">
                <text:p>12-15</text:p>
              </table:table-cell>
            </table:table-row>
          </table:table-header-rows>
          <table:table-rows>
            <table:table-row>
              <table:table-cell office:value-type="string">
                <text:p text:id="Summary.B22:Summary.B22">Object Coverage</text:p>
              </table:table-cell>
              <table:table-cell office:value-type="float" office:value="0.908256880733945">
                <text:p text:id="Summary.C22:Summary.P22">0.90825688073394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4865">
                <text:p>0.4865</text:p>
              </table:table-cell>
              <table:table-cell office:value-type="float" office:value="0.8624">
                <text:p>0.8624</text:p>
              </table:table-cell>
              <table:table-cell office:value-type="float" office:value="0.9358">
                <text:p>0.9358</text:p>
              </table:table-cell>
              <table:table-cell office:value-type="float" office:value="0.908256880733945">
                <text:p>0.908256880733945</text:p>
              </table:table-cell>
              <table:table-cell office:value-type="float" office:value="1.#NAN">
                <text:p>1.#NAN</text:p>
              </table:table-cell>
              <table:table-cell office:value-type="float" office:value="1.#NAN">
                <text:p>1.#NAN</text:p>
              </table:table-cell>
            </table:table-row>
            <table:table-row>
              <table:table-cell office:value-type="string">
                <text:p text:id="Summary.B23:Summary.B23">Parameter Coverage</text:p>
              </table:table-cell>
              <table:table-cell office:value-type="float" office:value="0.870588235294118">
                <text:p text:id="Summary.C23:Summary.P23">0.870588235294118</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7529">
                <text:p>0.7529</text:p>
              </table:table-cell>
              <table:table-cell office:value-type="float" office:value="0.9294">
                <text:p>0.9294</text:p>
              </table:table-cell>
              <table:table-cell office:value-type="float" office:value="0.9647">
                <text:p>0.9647</text:p>
              </table:table-cell>
              <table:table-cell office:value-type="float" office:value="0.870588235294118">
                <text:p>0.870588235294118</text:p>
              </table:table-cell>
              <table:table-cell office:value-type="float" office:value="1.#NAN">
                <text:p>1.#NAN</text:p>
              </table:table-cell>
              <table:table-cell office:value-type="float" office:value="1.#NAN">
                <text:p>1.#NAN</text:p>
              </table:table-cell>
            </table:table-row>
            <table:table-row>
              <table:table-cell office:value-type="string">
                <text:p text:id="Summary.B24:Summary.B24">Command Coverage</text:p>
              </table:table-cell>
              <table:table-cell office:value-type="float" office:value="0.913207547169811">
                <text:p text:id="Summary.C24:Summary.P24">0.913207547169811</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4158">
                <text:p>0.4158</text:p>
              </table:table-cell>
              <table:table-cell office:value-type="float" office:value="0.8717">
                <text:p>0.8717</text:p>
              </table:table-cell>
              <table:table-cell office:value-type="float" office:value="0.9434">
                <text:p>0.9434</text:p>
              </table:table-cell>
              <table:table-cell office:value-type="float" office:value="0.913207547169811">
                <text:p>0.913207547169811</text:p>
              </table:table-cell>
              <table:table-cell office:value-type="float" office:value="1.#NAN">
                <text:p>1.#NAN</text:p>
              </table:table-cell>
              <table:table-cell office:value-type="float" office:value="1.#NAN">
                <text:p>1.#NAN</text:p>
              </table:table-cell>
            </table:table-row>
            <table:table-row>
              <table:table-cell office:value-type="string">
                <text:p text:id="Summary.B25:Summary.B25">GUI Coverage</text:p>
              </table:table-cell>
              <table:table-cell office:value-type="float" office:value="0.622222222222222">
                <text:p text:id="Summary.C25:Summary.P25">0.6222222222222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6222">
                <text:p>0.6222</text:p>
              </table:table-cell>
              <table:table-cell office:value-type="float" office:value="0.622222222222222">
                <text:p>0.622222222222222</text:p>
              </table:table-cell>
              <table:table-cell office:value-type="float" office:value="1.#NAN">
                <text:p>1.#NAN</text:p>
              </table:table-cell>
              <table:table-cell office:value-type="float" office:value="1.#NAN">
                <text:p>1.#NAN</text:p>
              </table:table-cell>
            </table:table-row>
            <table:table-row>
              <table:table-cell office:value-type="string">
                <text:p text:id="Summary.B26:Summary.B26">Readiness</text:p>
              </table:table-cell>
              <table:table-cell office:value-type="float" office:value="0.439699655357365">
                <text:p text:id="Summary.C26:Summary.P26">0.439699655357365</text:p>
              </table:table-cell>
              <table:table-cell office:value-type="float" office:value="0.0000761158594491928">
                <text:p>0.0000761158594491928</text:p>
              </table:table-cell>
              <table:table-cell office:value-type="float" office:value="0.0000761158594491928">
                <text:p>0.0000761158594491928</text:p>
              </table:table-cell>
              <table:table-cell office:value-type="float" office:value="0.0000761158594491928">
                <text:p>0.0000761158594491928</text:p>
              </table:table-cell>
              <table:table-cell office:value-type="float" office:value="0.0000761158594491928">
                <text:p>0.0000761158594491928</text:p>
              </table:table-cell>
              <table:table-cell office:value-type="float" office:value="0.0000761158594491928">
                <text:p>0.0000761158594491928</text:p>
              </table:table-cell>
              <table:table-cell office:value-type="float" office:value="0.0000761158594491928">
                <text:p>0.0000761158594491928</text:p>
              </table:table-cell>
              <table:table-cell office:value-type="float" office:value="0.0000761158594491928">
                <text:p>0.0000761158594491928</text:p>
              </table:table-cell>
              <table:table-cell office:value-type="float" office:value="0.092740571797641">
                <text:p>0.092740571797641</text:p>
              </table:table-cell>
              <table:table-cell office:value-type="float" office:value="0.425445176770772">
                <text:p>0.425445176770772</text:p>
              </table:table-cell>
              <table:table-cell office:value-type="float" office:value="0.5225">
                <text:p>0.5225</text:p>
              </table:table-cell>
              <table:table-cell office:value-type="float" office:value="0.439699655357365">
                <text:p>0.43969965535736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